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lbany" svg:font-family="Albany" style:font-family-generic="roman" svg:panose-1="0 0 0 0 0 0 0 0 0 0"/>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style:text-position="super 66.6%"/>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fo:font-variant="small-caps"/>
    </style:style>
    <style:style style:name="T12" style:parent-style-name="Policepardéfaut" style:family="text">
      <style:text-properties fo:font-style="italic" style:font-style-asian="italic" style:text-position="super 66.6%"/>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style:text-position="super 66.6%"/>
    </style:style>
    <style:style style:name="T17" style:parent-style-name="Policepardéfaut" style:family="text">
      <style:text-properties fo:font-style="italic" style:font-style-asian="italic"/>
    </style:style>
    <style:style style:name="T18" style:parent-style-name="Policepardéfaut" style:family="text">
      <style:text-properties style:font-name-complex="Liberation Serif"/>
    </style:style>
    <style:style style:name="P19" style:parent-style-name="term" style:family="paragraph">
      <style:paragraph-properties fo:background-color="#E6E6FF"/>
    </style:style>
    <style:style style:name="P20" style:parent-style-name="term" style:family="paragraph">
      <style:paragraph-properties fo:background-color="#E6E6FF"/>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style:font-name-complex="Times New Roman"/>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variant="small-caps"/>
    </style:style>
    <style:style style:name="T33" style:parent-style-name="Policepardéfaut" style:family="text">
      <style:text-properties fo:font-style="italic" style:font-style-asian="italic"/>
    </style:style>
    <style:style style:name="P34" style:parent-style-name="l" style:family="paragraph">
      <style:text-properties fo:font-style="italic" style:font-style-asian="italic"/>
    </style:style>
    <style:style style:name="T35" style:parent-style-name="Policepardéfaut" style:family="text">
      <style:text-properties style:font-name-complex="Times New Roman" fo:font-style="italic" style:font-style-asian="italic"/>
    </style:style>
    <style:style style:name="T36" style:parent-style-name="Policepardéfaut" style:family="text">
      <style:text-properties fo:font-style="italic" style:font-style-asian="italic"/>
    </style:style>
    <style:style style:name="P37" style:parent-style-name="l" style:family="paragraph">
      <style:text-properties fo:font-style="italic" style:font-style-asian="italic"/>
    </style:style>
    <style:style style:name="T38" style:parent-style-name="Policepardéfaut" style:family="text">
      <style:text-properties fo:font-style="italic" style:font-style-asian="italic"/>
    </style:style>
    <style:style style:name="P39" style:parent-style-name="l" style:family="paragraph">
      <style:text-properties fo:font-style="italic" style:font-style-asian="italic"/>
    </style:style>
    <style:style style:name="P40" style:parent-style-name="l" style:family="paragraph">
      <style:text-properties fo:font-style="italic" style:font-style-asian="italic"/>
    </style:style>
    <style:style style:name="P41" style:parent-style-name="l" style:family="paragraph">
      <style:text-properties fo:font-style="italic" style:font-style-asian="italic"/>
    </style:style>
    <style:style style:name="T42" style:parent-style-name="Policepardéfaut" style:family="text">
      <style:text-properties fo:font-style="italic" style:font-style-asian="italic"/>
    </style:style>
    <style:style style:name="P43" style:parent-style-name="l" style:family="paragraph">
      <style:text-properties fo:font-style="italic" style:font-style-asian="italic"/>
    </style:style>
    <style:style style:name="P44" style:parent-style-name="l" style:family="paragraph">
      <style:text-properties fo:font-style="italic" style:font-style-asian="italic"/>
    </style:style>
    <style:style style:name="P45" style:parent-style-name="l" style:family="paragraph">
      <style:text-properties fo:font-style="italic" style:font-style-asian="italic"/>
    </style:style>
    <style:style style:name="P46" style:parent-style-name="l" style:family="paragraph">
      <style:text-properties fo:font-style="italic" style:font-style-asian="italic"/>
    </style:style>
    <style:style style:name="P47" style:parent-style-name="l" style:family="paragraph">
      <style:text-properties fo:font-style="italic" style:font-style-asian="italic"/>
    </style:style>
    <style:style style:name="T48" style:parent-style-name="Policepardéfaut" style:family="text">
      <style:text-properties fo:font-variant="small-caps"/>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T97" style:parent-style-name="Policepardéfaut" style:family="text">
      <style:text-properties style:font-name-complex="Times New Roman"/>
    </style:style>
    <style:style style:name="P98" style:parent-style-name="Corpsdetexte" style:family="paragraph">
      <style:text-properties style:font-name-complex="Times New Roman"/>
    </style:style>
    <style:style style:name="P99" style:parent-style-name="Corpsdetexte" style:family="paragraph">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P103" style:parent-style-name="Corpsdetexte" style:family="paragraph">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fo:font-style="italic" style:font-style-asian="italic"/>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fo:font-style="italic" style:font-style-asian="italic"/>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fo:font-style="italic" style:font-style-asian="italic"/>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style:style>
    <style:style style:name="P130" style:parent-style-name="Corpsdetexte" style:family="paragraph">
      <style:text-properties style:font-name-complex="Times New Roman"/>
    </style:style>
    <style:style style:name="P131" style:parent-style-name="Corpsdetexte" style:family="paragraph">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fo:font-style="italic" style:font-style-asian="italic"/>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fo:font-style="italic" style:font-style-asian="italic"/>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P151" style:parent-style-name="Corpsdetexte" style:family="paragraph">
      <style:text-properties style:font-name-complex="Times New Roman"/>
    </style:style>
    <style:style style:name="P152" style:parent-style-name="Corpsdetexte" style:family="paragraph">
      <style:text-properties style:font-name-complex="Times New Roman"/>
    </style:style>
    <style:style style:name="P153" style:parent-style-name="Corpsdetexte" style:family="paragraph">
      <style:text-properties style:font-name-complex="Times New Roman"/>
    </style:style>
    <style:style style:name="P154" style:parent-style-name="Corpsdetexte" style:family="paragraph">
      <style:text-properties style:font-name-complex="Times New Roman"/>
    </style:style>
    <style:style style:name="P155" style:parent-style-name="Corpsdetexte" style:family="paragraph">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style:style>
    <style:style style:name="P169" style:parent-style-name="Corpsdetexte" style:family="paragraph">
      <style:text-properties style:font-name-complex="Times New Roman"/>
    </style:style>
    <style:style style:name="P170" style:parent-style-name="Corpsdetexte" style:family="paragraph">
      <style:text-properties style:font-name-complex="Times New Roman"/>
    </style:style>
    <style:style style:name="P171" style:parent-style-name="Corpsdetexte" style:family="paragraph">
      <style:text-properties style:font-name-complex="Times New Roman"/>
    </style:style>
    <style:style style:name="P172" style:parent-style-name="Corpsdetexte" style:family="paragraph">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P190" style:parent-style-name="Corpsdetexte" style:family="paragraph">
      <style:text-properties style:font-name-complex="Times New Roman"/>
    </style:style>
    <style:style style:name="P191" style:parent-style-name="Corpsdetexte" style:family="paragraph">
      <style:text-properties style:font-name-complex="Times New Roman"/>
    </style:style>
    <style:style style:name="T192" style:parent-style-name="Policepardéfaut" style:family="text">
      <style:text-properties style:font-name-complex="Times New Roman"/>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style:style>
    <style:style style:name="T195" style:parent-style-name="Policepardéfaut" style:family="text">
      <style:text-properties style:font-name-complex="Times New Roman"/>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fo:font-style="italic" style:font-style-asian="italic"/>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P222" style:parent-style-name="Corpsdetexte" style:family="paragraph">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P245" style:parent-style-name="Corpsdetexte" style:family="paragraph">
      <style:text-properties style:font-name-complex="Times New Roman"/>
    </style:style>
    <style:style style:name="T246" style:parent-style-name="Policepardéfaut" style:family="text">
      <style:text-properties fo:font-variant="small-caps"/>
    </style:style>
    <style:style style:name="T247" style:parent-style-name="Policepardéfaut" style:family="text">
      <style:text-properties style:font-name="Times New Roman"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P255" style:parent-style-name="Corpsdetexte" style:family="paragraph">
      <style:text-properties style:font-name-complex="Times New Roman"/>
    </style:style>
    <style:style style:name="P256" style:parent-style-name="Corpsdetexte" style:family="paragraph">
      <style:text-properties style:font-name-complex="Times New Roman"/>
    </style:style>
    <style:style style:name="P257" style:parent-style-name="Corpsdetexte" style:family="paragraph">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P288" style:parent-style-name="Corpsdetexte" style:family="paragraph">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style:style>
    <style:style style:name="T328" style:parent-style-name="Policepardéfaut" style:family="text">
      <style:text-properties style:font-name-complex="Times New Roman"/>
    </style:style>
    <style:style style:name="P329" style:parent-style-name="Corpsdetexte" style:family="paragraph">
      <style:text-properties style:font-name-complex="Times New Roman"/>
    </style:style>
    <style:style style:name="P330" style:parent-style-name="Corpsdetexte" style:family="paragraph">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fo:font-style="italic" style:font-style-asian="italic"/>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fo:font-style="italic" style:font-style-asian="italic"/>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fo:font-style="italic" style:font-style-asian="italic"/>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fo:font-variant="small-caps"/>
    </style:style>
    <style:style style:name="T342" style:parent-style-name="Policepardéfaut" style:family="text">
      <style:text-properties style:font-name-complex="Times New Roman" style:text-position="super 66.6%"/>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style:style>
    <style:style style:name="P347" style:parent-style-name="Corpsdetexte" style:family="paragraph">
      <style:text-properties style:font-name-complex="Times New Roman"/>
    </style:style>
    <style:style style:name="P348" style:parent-style-name="Corpsdetexte" style:family="paragraph">
      <style:text-properties style:font-name-complex="Times New Roman"/>
    </style:style>
    <style:style style:name="P349" style:parent-style-name="Corpsdetexte" style:family="paragraph">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fo:font-style="italic" style:font-style-asian="italic"/>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P382" style:parent-style-name="Corpsdetexte" style:family="paragraph">
      <style:text-properties style:font-name-complex="Times New Roman"/>
    </style:style>
    <style:style style:name="P383" style:parent-style-name="Corpsdetexte" style:family="paragraph">
      <style:text-properties style:font-name-complex="Times New Roman"/>
    </style:style>
    <style:style style:name="T384" style:parent-style-name="Policepardéfaut" style:family="text">
      <style:text-properties fo:font-variant="small-caps"/>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style:style>
    <style:style style:name="T392" style:parent-style-name="Policepardéfaut" style:family="text">
      <style:text-properties style:font-name-complex="Times New Roman"/>
    </style:style>
    <style:style style:name="T393" style:parent-style-name="Policepardéfaut" style:family="text">
      <style:text-properties style:font-name-complex="Times New Roman"/>
    </style:style>
    <style:style style:name="T394" style:parent-style-name="Policepardéfaut" style:family="text">
      <style:text-properties style:font-name-complex="Times New Roman"/>
    </style:style>
    <style:style style:name="T395" style:parent-style-name="Policepardéfaut" style:family="text">
      <style:text-properties style:font-name-complex="Times New Roman"/>
    </style:style>
    <style:style style:name="T396" style:parent-style-name="Policepardéfaut" style:family="text">
      <style:text-properties style:font-name-complex="Times New Roman"/>
    </style:style>
    <style:style style:name="T397" style:parent-style-name="Policepardéfaut" style:family="text">
      <style:text-properties style:font-name-complex="Times New Roman"/>
    </style:style>
    <style:style style:name="T398" style:parent-style-name="Policepardéfaut" style:family="text">
      <style:text-properties style:font-name-complex="Times New Roman"/>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fo:font-style="italic" style:font-style-asian="italic"/>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fo:font-style="italic" style:font-style-asian="italic"/>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fo:font-style="italic" style:font-style-asian="italic"/>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fo:font-style="italic" style:font-style-asian="italic"/>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fo:font-style="italic" style:font-style-asian="italic"/>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fo:font-style="italic" style:font-style-asian="italic"/>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fo:font-style="italic" style:font-style-asian="italic"/>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fo:font-style="italic" style:font-style-asian="italic"/>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style:style>
    <style:style style:name="P447" style:parent-style-name="Corpsdetexte" style:family="paragraph">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fo:font-style="italic" style:font-style-asian="italic"/>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style:font-name-complex="Times New Roman" fo:font-style="italic" style:font-style-asian="italic"/>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T455" style:parent-style-name="Policepardéfaut" style:family="text">
      <style:text-properties style:font-name-complex="Times New Roman" fo:font-style="italic" style:font-style-asian="italic"/>
    </style:style>
    <style:style style:name="T456" style:parent-style-name="Policepardéfaut" style:family="text">
      <style:text-properties style:font-name-complex="Times New Roman"/>
    </style:style>
    <style:style style:name="T457" style:parent-style-name="Policepardéfaut" style:family="text">
      <style:text-properties style:font-name-complex="Times New Roman"/>
    </style:style>
    <style:style style:name="T458" style:parent-style-name="Policepardéfaut" style:family="text">
      <style:text-properties style:font-name-complex="Times New Roman"/>
    </style:style>
    <style:style style:name="T459" style:parent-style-name="Policepardéfaut" style:family="text">
      <style:text-properties style:font-name-complex="Times New Roman"/>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P470" style:parent-style-name="Corpsdetexte" style:family="paragraph">
      <style:text-properties style:font-name-complex="Times New Roman"/>
    </style:style>
    <style:style style:name="P471" style:parent-style-name="Corpsdetexte" style:family="paragraph">
      <style:text-properties style:font-name-complex="Times New Roman"/>
    </style:style>
    <style:style style:name="P472" style:parent-style-name="Corpsdetexte" style:family="paragraph">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fo:font-style="italic" style:font-style-asian="italic"/>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fo:font-style="italic" style:font-style-asian="italic"/>
    </style:style>
    <style:style style:name="T477" style:parent-style-name="Policepardéfaut" style:family="text">
      <style:text-properties style:font-name-complex="Times New Roman" fo:font-style="italic" style:font-style-asian="italic"/>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font-name-complex="Times New Roman" fo:font-style="italic" style:font-style-asian="italic"/>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T491" style:parent-style-name="Policepardéfaut" style:family="text">
      <style:text-properties style:font-name-complex="Times New Roman"/>
    </style:style>
    <style:style style:name="T492" style:parent-style-name="Policepardéfaut" style:family="text">
      <style:text-properties style:font-name-complex="Times New Roman"/>
    </style:style>
    <style:style style:name="T493" style:parent-style-name="Policepardéfaut" style:family="text">
      <style:text-properties style:font-name-complex="Times New Roman"/>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P514" style:parent-style-name="Corpsdetexte" style:family="paragraph">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Policepardéfaut" style:family="text">
      <style:text-properties style:font-name-complex="Times New Roman"/>
    </style:style>
    <style:style style:name="T520" style:parent-style-name="Policepardéfaut" style:family="text">
      <style:text-properties style:font-name-complex="Times New Roman"/>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Policepardéfaut" style:family="text">
      <style:text-properties style:font-name-complex="Times New Roman" fo:font-style="italic" style:font-style-asian="italic"/>
    </style:style>
    <style:style style:name="T534" style:parent-style-name="Policepardéfaut" style:family="text">
      <style:text-properties style:font-name-complex="Times New Roman"/>
    </style:style>
    <style:style style:name="P535" style:parent-style-name="Corpsdetexte" style:family="paragraph">
      <style:text-properties style:font-name-complex="Times New Roman"/>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fo:font-style="italic" style:font-style-asian="italic"/>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fo:font-style="italic" style:font-style-asian="italic"/>
    </style:style>
    <style:style style:name="T542" style:parent-style-name="Policepardéfaut" style:family="text">
      <style:text-properties style:font-name-complex="Times New Roman" fo:font-style="italic" style:font-style-asian="italic"/>
    </style:style>
    <style:style style:name="T543" style:parent-style-name="Policepardéfaut" style:family="text">
      <style:text-properties style:font-name-complex="Times New Roman" fo:font-style="italic" style:font-style-asian="italic"/>
    </style:style>
    <style:style style:name="T544" style:parent-style-name="Policepardéfaut" style:family="text">
      <style:text-properties style:font-name-complex="Times New Roman" fo:font-style="italic" style:font-style-asian="italic"/>
    </style:style>
    <style:style style:name="T545" style:parent-style-name="Policepardéfaut" style:family="text">
      <style:text-properties style:font-name-complex="Times New Roman" fo:font-style="italic" style:font-style-asian="italic"/>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fo:font-style="italic" style:font-style-asian="italic"/>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style:style>
    <style:style style:name="T559" style:parent-style-name="Policepardéfaut" style:family="text">
      <style:text-properties style:font-name-complex="Times New Roman"/>
    </style:style>
    <style:style style:name="T560" style:parent-style-name="Policepardéfaut" style:family="text">
      <style:text-properties style:font-name-complex="Times New Roman" fo:font-style="italic" style:font-style-asian="italic"/>
    </style:style>
    <style:style style:name="T561" style:parent-style-name="Policepardéfaut" style:family="text">
      <style:text-properties style:font-name-complex="Times New Roman"/>
    </style:style>
    <style:style style:name="T562" style:parent-style-name="Policepardéfaut" style:family="text">
      <style:text-properties style:font-name-complex="Times New Roman" fo:font-style="italic" style:font-style-asian="italic"/>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fo:font-style="italic" style:font-style-asian="italic"/>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fo:font-style="italic" style:font-style-asian="italic"/>
    </style:style>
    <style:style style:name="T567" style:parent-style-name="Policepardéfaut" style:family="text">
      <style:text-properties style:font-name-complex="Times New Roman"/>
    </style:style>
    <style:style style:name="T568" style:parent-style-name="Policepardéfaut" style:family="text">
      <style:text-properties style:font-name-complex="Times New Roman" fo:font-style="italic" style:font-style-asian="italic"/>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fo:font-style="italic" style:font-style-asian="italic"/>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fo:font-style="italic" style:font-style-asian="italic"/>
    </style:style>
    <style:style style:name="T578" style:parent-style-name="Policepardéfaut" style:family="text">
      <style:text-properties style:font-name-complex="Times New Roman"/>
    </style:style>
    <style:style style:name="P579" style:parent-style-name="Corpsdetexte" style:family="paragraph">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fo:font-style="italic" style:font-style-asian="italic"/>
    </style:style>
    <style:style style:name="T583" style:parent-style-name="Policepardéfaut" style:family="text">
      <style:text-properties style:font-name-complex="Times New Roman"/>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style:style>
    <style:style style:name="T588" style:parent-style-name="Policepardéfaut" style:family="text">
      <style:text-properties style:font-name-complex="Times New Roman"/>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style:font-name-complex="Times New Roman"/>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style:style>
    <style:style style:name="P599" style:parent-style-name="Corpsdetexte" style:family="paragraph">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Appelnotedebasdep." style:family="text">
      <style:text-properties style:font-name-complex="Times New Roman"/>
    </style:style>
    <style:style style:name="T603" style:parent-style-name="Policepardéfaut" style:family="text">
      <style:text-properties fo:font-style="italic" style:font-style-asian="italic"/>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style:style>
    <style:style style:name="T609" style:parent-style-name="Policepardéfaut" style:family="text">
      <style:text-properties style:font-name-complex="Times New Roman"/>
    </style:style>
    <style:style style:name="T610" style:parent-style-name="Policepardéfaut" style:family="text">
      <style:text-properties style:font-name-complex="Times New Roman"/>
    </style:style>
    <style:style style:name="T611" style:parent-style-name="Policepardéfaut" style:family="text">
      <style:text-properties style:font-name-complex="Times New Roman"/>
    </style:style>
    <style:style style:name="T612" style:parent-style-name="Policepardéfaut" style:family="text">
      <style:text-properties style:font-name-complex="Times New Roman"/>
    </style:style>
    <style:style style:name="T613" style:parent-style-name="Policepardéfaut" style:family="text">
      <style:text-properties style:font-name-complex="Times New Roman"/>
    </style:style>
    <style:style style:name="T614" style:parent-style-name="Policepardéfaut" style:family="text">
      <style:text-properties style:font-name-complex="Times New Roman"/>
    </style:style>
    <style:style style:name="T615" style:parent-style-name="Policepardéfaut" style:family="text">
      <style:text-properties style:font-name-complex="Times New Roman"/>
    </style:style>
    <style:style style:name="T616" style:parent-style-name="Policepardéfaut" style:family="text">
      <style:text-properties style:font-name-complex="Times New Roman"/>
    </style:style>
    <style:style style:name="T617" style:parent-style-name="Policepardéfaut" style:family="text">
      <style:text-properties style:font-name-complex="Times New Roman"/>
    </style:style>
    <style:style style:name="T618" style:parent-style-name="Policepardéfaut" style:family="text">
      <style:text-properties style:font-name-complex="Times New Roman"/>
    </style:style>
    <style:style style:name="T619" style:parent-style-name="Policepardéfaut" style:family="text">
      <style:text-properties style:font-name-complex="Times New Roman"/>
    </style:style>
    <style:style style:name="T620" style:parent-style-name="Policepardéfaut" style:family="text">
      <style:text-properties style:font-name-complex="Times New Roman"/>
    </style:style>
    <style:style style:name="T621" style:parent-style-name="Policepardéfaut" style:family="text">
      <style:text-properties style:font-name-complex="Times New Roman" fo:font-style="italic" style:font-style-asian="italic"/>
    </style:style>
    <style:style style:name="T622" style:parent-style-name="Policepardéfaut" style:family="text">
      <style:text-properties style:font-name-complex="Times New Roman"/>
    </style:style>
    <style:style style:name="T623" style:parent-style-name="Policepardéfaut" style:family="text">
      <style:text-properties style:font-name-complex="Times New Roman" fo:font-style="italic" style:font-style-asian="italic"/>
    </style:style>
    <style:style style:name="T624" style:parent-style-name="Policepardéfaut" style:family="text">
      <style:text-properties style:font-name-complex="Times New Roman"/>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fo:font-style="italic" style:font-style-asian="italic"/>
    </style:style>
    <style:style style:name="T634" style:parent-style-name="Policepardéfaut" style:family="text">
      <style:text-properties style:font-name-complex="Times New Roman"/>
    </style:style>
    <style:style style:name="T635" style:parent-style-name="Policepardéfaut" style:family="text">
      <style:text-properties style:font-name-complex="Times New Roman" fo:font-style="italic" style:font-style-asian="italic"/>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fo:font-style="italic" style:font-style-asian="italic"/>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fo:font-style="italic" style:font-style-asian="italic"/>
    </style:style>
    <style:style style:name="T641" style:parent-style-name="Policepardéfaut" style:family="text">
      <style:text-properties style:font-name-complex="Times New Roman"/>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style:style>
    <style:style style:name="T646" style:parent-style-name="Policepardéfaut" style:family="text">
      <style:text-properties style:font-name-complex="Times New Roman" fo:font-style="italic" style:font-style-asian="italic"/>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fo:font-style="italic" style:font-style-asian="italic"/>
    </style:style>
    <style:style style:name="T657" style:parent-style-name="Policepardéfaut" style:family="text">
      <style:text-properties style:font-name-complex="Times New Roman" fo:font-style="italic" style:font-style-asian="italic"/>
    </style:style>
    <style:style style:name="T658" style:parent-style-name="Policepardéfaut" style:family="text">
      <style:text-properties style:font-name-complex="Times New Roman" fo:font-style="italic" style:font-style-asian="italic"/>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fo:font-style="italic" style:font-style-asian="italic"/>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P670" style:parent-style-name="Corpsdetexte" style:family="paragraph">
      <style:text-properties style:font-name-complex="Times New Roman"/>
    </style:style>
    <style:style style:name="T671" style:parent-style-name="Policepardéfaut" style:family="text">
      <style:text-properties fo:font-style="italic" style:font-style-asian="italic"/>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fo:font-style="italic" style:font-style-asian="italic"/>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fo:font-style="italic" style:font-style-asian="italic"/>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T686" style:parent-style-name="Policepardéfaut" style:family="text">
      <style:text-properties style:font-name-complex="Times New Roman"/>
    </style:style>
    <style:style style:name="T687" style:parent-style-name="Policepardéfaut" style:family="text">
      <style:text-properties style:font-name-complex="Times New Roman"/>
    </style:style>
    <style:style style:name="T688" style:parent-style-name="Policepardéfaut" style:family="text">
      <style:text-properties style:font-name-complex="Times New Roman"/>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P696" style:parent-style-name="Corpsdetexte" style:family="paragraph">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fo:font-style="italic" style:font-style-asian="italic"/>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fo:font-style="italic" style:font-style-asian="italic"/>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P741" style:parent-style-name="Corpsdetexte" style:family="paragraph">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name-complex="Times New Roman"/>
    </style:style>
    <style:style style:name="T751" style:parent-style-name="Policepardéfaut" style:family="text">
      <style:text-properties style:font-name-complex="Times New Roman"/>
    </style:style>
    <style:style style:name="T752" style:parent-style-name="Policepardéfaut" style:family="text">
      <style:text-properties style:font-name-complex="Times New Roman"/>
    </style:style>
    <style:style style:name="T753" style:parent-style-name="Policepardéfaut" style:family="text">
      <style:text-properties style:font-name-complex="Times New Roman"/>
    </style:style>
    <style:style style:name="T754" style:parent-style-name="Policepardéfaut" style:family="text">
      <style:text-properties style:font-name-complex="Times New Roman" fo:font-style="italic" style:font-style-asian="italic"/>
    </style:style>
    <style:style style:name="T755" style:parent-style-name="Policepardéfaut" style:family="text">
      <style:text-properties style:font-name-complex="Times New Roman"/>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fo:font-style="italic" style:font-style-asian="italic"/>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style:font-name-complex="Times New Roman" fo:font-style="italic" style:font-style-asian="italic"/>
    </style:style>
    <style:style style:name="T772" style:parent-style-name="Policepardéfaut" style:family="text">
      <style:text-properties style:font-name-complex="Times New Roman"/>
    </style:style>
    <style:style style:name="T773" style:parent-style-name="Policepardéfaut" style:family="text">
      <style:text-properties style:font-name-complex="Times New Roman"/>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T776" style:parent-style-name="Policepardéfaut" style:family="text">
      <style:text-properties style:font-name-complex="Times New Roman"/>
    </style:style>
    <style:style style:name="T777" style:parent-style-name="Policepardéfaut" style:family="text">
      <style:text-properties style:font-name-complex="Times New Roman"/>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style:style>
    <style:style style:name="T780" style:parent-style-name="Policepardéfaut" style:family="text">
      <style:text-properties style:font-name-complex="Times New Roman" fo:font-style="italic" style:font-style-asian="italic"/>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style:style>
    <style:style style:name="T784" style:parent-style-name="Policepardéfaut" style:family="text">
      <style:text-properties style:font-name-complex="Times New Roman"/>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fo:font-style="italic" style:font-style-asian="italic"/>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fo:font-style="italic" style:font-style-asian="italic"/>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fo:font-style="italic" style:font-style-asian="italic"/>
    </style:style>
    <style:style style:name="T803" style:parent-style-name="Policepardéfaut" style:family="text">
      <style:text-properties style:font-name-complex="Times New Roman"/>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fo:font-style="italic" style:font-style-asian="italic"/>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style:style>
    <style:style style:name="T821" style:parent-style-name="Policepardéfaut" style:family="text">
      <style:text-properties style:font-name-complex="Times New Roman"/>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fo:font-style="italic" style:font-style-asian="italic"/>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fo:font-style="italic" style:font-style-asian="italic"/>
    </style:style>
    <style:style style:name="T828" style:parent-style-name="Policepardéfaut" style:family="text">
      <style:text-properties style:font-name-complex="Times New Roman"/>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variant="small-caps"/>
    </style:style>
    <style:style style:name="T834" style:parent-style-name="Policepardéfaut" style:family="text">
      <style:text-properties fo:font-style="italic" style:font-style-asian="italic"/>
    </style:style>
    <style:style style:name="P835" style:parent-style-name="quote.l" style:family="paragraph">
      <style:text-properties fo:font-style="italic" style:font-style-asian="italic"/>
    </style:style>
    <style:style style:name="P836" style:parent-style-name="quote.l" style:family="paragraph">
      <style:text-properties fo:font-style="italic" style:font-style-asian="italic"/>
    </style:style>
    <style:style style:name="P837" style:parent-style-name="quote.l" style:family="paragraph">
      <style:text-properties fo:font-style="italic" style:font-style-asian="italic"/>
    </style:style>
    <style:style style:name="P838" style:parent-style-name="quote.l" style:family="paragraph">
      <style:text-properties fo:font-style="italic" style:font-style-asian="italic"/>
    </style:style>
    <style:style style:name="P839" style:parent-style-name="quote.l" style:family="paragraph">
      <style:text-properties fo:font-style="italic" style:font-style-asian="italic"/>
    </style:style>
    <style:style style:name="P840" style:parent-style-name="quote.l" style:family="paragraph">
      <style:text-properties fo:font-style="italic" style:font-style-asian="italic"/>
    </style:style>
    <style:style style:name="P841" style:parent-style-name="quote.l" style:family="paragraph">
      <style:text-properties fo:font-style="italic" style:font-style-asian="italic"/>
    </style:style>
    <style:style style:name="P842" style:parent-style-name="quote.l" style:family="paragraph">
      <style:text-properties fo:font-style="italic" style:font-style-asian="italic"/>
    </style:style>
    <style:style style:name="P843" style:parent-style-name="quote.l" style:family="paragraph">
      <style:text-properties fo:font-style="italic" style:font-style-asian="italic"/>
    </style:style>
    <style:style style:name="P844" style:parent-style-name="quote.l" style:family="paragraph">
      <style:text-properties fo:font-style="italic" style:font-style-asian="italic"/>
    </style:style>
    <style:style style:name="P845" style:parent-style-name="quote.l" style:family="paragraph">
      <style:text-properties fo:font-style="italic" style:font-style-asian="italic"/>
    </style:style>
    <style:style style:name="P846" style:parent-style-name="quote.l" style:family="paragraph">
      <style:text-properties fo:font-style="italic" style:font-style-asian="italic"/>
    </style:style>
    <style:style style:name="P847" style:parent-style-name="quote.l" style:family="paragraph">
      <style:text-properties fo:font-style="italic" style:font-style-asian="italic"/>
    </style:style>
    <style:style style:name="T848" style:parent-style-name="Policepardéfaut" style:family="text">
      <style:text-properties fo:font-variant="small-caps"/>
    </style:style>
    <style:style style:name="T849" style:parent-style-name="Policepardéfaut" style:family="text">
      <style:text-properties fo:font-variant="small-caps"/>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Appelnotedebasdep." style:family="text">
      <style:text-properties style:font-name-complex="Times New Roman"/>
    </style:style>
    <style:style style:name="T853" style:parent-style-name="Policepardéfaut" style:family="text">
      <style:text-properties fo:font-style="italic" style:font-style-asian="italic"/>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Appelnotedebasdep."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fo:font-style="italic" style:font-style-asian="italic"/>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fo:font-style="italic" style:font-style-asian="italic"/>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fo:font-style="italic" style:font-style-asian="italic"/>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fo:font-style="italic" style:font-style-asian="italic"/>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fo:font-style="italic" style:font-style-asian="italic"/>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style:style>
    <style:style style:name="T889" style:parent-style-name="Policepardéfaut" style:family="text">
      <style:text-properties style:font-name-complex="Times New Roman"/>
    </style:style>
    <style:style style:name="T890" style:parent-style-name="Policepardéfaut" style:family="text">
      <style:text-properties style:font-name-complex="Times New Roman"/>
    </style:style>
    <style:style style:name="T891" style:parent-style-name="Policepardéfaut" style:family="text">
      <style:text-properties style:font-name-complex="Times New Roman"/>
    </style:style>
    <style:style style:name="T892" style:parent-style-name="Policepardéfaut" style:family="text">
      <style:text-properties style:font-name-complex="Times New Roman"/>
    </style:style>
    <style:style style:name="T893" style:parent-style-name="Appelnotedebasdep." style:family="text">
      <style:text-properties fo:color="#00B050"/>
    </style:style>
    <style:style style:name="T894" style:parent-style-name="Policepardéfaut" style:family="text">
      <style:text-properties style:font-name-complex="Times New Roman" style:font-size-complex="10pt"/>
    </style:style>
    <style:style style:name="T895" style:parent-style-name="Policepardéfaut" style:family="text">
      <style:text-properties style:font-name-complex="Times New Roman" style:font-size-complex="10pt"/>
    </style:style>
    <style:style style:name="T896" style:parent-style-name="Policepardéfaut" style:family="text">
      <style:text-properties style:font-name-complex="Times New Roman"/>
    </style:style>
    <style:style style:name="T897" style:parent-style-name="Policepardéfaut" style:family="text">
      <style:text-properties style:font-name-complex="Times New Roman"/>
    </style:style>
    <style:style style:name="T898" style:parent-style-name="Policepardéfaut" style:family="text">
      <style:text-properties style:font-name-complex="Times New Roman"/>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style:style>
    <style:style style:name="T901" style:parent-style-name="Policepardéfaut" style:family="text">
      <style:text-properties style:font-name-complex="Times New Roman"/>
    </style:style>
    <style:style style:name="T902" style:parent-style-name="Policepardéfaut" style:family="text">
      <style:text-properties style:font-name-complex="Times New Roman"/>
    </style:style>
    <style:style style:name="T903" style:parent-style-name="quote.c" style:family="text">
      <style:text-properties fo:font-style="italic" style:font-style-asian="italic"/>
    </style:style>
    <style:style style:name="T904" style:parent-style-name="quote.c" style:family="text">
      <style:text-properties style:text-position="super 66.6%"/>
    </style:style>
    <style:style style:name="T905" style:parent-style-name="Policepardéfaut" style:family="text">
      <style:text-properties style:font-name-complex="Times New Roman"/>
    </style:style>
    <style:style style:name="T906" style:parent-style-name="Policepardéfaut" style:family="text">
      <style:text-properties style:font-name-complex="Times New Roman"/>
    </style:style>
    <style:style style:name="T907" style:parent-style-name="Policepardéfaut" style:family="text">
      <style:text-properties style:font-name-complex="Times New Roman"/>
    </style:style>
    <style:style style:name="T908" style:parent-style-name="Policepardéfaut" style:family="text">
      <style:text-properties style:font-name-complex="Times New Roman"/>
    </style:style>
    <style:style style:name="T909" style:parent-style-name="Policepardéfaut" style:family="text">
      <style:text-properties style:font-name-complex="Times New Roman" fo:font-style="italic" style:font-style-asian="italic"/>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Appelnotedebasdep." style:family="text">
      <style:text-properties style:font-name-complex="Times New Roman"/>
    </style:style>
    <style:style style:name="T926" style:parent-style-name="Policepardéfaut" style:family="text">
      <style:text-properties fo:font-style="italic" style:font-style-asian="italic" fo:language="it" fo:country="IT"/>
    </style:style>
    <style:style style:name="T927" style:parent-style-name="Policepardéfaut" style:family="text">
      <style:text-properties fo:font-style="italic" style:font-style-asian="italic" fo:language="it" fo:country="IT"/>
    </style:style>
    <style:style style:name="T928" style:parent-style-name="Policepardéfaut" style:family="text">
      <style:text-properties fo:font-style="italic" style:font-style-asian="italic" fo:language="it" fo:country="IT"/>
    </style:style>
    <style:style style:name="T929" style:parent-style-name="Policepardéfaut" style:family="text">
      <style:text-properties style:font-name-complex="Times New Roman" fo:font-style="italic" style:font-style-asian="italic" fo:language="it" fo:country="IT"/>
    </style:style>
    <style:style style:name="T930" style:parent-style-name="Policepardéfaut" style:family="text">
      <style:text-properties fo:font-style="italic" style:font-style-asian="italic" fo:language="it" fo:country="IT"/>
    </style:style>
    <style:style style:name="T931" style:parent-style-name="Policepardéfaut" style:family="text">
      <style:text-properties fo:font-style="italic" style:font-style-asian="italic" fo:language="it" fo:country="IT"/>
    </style:style>
    <style:style style:name="T932" style:parent-style-name="Policepardéfaut" style:family="text">
      <style:text-properties fo:font-style="italic" style:font-style-asian="italic" fo:language="it" fo:country="IT"/>
    </style:style>
    <style:style style:name="T933" style:parent-style-name="Policepardéfaut" style:family="text">
      <style:text-properties fo:language="it" fo:country="IT"/>
    </style:style>
    <style:style style:name="T934" style:parent-style-name="Policepardéfaut" style:family="text">
      <style:text-properties fo:font-style="italic" style:font-style-asian="italic" fo:language="it" fo:country="IT"/>
    </style:style>
    <style:style style:name="T935" style:parent-style-name="Policepardéfaut" style:family="text">
      <style:text-properties fo:font-style="italic" style:font-style-asian="italic" fo:language="it" fo:country="IT"/>
    </style:style>
    <style:style style:name="T936" style:parent-style-name="Policepardéfaut" style:family="text">
      <style:text-properties fo:font-style="italic" style:font-style-asian="italic" fo:language="it" fo:country="IT"/>
    </style:style>
    <style:style style:name="T937" style:parent-style-name="Policepardéfaut" style:family="text">
      <style:text-properties fo:language="it" fo:country="IT"/>
    </style:style>
    <style:style style:name="T938" style:parent-style-name="Policepardéfaut" style:family="text">
      <style:text-properties fo:language="it" fo:country="IT"/>
    </style:style>
    <style:style style:name="T939" style:parent-style-name="Policepardéfaut" style:family="text">
      <style:text-properties style:text-position="super 65%"/>
    </style:style>
    <style:style style:name="T940" style:parent-style-name="Policepardéfaut" style:family="text">
      <style:text-properties style:font-name-complex="Times New Roman"/>
    </style:style>
    <style:style style:name="T941" style:parent-style-name="Policepardéfaut" style:family="text">
      <style:text-properties style:font-name-complex="Times New Roman"/>
    </style:style>
    <style:style style:name="T942" style:parent-style-name="Policepardéfaut" style:family="text">
      <style:text-properties style:font-name-complex="Times New Roman"/>
    </style:style>
    <style:style style:name="P943" style:parent-style-name="Corpsdetexte" style:family="paragraph">
      <style:text-properties style:font-name-complex="Times New Roman"/>
    </style:style>
    <style:style style:name="P944" style:parent-style-name="Corpsdetexte" style:family="paragraph">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Policepardéfaut" style:family="text">
      <style:text-properties style:font-name-complex="Times New Roman"/>
    </style:style>
    <style:style style:name="T950" style:parent-style-name="Policepardéfaut" style:family="text">
      <style:text-properties style:font-name-complex="Times New Roman"/>
    </style:style>
    <style:style style:name="T951" style:parent-style-name="Policepardéfaut" style:family="text">
      <style:text-properties style:font-name-complex="Times New Roman"/>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fo:font-style="italic" style:font-style-asian="italic"/>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fo:font-style="italic" style:font-style-asian="italic"/>
    </style:style>
    <style:style style:name="T958" style:parent-style-name="Policepardéfaut" style:family="text">
      <style:text-properties style:font-name-complex="Times New Roman"/>
    </style:style>
    <style:style style:name="P959" style:parent-style-name="Corpsdetexte" style:family="paragraph">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fo:font-variant="small-caps"/>
    </style:style>
    <style:style style:name="T962" style:parent-style-name="Policepardéfaut" style:family="text">
      <style:text-properties style:font-name-complex="Times New Roman" style:text-position="super 66.6%"/>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style:style>
    <style:style style:name="T969" style:parent-style-name="Policepardéfaut" style:family="text">
      <style:text-properties style:font-name-complex="Times New Roman"/>
    </style:style>
    <style:style style:name="T970" style:parent-style-name="Policepardéfaut" style:family="text">
      <style:text-properties style:font-name-complex="Times New Roman"/>
    </style:style>
    <style:style style:name="T971" style:parent-style-name="Policepardéfaut" style:family="text">
      <style:text-properties style:font-name-complex="Times New Roman"/>
    </style:style>
    <style:style style:name="T972" style:parent-style-name="Policepardéfaut" style:family="text">
      <style:text-properties style:font-name-complex="Times New Roman"/>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quote.c" style:family="text">
      <style:text-properties style:text-position="super 66.6%"/>
    </style:style>
    <style:style style:name="T988" style:parent-style-name="Policepardéfaut" style:family="text">
      <style:text-properties fo:font-style="italic" style:font-style-asian="italic"/>
    </style:style>
    <style:style style:name="T989" style:parent-style-name="Policepardéfaut" style:family="text">
      <style:text-properties style:font-name-complex="Times New Roman"/>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fo:font-style="italic" style:font-style-asian="italic"/>
    </style:style>
    <style:style style:name="T992" style:parent-style-name="Policepardéfaut" style:family="text">
      <style:text-properties style:font-name-complex="Times New Roman"/>
    </style:style>
    <style:style style:name="T993" style:parent-style-name="Policepardéfaut" style:family="text">
      <style:text-properties style:font-name-complex="Times New Roman"/>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fo:font-style="italic" style:font-style-asian="italic"/>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style:style>
    <style:style style:name="T999" style:parent-style-name="Policepardéfaut" style:family="text">
      <style:text-properties style:font-name-complex="Times New Roman"/>
    </style:style>
    <style:style style:name="T1000" style:parent-style-name="Policepardéfaut" style:family="text">
      <style:text-properties style:font-name-complex="Times New Roman"/>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fo:font-style="italic" style:font-style-asian="italic"/>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Appelnotedebasdep." style:family="text">
      <style:text-properties style:font-name-complex="Times New Roman"/>
    </style:style>
    <style:style style:name="T1007" style:parent-style-name="Policepardéfaut" style:family="text">
      <style:text-properties fo:language="it" fo:country="IT"/>
    </style:style>
    <style:style style:name="T1008" style:parent-style-name="Policepardéfaut" style:family="text">
      <style:text-properties fo:font-style="italic" style:font-style-asian="italic" fo:language="it" fo:country="IT"/>
    </style:style>
    <style:style style:name="T1009" style:parent-style-name="Policepardéfaut" style:family="text">
      <style:text-properties fo:font-style="italic" style:font-style-asian="italic" fo:language="it" fo:country="IT"/>
    </style:style>
    <style:style style:name="T1010" style:parent-style-name="Policepardéfaut" style:family="text">
      <style:text-properties fo:language="it" fo:country="IT"/>
    </style:style>
    <style:style style:name="T1011" style:parent-style-name="Policepardéfaut" style:family="text">
      <style:text-properties fo:language="it" fo:country="IT"/>
    </style:style>
    <style:style style:name="T1012" style:parent-style-name="Policepardéfaut" style:family="text">
      <style:text-properties fo:font-style="italic" style:font-style-asian="italic" fo:language="it" fo:country="IT"/>
    </style:style>
    <style:style style:name="T1013" style:parent-style-name="Policepardéfaut" style:family="text">
      <style:text-properties fo:language="it" fo:country="IT"/>
    </style:style>
    <style:style style:name="T1014" style:parent-style-name="Policepardéfaut" style:family="text">
      <style:text-properties fo:font-variant="small-caps"/>
    </style:style>
    <style:style style:name="T1015" style:parent-style-name="Policepardéfaut" style:family="text">
      <style:text-properties style:text-position="super 65%"/>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style:style>
    <style:style style:name="T1020" style:parent-style-name="Policepardéfaut" style:family="text">
      <style:text-properties style:font-name-complex="Times New Roman"/>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fo:font-style="italic" style:font-style-asian="italic"/>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style:style>
    <style:style style:name="T1027" style:parent-style-name="Appelnotedebasdep."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fo:font-style="italic" style:font-style-asian="italic"/>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style:text-position="super 65%"/>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style:style>
    <style:style style:name="T1051" style:parent-style-name="Policepardéfaut" style:family="text">
      <style:text-properties style:font-name-complex="Times New Roman"/>
    </style:style>
    <style:style style:name="T1052" style:parent-style-name="Policepardéfaut" style:family="text">
      <style:text-properties style:font-name-complex="Times New Roman"/>
    </style:style>
    <style:style style:name="T1053" style:parent-style-name="Policepardéfaut" style:family="text">
      <style:text-properties style:font-name-complex="Times New Roman"/>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T1059" style:parent-style-name="Policepardéfaut" style:family="text">
      <style:text-properties style:font-name-complex="Times New Roman"/>
    </style:style>
    <style:style style:name="T1060" style:parent-style-name="Policepardéfaut" style:family="text">
      <style:text-properties style:font-name-complex="Times New Roman"/>
    </style:style>
    <style:style style:name="T1061" style:parent-style-name="Policepardéfaut" style:family="text">
      <style:text-properties style:font-name-complex="Times New Roman"/>
    </style:style>
    <style:style style:name="T1062" style:parent-style-name="Appelnotedebasdep." style:family="text">
      <style:text-properties style:font-name-complex="Times New Roman"/>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fo:font-style="italic" style:font-style-asian="italic"/>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style:style>
    <style:style style:name="T1071" style:parent-style-name="Policepardéfaut" style:family="text">
      <style:text-properties style:font-name-complex="Times New Roman"/>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fo:font-style="italic" style:font-style-asian="italic"/>
    </style:style>
    <style:style style:name="T1082" style:parent-style-name="Policepardéfaut" style:family="text">
      <style:text-properties style:font-name-complex="Times New Roman"/>
    </style:style>
    <style:style style:name="T1083" style:parent-style-name="Policepardéfaut" style:family="text">
      <style:text-properties style:font-name-complex="Times New Roman"/>
    </style:style>
    <style:style style:name="T1084" style:parent-style-name="Policepardéfaut" style:family="text">
      <style:text-properties style:font-name-complex="Times New Roman" fo:font-style="italic" style:font-style-asian="italic"/>
    </style:style>
    <style:style style:name="T1085" style:parent-style-name="Policepardéfaut" style:family="text">
      <style:text-properties style:font-name-complex="Times New Roman"/>
    </style:style>
    <style:style style:name="T1086" style:parent-style-name="Policepardéfaut" style:family="text">
      <style:text-properties style:font-name-complex="Times New Roman"/>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style:font-name-complex="Times New Roman"/>
    </style:style>
    <style:style style:name="T1092" style:parent-style-name="Policepardéfaut" style:family="text">
      <style:text-properties style:font-name-complex="Times New Roman" fo:font-style="italic" style:font-style-asian="italic"/>
    </style:style>
    <style:style style:name="T1093" style:parent-style-name="Policepardéfaut" style:family="text">
      <style:text-properties style:font-name-complex="Times New Roman"/>
    </style:style>
    <style:style style:name="T1094" style:parent-style-name="Policepardéfaut" style:family="text">
      <style:text-properties style:font-name-complex="Times New Roman" fo:font-style="italic" style:font-style-asian="italic"/>
    </style:style>
    <style:style style:name="T1095" style:parent-style-name="Policepardéfaut" style:family="text">
      <style:text-properties style:font-name-complex="Times New Roman"/>
    </style:style>
    <style:style style:name="T1096" style:parent-style-name="Policepardéfaut" style:family="text">
      <style:text-properties style:font-name-complex="Times New Roman" fo:font-style="italic" style:font-style-asian="italic"/>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style:style>
    <style:style style:name="T1099" style:parent-style-name="Policepardéfaut" style:family="text">
      <style:text-properties style:font-name-complex="Times New Roman"/>
    </style:style>
    <style:style style:name="T1100" style:parent-style-name="Policepardéfaut" style:family="text">
      <style:text-properties style:font-name-complex="Times New Roman"/>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style:style>
    <style:style style:name="T1103" style:parent-style-name="Policepardéfaut" style:family="text">
      <style:text-properties style:font-name-complex="Times New Roman"/>
    </style:style>
    <style:style style:name="T1104" style:parent-style-name="Policepardéfaut" style:family="text">
      <style:text-properties style:font-name-complex="Times New Roman"/>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style:style>
    <style:style style:name="T1107" style:parent-style-name="Policepardéfaut" style:family="text">
      <style:text-properties style:font-name-complex="Times New Roman"/>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Appelnotedebasdep." style:family="text">
      <style:text-properties style:font-name-complex="Times New Roman"/>
    </style:style>
    <style:style style:name="T1112" style:parent-style-name="Policepardéfaut" style:family="text">
      <style:text-properties fo:font-style="italic" style:font-style-asian="italic"/>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T1115" style:parent-style-name="Policepardéfaut" style:family="text">
      <style:text-properties style:font-name-complex="Times New Roman" fo:font-style="italic" style:font-style-asian="italic"/>
    </style:style>
    <style:style style:name="T1116" style:parent-style-name="Policepardéfaut" style:family="text">
      <style:text-properties style:font-name-complex="Times New Roman"/>
    </style:style>
    <style:style style:name="T1117" style:parent-style-name="Policepardéfaut" style:family="text">
      <style:text-properties style:font-name-complex="Times New Roman"/>
    </style:style>
    <style:style style:name="T1118" style:parent-style-name="Policepardéfaut" style:family="text">
      <style:text-properties style:font-name-complex="Times New Roman"/>
    </style:style>
    <style:style style:name="T1119" style:parent-style-name="Policepardéfaut" style:family="text">
      <style:text-properties style:font-name-complex="Times New Roman" fo:font-style="italic" style:font-style-asian="italic"/>
    </style:style>
    <style:style style:name="T1120" style:parent-style-name="Policepardéfaut" style:family="text">
      <style:text-properties style:font-name-complex="Times New Roman" fo:font-style="italic" style:font-style-asian="italic"/>
    </style:style>
    <style:style style:name="T1121" style:parent-style-name="Policepardéfaut" style:family="text">
      <style:text-properties style:font-name-complex="Times New Roman"/>
    </style:style>
    <style:style style:name="T1122" style:parent-style-name="Policepardéfaut" style:family="text">
      <style:text-properties style:font-name-complex="Times New Roman" fo:font-style="italic" style:font-style-asian="italic"/>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fo:font-style="italic" style:font-style-asian="italic"/>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fo:font-style="italic" style:font-style-asian="italic"/>
    </style:style>
    <style:style style:name="T1128" style:parent-style-name="Policepardéfaut" style:family="text">
      <style:text-properties style:font-name-complex="Times New Roman"/>
    </style:style>
    <style:style style:name="T1129" style:parent-style-name="Policepardéfaut" style:family="text">
      <style:text-properties style:font-name-complex="Times New Roman"/>
    </style:style>
    <style:style style:name="T1130" style:parent-style-name="Policepardéfaut" style:family="text">
      <style:text-properties style:font-name-complex="Times New Roman" fo:font-style="italic" style:font-style-asian="italic"/>
    </style:style>
    <style:style style:name="T1131" style:parent-style-name="Policepardéfaut" style:family="text">
      <style:text-properties style:font-name-complex="Times New Roman"/>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style:style>
    <style:style style:name="T1142" style:parent-style-name="Policepardéfaut" style:family="text">
      <style:text-properties style:font-name-complex="Times New Roman" fo:font-style="italic" style:font-style-asian="italic"/>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fo:font-style="italic" style:font-style-asian="italic"/>
    </style:style>
    <style:style style:name="T1147" style:parent-style-name="Policepardéfaut" style:family="text">
      <style:text-properties style:font-name-complex="Times New Roman"/>
    </style:style>
    <style:style style:name="T1148" style:parent-style-name="Policepardéfaut" style:family="text">
      <style:text-properties style:font-name-complex="Times New Roman"/>
    </style:style>
    <style:style style:name="T1149" style:parent-style-name="Appelnotedebasdep." style:family="text">
      <style:text-properties style:font-name-complex="Times New Roman"/>
    </style:style>
    <style:style style:name="T1150" style:parent-style-name="Policepardéfaut" style:family="text">
      <style:text-properties style:font-name-complex="Times New Roman"/>
    </style:style>
    <style:style style:name="P1151" style:parent-style-name="Corpsdetexte" style:family="paragraph">
      <style:text-properties style:font-name-complex="Times New Roman"/>
    </style:style>
    <style:style style:name="T1152" style:parent-style-name="Policepardéfaut" style:family="text">
      <style:text-properties style:font-name-complex="Times New Roman"/>
    </style:style>
    <style:style style:name="T1153" style:parent-style-name="Policepardéfaut" style:family="text">
      <style:text-properties style:font-name-complex="Times New Roman"/>
    </style:style>
    <style:style style:name="T1154" style:parent-style-name="Policepardéfaut" style:family="text">
      <style:text-properties style:font-name-complex="Times New Roman"/>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style:style>
    <style:style style:name="T1160" style:parent-style-name="Policepardéfaut" style:family="text">
      <style:text-properties style:font-name-complex="Times New Roman"/>
    </style:style>
    <style:style style:name="T1161" style:parent-style-name="Policepardéfaut" style:family="text">
      <style:text-properties style:font-name-complex="Times New Roman"/>
    </style:style>
    <style:style style:name="T1162" style:parent-style-name="Policepardéfaut" style:family="text">
      <style:text-properties style:font-name-complex="Times New Roman"/>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style:style>
    <style:style style:name="T1167" style:parent-style-name="Policepardéfaut" style:family="text">
      <style:text-properties style:font-name-complex="Times New Roman"/>
    </style:style>
    <style:style style:name="T1168" style:parent-style-name="Policepardéfaut" style:family="text">
      <style:text-properties style:font-name-complex="Times New Roman"/>
    </style:style>
    <style:style style:name="T1169" style:parent-style-name="Policepardéfaut" style:family="text">
      <style:text-properties style:font-name-complex="Times New Roman"/>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style:style>
    <style:style style:name="T1172" style:parent-style-name="Appelnotedebasdep." style:family="text">
      <style:text-properties style:font-name-complex="Times New Roman"/>
    </style:style>
    <style:style style:name="T1173" style:parent-style-name="Policepardéfaut" style:family="text">
      <style:text-properties fo:font-style="italic" style:font-style-asian="italic"/>
    </style:style>
    <style:style style:name="T1174" style:parent-style-name="Policepardéfaut" style:family="text">
      <style:text-properties style:font-name-complex="Times New Roman"/>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fo:font-style="italic" style:font-style-asian="italic"/>
    </style:style>
    <style:style style:name="T1179" style:parent-style-name="Policepardéfaut" style:family="text">
      <style:text-properties style:font-name-complex="Times New Roman"/>
    </style:style>
    <style:style style:name="T1180" style:parent-style-name="Policepardéfaut" style:family="text">
      <style:text-properties style:font-name-complex="Times New Roman"/>
    </style:style>
    <style:style style:name="T1181" style:parent-style-name="Policepardéfaut" style:family="text">
      <style:text-properties style:font-name-complex="Times New Roman"/>
    </style:style>
    <style:style style:name="T1182" style:parent-style-name="quote.c" style:family="text">
      <style:text-properties style:text-position="super 66.6%"/>
    </style:style>
    <style:style style:name="T1183" style:parent-style-name="Policepardéfaut" style:family="text">
      <style:text-properties style:font-name-complex="Times New Roman"/>
    </style:style>
    <style:style style:name="T1184" style:parent-style-name="Policepardéfaut" style:family="text">
      <style:text-properties style:font-name-complex="Times New Roman"/>
    </style:style>
    <style:style style:name="T1185" style:parent-style-name="Policepardéfaut" style:family="text">
      <style:text-properties style:font-name-complex="Times New Roman"/>
    </style:style>
    <style:style style:name="T1186" style:parent-style-name="Policepardéfaut" style:family="text">
      <style:text-properties style:font-name-complex="Times New Roman"/>
    </style:style>
    <style:style style:name="P1187" style:parent-style-name="Corpsdetexte" style:family="paragraph">
      <style:text-properties style:font-name-complex="Times New Roman"/>
    </style:style>
    <style:style style:name="T1188" style:parent-style-name="Policepardéfaut" style:family="text">
      <style:text-properties style:font-name-complex="Times New Roman"/>
    </style:style>
    <style:style style:name="T1189" style:parent-style-name="Policepardéfaut" style:family="text">
      <style:text-properties style:font-name-complex="Times New Roman"/>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style:style>
    <style:style style:name="T1192" style:parent-style-name="quote.c" style:family="text">
      <style:text-properties style:text-position="super 66.6%"/>
    </style:style>
    <style:style style:name="T1193" style:parent-style-name="Policepardéfaut" style:family="text">
      <style:text-properties fo:font-style="italic" style:font-style-asian="italic"/>
    </style:style>
    <style:style style:name="P1194" style:parent-style-name="Corpsdetexte" style:family="paragraph">
      <style:text-properties style:font-name-complex="Times New Roman"/>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Policepardéfaut" style:family="text">
      <style:text-properties style:font-name-complex="Times New Roman"/>
    </style:style>
    <style:style style:name="T1198" style:parent-style-name="Policepardéfaut" style:family="text">
      <style:text-properties style:font-name-complex="Times New Roman" fo:font-style="italic" style:font-style-asian="italic"/>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style:style>
    <style:style style:name="T1205" style:parent-style-name="Policepardéfaut" style:family="text">
      <style:text-properties style:font-name-complex="Times New Roman"/>
    </style:style>
    <style:style style:name="T1206" style:parent-style-name="Policepardéfaut" style:family="text">
      <style:text-properties style:font-name-complex="Times New Roman"/>
    </style:style>
    <style:style style:name="T1207" style:parent-style-name="Policepardéfaut" style:family="text">
      <style:text-properties style:font-name-complex="Times New Roman"/>
    </style:style>
    <style:style style:name="T1208" style:parent-style-name="Policepardéfaut" style:family="text">
      <style:text-properties style:font-name-complex="Times New Roman"/>
    </style:style>
    <style:style style:name="T1209" style:parent-style-name="Policepardéfaut" style:family="text">
      <style:text-properties style:font-name-complex="Times New Roman"/>
    </style:style>
    <style:style style:name="T1210" style:parent-style-name="Policepardéfaut" style:family="text">
      <style:text-properties style:font-name-complex="Times New Roman"/>
    </style:style>
    <style:style style:name="T1211" style:parent-style-name="quote.c" style:family="text">
      <style:text-properties style:text-position="super 66.6%"/>
    </style:style>
    <style:style style:name="T1212" style:parent-style-name="Policepardéfaut" style:family="text">
      <style:text-properties fo:font-style="italic" style:font-style-asian="italic"/>
    </style:style>
    <style:style style:name="T1213" style:parent-style-name="Policepardéfaut" style:family="text">
      <style:text-properties style:font-name-complex="Times New Roman"/>
    </style:style>
    <style:style style:name="T1214" style:parent-style-name="Policepardéfaut" style:family="text">
      <style:text-properties style:font-name-complex="Times New Roman"/>
    </style:style>
    <style:style style:name="T1215" style:parent-style-name="Policepardéfaut" style:family="text">
      <style:text-properties style:font-name-complex="Times New Roman"/>
    </style:style>
    <style:style style:name="T1216" style:parent-style-name="Policepardéfaut" style:family="text">
      <style:text-properties style:font-name-complex="Times New Roman"/>
    </style:style>
    <style:style style:name="T1217" style:parent-style-name="Policepardéfaut" style:family="text">
      <style:text-properties style:font-name-complex="Times New Roman"/>
    </style:style>
    <style:style style:name="T1218" style:parent-style-name="Policepardéfaut" style:family="text">
      <style:text-properties style:font-name-complex="Times New Roman"/>
    </style:style>
    <style:style style:name="T1219" style:parent-style-name="Policepardéfaut" style:family="text">
      <style:text-properties style:font-name-complex="Times New Roman"/>
    </style:style>
    <style:style style:name="T1220" style:parent-style-name="Policepardéfaut" style:family="text">
      <style:text-properties style:font-name-complex="Times New Roman"/>
    </style:style>
    <style:style style:name="T1221" style:parent-style-name="Policepardéfaut" style:family="text">
      <style:text-properties style:font-name-complex="Times New Roman"/>
    </style:style>
    <style:style style:name="T1222" style:parent-style-name="Policepardéfaut" style:family="text">
      <style:text-properties style:font-name-complex="Times New Roman"/>
    </style:style>
    <style:style style:name="T1223" style:parent-style-name="Policepardéfaut" style:family="text">
      <style:text-properties style:font-name-complex="Times New Roman"/>
    </style:style>
    <style:style style:name="T1224" style:parent-style-name="Policepardéfaut" style:family="text">
      <style:text-properties style:font-name-complex="Times New Roman"/>
    </style:style>
    <style:style style:name="T1225" style:parent-style-name="Policepardéfaut" style:family="text">
      <style:text-properties style:font-name-complex="Times New Roman"/>
    </style:style>
    <style:style style:name="T1226" style:parent-style-name="Policepardéfaut" style:family="text">
      <style:text-properties style:font-name-complex="Times New Roman"/>
    </style:style>
    <style:style style:name="T1227" style:parent-style-name="quote.c" style:family="text">
      <style:text-properties fo:font-style="italic" style:font-style-asian="italic"/>
    </style:style>
    <style:style style:name="T1228" style:parent-style-name="quote.c" style:family="text">
      <style:text-properties style:text-position="super 66.6%"/>
    </style:style>
    <style:style style:name="T1229" style:parent-style-name="Policepardéfaut" style:family="text">
      <style:text-properties fo:font-style="italic" style:font-style-asian="italic"/>
    </style:style>
    <style:style style:name="T1230" style:parent-style-name="Policepardéfaut" style:family="text">
      <style:text-properties style:font-name-complex="Times New Roman"/>
    </style:style>
    <style:style style:name="T1231" style:parent-style-name="Policepardéfaut" style:family="text">
      <style:text-properties style:font-name-complex="Times New Roman" fo:font-style="italic" style:font-style-asian="italic"/>
    </style:style>
    <style:style style:name="T1232" style:parent-style-name="Policepardéfaut" style:family="text">
      <style:text-properties style:font-name-complex="Times New Roman"/>
    </style:style>
    <style:style style:name="T1233" style:parent-style-name="Policepardéfaut" style:family="text">
      <style:text-properties style:font-name-complex="Times New Roman"/>
    </style:style>
    <style:style style:name="T1234" style:parent-style-name="Policepardéfaut" style:family="text">
      <style:text-properties style:font-name-complex="Times New Roman" fo:font-style="italic" style:font-style-asian="italic"/>
    </style:style>
    <style:style style:name="T1235" style:parent-style-name="Policepardéfaut" style:family="text">
      <style:text-properties style:font-name-complex="Times New Roman"/>
    </style:style>
    <style:style style:name="T1236" style:parent-style-name="Policepardéfaut" style:family="text">
      <style:text-properties style:font-name-complex="Times New Roman"/>
    </style:style>
    <style:style style:name="T1237" style:parent-style-name="Appelnotedebasdep." style:family="text">
      <style:text-properties style:font-name-complex="Times New Roman"/>
    </style:style>
    <style:style style:name="T1238" style:parent-style-name="Policepardéfaut" style:family="text">
      <style:text-properties fo:font-size="12pt" style:font-size-asian="12pt" style:font-size-complex="12pt" fo:language="it" fo:country="IT"/>
    </style:style>
    <style:style style:name="T1239" style:parent-style-name="Policepardéfaut" style:family="text">
      <style:text-properties fo:font-style="italic" style:font-style-asian="italic" fo:language="it" fo:country="IT"/>
    </style:style>
    <style:style style:name="T1240" style:parent-style-name="Policepardéfaut" style:family="text">
      <style:text-properties fo:language="it" fo:country="IT"/>
    </style:style>
    <style:style style:name="T1241" style:parent-style-name="Policepardéfaut" style:family="text">
      <style:text-properties fo:language="it" fo:country="IT"/>
    </style:style>
    <style:style style:name="T1242" style:parent-style-name="Policepardéfaut" style:family="text">
      <style:text-properties style:font-name-complex="Times New Roman"/>
    </style:style>
    <style:style style:name="T1243" style:parent-style-name="Policepardéfaut" style:family="text">
      <style:text-properties style:font-name-complex="Times New Roman" fo:font-style="italic" style:font-style-asian="italic"/>
    </style:style>
    <style:style style:name="T1244" style:parent-style-name="Policepardéfaut" style:family="text">
      <style:text-properties style:font-name-complex="Times New Roman"/>
    </style:style>
    <style:style style:name="T1245" style:parent-style-name="Policepardéfaut" style:family="text">
      <style:text-properties style:font-name-complex="Times New Roman"/>
    </style:style>
    <style:style style:name="T1246" style:parent-style-name="Policepardéfaut" style:family="text">
      <style:text-properties style:font-name-complex="Times New Roman"/>
    </style:style>
    <style:style style:name="T1247" style:parent-style-name="Policepardéfaut" style:family="text">
      <style:text-properties style:font-name-complex="Times New Roman"/>
    </style:style>
    <style:style style:name="T1248" style:parent-style-name="Policepardéfaut" style:family="text">
      <style:text-properties style:font-name-complex="Times New Roman"/>
    </style:style>
    <style:style style:name="T1249" style:parent-style-name="Policepardéfaut" style:family="text">
      <style:text-properties style:font-name-complex="Times New Roman"/>
    </style:style>
    <style:style style:name="T1250" style:parent-style-name="Policepardéfaut" style:family="text">
      <style:text-properties style:font-name-complex="Times New Roman"/>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fo:font-style="italic" style:font-style-asian="italic"/>
    </style:style>
    <style:style style:name="T1253" style:parent-style-name="Policepardéfaut" style:family="text">
      <style:text-properties style:font-name-complex="Times New Roman"/>
    </style:style>
    <style:style style:name="T1254" style:parent-style-name="Policepardéfaut" style:family="text">
      <style:text-properties style:font-name-complex="Times New Roman" fo:font-style="italic" style:font-style-asian="italic"/>
    </style:style>
    <style:style style:name="T1255" style:parent-style-name="Policepardéfaut" style:family="text">
      <style:text-properties style:font-name-complex="Times New Roman"/>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Policepardéfaut" style:family="text">
      <style:text-properties style:font-name-complex="Times New Roman"/>
    </style:style>
    <style:style style:name="T1264" style:parent-style-name="quote.c" style:family="text">
      <style:text-properties fo:font-style="italic" style:font-style-asian="italic"/>
    </style:style>
    <style:style style:name="T1265" style:parent-style-name="quote.c" style:family="text">
      <style:text-properties fo:font-style="italic" style:font-style-asian="italic"/>
    </style:style>
    <style:style style:name="T1266" style:parent-style-name="quote.c" style:family="text">
      <style:text-properties style:text-position="super 66.6%"/>
    </style:style>
    <style:style style:name="T1267" style:parent-style-name="Policepardéfaut" style:family="text">
      <style:text-properties fo:language="it" fo:country="IT"/>
    </style:style>
    <style:style style:name="T1268" style:parent-style-name="Policepardéfaut" style:family="text">
      <style:text-properties fo:font-style="italic" style:font-style-asian="italic" fo:language="it" fo:country="IT"/>
    </style:style>
    <style:style style:name="T1269" style:parent-style-name="Policepardéfaut" style:family="text">
      <style:text-properties fo:language="it" fo:country="IT"/>
    </style:style>
    <style:style style:name="T1270" style:parent-style-name="Policepardéfaut" style:family="text">
      <style:text-properties fo:language="it" fo:country="IT"/>
    </style:style>
    <style:style style:name="T1271" style:parent-style-name="Policepardéfaut" style:family="text">
      <style:text-properties fo:language="it" fo:country="IT"/>
    </style:style>
    <style:style style:name="T1272" style:parent-style-name="Policepardéfaut" style:family="text">
      <style:text-properties style:font-name-complex="Times New Roman"/>
    </style:style>
    <style:style style:name="T1273" style:parent-style-name="Policepardéfaut" style:family="text">
      <style:text-properties style:font-name-complex="Times New Roman" fo:font-style="italic" style:font-style-asian="italic"/>
    </style:style>
    <style:style style:name="T1274" style:parent-style-name="Policepardéfaut" style:family="text">
      <style:text-properties style:font-name-complex="Times New Roman"/>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style>
    <style:style style:name="T1278" style:parent-style-name="Policepardéfaut" style:family="text">
      <style:text-properties style:font-name-complex="Times New Roman"/>
    </style:style>
    <style:style style:name="T1279" style:parent-style-name="Policepardéfaut" style:family="text">
      <style:text-properties style:font-name-complex="Times New Roman"/>
    </style:style>
    <style:style style:name="T1280" style:parent-style-name="quote.c" style:family="text">
      <style:text-properties fo:font-style="italic" style:font-style-asian="italic"/>
    </style:style>
    <style:style style:name="T1281" style:parent-style-name="Policepardéfaut" style:family="text">
      <style:text-properties style:font-name-complex="Times New Roman"/>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text-position="super 66.6%"/>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style:style>
    <style:style style:name="T1289" style:parent-style-name="Policepardéfaut" style:family="text">
      <style:text-properties style:font-name-complex="Times New Roman"/>
    </style:style>
    <style:style style:name="T1290" style:parent-style-name="Policepardéfaut" style:family="text">
      <style:text-properties style:font-name-complex="Times New Roman"/>
    </style:style>
    <style:style style:name="T1291" style:parent-style-name="Policepardéfaut" style:family="text">
      <style:text-properties style:font-name-complex="Times New Roman"/>
    </style:style>
    <style:style style:name="T1292" style:parent-style-name="Policepardéfaut" style:family="text">
      <style:text-properties style:font-name-complex="Times New Roman"/>
    </style:style>
    <style:style style:name="T1293" style:parent-style-name="quote.c" style:family="text">
      <style:text-properties style:text-position="super 66.6%"/>
    </style:style>
    <style:style style:name="T1294" style:parent-style-name="Policepardéfaut" style:family="text">
      <style:text-properties style:font-name-complex="Times New Roman"/>
    </style:style>
    <style:style style:name="T1295" style:parent-style-name="Policepardéfaut" style:family="text">
      <style:text-properties style:font-name-complex="Times New Roman" fo:font-style="italic" style:font-style-asian="italic"/>
    </style:style>
    <style:style style:name="T1296" style:parent-style-name="Policepardéfaut" style:family="text">
      <style:text-properties style:font-name-complex="Times New Roman"/>
    </style:style>
    <style:style style:name="T1297" style:parent-style-name="Policepardéfaut" style:family="text">
      <style:text-properties style:font-name-complex="Times New Roman"/>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fo:font-style="italic" style:font-style-asian="italic"/>
    </style:style>
    <style:style style:name="T1300" style:parent-style-name="Policepardéfaut" style:family="text">
      <style:text-properties style:font-name-complex="Times New Roman"/>
    </style:style>
    <style:style style:name="T1301" style:parent-style-name="Policepardéfaut" style:family="text">
      <style:text-properties style:font-name-complex="Times New Roman" fo:font-style="italic" style:font-style-asian="italic"/>
    </style:style>
    <style:style style:name="T1302" style:parent-style-name="Policepardéfaut" style:family="text">
      <style:text-properties style:font-name-complex="Times New Roman"/>
    </style:style>
    <style:style style:name="T1303" style:parent-style-name="Policepardéfaut" style:family="text">
      <style:text-properties style:font-name-complex="Times New Roman" fo:font-style="italic" style:font-style-asian="italic"/>
    </style:style>
    <style:style style:name="T1304" style:parent-style-name="Policepardéfaut" style:family="text">
      <style:text-properties style:font-name-complex="Times New Roman"/>
    </style:style>
    <style:style style:name="T1305" style:parent-style-name="Policepardéfaut" style:family="text">
      <style:text-properties style:font-name-complex="Times New Roman"/>
    </style:style>
    <style:style style:name="T1306" style:parent-style-name="Policepardéfaut" style:family="text">
      <style:text-properties style:font-name-complex="Times New Roman"/>
    </style:style>
    <style:style style:name="T1307" style:parent-style-name="Policepardéfaut" style:family="text">
      <style:text-properties style:font-name-complex="Times New Roman"/>
    </style:style>
    <style:style style:name="T1308" style:parent-style-name="Policepardéfaut" style:family="text">
      <style:text-properties style:font-name-complex="Times New Roman"/>
    </style:style>
    <style:style style:name="T1309" style:parent-style-name="Policepardéfaut" style:family="text">
      <style:text-properties style:font-name-complex="Times New Roman"/>
    </style:style>
    <style:style style:name="T1310" style:parent-style-name="Policepardéfaut" style:family="text">
      <style:text-properties style:font-name-complex="Times New Roman"/>
    </style:style>
    <style:style style:name="T1311" style:parent-style-name="Policepardéfaut" style:family="text">
      <style:text-properties style:font-name-complex="Times New Roman"/>
    </style:style>
    <style:style style:name="T1312" style:parent-style-name="Policepardéfaut" style:family="text">
      <style:text-properties style:font-name-complex="Times New Roman"/>
    </style:style>
    <style:style style:name="T1313" style:parent-style-name="Policepardéfaut" style:family="text">
      <style:text-properties style:font-name-complex="Times New Roman"/>
    </style:style>
    <style:style style:name="T1314" style:parent-style-name="Policepardéfaut" style:family="text">
      <style:text-properties style:font-name-complex="Times New Roman"/>
    </style:style>
    <style:style style:name="T1315" style:parent-style-name="Policepardéfaut" style:family="text">
      <style:text-properties style:font-name-complex="Times New Roman"/>
    </style:style>
    <style:style style:name="T1316" style:parent-style-name="Policepardéfaut" style:family="text">
      <style:text-properties style:font-name-complex="Times New Roman"/>
    </style:style>
    <style:style style:name="T1317" style:parent-style-name="Policepardéfaut" style:family="text">
      <style:text-properties style:font-name-complex="Times New Roman"/>
    </style:style>
    <style:style style:name="T1318" style:parent-style-name="Policepardéfaut" style:family="text">
      <style:text-properties style:font-name-complex="Times New Roman"/>
    </style:style>
    <style:style style:name="T1319" style:parent-style-name="Policepardéfaut" style:family="text">
      <style:text-properties style:font-name-complex="Times New Roman"/>
    </style:style>
    <style:style style:name="T1320" style:parent-style-name="Policepardéfaut" style:family="text">
      <style:text-properties style:font-name-complex="Times New Roman"/>
    </style:style>
    <style:style style:name="T1321" style:parent-style-name="Policepardéfaut" style:family="text">
      <style:text-properties style:font-name-complex="Times New Roman"/>
    </style:style>
    <style:style style:name="T1322" style:parent-style-name="Policepardéfaut" style:family="text">
      <style:text-properties style:font-name-complex="Times New Roman"/>
    </style:style>
    <style:style style:name="T1323" style:parent-style-name="Policepardéfaut" style:family="text">
      <style:text-properties style:font-name-complex="Times New Roman" fo:font-style="italic" style:font-style-asian="italic"/>
    </style:style>
    <style:style style:name="T1324" style:parent-style-name="Policepardéfaut" style:family="text">
      <style:text-properties style:font-name-complex="Times New Roman"/>
    </style:style>
    <style:style style:name="T1325" style:parent-style-name="Policepardéfaut" style:family="text">
      <style:text-properties style:font-name-complex="Times New Roman"/>
    </style:style>
    <style:style style:name="T1326" style:parent-style-name="Policepardéfaut" style:family="text">
      <style:text-properties style:font-name-complex="Times New Roman"/>
    </style:style>
    <style:style style:name="T1327" style:parent-style-name="Policepardéfaut" style:family="text">
      <style:text-properties style:font-name-complex="Times New Roman"/>
    </style:style>
    <style:style style:name="T1328" style:parent-style-name="Policepardéfaut" style:family="text">
      <style:text-properties style:font-name-complex="Times New Roman"/>
    </style:style>
    <style:style style:name="T1329" style:parent-style-name="Policepardéfaut" style:family="text">
      <style:text-properties style:font-name-complex="Times New Roman"/>
    </style:style>
    <style:style style:name="T1330" style:parent-style-name="Policepardéfaut" style:family="text">
      <style:text-properties style:font-name-complex="Times New Roman"/>
    </style:style>
    <style:style style:name="T1331" style:parent-style-name="Policepardéfaut" style:family="text">
      <style:text-properties style:font-name-complex="Times New Roman"/>
    </style:style>
    <style:style style:name="T1332" style:parent-style-name="Policepardéfaut" style:family="text">
      <style:text-properties style:font-name-complex="Times New Roman"/>
    </style:style>
    <style:style style:name="T1333" style:parent-style-name="Policepardéfaut" style:family="text">
      <style:text-properties style:font-name-complex="Times New Roman"/>
    </style:style>
    <style:style style:name="T1334" style:parent-style-name="Policepardéfaut" style:family="text">
      <style:text-properties style:font-name-complex="Times New Roman"/>
    </style:style>
    <style:style style:name="T1335" style:parent-style-name="Policepardéfaut" style:family="text">
      <style:text-properties style:font-name-complex="Times New Roman"/>
    </style:style>
    <style:style style:name="T1336" style:parent-style-name="Policepardéfaut" style:family="text">
      <style:text-properties style:font-name-complex="Times New Roman"/>
    </style:style>
    <style:style style:name="T1337" style:parent-style-name="Policepardéfaut" style:family="text">
      <style:text-properties style:font-name-complex="Times New Roman"/>
    </style:style>
    <style:style style:name="T1338" style:parent-style-name="Policepardéfaut" style:family="text">
      <style:text-properties style:font-name-complex="Times New Roman"/>
    </style:style>
    <style:style style:name="T1339" style:parent-style-name="Policepardéfaut" style:family="text">
      <style:text-properties style:font-name-complex="Times New Roman"/>
    </style:style>
    <style:style style:name="T1340" style:parent-style-name="Policepardéfaut" style:family="text">
      <style:text-properties style:font-name-complex="Times New Roman"/>
    </style:style>
    <style:style style:name="T1341" style:parent-style-name="Policepardéfaut" style:family="text">
      <style:text-properties style:font-name-complex="Times New Roman"/>
    </style:style>
    <style:style style:name="T1342" style:parent-style-name="Policepardéfaut" style:family="text">
      <style:text-properties style:font-name-complex="Times New Roman"/>
    </style:style>
    <style:style style:name="T1343" style:parent-style-name="Policepardéfaut" style:family="text">
      <style:text-properties style:font-name-complex="Times New Roman"/>
    </style:style>
    <style:style style:name="T1344" style:parent-style-name="Policepardéfaut" style:family="text">
      <style:text-properties style:font-name-complex="Times New Roman"/>
    </style:style>
    <style:style style:name="T1345" style:parent-style-name="Policepardéfaut" style:family="text">
      <style:text-properties style:font-name-complex="Times New Roman"/>
    </style:style>
    <style:style style:name="T1346" style:parent-style-name="Appelnotedebasdep." style:family="text">
      <style:text-properties style:font-name-complex="Times New Roman"/>
    </style:style>
    <style:style style:name="T1347" style:parent-style-name="Policepardéfaut" style:family="text">
      <style:text-properties style:font-name-complex="Times New Roman"/>
    </style:style>
    <style:style style:name="T1348" style:parent-style-name="Policepardéfaut" style:family="text">
      <style:text-properties style:font-name-complex="Times New Roman"/>
    </style:style>
    <style:style style:name="T1349" style:parent-style-name="Policepardéfaut" style:family="text">
      <style:text-properties style:font-name-complex="Times New Roman"/>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style>
    <style:style style:name="T1352" style:parent-style-name="Policepardéfaut" style:family="text">
      <style:text-properties style:font-name-complex="Times New Roman"/>
    </style:style>
    <style:style style:name="T1353" style:parent-style-name="Policepardéfaut" style:family="text">
      <style:text-properties style:font-name-complex="Times New Roman"/>
    </style:style>
    <style:style style:name="T1354" style:parent-style-name="Policepardéfaut" style:family="text">
      <style:text-properties style:font-name-complex="Times New Roman"/>
    </style:style>
    <style:style style:name="T1355" style:parent-style-name="Policepardéfaut" style:family="text">
      <style:text-properties style:font-name-complex="Times New Roman"/>
    </style:style>
    <style:style style:name="T1356" style:parent-style-name="Policepardéfaut" style:family="text">
      <style:text-properties style:font-name-complex="Times New Roman"/>
    </style:style>
    <style:style style:name="T1357" style:parent-style-name="Policepardéfaut" style:family="text">
      <style:text-properties style:font-name-complex="Times New Roman"/>
    </style:style>
    <style:style style:name="T1358" style:parent-style-name="Policepardéfaut" style:family="text">
      <style:text-properties style:font-name-complex="Times New Roman"/>
    </style:style>
    <style:style style:name="T1359" style:parent-style-name="Policepardéfaut" style:family="text">
      <style:text-properties style:font-name-complex="Times New Roman"/>
    </style:style>
    <style:style style:name="T1360" style:parent-style-name="Policepardéfaut" style:family="text">
      <style:text-properties style:font-name-complex="Times New Roman"/>
    </style:style>
    <style:style style:name="T1361" style:parent-style-name="Policepardéfaut" style:family="text">
      <style:text-properties style:font-name-complex="Times New Roman"/>
    </style:style>
    <style:style style:name="T1362" style:parent-style-name="Policepardéfaut" style:family="text">
      <style:text-properties style:font-name-complex="Times New Roman" style:text-position="super 66.6%"/>
    </style:style>
    <style:style style:name="T1363" style:parent-style-name="Policepardéfaut" style:family="text">
      <style:text-properties style:font-name-complex="Times New Roman"/>
    </style:style>
    <style:style style:name="T1364" style:parent-style-name="Policepardéfaut" style:family="text">
      <style:text-properties style:font-name-complex="Times New Roman"/>
    </style:style>
    <style:style style:name="T1365" style:parent-style-name="Policepardéfaut" style:family="text">
      <style:text-properties style:font-name-complex="Times New Roman"/>
    </style:style>
    <style:style style:name="T1366" style:parent-style-name="Policepardéfaut" style:family="text">
      <style:text-properties style:font-name-complex="Times New Roman" style:text-position="super 66.6%"/>
    </style:style>
    <style:style style:name="T1367" style:parent-style-name="Policepardéfaut" style:family="text">
      <style:text-properties style:font-name-complex="Times New Roman"/>
    </style:style>
    <style:style style:name="P1368" style:parent-style-name="Corpsdetexte" style:family="paragraph">
      <style:text-properties style:font-name-complex="Times New Roman"/>
    </style:style>
    <style:style style:name="T1369" style:parent-style-name="Policepardéfaut" style:family="text">
      <style:text-properties style:font-name-complex="Times New Roman"/>
    </style:style>
    <style:style style:name="T1370" style:parent-style-name="Policepardéfaut" style:family="text">
      <style:text-properties style:font-name-complex="Times New Roman" fo:font-style="italic" style:font-style-asian="italic"/>
    </style:style>
    <style:style style:name="T1371" style:parent-style-name="Policepardéfaut" style:family="text">
      <style:text-properties style:font-name-complex="Times New Roman"/>
    </style:style>
    <style:style style:name="T1372" style:parent-style-name="Policepardéfaut" style:family="text">
      <style:text-properties style:font-name-complex="Times New Roman" fo:font-style="italic" style:font-style-asian="italic"/>
    </style:style>
    <style:style style:name="T1373" style:parent-style-name="Policepardéfaut" style:family="text">
      <style:text-properties fo:language="it" fo:country="IT"/>
    </style:style>
    <style:style style:name="T1374" style:parent-style-name="Policepardéfaut" style:family="text">
      <style:text-properties fo:language="it" fo:country="IT"/>
    </style:style>
    <style:style style:name="T1375" style:parent-style-name="Policepardéfaut" style:family="text">
      <style:text-properties style:font-name-complex="Times New Roman"/>
    </style:style>
    <style:style style:name="T1376" style:parent-style-name="Policepardéfaut" style:family="text">
      <style:text-properties style:font-name-complex="Times New Roman"/>
    </style:style>
    <style:style style:name="T1377" style:parent-style-name="Policepardéfaut" style:family="text">
      <style:text-properties style:font-name-complex="Times New Roman"/>
    </style:style>
    <style:style style:name="T1378" style:parent-style-name="Policepardéfaut" style:family="text">
      <style:text-properties style:font-name-complex="Times New Roman"/>
    </style:style>
    <style:style style:name="T1379" style:parent-style-name="Policepardéfaut" style:family="text">
      <style:text-properties style:font-name-complex="Times New Roman" fo:font-style="italic" style:font-style-asian="italic"/>
    </style:style>
    <style:style style:name="T1380" style:parent-style-name="Policepardéfaut" style:family="text">
      <style:text-properties style:font-name-complex="Times New Roman"/>
    </style:style>
    <style:style style:name="T1381" style:parent-style-name="Policepardéfaut" style:family="text">
      <style:text-properties style:font-name-complex="Times New Roman"/>
    </style:style>
    <style:style style:name="T1382" style:parent-style-name="Policepardéfaut" style:family="text">
      <style:text-properties style:font-name-complex="Times New Roman" fo:font-style="italic" style:font-style-asian="italic"/>
    </style:style>
    <style:style style:name="T1383" style:parent-style-name="Policepardéfaut" style:family="text">
      <style:text-properties style:font-name-complex="Times New Roman"/>
    </style:style>
    <style:style style:name="T1384" style:parent-style-name="Policepardéfaut" style:family="text">
      <style:text-properties style:font-name-complex="Times New Roman" fo:font-style="italic" style:font-style-asian="italic"/>
    </style:style>
    <style:style style:name="T1385" style:parent-style-name="Policepardéfaut" style:family="text">
      <style:text-properties style:font-name-complex="Times New Roman" fo:font-style="italic" style:font-style-asian="italic"/>
    </style:style>
    <style:style style:name="T1386" style:parent-style-name="Policepardéfaut" style:family="text">
      <style:text-properties style:font-name-complex="Times New Roman" fo:font-style="italic" style:font-style-asian="italic"/>
    </style:style>
    <style:style style:name="T1387" style:parent-style-name="Policepardéfaut" style:family="text">
      <style:text-properties style:font-name-complex="Times New Roman"/>
    </style:style>
    <style:style style:name="T1388" style:parent-style-name="Policepardéfaut" style:family="text">
      <style:text-properties style:font-name-complex="Times New Roman" fo:font-style="italic" style:font-style-asian="italic"/>
    </style:style>
    <style:style style:name="T1389" style:parent-style-name="Policepardéfaut" style:family="text">
      <style:text-properties style:font-name-complex="Times New Roman"/>
    </style:style>
    <style:style style:name="T1390" style:parent-style-name="Policepardéfaut" style:family="text">
      <style:text-properties style:font-name-complex="Times New Roman"/>
    </style:style>
    <style:style style:name="T1391" style:parent-style-name="Policepardéfaut" style:family="text">
      <style:text-properties style:font-name-complex="Times New Roman"/>
    </style:style>
    <style:style style:name="T1392" style:parent-style-name="Policepardéfaut" style:family="text">
      <style:text-properties style:font-name-complex="Times New Roman"/>
    </style:style>
    <style:style style:name="T1393" style:parent-style-name="Policepardéfaut" style:family="text">
      <style:text-properties style:font-name-complex="Times New Roman"/>
    </style:style>
    <style:style style:name="T1394" style:parent-style-name="Policepardéfaut" style:family="text">
      <style:text-properties style:font-name-complex="Times New Roman"/>
    </style:style>
    <style:style style:name="T1395" style:parent-style-name="Policepardéfaut" style:family="text">
      <style:text-properties style:font-name-complex="Times New Roman" fo:font-style="italic" style:font-style-asian="italic"/>
    </style:style>
    <style:style style:name="T1396" style:parent-style-name="Policepardéfaut" style:family="text">
      <style:text-properties style:font-name-complex="Times New Roman"/>
    </style:style>
    <style:style style:name="T1397" style:parent-style-name="Policepardéfaut" style:family="text">
      <style:text-properties style:font-name-complex="Times New Roman" fo:font-style="italic" style:font-style-asian="italic"/>
    </style:style>
    <style:style style:name="T1398" style:parent-style-name="Policepardéfaut" style:family="text">
      <style:text-properties style:font-name-complex="Times New Roman"/>
    </style:style>
    <style:style style:name="T1399" style:parent-style-name="Policepardéfaut" style:family="text">
      <style:text-properties style:font-name-complex="Times New Roman" fo:font-style="italic" style:font-style-asian="italic"/>
    </style:style>
    <style:style style:name="T1400" style:parent-style-name="Policepardéfaut" style:family="text">
      <style:text-properties style:font-name-complex="Times New Roman"/>
    </style:style>
    <style:style style:name="T1401" style:parent-style-name="Policepardéfaut" style:family="text">
      <style:text-properties style:font-name-complex="Times New Roman"/>
    </style:style>
    <style:style style:name="T1402" style:parent-style-name="Policepardéfaut" style:family="text">
      <style:text-properties style:font-name-complex="Times New Roman" fo:font-style="italic" style:font-style-asian="italic"/>
    </style:style>
    <style:style style:name="T1403" style:parent-style-name="Policepardéfaut" style:family="text">
      <style:text-properties style:font-name-complex="Times New Roman"/>
    </style:style>
    <style:style style:name="T1404" style:parent-style-name="Policepardéfaut" style:family="text">
      <style:text-properties style:font-name-complex="Times New Roman"/>
    </style:style>
    <style:style style:name="T1405" style:parent-style-name="Policepardéfaut" style:family="text">
      <style:text-properties style:font-name-complex="Times New Roman"/>
    </style:style>
    <style:style style:name="T1406" style:parent-style-name="Policepardéfaut" style:family="text">
      <style:text-properties style:font-name-complex="Times New Roman"/>
    </style:style>
    <style:style style:name="T1407" style:parent-style-name="Policepardéfaut" style:family="text">
      <style:text-properties style:font-name-complex="Times New Roman"/>
    </style:style>
    <style:style style:name="T1408" style:parent-style-name="Policepardéfaut" style:family="text">
      <style:text-properties style:font-name-complex="Times New Roman"/>
    </style:style>
    <style:style style:name="T1409" style:parent-style-name="Policepardéfaut" style:family="text">
      <style:text-properties style:font-name-complex="Times New Roman"/>
    </style:style>
    <style:style style:name="T1410" style:parent-style-name="Policepardéfaut" style:family="text">
      <style:text-properties style:font-name-complex="Times New Roman"/>
    </style:style>
    <style:style style:name="T1411" style:parent-style-name="quote.c" style:family="text">
      <style:text-properties style:text-position="super 66.6%"/>
    </style:style>
    <style:style style:name="T1412" style:parent-style-name="Policepardéfaut" style:family="text">
      <style:text-properties fo:font-size="12pt" style:font-size-asian="12pt" style:font-size-complex="12pt" fo:language="it" fo:country="IT"/>
    </style:style>
    <style:style style:name="T1413" style:parent-style-name="Policepardéfaut" style:family="text">
      <style:text-properties fo:language="it" fo:country="IT"/>
    </style:style>
    <style:style style:name="T1414" style:parent-style-name="Policepardéfaut" style:family="text">
      <style:text-properties fo:language="it" fo:country="IT"/>
    </style:style>
    <style:style style:name="T1415" style:parent-style-name="Policepardéfaut" style:family="text">
      <style:text-properties fo:language="it" fo:country="IT"/>
    </style:style>
    <style:style style:name="T1416" style:parent-style-name="Policepardéfaut" style:family="text">
      <style:text-properties fo:language="it" fo:country="IT"/>
    </style:style>
    <style:style style:name="T1417" style:parent-style-name="Policepardéfaut" style:family="text">
      <style:text-properties fo:language="it" fo:country="IT"/>
    </style:style>
    <style:style style:name="T1418" style:parent-style-name="Policepardéfaut" style:family="text">
      <style:text-properties fo:language="it" fo:country="IT"/>
    </style:style>
    <style:style style:name="T1419" style:parent-style-name="Policepardéfaut" style:family="text">
      <style:text-properties fo:font-style="italic" style:font-style-asian="italic" fo:language="it" fo:country="IT"/>
    </style:style>
    <style:style style:name="T1420" style:parent-style-name="Policepardéfaut" style:family="text">
      <style:text-properties fo:language="it" fo:country="IT"/>
    </style:style>
    <style:style style:name="T1421" style:parent-style-name="Policepardéfaut" style:family="text">
      <style:text-properties style:text-position="super 65%"/>
    </style:style>
    <style:style style:name="T1422" style:parent-style-name="Policepardéfaut" style:family="text">
      <style:text-properties style:font-name-complex="Times New Roman"/>
    </style:style>
    <style:style style:name="T1423" style:parent-style-name="Policepardéfaut" style:family="text">
      <style:text-properties style:font-name-complex="Times New Roman"/>
    </style:style>
    <style:style style:name="T1424" style:parent-style-name="Policepardéfaut" style:family="text">
      <style:text-properties style:font-name-complex="Times New Roman"/>
    </style:style>
    <style:style style:name="T1425" style:parent-style-name="Policepardéfaut" style:family="text">
      <style:text-properties style:font-name-complex="Times New Roman"/>
    </style:style>
    <style:style style:name="T1426" style:parent-style-name="Policepardéfaut" style:family="text">
      <style:text-properties style:font-name-complex="Times New Roman" style:text-position="super 66.6%"/>
    </style:style>
    <style:style style:name="T1427" style:parent-style-name="Policepardéfaut" style:family="text">
      <style:text-properties style:font-name-complex="Times New Roman"/>
    </style:style>
    <style:style style:name="T1428" style:parent-style-name="Policepardéfaut" style:family="text">
      <style:text-properties style:font-name-complex="Times New Roman"/>
    </style:style>
    <style:style style:name="T1429" style:parent-style-name="Policepardéfaut" style:family="text">
      <style:text-properties style:font-name-complex="Times New Roman"/>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style:style>
    <style:style style:name="T1432" style:parent-style-name="Policepardéfaut" style:family="text">
      <style:text-properties style:font-name-complex="Times New Roman" style:text-position="super 66.6%"/>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P1437" style:parent-style-name="Corpsdetexte" style:family="paragraph">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text-position="super 66.6%"/>
    </style:style>
    <style:style style:name="T1441" style:parent-style-name="Policepardéfaut" style:family="text">
      <style:text-properties style:font-name-complex="Times New Roman"/>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Policepardéfaut"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text-position="super 66.6%"/>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style:style>
    <style:style style:name="P1453" style:parent-style-name="Corpsdetexte" style:family="paragraph">
      <style:text-properties style:font-name-complex="Times New Roman"/>
    </style:style>
    <style:style style:name="T1454" style:parent-style-name="Policepardéfaut" style:family="text">
      <style:text-properties style:font-name-complex="Times New Roman"/>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style:style>
    <style:style style:name="T1466" style:parent-style-name="Policepardéfaut" style:family="text">
      <style:text-properties style:font-name-complex="Times New Roman" fo:font-style="italic" style:font-style-asian="italic"/>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fo:font-style="italic" style:font-style-asian="italic"/>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fo:font-style="italic" style:font-style-asian="italic"/>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quote.c" style:family="text">
      <style:text-properties fo:font-style="italic" style:font-style-asian="italic"/>
    </style:style>
    <style:style style:name="T1474" style:parent-style-name="quote.c" style:family="text">
      <style:text-properties style:text-position="super 66.6%"/>
    </style:style>
    <style:style style:name="T1475" style:parent-style-name="quote.c" style:family="text">
      <style:text-properties fo:font-style="italic" style:font-style-asian="italic"/>
    </style:style>
    <style:style style:name="T1476" style:parent-style-name="quote.c" style:family="text">
      <style:text-properties fo:font-style="italic" style:font-style-asian="italic"/>
    </style:style>
    <style:style style:name="T1477" style:parent-style-name="quote.c" style:family="text">
      <style:text-properties fo:font-style="italic" style:font-style-asian="italic"/>
    </style:style>
    <style:style style:name="T1478" style:parent-style-name="quote.c" style:family="text">
      <style:text-properties fo:font-style="italic" style:font-style-asian="italic"/>
    </style:style>
    <style:style style:name="T1479" style:parent-style-name="quote.c" style:family="text">
      <style:text-properties fo:font-style="italic" style:font-style-asian="italic"/>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style:style>
    <style:style style:name="T1482" style:parent-style-name="Policepardéfaut" style:family="text">
      <style:text-properties style:font-name-complex="Times New Roman" fo:font-style="italic" style:font-style-asian="italic"/>
    </style:style>
    <style:style style:name="T1483" style:parent-style-name="Policepardéfaut" style:family="text">
      <style:text-properties style:font-name-complex="Times New Roman"/>
    </style:style>
    <style:style style:name="T1484" style:parent-style-name="Policepardéfaut" style:family="text">
      <style:text-properties style:font-name-complex="Times New Roman"/>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olicepardéfaut" style:family="text">
      <style:text-properties style:font-name-complex="Times New Roman"/>
    </style:style>
    <style:style style:name="T1498" style:parent-style-name="Policepardéfaut" style:family="text">
      <style:text-properties style:font-name-complex="Times New Roman"/>
    </style:style>
    <style:style style:name="T1499" style:parent-style-name="Policepardéfaut" style:family="text">
      <style:text-properties style:font-name-complex="Times New Roman"/>
    </style:style>
    <style:style style:name="T1500" style:parent-style-name="Appelnotedebasdep." style:family="text">
      <style:text-properties style:font-name-complex="Times New Roman"/>
    </style:style>
    <style:style style:name="T1501" style:parent-style-name="Policepardéfaut" style:family="text">
      <style:text-properties fo:font-style="italic" style:font-style-asian="italic"/>
    </style:style>
    <style:style style:name="T1502" style:parent-style-name="Policepardéfaut" style:family="text">
      <style:text-properties style:font-name-complex="Times New Roman"/>
    </style:style>
    <style:style style:name="P1503" style:parent-style-name="Corpsdetexte" style:family="paragraph">
      <style:text-properties style:font-name-complex="Times New Roman"/>
    </style:style>
    <style:style style:name="P1504" style:parent-style-name="Corpsdetexte" style:family="paragraph">
      <style:text-properties style:font-name-complex="Times New Roman"/>
    </style:style>
    <style:style style:name="T1505" style:parent-style-name="Policepardéfaut" style:family="text">
      <style:text-properties style:font-name-complex="Times New Roman"/>
    </style:style>
    <style:style style:name="T1506" style:parent-style-name="Policepardéfaut" style:family="text">
      <style:text-properties style:font-name-complex="Times New Roman"/>
    </style:style>
    <style:style style:name="T1507" style:parent-style-name="Policepardéfaut" style:family="text">
      <style:text-properties style:font-name-complex="Times New Roman"/>
    </style:style>
    <style:style style:name="T1508" style:parent-style-name="Policepardéfaut" style:family="text">
      <style:text-properties style:font-name-complex="Times New Roman"/>
    </style:style>
    <style:style style:name="T1509" style:parent-style-name="Appelnotedebasdep." style:family="text">
      <style:text-properties style:font-name-complex="Times New Roman"/>
    </style:style>
    <style:style style:name="T1510" style:parent-style-name="Policepardéfaut" style:family="text">
      <style:text-properties fo:font-size="12pt" style:font-size-asian="12pt" style:font-size-complex="12pt"/>
    </style:style>
    <style:style style:name="T1511" style:parent-style-name="Policepardéfaut" style:family="text">
      <style:text-properties fo:font-style="italic" style:font-style-asian="italic"/>
    </style:style>
    <style:style style:name="T1512" style:parent-style-name="Policepardéfaut" style:family="text">
      <style:text-properties style:font-name-complex="Times New Roman"/>
    </style:style>
    <style:style style:name="T1513" style:parent-style-name="Policepardéfaut" style:family="text">
      <style:text-properties style:font-name-complex="Times New Roman"/>
    </style:style>
    <style:style style:name="T1514" style:parent-style-name="Appelnotedebasdep." style:family="text">
      <style:text-properties style:font-name-complex="Times New Roman"/>
    </style:style>
    <style:style style:name="T1515" style:parent-style-name="Policepardéfaut" style:family="text">
      <style:text-properties fo:font-style="italic" style:font-style-asian="italic"/>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style>
    <style:style style:name="T1518" style:parent-style-name="Policepardéfaut" style:family="text">
      <style:text-properties style:font-name-complex="Times New Roman"/>
    </style:style>
    <style:style style:name="P1519" style:parent-style-name="Corpsdetexte" style:family="paragraph">
      <style:text-properties style:font-name-complex="Times New Roman"/>
    </style:style>
    <style:style style:name="T1520" style:parent-style-name="Policepardéfaut" style:family="text">
      <style:text-properties style:font-name-complex="Times New Roman"/>
    </style:style>
    <style:style style:name="T1521" style:parent-style-name="Policepardéfaut" style:family="text">
      <style:text-properties style:font-name-complex="Times New Roman"/>
    </style:style>
    <style:style style:name="T1522" style:parent-style-name="Policepardéfaut" style:family="text">
      <style:text-properties style:font-name-complex="Times New Roman"/>
    </style:style>
    <style:style style:name="T1523" style:parent-style-name="Policepardéfaut" style:family="text">
      <style:text-properties style:font-name-complex="Times New Roman"/>
    </style:style>
    <style:style style:name="T1524" style:parent-style-name="Policepardéfaut" style:family="text">
      <style:text-properties style:font-name-complex="Times New Roman"/>
    </style:style>
    <style:style style:name="T1525" style:parent-style-name="Policepardéfaut" style:family="text">
      <style:text-properties style:font-name-complex="Times New Roman"/>
    </style:style>
    <style:style style:name="T1526" style:parent-style-name="Policepardéfaut" style:family="text">
      <style:text-properties style:font-name-complex="Times New Roman"/>
    </style:style>
    <style:style style:name="T1527" style:parent-style-name="Policepardéfaut" style:family="text">
      <style:text-properties style:font-name-complex="Times New Roman" fo:font-style="italic" style:font-style-asian="italic"/>
    </style:style>
    <style:style style:name="T1528" style:parent-style-name="Policepardéfaut" style:family="text">
      <style:text-properties style:font-name-complex="Times New Roman"/>
    </style:style>
    <style:style style:name="T1529" style:parent-style-name="Policepardéfaut" style:family="text">
      <style:text-properties style:font-name-complex="Times New Roman"/>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style>
    <style:style style:name="T1532" style:parent-style-name="Policepardéfaut" style:family="text">
      <style:text-properties style:font-name-complex="Times New Roman"/>
    </style:style>
    <style:style style:name="T1533" style:parent-style-name="Policepardéfaut" style:family="text">
      <style:text-properties style:font-name-complex="Times New Roman"/>
    </style:style>
    <style:style style:name="T1534" style:parent-style-name="Policepardéfaut" style:family="text">
      <style:text-properties style:font-name-complex="Times New Roman"/>
    </style:style>
    <style:style style:name="T1535" style:parent-style-name="Policepardéfaut" style:family="text">
      <style:text-properties style:font-name-complex="Times New Roman"/>
    </style:style>
    <style:style style:name="T1536" style:parent-style-name="Policepardéfaut" style:family="text">
      <style:text-properties style:font-name-complex="Times New Roman"/>
    </style:style>
    <style:style style:name="T1537" style:parent-style-name="Policepardéfaut" style:family="text">
      <style:text-properties style:font-name-complex="Times New Roman"/>
    </style:style>
    <style:style style:name="T1538" style:parent-style-name="Policepardéfaut" style:family="text">
      <style:text-properties style:font-name-complex="Times New Roman"/>
    </style:style>
    <style:style style:name="T1539" style:parent-style-name="Policepardéfaut" style:family="text">
      <style:text-properties style:font-name-complex="Times New Roman"/>
    </style:style>
    <style:style style:name="T1540" style:parent-style-name="Policepardéfaut" style:family="text">
      <style:text-properties style:font-name-complex="Times New Roman"/>
    </style:style>
    <style:style style:name="T1541" style:parent-style-name="quote.c" style:family="text">
      <style:text-properties style:text-position="super 66.6%"/>
    </style:style>
    <style:style style:name="T1542" style:parent-style-name="Policepardéfaut" style:family="text">
      <style:text-properties fo:font-style="italic" style:font-style-asian="italic"/>
    </style:style>
    <style:style style:name="T1543" style:parent-style-name="Policepardéfaut" style:family="text">
      <style:text-properties style:font-name-complex="Times New Roman"/>
    </style:style>
    <style:style style:name="T1544" style:parent-style-name="Policepardéfaut" style:family="text">
      <style:text-properties style:font-name-complex="Times New Roman"/>
    </style:style>
    <style:style style:name="T1545" style:parent-style-name="Policepardéfaut" style:family="text">
      <style:text-properties style:font-name-complex="Times New Roman"/>
    </style:style>
    <style:style style:name="T1546" style:parent-style-name="Policepardéfaut" style:family="text">
      <style:text-properties style:font-name-complex="Times New Roman"/>
    </style:style>
    <style:style style:name="T1547" style:parent-style-name="Policepardéfaut" style:family="text">
      <style:text-properties style:font-name-complex="Times New Roman"/>
    </style:style>
    <style:style style:name="T1548" style:parent-style-name="Policepardéfaut" style:family="text">
      <style:text-properties style:font-name-complex="Times New Roman"/>
    </style:style>
    <style:style style:name="T1549" style:parent-style-name="Policepardéfaut" style:family="text">
      <style:text-properties style:font-name-complex="Times New Roman"/>
    </style:style>
    <style:style style:name="T1550" style:parent-style-name="Policepardéfaut" style:family="text">
      <style:text-properties style:font-name-complex="Times New Roman"/>
    </style:style>
    <style:style style:name="T1551" style:parent-style-name="Policepardéfaut" style:family="text">
      <style:text-properties style:font-name-complex="Times New Roman"/>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style:style>
    <style:style style:name="T1555" style:parent-style-name="Policepardéfaut" style:family="text">
      <style:text-properties style:font-name-complex="Times New Roman"/>
    </style:style>
    <style:style style:name="T1556" style:parent-style-name="Policepardéfaut" style:family="text">
      <style:text-properties style:font-name-complex="Times New Roman"/>
    </style:style>
    <style:style style:name="T1557" style:parent-style-name="Policepardéfaut" style:family="text">
      <style:text-properties style:font-name-complex="Times New Roman"/>
    </style:style>
    <style:style style:name="T1558" style:parent-style-name="Policepardéfaut" style:family="text">
      <style:text-properties style:font-name-complex="Times New Roman"/>
    </style:style>
    <style:style style:name="T1559" style:parent-style-name="Policepardéfaut" style:family="text">
      <style:text-properties style:font-name-complex="Times New Roman"/>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style:style>
    <style:style style:name="T1564" style:parent-style-name="Policepardéfaut" style:family="text">
      <style:text-properties style:font-name-complex="Times New Roman"/>
    </style:style>
    <style:style style:name="T1565" style:parent-style-name="Policepardéfaut" style:family="text">
      <style:text-properties style:font-name-complex="Times New Roman"/>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style:font-name-complex="Times New Roman"/>
    </style:style>
    <style:style style:name="T1569" style:parent-style-name="Appelnotedebasdep." style:family="text">
      <style:text-properties style:font-name-complex="Times New Roman"/>
    </style:style>
    <style:style style:name="T1570" style:parent-style-name="Policepardéfaut" style:family="text">
      <style:text-properties fo:font-style="italic" style:font-style-asian="italic"/>
    </style:style>
    <style:style style:name="T1571" style:parent-style-name="Policepardéfaut" style:family="text">
      <style:text-properties fo:language="it" fo:country="IT"/>
    </style:style>
    <style:style style:name="T1572" style:parent-style-name="Policepardéfaut" style:family="text">
      <style:text-properties fo:language="it" fo:country="IT"/>
    </style:style>
    <style:style style:name="T1573" style:parent-style-name="Policepardéfaut" style:family="text">
      <style:text-properties fo:font-style="italic" style:font-style-asian="italic" fo:language="it" fo:country="IT"/>
    </style:style>
    <style:style style:name="T1574" style:parent-style-name="Policepardéfaut" style:family="text">
      <style:text-properties style:font-name-complex="Times New Roman" fo:font-style="italic" style:font-style-asian="italic" fo:language="it" fo:country="IT"/>
    </style:style>
    <style:style style:name="T1575" style:parent-style-name="Policepardéfaut" style:family="text">
      <style:text-properties fo:font-style="italic" style:font-style-asian="italic" fo:language="it" fo:country="IT"/>
    </style:style>
    <style:style style:name="T1576" style:parent-style-name="Policepardéfaut" style:family="text">
      <style:text-properties style:font-name-complex="Times New Roman" fo:font-style="italic" style:font-style-asian="italic" fo:language="it" fo:country="IT"/>
    </style:style>
    <style:style style:name="T1577" style:parent-style-name="Policepardéfaut" style:family="text">
      <style:text-properties fo:font-style="italic" style:font-style-asian="italic" fo:language="it" fo:country="IT"/>
    </style:style>
    <style:style style:name="T1578" style:parent-style-name="Policepardéfaut" style:family="text">
      <style:text-properties style:font-name-complex="Times New Roman" fo:font-style="italic" style:font-style-asian="italic" fo:language="it" fo:country="IT"/>
    </style:style>
    <style:style style:name="T1579" style:parent-style-name="Policepardéfaut" style:family="text">
      <style:text-properties fo:font-style="italic" style:font-style-asian="italic" fo:language="it" fo:country="IT"/>
    </style:style>
    <style:style style:name="T1580" style:parent-style-name="Policepardéfaut" style:family="text">
      <style:text-properties style:font-name-complex="Times New Roman" fo:font-style="italic" style:font-style-asian="italic" fo:language="it" fo:country="IT"/>
    </style:style>
    <style:style style:name="T1581" style:parent-style-name="Policepardéfaut" style:family="text">
      <style:text-properties fo:font-style="italic" style:font-style-asian="italic" fo:language="it" fo:country="IT"/>
    </style:style>
    <style:style style:name="T1582" style:parent-style-name="Policepardéfaut" style:family="text">
      <style:text-properties style:font-name-complex="Times New Roman" fo:font-style="italic" style:font-style-asian="italic" fo:language="it" fo:country="IT"/>
    </style:style>
    <style:style style:name="T1583" style:parent-style-name="Policepardéfaut" style:family="text">
      <style:text-properties fo:font-style="italic" style:font-style-asian="italic" fo:language="it" fo:country="IT"/>
    </style:style>
    <style:style style:name="T1584" style:parent-style-name="Policepardéfaut" style:family="text">
      <style:text-properties fo:language="it" fo:country="IT"/>
    </style:style>
    <style:style style:name="T1585" style:parent-style-name="Policepardéfaut" style:family="text">
      <style:text-properties fo:language="it" fo:country="IT"/>
    </style:style>
    <style:style style:name="T1586" style:parent-style-name="Policepardéfaut" style:family="text">
      <style:text-properties fo:language="it" fo:country="IT"/>
    </style:style>
    <style:style style:name="T1587" style:parent-style-name="Policepardéfaut" style:family="text">
      <style:text-properties fo:font-style="italic" style:font-style-asian="italic" fo:language="it" fo:country="IT"/>
    </style:style>
    <style:style style:name="T1588" style:parent-style-name="Policepardéfaut" style:family="text">
      <style:text-properties fo:font-style="italic" style:font-style-asian="italic" fo:language="it" fo:country="IT"/>
    </style:style>
    <style:style style:name="T1589" style:parent-style-name="Policepardéfaut" style:family="text">
      <style:text-properties fo:font-style="italic" style:font-style-asian="italic" fo:language="it" fo:country="IT"/>
    </style:style>
    <style:style style:name="T1590" style:parent-style-name="Policepardéfaut" style:family="text">
      <style:text-properties fo:language="it" fo:country="IT"/>
    </style:style>
    <style:style style:name="T1591" style:parent-style-name="Policepardéfaut" style:family="text">
      <style:text-properties fo:language="it" fo:country="IT"/>
    </style:style>
    <style:style style:name="T1592" style:parent-style-name="Policepardéfaut" style:family="text">
      <style:text-properties fo:font-style="italic" style:font-style-asian="italic" fo:language="it" fo:country="IT"/>
    </style:style>
    <style:style style:name="T1593" style:parent-style-name="Policepardéfaut" style:family="text">
      <style:text-properties style:font-name-complex="Times New Roman" fo:font-style="italic" style:font-style-asian="italic" fo:language="it" fo:country="IT"/>
    </style:style>
    <style:style style:name="T1594" style:parent-style-name="Policepardéfaut" style:family="text">
      <style:text-properties fo:font-style="italic" style:font-style-asian="italic" fo:language="it" fo:country="IT"/>
    </style:style>
    <style:style style:name="T1595" style:parent-style-name="Policepardéfaut" style:family="text">
      <style:text-properties fo:language="it" fo:country="IT"/>
    </style:style>
    <style:style style:name="T1596" style:parent-style-name="Policepardéfaut" style:family="text">
      <style:text-properties fo:language="it" fo:country="IT"/>
    </style:style>
    <style:style style:name="T1597" style:parent-style-name="Policepardéfaut" style:family="text">
      <style:text-properties fo:font-style="italic" style:font-style-asian="italic" fo:language="it" fo:country="IT"/>
    </style:style>
    <style:style style:name="T1598" style:parent-style-name="Policepardéfaut" style:family="text">
      <style:text-properties style:font-name-complex="Times New Roman" fo:font-style="italic" style:font-style-asian="italic" fo:language="it" fo:country="IT"/>
    </style:style>
    <style:style style:name="T1599" style:parent-style-name="Policepardéfaut" style:family="text">
      <style:text-properties fo:font-style="italic" style:font-style-asian="italic" fo:language="it" fo:country="IT"/>
    </style:style>
    <style:style style:name="T1600" style:parent-style-name="Policepardéfaut" style:family="text">
      <style:text-properties fo:font-style="italic" style:font-style-asian="italic" fo:language="it" fo:country="IT"/>
    </style:style>
    <style:style style:name="T1601" style:parent-style-name="Policepardéfaut" style:family="text">
      <style:text-properties fo:font-style="italic" style:font-style-asian="italic" fo:language="it" fo:country="IT"/>
    </style:style>
    <style:style style:name="T1602" style:parent-style-name="Policepardéfaut" style:family="text">
      <style:text-properties fo:language="it" fo:country="IT"/>
    </style:style>
    <style:style style:name="T1603" style:parent-style-name="Policepardéfaut" style:family="text">
      <style:text-properties fo:language="it" fo:country="IT"/>
    </style:style>
    <style:style style:name="T1604" style:parent-style-name="Policepardéfaut" style:family="text">
      <style:text-properties fo:font-style="italic" style:font-style-asian="italic" fo:language="it" fo:country="IT"/>
    </style:style>
    <style:style style:name="T1605" style:parent-style-name="Policepardéfaut" style:family="text">
      <style:text-properties style:font-name-complex="Times New Roman" fo:font-style="italic" style:font-style-asian="italic" fo:language="it" fo:country="IT"/>
    </style:style>
    <style:style style:name="T1606" style:parent-style-name="Policepardéfaut" style:family="text">
      <style:text-properties fo:font-style="italic" style:font-style-asian="italic" fo:language="it" fo:country="IT"/>
    </style:style>
    <style:style style:name="T1607" style:parent-style-name="Policepardéfaut" style:family="text">
      <style:text-properties fo:language="it" fo:country="IT"/>
    </style:style>
    <style:style style:name="T1608" style:parent-style-name="Policepardéfaut" style:family="text">
      <style:text-properties style:font-name-complex="Times New Roman"/>
    </style:style>
    <style:style style:name="T1609" style:parent-style-name="Policepardéfaut" style:family="text">
      <style:text-properties style:font-name-complex="Times New Roman"/>
    </style:style>
    <style:style style:name="T1610" style:parent-style-name="Policepardéfaut" style:family="text">
      <style:text-properties style:font-name-complex="Times New Roman"/>
    </style:style>
    <style:style style:name="T1611" style:parent-style-name="Policepardéfaut" style:family="text">
      <style:text-properties style:font-name-complex="Times New Roman"/>
    </style:style>
    <style:style style:name="T1612" style:parent-style-name="Policepardéfaut" style:family="text">
      <style:text-properties style:font-name-complex="Times New Roman"/>
    </style:style>
    <style:style style:name="T1613" style:parent-style-name="Policepardéfaut" style:family="text">
      <style:text-properties style:font-name-complex="Times New Roman"/>
    </style:style>
    <style:style style:name="T1614" style:parent-style-name="Policepardéfaut" style:family="text">
      <style:text-properties style:font-name-complex="Times New Roman"/>
    </style:style>
    <style:style style:name="T1615" style:parent-style-name="Policepardéfaut" style:family="text">
      <style:text-properties style:font-name-complex="Times New Roman"/>
    </style:style>
    <style:style style:name="T1616" style:parent-style-name="Policepardéfaut" style:family="text">
      <style:text-properties style:font-name-complex="Times New Roman" fo:font-style="italic" style:font-style-asian="italic"/>
    </style:style>
    <style:style style:name="T1617" style:parent-style-name="Policepardéfaut" style:family="text">
      <style:text-properties style:font-name-complex="Times New Roman"/>
    </style:style>
    <style:style style:name="T1618" style:parent-style-name="Policepardéfaut" style:family="text">
      <style:text-properties style:font-name-complex="Times New Roman" fo:font-style="italic" style:font-style-asian="italic"/>
    </style:style>
    <style:style style:name="T1619" style:parent-style-name="Policepardéfaut" style:family="text">
      <style:text-properties style:font-name-complex="Times New Roman"/>
    </style:style>
    <style:style style:name="T1620" style:parent-style-name="Policepardéfaut" style:family="text">
      <style:text-properties style:font-name-complex="Times New Roman"/>
    </style:style>
    <style:style style:name="T1621" style:parent-style-name="Policepardéfaut" style:family="text">
      <style:text-properties style:font-name-complex="Times New Roman"/>
    </style:style>
    <style:style style:name="T1622" style:parent-style-name="Policepardéfaut" style:family="text">
      <style:text-properties style:font-name-complex="Times New Roman"/>
    </style:style>
    <style:style style:name="T1623" style:parent-style-name="Policepardéfaut" style:family="text">
      <style:text-properties style:font-name-complex="Times New Roman"/>
    </style:style>
    <style:style style:name="T1624" style:parent-style-name="Policepardéfaut" style:family="text">
      <style:text-properties style:font-name-complex="Times New Roman" fo:font-style="italic" style:font-style-asian="italic"/>
    </style:style>
    <style:style style:name="T1625" style:parent-style-name="Policepardéfaut" style:family="text">
      <style:text-properties style:font-name-complex="Times New Roman"/>
    </style:style>
    <style:style style:name="T1626" style:parent-style-name="Policepardéfaut" style:family="text">
      <style:text-properties style:font-name-complex="Times New Roman"/>
    </style:style>
    <style:style style:name="T1627" style:parent-style-name="Policepardéfaut" style:family="text">
      <style:text-properties style:font-name-complex="Times New Roman"/>
    </style:style>
    <style:style style:name="T1628" style:parent-style-name="Policepardéfaut" style:family="text">
      <style:text-properties style:font-name-complex="Times New Roman"/>
    </style:style>
    <style:style style:name="T1629" style:parent-style-name="Policepardéfaut" style:family="text">
      <style:text-properties style:font-name-complex="Times New Roman"/>
    </style:style>
    <style:style style:name="T1630" style:parent-style-name="Policepardéfaut" style:family="text">
      <style:text-properties style:font-name-complex="Times New Roman"/>
    </style:style>
    <style:style style:name="T1631" style:parent-style-name="Policepardéfaut" style:family="text">
      <style:text-properties style:font-name-complex="Times New Roman"/>
    </style:style>
    <style:style style:name="T1632" style:parent-style-name="Policepardéfaut" style:family="text">
      <style:text-properties style:font-name-complex="Times New Roman"/>
    </style:style>
    <style:style style:name="T1633" style:parent-style-name="Policepardéfaut" style:family="text">
      <style:text-properties style:font-name-complex="Times New Roman"/>
    </style:style>
    <style:style style:name="T1634" style:parent-style-name="Policepardéfaut" style:family="text">
      <style:text-properties style:font-name-complex="Times New Roman"/>
    </style:style>
    <style:style style:name="T1635" style:parent-style-name="Policepardéfaut" style:family="text">
      <style:text-properties style:font-name-complex="Times New Roman"/>
    </style:style>
    <style:style style:name="T1636" style:parent-style-name="quote.c" style:family="text">
      <style:text-properties style:text-position="super 66.6%"/>
    </style:style>
    <style:style style:name="T1637" style:parent-style-name="Policepardéfaut" style:family="text">
      <style:text-properties fo:font-style="italic" style:font-style-asian="italic"/>
    </style:style>
    <style:style style:name="T1638" style:parent-style-name="Policepardéfaut" style:family="text">
      <style:text-properties style:font-name-complex="Times New Roman"/>
    </style:style>
    <style:style style:name="T1639" style:parent-style-name="Policepardéfaut" style:family="text">
      <style:text-properties style:font-name-complex="Times New Roman"/>
    </style:style>
    <style:style style:name="T1640" style:parent-style-name="Policepardéfaut" style:family="text">
      <style:text-properties style:font-name-complex="Times New Roman"/>
    </style:style>
    <style:style style:name="T1641" style:parent-style-name="Policepardéfaut" style:family="text">
      <style:text-properties style:font-name-complex="Times New Roman"/>
    </style:style>
    <style:style style:name="T1642" style:parent-style-name="Policepardéfaut" style:family="text">
      <style:text-properties style:font-name-complex="Times New Roman"/>
    </style:style>
    <style:style style:name="T1643" style:parent-style-name="Policepardéfaut" style:family="text">
      <style:text-properties style:font-name-complex="Times New Roman"/>
    </style:style>
    <style:style style:name="T1644" style:parent-style-name="Policepardéfaut" style:family="text">
      <style:text-properties style:font-name-complex="Times New Roman"/>
    </style:style>
    <style:style style:name="T1645" style:parent-style-name="Policepardéfaut" style:family="text">
      <style:text-properties style:font-name-complex="Times New Roman"/>
    </style:style>
    <style:style style:name="T1646" style:parent-style-name="Policepardéfaut" style:family="text">
      <style:text-properties style:font-name-complex="Times New Roman"/>
    </style:style>
    <style:style style:name="T1647" style:parent-style-name="Policepardéfaut" style:family="text">
      <style:text-properties style:font-name-complex="Times New Roman"/>
    </style:style>
    <style:style style:name="T1648" style:parent-style-name="Policepardéfaut" style:family="text">
      <style:text-properties style:font-name-complex="Times New Roman"/>
    </style:style>
    <style:style style:name="T1649" style:parent-style-name="Policepardéfaut" style:family="text">
      <style:text-properties style:font-name-complex="Times New Roman"/>
    </style:style>
    <style:style style:name="T1650" style:parent-style-name="Policepardéfaut" style:family="text">
      <style:text-properties style:font-name-complex="Times New Roman"/>
    </style:style>
    <style:style style:name="T1651" style:parent-style-name="Policepardéfaut" style:family="text">
      <style:text-properties style:font-name-complex="Times New Roman"/>
    </style:style>
    <style:style style:name="T1652" style:parent-style-name="Policepardéfaut" style:family="text">
      <style:text-properties style:font-name-complex="Times New Roman"/>
    </style:style>
    <style:style style:name="T1653" style:parent-style-name="Policepardéfaut" style:family="text">
      <style:text-properties style:font-name-complex="Times New Roman"/>
    </style:style>
    <style:style style:name="T1654" style:parent-style-name="Policepardéfaut" style:family="text">
      <style:text-properties style:font-name-complex="Times New Roman"/>
    </style:style>
    <style:style style:name="T1655" style:parent-style-name="Policepardéfaut" style:family="text">
      <style:text-properties fo:font-variant="small-caps"/>
    </style:style>
    <style:style style:name="T1656" style:parent-style-name="Policepardéfaut" style:family="text">
      <style:text-properties style:font-name-complex="Times New Roman"/>
    </style:style>
    <style:style style:name="T1657" style:parent-style-name="Policepardéfaut" style:family="text">
      <style:text-properties style:font-name-complex="Times New Roman"/>
    </style:style>
    <style:style style:name="T1658" style:parent-style-name="Policepardéfaut" style:family="text">
      <style:text-properties style:font-name-complex="Times New Roman"/>
    </style:style>
    <style:style style:name="T1659" style:parent-style-name="Policepardéfaut" style:family="text">
      <style:text-properties style:font-name-complex="Times New Roman"/>
    </style:style>
    <style:style style:name="T1660" style:parent-style-name="Policepardéfaut" style:family="text">
      <style:text-properties style:font-name-complex="Times New Roman"/>
    </style:style>
    <style:style style:name="T1661" style:parent-style-name="Policepardéfaut" style:family="text">
      <style:text-properties style:font-name-complex="Times New Roman"/>
    </style:style>
    <style:style style:name="T1662" style:parent-style-name="Policepardéfaut" style:family="text">
      <style:text-properties style:font-name-complex="Times New Roman"/>
    </style:style>
    <style:style style:name="T1663" style:parent-style-name="Policepardéfaut" style:family="text">
      <style:text-properties style:font-name-complex="Times New Roman"/>
    </style:style>
    <style:style style:name="T1664" style:parent-style-name="Policepardéfaut" style:family="text">
      <style:text-properties style:font-name-complex="Times New Roman"/>
    </style:style>
    <style:style style:name="P1665" style:parent-style-name="Corpsdetexte" style:family="paragraph">
      <style:text-properties style:font-name-complex="Times New Roman"/>
    </style:style>
    <style:style style:name="T1666" style:parent-style-name="Policepardéfaut" style:family="text">
      <style:text-properties style:font-name-complex="Times New Roman"/>
    </style:style>
    <style:style style:name="T1667" style:parent-style-name="Policepardéfaut" style:family="text">
      <style:text-properties style:font-name-complex="Times New Roman" style:text-position="super 66.6%"/>
    </style:style>
    <style:style style:name="T1668" style:parent-style-name="Policepardéfaut" style:family="text">
      <style:text-properties style:font-name-complex="Times New Roman"/>
    </style:style>
    <style:style style:name="T1669" style:parent-style-name="Policepardéfaut" style:family="text">
      <style:text-properties style:font-name-complex="Times New Roman" fo:font-style="italic" style:font-style-asian="italic"/>
    </style:style>
    <style:style style:name="T1670" style:parent-style-name="Policepardéfaut" style:family="text">
      <style:text-properties style:font-name-complex="Times New Roman"/>
    </style:style>
    <style:style style:name="T1671" style:parent-style-name="Policepardéfaut" style:family="text">
      <style:text-properties style:font-name-complex="Times New Roman"/>
    </style:style>
    <style:style style:name="T1672" style:parent-style-name="Policepardéfaut" style:family="text">
      <style:text-properties style:font-name-complex="Times New Roman" fo:font-style="italic" style:font-style-asian="italic"/>
    </style:style>
    <style:style style:name="T1673" style:parent-style-name="Policepardéfaut" style:family="text">
      <style:text-properties style:font-name-complex="Times New Roman"/>
    </style:style>
    <style:style style:name="T1674" style:parent-style-name="Policepardéfaut" style:family="text">
      <style:text-properties style:font-name-complex="Times New Roman"/>
    </style:style>
    <style:style style:name="T1675" style:parent-style-name="Policepardéfaut" style:family="text">
      <style:text-properties style:font-name-complex="Times New Roman"/>
    </style:style>
    <style:style style:name="T1676" style:parent-style-name="Policepardéfaut" style:family="text">
      <style:text-properties style:font-name-complex="Times New Roman"/>
    </style:style>
    <style:style style:name="T1677" style:parent-style-name="Policepardéfaut" style:family="text">
      <style:text-properties style:font-name-complex="Times New Roman"/>
    </style:style>
    <style:style style:name="T1678" style:parent-style-name="Policepardéfaut" style:family="text">
      <style:text-properties style:font-name-complex="Times New Roman"/>
    </style:style>
    <style:style style:name="T1679" style:parent-style-name="Policepardéfaut" style:family="text">
      <style:text-properties style:font-name-complex="Times New Roman"/>
    </style:style>
    <style:style style:name="T1680" style:parent-style-name="Policepardéfaut" style:family="text">
      <style:text-properties style:font-name-complex="Times New Roman"/>
    </style:style>
    <style:style style:name="T1681" style:parent-style-name="Policepardéfaut" style:family="text">
      <style:text-properties style:font-name-complex="Times New Roman"/>
    </style:style>
    <style:style style:name="T1682" style:parent-style-name="Policepardéfaut" style:family="text">
      <style:text-properties style:font-name-complex="Times New Roman"/>
    </style:style>
    <style:style style:name="T1683" style:parent-style-name="Policepardéfaut" style:family="text">
      <style:text-properties style:font-name-complex="Times New Roman"/>
    </style:style>
    <style:style style:name="T1684" style:parent-style-name="Policepardéfaut" style:family="text">
      <style:text-properties style:font-name-complex="Times New Roman" fo:font-style="italic" style:font-style-asian="italic"/>
    </style:style>
    <style:style style:name="T1685" style:parent-style-name="Policepardéfaut" style:family="text">
      <style:text-properties style:font-name-complex="Times New Roman" fo:font-style="italic" style:font-style-asian="italic"/>
    </style:style>
    <style:style style:name="T1686" style:parent-style-name="Policepardéfaut" style:family="text">
      <style:text-properties style:font-name-complex="Times New Roman" fo:font-style="italic" style:font-style-asian="italic"/>
    </style:style>
    <style:style style:name="T1687" style:parent-style-name="Policepardéfaut" style:family="text">
      <style:text-properties style:font-name-complex="Times New Roman" fo:font-style="italic" style:font-style-asian="italic"/>
    </style:style>
    <style:style style:name="T1688" style:parent-style-name="Policepardéfaut" style:family="text">
      <style:text-properties style:font-name-complex="Times New Roman"/>
    </style:style>
    <style:style style:name="T1689" style:parent-style-name="Policepardéfaut" style:family="text">
      <style:text-properties style:font-name-complex="Times New Roman"/>
    </style:style>
    <style:style style:name="T1690" style:parent-style-name="Policepardéfaut" style:family="text">
      <style:text-properties style:font-name-complex="Times New Roman"/>
    </style:style>
    <style:style style:name="P1691" style:parent-style-name="quote.l" style:family="paragraph">
      <style:text-properties fo:font-style="italic" style:font-style-asian="italic"/>
    </style:style>
    <style:style style:name="P1692" style:parent-style-name="quote.l" style:family="paragraph">
      <style:text-properties fo:font-style="italic" style:font-style-asian="italic"/>
    </style:style>
    <style:style style:name="P1693" style:parent-style-name="quote.l" style:family="paragraph">
      <style:text-properties fo:font-style="italic" style:font-style-asian="italic"/>
    </style:style>
    <style:style style:name="P1694" style:parent-style-name="quote.l" style:family="paragraph">
      <style:text-properties fo:font-style="italic" style:font-style-asian="italic"/>
    </style:style>
    <style:style style:name="P1695" style:parent-style-name="quote.l" style:family="paragraph">
      <style:text-properties fo:font-style="italic" style:font-style-asian="italic"/>
    </style:style>
    <style:style style:name="P1696" style:parent-style-name="quote.l" style:family="paragraph">
      <style:text-properties fo:font-style="italic" style:font-style-asian="italic"/>
    </style:style>
    <style:style style:name="P1697" style:parent-style-name="Corpsdetexte" style:family="paragraph">
      <style:text-properties style:font-name-complex="Times New Roman"/>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style:text-position="super 66.6%"/>
    </style:style>
    <style:style style:name="T1700" style:parent-style-name="Policepardéfaut" style:family="text">
      <style:text-properties style:font-name-complex="Times New Roman"/>
    </style:style>
    <style:style style:name="T1701" style:parent-style-name="Policepardéfaut" style:family="text">
      <style:text-properties style:font-name-complex="Times New Roman"/>
    </style:style>
    <style:style style:name="T1702" style:parent-style-name="Policepardéfaut" style:family="text">
      <style:text-properties style:font-name-complex="Times New Roman"/>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Policepardéfaut"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style:style>
    <style:style style:name="T1709" style:parent-style-name="Policepardéfaut" style:family="text">
      <style:text-properties style:font-name-complex="Times New Roman"/>
    </style:style>
    <style:style style:name="T1710" style:parent-style-name="Policepardéfaut" style:family="text">
      <style:text-properties style:font-name-complex="Times New Roman"/>
    </style:style>
    <style:style style:name="T1711" style:parent-style-name="Policepardéfaut" style:family="text">
      <style:text-properties style:font-name-complex="Times New Roman"/>
    </style:style>
    <style:style style:name="T1712" style:parent-style-name="Policepardéfaut" style:family="text">
      <style:text-properties style:font-name-complex="Times New Roman"/>
    </style:style>
    <style:style style:name="T1713" style:parent-style-name="Policepardéfaut" style:family="text">
      <style:text-properties style:font-name-complex="Times New Roman"/>
    </style:style>
    <style:style style:name="T1714" style:parent-style-name="Policepardéfaut" style:family="text">
      <style:text-properties style:font-name-complex="Times New Roman"/>
    </style:style>
    <style:style style:name="T1715" style:parent-style-name="Policepardéfaut" style:family="text">
      <style:text-properties style:font-name-complex="Times New Roman"/>
    </style:style>
    <style:style style:name="T1716" style:parent-style-name="Policepardéfaut" style:family="text">
      <style:text-properties style:font-name-complex="Times New Roma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Policepardéfaut" style:family="text">
      <style:text-properties style:font-name-complex="Times New Roman"/>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P1732" style:parent-style-name="Corpsdetexte" style:family="paragraph">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text-position="super 66.6%"/>
    </style:style>
    <style:style style:name="T1735" style:parent-style-name="Policepardéfaut" style:family="text">
      <style:text-properties style:font-name-complex="Times New Roman"/>
    </style:style>
    <style:style style:name="T1736" style:parent-style-name="Policepardéfaut" style:family="text">
      <style:text-properties style:font-name-complex="Times New Roman"/>
    </style:style>
    <style:style style:name="T1737" style:parent-style-name="Policepardéfaut" style:family="text">
      <style:text-properties style:font-name-complex="Times New Roman"/>
    </style:style>
    <style:style style:name="T1738" style:parent-style-name="Policepardéfaut" style:family="text">
      <style:text-properties style:font-name-complex="Times New Roman"/>
    </style:style>
    <style:style style:name="T1739" style:parent-style-name="Policepardéfaut" style:family="text">
      <style:text-properties style:font-name-complex="Times New Roman"/>
    </style:style>
    <style:style style:name="P1740" style:parent-style-name="Corpsdetexte" style:family="paragraph">
      <style:text-properties style:font-name-complex="Times New Roman"/>
    </style:style>
    <style:style style:name="T1741" style:parent-style-name="Policepardéfaut" style:family="text">
      <style:text-properties style:font-name-complex="Times New Roman"/>
    </style:style>
    <style:style style:name="T1742" style:parent-style-name="Policepardéfaut" style:family="text">
      <style:text-properties style:font-name-complex="Times New Roman" style:text-position="super 66.6%"/>
    </style:style>
    <style:style style:name="T1743" style:parent-style-name="Policepardéfaut" style:family="text">
      <style:text-properties style:font-name-complex="Times New Roman"/>
    </style:style>
    <style:style style:name="T1744" style:parent-style-name="Policepardéfaut" style:family="text">
      <style:text-properties style:font-name-complex="Times New Roman"/>
    </style:style>
    <style:style style:name="T1745" style:parent-style-name="Policepardéfaut" style:family="text">
      <style:text-properties style:font-name-complex="Times New Roman"/>
    </style:style>
    <style:style style:name="T1746" style:parent-style-name="Policepardéfaut" style:family="text">
      <style:text-properties style:font-name-complex="Times New Roman"/>
    </style:style>
    <style:style style:name="T1747" style:parent-style-name="Policepardéfaut" style:family="text">
      <style:text-properties style:font-name-complex="Times New Roman"/>
    </style:style>
    <style:style style:name="T1748" style:parent-style-name="Policepardéfaut" style:family="text">
      <style:text-properties style:font-name-complex="Times New Roman"/>
    </style:style>
    <style:style style:name="T1749" style:parent-style-name="Policepardéfaut" style:family="text">
      <style:text-properties style:font-name-complex="Times New Roman"/>
    </style:style>
    <style:style style:name="T1750" style:parent-style-name="Policepardéfaut" style:family="text">
      <style:text-properties style:font-name-complex="Times New Roman"/>
    </style:style>
    <style:style style:name="T1751" style:parent-style-name="Policepardéfaut" style:family="text">
      <style:text-properties style:font-name-complex="Times New Roman"/>
    </style:style>
    <style:style style:name="T1752" style:parent-style-name="Policepardéfaut" style:family="text">
      <style:text-properties style:font-name-complex="Times New Roman"/>
    </style:style>
    <style:style style:name="T1753" style:parent-style-name="Policepardéfaut" style:family="text">
      <style:text-properties style:font-name-complex="Times New Roman"/>
    </style:style>
    <style:style style:name="T1754" style:parent-style-name="Policepardéfaut" style:family="text">
      <style:text-properties style:font-name-complex="Times New Roman"/>
    </style:style>
    <style:style style:name="T1755" style:parent-style-name="Policepardéfaut" style:family="text">
      <style:text-properties style:font-name-complex="Times New Roman"/>
    </style:style>
    <style:style style:name="T1756" style:parent-style-name="Policepardéfaut" style:family="text">
      <style:text-properties style:font-name-complex="Times New Roman"/>
    </style:style>
    <style:style style:name="T1757" style:parent-style-name="Policepardéfaut" style:family="text">
      <style:text-properties style:font-name-complex="Times New Roman"/>
    </style:style>
    <style:style style:name="T1758" style:parent-style-name="Policepardéfaut" style:family="text">
      <style:text-properties style:font-name-complex="Times New Roman"/>
    </style:style>
    <style:style style:name="T1759" style:parent-style-name="Policepardéfaut" style:family="text">
      <style:text-properties style:font-name-complex="Times New Roman"/>
    </style:style>
    <style:style style:name="T1760" style:parent-style-name="Policepardéfaut" style:family="text">
      <style:text-properties style:font-name-complex="Times New Roman"/>
    </style:style>
    <style:style style:name="T1761" style:parent-style-name="Policepardéfaut" style:family="text">
      <style:text-properties style:font-name-complex="Times New Roman"/>
    </style:style>
    <style:style style:name="T1762" style:parent-style-name="Policepardéfaut" style:family="text">
      <style:text-properties style:font-name-complex="Times New Roman"/>
    </style:style>
    <style:style style:name="T1763" style:parent-style-name="Policepardéfaut" style:family="text">
      <style:text-properties style:font-name-complex="Times New Roman"/>
    </style:style>
    <style:style style:name="T1764" style:parent-style-name="Policepardéfaut" style:family="text">
      <style:text-properties style:font-name-complex="Times New Roman"/>
    </style:style>
    <style:style style:name="T1765" style:parent-style-name="Policepardéfaut" style:family="text">
      <style:text-properties style:font-name-complex="Times New Roman"/>
    </style:style>
    <style:style style:name="T1766" style:parent-style-name="Policepardéfaut" style:family="text">
      <style:text-properties style:font-name-complex="Times New Roman"/>
    </style:style>
    <style:style style:name="T1767" style:parent-style-name="Policepardéfaut" style:family="text">
      <style:text-properties style:font-name-complex="Times New Roman"/>
    </style:style>
    <style:style style:name="T1768" style:parent-style-name="Policepardéfaut" style:family="text">
      <style:text-properties style:font-name-complex="Times New Roman"/>
    </style:style>
    <style:style style:name="T1769" style:parent-style-name="Policepardéfaut" style:family="text">
      <style:text-properties style:font-name-complex="Times New Roman"/>
    </style:style>
    <style:style style:name="T1770" style:parent-style-name="Policepardéfaut" style:family="text">
      <style:text-properties style:font-name-complex="Times New Roman"/>
    </style:style>
    <style:style style:name="T1771" style:parent-style-name="Policepardéfaut" style:family="text">
      <style:text-properties style:font-name-complex="Times New Roman"/>
    </style:style>
    <style:style style:name="T1772" style:parent-style-name="Policepardéfaut" style:family="text">
      <style:text-properties style:font-name-complex="Times New Roman"/>
    </style:style>
    <style:style style:name="T1773" style:parent-style-name="Policepardéfaut" style:family="text">
      <style:text-properties style:font-name-complex="Times New Roman"/>
    </style:style>
    <style:style style:name="T1774" style:parent-style-name="Policepardéfaut" style:family="text">
      <style:text-properties style:font-name-complex="Times New Roman"/>
    </style:style>
    <style:style style:name="T1775" style:parent-style-name="Policepardéfaut" style:family="text">
      <style:text-properties style:font-name-complex="Times New Roman"/>
    </style:style>
    <style:style style:name="T1776" style:parent-style-name="Policepardéfaut" style:family="text">
      <style:text-properties style:font-name-complex="Times New Roman"/>
    </style:style>
    <style:style style:name="T1777" style:parent-style-name="Policepardéfaut" style:family="text">
      <style:text-properties style:font-name-complex="Times New Roman"/>
    </style:style>
    <style:style style:name="T1778" style:parent-style-name="Policepardéfaut" style:family="text">
      <style:text-properties style:font-name-complex="Times New Roman"/>
    </style:style>
    <style:style style:name="T1779" style:parent-style-name="Policepardéfaut" style:family="text">
      <style:text-properties style:font-name-complex="Times New Roman"/>
    </style:style>
    <style:style style:name="T1780" style:parent-style-name="Policepardéfaut" style:family="text">
      <style:text-properties style:font-name-complex="Times New Roman"/>
    </style:style>
    <style:style style:name="T1781" style:parent-style-name="Policepardéfaut" style:family="text">
      <style:text-properties style:font-name-complex="Times New Roman"/>
    </style:style>
    <style:style style:name="T1782" style:parent-style-name="Policepardéfaut" style:family="text">
      <style:text-properties style:font-name-complex="Times New Roman"/>
    </style:style>
    <style:style style:name="T1783" style:parent-style-name="Policepardéfaut" style:family="text">
      <style:text-properties style:font-name-complex="Times New Roman"/>
    </style:style>
    <style:style style:name="T1784" style:parent-style-name="Policepardéfaut" style:family="text">
      <style:text-properties style:font-name-complex="Times New Roman"/>
    </style:style>
    <style:style style:name="T1785" style:parent-style-name="Policepardéfaut" style:family="text">
      <style:text-properties style:font-name-complex="Times New Roman" fo:font-style="italic" style:font-style-asian="italic"/>
    </style:style>
    <style:style style:name="T1786" style:parent-style-name="Policepardéfaut" style:family="text">
      <style:text-properties style:font-name-complex="Times New Roman"/>
    </style:style>
    <style:style style:name="T1787" style:parent-style-name="Policepardéfaut" style:family="text">
      <style:text-properties style:font-name-complex="Times New Roman" fo:font-style="italic" style:font-style-asian="italic"/>
    </style:style>
    <style:style style:name="T1788" style:parent-style-name="Policepardéfaut" style:family="text">
      <style:text-properties style:font-name-complex="Times New Roman"/>
    </style:style>
    <style:style style:name="T1789" style:parent-style-name="Policepardéfaut" style:family="text">
      <style:text-properties style:font-name-complex="Times New Roman"/>
    </style:style>
    <style:style style:name="T1790" style:parent-style-name="Policepardéfaut" style:family="text">
      <style:text-properties style:font-name-complex="Times New Roman"/>
    </style:style>
    <style:style style:name="T1791" style:parent-style-name="Policepardéfaut" style:family="text">
      <style:text-properties style:font-name-complex="Times New Roman"/>
    </style:style>
    <style:style style:name="T1792" style:parent-style-name="Policepardéfaut" style:family="text">
      <style:text-properties style:font-name-complex="Times New Roman" fo:font-style="italic" style:font-style-asian="italic"/>
    </style:style>
    <style:style style:name="T1793" style:parent-style-name="Policepardéfaut" style:family="text">
      <style:text-properties style:font-name-complex="Times New Roman"/>
    </style:style>
    <style:style style:name="T1794" style:parent-style-name="Policepardéfaut" style:family="text">
      <style:text-properties style:font-name-complex="Times New Roman"/>
    </style:style>
    <style:style style:name="T1795" style:parent-style-name="Policepardéfaut" style:family="text">
      <style:text-properties style:font-name-complex="Times New Roman"/>
    </style:style>
    <style:style style:name="T1796" style:parent-style-name="Policepardéfaut" style:family="text">
      <style:text-properties style:text-position="super 66.6%"/>
    </style:style>
    <style:style style:name="T1797" style:parent-style-name="Policepardéfaut" style:family="text">
      <style:text-properties style:font-name-complex="Times New Roman"/>
    </style:style>
    <style:style style:name="T1798" style:parent-style-name="Policepardéfaut" style:family="text">
      <style:text-properties style:font-name-complex="Times New Roman"/>
    </style:style>
    <style:style style:name="T1799" style:parent-style-name="Policepardéfaut" style:family="text">
      <style:text-properties style:font-name-complex="Times New Roman"/>
    </style:style>
    <style:style style:name="T1800" style:parent-style-name="Policepardéfaut" style:family="text">
      <style:text-properties style:font-name-complex="Times New Roman"/>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style:style>
    <style:style style:name="T1803" style:parent-style-name="Policepardéfaut" style:family="text">
      <style:text-properties style:font-name-complex="Times New Roman" fo:font-style="italic" style:font-style-asian="italic"/>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font-name-complex="Times New Roman"/>
    </style:style>
    <style:style style:name="T1809" style:parent-style-name="Policepardéfaut" style:family="text">
      <style:text-properties style:font-name-complex="Times New Roman" fo:font-style="italic" style:font-style-asian="italic"/>
    </style:style>
    <style:style style:name="T1810" style:parent-style-name="Policepardéfaut" style:family="text">
      <style:text-properties style:font-name-complex="Times New Roman"/>
    </style:style>
    <style:style style:name="T1811" style:parent-style-name="Policepardéfaut" style:family="text">
      <style:text-properties style:font-name-complex="Times New Roman"/>
    </style:style>
    <style:style style:name="T1812" style:parent-style-name="Policepardéfaut" style:family="text">
      <style:text-properties style:font-name-complex="Times New Roman" fo:font-style="italic" style:font-style-asian="italic"/>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fo:font-style="italic" style:font-style-asian="italic"/>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fo:font-style="italic" style:font-style-asian="italic"/>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style:font-name-complex="Times New Roman"/>
    </style:style>
    <style:style style:name="T1825" style:parent-style-name="Policepardéfaut" style:family="text">
      <style:text-properties style:font-name-complex="Times New Roman"/>
    </style:style>
    <style:style style:name="T1826" style:parent-style-name="Policepardéfaut"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style:style>
    <style:style style:name="T1840" style:parent-style-name="Policepardéfaut" style:family="text">
      <style:text-properties style:font-name-complex="Times New Roman"/>
    </style:style>
    <style:style style:name="T1841" style:parent-style-name="Policepardéfaut" style:family="text">
      <style:text-properties style:font-name-complex="Times New Roman"/>
    </style:style>
    <style:style style:name="T1842" style:parent-style-name="Policepardéfaut" style:family="text">
      <style:text-properties style:font-name-complex="Times New Roman"/>
    </style:style>
    <style:style style:name="T1843" style:parent-style-name="Policepardéfaut" style:family="text">
      <style:text-properties style:font-name-complex="Times New Roman"/>
    </style:style>
    <style:style style:name="T1844" style:parent-style-name="Policepardéfaut" style:family="text">
      <style:text-properties style:font-name-complex="Times New Roman"/>
    </style:style>
    <style:style style:name="T1845" style:parent-style-name="Policepardéfaut" style:family="text">
      <style:text-properties style:font-name-complex="Times New Roman"/>
    </style:style>
    <style:style style:name="T1846" style:parent-style-name="Policepardéfaut" style:family="text">
      <style:text-properties style:font-name-complex="Times New Roman"/>
    </style:style>
    <style:style style:name="T1847" style:parent-style-name="Policepardéfaut" style:family="text">
      <style:text-properties style:font-name-complex="Times New Roman"/>
    </style:style>
    <style:style style:name="T1848" style:parent-style-name="Policepardéfaut" style:family="text">
      <style:text-properties style:font-name-complex="Times New Roman"/>
    </style:style>
    <style:style style:name="T1849" style:parent-style-name="Policepardéfaut" style:family="text">
      <style:text-properties style:font-name-complex="Times New Roman"/>
    </style:style>
    <style:style style:name="T1850" style:parent-style-name="Policepardéfaut" style:family="text">
      <style:text-properties style:font-name-complex="Times New Roman"/>
    </style:style>
    <style:style style:name="T1851" style:parent-style-name="Policepardéfaut" style:family="text">
      <style:text-properties style:font-name-complex="Times New Roman"/>
    </style:style>
    <style:style style:name="T1852" style:parent-style-name="Policepardéfaut" style:family="text">
      <style:text-properties style:font-name-complex="Times New Roman"/>
    </style:style>
    <style:style style:name="T1853" style:parent-style-name="Policepardéfaut" style:family="text">
      <style:text-properties style:font-name-complex="Times New Roman"/>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style:text-position="super 66.6%"/>
    </style:style>
    <style:style style:name="T1861" style:parent-style-name="Policepardéfaut" style:family="text">
      <style:text-properties style:font-name-complex="Times New Roman"/>
    </style:style>
    <style:style style:name="T1862" style:parent-style-name="Policepardéfaut" style:family="text">
      <style:text-properties style:font-name-complex="Times New Roman"/>
    </style:style>
    <style:style style:name="T1863" style:parent-style-name="Policepardéfaut" style:family="text">
      <style:text-properties style:font-name-complex="Times New Roman"/>
    </style:style>
    <style:style style:name="T1864" style:parent-style-name="Policepardéfaut" style:family="text">
      <style:text-properties style:font-name-complex="Times New Roman"/>
    </style:style>
    <style:style style:name="T1865" style:parent-style-name="Policepardéfaut" style:family="text">
      <style:text-properties style:font-name-complex="Times New Roman"/>
    </style:style>
    <style:style style:name="T1866" style:parent-style-name="Policepardéfaut" style:family="text">
      <style:text-properties style:font-name-complex="Times New Roman"/>
    </style:style>
    <style:style style:name="T1867" style:parent-style-name="Policepardéfaut" style:family="text">
      <style:text-properties style:font-name-complex="Times New Roman"/>
    </style:style>
    <style:style style:name="T1868" style:parent-style-name="Policepardéfaut" style:family="text">
      <style:text-properties style:font-name-complex="Times New Roman"/>
    </style:style>
    <style:style style:name="T1869" style:parent-style-name="Policepardéfaut" style:family="text">
      <style:text-properties style:font-name-complex="Times New Roman"/>
    </style:style>
    <style:style style:name="T1870" style:parent-style-name="Policepardéfaut" style:family="text">
      <style:text-properties style:font-name-complex="Times New Roman"/>
    </style:style>
    <style:style style:name="T1871" style:parent-style-name="Policepardéfaut" style:family="text">
      <style:text-properties style:font-name-complex="Times New Roman"/>
    </style:style>
    <style:style style:name="T1872" style:parent-style-name="Policepardéfaut" style:family="text">
      <style:text-properties style:font-name-complex="Times New Roman" style:text-position="super 66.6%"/>
    </style:style>
    <style:style style:name="T1873" style:parent-style-name="Policepardéfaut" style:family="text">
      <style:text-properties style:font-name-complex="Times New Roman"/>
    </style:style>
    <style:style style:name="T1874" style:parent-style-name="Policepardéfaut" style:family="text">
      <style:text-properties style:font-name-complex="Times New Roman"/>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fo:font-style="italic" style:font-style-asian="italic"/>
    </style:style>
    <style:style style:name="T1882" style:parent-style-name="Policepardéfaut" style:family="text">
      <style:text-properties style:font-name-complex="Times New Roman"/>
    </style:style>
    <style:style style:name="T1883" style:parent-style-name="Policepardéfaut" style:family="text">
      <style:text-properties style:font-name-complex="Times New Roman"/>
    </style:style>
    <style:style style:name="T1884" style:parent-style-name="Policepardéfaut" style:family="text">
      <style:text-properties style:font-name-complex="Times New Roman"/>
    </style:style>
    <style:style style:name="T1885" style:parent-style-name="Policepardéfaut" style:family="text">
      <style:text-properties style:font-name-complex="Times New Roman"/>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style:style>
    <style:style style:name="T1888" style:parent-style-name="Policepardéfaut" style:family="text">
      <style:text-properties style:font-name-complex="Times New Roman"/>
    </style:style>
    <style:style style:name="T1889" style:parent-style-name="Policepardéfaut" style:family="text">
      <style:text-properties style:font-name-complex="Times New Roman"/>
    </style:style>
    <style:style style:name="T1890" style:parent-style-name="Policepardéfaut" style:family="text">
      <style:text-properties style:font-name-complex="Times New Roman"/>
    </style:style>
    <style:style style:name="T1891" style:parent-style-name="Policepardéfaut" style:family="text">
      <style:text-properties style:font-name-complex="Times New Roman"/>
    </style:style>
    <style:style style:name="T1892" style:parent-style-name="Policepardéfaut" style:family="text">
      <style:text-properties style:font-name-complex="Times New Roman"/>
    </style:style>
    <style:style style:name="T1893" style:parent-style-name="Policepardéfaut" style:family="text">
      <style:text-properties style:font-name-complex="Times New Roman"/>
    </style:style>
    <style:style style:name="T1894" style:parent-style-name="Policepardéfaut" style:family="text">
      <style:text-properties style:font-name-complex="Times New Roman"/>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T1899" style:parent-style-name="Policepardéfaut" style:family="text">
      <style:text-properties style:font-name-complex="Times New Roman"/>
    </style:style>
    <style:style style:name="T1900" style:parent-style-name="Policepardéfaut" style:family="text">
      <style:text-properties style:font-name-complex="Times New Roman"/>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style:style>
    <style:style style:name="T1905" style:parent-style-name="Policepardéfaut" style:family="text">
      <style:text-properties style:font-name-complex="Times New Roman"/>
    </style:style>
    <style:style style:name="T1906" style:parent-style-name="Policepardéfaut" style:family="text">
      <style:text-properties style:font-name-complex="Times New Roman"/>
    </style:style>
    <style:style style:name="T1907" style:parent-style-name="Policepardéfaut" style:family="text">
      <style:text-properties style:font-name-complex="Times New Roman" fo:font-style="italic" style:font-style-asian="italic"/>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style:style>
    <style:style style:name="T1915" style:parent-style-name="Policepardéfaut" style:family="text">
      <style:text-properties style:font-name-complex="Times New Roman"/>
    </style:style>
    <style:style style:name="T1916" style:parent-style-name="Policepardéfaut" style:family="text">
      <style:text-properties style:font-name-complex="Times New Roman"/>
    </style:style>
    <style:style style:name="P1917" style:parent-style-name="Corpsdetexte" style:family="paragraph">
      <style:text-properties style:font-name-complex="Times New Roman"/>
    </style:style>
    <style:style style:name="P1918" style:parent-style-name="Corpsdetexte" style:family="paragraph">
      <style:text-properties style:font-name-complex="Times New Roman"/>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text-position="super 66.6%"/>
    </style:style>
    <style:style style:name="T1921" style:parent-style-name="Policepardéfaut" style:family="text">
      <style:text-properties style:font-name-complex="Times New Roman"/>
    </style:style>
    <style:style style:name="T1922" style:parent-style-name="Policepardéfaut" style:family="text">
      <style:text-properties style:font-name-complex="Times New Roman" fo:font-style="italic" style:font-style-asian="italic"/>
    </style:style>
    <style:style style:name="T1923" style:parent-style-name="Policepardéfaut" style:family="text">
      <style:text-properties style:font-name-complex="Times New Roman" fo:font-style="italic" style:font-style-asian="italic"/>
    </style:style>
    <style:style style:name="T1924" style:parent-style-name="Policepardéfaut" style:family="text">
      <style:text-properties style:font-name-complex="Times New Roman" fo:font-style="italic" style:font-style-asian="italic"/>
    </style:style>
    <style:style style:name="T1925" style:parent-style-name="Policepardéfaut" style:family="text">
      <style:text-properties style:font-name-complex="Times New Roman"/>
    </style:style>
    <style:style style:name="T1926" style:parent-style-name="Policepardéfaut" style:family="text">
      <style:text-properties style:font-name-complex="Times New Roman"/>
    </style:style>
    <style:style style:name="T1927" style:parent-style-name="Policepardéfaut" style:family="text">
      <style:text-properties style:font-name-complex="Times New Roman" style:text-position="super 66.6%"/>
    </style:style>
    <style:style style:name="T1928" style:parent-style-name="Policepardéfaut" style:family="text">
      <style:text-properties style:font-name-complex="Times New Roman"/>
    </style:style>
    <style:style style:name="T1929" style:parent-style-name="Policepardéfaut" style:family="text">
      <style:text-properties style:font-name-complex="Times New Roman" fo:font-style="italic" style:font-style-asian="italic"/>
    </style:style>
    <style:style style:name="T1930" style:parent-style-name="Policepardéfaut" style:family="text">
      <style:text-properties style:font-name-complex="Times New Roman"/>
    </style:style>
    <style:style style:name="T1931" style:parent-style-name="Policepardéfaut" style:family="text">
      <style:text-properties style:font-name-complex="Times New Roman"/>
    </style:style>
    <style:style style:name="T1932" style:parent-style-name="Policepardéfaut" style:family="text">
      <style:text-properties style:font-name-complex="Times New Roman" style:text-position="super 66.6%"/>
    </style:style>
    <style:style style:name="T1933" style:parent-style-name="Policepardéfaut" style:family="text">
      <style:text-properties style:font-name-complex="Times New Roman"/>
    </style:style>
    <style:style style:name="T1934" style:parent-style-name="Policepardéfaut" style:family="text">
      <style:text-properties style:font-name-complex="Times New Roman" fo:font-style="italic" style:font-style-asian="italic"/>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fo:font-style="italic" style:font-style-asian="italic"/>
    </style:style>
    <style:style style:name="T1938" style:parent-style-name="Policepardéfaut" style:family="text">
      <style:text-properties style:font-name-complex="Times New Roman"/>
    </style:style>
    <style:style style:name="T1939" style:parent-style-name="Policepardéfaut" style:family="text">
      <style:text-properties style:font-name-complex="Times New Roman"/>
    </style:style>
    <style:style style:name="T1940" style:parent-style-name="Policepardéfaut" style:family="text">
      <style:text-properties style:font-name-complex="Times New Roman"/>
    </style:style>
    <style:style style:name="T1941" style:parent-style-name="Policepardéfaut" style:family="text">
      <style:text-properties style:font-name-complex="Times New Roman"/>
    </style:style>
    <style:style style:name="P1942" style:parent-style-name="Corpsdetexte" style:family="paragraph">
      <style:text-properties style:font-name-complex="Times New Roman"/>
    </style:style>
    <style:style style:name="T1943" style:parent-style-name="Policepardéfaut" style:family="text">
      <style:text-properties style:font-name-complex="Times New Roman"/>
    </style:style>
    <style:style style:name="T1944" style:parent-style-name="Policepardéfaut" style:family="text">
      <style:text-properties style:font-name-complex="Times New Roman"/>
    </style:style>
    <style:style style:name="T1945" style:parent-style-name="Policepardéfaut" style:family="text">
      <style:text-properties style:font-name-complex="Times New Roman" style:text-position="super 66.6%"/>
    </style:style>
    <style:style style:name="T1946" style:parent-style-name="Policepardéfaut" style:family="text">
      <style:text-properties style:font-name-complex="Times New Roman"/>
    </style:style>
    <style:style style:name="T1947" style:parent-style-name="Policepardéfaut" style:family="text">
      <style:text-properties style:font-name-complex="Times New Roman"/>
    </style:style>
    <style:style style:name="T1948" style:parent-style-name="Policepardéfaut" style:family="text">
      <style:text-properties style:font-name-complex="Times New Roman"/>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style:style>
    <style:style style:name="T1951" style:parent-style-name="Policepardéfaut" style:family="text">
      <style:text-properties style:font-name-complex="Times New Roman"/>
    </style:style>
    <style:style style:name="T1952" style:parent-style-name="Policepardéfaut" style:family="text">
      <style:text-properties style:font-name-complex="Times New Roman"/>
    </style:style>
    <style:style style:name="T1953" style:parent-style-name="Policepardéfaut" style:family="text">
      <style:text-properties style:font-name-complex="Times New Roman"/>
    </style:style>
    <style:style style:name="T1954" style:parent-style-name="Policepardéfaut" style:family="text">
      <style:text-properties style:font-name-complex="Times New Roman"/>
    </style:style>
    <style:style style:name="T1955" style:parent-style-name="Policepardéfaut" style:family="text">
      <style:text-properties style:font-name-complex="Times New Roman"/>
    </style:style>
    <style:style style:name="T1956" style:parent-style-name="Policepardéfaut" style:family="text">
      <style:text-properties style:font-name-complex="Times New Roman"/>
    </style:style>
    <style:style style:name="T1957" style:parent-style-name="Policepardéfaut" style:family="text">
      <style:text-properties style:font-name-complex="Times New Roman"/>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fo:font-style="italic" style:font-style-asian="italic"/>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fo:font-style="italic" style:font-style-asian="italic"/>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style:font-name-complex="Times New Roman"/>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fo:font-style="italic" style:font-style-asian="italic"/>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fo:font-style="italic" style:font-style-asian="italic"/>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fo:font-style="italic" style:font-style-asian="italic"/>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style:font-name-complex="Times New Roman"/>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fo:font-style="italic" style:font-style-asian="italic"/>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style:style>
    <style:style style:name="P2014" style:parent-style-name="Corpsdetexte" style:family="paragraph">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fo:font-style="italic" style:font-style-asian="italic"/>
    </style:style>
    <style:style style:name="T2017" style:parent-style-name="Policepardéfaut" style:family="text">
      <style:text-properties style:font-name-complex="Times New Roman" fo:font-style="italic" style:font-style-asian="italic"/>
    </style:style>
    <style:style style:name="T2018" style:parent-style-name="Policepardéfaut" style:family="text">
      <style:text-properties style:font-name-complex="Times New Roman" fo:font-style="italic" style:font-style-asian="italic"/>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style:font-name-complex="Times New Roman"/>
    </style:style>
    <style:style style:name="T2033" style:parent-style-name="Policepardéfaut" style:family="text">
      <style:text-properties style:font-name-complex="Times New Roman"/>
    </style:style>
    <style:style style:name="T2034" style:parent-style-name="Policepardéfaut" style:family="text">
      <style:text-properties style:font-name-complex="Times New Roman"/>
    </style:style>
    <style:style style:name="T2035" style:parent-style-name="Policepardéfaut" style:family="text">
      <style:text-properties style:font-name-complex="Times New Roman"/>
    </style:style>
    <style:style style:name="T2036" style:parent-style-name="Policepardéfaut" style:family="text">
      <style:text-properties style:font-name-complex="Times New Roman"/>
    </style:style>
    <style:style style:name="T2037" style:parent-style-name="Policepardéfaut" style:family="text">
      <style:text-properties style:font-name-complex="Times New Roman"/>
    </style:style>
    <style:style style:name="T2038" style:parent-style-name="Policepardéfaut" style:family="text">
      <style:text-properties style:font-name-complex="Times New Roman"/>
    </style:style>
    <style:style style:name="T2039" style:parent-style-name="Policepardéfaut" style:family="text">
      <style:text-properties style:font-name-complex="Times New Roman"/>
    </style:style>
    <style:style style:name="T2040" style:parent-style-name="quote.c" style:family="text">
      <style:text-properties fo:font-style="italic" style:font-style-asian="italic"/>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fo:font-style="italic" style:font-style-asian="italic"/>
    </style:style>
    <style:style style:name="T2043" style:parent-style-name="Policepardéfaut" style:family="text">
      <style:text-properties style:font-name-complex="Times New Roman"/>
    </style:style>
    <style:style style:name="T2044" style:parent-style-name="Policepardéfaut" style:family="text">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style:style>
    <style:style style:name="T2049" style:parent-style-name="Policepardéfaut" style:family="text">
      <style:text-properties style:font-name-complex="Times New Roman"/>
    </style:style>
    <style:style style:name="T2050" style:parent-style-name="Policepardéfaut" style:family="text">
      <style:text-properties style:font-name-complex="Times New Roman"/>
    </style:style>
    <style:style style:name="T2051" style:parent-style-name="Policepardéfaut" style:family="text">
      <style:text-properties style:font-name-complex="Times New Roman"/>
    </style:style>
    <style:style style:name="T2052" style:parent-style-name="Policepardéfaut" style:family="text">
      <style:text-properties style:font-name-complex="Times New Roman"/>
    </style:style>
    <style:style style:name="T2053" style:parent-style-name="Policepardéfaut" style:family="text">
      <style:text-properties style:font-name-complex="Times New Roman"/>
    </style:style>
    <style:style style:name="T2054" style:parent-style-name="Policepardéfaut" style:family="text">
      <style:text-properties style:font-name-complex="Times New Roman" fo:font-style="italic" style:font-style-asian="italic"/>
    </style:style>
    <style:style style:name="T2055" style:parent-style-name="Policepardéfaut" style:family="text">
      <style:text-properties style:font-name-complex="Times New Roman" fo:font-style="italic" style:font-style-asian="italic"/>
    </style:style>
    <style:style style:name="T2056" style:parent-style-name="Policepardéfaut" style:family="text">
      <style:text-properties style:font-name-complex="Times New Roman" fo:font-style="italic" style:font-style-asian="italic"/>
    </style:style>
    <style:style style:name="T2057" style:parent-style-name="Policepardéfaut" style:family="text">
      <style:text-properties style:font-name-complex="Times New Roman"/>
    </style:style>
    <style:style style:name="T2058" style:parent-style-name="Policepardéfaut" style:family="text">
      <style:text-properties style:font-name-complex="Times New Roman"/>
    </style:style>
    <style:style style:name="T2059" style:parent-style-name="Policepardéfaut" style:family="text">
      <style:text-properties style:font-name-complex="Times New Roman" fo:font-style="italic" style:font-style-asian="italic"/>
    </style:style>
    <style:style style:name="T2060" style:parent-style-name="Policepardéfaut" style:family="text">
      <style:text-properties style:font-name-complex="Times New Roman"/>
    </style:style>
    <style:style style:name="T2061" style:parent-style-name="Policepardéfaut" style:family="text">
      <style:text-properties style:font-name-complex="Times New Roman"/>
    </style:style>
    <style:style style:name="T2062" style:parent-style-name="Policepardéfaut" style:family="text">
      <style:text-properties style:font-name-complex="Times New Roman"/>
    </style:style>
    <style:style style:name="T2063" style:parent-style-name="Policepardéfaut" style:family="text">
      <style:text-properties style:font-name-complex="Times New Roman"/>
    </style:style>
    <style:style style:name="T2064" style:parent-style-name="Policepardéfaut" style:family="text">
      <style:text-properties style:font-name-complex="Times New Roman"/>
    </style:style>
    <style:style style:name="T2065" style:parent-style-name="Policepardéfaut" style:family="text">
      <style:text-properties style:font-name-complex="Times New Roman"/>
    </style:style>
    <style:style style:name="T2066" style:parent-style-name="Policepardéfaut" style:family="text">
      <style:text-properties style:font-name-complex="Times New Roman"/>
    </style:style>
    <style:style style:name="T2067" style:parent-style-name="Policepardéfaut" style:family="text">
      <style:text-properties style:font-name-complex="Times New Roman"/>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style:style>
    <style:style style:name="T2071" style:parent-style-name="Policepardéfaut" style:family="text">
      <style:text-properties style:font-name-complex="Times New Roman"/>
    </style:style>
    <style:style style:name="T2072" style:parent-style-name="quote.c" style:family="text">
      <style:text-properties fo:font-style="italic" style:font-style-asian="italic"/>
    </style:style>
    <style:style style:name="T2073" style:parent-style-name="quote.c" style:family="text">
      <style:text-properties fo:font-style="italic" style:font-style-asian="italic"/>
    </style:style>
    <style:style style:name="T2074" style:parent-style-name="Policepardéfaut" style:family="text">
      <style:text-properties style:font-name-complex="Times New Roman"/>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style:style>
    <style:style style:name="T2077" style:parent-style-name="Policepardéfaut" style:family="text">
      <style:text-properties style:font-name-complex="Times New Roman"/>
    </style:style>
    <style:style style:name="T2078" style:parent-style-name="Policepardéfaut" style:family="text">
      <style:text-properties style:font-name-complex="Times New Roman"/>
    </style:style>
    <style:style style:name="T2079" style:parent-style-name="Policepardéfaut" style:family="text">
      <style:text-properties style:font-name-complex="Times New Roman"/>
    </style:style>
    <style:style style:name="T2080" style:parent-style-name="Policepardéfaut" style:family="text">
      <style:text-properties style:font-name-complex="Times New Roman"/>
    </style:style>
    <style:style style:name="T2081" style:parent-style-name="Policepardéfaut" style:family="text">
      <style:text-properties style:font-name-complex="Times New Roman"/>
    </style:style>
    <style:style style:name="T2082" style:parent-style-name="Policepardéfaut" style:family="text">
      <style:text-properties style:font-name-complex="Times New Roman"/>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T2086" style:parent-style-name="Policepardéfaut" style:family="text">
      <style:text-properties style:font-name-complex="Times New Roman"/>
    </style:style>
    <style:style style:name="T2087" style:parent-style-name="Policepardéfaut" style:family="text">
      <style:text-properties style:font-name-complex="Times New Roman"/>
    </style:style>
    <style:style style:name="T2088" style:parent-style-name="Policepardéfaut" style:family="text">
      <style:text-properties style:font-name-complex="Times New Roman"/>
    </style:style>
    <style:style style:name="T2089" style:parent-style-name="Policepardéfaut" style:family="text">
      <style:text-properties style:font-name-complex="Times New Roman"/>
    </style:style>
    <style:style style:name="T2090" style:parent-style-name="Policepardéfaut" style:family="text">
      <style:text-properties style:font-name-complex="Times New Roman"/>
    </style:style>
    <style:style style:name="T2091" style:parent-style-name="Policepardéfaut" style:family="text">
      <style:text-properties style:font-name-complex="Times New Roman"/>
    </style:style>
    <style:style style:name="T2092" style:parent-style-name="Policepardéfaut" style:family="text">
      <style:text-properties style:font-name-complex="Times New Roman"/>
    </style:style>
    <style:style style:name="T2093" style:parent-style-name="Policepardéfaut" style:family="text">
      <style:text-properties style:font-name-complex="Times New Roman"/>
    </style:style>
    <style:style style:name="T2094" style:parent-style-name="Policepardéfaut" style:family="text">
      <style:text-properties style:font-name-complex="Times New Roman"/>
    </style:style>
    <style:style style:name="T2095" style:parent-style-name="Policepardéfaut" style:family="text">
      <style:text-properties style:font-name-complex="Times New Roman"/>
    </style:style>
    <style:style style:name="T2096" style:parent-style-name="Policepardéfaut" style:family="text">
      <style:text-properties style:font-name-complex="Times New Roman"/>
    </style:style>
    <style:style style:name="T2097" style:parent-style-name="Policepardéfaut"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style:style>
    <style:style style:name="T2100" style:parent-style-name="Policepardéfaut" style:family="text">
      <style:text-properties style:font-name-complex="Times New Roman"/>
    </style:style>
    <style:style style:name="T2101" style:parent-style-name="Policepardéfaut" style:family="text">
      <style:text-properties style:font-name-complex="Times New Roman"/>
    </style:style>
    <style:style style:name="T2102" style:parent-style-name="Policepardéfaut" style:family="text">
      <style:text-properties style:font-name-complex="Times New Roman"/>
    </style:style>
    <style:style style:name="T2103" style:parent-style-name="Policepardéfaut" style:family="text">
      <style:text-properties style:font-name-complex="Times New Roman"/>
    </style:style>
    <style:style style:name="T2104" style:parent-style-name="Policepardéfaut" style:family="text">
      <style:text-properties style:font-name-complex="Times New Roman"/>
    </style:style>
    <style:style style:name="T2105" style:parent-style-name="Policepardéfaut" style:family="text">
      <style:text-properties style:font-name-complex="Times New Roman"/>
    </style:style>
    <style:style style:name="T2106" style:parent-style-name="Policepardéfaut" style:family="text">
      <style:text-properties style:font-name-complex="Times New Roman"/>
    </style:style>
    <style:style style:name="T2107" style:parent-style-name="Policepardéfaut" style:family="text">
      <style:text-properties style:font-name-complex="Times New Roman"/>
    </style:style>
    <style:style style:name="T2108" style:parent-style-name="Policepardéfaut" style:family="text">
      <style:text-properties style:font-name-complex="Times New Roman"/>
    </style:style>
    <style:style style:name="T2109" style:parent-style-name="Policepardéfaut" style:family="text">
      <style:text-properties style:font-name-complex="Times New Roman"/>
    </style:style>
    <style:style style:name="T2110" style:parent-style-name="Policepardéfaut" style:family="text">
      <style:text-properties style:font-name-complex="Times New Roman"/>
    </style:style>
    <style:style style:name="T2111" style:parent-style-name="Policepardéfaut" style:family="text">
      <style:text-properties style:font-name-complex="Times New Roman"/>
    </style:style>
    <style:style style:name="T2112" style:parent-style-name="Policepardéfaut" style:family="text">
      <style:text-properties style:font-name-complex="Times New Roman"/>
    </style:style>
    <style:style style:name="T2113" style:parent-style-name="Policepardéfaut" style:family="text">
      <style:text-properties style:font-name-complex="Times New Roman"/>
    </style:style>
    <style:style style:name="T2114" style:parent-style-name="Policepardéfaut" style:family="text">
      <style:text-properties style:font-name-complex="Times New Roman"/>
    </style:style>
    <style:style style:name="T2115" style:parent-style-name="Policepardéfaut" style:family="text">
      <style:text-properties style:font-name-complex="Times New Roman"/>
    </style:style>
    <style:style style:name="T2116" style:parent-style-name="Policepardéfaut" style:family="text">
      <style:text-properties style:text-position="super 66.6%"/>
    </style:style>
    <style:style style:name="T2117" style:parent-style-name="Policepardéfaut" style:family="text">
      <style:text-properties style:font-name-complex="Times New Roman"/>
    </style:style>
    <style:style style:name="T2118" style:parent-style-name="Policepardéfaut" style:family="text">
      <style:text-properties style:font-name-complex="Times New Roman"/>
    </style:style>
    <style:style style:name="T2119" style:parent-style-name="Policepardéfaut" style:family="text">
      <style:text-properties style:font-name-complex="Times New Roman"/>
    </style:style>
    <style:style style:name="T2120" style:parent-style-name="Policepardéfaut" style:family="text">
      <style:text-properties style:font-name-complex="Times New Roman"/>
    </style:style>
    <style:style style:name="T2121" style:parent-style-name="quote.c" style:family="text">
      <style:text-properties fo:font-style="italic" style:font-style-asian="italic"/>
    </style:style>
    <style:style style:name="T2122" style:parent-style-name="Policepardéfaut" style:family="text">
      <style:text-properties style:font-name-complex="Times New Roman"/>
    </style:style>
    <style:style style:name="T2123" style:parent-style-name="Policepardéfaut" style:family="text">
      <style:text-properties style:font-name-complex="Times New Roman"/>
    </style:style>
    <style:style style:name="T2124" style:parent-style-name="Policepardéfaut" style:family="text">
      <style:text-properties style:font-name-complex="Times New Roman"/>
    </style:style>
    <style:style style:name="T2125" style:parent-style-name="Policepardéfaut" style:family="text">
      <style:text-properties style:font-name-complex="Times New Roman"/>
    </style:style>
    <style:style style:name="T2126" style:parent-style-name="Policepardéfaut" style:family="text">
      <style:text-properties style:font-name-complex="Times New Roman"/>
    </style:style>
    <style:style style:name="T2127" style:parent-style-name="Policepardéfaut" style:family="text">
      <style:text-properties style:font-name-complex="Times New Roman"/>
    </style:style>
    <style:style style:name="T2128" style:parent-style-name="Policepardéfaut" style:family="text">
      <style:text-properties style:font-name-complex="Times New Roman"/>
    </style:style>
    <style:style style:name="T2129" style:parent-style-name="Policepardéfaut" style:family="text">
      <style:text-properties style:font-name-complex="Times New Roman"/>
    </style:style>
    <style:style style:name="T2130" style:parent-style-name="Policepardéfaut" style:family="text">
      <style:text-properties style:font-name-complex="Times New Roman"/>
    </style:style>
    <style:style style:name="T2131" style:parent-style-name="Policepardéfaut" style:family="text">
      <style:text-properties style:font-name-complex="Times New Roman"/>
    </style:style>
    <style:style style:name="T2132" style:parent-style-name="Policepardéfaut" style:family="text">
      <style:text-properties style:font-name-complex="Times New Roman"/>
    </style:style>
    <style:style style:name="T2133" style:parent-style-name="Policepardéfaut" style:family="text">
      <style:text-properties style:font-name-complex="Times New Roman"/>
    </style:style>
    <style:style style:name="T2134" style:parent-style-name="Policepardéfaut" style:family="text">
      <style:text-properties style:text-position="super 66.6%"/>
    </style:style>
    <style:style style:name="T2135" style:parent-style-name="Policepardéfaut" style:family="text">
      <style:text-properties style:font-name-complex="Times New Roman"/>
    </style:style>
    <style:style style:name="T2136" style:parent-style-name="Policepardéfaut" style:family="text">
      <style:text-properties style:font-name-complex="Times New Roman"/>
    </style:style>
    <style:style style:name="T2137" style:parent-style-name="Policepardéfaut" style:family="text">
      <style:text-properties style:font-name-complex="Times New Roman"/>
    </style:style>
    <style:style style:name="T2138" style:parent-style-name="Policepardéfaut" style:family="text">
      <style:text-properties style:font-name-complex="Times New Roman"/>
    </style:style>
    <style:style style:name="T2139" style:parent-style-name="Policepardéfaut" style:family="text">
      <style:text-properties style:font-name-complex="Times New Roman"/>
    </style:style>
    <style:style style:name="T2140" style:parent-style-name="Policepardéfaut" style:family="text">
      <style:text-properties style:font-name-complex="Times New Roman"/>
    </style:style>
    <style:style style:name="T2141" style:parent-style-name="Policepardéfaut" style:family="text">
      <style:text-properties style:font-name-complex="Times New Roman"/>
    </style:style>
    <style:style style:name="T2142" style:parent-style-name="Policepardéfaut" style:family="text">
      <style:text-properties style:font-name-complex="Times New Roman"/>
    </style:style>
    <style:style style:name="T2143" style:parent-style-name="Policepardéfaut" style:family="text">
      <style:text-properties style:font-name-complex="Times New Roman"/>
    </style:style>
    <style:style style:name="T2144" style:parent-style-name="Policepardéfaut" style:family="text">
      <style:text-properties style:font-name-complex="Times New Roman"/>
    </style:style>
    <style:style style:name="T2145" style:parent-style-name="Policepardéfaut" style:family="text">
      <style:text-properties style:font-name-complex="Times New Roman"/>
    </style:style>
    <style:style style:name="T2146" style:parent-style-name="Policepardéfaut" style:family="text">
      <style:text-properties style:font-name-complex="Times New Roman"/>
    </style:style>
    <style:style style:name="T2147" style:parent-style-name="Policepardéfaut" style:family="text">
      <style:text-properties style:font-name-complex="Times New Roman"/>
    </style:style>
    <style:style style:name="T2148" style:parent-style-name="Policepardéfaut" style:family="text">
      <style:text-properties style:font-name-complex="Times New Roman"/>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style:style>
    <style:style style:name="T2153" style:parent-style-name="Policepardéfaut" style:family="text">
      <style:text-properties style:font-name-complex="Times New Roman"/>
    </style:style>
    <style:style style:name="T2154" style:parent-style-name="Policepardéfaut" style:family="text">
      <style:text-properties style:font-name-complex="Times New Roman"/>
    </style:style>
    <style:style style:name="T2155" style:parent-style-name="Policepardéfaut" style:family="text">
      <style:text-properties style:font-name-complex="Times New Roman"/>
    </style:style>
    <style:style style:name="T2156" style:parent-style-name="Policepardéfaut" style:family="text">
      <style:text-properties style:font-name-complex="Times New Roman"/>
    </style:style>
    <style:style style:name="T2157" style:parent-style-name="Policepardéfaut" style:family="text">
      <style:text-properties style:font-name-complex="Times New Roman"/>
    </style:style>
    <style:style style:name="T2158" style:parent-style-name="Policepardéfaut" style:family="text">
      <style:text-properties style:font-name-complex="Times New Roman"/>
    </style:style>
    <style:style style:name="T2159" style:parent-style-name="Policepardéfaut" style:family="text">
      <style:text-properties style:font-name-complex="Times New Roman"/>
    </style:style>
    <style:style style:name="T2160" style:parent-style-name="Policepardéfaut" style:family="text">
      <style:text-properties style:font-name-complex="Times New Roman"/>
    </style:style>
    <style:style style:name="T2161" style:parent-style-name="Policepardéfaut" style:family="text">
      <style:text-properties style:font-name-complex="Times New Roman"/>
    </style:style>
    <style:style style:name="T2162" style:parent-style-name="Policepardéfaut" style:family="text">
      <style:text-properties style:font-name-complex="Times New Roman"/>
    </style:style>
    <style:style style:name="T2163" style:parent-style-name="Policepardéfaut" style:family="text">
      <style:text-properties style:font-name-complex="Times New Roman"/>
    </style:style>
    <style:style style:name="T2164" style:parent-style-name="Policepardéfaut" style:family="text">
      <style:text-properties style:font-name-complex="Times New Roman"/>
    </style:style>
    <style:style style:name="T2165" style:parent-style-name="Policepardéfaut" style:family="text">
      <style:text-properties style:font-name-complex="Times New Roman"/>
    </style:style>
    <style:style style:name="T2166" style:parent-style-name="Policepardéfaut" style:family="text">
      <style:text-properties style:font-name-complex="Times New Roman"/>
    </style:style>
    <style:style style:name="T2167" style:parent-style-name="Policepardéfaut" style:family="text">
      <style:text-properties style:font-name-complex="Times New Roman"/>
    </style:style>
    <style:style style:name="T2168" style:parent-style-name="Policepardéfaut" style:family="text">
      <style:text-properties style:font-name-complex="Times New Roman" fo:font-style="italic" style:font-style-asian="italic"/>
    </style:style>
    <style:style style:name="T2169" style:parent-style-name="Policepardéfaut" style:family="text">
      <style:text-properties style:font-name-complex="Times New Roman" fo:font-style="italic" style:font-style-asian="italic"/>
    </style:style>
    <style:style style:name="T2170" style:parent-style-name="Policepardéfaut" style:family="text">
      <style:text-properties style:font-name-complex="Times New Roman"/>
    </style:style>
    <style:style style:name="T2171" style:parent-style-name="Policepardéfaut" style:family="text">
      <style:text-properties style:font-name-complex="Times New Roman"/>
    </style:style>
    <style:style style:name="T2172" style:parent-style-name="Policepardéfaut" style:family="text">
      <style:text-properties style:font-name-complex="Times New Roman"/>
    </style:style>
    <style:style style:name="T2173" style:parent-style-name="Policepardéfaut" style:family="text">
      <style:text-properties style:font-name-complex="Times New Roman"/>
    </style:style>
    <style:style style:name="T2174" style:parent-style-name="Policepardéfaut" style:family="text">
      <style:text-properties style:font-name-complex="Times New Roman"/>
    </style:style>
    <style:style style:name="T2175" style:parent-style-name="Policepardéfaut" style:family="text">
      <style:text-properties style:font-name-complex="Times New Roman"/>
    </style:style>
    <style:style style:name="T2176" style:parent-style-name="Policepardéfaut" style:family="text">
      <style:text-properties style:font-name-complex="Times New Roman"/>
    </style:style>
    <style:style style:name="T2177" style:parent-style-name="Policepardéfaut" style:family="text">
      <style:text-properties style:font-name-complex="Times New Roman"/>
    </style:style>
    <style:style style:name="T2178" style:parent-style-name="Policepardéfaut" style:family="text">
      <style:text-properties style:font-name-complex="Times New Roman"/>
    </style:style>
    <style:style style:name="T2179" style:parent-style-name="Policepardéfaut" style:family="text">
      <style:text-properties style:font-name-complex="Times New Roman"/>
    </style:style>
    <style:style style:name="T2180" style:parent-style-name="quote.c" style:family="text">
      <style:text-properties fo:font-style="italic" style:font-style-asian="italic"/>
    </style:style>
    <style:style style:name="T2181" style:parent-style-name="Policepardéfaut" style:family="text">
      <style:text-properties style:font-name-complex="Times New Roman"/>
    </style:style>
    <style:style style:name="T2182" style:parent-style-name="Policepardéfaut" style:family="text">
      <style:text-properties style:font-name-complex="Times New Roman"/>
    </style:style>
    <style:style style:name="T2183" style:parent-style-name="Policepardéfaut" style:family="text">
      <style:text-properties style:font-name-complex="Times New Roman" fo:font-style="italic" style:font-style-asian="italic"/>
    </style:style>
    <style:style style:name="T2184" style:parent-style-name="Policepardéfaut" style:family="text">
      <style:text-properties style:font-name-complex="Times New Roman"/>
    </style:style>
    <style:style style:name="T2185" style:parent-style-name="Policepardéfaut" style:family="text">
      <style:text-properties style:font-name-complex="Times New Roman"/>
    </style:style>
    <style:style style:name="T2186" style:parent-style-name="Policepardéfaut" style:family="text">
      <style:text-properties style:font-name-complex="Times New Roman"/>
    </style:style>
    <style:style style:name="T2187" style:parent-style-name="Policepardéfaut" style:family="text">
      <style:text-properties style:font-name-complex="Times New Roman"/>
    </style:style>
    <style:style style:name="T2188" style:parent-style-name="Policepardéfaut" style:family="text">
      <style:text-properties style:font-name-complex="Times New Roman"/>
    </style:style>
    <style:style style:name="T2189" style:parent-style-name="Policepardéfaut" style:family="text">
      <style:text-properties style:font-name-complex="Times New Roman"/>
    </style:style>
    <style:style style:name="T2190" style:parent-style-name="Policepardéfaut" style:family="text">
      <style:text-properties style:font-name-complex="Times New Roman"/>
    </style:style>
    <style:style style:name="T2191" style:parent-style-name="Policepardéfaut" style:family="text">
      <style:text-properties style:font-name-complex="Times New Roman"/>
    </style:style>
    <style:style style:name="T2192" style:parent-style-name="Policepardéfaut" style:family="text">
      <style:text-properties style:font-name-complex="Times New Roman"/>
    </style:style>
    <style:style style:name="T2193" style:parent-style-name="Policepardéfaut" style:family="text">
      <style:text-properties style:font-name-complex="Times New Roman"/>
    </style:style>
    <style:style style:name="T2194" style:parent-style-name="Policepardéfaut" style:family="text">
      <style:text-properties style:font-name-complex="Times New Roman"/>
    </style:style>
    <style:style style:name="T2195" style:parent-style-name="Policepardéfaut" style:family="text">
      <style:text-properties style:font-name-complex="Times New Roman"/>
    </style:style>
    <style:style style:name="T2196" style:parent-style-name="Policepardéfaut" style:family="text">
      <style:text-properties style:font-name-complex="Times New Roman"/>
    </style:style>
    <style:style style:name="T2197" style:parent-style-name="Policepardéfaut" style:family="text">
      <style:text-properties style:font-name-complex="Times New Roman"/>
    </style:style>
    <style:style style:name="T2198" style:parent-style-name="Policepardéfaut" style:family="text">
      <style:text-properties style:font-name-complex="Times New Roman"/>
    </style:style>
    <style:style style:name="T2199" style:parent-style-name="Policepardéfaut" style:family="text">
      <style:text-properties style:font-name-complex="Times New Roman"/>
    </style:style>
    <style:style style:name="T2200" style:parent-style-name="Policepardéfaut" style:family="text">
      <style:text-properties style:font-name-complex="Times New Roman"/>
    </style:style>
    <style:style style:name="T2201" style:parent-style-name="Policepardéfaut" style:family="text">
      <style:text-properties style:font-name-complex="Times New Roman"/>
    </style:style>
    <style:style style:name="T2202" style:parent-style-name="Policepardéfaut" style:family="text">
      <style:text-properties style:font-name-complex="Times New Roman"/>
    </style:style>
    <style:style style:name="T2203" style:parent-style-name="Policepardéfaut" style:family="text">
      <style:text-properties style:font-name-complex="Times New Roman"/>
    </style:style>
    <style:style style:name="T2204" style:parent-style-name="Policepardéfaut" style:family="text">
      <style:text-properties style:font-name-complex="Times New Roman"/>
    </style:style>
    <style:style style:name="T2205" style:parent-style-name="Policepardéfaut" style:family="text">
      <style:text-properties style:font-name-complex="Times New Roman"/>
    </style:style>
    <style:style style:name="T2206" style:parent-style-name="Policepardéfaut" style:family="text">
      <style:text-properties style:font-name-complex="Times New Roman"/>
    </style:style>
    <style:style style:name="T2207" style:parent-style-name="Policepardéfaut" style:family="text">
      <style:text-properties style:font-name-complex="Times New Roman"/>
    </style:style>
    <style:style style:name="T2208" style:parent-style-name="Policepardéfaut" style:family="text">
      <style:text-properties style:font-name-complex="Times New Roman"/>
    </style:style>
    <style:style style:name="T2209" style:parent-style-name="Policepardéfaut" style:family="text">
      <style:text-properties style:font-name-complex="Times New Roman"/>
    </style:style>
    <style:style style:name="T2210" style:parent-style-name="Policepardéfaut" style:family="text">
      <style:text-properties style:font-name-complex="Times New Roman"/>
    </style:style>
    <style:style style:name="T2211" style:parent-style-name="Policepardéfaut" style:family="text">
      <style:text-properties style:font-name-complex="Times New Roman"/>
    </style:style>
    <style:style style:name="T2212" style:parent-style-name="Policepardéfaut" style:family="text">
      <style:text-properties style:font-name-complex="Times New Roman"/>
    </style:style>
    <style:style style:name="T2213" style:parent-style-name="Policepardéfaut" style:family="text">
      <style:text-properties style:font-name-complex="Times New Roman"/>
    </style:style>
    <style:style style:name="T2214" style:parent-style-name="Policepardéfaut" style:family="text">
      <style:text-properties style:font-name-complex="Times New Roman"/>
    </style:style>
    <style:style style:name="T2215" style:parent-style-name="Policepardéfaut" style:family="text">
      <style:text-properties style:font-name-complex="Times New Roman"/>
    </style:style>
    <style:style style:name="T2216" style:parent-style-name="Policepardéfaut" style:family="text">
      <style:text-properties style:font-name-complex="Times New Roman"/>
    </style:style>
    <style:style style:name="T2217" style:parent-style-name="Policepardéfaut" style:family="text">
      <style:text-properties style:font-name-complex="Times New Roman"/>
    </style:style>
    <style:style style:name="T2218" style:parent-style-name="Policepardéfaut" style:family="text">
      <style:text-properties style:font-name-complex="Times New Roman"/>
    </style:style>
    <style:style style:name="T2219" style:parent-style-name="Policepardéfaut" style:family="text">
      <style:text-properties style:font-name-complex="Times New Roman"/>
    </style:style>
    <style:style style:name="T2220" style:parent-style-name="Policepardéfaut" style:family="text">
      <style:text-properties style:font-name-complex="Times New Roman"/>
    </style:style>
    <style:style style:name="T2221" style:parent-style-name="Policepardéfaut" style:family="text">
      <style:text-properties style:font-name-complex="Times New Roman"/>
    </style:style>
    <style:style style:name="T2222" style:parent-style-name="Policepardéfaut" style:family="text">
      <style:text-properties style:font-name-complex="Times New Roman"/>
    </style:style>
    <style:style style:name="T2223" style:parent-style-name="quote.c" style:family="text">
      <style:text-properties fo:font-style="italic" style:font-style-asian="italic"/>
    </style:style>
    <style:style style:name="T2224" style:parent-style-name="quote.c" style:family="text">
      <style:text-properties fo:font-style="italic" style:font-style-asian="italic"/>
    </style:style>
    <style:style style:name="T2225" style:parent-style-name="quote.c" style:family="text">
      <style:text-properties fo:font-style="italic" style:font-style-asian="italic"/>
    </style:style>
    <style:style style:name="T2226" style:parent-style-name="Policepardéfaut" style:family="text">
      <style:text-properties style:font-name-complex="Times New Roman"/>
    </style:style>
    <style:style style:name="T2227" style:parent-style-name="Policepardéfaut" style:family="text">
      <style:text-properties style:font-name-complex="Times New Roman"/>
    </style:style>
    <style:style style:name="T2228" style:parent-style-name="Policepardéfaut" style:family="text">
      <style:text-properties style:font-name-complex="Times New Roman" fo:font-style="italic" style:font-style-asian="italic"/>
    </style:style>
    <style:style style:name="T2229" style:parent-style-name="Policepardéfaut" style:family="text">
      <style:text-properties style:font-name-complex="Times New Roman"/>
    </style:style>
    <style:style style:name="T2230" style:parent-style-name="Policepardéfaut" style:family="text">
      <style:text-properties style:font-name-complex="Times New Roman"/>
    </style:style>
    <style:style style:name="T2231" style:parent-style-name="Policepardéfaut" style:family="text">
      <style:text-properties style:font-name-complex="Times New Roman"/>
    </style:style>
    <style:style style:name="T2232" style:parent-style-name="Policepardéfaut" style:family="text">
      <style:text-properties style:font-name-complex="Times New Roman"/>
    </style:style>
    <style:style style:name="T2233" style:parent-style-name="Policepardéfaut" style:family="text">
      <style:text-properties style:font-name-complex="Times New Roman"/>
    </style:style>
    <style:style style:name="T2234" style:parent-style-name="Policepardéfaut" style:family="text">
      <style:text-properties style:font-name-complex="Times New Roman"/>
    </style:style>
    <style:style style:name="T2235" style:parent-style-name="Policepardéfaut" style:family="text">
      <style:text-properties style:font-name-complex="Times New Roman"/>
    </style:style>
    <style:style style:name="T2236" style:parent-style-name="Policepardéfaut" style:family="text">
      <style:text-properties style:font-name-complex="Times New Roman"/>
    </style:style>
    <style:style style:name="T2237" style:parent-style-name="Policepardéfaut" style:family="text">
      <style:text-properties style:font-name-complex="Times New Roman"/>
    </style:style>
    <style:style style:name="T2238" style:parent-style-name="Policepardéfaut" style:family="text">
      <style:text-properties style:font-name-complex="Times New Roman" fo:font-style="italic" style:font-style-asian="italic"/>
    </style:style>
    <style:style style:name="T2239" style:parent-style-name="Policepardéfaut" style:family="text">
      <style:text-properties style:font-name-complex="Times New Roman"/>
    </style:style>
    <style:style style:name="T2240" style:parent-style-name="Policepardéfaut" style:family="text">
      <style:text-properties style:font-name-complex="Times New Roman"/>
    </style:style>
    <style:style style:name="T2241" style:parent-style-name="Policepardéfaut"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style:style>
    <style:style style:name="T2246" style:parent-style-name="Policepardéfaut" style:family="text">
      <style:text-properties style:font-name-complex="Times New Roman"/>
    </style:style>
    <style:style style:name="T2247" style:parent-style-name="Policepardéfaut" style:family="text">
      <style:text-properties style:font-name-complex="Times New Roman"/>
    </style:style>
    <style:style style:name="T2248" style:parent-style-name="Policepardéfaut" style:family="text">
      <style:text-properties style:font-name-complex="Times New Roman" fo:font-style="italic" style:font-style-asian="italic"/>
    </style:style>
    <style:style style:name="T2249" style:parent-style-name="Policepardéfaut" style:family="text">
      <style:text-properties style:font-name-complex="Times New Roman"/>
    </style:style>
    <style:style style:name="T2250" style:parent-style-name="Policepardéfaut" style:family="text">
      <style:text-properties style:font-name-complex="Times New Roman"/>
    </style:style>
    <style:style style:name="T2251" style:parent-style-name="Policepardéfaut" style:family="text">
      <style:text-properties style:font-name-complex="Times New Roman"/>
    </style:style>
    <style:style style:name="T2252" style:parent-style-name="Policepardéfaut" style:family="text">
      <style:text-properties style:font-name-complex="Times New Roman"/>
    </style:style>
    <style:style style:name="T2253" style:parent-style-name="Policepardéfaut" style:family="text">
      <style:text-properties style:font-name-complex="Times New Roman"/>
    </style:style>
    <style:style style:name="T2254" style:parent-style-name="Policepardéfaut" style:family="text">
      <style:text-properties style:font-name-complex="Times New Roman"/>
    </style:style>
    <style:style style:name="T2255" style:parent-style-name="Policepardéfaut" style:family="text">
      <style:text-properties style:font-name-complex="Times New Roman" fo:font-style="italic" style:font-style-asian="italic"/>
    </style:style>
    <style:style style:name="T2256" style:parent-style-name="Policepardéfaut" style:family="text">
      <style:text-properties style:font-name-complex="Times New Roman"/>
    </style:style>
    <style:style style:name="T2257" style:parent-style-name="Policepardéfaut" style:family="text">
      <style:text-properties style:font-name-complex="Times New Roman"/>
    </style:style>
    <style:style style:name="T2258" style:parent-style-name="Policepardéfaut" style:family="text">
      <style:text-properties style:font-name-complex="Times New Roman"/>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style:style>
    <style:style style:name="T2261" style:parent-style-name="Policepardéfaut" style:family="text">
      <style:text-properties style:font-name-complex="Times New Roman"/>
    </style:style>
    <style:style style:name="T2262" style:parent-style-name="Policepardéfaut" style:family="text">
      <style:text-properties style:font-name-complex="Times New Roman"/>
    </style:style>
    <style:style style:name="T2263" style:parent-style-name="Policepardéfaut" style:family="text">
      <style:text-properties style:font-name-complex="Times New Roman"/>
    </style:style>
    <style:style style:name="T2264" style:parent-style-name="Policepardéfaut" style:family="text">
      <style:text-properties style:font-name-complex="Times New Roman"/>
    </style:style>
    <style:style style:name="T2265" style:parent-style-name="Policepardéfaut" style:family="text">
      <style:text-properties style:font-name-complex="Times New Roman"/>
    </style:style>
    <style:style style:name="T2266" style:parent-style-name="Policepardéfaut" style:family="text">
      <style:text-properties style:font-name-complex="Times New Roman"/>
    </style:style>
    <style:style style:name="T2267" style:parent-style-name="Policepardéfaut" style:family="text">
      <style:text-properties style:font-name-complex="Times New Roman"/>
    </style:style>
    <style:style style:name="T2268" style:parent-style-name="Policepardéfaut" style:family="text">
      <style:text-properties style:font-name-complex="Times New Roman"/>
    </style:style>
    <style:style style:name="T2269" style:parent-style-name="Policepardéfaut" style:family="text">
      <style:text-properties style:font-name-complex="Times New Roman"/>
    </style:style>
    <style:style style:name="T2270" style:parent-style-name="Policepardéfaut" style:family="text">
      <style:text-properties style:font-name-complex="Times New Roman"/>
    </style:style>
    <style:style style:name="T2271" style:parent-style-name="Policepardéfaut" style:family="text">
      <style:text-properties style:font-name-complex="Times New Roman"/>
    </style:style>
    <style:style style:name="T2272" style:parent-style-name="Policepardéfaut" style:family="text">
      <style:text-properties style:font-name-complex="Times New Roman"/>
    </style:style>
    <style:style style:name="T2273" style:parent-style-name="Policepardéfaut" style:family="text">
      <style:text-properties style:font-name-complex="Times New Roman"/>
    </style:style>
    <style:style style:name="T2274" style:parent-style-name="Policepardéfaut" style:family="text">
      <style:text-properties style:font-name-complex="Times New Roman"/>
    </style:style>
    <style:style style:name="T2275" style:parent-style-name="Policepardéfaut" style:family="text">
      <style:text-properties style:font-name-complex="Times New Roman"/>
    </style:style>
    <style:style style:name="T2276" style:parent-style-name="Policepardéfaut" style:family="text">
      <style:text-properties style:font-name-complex="Times New Roman"/>
    </style:style>
    <style:style style:name="T2277" style:parent-style-name="Policepardéfaut" style:family="text">
      <style:text-properties style:font-name-complex="Times New Roman"/>
    </style:style>
    <style:style style:name="T2278" style:parent-style-name="Policepardéfaut" style:family="text">
      <style:text-properties style:font-name-complex="Times New Roman"/>
    </style:style>
    <style:style style:name="T2279" style:parent-style-name="Policepardéfaut" style:family="text">
      <style:text-properties style:font-name-complex="Times New Roman"/>
    </style:style>
    <style:style style:name="T2280" style:parent-style-name="Policepardéfaut" style:family="text">
      <style:text-properties style:font-name-complex="Times New Roman"/>
    </style:style>
    <style:style style:name="T2281" style:parent-style-name="Policepardéfaut" style:family="text">
      <style:text-properties style:font-name-complex="Times New Roman"/>
    </style:style>
    <style:style style:name="T2282" style:parent-style-name="Policepardéfaut" style:family="text">
      <style:text-properties style:font-name-complex="Times New Roman"/>
    </style:style>
    <style:style style:name="T2283" style:parent-style-name="Policepardéfaut" style:family="text">
      <style:text-properties style:font-name-complex="Times New Roman"/>
    </style:style>
    <style:style style:name="T2284" style:parent-style-name="Policepardéfaut" style:family="text">
      <style:text-properties style:font-name-complex="Times New Roman"/>
    </style:style>
    <style:style style:name="T2285" style:parent-style-name="Policepardéfaut" style:family="text">
      <style:text-properties style:font-name-complex="Times New Roman"/>
    </style:style>
    <style:style style:name="T2286" style:parent-style-name="Policepardéfaut" style:family="text">
      <style:text-properties style:font-name-complex="Times New Roman"/>
    </style:style>
    <style:style style:name="T2287" style:parent-style-name="Policepardéfaut" style:family="text">
      <style:text-properties style:font-name-complex="Times New Roman"/>
    </style:style>
    <style:style style:name="P2288" style:parent-style-name="quote.l" style:family="paragraph">
      <style:text-properties fo:font-style="italic" style:font-style-asian="italic"/>
    </style:style>
    <style:style style:name="P2289" style:parent-style-name="quote.l" style:family="paragraph">
      <style:text-properties fo:font-style="italic" style:font-style-asian="italic"/>
    </style:style>
    <style:style style:name="T2290" style:parent-style-name="Policepardéfaut" style:family="text">
      <style:text-properties style:font-name-complex="Times New Roman"/>
    </style:style>
    <style:style style:name="T2291" style:parent-style-name="Policepardéfaut" style:family="text">
      <style:text-properties style:font-name-complex="Times New Roman"/>
    </style:style>
    <style:style style:name="T2292" style:parent-style-name="Policepardéfaut" style:family="text">
      <style:text-properties style:font-name-complex="Times New Roman"/>
    </style:style>
    <style:style style:name="T2293" style:parent-style-name="Policepardéfaut" style:family="text">
      <style:text-properties style:font-name-complex="Times New Roman"/>
    </style:style>
    <style:style style:name="T2294" style:parent-style-name="Policepardéfaut" style:family="text">
      <style:text-properties style:font-name-complex="Times New Roman"/>
    </style:style>
    <style:style style:name="T2295" style:parent-style-name="Policepardéfaut" style:family="text">
      <style:text-properties style:font-name-complex="Times New Roman"/>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text-position="super 66.6%"/>
    </style:style>
    <style:style style:name="T2298" style:parent-style-name="Policepardéfaut" style:family="text">
      <style:text-properties style:font-name-complex="Times New Roman"/>
    </style:style>
    <style:style style:name="T2299" style:parent-style-name="Policepardéfaut" style:family="text">
      <style:text-properties style:font-name-complex="Times New Roman"/>
    </style:style>
    <style:style style:name="T2300" style:parent-style-name="Policepardéfaut" style:family="text">
      <style:text-properties style:font-name-complex="Times New Roman"/>
    </style:style>
    <style:style style:name="T2301" style:parent-style-name="Policepardéfaut" style:family="text">
      <style:text-properties style:font-name-complex="Times New Roman"/>
    </style:style>
    <style:style style:name="T2302" style:parent-style-name="Policepardéfaut" style:family="text">
      <style:text-properties style:font-name-complex="Times New Roman"/>
    </style:style>
    <style:style style:name="T2303" style:parent-style-name="Policepardéfaut" style:family="text">
      <style:text-properties style:font-name-complex="Times New Roman"/>
    </style:style>
    <style:style style:name="T2304" style:parent-style-name="Policepardéfaut" style:family="text">
      <style:text-properties style:font-name-complex="Times New Roman"/>
    </style:style>
    <style:style style:name="T2305" style:parent-style-name="Policepardéfaut" style:family="text">
      <style:text-properties style:font-name-complex="Times New Roman"/>
    </style:style>
    <style:style style:name="T2306" style:parent-style-name="Policepardéfaut" style:family="text">
      <style:text-properties style:font-name-complex="Times New Roman"/>
    </style:style>
    <style:style style:name="T2307" style:parent-style-name="Policepardéfaut" style:family="text">
      <style:text-properties style:font-name-complex="Times New Roman"/>
    </style:style>
    <style:style style:name="T2308" style:parent-style-name="Policepardéfaut" style:family="text">
      <style:text-properties style:font-name-complex="Times New Roman" style:text-position="super 66.6%"/>
    </style:style>
    <style:style style:name="T2309" style:parent-style-name="Policepardéfaut" style:family="text">
      <style:text-properties style:font-name-complex="Times New Roman"/>
    </style:style>
    <style:style style:name="T2310" style:parent-style-name="Policepardéfaut" style:family="text">
      <style:text-properties style:font-name-complex="Times New Roman"/>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style:style>
    <style:style style:name="T2314" style:parent-style-name="quote.c" style:family="text">
      <style:text-properties style:text-position="super 66.6%"/>
    </style:style>
    <style:style style:name="T2315" style:parent-style-name="Policepardéfaut" style:family="text">
      <style:text-properties style:font-name-complex="Times New Roman"/>
    </style:style>
    <style:style style:name="T2316" style:parent-style-name="Policepardéfaut" style:family="text">
      <style:text-properties style:font-name-complex="Times New Roman"/>
    </style:style>
    <style:style style:name="T2317" style:parent-style-name="Policepardéfaut" style:family="text">
      <style:text-properties style:font-name-complex="Times New Roman"/>
    </style:style>
    <style:style style:name="T2318" style:parent-style-name="Policepardéfaut" style:family="text">
      <style:text-properties style:font-name-complex="Times New Roman"/>
    </style:style>
    <style:style style:name="T2319" style:parent-style-name="quote.c" style:family="text">
      <style:text-properties fo:font-style="italic" style:font-style-asian="italic"/>
    </style:style>
    <style:style style:name="T2320" style:parent-style-name="Policepardéfaut" style:family="text">
      <style:text-properties style:font-name-complex="Times New Roman"/>
    </style:style>
    <style:style style:name="T2321" style:parent-style-name="Policepardéfaut" style:family="text">
      <style:text-properties style:font-name-complex="Times New Roman"/>
    </style:style>
    <style:style style:name="T2322" style:parent-style-name="Policepardéfaut" style:family="text">
      <style:text-properties style:font-name-complex="Times New Roman"/>
    </style:style>
    <style:style style:name="T2323" style:parent-style-name="Policepardéfaut" style:family="text">
      <style:text-properties style:font-name-complex="Times New Roman"/>
    </style:style>
    <style:style style:name="T2324" style:parent-style-name="Policepardéfaut" style:family="text">
      <style:text-properties style:font-name-complex="Times New Roman"/>
    </style:style>
    <style:style style:name="T2325" style:parent-style-name="Policepardéfaut" style:family="text">
      <style:text-properties style:font-name-complex="Times New Roman"/>
    </style:style>
    <style:style style:name="T2326" style:parent-style-name="Policepardéfaut" style:family="text">
      <style:text-properties style:font-name-complex="Times New Roman"/>
    </style:style>
    <style:style style:name="T2327" style:parent-style-name="Policepardéfaut" style:family="text">
      <style:text-properties style:font-name-complex="Times New Roman"/>
    </style:style>
    <style:style style:name="T2328" style:parent-style-name="Policepardéfaut" style:family="text">
      <style:text-properties style:font-name-complex="Times New Roman"/>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style:style>
    <style:style style:name="T2332" style:parent-style-name="Policepardéfaut" style:family="text">
      <style:text-properties style:font-name-complex="Times New Roman"/>
    </style:style>
    <style:style style:name="T2333" style:parent-style-name="Policepardéfaut" style:family="text">
      <style:text-properties style:font-name-complex="Times New Roman"/>
    </style:style>
    <style:style style:name="T2334" style:parent-style-name="Policepardéfaut" style:family="text">
      <style:text-properties style:font-name-complex="Times New Roman"/>
    </style:style>
    <style:style style:name="T2335" style:parent-style-name="Policepardéfaut" style:family="text">
      <style:text-properties style:font-name-complex="Times New Roman" fo:font-variant="small-caps"/>
    </style:style>
    <style:style style:name="T2336" style:parent-style-name="Policepardéfaut" style:family="text">
      <style:text-properties style:text-position="super 66.6%"/>
    </style:style>
    <style:style style:name="T2337" style:parent-style-name="Policepardéfaut" style:family="text">
      <style:text-properties style:font-name-complex="Times New Roman"/>
    </style:style>
    <style:style style:name="T2338" style:parent-style-name="Policepardéfaut" style:family="text">
      <style:text-properties style:font-name-complex="Times New Roman"/>
    </style:style>
    <style:style style:name="T2339" style:parent-style-name="Policepardéfaut" style:family="text">
      <style:text-properties style:font-name-complex="Times New Roman"/>
    </style:style>
    <style:style style:name="T2340" style:parent-style-name="Policepardéfaut" style:family="text">
      <style:text-properties style:font-name-complex="Times New Roman"/>
    </style:style>
    <style:style style:name="T2341" style:parent-style-name="Policepardéfaut" style:family="text">
      <style:text-properties style:font-name-complex="Times New Roman"/>
    </style:style>
    <style:style style:name="T2342" style:parent-style-name="Policepardéfaut" style:family="text">
      <style:text-properties style:font-name-complex="Times New Roman" fo:font-style="italic" style:font-style-asian="italic"/>
    </style:style>
    <style:style style:name="T2343" style:parent-style-name="Policepardéfaut" style:family="text">
      <style:text-properties style:font-name-complex="Times New Roman" fo:font-style="italic" style:font-style-asian="italic"/>
    </style:style>
    <style:style style:name="T2344" style:parent-style-name="Policepardéfaut" style:family="text">
      <style:text-properties style:font-name-complex="Times New Roman" fo:font-style="italic" style:font-style-asian="italic"/>
    </style:style>
    <style:style style:name="T2345" style:parent-style-name="Policepardéfaut" style:family="text">
      <style:text-properties style:font-name-complex="Times New Roman"/>
    </style:style>
    <style:style style:name="T2346" style:parent-style-name="Policepardéfaut" style:family="text">
      <style:text-properties style:font-name-complex="Times New Roman"/>
    </style:style>
    <style:style style:name="T2347" style:parent-style-name="Policepardéfaut" style:family="text">
      <style:text-properties style:font-name-complex="Times New Roman"/>
    </style:style>
    <style:style style:name="T2348" style:parent-style-name="Policepardéfaut" style:family="text">
      <style:text-properties style:font-name-complex="Times New Roman"/>
    </style:style>
    <style:style style:name="T2349" style:parent-style-name="Policepardéfaut" style:family="text">
      <style:text-properties style:font-name-complex="Times New Roman"/>
    </style:style>
    <style:style style:name="T2350" style:parent-style-name="Policepardéfaut" style:family="text">
      <style:text-properties style:font-name-complex="Times New Roman"/>
    </style:style>
    <style:style style:name="T2351" style:parent-style-name="Policepardéfaut" style:family="text">
      <style:text-properties style:font-name-complex="Times New Roman"/>
    </style:style>
    <style:style style:name="T2352" style:parent-style-name="Policepardéfaut" style:family="text">
      <style:text-properties style:font-name-complex="Times New Roman"/>
    </style:style>
    <style:style style:name="T2353" style:parent-style-name="Policepardéfaut" style:family="text">
      <style:text-properties style:font-name-complex="Times New Roman"/>
    </style:style>
    <style:style style:name="T2354" style:parent-style-name="Policepardéfaut" style:family="text">
      <style:text-properties style:font-name-complex="Times New Roman"/>
    </style:style>
    <style:style style:name="T2355" style:parent-style-name="Policepardéfaut" style:family="text">
      <style:text-properties style:font-name-complex="Times New Roman"/>
    </style:style>
    <style:style style:name="T2356" style:parent-style-name="Policepardéfaut" style:family="text">
      <style:text-properties style:font-name-complex="Times New Roman"/>
    </style:style>
    <style:style style:name="T2357" style:parent-style-name="Policepardéfaut" style:family="text">
      <style:text-properties style:font-name-complex="Times New Roman"/>
    </style:style>
    <style:style style:name="T2358" style:parent-style-name="Policepardéfaut" style:family="text">
      <style:text-properties style:font-name-complex="Times New Roman" style:text-position="super 66.6%"/>
    </style:style>
    <style:style style:name="T2359" style:parent-style-name="Policepardéfaut" style:family="text">
      <style:text-properties style:font-name-complex="Times New Roman"/>
    </style:style>
    <style:style style:name="T2360" style:parent-style-name="Policepardéfaut" style:family="text">
      <style:text-properties style:font-name-complex="Times New Roman"/>
    </style:style>
    <style:style style:name="T2361" style:parent-style-name="Policepardéfaut" style:family="text">
      <style:text-properties style:font-name-complex="Times New Roman"/>
    </style:style>
    <style:style style:name="T2362" style:parent-style-name="Policepardéfaut" style:family="text">
      <style:text-properties style:font-name-complex="Times New Roman"/>
    </style:style>
    <style:style style:name="T2363" style:parent-style-name="Policepardéfaut" style:family="text">
      <style:text-properties style:font-name-complex="Times New Roman"/>
    </style:style>
    <style:style style:name="T2364" style:parent-style-name="Policepardéfaut" style:family="text">
      <style:text-properties style:font-name-complex="Times New Roman"/>
    </style:style>
    <style:style style:name="T2365" style:parent-style-name="Policepardéfaut" style:family="text">
      <style:text-properties style:font-name-complex="Times New Roman"/>
    </style:style>
    <style:style style:name="T2366" style:parent-style-name="Policepardéfaut" style:family="text">
      <style:text-properties style:font-name-complex="Times New Roman"/>
    </style:style>
    <style:style style:name="T2367" style:parent-style-name="Policepardéfaut" style:family="text">
      <style:text-properties style:font-name-complex="Times New Roman"/>
    </style:style>
    <style:style style:name="T2368" style:parent-style-name="Policepardéfaut" style:family="text">
      <style:text-properties style:font-name-complex="Times New Roman"/>
    </style:style>
    <style:style style:name="T2369" style:parent-style-name="Policepardéfaut" style:family="text">
      <style:text-properties style:font-name-complex="Times New Roman"/>
    </style:style>
    <style:style style:name="T2370" style:parent-style-name="Policepardéfaut" style:family="text">
      <style:text-properties style:font-name-complex="Times New Roman"/>
    </style:style>
    <style:style style:name="T2371" style:parent-style-name="Policepardéfaut" style:family="text">
      <style:text-properties style:font-name-complex="Times New Roman"/>
    </style:style>
    <style:style style:name="T2372" style:parent-style-name="Policepardéfaut" style:family="text">
      <style:text-properties style:font-name-complex="Times New Roman"/>
    </style:style>
    <style:style style:name="T2373" style:parent-style-name="Policepardéfaut" style:family="text">
      <style:text-properties style:font-name-complex="Times New Roman"/>
    </style:style>
    <style:style style:name="T2374" style:parent-style-name="Policepardéfaut" style:family="text">
      <style:text-properties style:font-name-complex="Times New Roman"/>
    </style:style>
    <style:style style:name="T2375" style:parent-style-name="Policepardéfaut" style:family="text">
      <style:text-properties style:font-name-complex="Times New Roman"/>
    </style:style>
    <style:style style:name="T2376" style:parent-style-name="Policepardéfaut" style:family="text">
      <style:text-properties style:font-name-complex="Times New Roman"/>
    </style:style>
    <style:style style:name="T2377" style:parent-style-name="Policepardéfaut" style:family="text">
      <style:text-properties style:font-name-complex="Times New Roman"/>
    </style:style>
    <style:style style:name="T2378" style:parent-style-name="Policepardéfaut" style:family="text">
      <style:text-properties style:font-name-complex="Times New Roman"/>
    </style:style>
    <style:style style:name="T2379" style:parent-style-name="Policepardéfaut" style:family="text">
      <style:text-properties style:font-name-complex="Times New Roman"/>
    </style:style>
    <style:style style:name="T2380" style:parent-style-name="Policepardéfaut" style:family="text">
      <style:text-properties style:font-name-complex="Times New Roman"/>
    </style:style>
    <style:style style:name="T2381" style:parent-style-name="Policepardéfaut" style:family="text">
      <style:text-properties style:font-name-complex="Times New Roman"/>
    </style:style>
    <style:style style:name="T2382" style:parent-style-name="Policepardéfaut" style:family="text">
      <style:text-properties style:font-name-complex="Times New Roman"/>
    </style:style>
    <style:style style:name="T2383" style:parent-style-name="Policepardéfaut" style:family="text">
      <style:text-properties style:font-name-complex="Times New Roman"/>
    </style:style>
    <style:style style:name="T2384" style:parent-style-name="Policepardéfaut" style:family="text">
      <style:text-properties style:font-name-complex="Times New Roman"/>
    </style:style>
    <style:style style:name="T2385" style:parent-style-name="Policepardéfaut" style:family="text">
      <style:text-properties style:font-name-complex="Times New Roman"/>
    </style:style>
    <style:style style:name="T2386" style:parent-style-name="Policepardéfaut" style:family="text">
      <style:text-properties style:font-name-complex="Times New Roman"/>
    </style:style>
    <style:style style:name="T2387" style:parent-style-name="Policepardéfaut" style:family="text">
      <style:text-properties style:font-name-complex="Times New Roman"/>
    </style:style>
    <style:style style:name="T2388" style:parent-style-name="Policepardéfaut" style:family="text">
      <style:text-properties style:font-name-complex="Times New Roman"/>
    </style:style>
    <style:style style:name="T2389" style:parent-style-name="Policepardéfaut" style:family="text">
      <style:text-properties style:font-name-complex="Times New Roman"/>
    </style:style>
    <style:style style:name="T2390" style:parent-style-name="Policepardéfaut" style:family="text">
      <style:text-properties style:font-name-complex="Times New Roman"/>
    </style:style>
    <style:style style:name="T2391" style:parent-style-name="Policepardéfaut" style:family="text">
      <style:text-properties style:font-name-complex="Times New Roman"/>
    </style:style>
    <style:style style:name="T2392" style:parent-style-name="Policepardéfaut" style:family="text">
      <style:text-properties style:font-name-complex="Times New Roman"/>
    </style:style>
    <style:style style:name="T2393" style:parent-style-name="Policepardéfaut" style:family="text">
      <style:text-properties style:font-name-complex="Times New Roman"/>
    </style:style>
    <style:style style:name="T2394" style:parent-style-name="Policepardéfaut" style:family="text">
      <style:text-properties style:font-name-complex="Times New Roman"/>
    </style:style>
    <style:style style:name="T2395" style:parent-style-name="Policepardéfaut" style:family="text">
      <style:text-properties style:font-name-complex="Times New Roman"/>
    </style:style>
    <style:style style:name="T2396" style:parent-style-name="Policepardéfaut" style:family="text">
      <style:text-properties style:font-name-complex="Times New Roman"/>
    </style:style>
    <style:style style:name="T2397" style:parent-style-name="Policepardéfaut" style:family="text">
      <style:text-properties style:font-name-complex="Times New Roman"/>
    </style:style>
    <style:style style:name="T2398" style:parent-style-name="Policepardéfaut" style:family="text">
      <style:text-properties style:font-name-complex="Times New Roman"/>
    </style:style>
    <style:style style:name="T2399" style:parent-style-name="Policepardéfaut" style:family="text">
      <style:text-properties style:font-name-complex="Times New Roman"/>
    </style:style>
    <style:style style:name="P2400" style:parent-style-name="Corpsdetexte" style:family="paragraph">
      <style:text-properties style:font-name-complex="Times New Roman"/>
    </style:style>
    <style:style style:name="P2401" style:parent-style-name="quote.l" style:family="paragraph">
      <style:text-properties fo:font-style="italic" style:font-style-asian="italic"/>
    </style:style>
    <style:style style:name="P2402" style:parent-style-name="quote.l" style:family="paragraph">
      <style:text-properties fo:font-style="italic" style:font-style-asian="italic"/>
    </style:style>
    <style:style style:name="T2403" style:parent-style-name="Policepardéfaut" style:family="text">
      <style:text-properties fo:font-variant="small-caps"/>
    </style:style>
    <style:style style:name="T2404" style:parent-style-name="Policepardéfaut" style:family="text">
      <style:text-properties style:font-name-complex="Times New Roman"/>
    </style:style>
    <style:style style:name="T2405" style:parent-style-name="Policepardéfaut" style:family="text">
      <style:text-properties style:font-name-complex="Times New Roman"/>
    </style:style>
    <style:style style:name="T2406" style:parent-style-name="Policepardéfaut" style:family="text">
      <style:text-properties style:font-name-complex="Times New Roman"/>
    </style:style>
    <style:style style:name="T2407" style:parent-style-name="Policepardéfaut" style:family="text">
      <style:text-properties style:font-name-complex="Times New Roman"/>
    </style:style>
    <style:style style:name="T2408" style:parent-style-name="Policepardéfaut" style:family="text">
      <style:text-properties style:font-name-complex="Times New Roman"/>
    </style:style>
    <style:style style:name="T2409" style:parent-style-name="Policepardéfaut" style:family="text">
      <style:text-properties style:font-name-complex="Times New Roman"/>
    </style:style>
    <style:style style:name="T2410" style:parent-style-name="Policepardéfaut" style:family="text">
      <style:text-properties style:font-name-complex="Times New Roman"/>
    </style:style>
    <style:style style:name="T2411" style:parent-style-name="Policepardéfaut" style:family="text">
      <style:text-properties style:font-name-complex="Times New Roman"/>
    </style:style>
    <style:style style:name="T2412" style:parent-style-name="Appelnotedebasdep." style:family="text">
      <style:text-properties style:font-name-complex="Times New Roman"/>
    </style:style>
    <style:style style:name="T2413" style:parent-style-name="Policepardéfaut" style:family="text">
      <style:text-properties fo:font-size="12pt" style:font-size-asian="12pt" style:font-size-complex="12pt"/>
    </style:style>
    <style:style style:name="T2414" style:parent-style-name="Policepardéfaut" style:family="text">
      <style:text-properties fo:font-style="italic" style:font-style-asian="italic"/>
    </style:style>
    <style:style style:name="T2415" style:parent-style-name="Policepardéfaut" style:family="text">
      <style:text-properties style:text-position="super 65%"/>
    </style:style>
    <style:style style:name="T2416" style:parent-style-name="Policepardéfaut" style:family="text">
      <style:text-properties style:font-name-complex="Times New Roman"/>
    </style:style>
    <style:style style:name="T2417" style:parent-style-name="Policepardéfaut" style:family="text">
      <style:text-properties style:font-name-complex="Times New Roman"/>
    </style:style>
    <style:style style:name="T2418" style:parent-style-name="Policepardéfaut" style:family="text">
      <style:text-properties style:font-name-complex="Times New Roman"/>
    </style:style>
    <style:style style:name="T2419" style:parent-style-name="Policepardéfaut" style:family="text">
      <style:text-properties style:font-name-complex="Times New Roman"/>
    </style:style>
    <style:style style:name="T2420" style:parent-style-name="Policepardéfaut" style:family="text">
      <style:text-properties style:font-name-complex="Times New Roman"/>
    </style:style>
    <style:style style:name="T2421" style:parent-style-name="Policepardéfaut" style:family="text">
      <style:text-properties style:font-name-complex="Times New Roman" fo:font-style="italic" style:font-style-asian="italic"/>
    </style:style>
    <style:style style:name="T2422" style:parent-style-name="Policepardéfaut" style:family="text">
      <style:text-properties style:text-position="super 65%"/>
    </style:style>
    <style:style style:name="T2423" style:parent-style-name="Policepardéfaut" style:family="text">
      <style:text-properties style:font-name-complex="Times New Roman"/>
    </style:style>
    <style:style style:name="T2424" style:parent-style-name="Policepardéfaut" style:family="text">
      <style:text-properties style:font-name-complex="Times New Roman"/>
    </style:style>
    <style:style style:name="T2425" style:parent-style-name="Policepardéfaut" style:family="text">
      <style:text-properties style:font-name-complex="Times New Roman"/>
    </style:style>
    <style:style style:name="T2426" style:parent-style-name="Policepardéfaut" style:family="text">
      <style:text-properties style:font-name-complex="Times New Roman"/>
    </style:style>
    <style:style style:name="T2427" style:parent-style-name="Policepardéfaut" style:family="text">
      <style:text-properties style:font-name-complex="Times New Roman"/>
    </style:style>
    <style:style style:name="T2428" style:parent-style-name="Policepardéfaut" style:family="text">
      <style:text-properties style:font-name-complex="Times New Roman"/>
    </style:style>
    <style:style style:name="T2429" style:parent-style-name="Policepardéfaut" style:family="text">
      <style:text-properties style:font-name-complex="Times New Roman"/>
    </style:style>
    <style:style style:name="T2430" style:parent-style-name="Policepardéfaut" style:family="text">
      <style:text-properties style:font-name-complex="Times New Roman"/>
    </style:style>
    <style:style style:name="T2431" style:parent-style-name="Policepardéfaut" style:family="text">
      <style:text-properties style:font-name-complex="Times New Roman"/>
    </style:style>
    <style:style style:name="T2432" style:parent-style-name="Policepardéfaut" style:family="text">
      <style:text-properties style:font-name-complex="Times New Roman"/>
    </style:style>
    <style:style style:name="T2433" style:parent-style-name="Policepardéfaut" style:family="text">
      <style:text-properties style:font-name-complex="Times New Roman"/>
    </style:style>
    <style:style style:name="T2434" style:parent-style-name="Policepardéfaut" style:family="text">
      <style:text-properties style:font-name-complex="Times New Roman"/>
    </style:style>
    <style:style style:name="T2435" style:parent-style-name="Policepardéfaut" style:family="text">
      <style:text-properties style:font-name-complex="Times New Roman"/>
    </style:style>
    <style:style style:name="T2436" style:parent-style-name="Policepardéfaut" style:family="text">
      <style:text-properties style:font-name-complex="Times New Roman"/>
    </style:style>
    <style:style style:name="T2437" style:parent-style-name="Policepardéfaut" style:family="text">
      <style:text-properties style:font-name-complex="Times New Roman"/>
    </style:style>
    <style:style style:name="T2438" style:parent-style-name="Policepardéfaut" style:family="text">
      <style:text-properties style:font-name-complex="Times New Roman"/>
    </style:style>
    <style:style style:name="T2439" style:parent-style-name="Policepardéfaut" style:family="text">
      <style:text-properties style:font-name-complex="Times New Roman"/>
    </style:style>
    <style:style style:name="T2440" style:parent-style-name="Policepardéfaut" style:family="text">
      <style:text-properties style:font-name-complex="Times New Roman"/>
    </style:style>
    <style:style style:name="T2441" style:parent-style-name="Policepardéfaut" style:family="text">
      <style:text-properties style:font-name-complex="Times New Roman"/>
    </style:style>
    <style:style style:name="T2442" style:parent-style-name="Policepardéfaut" style:family="text">
      <style:text-properties style:font-name-complex="Times New Roman"/>
    </style:style>
    <style:style style:name="T2443" style:parent-style-name="Policepardéfaut" style:family="text">
      <style:text-properties style:font-name-complex="Times New Roman"/>
    </style:style>
    <style:style style:name="T2444" style:parent-style-name="Policepardéfaut" style:family="text">
      <style:text-properties style:font-name-complex="Times New Roman"/>
    </style:style>
    <style:style style:name="T2445" style:parent-style-name="Policepardéfaut" style:family="text">
      <style:text-properties style:font-name-complex="Times New Roman" fo:font-style="italic" style:font-style-asian="italic"/>
    </style:style>
    <style:style style:name="T2446" style:parent-style-name="Policepardéfaut" style:family="text">
      <style:text-properties style:font-name-complex="Times New Roman"/>
    </style:style>
    <style:style style:name="T2447" style:parent-style-name="Policepardéfaut" style:family="text">
      <style:text-properties style:font-name-complex="Times New Roman"/>
    </style:style>
    <style:style style:name="T2448" style:parent-style-name="quote.c" style:family="text">
      <style:text-properties fo:font-style="italic" style:font-style-asian="italic"/>
    </style:style>
    <style:style style:name="T2449" style:parent-style-name="quote.c" style:family="text">
      <style:text-properties fo:font-style="italic" style:font-style-asian="italic"/>
    </style:style>
    <style:style style:name="T2450" style:parent-style-name="quote.c" style:family="text">
      <style:text-properties fo:font-style="italic" style:font-style-asian="italic"/>
    </style:style>
    <style:style style:name="T2451" style:parent-style-name="quote.c" style:family="text">
      <style:text-properties fo:font-style="italic" style:font-style-asian="italic"/>
    </style:style>
    <style:style style:name="T2452" style:parent-style-name="quote.c" style:family="text">
      <style:text-properties style:text-position="super 66.6%"/>
    </style:style>
    <style:style style:name="T2453" style:parent-style-name="Policepardéfaut" style:family="text">
      <style:text-properties fo:font-size="12pt" style:font-size-asian="12pt" style:font-size-complex="12pt"/>
    </style:style>
    <style:style style:name="T2454" style:parent-style-name="Policepardéfaut" style:family="text">
      <style:text-properties fo:font-style="italic" style:font-style-asian="italic"/>
    </style:style>
    <style:style style:name="T2455" style:parent-style-name="Policepardéfaut" style:family="text">
      <style:text-properties style:font-name-complex="Times New Roman"/>
    </style:style>
    <style:style style:name="T2456" style:parent-style-name="Policepardéfaut" style:family="text">
      <style:text-properties style:font-name-complex="Times New Roman" fo:font-style="italic" style:font-style-asian="italic"/>
    </style:style>
    <style:style style:name="T2457" style:parent-style-name="Policepardéfaut" style:family="text">
      <style:text-properties style:font-name-complex="Times New Roman"/>
    </style:style>
    <style:style style:name="T2458" style:parent-style-name="Policepardéfaut" style:family="text">
      <style:text-properties style:font-name-complex="Times New Roman" fo:font-style="italic" style:font-style-asian="italic"/>
    </style:style>
    <style:style style:name="T2459" style:parent-style-name="Policepardéfaut" style:family="text">
      <style:text-properties style:font-name-complex="Times New Roman"/>
    </style:style>
    <style:style style:name="T2460" style:parent-style-name="Policepardéfaut" style:family="text">
      <style:text-properties style:font-name-complex="Times New Roman"/>
    </style:style>
    <style:style style:name="T2461" style:parent-style-name="Policepardéfaut" style:family="text">
      <style:text-properties style:font-name-complex="Times New Roman"/>
    </style:style>
    <style:style style:name="T2462" style:parent-style-name="Policepardéfaut" style:family="text">
      <style:text-properties style:font-name-complex="Times New Roman"/>
    </style:style>
    <style:style style:name="T2463" style:parent-style-name="Policepardéfaut" style:family="text">
      <style:text-properties style:font-name-complex="Times New Roman"/>
    </style:style>
    <style:style style:name="T2464" style:parent-style-name="Policepardéfaut" style:family="text">
      <style:text-properties style:font-name-complex="Times New Roman"/>
    </style:style>
    <style:style style:name="T2465" style:parent-style-name="Policepardéfaut" style:family="text">
      <style:text-properties style:font-name-complex="Times New Roman"/>
    </style:style>
    <style:style style:name="T2466" style:parent-style-name="Policepardéfaut" style:family="text">
      <style:text-properties style:font-name-complex="Times New Roman"/>
    </style:style>
    <style:style style:name="T2467" style:parent-style-name="Policepardéfaut" style:family="text">
      <style:text-properties style:font-name-complex="Times New Roman"/>
    </style:style>
    <style:style style:name="T2468" style:parent-style-name="Appelnotedebasdep." style:family="text">
      <style:text-properties style:font-name-complex="Times New Roman"/>
    </style:style>
    <style:style style:name="T2469" style:parent-style-name="Policepardéfaut" style:family="text">
      <style:text-properties fo:font-size="12pt" style:font-size-asian="12pt" style:font-size-complex="12pt"/>
    </style:style>
    <style:style style:name="T2470" style:parent-style-name="Policepardéfaut" style:family="text">
      <style:text-properties fo:font-style="italic" style:font-style-asian="italic"/>
    </style:style>
    <style:style style:name="T2471" style:parent-style-name="Policepardéfaut" style:family="text">
      <style:text-properties style:font-name-complex="Times New Roman"/>
    </style:style>
    <style:style style:name="T2472" style:parent-style-name="Policepardéfaut" style:family="text">
      <style:text-properties style:font-name-complex="Times New Roman"/>
    </style:style>
    <style:style style:name="T2473" style:parent-style-name="Policepardéfaut" style:family="text">
      <style:text-properties style:font-name-complex="Times New Roman"/>
    </style:style>
    <style:style style:name="T2474" style:parent-style-name="Policepardéfaut" style:family="text">
      <style:text-properties style:font-name-complex="Times New Roman"/>
    </style:style>
    <style:style style:name="T2475" style:parent-style-name="Policepardéfaut" style:family="text">
      <style:text-properties style:font-name-complex="Times New Roman"/>
    </style:style>
    <style:style style:name="T2476" style:parent-style-name="Policepardéfaut" style:family="text">
      <style:text-properties style:font-name-complex="Times New Roman"/>
    </style:style>
    <style:style style:name="T2477" style:parent-style-name="Policepardéfaut" style:family="text">
      <style:text-properties style:font-name-complex="Times New Roman" fo:font-style="italic" style:font-style-asian="italic"/>
    </style:style>
    <style:style style:name="T2478" style:parent-style-name="Policepardéfaut" style:family="text">
      <style:text-properties style:font-name-complex="Times New Roman"/>
    </style:style>
    <style:style style:name="T2479" style:parent-style-name="Policepardéfaut" style:family="text">
      <style:text-properties style:font-name-complex="Times New Roman"/>
    </style:style>
    <style:style style:name="T2480" style:parent-style-name="Policepardéfaut" style:family="text">
      <style:text-properties style:font-name-complex="Times New Roman"/>
    </style:style>
    <style:style style:name="T2481" style:parent-style-name="Appelnotedebasdep." style:family="text">
      <style:text-properties style:font-name-complex="Times New Roman"/>
    </style:style>
    <style:style style:name="T2482" style:parent-style-name="quote.c" style:family="text">
      <style:text-properties fo:font-style="italic" style:font-style-asian="italic"/>
    </style:style>
    <style:style style:name="T2483" style:parent-style-name="quote.c" style:family="text">
      <style:text-properties fo:font-style="italic" style:font-style-asian="italic"/>
    </style:style>
    <style:style style:name="T2484" style:parent-style-name="Policepardéfaut" style:family="text">
      <style:text-properties style:font-name-complex="Times New Roman"/>
    </style:style>
    <style:style style:name="T2485" style:parent-style-name="Policepardéfaut" style:family="text">
      <style:text-properties style:font-name-complex="Times New Roman"/>
    </style:style>
    <style:style style:name="T2486" style:parent-style-name="Policepardéfaut" style:family="text">
      <style:text-properties style:font-name-complex="Times New Roman"/>
    </style:style>
    <style:style style:name="T2487" style:parent-style-name="Policepardéfaut" style:family="text">
      <style:text-properties style:font-name-complex="Times New Roman"/>
    </style:style>
    <style:style style:name="T2488" style:parent-style-name="Appelnotedebasdep." style:family="text">
      <style:text-properties style:font-name-complex="Times New Roman"/>
    </style:style>
    <style:style style:name="T2489" style:parent-style-name="Policepardéfaut" style:family="text">
      <style:text-properties fo:font-size="12pt" style:font-size-asian="12pt" style:font-size-complex="12pt"/>
    </style:style>
    <style:style style:name="T2490" style:parent-style-name="Policepardéfaut" style:family="text">
      <style:text-properties fo:font-style="italic" style:font-style-asian="italic"/>
    </style:style>
    <style:style style:name="T2491" style:parent-style-name="Policepardéfaut" style:family="text">
      <style:text-properties style:font-name-complex="Times New Roman"/>
    </style:style>
    <style:style style:name="T2492" style:parent-style-name="Policepardéfaut" style:family="text">
      <style:text-properties style:font-name-complex="Times New Roman"/>
    </style:style>
    <style:style style:name="T2493" style:parent-style-name="Policepardéfaut" style:family="text">
      <style:text-properties style:font-name-complex="Times New Roman"/>
    </style:style>
    <style:style style:name="T2494" style:parent-style-name="Policepardéfaut" style:family="text">
      <style:text-properties style:font-name-complex="Times New Roman"/>
    </style:style>
    <style:style style:name="T2495" style:parent-style-name="Policepardéfaut" style:family="text">
      <style:text-properties style:font-name-complex="Times New Roman"/>
    </style:style>
    <style:style style:name="T2496" style:parent-style-name="Policepardéfaut" style:family="text">
      <style:text-properties style:font-name-complex="Times New Roman" fo:font-style="italic" style:font-style-asian="italic"/>
    </style:style>
    <style:style style:name="T2497" style:parent-style-name="Policepardéfaut" style:family="text">
      <style:text-properties fo:font-style="italic" style:font-style-asian="italic"/>
    </style:style>
    <style:style style:name="T2498" style:parent-style-name="Policepardéfaut" style:family="text">
      <style:text-properties style:font-name-complex="Times New Roman"/>
    </style:style>
    <style:style style:name="T2499" style:parent-style-name="Policepardéfaut" style:family="text">
      <style:text-properties style:font-name-complex="Times New Roman"/>
    </style:style>
    <style:style style:name="T2500" style:parent-style-name="Policepardéfaut" style:family="text">
      <style:text-properties style:font-name-complex="Times New Roman"/>
    </style:style>
    <style:style style:name="T2501" style:parent-style-name="Policepardéfaut" style:family="text">
      <style:text-properties style:font-name-complex="Times New Roman"/>
    </style:style>
    <style:style style:name="T2502" style:parent-style-name="Policepardéfaut" style:family="text">
      <style:text-properties style:font-name-complex="Times New Roman"/>
    </style:style>
    <style:style style:name="T2503" style:parent-style-name="Policepardéfaut" style:family="text">
      <style:text-properties style:font-name-complex="Times New Roman"/>
    </style:style>
    <style:style style:name="T2504" style:parent-style-name="Policepardéfaut" style:family="text">
      <style:text-properties style:font-name-complex="Times New Roman"/>
    </style:style>
    <style:style style:name="T2505" style:parent-style-name="Policepardéfaut" style:family="text">
      <style:text-properties style:font-name-complex="Times New Roman"/>
    </style:style>
    <style:style style:name="T2506" style:parent-style-name="Policepardéfaut" style:family="text">
      <style:text-properties style:font-name-complex="Times New Roman"/>
    </style:style>
    <style:style style:name="T2507" style:parent-style-name="Policepardéfaut" style:family="text">
      <style:text-properties style:font-name-complex="Times New Roman"/>
    </style:style>
    <style:style style:name="T2508" style:parent-style-name="Policepardéfaut" style:family="text">
      <style:text-properties style:font-name-complex="Times New Roman"/>
    </style:style>
    <style:style style:name="T2509" style:parent-style-name="Policepardéfaut" style:family="text">
      <style:text-properties style:font-name-complex="Times New Roman" fo:font-style="italic" style:font-style-asian="italic"/>
    </style:style>
    <style:style style:name="T2510" style:parent-style-name="Policepardéfaut" style:family="text">
      <style:text-properties style:font-name-complex="Times New Roman"/>
    </style:style>
    <style:style style:name="T2511" style:parent-style-name="Policepardéfaut" style:family="text">
      <style:text-properties style:font-name-complex="Times New Roman" fo:font-style="italic" style:font-style-asian="italic"/>
    </style:style>
    <style:style style:name="T2512" style:parent-style-name="Policepardéfaut" style:family="text">
      <style:text-properties style:font-name-complex="Times New Roman"/>
    </style:style>
    <style:style style:name="T2513" style:parent-style-name="Policepardéfaut" style:family="text">
      <style:text-properties style:font-name-complex="Times New Roman"/>
    </style:style>
    <style:style style:name="T2514" style:parent-style-name="Policepardéfaut" style:family="text">
      <style:text-properties style:font-name-complex="Times New Roman"/>
    </style:style>
    <style:style style:name="T2515" style:parent-style-name="Policepardéfaut" style:family="text">
      <style:text-properties style:font-name-complex="Times New Roman"/>
    </style:style>
    <style:style style:name="T2516" style:parent-style-name="Policepardéfaut" style:family="text">
      <style:text-properties style:font-name-complex="Times New Roman"/>
    </style:style>
    <style:style style:name="T2517" style:parent-style-name="Policepardéfaut" style:family="text">
      <style:text-properties style:font-name-complex="Times New Roman"/>
    </style:style>
    <style:style style:name="T2518" style:parent-style-name="Policepardéfaut" style:family="text">
      <style:text-properties style:font-name-complex="Times New Roman"/>
    </style:style>
    <style:style style:name="T2519" style:parent-style-name="Policepardéfaut" style:family="text">
      <style:text-properties style:font-name-complex="Times New Roman"/>
    </style:style>
    <style:style style:name="T2520" style:parent-style-name="Policepardéfaut" style:family="text">
      <style:text-properties style:font-name-complex="Times New Roman"/>
    </style:style>
    <style:style style:name="T2521" style:parent-style-name="Policepardéfaut" style:family="text">
      <style:text-properties style:font-name-complex="Times New Roman"/>
    </style:style>
    <style:style style:name="T2522" style:parent-style-name="Policepardéfaut" style:family="text">
      <style:text-properties style:font-name-complex="Times New Roman"/>
    </style:style>
    <style:style style:name="T2523" style:parent-style-name="Policepardéfaut" style:family="text">
      <style:text-properties style:font-name-complex="Times New Roman"/>
    </style:style>
    <style:style style:name="T2524" style:parent-style-name="Policepardéfaut" style:family="text">
      <style:text-properties style:font-name-complex="Times New Roman"/>
    </style:style>
    <style:style style:name="T2525" style:parent-style-name="Policepardéfaut" style:family="text">
      <style:text-properties style:font-name-complex="Times New Roman"/>
    </style:style>
    <style:style style:name="T2526" style:parent-style-name="Policepardéfaut" style:family="text">
      <style:text-properties style:font-name-complex="Times New Roman"/>
    </style:style>
    <style:style style:name="T2527" style:parent-style-name="Policepardéfaut" style:family="text">
      <style:text-properties style:font-name-complex="Times New Roman"/>
    </style:style>
    <style:style style:name="T2528" style:parent-style-name="Policepardéfaut" style:family="text">
      <style:text-properties style:font-name-complex="Times New Roman"/>
    </style:style>
    <style:style style:name="T2529" style:parent-style-name="Policepardéfaut" style:family="text">
      <style:text-properties style:font-name-complex="Times New Roman"/>
    </style:style>
    <style:style style:name="T2530" style:parent-style-name="Appelnotedebasdep." style:family="text">
      <style:text-properties style:font-name-complex="Times New Roman"/>
    </style:style>
    <style:style style:name="T2531" style:parent-style-name="Policepardéfaut" style:family="text">
      <style:text-properties fo:font-size="12pt" style:font-size-asian="12pt" style:font-size-complex="12pt"/>
    </style:style>
    <style:style style:name="T2532" style:parent-style-name="Policepardéfaut" style:family="text">
      <style:text-properties fo:font-style="italic" style:font-style-asian="italic"/>
    </style:style>
    <style:style style:name="T2533" style:parent-style-name="Policepardéfaut" style:family="text">
      <style:text-properties style:font-name-complex="Times New Roman"/>
    </style:style>
    <style:style style:name="T2534" style:parent-style-name="Policepardéfaut" style:family="text">
      <style:text-properties style:font-name-complex="Times New Roman"/>
    </style:style>
    <style:style style:name="T2535" style:parent-style-name="Policepardéfaut" style:family="text">
      <style:text-properties style:font-name-complex="Times New Roman"/>
    </style:style>
    <style:style style:name="T2536" style:parent-style-name="Policepardéfaut" style:family="text">
      <style:text-properties style:font-name-complex="Times New Roman"/>
    </style:style>
    <style:style style:name="T2537" style:parent-style-name="Policepardéfaut" style:family="text">
      <style:text-properties style:font-name-complex="Times New Roman"/>
    </style:style>
    <style:style style:name="T2538" style:parent-style-name="Policepardéfaut" style:family="text">
      <style:text-properties style:font-name-complex="Times New Roman"/>
    </style:style>
    <style:style style:name="T2539" style:parent-style-name="Policepardéfaut" style:family="text">
      <style:text-properties style:font-name-complex="Times New Roman"/>
    </style:style>
    <style:style style:name="T2540" style:parent-style-name="Policepardéfaut" style:family="text">
      <style:text-properties style:font-name-complex="Times New Roman"/>
    </style:style>
    <style:style style:name="T2541" style:parent-style-name="Policepardéfaut" style:family="text">
      <style:text-properties style:font-name-complex="Times New Roman"/>
    </style:style>
    <style:style style:name="T2542" style:parent-style-name="Policepardéfaut" style:family="text">
      <style:text-properties style:font-name-complex="Times New Roman"/>
    </style:style>
    <style:style style:name="T2543" style:parent-style-name="Policepardéfaut" style:family="text">
      <style:text-properties style:font-name-complex="Times New Roman"/>
    </style:style>
    <style:style style:name="T2544" style:parent-style-name="Policepardéfaut" style:family="text">
      <style:text-properties style:font-name-complex="Times New Roman" fo:font-style="italic" style:font-style-asian="italic"/>
    </style:style>
    <style:style style:name="T2545" style:parent-style-name="Policepardéfaut" style:family="text">
      <style:text-properties style:font-name-complex="Times New Roman"/>
    </style:style>
    <style:style style:name="T2546" style:parent-style-name="Policepardéfaut" style:family="text">
      <style:text-properties style:font-name-complex="Times New Roman"/>
    </style:style>
    <style:style style:name="T2547" style:parent-style-name="Policepardéfaut" style:family="text">
      <style:text-properties style:font-name-complex="Times New Roman"/>
    </style:style>
    <style:style style:name="T2548" style:parent-style-name="Policepardéfaut" style:family="text">
      <style:text-properties style:font-name-complex="Times New Roman"/>
    </style:style>
    <style:style style:name="T2549" style:parent-style-name="Policepardéfaut" style:family="text">
      <style:text-properties style:font-name-complex="Times New Roman"/>
    </style:style>
    <style:style style:name="T2550" style:parent-style-name="Policepardéfaut" style:family="text">
      <style:text-properties style:font-name-complex="Times New Roman"/>
    </style:style>
    <style:style style:name="T2551" style:parent-style-name="Policepardéfaut" style:family="text">
      <style:text-properties style:font-name-complex="Times New Roman"/>
    </style:style>
    <style:style style:name="T2552" style:parent-style-name="Policepardéfaut" style:family="text">
      <style:text-properties style:font-name-complex="Times New Roman"/>
    </style:style>
    <style:style style:name="T2553" style:parent-style-name="Policepardéfaut" style:family="text">
      <style:text-properties style:font-name-complex="Times New Roman"/>
    </style:style>
    <style:style style:name="T2554" style:parent-style-name="Policepardéfaut" style:family="text">
      <style:text-properties style:font-name-complex="Times New Roman"/>
    </style:style>
    <style:style style:name="T2555" style:parent-style-name="Policepardéfaut" style:family="text">
      <style:text-properties style:font-name-complex="Times New Roman"/>
    </style:style>
    <style:style style:name="T2556" style:parent-style-name="Policepardéfaut" style:family="text">
      <style:text-properties style:font-name-complex="Times New Roman"/>
    </style:style>
    <style:style style:name="T2557" style:parent-style-name="Policepardéfaut" style:family="text">
      <style:text-properties style:font-name-complex="Times New Roman"/>
    </style:style>
    <style:style style:name="T2558" style:parent-style-name="quote.c" style:family="text">
      <style:text-properties style:text-position="super 66.6%"/>
    </style:style>
    <style:style style:name="T2559" style:parent-style-name="Policepardéfaut" style:family="text">
      <style:text-properties fo:font-style="italic" style:font-style-asian="italic"/>
    </style:style>
    <style:style style:name="T2560" style:parent-style-name="Policepardéfaut" style:family="text">
      <style:text-properties fo:font-style="italic" style:font-style-asian="italic"/>
    </style:style>
    <style:style style:name="T2561" style:parent-style-name="Policepardéfaut" style:family="text">
      <style:text-properties style:font-name-complex="Times New Roman"/>
    </style:style>
    <style:style style:name="T2562" style:parent-style-name="Policepardéfaut" style:family="text">
      <style:text-properties style:font-name-complex="Times New Roman"/>
    </style:style>
    <style:style style:name="T2563" style:parent-style-name="Policepardéfaut" style:family="text">
      <style:text-properties style:font-name-complex="Times New Roman"/>
    </style:style>
    <style:style style:name="T2564" style:parent-style-name="Policepardéfaut" style:family="text">
      <style:text-properties style:font-name-complex="Times New Roman"/>
    </style:style>
    <style:style style:name="T2565" style:parent-style-name="Policepardéfaut" style:family="text">
      <style:text-properties style:font-name-complex="Times New Roman"/>
    </style:style>
    <style:style style:name="T2566" style:parent-style-name="quote.c" style:family="text">
      <style:text-properties style:text-position="super 66.6%"/>
    </style:style>
    <style:style style:name="T2567" style:parent-style-name="Policepardéfaut" style:family="text">
      <style:text-properties fo:font-size="12pt" style:font-size-asian="12pt" style:font-size-complex="12pt"/>
    </style:style>
    <style:style style:name="T2568" style:parent-style-name="Policepardéfaut" style:family="text">
      <style:text-properties fo:font-style="italic" style:font-style-asian="italic"/>
    </style:style>
    <style:style style:name="T2569" style:parent-style-name="Policepardéfaut" style:family="text">
      <style:text-properties fo:font-style="italic" style:font-style-asian="italic"/>
    </style:style>
    <style:style style:name="T2570" style:parent-style-name="Policepardéfaut" style:family="text">
      <style:text-properties style:font-name-complex="Times New Roman"/>
    </style:style>
    <style:style style:name="T2571" style:parent-style-name="Policepardéfaut" style:family="text">
      <style:text-properties style:font-name-complex="Times New Roman"/>
    </style:style>
    <style:style style:name="T2572" style:parent-style-name="Policepardéfaut" style:family="text">
      <style:text-properties style:font-name-complex="Times New Roman"/>
    </style:style>
    <style:style style:name="T2573" style:parent-style-name="Policepardéfaut" style:family="text">
      <style:text-properties style:font-name-complex="Times New Roman"/>
    </style:style>
    <style:style style:name="T2574" style:parent-style-name="quote.c" style:family="text">
      <style:text-properties style:text-position="super 66.6%"/>
    </style:style>
    <style:style style:name="T2575" style:parent-style-name="Policepardéfaut" style:family="text">
      <style:text-properties fo:font-size="12pt" style:font-size-asian="12pt" style:font-size-complex="12pt"/>
    </style:style>
    <style:style style:name="T2576" style:parent-style-name="Policepardéfaut" style:family="text">
      <style:text-properties fo:font-style="italic" style:font-style-asian="italic"/>
    </style:style>
    <style:style style:name="T2577" style:parent-style-name="Policepardéfaut" style:family="text">
      <style:text-properties fo:font-style="italic" style:font-style-asian="italic"/>
    </style:style>
    <style:style style:name="T2578" style:parent-style-name="Policepardéfaut" style:family="text">
      <style:text-properties style:font-name-complex="Times New Roman"/>
    </style:style>
    <style:style style:name="T2579" style:parent-style-name="Policepardéfaut" style:family="text">
      <style:text-properties style:font-name-complex="Times New Roman"/>
    </style:style>
    <style:style style:name="T2580" style:parent-style-name="Policepardéfaut" style:family="text">
      <style:text-properties style:font-name-complex="Times New Roman"/>
    </style:style>
    <style:style style:name="T2581" style:parent-style-name="Policepardéfaut" style:family="text">
      <style:text-properties style:font-name-complex="Times New Roman"/>
    </style:style>
    <style:style style:name="T2582" style:parent-style-name="Policepardéfaut" style:family="text">
      <style:text-properties style:font-name-complex="Times New Roman"/>
    </style:style>
    <style:style style:name="T2583" style:parent-style-name="Policepardéfaut" style:family="text">
      <style:text-properties style:font-name-complex="Times New Roman"/>
    </style:style>
    <style:style style:name="T2584" style:parent-style-name="Policepardéfaut" style:family="text">
      <style:text-properties style:font-name-complex="Times New Roman"/>
    </style:style>
    <style:style style:name="T2585" style:parent-style-name="Policepardéfaut" style:family="text">
      <style:text-properties style:font-name-complex="Times New Roman"/>
    </style:style>
    <style:style style:name="T2586" style:parent-style-name="Policepardéfaut" style:family="text">
      <style:text-properties style:font-name-complex="Times New Roman"/>
    </style:style>
    <style:style style:name="T2587" style:parent-style-name="Policepardéfaut" style:family="text">
      <style:text-properties style:font-name-complex="Times New Roman"/>
    </style:style>
    <style:style style:name="T2588" style:parent-style-name="Policepardéfaut" style:family="text">
      <style:text-properties style:font-name-complex="Times New Roman"/>
    </style:style>
    <style:style style:name="T2589" style:parent-style-name="Policepardéfaut" style:family="text">
      <style:text-properties style:font-name-complex="Times New Roman"/>
    </style:style>
    <style:style style:name="T2590" style:parent-style-name="Policepardéfaut" style:family="text">
      <style:text-properties style:font-name-complex="Times New Roman"/>
    </style:style>
    <style:style style:name="T2591" style:parent-style-name="Policepardéfaut" style:family="text">
      <style:text-properties style:font-name-complex="Times New Roman"/>
    </style:style>
    <style:style style:name="T2592" style:parent-style-name="quote.c" style:family="text">
      <style:text-properties style:text-position="super 66.6%"/>
    </style:style>
    <style:style style:name="T2593" style:parent-style-name="Policepardéfaut" style:family="text">
      <style:text-properties fo:font-style="italic" style:font-style-asian="italic"/>
    </style:style>
    <style:style style:name="T2594" style:parent-style-name="Policepardéfaut" style:family="text">
      <style:text-properties style:text-position="super 65%"/>
    </style:style>
    <style:style style:name="T2595" style:parent-style-name="Policepardéfaut" style:family="text">
      <style:text-properties style:font-name-complex="Times New Roman"/>
    </style:style>
    <style:style style:name="T2596" style:parent-style-name="Policepardéfaut" style:family="text">
      <style:text-properties style:font-name-complex="Times New Roman"/>
    </style:style>
    <style:style style:name="T2597" style:parent-style-name="Policepardéfaut" style:family="text">
      <style:text-properties style:font-name-complex="Times New Roman"/>
    </style:style>
    <style:style style:name="T2598" style:parent-style-name="Policepardéfaut" style:family="text">
      <style:text-properties style:font-name-complex="Times New Roman"/>
    </style:style>
    <style:style style:name="T2599" style:parent-style-name="Policepardéfaut" style:family="text">
      <style:text-properties style:font-name-complex="Times New Roman"/>
    </style:style>
    <style:style style:name="T2600" style:parent-style-name="Policepardéfaut" style:family="text">
      <style:text-properties style:font-name-complex="Times New Roman"/>
    </style:style>
    <style:style style:name="T2601" style:parent-style-name="Policepardéfaut" style:family="text">
      <style:text-properties style:font-name-complex="Times New Roman"/>
    </style:style>
    <style:style style:name="T2602" style:parent-style-name="Policepardéfaut" style:family="text">
      <style:text-properties style:font-name-complex="Times New Roman"/>
    </style:style>
    <style:style style:name="T2603" style:parent-style-name="Policepardéfaut" style:family="text">
      <style:text-properties style:font-name-complex="Times New Roman"/>
    </style:style>
    <style:style style:name="T2604" style:parent-style-name="Policepardéfaut" style:family="text">
      <style:text-properties style:font-name-complex="Times New Roman"/>
    </style:style>
    <style:style style:name="T2605" style:parent-style-name="Policepardéfaut" style:family="text">
      <style:text-properties style:font-name-complex="Times New Roman"/>
    </style:style>
    <style:style style:name="T2606" style:parent-style-name="quote.c" style:family="text">
      <style:text-properties fo:font-style="italic" style:font-style-asian="italic"/>
    </style:style>
    <style:style style:name="T2607" style:parent-style-name="quote.c" style:family="text">
      <style:text-properties fo:font-style="italic" style:font-style-asian="italic"/>
    </style:style>
    <style:style style:name="T2608" style:parent-style-name="quote.c" style:family="text">
      <style:text-properties fo:font-style="italic" style:font-style-asian="italic"/>
    </style:style>
    <style:style style:name="T2609" style:parent-style-name="quote.c" style:family="text">
      <style:text-properties fo:font-style="italic" style:font-style-asian="italic"/>
    </style:style>
    <style:style style:name="T2610" style:parent-style-name="quote.c" style:family="text">
      <style:text-properties fo:font-style="italic" style:font-style-asian="italic"/>
    </style:style>
    <style:style style:name="T2611" style:parent-style-name="quote.c" style:family="text">
      <style:text-properties fo:font-style="italic" style:font-style-asian="italic"/>
    </style:style>
    <style:style style:name="T2612" style:parent-style-name="quote.c" style:family="text">
      <style:text-properties fo:font-style="italic" style:font-style-asian="italic"/>
    </style:style>
    <style:style style:name="T2613" style:parent-style-name="quote.c" style:family="text">
      <style:text-properties fo:font-style="italic" style:font-style-asian="italic"/>
    </style:style>
    <style:style style:name="T2614" style:parent-style-name="quote.c" style:family="text">
      <style:text-properties style:text-position="super 66.6%"/>
    </style:style>
    <style:style style:name="T2615" style:parent-style-name="Policepardéfaut" style:family="text">
      <style:text-properties fo:font-style="italic" style:font-style-asian="italic"/>
    </style:style>
    <style:style style:name="T2616" style:parent-style-name="Policepardéfaut" style:family="text">
      <style:text-properties style:font-name-complex="Times New Roman"/>
    </style:style>
    <style:style style:name="T2617" style:parent-style-name="Policepardéfaut" style:family="text">
      <style:text-properties style:font-name-complex="Times New Roman"/>
    </style:style>
    <style:style style:name="T2618" style:parent-style-name="Policepardéfaut" style:family="text">
      <style:text-properties style:font-name-complex="Times New Roman"/>
    </style:style>
    <style:style style:name="T2619" style:parent-style-name="Policepardéfaut" style:family="text">
      <style:text-properties style:font-name-complex="Times New Roman"/>
    </style:style>
    <style:style style:name="T2620" style:parent-style-name="Policepardéfaut" style:family="text">
      <style:text-properties style:font-name-complex="Times New Roman"/>
    </style:style>
    <style:style style:name="T2621" style:parent-style-name="Policepardéfaut" style:family="text">
      <style:text-properties style:font-name-complex="Times New Roman"/>
    </style:style>
    <style:style style:name="T2622" style:parent-style-name="Policepardéfaut" style:family="text">
      <style:text-properties style:font-name-complex="Times New Roman"/>
    </style:style>
    <style:style style:name="T2623" style:parent-style-name="Policepardéfaut" style:family="text">
      <style:text-properties style:font-name-complex="Times New Roman"/>
    </style:style>
    <style:style style:name="T2624" style:parent-style-name="Policepardéfaut" style:family="text">
      <style:text-properties style:font-name-complex="Times New Roman"/>
    </style:style>
    <style:style style:name="T2625" style:parent-style-name="Policepardéfaut" style:family="text">
      <style:text-properties style:font-name-complex="Times New Roman"/>
    </style:style>
    <style:style style:name="T2626" style:parent-style-name="Appelnotedebasdep." style:family="text">
      <style:text-properties style:font-name-complex="Times New Roman"/>
    </style:style>
    <style:style style:name="T2627" style:parent-style-name="Policepardéfaut" style:family="text">
      <style:text-properties fo:font-size="12pt" style:font-size-asian="12pt" style:font-size-complex="12pt"/>
    </style:style>
    <style:style style:name="T2628" style:parent-style-name="Policepardéfaut" style:family="text">
      <style:text-properties fo:font-style="italic" style:font-style-asian="italic"/>
    </style:style>
    <style:style style:name="T2629" style:parent-style-name="Appelnotedebasdep." style:family="text">
      <style:text-properties style:font-name-complex="Times New Roman"/>
    </style:style>
    <style:style style:name="T2630" style:parent-style-name="Policepardéfaut" style:family="text">
      <style:text-properties style:font-name-complex="Times New Roman"/>
    </style:style>
    <style:style style:name="T2631" style:parent-style-name="Policepardéfaut" style:family="text">
      <style:text-properties style:font-name-complex="Times New Roman"/>
    </style:style>
    <style:style style:name="T2632" style:parent-style-name="Policepardéfaut" style:family="text">
      <style:text-properties style:font-name-complex="Times New Roman"/>
    </style:style>
    <style:style style:name="T2633" style:parent-style-name="Policepardéfaut" style:family="text">
      <style:text-properties style:font-name-complex="Times New Roman" fo:font-style="italic" style:font-style-asian="italic"/>
    </style:style>
    <style:style style:name="T2634" style:parent-style-name="Policepardéfaut" style:family="text">
      <style:text-properties style:font-name-complex="Times New Roman"/>
    </style:style>
    <style:style style:name="T2635" style:parent-style-name="Policepardéfaut" style:family="text">
      <style:text-properties style:font-name-complex="Times New Roman"/>
    </style:style>
    <style:style style:name="T2636" style:parent-style-name="Policepardéfaut" style:family="text">
      <style:text-properties style:font-name-complex="Times New Roman" fo:font-style="italic" style:font-style-asian="italic"/>
    </style:style>
    <style:style style:name="T2637" style:parent-style-name="Policepardéfaut" style:family="text">
      <style:text-properties style:font-name-complex="Times New Roman"/>
    </style:style>
    <style:style style:name="T2638" style:parent-style-name="Policepardéfaut" style:family="text">
      <style:text-properties style:font-name-complex="Times New Roman"/>
    </style:style>
    <style:style style:name="T2639" style:parent-style-name="Policepardéfaut" style:family="text">
      <style:text-properties style:font-name-complex="Times New Roman"/>
    </style:style>
    <style:style style:name="T2640" style:parent-style-name="Policepardéfaut" style:family="text">
      <style:text-properties style:font-name-complex="Times New Roman" fo:font-style="italic" style:font-style-asian="italic"/>
    </style:style>
    <style:style style:name="T2641" style:parent-style-name="Policepardéfaut" style:family="text">
      <style:text-properties style:font-name-complex="Times New Roman"/>
    </style:style>
    <style:style style:name="T2642" style:parent-style-name="Policepardéfaut" style:family="text">
      <style:text-properties style:font-name-complex="Times New Roman"/>
    </style:style>
    <style:style style:name="T2643" style:parent-style-name="Policepardéfaut" style:family="text">
      <style:text-properties style:font-name-complex="Times New Roman"/>
    </style:style>
    <style:style style:name="T2644" style:parent-style-name="Policepardéfaut" style:family="text">
      <style:text-properties style:font-name-complex="Times New Roman"/>
    </style:style>
    <style:style style:name="T2645" style:parent-style-name="Policepardéfaut" style:family="text">
      <style:text-properties style:font-name-complex="Times New Roman"/>
    </style:style>
    <style:style style:name="T2646" style:parent-style-name="Policepardéfaut" style:family="text">
      <style:text-properties style:font-name-complex="Times New Roman"/>
    </style:style>
    <style:style style:name="T2647" style:parent-style-name="Policepardéfaut" style:family="text">
      <style:text-properties style:font-name-complex="Times New Roman"/>
    </style:style>
    <style:style style:name="T2648" style:parent-style-name="Policepardéfaut" style:family="text">
      <style:text-properties style:font-name-complex="Times New Roman"/>
    </style:style>
    <style:style style:name="T2649" style:parent-style-name="Policepardéfaut" style:family="text">
      <style:text-properties style:font-name-complex="Times New Roman"/>
    </style:style>
    <style:style style:name="T2650" style:parent-style-name="Policepardéfaut" style:family="text">
      <style:text-properties style:font-name-complex="Times New Roman"/>
    </style:style>
    <style:style style:name="T2651" style:parent-style-name="Policepardéfaut" style:family="text">
      <style:text-properties style:font-name-complex="Times New Roman"/>
    </style:style>
    <style:style style:name="T2652" style:parent-style-name="Policepardéfaut" style:family="text">
      <style:text-properties style:font-name-complex="Times New Roman"/>
    </style:style>
    <style:style style:name="T2653" style:parent-style-name="Policepardéfaut" style:family="text">
      <style:text-properties style:font-name-complex="Times New Roman"/>
    </style:style>
    <style:style style:name="T2654" style:parent-style-name="Policepardéfaut" style:family="text">
      <style:text-properties style:font-name-complex="Times New Roman"/>
    </style:style>
    <style:style style:name="T2655" style:parent-style-name="Policepardéfaut" style:family="text">
      <style:text-properties style:font-name-complex="Times New Roman"/>
    </style:style>
    <style:style style:name="T2656" style:parent-style-name="Policepardéfaut" style:family="text">
      <style:text-properties style:font-name-complex="Times New Roman"/>
    </style:style>
    <style:style style:name="T2657" style:parent-style-name="Appelnotedebasdep." style:family="text">
      <style:text-properties style:font-name-complex="Times New Roman"/>
    </style:style>
    <style:style style:name="T2658" style:parent-style-name="Policepardéfaut" style:family="text">
      <style:text-properties style:font-name-complex="Times New Roman" fo:font-style="italic" style:font-style-asian="italic"/>
    </style:style>
    <style:style style:name="T2659" style:parent-style-name="Policepardéfaut" style:family="text">
      <style:text-properties style:font-name-complex="Times New Roman"/>
    </style:style>
    <style:style style:name="T2660" style:parent-style-name="Policepardéfaut" style:family="text">
      <style:text-properties style:font-name-complex="Times New Roman" style:text-position="super 65%"/>
    </style:style>
    <style:style style:name="T2661" style:parent-style-name="Policepardéfaut" style:family="text">
      <style:text-properties style:font-name-complex="Times New Roman"/>
    </style:style>
    <style:style style:name="T2662" style:parent-style-name="Policepardéfaut" style:family="text">
      <style:text-properties style:font-name-complex="Times New Roman"/>
    </style:style>
    <style:style style:name="T2663" style:parent-style-name="Policepardéfaut" style:family="text">
      <style:text-properties style:font-name-complex="Times New Roman"/>
    </style:style>
    <style:style style:name="T2664" style:parent-style-name="Policepardéfaut" style:family="text">
      <style:text-properties style:font-name-complex="Times New Roman"/>
    </style:style>
    <style:style style:name="T2665" style:parent-style-name="Policepardéfaut" style:family="text">
      <style:text-properties style:font-name-complex="Times New Roman"/>
    </style:style>
    <style:style style:name="T2666" style:parent-style-name="Policepardéfaut" style:family="text">
      <style:text-properties style:font-name-complex="Times New Roman"/>
    </style:style>
    <style:style style:name="T2667" style:parent-style-name="Policepardéfaut" style:family="text">
      <style:text-properties style:font-name-complex="Times New Roman"/>
    </style:style>
    <style:style style:name="T2668" style:parent-style-name="Policepardéfaut" style:family="text">
      <style:text-properties style:font-name-complex="Times New Roman"/>
    </style:style>
    <style:style style:name="T2669" style:parent-style-name="Policepardéfaut" style:family="text">
      <style:text-properties style:font-name-complex="Times New Roman" fo:font-style="italic" style:font-style-asian="italic"/>
    </style:style>
    <style:style style:name="T2670" style:parent-style-name="Policepardéfaut" style:family="text">
      <style:text-properties style:font-name-complex="Times New Roman"/>
    </style:style>
    <style:style style:name="T2671" style:parent-style-name="Policepardéfaut" style:family="text">
      <style:text-properties style:font-name-complex="Times New Roman"/>
    </style:style>
    <style:style style:name="T2672" style:parent-style-name="Policepardéfaut" style:family="text">
      <style:text-properties style:font-name-complex="Times New Roman"/>
    </style:style>
    <style:style style:name="T2673" style:parent-style-name="Policepardéfaut" style:family="text">
      <style:text-properties style:font-name-complex="Times New Roman"/>
    </style:style>
    <style:style style:name="T2674" style:parent-style-name="Policepardéfaut" style:family="text">
      <style:text-properties style:font-name-complex="Times New Roman"/>
    </style:style>
    <style:style style:name="T2675" style:parent-style-name="Policepardéfaut" style:family="text">
      <style:text-properties style:font-name-complex="Times New Roman"/>
    </style:style>
    <style:style style:name="T2676" style:parent-style-name="Policepardéfaut" style:family="text">
      <style:text-properties style:font-name-complex="Times New Roman"/>
    </style:style>
    <style:style style:name="T2677" style:parent-style-name="Appelnotedebasdep." style:family="text">
      <style:text-properties style:font-name-complex="Times New Roman"/>
    </style:style>
    <style:style style:name="T2678" style:parent-style-name="Policepardéfaut" style:family="text">
      <style:text-properties style:font-name-complex="Times New Roman" fo:font-style="italic" style:font-style-asian="italic"/>
    </style:style>
    <style:style style:name="T2679" style:parent-style-name="Policepardéfaut" style:family="text">
      <style:text-properties style:font-name-complex="Times New Roman"/>
    </style:style>
    <style:style style:name="T2680" style:parent-style-name="Policepardéfaut" style:family="text">
      <style:text-properties style:font-name-complex="Times New Roman"/>
    </style:style>
    <style:style style:name="T2681" style:parent-style-name="Policepardéfaut" style:family="text">
      <style:text-properties style:font-name-complex="Times New Roman"/>
    </style:style>
    <style:style style:name="T2682" style:parent-style-name="Policepardéfaut" style:family="text">
      <style:text-properties style:font-name-complex="Times New Roman"/>
    </style:style>
    <style:style style:name="T2683" style:parent-style-name="Policepardéfaut" style:family="text">
      <style:text-properties style:font-name-complex="Times New Roman"/>
    </style:style>
    <style:style style:name="T2684" style:parent-style-name="Policepardéfaut" style:family="text">
      <style:text-properties style:font-name-complex="Times New Roman"/>
    </style:style>
    <style:style style:name="T2685" style:parent-style-name="Policepardéfaut" style:family="text">
      <style:text-properties style:font-name-complex="Times New Roman"/>
    </style:style>
    <style:style style:name="T2686" style:parent-style-name="Policepardéfaut" style:family="text">
      <style:text-properties style:font-name-complex="Times New Roman"/>
    </style:style>
    <style:style style:name="T2687" style:parent-style-name="Policepardéfaut" style:family="text">
      <style:text-properties style:font-name-complex="Times New Roman"/>
    </style:style>
    <style:style style:name="T2688" style:parent-style-name="Policepardéfaut" style:family="text">
      <style:text-properties style:font-name-complex="Times New Roman" fo:font-style="italic" style:font-style-asian="italic"/>
    </style:style>
    <style:style style:name="T2689" style:parent-style-name="Policepardéfaut" style:family="text">
      <style:text-properties style:font-name-complex="Times New Roman"/>
    </style:style>
    <style:style style:name="T2690" style:parent-style-name="Policepardéfaut" style:family="text">
      <style:text-properties style:font-name-complex="Times New Roman"/>
    </style:style>
    <style:style style:name="T2691" style:parent-style-name="Policepardéfaut" style:family="text">
      <style:text-properties style:font-name-complex="Times New Roman"/>
    </style:style>
    <style:style style:name="T2692" style:parent-style-name="Policepardéfaut" style:family="text">
      <style:text-properties style:font-name-complex="Times New Roman"/>
    </style:style>
    <style:style style:name="T2693" style:parent-style-name="Policepardéfaut" style:family="text">
      <style:text-properties style:font-name-complex="Times New Roman"/>
    </style:style>
    <style:style style:name="T2694" style:parent-style-name="Policepardéfaut" style:family="text">
      <style:text-properties style:font-name-complex="Times New Roman"/>
    </style:style>
    <style:style style:name="T2695" style:parent-style-name="quote.c" style:family="text">
      <style:text-properties fo:font-style="italic" style:font-style-asian="italic"/>
    </style:style>
    <style:style style:name="T2696" style:parent-style-name="quote.c" style:family="text">
      <style:text-properties style:text-position="super 66.6%"/>
    </style:style>
    <style:style style:name="T2697" style:parent-style-name="Policepardéfaut" style:family="text">
      <style:text-properties style:font-name-complex="Times New Roman"/>
    </style:style>
    <style:style style:name="T2698" style:parent-style-name="Policepardéfaut" style:family="text">
      <style:text-properties style:font-name-complex="Times New Roman"/>
    </style:style>
    <style:style style:name="T2699" style:parent-style-name="Policepardéfaut" style:family="text">
      <style:text-properties style:font-name-complex="Times New Roman"/>
    </style:style>
    <style:style style:name="T2700" style:parent-style-name="Policepardéfaut" style:family="text">
      <style:text-properties style:font-name-complex="Times New Roman"/>
    </style:style>
    <style:style style:name="T2701" style:parent-style-name="Policepardéfaut" style:family="text">
      <style:text-properties style:font-name-complex="Times New Roman"/>
    </style:style>
    <style:style style:name="T2702" style:parent-style-name="Policepardéfaut" style:family="text">
      <style:text-properties style:font-name-complex="Times New Roman"/>
    </style:style>
    <style:style style:name="T2703" style:parent-style-name="Policepardéfaut" style:family="text">
      <style:text-properties style:font-name-complex="Times New Roman"/>
    </style:style>
    <style:style style:name="T2704" style:parent-style-name="Policepardéfaut" style:family="text">
      <style:text-properties style:font-name-complex="Times New Roman"/>
    </style:style>
    <style:style style:name="T2705" style:parent-style-name="Policepardéfaut" style:family="text">
      <style:text-properties style:font-name-complex="Times New Roman"/>
    </style:style>
    <style:style style:name="T2706" style:parent-style-name="Policepardéfaut" style:family="text">
      <style:text-properties style:font-name-complex="Times New Roman"/>
    </style:style>
    <style:style style:name="T2707" style:parent-style-name="Policepardéfaut" style:family="text">
      <style:text-properties style:font-name-complex="Times New Roman"/>
    </style:style>
    <style:style style:name="T2708" style:parent-style-name="Policepardéfaut" style:family="text">
      <style:text-properties style:font-name-complex="Times New Roman"/>
    </style:style>
    <style:style style:name="T2709" style:parent-style-name="Policepardéfaut" style:family="text">
      <style:text-properties style:font-name-complex="Times New Roman"/>
    </style:style>
    <style:style style:name="T2710" style:parent-style-name="Policepardéfaut" style:family="text">
      <style:text-properties style:font-name-complex="Times New Roman" fo:font-style="italic" style:font-style-asian="italic"/>
    </style:style>
    <style:style style:name="T2711" style:parent-style-name="Policepardéfaut" style:family="text">
      <style:text-properties style:font-name-complex="Times New Roman"/>
    </style:style>
    <style:style style:name="T2712" style:parent-style-name="Policepardéfaut" style:family="text">
      <style:text-properties style:font-name-complex="Times New Roman"/>
    </style:style>
    <style:style style:name="T2713" style:parent-style-name="Policepardéfaut" style:family="text">
      <style:text-properties style:font-name-complex="Times New Roman"/>
    </style:style>
    <style:style style:name="T2714" style:parent-style-name="Policepardéfaut" style:family="text">
      <style:text-properties style:font-name-complex="Times New Roman"/>
    </style:style>
    <style:style style:name="T2715" style:parent-style-name="Policepardéfaut" style:family="text">
      <style:text-properties style:font-name-complex="Times New Roman"/>
    </style:style>
    <style:style style:name="T2716" style:parent-style-name="Policepardéfaut" style:family="text">
      <style:text-properties style:font-name-complex="Times New Roman"/>
    </style:style>
    <style:style style:name="T2717" style:parent-style-name="Policepardéfaut" style:family="text">
      <style:text-properties style:font-name-complex="Times New Roman"/>
    </style:style>
    <style:style style:name="T2718" style:parent-style-name="Policepardéfaut" style:family="text">
      <style:text-properties style:font-name-complex="Times New Roman"/>
    </style:style>
    <style:style style:name="T2719" style:parent-style-name="Policepardéfaut" style:family="text">
      <style:text-properties style:font-name-complex="Times New Roman"/>
    </style:style>
    <style:style style:name="T2720" style:parent-style-name="Policepardéfaut" style:family="text">
      <style:text-properties style:font-name-complex="Times New Roman"/>
    </style:style>
    <style:style style:name="T2721" style:parent-style-name="Policepardéfaut" style:family="text">
      <style:text-properties style:font-name-complex="Times New Roman"/>
    </style:style>
    <style:style style:name="T2722" style:parent-style-name="Policepardéfaut" style:family="text">
      <style:text-properties style:font-name-complex="Times New Roman"/>
    </style:style>
    <style:style style:name="T2723" style:parent-style-name="Policepardéfaut" style:family="text">
      <style:text-properties style:font-name-complex="Times New Roman"/>
    </style:style>
    <style:style style:name="T2724" style:parent-style-name="Policepardéfaut" style:family="text">
      <style:text-properties style:font-name-complex="Times New Roman"/>
    </style:style>
    <style:style style:name="T2725" style:parent-style-name="Policepardéfaut" style:family="text">
      <style:text-properties style:font-name-complex="Times New Roman"/>
    </style:style>
    <style:style style:name="T2726" style:parent-style-name="Policepardéfaut" style:family="text">
      <style:text-properties style:font-name-complex="Times New Roman"/>
    </style:style>
    <style:style style:name="T2727" style:parent-style-name="quote.c" style:family="text">
      <style:text-properties fo:font-style="italic" style:font-style-asian="italic"/>
    </style:style>
    <style:style style:name="T2728" style:parent-style-name="quote.c" style:family="text">
      <style:text-properties style:text-position="super 66.6%"/>
    </style:style>
    <style:style style:name="T2729" style:parent-style-name="Policepardéfaut" style:family="text">
      <style:text-properties fo:font-size="12pt" style:font-size-asian="12pt" style:font-size-complex="12pt"/>
    </style:style>
    <style:style style:name="T2730" style:parent-style-name="Policepardéfaut" style:family="text">
      <style:text-properties style:font-name-complex="Times New Roman" fo:font-style="italic" style:font-style-asian="italic"/>
    </style:style>
    <style:style style:name="T2731" style:parent-style-name="Policepardéfaut" style:family="text">
      <style:text-properties style:font-name-complex="Times New Roman"/>
    </style:style>
    <style:style style:name="T2732" style:parent-style-name="Policepardéfaut" style:family="text">
      <style:text-properties style:font-name-complex="Times New Roman"/>
    </style:style>
    <style:style style:name="T2733" style:parent-style-name="Policepardéfaut" style:family="text">
      <style:text-properties style:font-name-complex="Times New Roman"/>
    </style:style>
    <style:style style:name="T2734" style:parent-style-name="Policepardéfaut" style:family="text">
      <style:text-properties style:font-name-complex="Times New Roman"/>
    </style:style>
    <style:style style:name="T2735" style:parent-style-name="Policepardéfaut" style:family="text">
      <style:text-properties style:font-name-complex="Times New Roman"/>
    </style:style>
    <style:style style:name="T2736" style:parent-style-name="Policepardéfaut" style:family="text">
      <style:text-properties style:font-name-complex="Times New Roman"/>
    </style:style>
    <style:style style:name="T2737" style:parent-style-name="Policepardéfaut" style:family="text">
      <style:text-properties style:font-name-complex="Times New Roman"/>
    </style:style>
    <style:style style:name="T2738" style:parent-style-name="Policepardéfaut" style:family="text">
      <style:text-properties style:font-name-complex="Times New Roman"/>
    </style:style>
    <style:style style:name="T2739" style:parent-style-name="Policepardéfaut" style:family="text">
      <style:text-properties style:font-name-complex="Times New Roman"/>
    </style:style>
    <style:style style:name="T2740" style:parent-style-name="Policepardéfaut" style:family="text">
      <style:text-properties style:font-name-complex="Times New Roman"/>
    </style:style>
    <style:style style:name="T2741" style:parent-style-name="Policepardéfaut" style:family="text">
      <style:text-properties style:font-name-complex="Times New Roman"/>
    </style:style>
    <style:style style:name="T2742" style:parent-style-name="Policepardéfaut" style:family="text">
      <style:text-properties style:font-name-complex="Times New Roman"/>
    </style:style>
    <style:style style:name="T2743" style:parent-style-name="Policepardéfaut" style:family="text">
      <style:text-properties style:font-name-complex="Times New Roman"/>
    </style:style>
    <style:style style:name="T2744" style:parent-style-name="Policepardéfaut" style:family="text">
      <style:text-properties style:font-name-complex="Times New Roman"/>
    </style:style>
    <style:style style:name="T2745" style:parent-style-name="quote.c" style:family="text">
      <style:text-properties style:text-position="super 66.6%"/>
    </style:style>
    <style:style style:name="T2746" style:parent-style-name="Policepardéfaut" style:family="text">
      <style:text-properties style:font-name-complex="Times New Roman" fo:font-style="italic" style:font-style-asian="italic"/>
    </style:style>
    <style:style style:name="T2747" style:parent-style-name="Policepardéfaut" style:family="text">
      <style:text-properties style:font-name-complex="Times New Roman"/>
    </style:style>
    <style:style style:name="T2748" style:parent-style-name="Policepardéfaut" style:family="text">
      <style:text-properties style:font-name-complex="Times New Roman" style:text-position="super 65%"/>
    </style:style>
    <style:style style:name="T2749" style:parent-style-name="Policepardéfaut" style:family="text">
      <style:text-properties style:font-name-complex="Times New Roman"/>
    </style:style>
    <style:style style:name="T2750" style:parent-style-name="Policepardéfaut" style:family="text">
      <style:text-properties style:font-name-complex="Times New Roman"/>
    </style:style>
    <style:style style:name="T2751" style:parent-style-name="Policepardéfaut" style:family="text">
      <style:text-properties style:font-name-complex="Times New Roman"/>
    </style:style>
    <style:style style:name="T2752" style:parent-style-name="Policepardéfaut" style:family="text">
      <style:text-properties style:font-name-complex="Times New Roman"/>
    </style:style>
    <style:style style:name="T2753" style:parent-style-name="Policepardéfaut" style:family="text">
      <style:text-properties style:font-name-complex="Times New Roman"/>
    </style:style>
    <style:style style:name="T2754" style:parent-style-name="Policepardéfaut" style:family="text">
      <style:text-properties style:font-name-complex="Times New Roman"/>
    </style:style>
    <style:style style:name="T2755" style:parent-style-name="Policepardéfaut" style:family="text">
      <style:text-properties style:font-name-complex="Times New Roman" fo:font-style="italic" style:font-style-asian="italic"/>
    </style:style>
    <style:style style:name="T2756" style:parent-style-name="Policepardéfaut" style:family="text">
      <style:text-properties style:font-name-complex="Times New Roman"/>
    </style:style>
    <style:style style:name="T2757" style:parent-style-name="Policepardéfaut" style:family="text">
      <style:text-properties style:font-name-complex="Times New Roman"/>
    </style:style>
    <style:style style:name="T2758" style:parent-style-name="Policepardéfaut" style:family="text">
      <style:text-properties style:font-name-complex="Times New Roman"/>
    </style:style>
    <style:style style:name="T2759" style:parent-style-name="Policepardéfaut" style:family="text">
      <style:text-properties style:font-name-complex="Times New Roman"/>
    </style:style>
    <style:style style:name="T2760" style:parent-style-name="Policepardéfaut" style:family="text">
      <style:text-properties style:font-name-complex="Times New Roman"/>
    </style:style>
    <style:style style:name="T2761" style:parent-style-name="Policepardéfaut" style:family="text">
      <style:text-properties style:font-name-complex="Times New Roman"/>
    </style:style>
    <style:style style:name="T2762" style:parent-style-name="Policepardéfaut" style:family="text">
      <style:text-properties style:font-name-complex="Times New Roman"/>
    </style:style>
    <style:style style:name="T2763" style:parent-style-name="Policepardéfaut" style:family="text">
      <style:text-properties style:font-name-complex="Times New Roman"/>
    </style:style>
    <style:style style:name="T2764" style:parent-style-name="Policepardéfaut" style:family="text">
      <style:text-properties style:font-name-complex="Times New Roman"/>
    </style:style>
    <style:style style:name="T2765" style:parent-style-name="Policepardéfaut" style:family="text">
      <style:text-properties style:font-name-complex="Times New Roman"/>
    </style:style>
    <style:style style:name="T2766" style:parent-style-name="Policepardéfaut" style:family="text">
      <style:text-properties style:font-name-complex="Times New Roman"/>
    </style:style>
    <style:style style:name="T2767" style:parent-style-name="Policepardéfaut" style:family="text">
      <style:text-properties style:font-name-complex="Times New Roman"/>
    </style:style>
    <style:style style:name="T2768" style:parent-style-name="Policepardéfaut" style:family="text">
      <style:text-properties style:font-name-complex="Times New Roman"/>
    </style:style>
    <style:style style:name="T2769" style:parent-style-name="Policepardéfaut" style:family="text">
      <style:text-properties style:font-name-complex="Times New Roman"/>
    </style:style>
    <style:style style:name="T2770" style:parent-style-name="Policepardéfaut" style:family="text">
      <style:text-properties style:font-name-complex="Times New Roman"/>
    </style:style>
    <style:style style:name="T2771" style:parent-style-name="Policepardéfaut" style:family="text">
      <style:text-properties style:font-name-complex="Times New Roman"/>
    </style:style>
    <style:style style:name="T2772" style:parent-style-name="Policepardéfaut" style:family="text">
      <style:text-properties style:font-name-complex="Times New Roman" fo:font-style="italic" style:font-style-asian="italic"/>
    </style:style>
    <style:style style:name="T2773" style:parent-style-name="Policepardéfaut" style:family="text">
      <style:text-properties style:font-name-complex="Times New Roman"/>
    </style:style>
    <style:style style:name="T2774" style:parent-style-name="Policepardéfaut" style:family="text">
      <style:text-properties style:font-name-complex="Times New Roman"/>
    </style:style>
    <style:style style:name="T2775" style:parent-style-name="Policepardéfaut" style:family="text">
      <style:text-properties style:font-name-complex="Times New Roman"/>
    </style:style>
    <style:style style:name="T2776" style:parent-style-name="Policepardéfaut" style:family="text">
      <style:text-properties style:font-name-complex="Times New Roman"/>
    </style:style>
    <style:style style:name="T2777" style:parent-style-name="Policepardéfaut" style:family="text">
      <style:text-properties style:font-name-complex="Times New Roman"/>
    </style:style>
    <style:style style:name="T2778" style:parent-style-name="Policepardéfaut" style:family="text">
      <style:text-properties style:font-name-complex="Times New Roman"/>
    </style:style>
    <style:style style:name="T2779" style:parent-style-name="Policepardéfaut" style:family="text">
      <style:text-properties style:font-name-complex="Times New Roman"/>
    </style:style>
    <style:style style:name="T2780" style:parent-style-name="Policepardéfaut" style:family="text">
      <style:text-properties style:font-name-complex="Times New Roman"/>
    </style:style>
    <style:style style:name="T2781" style:parent-style-name="Policepardéfaut" style:family="text">
      <style:text-properties style:font-name-complex="Times New Roman"/>
    </style:style>
    <style:style style:name="T2782" style:parent-style-name="Policepardéfaut" style:family="text">
      <style:text-properties style:font-name-complex="Times New Roman"/>
    </style:style>
    <style:style style:name="T2783" style:parent-style-name="Policepardéfaut" style:family="text">
      <style:text-properties style:font-name-complex="Times New Roman"/>
    </style:style>
    <style:style style:name="T2784" style:parent-style-name="Policepardéfaut" style:family="text">
      <style:text-properties style:font-name-complex="Times New Roman"/>
    </style:style>
    <style:style style:name="T2785" style:parent-style-name="Policepardéfaut" style:family="text">
      <style:text-properties style:font-name-complex="Times New Roman"/>
    </style:style>
    <style:style style:name="T2786" style:parent-style-name="Policepardéfaut" style:family="text">
      <style:text-properties style:font-name-complex="Times New Roman"/>
    </style:style>
    <style:style style:name="T2787" style:parent-style-name="Policepardéfaut" style:family="text">
      <style:text-properties style:font-name-complex="Times New Roman"/>
    </style:style>
    <style:style style:name="T2788" style:parent-style-name="Policepardéfaut" style:family="text">
      <style:text-properties style:font-name-complex="Times New Roman"/>
    </style:style>
    <style:style style:name="T2789" style:parent-style-name="Policepardéfaut" style:family="text">
      <style:text-properties style:font-name-complex="Times New Roman"/>
    </style:style>
    <style:style style:name="T2790" style:parent-style-name="Policepardéfaut" style:family="text">
      <style:text-properties style:font-name-complex="Times New Roman"/>
    </style:style>
    <style:style style:name="T2791" style:parent-style-name="Policepardéfaut" style:family="text">
      <style:text-properties style:font-name-complex="Times New Roman"/>
    </style:style>
    <style:style style:name="T2792" style:parent-style-name="Policepardéfaut" style:family="text">
      <style:text-properties style:font-name-complex="Times New Roman" fo:font-style="italic" style:font-style-asian="italic"/>
    </style:style>
    <style:style style:name="T2793" style:parent-style-name="Policepardéfaut" style:family="text">
      <style:text-properties style:font-name-complex="Times New Roman"/>
    </style:style>
    <style:style style:name="T2794" style:parent-style-name="Policepardéfaut" style:family="text">
      <style:text-properties style:font-name-complex="Times New Roman"/>
    </style:style>
    <style:style style:name="T2795" style:parent-style-name="Policepardéfaut" style:family="text">
      <style:text-properties style:font-name-complex="Times New Roman" fo:font-style="italic" style:font-style-asian="italic"/>
    </style:style>
    <style:style style:name="T2796" style:parent-style-name="Policepardéfaut" style:family="text">
      <style:text-properties style:font-name-complex="Times New Roman"/>
    </style:style>
    <style:style style:name="T2797" style:parent-style-name="Policepardéfaut" style:family="text">
      <style:text-properties style:font-name-complex="Times New Roman" fo:font-style="italic" style:font-style-asian="italic"/>
    </style:style>
    <style:style style:name="T2798" style:parent-style-name="Policepardéfaut" style:family="text">
      <style:text-properties style:font-name-complex="Times New Roman"/>
    </style:style>
    <style:style style:name="T2799" style:parent-style-name="Policepardéfaut" style:family="text">
      <style:text-properties style:font-name-complex="Times New Roman"/>
    </style:style>
    <style:style style:name="T2800" style:parent-style-name="Policepardéfaut" style:family="text">
      <style:text-properties style:font-name-complex="Times New Roman"/>
    </style:style>
    <style:style style:name="T2801" style:parent-style-name="Policepardéfaut" style:family="text">
      <style:text-properties style:font-name-complex="Times New Roman"/>
    </style:style>
    <style:style style:name="T2802" style:parent-style-name="Policepardéfaut" style:family="text">
      <style:text-properties style:font-name-complex="Times New Roman"/>
    </style:style>
    <style:style style:name="T2803" style:parent-style-name="Policepardéfaut" style:family="text">
      <style:text-properties style:font-name-complex="Times New Roman" fo:font-style="italic" style:font-style-asian="italic"/>
    </style:style>
    <style:style style:name="T2804" style:parent-style-name="Policepardéfaut" style:family="text">
      <style:text-properties style:font-name-complex="Times New Roman"/>
    </style:style>
    <style:style style:name="T2805" style:parent-style-name="Policepardéfaut" style:family="text">
      <style:text-properties style:font-name-complex="Times New Roman"/>
    </style:style>
    <style:style style:name="T2806" style:parent-style-name="Policepardéfaut" style:family="text">
      <style:text-properties style:font-name-complex="Times New Roman"/>
    </style:style>
    <style:style style:name="T2807" style:parent-style-name="Appelnotedebasdep." style:family="text">
      <style:text-properties style:font-name-complex="Times New Roman"/>
    </style:style>
    <style:style style:name="T2808" style:parent-style-name="Policepardéfaut" style:family="text">
      <style:text-properties fo:font-size="12pt" style:font-size-asian="12pt" style:font-size-complex="12pt"/>
    </style:style>
    <style:style style:name="T2809" style:parent-style-name="Policepardéfaut" style:family="text">
      <style:text-properties style:font-name-complex="Times New Roman" fo:font-style="italic" style:font-style-asian="italic"/>
    </style:style>
    <style:style style:name="T2810" style:parent-style-name="Policepardéfaut" style:family="text">
      <style:text-properties style:font-name-complex="Times New Roman" fo:font-style="italic" style:font-style-asian="italic"/>
    </style:style>
    <style:style style:name="T2811" style:parent-style-name="Policepardéfaut" style:family="text">
      <style:text-properties style:font-name-complex="Times New Roman" fo:font-style="italic" style:font-style-asian="italic"/>
    </style:style>
    <style:style style:name="T2812" style:parent-style-name="Policepardéfaut" style:family="text">
      <style:text-properties style:font-name-complex="Times New Roman"/>
    </style:style>
    <style:style style:name="T2813" style:parent-style-name="Policepardéfaut" style:family="text">
      <style:text-properties style:font-name-complex="Times New Roman"/>
    </style:style>
    <style:style style:name="T2814" style:parent-style-name="Policepardéfaut" style:family="text">
      <style:text-properties style:font-name-complex="Times New Roman"/>
    </style:style>
    <style:style style:name="T2815" style:parent-style-name="Policepardéfaut" style:family="text">
      <style:text-properties style:font-name-complex="Times New Roman"/>
    </style:style>
    <style:style style:name="T2816" style:parent-style-name="Policepardéfaut" style:family="text">
      <style:text-properties style:font-name-complex="Times New Roman"/>
    </style:style>
    <style:style style:name="T2817" style:parent-style-name="Policepardéfaut" style:family="text">
      <style:text-properties style:font-name-complex="Times New Roman"/>
    </style:style>
    <style:style style:name="T2818" style:parent-style-name="Policepardéfaut" style:family="text">
      <style:text-properties style:font-name-complex="Times New Roman"/>
    </style:style>
    <style:style style:name="T2819" style:parent-style-name="Policepardéfaut" style:family="text">
      <style:text-properties style:font-name-complex="Times New Roman"/>
    </style:style>
    <style:style style:name="T2820" style:parent-style-name="Policepardéfaut" style:family="text">
      <style:text-properties style:font-name-complex="Times New Roman"/>
    </style:style>
    <style:style style:name="T2821" style:parent-style-name="Policepardéfaut" style:family="text">
      <style:text-properties style:font-name-complex="Times New Roman"/>
    </style:style>
    <style:style style:name="T2822" style:parent-style-name="Policepardéfaut" style:family="text">
      <style:text-properties style:font-name-complex="Times New Roman"/>
    </style:style>
    <style:style style:name="T2823" style:parent-style-name="Policepardéfaut" style:family="text">
      <style:text-properties style:font-name-complex="Times New Roman"/>
    </style:style>
    <style:style style:name="T2824" style:parent-style-name="Policepardéfaut" style:family="text">
      <style:text-properties style:font-name-complex="Times New Roman"/>
    </style:style>
    <style:style style:name="T2825" style:parent-style-name="Policepardéfaut" style:family="text">
      <style:text-properties style:font-name-complex="Times New Roman"/>
    </style:style>
    <style:style style:name="T2826" style:parent-style-name="Policepardéfaut" style:family="text">
      <style:text-properties style:font-name-complex="Times New Roman"/>
    </style:style>
    <style:style style:name="T2827" style:parent-style-name="Policepardéfaut" style:family="text">
      <style:text-properties style:font-name-complex="Times New Roman"/>
    </style:style>
    <style:style style:name="T2828" style:parent-style-name="Policepardéfaut" style:family="text">
      <style:text-properties style:font-name-complex="Times New Roman"/>
    </style:style>
    <style:style style:name="T2829" style:parent-style-name="Appelnotedebasdep." style:family="text">
      <style:text-properties style:font-name-complex="Times New Roman"/>
    </style:style>
    <style:style style:name="T2830" style:parent-style-name="Policepardéfaut" style:family="text">
      <style:text-properties fo:font-size="12pt" style:font-size-asian="12pt" style:font-size-complex="12pt"/>
    </style:style>
    <style:style style:name="T2831" style:parent-style-name="Policepardéfaut" style:family="text">
      <style:text-properties style:font-name-complex="Times New Roman"/>
    </style:style>
    <style:style style:name="T2832" style:parent-style-name="Policepardéfaut" style:family="text">
      <style:text-properties style:font-name-complex="Times New Roman"/>
    </style:style>
    <style:style style:name="T2833" style:parent-style-name="Policepardéfaut" style:family="text">
      <style:text-properties style:font-name-complex="Times New Roman" fo:font-style="italic" style:font-style-asian="italic"/>
    </style:style>
    <style:style style:name="T2834" style:parent-style-name="Policepardéfaut" style:family="text">
      <style:text-properties style:font-name-complex="Times New Roman" fo:font-style="italic" style:font-style-asian="italic"/>
    </style:style>
    <style:style style:name="T2835" style:parent-style-name="Policepardéfaut" style:family="text">
      <style:text-properties style:font-name-complex="Times New Roman"/>
    </style:style>
    <style:style style:name="T2836" style:parent-style-name="Policepardéfaut" style:family="text">
      <style:text-properties style:font-name-complex="Times New Roman" fo:font-style="italic" style:font-style-asian="italic"/>
    </style:style>
    <style:style style:name="T2837" style:parent-style-name="Policepardéfaut" style:family="text">
      <style:text-properties style:font-name-complex="Times New Roman"/>
    </style:style>
    <style:style style:name="T2838" style:parent-style-name="Policepardéfaut" style:family="text">
      <style:text-properties style:font-name-complex="Times New Roman" style:text-position="super 65%"/>
    </style:style>
    <style:style style:name="T2839" style:parent-style-name="Policepardéfaut" style:family="text">
      <style:text-properties style:font-name-complex="Times New Roman"/>
    </style:style>
    <style:style style:name="T2840" style:parent-style-name="Policepardéfaut" style:family="text">
      <style:text-properties style:font-name-complex="Times New Roman"/>
    </style:style>
    <style:style style:name="T2841" style:parent-style-name="Policepardéfaut" style:family="text">
      <style:text-properties style:font-name-complex="Times New Roman"/>
    </style:style>
    <style:style style:name="T2842" style:parent-style-name="Policepardéfaut" style:family="text">
      <style:text-properties style:font-name-complex="Times New Roman"/>
    </style:style>
    <style:style style:name="T2843" style:parent-style-name="Policepardéfaut" style:family="text">
      <style:text-properties style:font-name-complex="Times New Roman"/>
    </style:style>
    <style:style style:name="T2844" style:parent-style-name="Policepardéfaut" style:family="text">
      <style:text-properties style:font-name-complex="Times New Roman"/>
    </style:style>
    <style:style style:name="T2845" style:parent-style-name="Policepardéfaut" style:family="text">
      <style:text-properties fo:font-variant="small-caps"/>
    </style:style>
    <style:style style:name="T2846" style:parent-style-name="Policepardéfaut" style:family="text">
      <style:text-properties fo:font-style="italic" style:font-style-asian="italic"/>
    </style:style>
    <style:style style:name="T2847" style:parent-style-name="Policepardéfaut" style:family="text">
      <style:text-properties style:font-name-complex="Times New Roman"/>
    </style:style>
    <style:style style:name="T2848" style:parent-style-name="Policepardéfaut" style:family="text">
      <style:text-properties style:font-name-complex="Times New Roman" fo:font-style="italic" style:font-style-asian="italic"/>
    </style:style>
    <style:style style:name="T2849" style:parent-style-name="Policepardéfaut" style:family="text">
      <style:text-properties style:font-name-complex="Times New Roman"/>
    </style:style>
    <style:style style:name="T2850" style:parent-style-name="Policepardéfaut" style:family="text">
      <style:text-properties style:font-name-complex="Times New Roman"/>
    </style:style>
    <style:style style:name="T2851" style:parent-style-name="Policepardéfaut" style:family="text">
      <style:text-properties style:font-name-complex="Times New Roman"/>
    </style:style>
    <style:style style:name="T2852" style:parent-style-name="Policepardéfaut" style:family="text">
      <style:text-properties style:font-name-complex="Times New Roman"/>
    </style:style>
    <style:style style:name="T2853" style:parent-style-name="Policepardéfaut" style:family="text">
      <style:text-properties style:font-name-complex="Times New Roman"/>
    </style:style>
    <style:style style:name="T2854" style:parent-style-name="Policepardéfaut" style:family="text">
      <style:text-properties style:font-name-complex="Times New Roman"/>
    </style:style>
    <style:style style:name="T2855" style:parent-style-name="Policepardéfaut" style:family="text">
      <style:text-properties style:font-name-complex="Times New Roman"/>
    </style:style>
    <style:style style:name="T2856" style:parent-style-name="Policepardéfaut" style:family="text">
      <style:text-properties style:font-name-complex="Times New Roman"/>
    </style:style>
    <style:style style:name="T2857" style:parent-style-name="Policepardéfaut" style:family="text">
      <style:text-properties style:font-name-complex="Times New Roman"/>
    </style:style>
    <style:style style:name="T2858" style:parent-style-name="Policepardéfaut" style:family="text">
      <style:text-properties style:font-name-complex="Times New Roman"/>
    </style:style>
    <style:style style:name="T2859" style:parent-style-name="Policepardéfaut" style:family="text">
      <style:text-properties style:font-name-complex="Times New Roman"/>
    </style:style>
    <style:style style:name="T2860" style:parent-style-name="Policepardéfaut" style:family="text">
      <style:text-properties style:font-name-complex="Times New Roman"/>
    </style:style>
    <style:style style:name="T2861" style:parent-style-name="Policepardéfaut" style:family="text">
      <style:text-properties style:font-name-complex="Times New Roman"/>
    </style:style>
    <style:style style:name="T2862" style:parent-style-name="Policepardéfaut" style:family="text">
      <style:text-properties style:font-name-complex="Times New Roman"/>
    </style:style>
    <style:style style:name="T2863" style:parent-style-name="Policepardéfaut" style:family="text">
      <style:text-properties style:font-name-complex="Times New Roman"/>
    </style:style>
    <style:style style:name="T2864" style:parent-style-name="Policepardéfaut" style:family="text">
      <style:text-properties style:font-name-complex="Times New Roman"/>
    </style:style>
    <style:style style:name="T2865" style:parent-style-name="Policepardéfaut" style:family="text">
      <style:text-properties style:font-name-complex="Times New Roman" fo:font-variant="small-caps"/>
    </style:style>
    <style:style style:name="T2866" style:parent-style-name="Policepardéfaut" style:family="text">
      <style:text-properties style:text-position="super 66.6%"/>
    </style:style>
    <style:style style:name="T2867" style:parent-style-name="Policepardéfaut" style:family="text">
      <style:text-properties style:font-name-complex="Times New Roman"/>
    </style:style>
    <style:style style:name="T2868" style:parent-style-name="Policepardéfaut" style:family="text">
      <style:text-properties style:font-name-complex="Times New Roman"/>
    </style:style>
    <style:style style:name="T2869" style:parent-style-name="Policepardéfaut" style:family="text">
      <style:text-properties style:font-name-complex="Times New Roman" fo:font-variant="small-caps"/>
    </style:style>
    <style:style style:name="T2870" style:parent-style-name="Policepardéfaut" style:family="text">
      <style:text-properties style:text-position="super 66.6%"/>
    </style:style>
    <style:style style:name="T2871" style:parent-style-name="Policepardéfaut" style:family="text">
      <style:text-properties style:font-name-complex="Times New Roman"/>
    </style:style>
    <style:style style:name="T2872" style:parent-style-name="Policepardéfaut" style:family="text">
      <style:text-properties style:font-name-complex="Times New Roman"/>
    </style:style>
    <style:style style:name="T2873" style:parent-style-name="Policepardéfaut" style:family="text">
      <style:text-properties style:font-name-complex="Times New Roman" fo:font-variant="small-caps"/>
    </style:style>
    <style:style style:name="T2874" style:parent-style-name="Policepardéfaut" style:family="text">
      <style:text-properties style:text-position="super 66.6%"/>
    </style:style>
    <style:style style:name="T2875" style:parent-style-name="Policepardéfaut" style:family="text">
      <style:text-properties style:font-name-complex="Times New Roman"/>
    </style:style>
    <style:style style:name="T2876" style:parent-style-name="Policepardéfaut" style:family="text">
      <style:text-properties style:font-name-complex="Times New Roman"/>
    </style:style>
    <style:style style:name="T2877" style:parent-style-name="Policepardéfaut" style:family="text">
      <style:text-properties style:font-name-complex="Times New Roman"/>
    </style:style>
    <style:style style:name="T2878" style:parent-style-name="Policepardéfaut" style:family="text">
      <style:text-properties style:font-name-complex="Times New Roman"/>
    </style:style>
    <style:style style:name="T2879" style:parent-style-name="Policepardéfaut" style:family="text">
      <style:text-properties style:font-name-complex="Times New Roman"/>
    </style:style>
    <style:style style:name="T2880" style:parent-style-name="Policepardéfaut" style:family="text">
      <style:text-properties style:font-name-complex="Times New Roman"/>
    </style:style>
    <style:style style:name="T2881" style:parent-style-name="Policepardéfaut" style:family="text">
      <style:text-properties style:font-name-complex="Times New Roman"/>
    </style:style>
    <style:style style:name="T2882" style:parent-style-name="Policepardéfaut" style:family="text">
      <style:text-properties style:font-name-complex="Times New Roman"/>
    </style:style>
    <style:style style:name="T2883" style:parent-style-name="Policepardéfaut" style:family="text">
      <style:text-properties style:font-name-complex="Times New Roman"/>
    </style:style>
    <style:style style:name="T2884" style:parent-style-name="Policepardéfaut" style:family="text">
      <style:text-properties style:font-name-complex="Times New Roman"/>
    </style:style>
    <style:style style:name="T2885" style:parent-style-name="Policepardéfaut" style:family="text">
      <style:text-properties style:font-name-complex="Times New Roman"/>
    </style:style>
    <style:style style:name="T2886" style:parent-style-name="Policepardéfaut" style:family="text">
      <style:text-properties style:font-name-complex="Times New Roman"/>
    </style:style>
    <style:style style:name="T2887" style:parent-style-name="Policepardéfaut" style:family="text">
      <style:text-properties style:font-name-complex="Times New Roman" fo:font-variant="small-caps"/>
    </style:style>
    <style:style style:name="T2888" style:parent-style-name="Policepardéfaut" style:family="text">
      <style:text-properties style:text-position="super 66.6%"/>
    </style:style>
    <style:style style:name="T2889" style:parent-style-name="Policepardéfaut" style:family="text">
      <style:text-properties style:font-name-complex="Times New Roman"/>
    </style:style>
    <style:style style:name="T2890" style:parent-style-name="Policepardéfaut" style:family="text">
      <style:text-properties style:font-name-complex="Times New Roman"/>
    </style:style>
    <style:style style:name="T2891" style:parent-style-name="Policepardéfaut" style:family="text">
      <style:text-properties style:font-name-complex="Times New Roman"/>
    </style:style>
    <style:style style:name="T2892" style:parent-style-name="Policepardéfaut" style:family="text">
      <style:text-properties style:font-name-complex="Times New Roman"/>
    </style:style>
    <style:style style:name="T2893" style:parent-style-name="Policepardéfaut" style:family="text">
      <style:text-properties style:font-name-complex="Times New Roman"/>
    </style:style>
    <style:style style:name="T2894" style:parent-style-name="Policepardéfaut" style:family="text">
      <style:text-properties style:font-name-complex="Times New Roman"/>
    </style:style>
    <style:style style:name="T2895" style:parent-style-name="Policepardéfaut" style:family="text">
      <style:text-properties style:font-name-complex="Times New Roman"/>
    </style:style>
    <style:style style:name="T2896" style:parent-style-name="Policepardéfaut" style:family="text">
      <style:text-properties style:font-name-complex="Times New Roman"/>
    </style:style>
    <style:style style:name="T2897" style:parent-style-name="Policepardéfaut" style:family="text">
      <style:text-properties style:font-name-complex="Times New Roman"/>
    </style:style>
    <style:style style:name="T2898" style:parent-style-name="Policepardéfaut" style:family="text">
      <style:text-properties style:font-name-complex="Times New Roman"/>
    </style:style>
    <style:style style:name="T2899" style:parent-style-name="Policepardéfaut" style:family="text">
      <style:text-properties style:font-name-complex="Times New Roman"/>
    </style:style>
    <style:style style:name="T2900" style:parent-style-name="Policepardéfaut" style:family="text">
      <style:text-properties style:font-name-complex="Times New Roman"/>
    </style:style>
    <style:style style:name="T2901" style:parent-style-name="Policepardéfaut" style:family="text">
      <style:text-properties style:font-name-complex="Times New Roman"/>
    </style:style>
    <style:style style:name="T2902" style:parent-style-name="Policepardéfaut" style:family="text">
      <style:text-properties style:font-name-complex="Times New Roman"/>
    </style:style>
    <style:style style:name="T2903" style:parent-style-name="Policepardéfaut" style:family="text">
      <style:text-properties style:font-name-complex="Times New Roman" fo:font-variant="small-caps"/>
    </style:style>
    <style:style style:name="T2904" style:parent-style-name="Policepardéfaut" style:family="text">
      <style:text-properties style:text-position="super 66.6%"/>
    </style:style>
    <style:style style:name="T2905" style:parent-style-name="Policepardéfaut" style:family="text">
      <style:text-properties style:font-name-complex="Times New Roman"/>
    </style:style>
    <style:style style:name="T2906" style:parent-style-name="Policepardéfaut" style:family="text">
      <style:text-properties style:font-name-complex="Times New Roman" fo:font-variant="small-caps"/>
    </style:style>
    <style:style style:name="T2907" style:parent-style-name="Policepardéfaut" style:family="text">
      <style:text-properties style:text-position="super 66.6%"/>
    </style:style>
    <style:style style:name="T2908" style:parent-style-name="Policepardéfaut" style:family="text">
      <style:text-properties style:font-name-complex="Times New Roman"/>
    </style:style>
    <style:style style:name="T2909" style:parent-style-name="Policepardéfaut" style:family="text">
      <style:text-properties style:font-name-complex="Times New Roman"/>
    </style:style>
    <style:style style:name="T2910" style:parent-style-name="Policepardéfaut" style:family="text">
      <style:text-properties style:font-name-complex="Times New Roman"/>
    </style:style>
    <style:style style:name="T2911" style:parent-style-name="Policepardéfaut" style:family="text">
      <style:text-properties style:font-name-complex="Times New Roman"/>
    </style:style>
    <style:style style:name="T2912" style:parent-style-name="Policepardéfaut" style:family="text">
      <style:text-properties style:font-name-complex="Times New Roman"/>
    </style:style>
    <style:style style:name="T2913" style:parent-style-name="Policepardéfaut" style:family="text">
      <style:text-properties style:font-name-complex="Times New Roman"/>
    </style:style>
    <style:style style:name="T2914" style:parent-style-name="Policepardéfaut" style:family="text">
      <style:text-properties style:font-name-complex="Times New Roman" fo:font-variant="small-caps"/>
    </style:style>
    <style:style style:name="T2915" style:parent-style-name="Policepardéfaut" style:family="text">
      <style:text-properties style:text-position="super 66.6%"/>
    </style:style>
    <style:style style:name="T2916" style:parent-style-name="Policepardéfaut" style:family="text">
      <style:text-properties style:font-name-complex="Times New Roman"/>
    </style:style>
    <style:style style:name="T2917" style:parent-style-name="Policepardéfaut" style:family="text">
      <style:text-properties style:font-name-complex="Times New Roman"/>
    </style:style>
    <style:style style:name="T2918" style:parent-style-name="Policepardéfaut" style:family="text">
      <style:text-properties style:font-name-complex="Times New Roman" fo:font-style="italic" style:font-style-asian="italic"/>
    </style:style>
    <style:style style:name="T2919" style:parent-style-name="Policepardéfaut" style:family="text">
      <style:text-properties style:font-name-complex="Times New Roman"/>
    </style:style>
    <style:style style:name="T2920" style:parent-style-name="Policepardéfaut" style:family="text">
      <style:text-properties style:font-name-complex="Times New Roman" fo:font-style="italic" style:font-style-asian="italic"/>
    </style:style>
    <style:style style:name="T2921" style:parent-style-name="Policepardéfaut" style:family="text">
      <style:text-properties style:font-name-complex="Times New Roman"/>
    </style:style>
    <style:style style:name="T2922" style:parent-style-name="Policepardéfaut" style:family="text">
      <style:text-properties style:font-name-complex="Times New Roman"/>
    </style:style>
    <style:style style:name="T2923" style:parent-style-name="Policepardéfaut" style:family="text">
      <style:text-properties style:font-name-complex="Times New Roman"/>
    </style:style>
    <style:style style:name="T2924" style:parent-style-name="Policepardéfaut" style:family="text">
      <style:text-properties style:font-name-complex="Times New Roman"/>
    </style:style>
    <style:style style:name="T2925" style:parent-style-name="Policepardéfaut" style:family="text">
      <style:text-properties style:font-name-complex="Times New Roman" fo:font-style="italic" style:font-style-asian="italic"/>
    </style:style>
    <style:style style:name="T2926" style:parent-style-name="Policepardéfaut" style:family="text">
      <style:text-properties style:font-name-complex="Times New Roman"/>
    </style:style>
    <style:style style:name="T2927" style:parent-style-name="Policepardéfaut" style:family="text">
      <style:text-properties style:font-name-complex="Times New Roman"/>
    </style:style>
    <style:style style:name="T2928" style:parent-style-name="Policepardéfaut" style:family="text">
      <style:text-properties style:font-name-complex="Times New Roman"/>
    </style:style>
    <style:style style:name="T2929" style:parent-style-name="Policepardéfaut" style:family="text">
      <style:text-properties style:font-name-complex="Times New Roman"/>
    </style:style>
    <style:style style:name="T2930" style:parent-style-name="Policepardéfaut" style:family="text">
      <style:text-properties style:font-name-complex="Times New Roman"/>
    </style:style>
    <style:style style:name="T2931" style:parent-style-name="Policepardéfaut" style:family="text">
      <style:text-properties style:font-name-complex="Times New Roman" fo:font-style="italic" style:font-style-asian="italic"/>
    </style:style>
    <style:style style:name="T2932" style:parent-style-name="Policepardéfaut" style:family="text">
      <style:text-properties style:font-name-complex="Times New Roman"/>
    </style:style>
    <style:style style:name="P2933" style:parent-style-name="Corpsdetexte" style:family="paragraph">
      <style:text-properties style:font-name-complex="Times New Roman"/>
    </style:style>
    <style:style style:name="P2934" style:parent-style-name="Corpsdetexte" style:family="paragraph">
      <style:text-properties style:font-name-complex="Times New Roman"/>
    </style:style>
    <style:style style:name="T2935" style:parent-style-name="Policepardéfaut" style:family="text">
      <style:text-properties style:font-name-complex="Times New Roman"/>
    </style:style>
    <style:style style:name="T2936" style:parent-style-name="Policepardéfaut" style:family="text">
      <style:text-properties style:font-name-complex="Times New Roman"/>
    </style:style>
    <style:style style:name="T2937" style:parent-style-name="Policepardéfaut" style:family="text">
      <style:text-properties style:font-name-complex="Times New Roman"/>
    </style:style>
    <style:style style:name="T2938" style:parent-style-name="Policepardéfaut" style:family="text">
      <style:text-properties style:font-name-complex="Times New Roman"/>
    </style:style>
    <style:style style:name="T2939" style:parent-style-name="Policepardéfaut" style:family="text">
      <style:text-properties style:font-name-complex="Times New Roman"/>
    </style:style>
    <style:style style:name="T2940" style:parent-style-name="Policepardéfaut" style:family="text">
      <style:text-properties style:font-name-complex="Times New Roman"/>
    </style:style>
    <style:style style:name="T2941" style:parent-style-name="Policepardéfaut" style:family="text">
      <style:text-properties style:font-name-complex="Times New Roman"/>
    </style:style>
    <style:style style:name="T2942" style:parent-style-name="Policepardéfaut" style:family="text">
      <style:text-properties style:font-name-complex="Times New Roman"/>
    </style:style>
    <style:style style:name="T2943" style:parent-style-name="Policepardéfaut" style:family="text">
      <style:text-properties style:font-name-complex="Times New Roman"/>
    </style:style>
    <style:style style:name="T2944" style:parent-style-name="Policepardéfaut" style:family="text">
      <style:text-properties style:font-name-complex="Times New Roman"/>
    </style:style>
    <style:style style:name="T2945" style:parent-style-name="Policepardéfaut" style:family="text">
      <style:text-properties style:font-name-complex="Times New Roman"/>
    </style:style>
    <style:style style:name="T2946" style:parent-style-name="Policepardéfaut" style:family="text">
      <style:text-properties style:font-name-complex="Times New Roman"/>
    </style:style>
    <style:style style:name="T2947" style:parent-style-name="Policepardéfaut" style:family="text">
      <style:text-properties style:font-name-complex="Times New Roman"/>
    </style:style>
    <style:style style:name="T2948" style:parent-style-name="Policepardéfaut" style:family="text">
      <style:text-properties style:font-name-complex="Times New Roman"/>
    </style:style>
    <style:style style:name="P2949" style:parent-style-name="Corpsdetexte" style:family="paragraph">
      <style:text-properties style:font-name-complex="Times New Roman"/>
    </style:style>
    <style:style style:name="P2950" style:parent-style-name="Corpsdetexte" style:family="paragraph">
      <style:text-properties style:font-name-complex="Times New Roman"/>
    </style:style>
    <style:style style:name="P2951" style:parent-style-name="Corpsdetexte" style:family="paragraph">
      <style:text-properties style:font-name-complex="Times New Roman"/>
    </style:style>
    <style:style style:name="P2952" style:parent-style-name="Corpsdetexte" style:family="paragraph">
      <style:text-properties style:font-name-complex="Times New Roman"/>
    </style:style>
    <style:style style:name="P2953" style:parent-style-name="Corpsdetexte" style:family="paragraph">
      <style:text-properties style:font-name-complex="Times New Roman"/>
    </style:style>
    <style:style style:name="T2954" style:parent-style-name="Policepardéfaut" style:family="text">
      <style:text-properties style:font-name-complex="Times New Roman"/>
    </style:style>
    <style:style style:name="T2955" style:parent-style-name="Policepardéfaut" style:family="text">
      <style:text-properties style:font-name-complex="Times New Roman" fo:font-variant="small-caps"/>
    </style:style>
    <style:style style:name="T2956" style:parent-style-name="Policepardéfaut" style:family="text">
      <style:text-properties style:text-position="super 66.6%"/>
    </style:style>
    <style:style style:name="T2957" style:parent-style-name="Policepardéfaut" style:family="text">
      <style:text-properties style:font-name-complex="Times New Roman"/>
    </style:style>
    <style:style style:name="T2958" style:parent-style-name="Policepardéfaut" style:family="text">
      <style:text-properties style:font-name-complex="Times New Roman"/>
    </style:style>
    <style:style style:name="T2959" style:parent-style-name="Policepardéfaut" style:family="text">
      <style:text-properties style:font-name-complex="Times New Roman"/>
    </style:style>
    <style:style style:name="T2960" style:parent-style-name="Policepardéfaut" style:family="text">
      <style:text-properties style:font-name-complex="Times New Roman"/>
    </style:style>
    <style:style style:name="T2961" style:parent-style-name="Policepardéfaut" style:family="text">
      <style:text-properties style:font-name-complex="Times New Roman"/>
    </style:style>
    <style:style style:name="T2962" style:parent-style-name="Policepardéfaut" style:family="text">
      <style:text-properties style:font-name-complex="Times New Roman"/>
    </style:style>
    <style:style style:name="T2963" style:parent-style-name="Policepardéfaut" style:family="text">
      <style:text-properties style:font-name-complex="Times New Roman"/>
    </style:style>
    <style:style style:name="T2964" style:parent-style-name="Policepardéfaut" style:family="text">
      <style:text-properties style:font-name-complex="Times New Roman"/>
    </style:style>
    <style:style style:name="T2965" style:parent-style-name="Policepardéfaut" style:family="text">
      <style:text-properties style:font-name-complex="Times New Roman"/>
    </style:style>
    <style:style style:name="T2966" style:parent-style-name="Policepardéfaut" style:family="text">
      <style:text-properties style:font-name-complex="Times New Roman"/>
    </style:style>
    <style:style style:name="T2967" style:parent-style-name="Policepardéfaut" style:family="text">
      <style:text-properties style:font-name-complex="Times New Roman"/>
    </style:style>
    <style:style style:name="P2968" style:parent-style-name="Corpsdetexte" style:family="paragraph">
      <style:text-properties style:font-name-complex="Times New Roman"/>
    </style:style>
    <style:style style:name="P2969" style:parent-style-name="Corpsdetexte" style:family="paragraph">
      <style:text-properties style:font-name-complex="Times New Roman"/>
    </style:style>
    <style:style style:name="T2970" style:parent-style-name="Policepardéfaut" style:family="text">
      <style:text-properties style:font-name-complex="Times New Roman"/>
    </style:style>
    <style:style style:name="T2971" style:parent-style-name="Policepardéfaut" style:family="text">
      <style:text-properties style:font-name-complex="Times New Roman"/>
    </style:style>
    <style:style style:name="T2972" style:parent-style-name="Policepardéfaut" style:family="text">
      <style:text-properties style:font-name-complex="Times New Roman"/>
    </style:style>
    <style:style style:name="T2973" style:parent-style-name="Policepardéfaut" style:family="text">
      <style:text-properties style:font-name-complex="Times New Roman"/>
    </style:style>
    <style:style style:name="T2974" style:parent-style-name="Policepardéfaut" style:family="text">
      <style:text-properties style:font-name-complex="Times New Roman"/>
    </style:style>
    <style:style style:name="T2975" style:parent-style-name="Policepardéfaut" style:family="text">
      <style:text-properties style:font-name-complex="Times New Roman"/>
    </style:style>
    <style:style style:name="T2976" style:parent-style-name="Policepardéfaut" style:family="text">
      <style:text-properties style:font-name-complex="Times New Roman"/>
    </style:style>
    <style:style style:name="T2977" style:parent-style-name="Policepardéfaut" style:family="text">
      <style:text-properties style:font-name-complex="Times New Roman"/>
    </style:style>
    <style:style style:name="T2978" style:parent-style-name="Policepardéfaut" style:family="text">
      <style:text-properties style:font-name-complex="Times New Roman"/>
    </style:style>
    <style:style style:name="T2979" style:parent-style-name="Policepardéfaut" style:family="text">
      <style:text-properties style:font-name-complex="Times New Roman"/>
    </style:style>
    <style:style style:name="T2980" style:parent-style-name="Policepardéfaut" style:family="text">
      <style:text-properties style:font-name-complex="Times New Roman"/>
    </style:style>
    <style:style style:name="T2981" style:parent-style-name="Policepardéfaut" style:family="text">
      <style:text-properties style:font-name-complex="Times New Roman"/>
    </style:style>
    <style:style style:name="T2982" style:parent-style-name="Policepardéfaut" style:family="text">
      <style:text-properties style:font-name-complex="Times New Roman"/>
    </style:style>
    <style:style style:name="T2983" style:parent-style-name="Policepardéfaut" style:family="text">
      <style:text-properties style:font-name-complex="Times New Roman"/>
    </style:style>
    <style:style style:name="T2984" style:parent-style-name="Policepardéfaut" style:family="text">
      <style:text-properties style:font-name-complex="Times New Roman"/>
    </style:style>
    <style:style style:name="T2985" style:parent-style-name="Policepardéfaut" style:family="text">
      <style:text-properties style:font-name-complex="Times New Roman"/>
    </style:style>
    <style:style style:name="T2986" style:parent-style-name="Policepardéfaut" style:family="text">
      <style:text-properties style:font-name-complex="Times New Roman"/>
    </style:style>
    <style:style style:name="T2987" style:parent-style-name="Policepardéfaut" style:family="text">
      <style:text-properties style:font-name-complex="Times New Roman"/>
    </style:style>
    <style:style style:name="T2988" style:parent-style-name="Policepardéfaut" style:family="text">
      <style:text-properties style:font-name-complex="Times New Roman"/>
    </style:style>
    <style:style style:name="T2989" style:parent-style-name="Policepardéfaut" style:family="text">
      <style:text-properties style:font-name-complex="Times New Roman"/>
    </style:style>
    <style:style style:name="T2990" style:parent-style-name="Policepardéfaut" style:family="text">
      <style:text-properties style:font-name-complex="Times New Roman"/>
    </style:style>
    <style:style style:name="T2991" style:parent-style-name="Policepardéfaut" style:family="text">
      <style:text-properties style:font-name-complex="Times New Roman"/>
    </style:style>
    <style:style style:name="T2992" style:parent-style-name="Policepardéfaut" style:family="text">
      <style:text-properties style:font-name-complex="Times New Roman"/>
    </style:style>
    <style:style style:name="P2993" style:parent-style-name="Corpsdetexte" style:family="paragraph">
      <style:text-properties style:font-name-complex="Times New Roman"/>
    </style:style>
    <style:style style:name="P2994" style:parent-style-name="Corpsdetexte" style:family="paragraph">
      <style:text-properties style:font-name-complex="Times New Roman"/>
    </style:style>
    <style:style style:name="T2995" style:parent-style-name="Policepardéfaut" style:family="text">
      <style:text-properties style:font-name-complex="Times New Roman"/>
    </style:style>
    <style:style style:name="T2996" style:parent-style-name="Policepardéfaut" style:family="text">
      <style:text-properties style:font-name-complex="Times New Roman"/>
    </style:style>
    <style:style style:name="T2997" style:parent-style-name="Policepardéfaut" style:family="text">
      <style:text-properties style:font-name-complex="Times New Roman"/>
    </style:style>
    <style:style style:name="T2998" style:parent-style-name="Policepardéfaut" style:family="text">
      <style:text-properties style:font-name-complex="Times New Roman"/>
    </style:style>
    <style:style style:name="T2999" style:parent-style-name="Policepardéfaut" style:family="text">
      <style:text-properties style:font-name-complex="Times New Roman"/>
    </style:style>
    <style:style style:name="T3000" style:parent-style-name="Policepardéfaut" style:family="text">
      <style:text-properties style:font-name-complex="Times New Roman"/>
    </style:style>
    <style:style style:name="T3001" style:parent-style-name="Policepardéfaut" style:family="text">
      <style:text-properties style:font-name-complex="Times New Roman"/>
    </style:style>
    <style:style style:name="T3002" style:parent-style-name="Policepardéfaut" style:family="text">
      <style:text-properties style:font-name-complex="Times New Roman"/>
    </style:style>
    <style:style style:name="T3003" style:parent-style-name="Policepardéfaut" style:family="text">
      <style:text-properties style:font-name-complex="Times New Roman"/>
    </style:style>
    <style:style style:name="T3004" style:parent-style-name="Policepardéfaut" style:family="text">
      <style:text-properties style:font-name-complex="Times New Roman"/>
    </style:style>
    <style:style style:name="T3005" style:parent-style-name="Policepardéfaut" style:family="text">
      <style:text-properties style:font-name-complex="Times New Roman"/>
    </style:style>
    <style:style style:name="T3006" style:parent-style-name="Policepardéfaut" style:family="text">
      <style:text-properties style:font-name-complex="Times New Roman"/>
    </style:style>
    <style:style style:name="T3007" style:parent-style-name="Policepardéfaut" style:family="text">
      <style:text-properties fo:font-variant="small-caps"/>
    </style:style>
    <style:style style:name="T3008" style:parent-style-name="Policepardéfaut" style:family="text">
      <style:text-properties style:font-name-complex="Times New Roman"/>
    </style:style>
    <style:style style:name="T3009" style:parent-style-name="Policepardéfaut" style:family="text">
      <style:text-properties style:font-name-complex="Times New Roman" fo:font-variant="small-caps"/>
    </style:style>
    <style:style style:name="T3010" style:parent-style-name="Policepardéfaut" style:family="text">
      <style:text-properties style:text-position="super 66.6%"/>
    </style:style>
    <style:style style:name="T3011" style:parent-style-name="Policepardéfaut" style:family="text">
      <style:text-properties style:font-name-complex="Times New Roman"/>
    </style:style>
    <style:style style:name="T3012" style:parent-style-name="Policepardéfaut" style:family="text">
      <style:text-properties style:font-name-complex="Times New Roman"/>
    </style:style>
    <style:style style:name="T3013" style:parent-style-name="Policepardéfaut" style:family="text">
      <style:text-properties style:font-name-complex="Times New Roman"/>
    </style:style>
    <style:style style:name="T3014" style:parent-style-name="Policepardéfaut" style:family="text">
      <style:text-properties style:font-name-complex="Times New Roman"/>
    </style:style>
    <style:style style:name="T3015" style:parent-style-name="Policepardéfaut" style:family="text">
      <style:text-properties style:font-name-complex="Times New Roman"/>
    </style:style>
    <style:style style:name="T3016" style:parent-style-name="Policepardéfaut" style:family="text">
      <style:text-properties style:font-name-complex="Times New Roman"/>
    </style:style>
    <style:style style:name="P3017" style:parent-style-name="Corpsdetexte" style:family="paragraph">
      <style:text-properties style:font-name-complex="Times New Roman"/>
    </style:style>
    <style:style style:name="P3018" style:parent-style-name="quote" style:family="paragraph">
      <style:paragraph-properties fo:text-align="end"/>
    </style:style>
    <style:style style:name="T3019" style:parent-style-name="Policepardéfaut" style:family="text">
      <style:text-properties fo:font-style="italic" style:font-style-asian="italic"/>
    </style:style>
    <style:style style:name="T3020" style:parent-style-name="Policepardéfaut" style:family="text">
      <style:text-properties fo:font-style="italic" style:font-style-asian="italic"/>
    </style:style>
    <style:style style:name="T3021" style:parent-style-name="Policepardéfaut" style:family="text">
      <style:text-properties fo:font-style="italic" style:font-style-asian="italic"/>
    </style:style>
    <style:style style:name="T3022" style:parent-style-name="Policepardéfaut" style:family="text">
      <style:text-properties fo:font-style="italic" style:font-style-asian="italic"/>
    </style:style>
    <style:style style:name="T3023" style:parent-style-name="Policepardéfaut" style:family="text">
      <style:text-properties fo:font-style="italic" style:font-style-asian="italic"/>
    </style:style>
    <style:style style:name="T3024" style:parent-style-name="Policepardéfaut" style:family="text">
      <style:text-properties fo:font-style="italic" style:font-style-asian="italic"/>
    </style:style>
    <style:style style:name="T3025" style:parent-style-name="Policepardéfaut" style:family="text">
      <style:text-properties fo:font-style="italic" style:font-style-asian="italic"/>
    </style:style>
    <style:style style:name="T3026" style:parent-style-name="Policepardéfaut" style:family="text">
      <style:text-properties fo:font-style="italic" style:font-style-asian="italic"/>
    </style:style>
    <style:style style:name="T3027" style:parent-style-name="Policepardéfaut" style:family="text">
      <style:text-properties fo:font-style="italic" style:font-style-asian="italic"/>
    </style:style>
    <style:style style:name="T3028" style:parent-style-name="Policepardéfaut" style:family="text">
      <style:text-properties fo:font-style="italic" style:font-style-asian="italic"/>
    </style:style>
    <style:style style:name="T3029" style:parent-style-name="Policepardéfaut" style:family="text">
      <style:text-properties fo:font-style="italic" style:font-style-asian="italic"/>
    </style:style>
    <style:style style:name="T3030" style:parent-style-name="Policepardéfaut" style:family="text">
      <style:text-properties fo:font-style="italic" style:font-style-asian="italic"/>
    </style:style>
    <style:style style:name="T3031" style:parent-style-name="Policepardéfaut" style:family="text">
      <style:text-properties fo:font-style="italic" style:font-style-asian="italic"/>
    </style:style>
    <style:style style:name="T3032" style:parent-style-name="Policepardéfaut" style:family="text">
      <style:text-properties fo:font-style="italic" style:font-style-asian="italic"/>
    </style:style>
    <style:style style:name="T3033" style:parent-style-name="Policepardéfaut" style:family="text">
      <style:text-properties fo:font-style="italic" style:font-style-asian="italic"/>
    </style:style>
    <style:style style:name="T3034" style:parent-style-name="Policepardéfaut" style:family="text">
      <style:text-properties fo:font-style="italic" style:font-style-asian="italic"/>
    </style:style>
    <style:style style:name="T3035" style:parent-style-name="Policepardéfaut" style:family="text">
      <style:text-properties fo:font-style="italic" style:font-style-asian="italic"/>
    </style:style>
    <style:style style:name="T3036" style:parent-style-name="Policepardéfaut" style:family="text">
      <style:text-properties fo:font-style="italic" style:font-style-asian="italic"/>
    </style:style>
    <style:style style:name="T3037" style:parent-style-name="Policepardéfaut" style:family="text">
      <style:text-properties fo:font-style="italic" style:font-style-asian="italic"/>
    </style:style>
    <style:style style:name="T3038" style:parent-style-name="Policepardéfaut" style:family="text">
      <style:text-properties fo:font-style="italic" style:font-style-asian="italic"/>
    </style:style>
    <style:style style:name="T3039" style:parent-style-name="Policepardéfaut" style:family="text">
      <style:text-properties fo:font-style="italic" style:font-style-asian="italic"/>
    </style:style>
    <style:style style:name="T3040" style:parent-style-name="Policepardéfaut" style:family="text">
      <style:text-properties fo:font-style="italic" style:font-style-asian="italic"/>
    </style:style>
    <style:style style:name="T3041" style:parent-style-name="Policepardéfaut" style:family="text">
      <style:text-properties fo:font-style="italic" style:font-style-asian="italic"/>
    </style:style>
    <style:style style:name="T3042" style:parent-style-name="Policepardéfaut" style:family="text">
      <style:text-properties fo:font-style="italic" style:font-style-asian="italic"/>
    </style:style>
    <style:style style:name="T3043" style:parent-style-name="Policepardéfaut" style:family="text">
      <style:text-properties fo:font-style="italic" style:font-style-asian="italic"/>
    </style:style>
    <style:style style:name="P3044" style:parent-style-name="quote" style:family="paragraph">
      <style:paragraph-properties fo:text-align="end"/>
    </style:style>
    <style:style style:name="T3045" style:parent-style-name="Policepardéfaut" style:family="text">
      <style:text-properties fo:font-style="italic" style:font-style-asian="italic"/>
    </style:style>
    <style:style style:name="T3046" style:parent-style-name="Policepardéfaut" style:family="text">
      <style:text-properties style:font-name-complex="Times New Roman"/>
    </style:style>
    <style:style style:name="T3047" style:parent-style-name="Policepardéfaut" style:family="text">
      <style:text-properties style:font-name-complex="Times New Roman"/>
    </style:style>
    <style:style style:name="T3048" style:parent-style-name="Policepardéfaut" style:family="text">
      <style:text-properties style:font-name-complex="Times New Roman"/>
    </style:style>
    <style:style style:name="T3049" style:parent-style-name="Policepardéfaut" style:family="text">
      <style:text-properties style:font-name-complex="Times New Roman"/>
    </style:style>
    <style:style style:name="T3050" style:parent-style-name="Policepardéfaut" style:family="text">
      <style:text-properties style:font-name-complex="Times New Roman"/>
    </style:style>
    <style:style style:name="T3051" style:parent-style-name="Policepardéfaut" style:family="text">
      <style:text-properties style:font-name-complex="Times New Roman"/>
    </style:style>
    <style:style style:name="T3052" style:parent-style-name="Policepardéfaut" style:family="text">
      <style:text-properties style:font-name-complex="Times New Roman" fo:font-style="italic" style:font-style-asian="italic"/>
    </style:style>
    <style:style style:name="T3053" style:parent-style-name="Policepardéfaut" style:family="text">
      <style:text-properties style:font-name-complex="Times New Roman"/>
    </style:style>
    <style:style style:name="T3054" style:parent-style-name="Policepardéfaut" style:family="text">
      <style:text-properties style:font-name-complex="Times New Roman"/>
    </style:style>
    <style:style style:name="T3055" style:parent-style-name="Policepardéfaut" style:family="text">
      <style:text-properties style:font-name-complex="Times New Roman" fo:font-style="italic" style:font-style-asian="italic"/>
    </style:style>
    <style:style style:name="T3056" style:parent-style-name="Policepardéfaut" style:family="text">
      <style:text-properties style:font-name-complex="Times New Roman"/>
    </style:style>
    <style:style style:name="T3057" style:parent-style-name="Policepardéfaut" style:family="text">
      <style:text-properties style:font-name-complex="Times New Roman"/>
    </style:style>
    <style:style style:name="P3058" style:parent-style-name="quote" style:family="paragraph">
      <style:text-properties fo:font-style="italic" style:font-style-asian="italic"/>
    </style:style>
    <style:style style:name="P3059" style:parent-style-name="quote" style:family="paragraph">
      <style:text-properties fo:font-style="italic" style:font-style-asian="italic"/>
    </style:style>
    <style:style style:name="T3060" style:parent-style-name="Policepardéfaut" style:family="text">
      <style:text-properties fo:font-variant="small-caps"/>
    </style:style>
    <style:style style:name="T3061" style:parent-style-name="Policepardéfaut" style:family="text">
      <style:text-properties fo:font-style="italic" style:font-style-asian="italic"/>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text-position="super 63.6%"/>
    </style:style>
    <style:style style:name="T3065" style:parent-style-name="Policepardéfaut" style:family="text">
      <style:text-properties fo:font-style="italic" style:font-style-asian="italic"/>
    </style:style>
    <style:style style:name="T3066" style:parent-style-name="Policepardéfaut" style:family="text">
      <style:text-properties fo:font-style="italic" style:font-style-asian="italic"/>
    </style:style>
    <style:style style:name="T3067" style:parent-style-name="Policepardéfaut" style:family="text">
      <style:text-properties fo:font-style="italic" style:font-style-asian="italic"/>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olicepardéfaut" style:family="text">
      <style:text-properties fo:font-style="italic" style:font-style-asian="italic"/>
    </style:style>
    <style:style style:name="T3074" style:parent-style-name="Policepardéfaut" style:family="text">
      <style:text-properties fo:font-style="italic" style:font-style-asian="italic"/>
    </style:style>
    <style:style style:name="T3075" style:parent-style-name="Policepardéfaut" style:family="text">
      <style:text-properties fo:font-style="italic" style:font-style-asian="italic"/>
    </style:style>
    <style:style style:name="T3076" style:parent-style-name="Policepardéfaut" style:family="text">
      <style:text-properties fo:font-variant="small-caps"/>
    </style:style>
    <style:style style:name="T3077" style:parent-style-name="Policepardéfaut" style:family="text">
      <style:text-properties fo:font-style="italic" style:font-style-asian="italic"/>
    </style:style>
    <style:style style:name="T3078" style:parent-style-name="Policepardéfaut" style:family="text">
      <style:text-properties fo:font-style="italic" style:font-style-asian="italic"/>
    </style:style>
    <style:style style:name="T3079" style:parent-style-name="Policepardéfaut" style:family="text">
      <style:text-properties fo:font-style="italic" style:font-style-asian="italic"/>
    </style:style>
    <style:style style:name="T3080" style:parent-style-name="Policepardéfaut" style:family="text">
      <style:text-properties fo:font-style="italic" style:font-style-asian="italic"/>
    </style:style>
    <style:style style:name="T3081" style:parent-style-name="Policepardéfaut" style:family="text">
      <style:text-properties fo:font-style="italic" style:font-style-asian="italic"/>
    </style:style>
    <style:style style:name="T3082" style:parent-style-name="Policepardéfaut" style:family="text">
      <style:text-properties fo:font-style="italic" style:font-style-asian="italic"/>
    </style:style>
    <style:style style:name="T3083" style:parent-style-name="Policepardéfaut" style:family="text">
      <style:text-properties fo:font-style="italic" style:font-style-asian="italic"/>
    </style:style>
    <style:style style:name="T3084" style:parent-style-name="Policepardéfaut" style:family="text">
      <style:text-properties fo:font-style="italic" style:font-style-asian="italic"/>
    </style:style>
    <style:style style:name="T3085" style:parent-style-name="Policepardéfaut" style:family="text">
      <style:text-properties fo:font-style="italic" style:font-style-asian="italic"/>
    </style:style>
    <style:style style:name="T3086" style:parent-style-name="Policepardéfaut" style:family="text">
      <style:text-properties fo:font-style="italic" style:font-style-asian="italic"/>
    </style:style>
    <style:style style:name="T3087" style:parent-style-name="Policepardéfaut" style:family="text">
      <style:text-properties fo:font-style="italic" style:font-style-asian="italic"/>
    </style:style>
    <style:style style:name="T3088" style:parent-style-name="Policepardéfaut" style:family="text">
      <style:text-properties fo:font-style="italic" style:font-style-asian="italic"/>
    </style:style>
    <style:style style:name="T3089" style:parent-style-name="Policepardéfaut" style:family="text">
      <style:text-properties fo:font-style="italic" style:font-style-asian="italic"/>
    </style:style>
    <style:style style:name="T3090" style:parent-style-name="Policepardéfaut" style:family="text">
      <style:text-properties fo:font-style="italic" style:font-style-asian="italic"/>
    </style:style>
    <style:style style:name="T3091" style:parent-style-name="Policepardéfaut" style:family="text">
      <style:text-properties fo:font-style="italic" style:font-style-asian="italic"/>
    </style:style>
    <style:style style:name="T3092" style:parent-style-name="Policepardéfaut" style:family="text">
      <style:text-properties fo:font-style="italic" style:font-style-asian="italic"/>
    </style:style>
    <style:style style:name="T3093" style:parent-style-name="Policepardéfaut" style:family="text">
      <style:text-properties fo:font-style="italic" style:font-style-asian="italic"/>
    </style:style>
    <style:style style:name="T3094" style:parent-style-name="Policepardéfaut" style:family="text">
      <style:text-properties fo:font-style="italic" style:font-style-asian="italic"/>
    </style:style>
    <style:style style:name="T3095" style:parent-style-name="Policepardéfaut" style:family="text">
      <style:text-properties fo:font-variant="small-caps"/>
    </style:style>
    <style:style style:name="T3096" style:parent-style-name="Policepardéfaut" style:family="text">
      <style:text-properties fo:font-style="italic" style:font-style-asian="italic"/>
    </style:style>
    <style:style style:name="T3097" style:parent-style-name="Policepardéfaut" style:family="text">
      <style:text-properties fo:font-style="italic" style:font-style-asian="italic"/>
    </style:style>
    <style:style style:name="T3098" style:parent-style-name="Policepardéfaut" style:family="text">
      <style:text-properties fo:font-style="italic" style:font-style-asian="italic"/>
    </style:style>
    <style:style style:name="T3099" style:parent-style-name="Policepardéfaut" style:family="text">
      <style:text-properties fo:font-style="italic" style:font-style-asian="italic" style:text-position="super 63.6%"/>
    </style:style>
    <style:style style:name="T3100" style:parent-style-name="Policepardéfaut" style:family="text">
      <style:text-properties fo:font-style="italic" style:font-style-asian="italic"/>
    </style:style>
    <style:style style:name="T3101" style:parent-style-name="Policepardéfaut" style:family="text">
      <style:text-properties fo:font-style="italic" style:font-style-asian="italic"/>
    </style:style>
    <style:style style:name="T3102" style:parent-style-name="Policepardéfaut" style:family="text">
      <style:text-properties fo:font-style="italic" style:font-style-asian="italic"/>
    </style:style>
    <style:style style:name="T3103" style:parent-style-name="Policepardéfaut" style:family="text">
      <style:text-properties fo:font-style="italic" style:font-style-asian="italic"/>
    </style:style>
    <style:style style:name="T3104" style:parent-style-name="Policepardéfaut" style:family="text">
      <style:text-properties fo:font-variant="small-caps"/>
    </style:style>
    <style:style style:name="T3105" style:parent-style-name="Policepardéfaut" style:family="text">
      <style:text-properties fo:font-style="italic" style:font-style-asian="italic"/>
    </style:style>
    <style:style style:name="T3106" style:parent-style-name="Policepardéfaut" style:family="text">
      <style:text-properties fo:font-style="italic" style:font-style-asian="italic"/>
    </style:style>
    <style:style style:name="T3107" style:parent-style-name="Policepardéfaut" style:family="text">
      <style:text-properties fo:font-style="italic" style:font-style-asian="italic"/>
    </style:style>
    <style:style style:name="T3108" style:parent-style-name="Policepardéfaut" style:family="text">
      <style:text-properties fo:font-style="italic" style:font-style-asian="italic"/>
    </style:style>
    <style:style style:name="T3109" style:parent-style-name="Policepardéfaut" style:family="text">
      <style:text-properties fo:font-style="italic" style:font-style-asian="italic"/>
    </style:style>
    <style:style style:name="T3110" style:parent-style-name="Policepardéfaut" style:family="text">
      <style:text-properties fo:font-style="italic" style:font-style-asian="italic"/>
    </style:style>
    <style:style style:name="T3111" style:parent-style-name="Policepardéfaut" style:family="text">
      <style:text-properties fo:font-style="italic" style:font-style-asian="italic"/>
    </style:style>
    <style:style style:name="T3112" style:parent-style-name="Policepardéfaut" style:family="text">
      <style:text-properties fo:font-style="italic" style:font-style-asian="italic"/>
    </style:style>
    <style:style style:name="T3113" style:parent-style-name="Policepardéfaut" style:family="text">
      <style:text-properties fo:font-style="italic" style:font-style-asian="italic"/>
    </style:style>
    <style:style style:name="T3114" style:parent-style-name="Policepardéfaut" style:family="text">
      <style:text-properties fo:font-style="italic" style:font-style-asian="italic"/>
    </style:style>
    <style:style style:name="T3115" style:parent-style-name="Policepardéfaut" style:family="text">
      <style:text-properties fo:font-style="italic" style:font-style-asian="italic"/>
    </style:style>
    <style:style style:name="T3116" style:parent-style-name="Policepardéfaut" style:family="text">
      <style:text-properties fo:font-style="italic" style:font-style-asian="italic"/>
    </style:style>
    <style:style style:name="T3117" style:parent-style-name="Policepardéfaut" style:family="text">
      <style:text-properties fo:font-style="italic" style:font-style-asian="italic"/>
    </style:style>
    <style:style style:name="T3118" style:parent-style-name="Policepardéfaut" style:family="text">
      <style:text-properties fo:font-style="italic" style:font-style-asian="italic"/>
    </style:style>
    <style:style style:name="T3119" style:parent-style-name="Policepardéfaut" style:family="text">
      <style:text-properties fo:font-style="italic" style:font-style-asian="italic"/>
    </style:style>
    <style:style style:name="T3120" style:parent-style-name="Policepardéfaut" style:family="text">
      <style:text-properties fo:font-style="italic" style:font-style-asian="italic"/>
    </style:style>
    <style:style style:name="T3121" style:parent-style-name="Policepardéfaut" style:family="text">
      <style:text-properties fo:font-style="italic" style:font-style-asian="italic"/>
    </style:style>
    <style:style style:name="T3122" style:parent-style-name="Policepardéfaut" style:family="text">
      <style:text-properties fo:font-style="italic" style:font-style-asian="italic"/>
    </style:style>
    <style:style style:name="T3123" style:parent-style-name="Policepardéfaut" style:family="text">
      <style:text-properties fo:font-style="italic" style:font-style-asian="italic"/>
    </style:style>
    <style:style style:name="T3124" style:parent-style-name="Policepardéfaut" style:family="text">
      <style:text-properties fo:font-style="italic" style:font-style-asian="italic"/>
    </style:style>
    <style:style style:name="T3125" style:parent-style-name="Policepardéfaut" style:family="text">
      <style:text-properties fo:font-style="italic" style:font-style-asian="italic"/>
    </style:style>
    <style:style style:name="T3126" style:parent-style-name="Policepardéfaut" style:family="text">
      <style:text-properties fo:font-style="italic" style:font-style-asian="italic"/>
    </style:style>
    <style:style style:name="T3127" style:parent-style-name="Policepardéfaut" style:family="text">
      <style:text-properties fo:font-style="italic" style:font-style-asian="italic"/>
    </style:style>
    <style:style style:name="T3128" style:parent-style-name="Policepardéfaut" style:family="text">
      <style:text-properties fo:font-style="italic" style:font-style-asian="italic"/>
    </style:style>
    <style:style style:name="T3129" style:parent-style-name="Policepardéfaut" style:family="text">
      <style:text-properties fo:font-style="italic" style:font-style-asian="italic"/>
    </style:style>
    <style:style style:name="T3130" style:parent-style-name="Policepardéfaut" style:family="text">
      <style:text-properties fo:font-style="italic" style:font-style-asian="italic"/>
    </style:style>
    <style:style style:name="T3131" style:parent-style-name="Policepardéfaut" style:family="text">
      <style:text-properties fo:font-style="italic" style:font-style-asian="italic"/>
    </style:style>
    <style:style style:name="T3132" style:parent-style-name="Policepardéfaut" style:family="text">
      <style:text-properties fo:font-style="italic" style:font-style-asian="italic"/>
    </style:style>
    <style:style style:name="T3133" style:parent-style-name="Policepardéfaut" style:family="text">
      <style:text-properties fo:font-style="italic" style:font-style-asian="italic"/>
    </style:style>
    <style:style style:name="T3134" style:parent-style-name="Policepardéfaut" style:family="text">
      <style:text-properties fo:font-style="italic" style:font-style-asian="italic"/>
    </style:style>
    <style:style style:name="T3135" style:parent-style-name="Policepardéfaut" style:family="text">
      <style:text-properties fo:font-style="italic" style:font-style-asian="italic"/>
    </style:style>
    <style:style style:name="T3136" style:parent-style-name="Policepardéfaut" style:family="text">
      <style:text-properties fo:font-variant="small-caps"/>
    </style:style>
    <style:style style:name="T3137" style:parent-style-name="Policepardéfaut" style:family="text">
      <style:text-properties fo:font-style="italic" style:font-style-asian="italic"/>
    </style:style>
    <style:style style:name="T3138" style:parent-style-name="Policepardéfaut" style:family="text">
      <style:text-properties fo:font-style="italic" style:font-style-asian="italic"/>
    </style:style>
    <style:style style:name="T3139" style:parent-style-name="Policepardéfaut" style:family="text">
      <style:text-properties fo:font-style="italic" style:font-style-asian="italic"/>
    </style:style>
    <style:style style:name="T3140" style:parent-style-name="Policepardéfaut" style:family="text">
      <style:text-properties fo:font-style="italic" style:font-style-asian="italic"/>
    </style:style>
    <style:style style:name="T3141" style:parent-style-name="Policepardéfaut" style:family="text">
      <style:text-properties fo:font-style="italic" style:font-style-asian="italic"/>
    </style:style>
    <style:style style:name="T3142" style:parent-style-name="Policepardéfaut" style:family="text">
      <style:text-properties fo:font-style="italic" style:font-style-asian="italic"/>
    </style:style>
    <style:style style:name="P3143" style:parent-style-name="quote" style:family="paragraph">
      <style:text-properties fo:font-style="italic" style:font-style-asian="italic"/>
    </style:style>
    <style:style style:name="T3144" style:parent-style-name="Policepardéfaut" style:family="text">
      <style:text-properties fo:font-style="italic" style:font-style-asian="italic"/>
    </style:style>
    <style:style style:name="T3145" style:parent-style-name="Policepardéfaut" style:family="text">
      <style:text-properties fo:font-style="italic" style:font-style-asian="italic"/>
    </style:style>
    <style:style style:name="T3146" style:parent-style-name="Policepardéfaut" style:family="text">
      <style:text-properties fo:font-style="italic" style:font-style-asian="italic"/>
    </style:style>
    <style:style style:name="T3147" style:parent-style-name="Policepardéfaut" style:family="text">
      <style:text-properties fo:font-style="italic" style:font-style-asian="italic"/>
    </style:style>
    <style:style style:name="T3148" style:parent-style-name="Policepardéfaut" style:family="text">
      <style:text-properties fo:font-style="italic" style:font-style-asian="italic"/>
    </style:style>
    <style:style style:name="T3149" style:parent-style-name="Policepardéfaut" style:family="text">
      <style:text-properties fo:font-style="italic" style:font-style-asian="italic"/>
    </style:style>
    <style:style style:name="T3150" style:parent-style-name="Policepardéfaut" style:family="text">
      <style:text-properties fo:font-style="italic" style:font-style-asian="italic"/>
    </style:style>
    <style:style style:name="T3151" style:parent-style-name="Policepardéfaut" style:family="text">
      <style:text-properties fo:font-style="italic" style:font-style-asian="italic"/>
    </style:style>
    <style:style style:name="T3152" style:parent-style-name="Policepardéfaut" style:family="text">
      <style:text-properties fo:font-style="italic" style:font-style-asian="italic"/>
    </style:style>
    <style:style style:name="T3153" style:parent-style-name="Policepardéfaut" style:family="text">
      <style:text-properties fo:font-style="italic" style:font-style-asian="italic"/>
    </style:style>
    <style:style style:name="T3154" style:parent-style-name="Policepardéfaut" style:family="text">
      <style:text-properties fo:font-style="italic" style:font-style-asian="italic"/>
    </style:style>
    <style:style style:name="T3155" style:parent-style-name="Policepardéfaut" style:family="text">
      <style:text-properties fo:font-style="italic" style:font-style-asian="italic"/>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Policepardéfaut" style:family="text">
      <style:text-properties fo:font-style="italic" style:font-style-asian="italic"/>
    </style:style>
    <style:style style:name="T3159" style:parent-style-name="Policepardéfaut" style:family="text">
      <style:text-properties fo:font-style="italic" style:font-style-asian="italic"/>
    </style:style>
    <style:style style:name="T3160" style:parent-style-name="Policepardéfaut" style:family="text">
      <style:text-properties fo:font-style="italic" style:font-style-asian="italic"/>
    </style:style>
    <style:style style:name="T3161" style:parent-style-name="Policepardéfaut" style:family="text">
      <style:text-properties fo:font-style="italic" style:font-style-asian="italic"/>
    </style:style>
    <style:style style:name="T3162" style:parent-style-name="Policepardéfaut" style:family="text">
      <style:text-properties fo:font-style="italic" style:font-style-asian="italic"/>
    </style:style>
    <style:style style:name="T3163" style:parent-style-name="Policepardéfaut" style:family="text">
      <style:text-properties fo:font-style="italic" style:font-style-asian="italic"/>
    </style:style>
    <style:style style:name="T3164" style:parent-style-name="Policepardéfaut" style:family="text">
      <style:text-properties fo:font-style="italic" style:font-style-asian="italic"/>
    </style:style>
    <style:style style:name="T3165" style:parent-style-name="Policepardéfaut" style:family="text">
      <style:text-properties fo:font-style="italic" style:font-style-asian="italic"/>
    </style:style>
    <style:style style:name="T3166" style:parent-style-name="Policepardéfaut" style:family="text">
      <style:text-properties fo:font-style="italic" style:font-style-asian="italic"/>
    </style:style>
    <style:style style:name="T3167" style:parent-style-name="Policepardéfaut" style:family="text">
      <style:text-properties fo:font-style="italic" style:font-style-asian="italic"/>
    </style:style>
    <style:style style:name="T3168" style:parent-style-name="Policepardéfaut" style:family="text">
      <style:text-properties fo:font-style="italic" style:font-style-asian="italic"/>
    </style:style>
    <style:style style:name="T3169" style:parent-style-name="Policepardéfaut" style:family="text">
      <style:text-properties fo:font-style="italic" style:font-style-asian="italic"/>
    </style:style>
    <style:style style:name="T3170" style:parent-style-name="Policepardéfaut" style:family="text">
      <style:text-properties fo:font-style="italic" style:font-style-asian="italic"/>
    </style:style>
    <style:style style:name="T3171" style:parent-style-name="Policepardéfaut" style:family="text">
      <style:text-properties fo:font-style="italic" style:font-style-asian="italic"/>
    </style:style>
    <style:style style:name="T3172" style:parent-style-name="Policepardéfaut" style:family="text">
      <style:text-properties fo:font-style="italic" style:font-style-asian="italic"/>
    </style:style>
    <style:style style:name="T3173" style:parent-style-name="Policepardéfaut" style:family="text">
      <style:text-properties fo:font-style="italic" style:font-style-asian="italic"/>
    </style:style>
    <style:style style:name="T3174" style:parent-style-name="Policepardéfaut" style:family="text">
      <style:text-properties fo:font-style="italic" style:font-style-asian="italic"/>
    </style:style>
    <style:style style:name="T3175" style:parent-style-name="Policepardéfaut" style:family="text">
      <style:text-properties fo:font-style="italic" style:font-style-asian="italic"/>
    </style:style>
    <style:style style:name="T3176" style:parent-style-name="Policepardéfaut" style:family="text">
      <style:text-properties fo:font-style="italic" style:font-style-asian="italic"/>
    </style:style>
    <style:style style:name="T3177" style:parent-style-name="Policepardéfaut" style:family="text">
      <style:text-properties fo:font-style="italic" style:font-style-asian="italic"/>
    </style:style>
    <style:style style:name="T3178" style:parent-style-name="Policepardéfaut" style:family="text">
      <style:text-properties fo:font-style="italic" style:font-style-asian="italic"/>
    </style:style>
    <style:style style:name="T3179" style:parent-style-name="Policepardéfaut" style:family="text">
      <style:text-properties fo:font-style="italic" style:font-style-asian="italic"/>
    </style:style>
    <style:style style:name="T3180" style:parent-style-name="Policepardéfaut" style:family="text">
      <style:text-properties fo:font-style="italic" style:font-style-asian="italic"/>
    </style:style>
    <style:style style:name="T3181" style:parent-style-name="Policepardéfaut" style:family="text">
      <style:text-properties fo:font-style="italic" style:font-style-asian="italic"/>
    </style:style>
    <style:style style:name="T3182" style:parent-style-name="Policepardéfaut" style:family="text">
      <style:text-properties fo:font-style="italic" style:font-style-asian="italic"/>
    </style:style>
    <style:style style:name="T3183" style:parent-style-name="Policepardéfaut" style:family="text">
      <style:text-properties fo:font-style="italic" style:font-style-asian="italic"/>
    </style:style>
    <style:style style:name="T3184" style:parent-style-name="Policepardéfaut" style:family="text">
      <style:text-properties fo:font-style="italic" style:font-style-asian="italic"/>
    </style:style>
    <style:style style:name="T3185" style:parent-style-name="Policepardéfaut" style:family="text">
      <style:text-properties fo:font-style="italic" style:font-style-asian="italic"/>
    </style:style>
    <style:style style:name="T3186" style:parent-style-name="Policepardéfaut" style:family="text">
      <style:text-properties fo:font-style="italic" style:font-style-asian="italic"/>
    </style:style>
    <style:style style:name="T3187" style:parent-style-name="Policepardéfaut" style:family="text">
      <style:text-properties fo:font-style="italic" style:font-style-asian="italic"/>
    </style:style>
    <style:style style:name="T3188" style:parent-style-name="Policepardéfaut" style:family="text">
      <style:text-properties fo:font-style="italic" style:font-style-asian="italic"/>
    </style:style>
    <style:style style:name="T3189" style:parent-style-name="Policepardéfaut" style:family="text">
      <style:text-properties fo:font-style="italic" style:font-style-asian="italic"/>
    </style:style>
    <style:style style:name="T3190" style:parent-style-name="Policepardéfaut" style:family="text">
      <style:text-properties fo:font-style="italic" style:font-style-asian="italic"/>
    </style:style>
    <style:style style:name="T3191" style:parent-style-name="Policepardéfaut" style:family="text">
      <style:text-properties fo:font-style="italic" style:font-style-asian="italic"/>
    </style:style>
    <style:style style:name="T3192" style:parent-style-name="Policepardéfaut" style:family="text">
      <style:text-properties fo:font-style="italic" style:font-style-asian="italic"/>
    </style:style>
    <style:style style:name="T3193" style:parent-style-name="Policepardéfaut" style:family="text">
      <style:text-properties fo:font-style="italic" style:font-style-asian="italic"/>
    </style:style>
    <style:style style:name="T3194" style:parent-style-name="Policepardéfaut" style:family="text">
      <style:text-properties fo:font-style="italic" style:font-style-asian="italic"/>
    </style:style>
    <style:style style:name="T3195" style:parent-style-name="Policepardéfaut"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olicepardéfaut" style:family="text">
      <style:text-properties fo:font-style="italic" style:font-style-asian="italic"/>
    </style:style>
    <style:style style:name="T3206" style:parent-style-name="Policepardéfaut" style:family="text">
      <style:text-properties fo:font-style="italic" style:font-style-asian="italic"/>
    </style:style>
    <style:style style:name="T3207" style:parent-style-name="Policepardéfaut" style:family="text">
      <style:text-properties fo:font-style="italic" style:font-style-asian="italic"/>
    </style:style>
    <style:style style:name="T3208" style:parent-style-name="Policepardéfaut" style:family="text">
      <style:text-properties fo:font-variant="small-caps"/>
    </style:style>
    <style:style style:name="T3209" style:parent-style-name="Policepardéfaut" style:family="text">
      <style:text-properties fo:font-style="italic" style:font-style-asian="italic"/>
    </style:style>
    <style:style style:name="T3210" style:parent-style-name="Policepardéfaut" style:family="text">
      <style:text-properties fo:font-style="italic" style:font-style-asian="italic"/>
    </style:style>
    <style:style style:name="T3211" style:parent-style-name="Policepardéfaut" style:family="text">
      <style:text-properties fo:font-style="italic" style:font-style-asian="italic"/>
    </style:style>
    <style:style style:name="T3212" style:parent-style-name="Policepardéfaut" style:family="text">
      <style:text-properties fo:font-style="italic" style:font-style-asian="italic"/>
    </style:style>
    <style:style style:name="T3213" style:parent-style-name="Policepardéfaut" style:family="text">
      <style:text-properties fo:font-variant="small-caps"/>
    </style:style>
    <style:style style:name="T3214" style:parent-style-name="Policepardéfaut" style:family="text">
      <style:text-properties fo:font-style="italic" style:font-style-asian="italic"/>
    </style:style>
    <style:style style:name="T3215" style:parent-style-name="Policepardéfaut" style:family="text">
      <style:text-properties fo:font-style="italic" style:font-style-asian="italic"/>
    </style:style>
    <style:style style:name="T3216" style:parent-style-name="Policepardéfaut" style:family="text">
      <style:text-properties fo:font-style="italic" style:font-style-asian="italic"/>
    </style:style>
    <style:style style:name="T3217" style:parent-style-name="Policepardéfaut" style:family="text">
      <style:text-properties fo:font-style="italic" style:font-style-asian="italic"/>
    </style:style>
    <style:style style:name="T3218" style:parent-style-name="Policepardéfaut" style:family="text">
      <style:text-properties fo:font-style="italic" style:font-style-asian="italic"/>
    </style:style>
    <style:style style:name="T3219" style:parent-style-name="Policepardéfaut" style:family="text">
      <style:text-properties fo:font-style="italic" style:font-style-asian="italic"/>
    </style:style>
    <style:style style:name="T3220" style:parent-style-name="Policepardéfaut" style:family="text">
      <style:text-properties fo:font-style="italic" style:font-style-asian="italic"/>
    </style:style>
    <style:style style:name="T3221" style:parent-style-name="Policepardéfaut" style:family="text">
      <style:text-properties fo:font-style="italic" style:font-style-asian="italic"/>
    </style:style>
    <style:style style:name="T3222" style:parent-style-name="Policepardéfaut" style:family="text">
      <style:text-properties fo:font-style="italic" style:font-style-asian="italic"/>
    </style:style>
    <style:style style:name="T3223" style:parent-style-name="Policepardéfaut" style:family="text">
      <style:text-properties fo:font-style="italic" style:font-style-asian="italic"/>
    </style:style>
    <style:style style:name="T3224" style:parent-style-name="Policepardéfaut" style:family="text">
      <style:text-properties fo:font-style="italic" style:font-style-asian="italic"/>
    </style:style>
    <style:style style:name="T3225" style:parent-style-name="Policepardéfaut" style:family="text">
      <style:text-properties fo:font-style="italic" style:font-style-asian="italic"/>
    </style:style>
    <style:style style:name="T3226" style:parent-style-name="Policepardéfaut" style:family="text">
      <style:text-properties fo:font-variant="small-caps"/>
    </style:style>
    <style:style style:name="T3227" style:parent-style-name="Policepardéfaut" style:family="text">
      <style:text-properties fo:font-style="italic" style:font-style-asian="italic"/>
    </style:style>
    <style:style style:name="T3228" style:parent-style-name="Policepardéfaut" style:family="text">
      <style:text-properties fo:font-style="italic" style:font-style-asian="italic"/>
    </style:style>
    <style:style style:name="T3229" style:parent-style-name="Policepardéfaut" style:family="text">
      <style:text-properties fo:font-style="italic" style:font-style-asian="italic"/>
    </style:style>
    <style:style style:name="T3230" style:parent-style-name="Policepardéfaut" style:family="text">
      <style:text-properties fo:font-variant="small-caps"/>
    </style:style>
    <style:style style:name="P3231" style:parent-style-name="quote" style:family="paragraph">
      <style:paragraph-properties fo:text-align="end"/>
    </style:style>
    <style:style style:name="P3232" style:parent-style-name="Corpsdetexte" style:family="paragraph">
      <style:text-properties style:font-name-complex="Times New Roman"/>
    </style:style>
    <style:style style:name="P3233" style:parent-style-name="quote" style:family="paragraph">
      <style:paragraph-properties fo:text-align="center"/>
    </style:style>
    <style:style style:name="P3234" style:parent-style-name="quote" style:family="paragraph">
      <style:paragraph-properties fo:text-align="center"/>
    </style:style>
    <style:style style:name="P3235" style:parent-style-name="quote" style:family="paragraph">
      <style:paragraph-properties fo:text-align="center"/>
    </style:style>
    <style:style style:name="T3236" style:parent-style-name="Policepardéfaut" style:family="text">
      <style:text-properties fo:font-style="italic" style:font-style-asian="italic"/>
    </style:style>
    <style:style style:name="T3237" style:parent-style-name="Policepardéfaut" style:family="text">
      <style:text-properties style:text-position="super 63.6%"/>
    </style:style>
    <style:style style:name="T3238" style:parent-style-name="Policepardéfaut" style:family="text">
      <style:text-properties fo:font-style="italic" style:font-style-asian="italic"/>
    </style:style>
    <style:style style:name="T3239" style:parent-style-name="Policepardéfaut" style:family="text">
      <style:text-properties fo:font-style="italic" style:font-style-asian="italic"/>
    </style:style>
    <style:style style:name="T3240" style:parent-style-name="Policepardéfaut" style:family="text">
      <style:text-properties fo:font-style="italic" style:font-style-asian="italic"/>
    </style:style>
    <style:style style:name="P3241" style:parent-style-name="quote" style:family="paragraph">
      <style:text-properties fo:font-style="italic" style:font-style-asian="italic"/>
    </style:style>
    <style:style style:name="P3242" style:parent-style-name="quote" style:family="paragraph">
      <style:paragraph-properties fo:text-align="end"/>
      <style:text-properties fo:font-style="italic" style:font-style-asian="italic"/>
    </style:style>
    <style:style style:name="P3243" style:parent-style-name="quote" style:family="paragraph">
      <style:paragraph-properties fo:text-align="end"/>
      <style:text-properties fo:font-style="italic" style:font-style-asian="italic"/>
    </style:style>
    <style:style style:name="P3244" style:parent-style-name="Corpsdetexte" style:family="paragraph">
      <style:text-properties style:font-name-complex="Times New Roman"/>
    </style:style>
    <style:style style:name="T3245" style:parent-style-name="Policepardéfaut" style:family="text">
      <style:text-properties fo:font-style="italic" style:font-style-asian="italic"/>
    </style:style>
    <style:style style:name="T3246" style:parent-style-name="Policepardéfaut" style:family="text">
      <style:text-properties fo:font-style="italic" style:font-style-asian="italic"/>
    </style:style>
    <style:style style:name="T3247" style:parent-style-name="Policepardéfaut" style:family="text">
      <style:text-properties fo:font-style="italic" style:font-style-asian="italic"/>
    </style:style>
    <style:style style:name="T3248" style:parent-style-name="Policepardéfaut" style:family="text">
      <style:text-properties fo:font-style="italic" style:font-style-asian="italic"/>
    </style:style>
    <style:style style:name="T3249" style:parent-style-name="Policepardéfaut" style:family="text">
      <style:text-properties fo:font-style="italic" style:font-style-asian="italic"/>
    </style:style>
    <style:style style:name="T3250" style:parent-style-name="Policepardéfaut" style:family="text">
      <style:text-properties fo:font-style="italic" style:font-style-asian="italic"/>
    </style:style>
    <style:style style:name="T3251" style:parent-style-name="Policepardéfaut" style:family="text">
      <style:text-properties fo:font-style="italic" style:font-style-asian="italic"/>
    </style:style>
    <style:style style:name="T3252" style:parent-style-name="Policepardéfaut" style:family="text">
      <style:text-properties fo:font-style="italic" style:font-style-asian="italic"/>
    </style:style>
    <style:style style:name="T3253" style:parent-style-name="Policepardéfaut" style:family="text">
      <style:text-properties fo:font-style="italic" style:font-style-asian="italic"/>
    </style:style>
    <style:style style:name="T3254" style:parent-style-name="Policepardéfaut" style:family="text">
      <style:text-properties fo:font-style="italic" style:font-style-asian="italic"/>
    </style:style>
    <style:style style:name="T3255" style:parent-style-name="Policepardéfaut" style:family="text">
      <style:text-properties fo:font-style="italic" style:font-style-asian="italic"/>
    </style:style>
    <style:style style:name="T3256" style:parent-style-name="Policepardéfaut" style:family="text">
      <style:text-properties fo:font-style="italic" style:font-style-asian="italic"/>
    </style:style>
    <style:style style:name="T3257" style:parent-style-name="Policepardéfaut" style:family="text">
      <style:text-properties fo:font-style="italic" style:font-style-asian="italic"/>
    </style:style>
    <style:style style:name="T3258" style:parent-style-name="Policepardéfaut" style:family="text">
      <style:text-properties fo:font-style="italic" style:font-style-asian="italic"/>
    </style:style>
    <style:style style:name="T3259" style:parent-style-name="Policepardéfaut" style:family="text">
      <style:text-properties fo:font-style="italic" style:font-style-asian="italic"/>
    </style:style>
    <style:style style:name="T3260" style:parent-style-name="Policepardéfaut" style:family="text">
      <style:text-properties fo:font-style="italic" style:font-style-asian="italic"/>
    </style:style>
    <style:style style:name="T3261" style:parent-style-name="Policepardéfaut" style:family="text">
      <style:text-properties fo:font-style="italic" style:font-style-asian="italic"/>
    </style:style>
    <style:style style:name="T3262" style:parent-style-name="Policepardéfaut" style:family="text">
      <style:text-properties fo:font-style="italic" style:font-style-asian="italic"/>
    </style:style>
    <style:style style:name="P3263" style:parent-style-name="quote" style:family="paragraph">
      <style:paragraph-properties fo:text-align="end"/>
    </style:style>
    <style:style style:name="P3264" style:parent-style-name="quote" style:family="paragraph">
      <style:text-properties fo:font-style="italic" style:font-style-asian="italic"/>
    </style:style>
    <style:style style:name="P3265" style:parent-style-name="Corpsdetexte" style:family="paragraph">
      <style:text-properties style:font-name-complex="Times New Roman"/>
    </style:style>
    <style:style style:name="T3266" style:parent-style-name="Policepardéfaut" style:family="text">
      <style:text-properties fo:font-style="italic" style:font-style-asian="italic"/>
    </style:style>
    <style:style style:name="T3267" style:parent-style-name="Policepardéfaut" style:family="text">
      <style:text-properties fo:font-style="italic" style:font-style-asian="italic"/>
    </style:style>
    <style:style style:name="T3268" style:parent-style-name="Policepardéfaut" style:family="text">
      <style:text-properties fo:font-style="italic" style:font-style-asian="italic"/>
    </style:style>
    <style:style style:name="T3269" style:parent-style-name="Policepardéfaut" style:family="text">
      <style:text-properties fo:font-style="italic" style:font-style-asian="italic"/>
    </style:style>
    <style:style style:name="T3270" style:parent-style-name="Policepardéfaut" style:family="text">
      <style:text-properties fo:font-style="italic" style:font-style-asian="italic"/>
    </style:style>
    <style:style style:name="T3271" style:parent-style-name="Policepardéfaut" style:family="text">
      <style:text-properties fo:font-style="italic" style:font-style-asian="italic"/>
    </style:style>
    <style:style style:name="T3272" style:parent-style-name="Policepardéfaut" style:family="text">
      <style:text-properties fo:font-style="italic" style:font-style-asian="italic"/>
    </style:style>
    <style:style style:name="T3273" style:parent-style-name="Policepardéfaut" style:family="text">
      <style:text-properties fo:font-style="italic" style:font-style-asian="italic"/>
    </style:style>
    <style:style style:name="T3274" style:parent-style-name="Policepardéfaut" style:family="text">
      <style:text-properties fo:font-style="italic" style:font-style-asian="italic"/>
    </style:style>
    <style:style style:name="T3275" style:parent-style-name="Policepardéfaut" style:family="text">
      <style:text-properties fo:font-style="italic" style:font-style-asian="italic"/>
    </style:style>
    <style:style style:name="T3276" style:parent-style-name="Policepardéfaut" style:family="text">
      <style:text-properties fo:font-style="italic" style:font-style-asian="italic"/>
    </style:style>
    <style:style style:name="T3277" style:parent-style-name="Policepardéfaut" style:family="text">
      <style:text-properties fo:font-style="italic" style:font-style-asian="italic"/>
    </style:style>
    <style:style style:name="T3278" style:parent-style-name="Policepardéfaut" style:family="text">
      <style:text-properties fo:font-style="italic" style:font-style-asian="italic"/>
    </style:style>
    <style:style style:name="T3279" style:parent-style-name="Policepardéfaut" style:family="text">
      <style:text-properties fo:font-style="italic" style:font-style-asian="italic"/>
    </style:style>
    <style:style style:name="T3280" style:parent-style-name="Policepardéfaut" style:family="text">
      <style:text-properties fo:font-style="italic" style:font-style-asian="italic"/>
    </style:style>
    <style:style style:name="T3281" style:parent-style-name="Policepardéfaut" style:family="text">
      <style:text-properties fo:font-style="italic" style:font-style-asian="italic"/>
    </style:style>
    <style:style style:name="T3282" style:parent-style-name="Policepardéfaut" style:family="text">
      <style:text-properties fo:font-style="italic" style:font-style-asian="italic"/>
    </style:style>
    <style:style style:name="T3283" style:parent-style-name="Policepardéfaut" style:family="text">
      <style:text-properties fo:font-style="italic" style:font-style-asian="italic"/>
    </style:style>
    <style:style style:name="T3284" style:parent-style-name="Policepardéfaut" style:family="text">
      <style:text-properties fo:font-style="italic" style:font-style-asian="italic"/>
    </style:style>
    <style:style style:name="T3285" style:parent-style-name="Policepardéfaut" style:family="text">
      <style:text-properties fo:font-style="italic" style:font-style-asian="italic"/>
    </style:style>
    <style:style style:name="T3286" style:parent-style-name="Policepardéfaut" style:family="text">
      <style:text-properties fo:font-style="italic" style:font-style-asian="italic"/>
    </style:style>
    <style:style style:name="T3287" style:parent-style-name="Policepardéfaut" style:family="text">
      <style:text-properties fo:font-style="italic" style:font-style-asian="italic"/>
    </style:style>
    <style:style style:name="T3288" style:parent-style-name="Policepardéfaut" style:family="text">
      <style:text-properties fo:font-style="italic" style:font-style-asian="italic"/>
    </style:style>
    <style:style style:name="T3289" style:parent-style-name="Policepardéfaut" style:family="text">
      <style:text-properties fo:font-style="italic" style:font-style-asian="italic"/>
    </style:style>
    <style:style style:name="T3290" style:parent-style-name="Policepardéfaut" style:family="text">
      <style:text-properties fo:font-style="italic" style:font-style-asian="italic"/>
    </style:style>
    <style:style style:name="T3291" style:parent-style-name="Policepardéfaut" style:family="text">
      <style:text-properties fo:font-style="italic" style:font-style-asian="italic"/>
    </style:style>
    <style:style style:name="T3292" style:parent-style-name="Policepardéfaut" style:family="text">
      <style:text-properties fo:font-style="italic" style:font-style-asian="italic"/>
    </style:style>
    <style:style style:name="T3293" style:parent-style-name="Policepardéfaut" style:family="text">
      <style:text-properties fo:font-style="italic" style:font-style-asian="italic"/>
    </style:style>
    <style:style style:name="T3294" style:parent-style-name="Policepardéfaut" style:family="text">
      <style:text-properties fo:font-style="italic" style:font-style-asian="italic"/>
    </style:style>
    <style:style style:name="T3295" style:parent-style-name="Policepardéfaut" style:family="text">
      <style:text-properties fo:font-style="italic" style:font-style-asian="italic"/>
    </style:style>
    <style:style style:name="T3296" style:parent-style-name="Policepardéfaut" style:family="text">
      <style:text-properties fo:font-style="italic" style:font-style-asian="italic"/>
    </style:style>
    <style:style style:name="T3297" style:parent-style-name="Policepardéfaut" style:family="text">
      <style:text-properties fo:font-style="italic" style:font-style-asian="italic"/>
    </style:style>
    <style:style style:name="T3298" style:parent-style-name="Policepardéfaut" style:family="text">
      <style:text-properties fo:font-style="italic" style:font-style-asian="italic"/>
    </style:style>
    <style:style style:name="T3299" style:parent-style-name="Policepardéfaut" style:family="text">
      <style:text-properties fo:font-style="italic" style:font-style-asian="italic"/>
    </style:style>
    <style:style style:name="T3300" style:parent-style-name="Policepardéfaut" style:family="text">
      <style:text-properties fo:font-style="italic" style:font-style-asian="italic"/>
    </style:style>
    <style:style style:name="T3301" style:parent-style-name="Policepardéfaut" style:family="text">
      <style:text-properties fo:font-style="italic" style:font-style-asian="italic"/>
    </style:style>
    <style:style style:name="T3302" style:parent-style-name="Policepardéfaut" style:family="text">
      <style:text-properties fo:font-style="italic" style:font-style-asian="italic"/>
    </style:style>
    <style:style style:name="T3303" style:parent-style-name="Policepardéfaut" style:family="text">
      <style:text-properties fo:font-style="italic" style:font-style-asian="italic"/>
    </style:style>
    <style:style style:name="T3304" style:parent-style-name="Policepardéfaut" style:family="text">
      <style:text-properties fo:font-style="italic" style:font-style-asian="italic"/>
    </style:style>
    <style:style style:name="T3305" style:parent-style-name="Policepardéfaut" style:family="text">
      <style:text-properties fo:font-style="italic" style:font-style-asian="italic"/>
    </style:style>
    <style:style style:name="T3306" style:parent-style-name="Policepardéfaut" style:family="text">
      <style:text-properties fo:font-style="italic" style:font-style-asian="italic"/>
    </style:style>
    <style:style style:name="T3307" style:parent-style-name="Policepardéfaut" style:family="text">
      <style:text-properties fo:font-style="italic" style:font-style-asian="italic"/>
    </style:style>
    <style:style style:name="P3308" style:parent-style-name="Corpsdetexte" style:family="paragraph">
      <style:text-properties style:font-name-complex="Times New Roman"/>
    </style:style>
    <style:style style:name="P3309" style:parent-style-name="quote" style:family="paragraph">
      <style:paragraph-properties fo:text-align="end"/>
    </style:style>
    <style:style style:name="T3310" style:parent-style-name="Policepardéfaut" style:family="text">
      <style:text-properties fo:font-style="italic" style:font-style-asian="italic"/>
    </style:style>
    <style:style style:name="T3311" style:parent-style-name="Policepardéfaut" style:family="text">
      <style:text-properties fo:font-style="italic" style:font-style-asian="italic"/>
    </style:style>
    <style:style style:name="T3312" style:parent-style-name="Policepardéfaut" style:family="text">
      <style:text-properties fo:font-style="italic" style:font-style-asian="italic"/>
    </style:style>
    <style:style style:name="P3313" style:parent-style-name="quote" style:family="paragraph">
      <style:text-properties fo:font-style="italic" style:font-style-asian="italic"/>
    </style:style>
    <style:style style:name="T3314" style:parent-style-name="Policepardéfaut" style:family="text">
      <style:text-properties fo:font-style="italic" style:font-style-asian="italic"/>
    </style:style>
    <style:style style:name="T3315" style:parent-style-name="Policepardéfaut" style:family="text">
      <style:text-properties fo:font-style="italic" style:font-style-asian="italic"/>
    </style:style>
    <style:style style:name="T3316" style:parent-style-name="Policepardéfaut" style:family="text">
      <style:text-properties fo:font-style="italic" style:font-style-asian="italic"/>
    </style:style>
    <style:style style:name="T3317" style:parent-style-name="Policepardéfaut" style:family="text">
      <style:text-properties fo:font-style="italic" style:font-style-asian="italic"/>
    </style:style>
    <style:style style:name="T3318" style:parent-style-name="Policepardéfaut" style:family="text">
      <style:text-properties fo:font-style="italic" style:font-style-asian="italic"/>
    </style:style>
    <style:style style:name="T3319" style:parent-style-name="Policepardéfaut" style:family="text">
      <style:text-properties fo:font-style="italic" style:font-style-asian="italic"/>
    </style:style>
    <style:style style:name="T3320" style:parent-style-name="Policepardéfaut" style:family="text">
      <style:text-properties fo:font-style="italic" style:font-style-asian="italic"/>
    </style:style>
    <style:style style:name="T3321" style:parent-style-name="Policepardéfaut" style:family="text">
      <style:text-properties fo:font-style="italic" style:font-style-asian="italic"/>
    </style:style>
    <style:style style:name="T3322" style:parent-style-name="Policepardéfaut" style:family="text">
      <style:text-properties fo:font-style="italic" style:font-style-asian="italic"/>
    </style:style>
    <style:style style:name="T3323" style:parent-style-name="Policepardéfaut" style:family="text">
      <style:text-properties fo:font-style="italic" style:font-style-asian="italic"/>
    </style:style>
    <style:style style:name="T3324" style:parent-style-name="Policepardéfaut" style:family="text">
      <style:text-properties fo:font-style="italic" style:font-style-asian="italic"/>
    </style:style>
    <style:style style:name="P3325" style:parent-style-name="quote" style:family="paragraph">
      <style:text-properties fo:font-style="italic" style:font-style-asian="italic"/>
    </style:style>
    <style:style style:name="P3326" style:parent-style-name="quote" style:family="paragraph">
      <style:text-properties fo:font-style="italic" style:font-style-asian="italic"/>
    </style:style>
    <style:style style:name="T3327" style:parent-style-name="Policepardéfaut" style:family="text">
      <style:text-properties fo:font-style="italic" style:font-style-asian="italic"/>
    </style:style>
    <style:style style:name="T3328" style:parent-style-name="Policepardéfaut" style:family="text">
      <style:text-properties fo:font-style="italic" style:font-style-asian="italic"/>
    </style:style>
    <style:style style:name="T3329" style:parent-style-name="Policepardéfaut" style:family="text">
      <style:text-properties fo:font-style="italic" style:font-style-asian="italic"/>
    </style:style>
    <style:style style:name="T3330" style:parent-style-name="Policepardéfaut" style:family="text">
      <style:text-properties fo:font-style="italic" style:font-style-asian="italic"/>
    </style:style>
    <style:style style:name="T3331" style:parent-style-name="Policepardéfaut" style:family="text">
      <style:text-properties fo:font-style="italic" style:font-style-asian="italic"/>
    </style:style>
    <style:style style:name="T3332" style:parent-style-name="Policepardéfaut" style:family="text">
      <style:text-properties fo:font-style="italic" style:font-style-asian="italic"/>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Policepardéfaut" style:family="text">
      <style:text-properties fo:font-style="italic" style:font-style-asian="italic"/>
    </style:style>
    <style:style style:name="T3337" style:parent-style-name="Policepardéfaut" style:family="text">
      <style:text-properties fo:font-style="italic" style:font-style-asian="italic"/>
    </style:style>
    <style:style style:name="T3338" style:parent-style-name="Policepardéfaut" style:family="text">
      <style:text-properties fo:font-style="italic" style:font-style-asian="italic"/>
    </style:style>
    <style:style style:name="T3339" style:parent-style-name="Policepardéfaut" style:family="text">
      <style:text-properties fo:font-style="italic" style:font-style-asian="italic"/>
    </style:style>
    <style:style style:name="T3340" style:parent-style-name="Policepardéfaut" style:family="text">
      <style:text-properties fo:font-style="italic" style:font-style-asian="italic"/>
    </style:style>
    <style:style style:name="T3341" style:parent-style-name="Policepardéfaut" style:family="text">
      <style:text-properties fo:font-style="italic" style:font-style-asian="italic"/>
    </style:style>
    <style:style style:name="T3342" style:parent-style-name="Policepardéfaut" style:family="text">
      <style:text-properties fo:font-style="italic" style:font-style-asian="italic"/>
    </style:style>
    <style:style style:name="T3343" style:parent-style-name="Policepardéfaut" style:family="text">
      <style:text-properties fo:font-style="italic" style:font-style-asian="italic"/>
    </style:style>
    <style:style style:name="T3344" style:parent-style-name="Policepardéfaut" style:family="text">
      <style:text-properties fo:font-style="italic" style:font-style-asian="italic"/>
    </style:style>
    <style:style style:name="T3345" style:parent-style-name="Policepardéfaut" style:family="text">
      <style:text-properties fo:font-style="italic" style:font-style-asian="italic"/>
    </style:style>
    <style:style style:name="T3346" style:parent-style-name="Policepardéfaut" style:family="text">
      <style:text-properties fo:font-style="italic" style:font-style-asian="italic"/>
    </style:style>
    <style:style style:name="T3347" style:parent-style-name="Policepardéfaut" style:family="text">
      <style:text-properties fo:font-style="italic" style:font-style-asian="italic"/>
    </style:style>
    <style:style style:name="T3348" style:parent-style-name="Policepardéfaut" style:family="text">
      <style:text-properties fo:font-style="italic" style:font-style-asian="italic"/>
    </style:style>
    <style:style style:name="T3349" style:parent-style-name="Policepardéfaut" style:family="text">
      <style:text-properties fo:font-style="italic" style:font-style-asian="italic"/>
    </style:style>
    <style:style style:name="T3350" style:parent-style-name="Policepardéfaut" style:family="text">
      <style:text-properties fo:font-style="italic" style:font-style-asian="italic"/>
    </style:style>
    <style:style style:name="T3351" style:parent-style-name="Policepardéfaut" style:family="text">
      <style:text-properties fo:font-style="italic" style:font-style-asian="italic"/>
    </style:style>
    <style:style style:name="T3352" style:parent-style-name="Policepardéfaut" style:family="text">
      <style:text-properties fo:font-style="italic" style:font-style-asian="italic"/>
    </style:style>
    <style:style style:name="T3353" style:parent-style-name="Policepardéfaut" style:family="text">
      <style:text-properties fo:font-style="italic" style:font-style-asian="italic"/>
    </style:style>
    <style:style style:name="T3354" style:parent-style-name="Policepardéfaut" style:family="text">
      <style:text-properties fo:font-style="italic" style:font-style-asian="italic"/>
    </style:style>
    <style:style style:name="T3355" style:parent-style-name="Policepardéfaut" style:family="text">
      <style:text-properties fo:font-style="italic" style:font-style-asian="italic"/>
    </style:style>
    <style:style style:name="T3356" style:parent-style-name="Policepardéfaut" style:family="text">
      <style:text-properties fo:font-style="italic" style:font-style-asian="italic"/>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olicepardéfaut" style:family="text">
      <style:text-properties fo:font-style="italic" style:font-style-asian="italic"/>
    </style:style>
    <style:style style:name="T3360" style:parent-style-name="Policepardéfaut" style:family="text">
      <style:text-properties fo:font-style="italic" style:font-style-asian="italic"/>
    </style:style>
    <style:style style:name="T3361" style:parent-style-name="Policepardéfaut" style:family="text">
      <style:text-properties fo:font-style="italic" style:font-style-asian="italic"/>
    </style:style>
    <style:style style:name="T3362" style:parent-style-name="Policepardéfaut" style:family="text">
      <style:text-properties fo:font-style="italic" style:font-style-asian="italic"/>
    </style:style>
    <style:style style:name="T3363" style:parent-style-name="Policepardéfaut" style:family="text">
      <style:text-properties fo:font-style="italic" style:font-style-asian="italic"/>
    </style:style>
    <style:style style:name="T3364" style:parent-style-name="Policepardéfaut" style:family="text">
      <style:text-properties fo:font-style="italic" style:font-style-asian="italic"/>
    </style:style>
    <style:style style:name="T3365" style:parent-style-name="Policepardéfaut" style:family="text">
      <style:text-properties fo:font-style="italic" style:font-style-asian="italic"/>
    </style:style>
    <style:style style:name="T3366" style:parent-style-name="Policepardéfaut" style:family="text">
      <style:text-properties fo:font-style="italic" style:font-style-asian="italic"/>
    </style:style>
    <style:style style:name="T3367" style:parent-style-name="Policepardéfaut" style:family="text">
      <style:text-properties fo:font-style="italic" style:font-style-asian="italic"/>
    </style:style>
    <style:style style:name="T3368" style:parent-style-name="Policepardéfaut" style:family="text">
      <style:text-properties fo:font-style="italic" style:font-style-asian="italic"/>
    </style:style>
    <style:style style:name="T3369" style:parent-style-name="Policepardéfaut" style:family="text">
      <style:text-properties fo:font-style="italic" style:font-style-asian="italic"/>
    </style:style>
    <style:style style:name="T3370" style:parent-style-name="Policepardéfaut" style:family="text">
      <style:text-properties fo:font-style="italic" style:font-style-asian="italic"/>
    </style:style>
    <style:style style:name="T3371" style:parent-style-name="Policepardéfaut" style:family="text">
      <style:text-properties fo:font-style="italic" style:font-style-asian="italic"/>
    </style:style>
    <style:style style:name="T3372" style:parent-style-name="Policepardéfaut" style:family="text">
      <style:text-properties fo:font-style="italic" style:font-style-asian="italic"/>
    </style:style>
    <style:style style:name="T3373" style:parent-style-name="Policepardéfaut" style:family="text">
      <style:text-properties fo:font-style="italic" style:font-style-asian="italic"/>
    </style:style>
    <style:style style:name="T3374" style:parent-style-name="Policepardéfaut" style:family="text">
      <style:text-properties fo:font-style="italic" style:font-style-asian="italic"/>
    </style:style>
    <style:style style:name="T3375" style:parent-style-name="Policepardéfaut" style:family="text">
      <style:text-properties fo:font-style="italic" style:font-style-asian="italic"/>
    </style:style>
    <style:style style:name="T3376" style:parent-style-name="Policepardéfaut" style:family="text">
      <style:text-properties fo:font-style="italic" style:font-style-asian="italic"/>
    </style:style>
    <style:style style:name="T3377" style:parent-style-name="Policepardéfaut" style:family="text">
      <style:text-properties fo:font-style="italic" style:font-style-asian="italic"/>
    </style:style>
    <style:style style:name="T3378" style:parent-style-name="Policepardéfaut" style:family="text">
      <style:text-properties fo:font-style="italic" style:font-style-asian="italic"/>
    </style:style>
    <style:style style:name="T3379" style:parent-style-name="Policepardéfaut" style:family="text">
      <style:text-properties fo:font-style="italic" style:font-style-asian="italic"/>
    </style:style>
    <style:style style:name="T3380" style:parent-style-name="Policepardéfaut" style:family="text">
      <style:text-properties fo:font-style="italic" style:font-style-asian="italic"/>
    </style:style>
    <style:style style:name="T3381" style:parent-style-name="Policepardéfaut" style:family="text">
      <style:text-properties fo:font-style="italic" style:font-style-asian="italic"/>
    </style:style>
    <style:style style:name="T3382" style:parent-style-name="Policepardéfaut" style:family="text">
      <style:text-properties fo:font-style="italic" style:font-style-asian="italic"/>
    </style:style>
    <style:style style:name="T3383" style:parent-style-name="Policepardéfaut" style:family="text">
      <style:text-properties fo:font-style="italic" style:font-style-asian="italic"/>
    </style:style>
    <style:style style:name="T3384" style:parent-style-name="Policepardéfaut" style:family="text">
      <style:text-properties fo:font-style="italic" style:font-style-asian="italic"/>
    </style:style>
    <style:style style:name="P3385" style:parent-style-name="quote" style:family="paragraph">
      <style:text-properties fo:font-style="italic" style:font-style-asian="italic"/>
    </style:style>
    <style:style style:name="T3386" style:parent-style-name="Policepardéfaut" style:family="text">
      <style:text-properties fo:font-style="italic" style:font-style-asian="italic"/>
    </style:style>
    <style:style style:name="T3387" style:parent-style-name="Policepardéfaut" style:family="text">
      <style:text-properties fo:font-style="italic" style:font-style-asian="italic"/>
    </style:style>
    <style:style style:name="P3388" style:parent-style-name="quote" style:family="paragraph">
      <style:paragraph-properties fo:text-align="end"/>
      <style:text-properties fo:font-style="italic" style:font-style-asian="italic"/>
    </style:style>
    <style:style style:name="T3389" style:parent-style-name="Policepardéfaut" style:family="text">
      <style:text-properties fo:font-style="italic" style:font-style-asian="italic"/>
    </style:style>
    <style:style style:name="T3390" style:parent-style-name="Policepardéfaut" style:family="text">
      <style:text-properties fo:font-style="italic" style:font-style-asian="italic"/>
    </style:style>
    <style:style style:name="T3391" style:parent-style-name="Policepardéfaut" style:family="text">
      <style:text-properties fo:font-style="italic" style:font-style-asian="italic"/>
    </style:style>
    <style:style style:name="T3392" style:parent-style-name="Policepardéfaut" style:family="text">
      <style:text-properties fo:font-style="italic" style:font-style-asian="italic"/>
    </style:style>
    <style:style style:name="T3393" style:parent-style-name="Policepardéfaut" style:family="text">
      <style:text-properties fo:font-style="italic" style:font-style-asian="italic"/>
    </style:style>
    <style:style style:name="T3394" style:parent-style-name="Policepardéfaut" style:family="text">
      <style:text-properties fo:font-style="italic" style:font-style-asian="italic"/>
    </style:style>
    <style:style style:name="T3395" style:parent-style-name="Policepardéfaut" style:family="text">
      <style:text-properties fo:font-style="italic" style:font-style-asian="italic"/>
    </style:style>
    <style:style style:name="T3396" style:parent-style-name="Policepardéfaut" style:family="text">
      <style:text-properties fo:font-style="italic" style:font-style-asian="italic"/>
    </style:style>
    <style:style style:name="T3397" style:parent-style-name="Policepardéfaut" style:family="text">
      <style:text-properties style:font-name-complex="Times New Roman"/>
    </style:style>
    <style:style style:name="T3398" style:parent-style-name="Policepardéfaut" style:family="text">
      <style:text-properties style:font-name-complex="Times New Roman" fo:font-style="italic" style:font-style-asian="italic"/>
    </style:style>
    <style:style style:name="T3399" style:parent-style-name="Policepardéfaut" style:family="text">
      <style:text-properties style:font-name-complex="Times New Roman"/>
    </style:style>
    <style:style style:name="T3400" style:parent-style-name="Policepardéfaut" style:family="text">
      <style:text-properties style:font-name-complex="Times New Roman"/>
    </style:style>
    <style:style style:name="T3401" style:parent-style-name="Policepardéfaut" style:family="text">
      <style:text-properties style:font-name-complex="Times New Roman"/>
    </style:style>
    <style:style style:name="T3402" style:parent-style-name="Policepardéfaut" style:family="text">
      <style:text-properties style:font-name-complex="Times New Roman"/>
    </style:style>
    <style:style style:name="T3403" style:parent-style-name="Policepardéfaut" style:family="text">
      <style:text-properties style:font-name-complex="Times New Roman"/>
    </style:style>
    <style:style style:name="T3404" style:parent-style-name="Policepardéfaut" style:family="text">
      <style:text-properties style:font-name-complex="Times New Roman"/>
    </style:style>
    <style:style style:name="T3405" style:parent-style-name="Policepardéfaut" style:family="text">
      <style:text-properties style:font-name-complex="Times New Roman"/>
    </style:style>
    <style:style style:name="T3406" style:parent-style-name="Policepardéfaut" style:family="text">
      <style:text-properties style:font-name-complex="Times New Roman"/>
    </style:style>
    <style:style style:name="T3407" style:parent-style-name="Policepardéfaut" style:family="text">
      <style:text-properties style:font-name-complex="Times New Roman"/>
    </style:style>
    <style:style style:name="T3408" style:parent-style-name="Policepardéfaut" style:family="text">
      <style:text-properties style:font-name-complex="Times New Roman"/>
    </style:style>
    <style:style style:name="T3409" style:parent-style-name="Policepardéfaut" style:family="text">
      <style:text-properties style:font-name-complex="Times New Roman"/>
    </style:style>
    <style:style style:name="T3410" style:parent-style-name="Policepardéfaut" style:family="text">
      <style:text-properties style:font-name-complex="Times New Roman"/>
    </style:style>
    <style:style style:name="T3411" style:parent-style-name="Policepardéfaut" style:family="text">
      <style:text-properties style:font-name-complex="Times New Roman" fo:font-style="italic" style:font-style-asian="italic"/>
    </style:style>
    <style:style style:name="T3412" style:parent-style-name="Policepardéfaut" style:family="text">
      <style:text-properties style:font-name-complex="Times New Roman"/>
    </style:style>
    <style:style style:name="T3413" style:parent-style-name="Policepardéfaut" style:family="text">
      <style:text-properties style:font-name-complex="Times New Roman"/>
    </style:style>
    <style:style style:name="T3414" style:parent-style-name="Policepardéfaut" style:family="text">
      <style:text-properties style:font-name-complex="Times New Roman"/>
    </style:style>
    <style:style style:name="T3415" style:parent-style-name="Policepardéfaut" style:family="text">
      <style:text-properties style:font-name-complex="Times New Roman"/>
    </style:style>
    <style:style style:name="T3416" style:parent-style-name="Policepardéfaut" style:family="text">
      <style:text-properties style:font-name-complex="Times New Roman"/>
    </style:style>
    <style:style style:name="T3417" style:parent-style-name="Policepardéfaut" style:family="text">
      <style:text-properties style:font-name-complex="Times New Roman"/>
    </style:style>
    <style:style style:name="T3418" style:parent-style-name="Policepardéfaut" style:family="text">
      <style:text-properties style:font-name-complex="Times New Roman"/>
    </style:style>
    <style:style style:name="T3419" style:parent-style-name="Policepardéfaut" style:family="text">
      <style:text-properties style:font-name-complex="Times New Roman"/>
    </style:style>
    <style:style style:name="T3420" style:parent-style-name="Policepardéfaut" style:family="text">
      <style:text-properties style:font-name-complex="Times New Roman"/>
    </style:style>
    <style:style style:name="T3421" style:parent-style-name="Policepardéfaut" style:family="text">
      <style:text-properties style:font-name-complex="Times New Roman"/>
    </style:style>
    <style:style style:name="T3422" style:parent-style-name="Policepardéfaut" style:family="text">
      <style:text-properties style:font-name-complex="Times New Roman"/>
    </style:style>
    <style:style style:name="T3423" style:parent-style-name="Policepardéfaut" style:family="text">
      <style:text-properties style:font-name-complex="Times New Roman"/>
    </style:style>
    <style:style style:name="T3424" style:parent-style-name="Policepardéfaut" style:family="text">
      <style:text-properties style:font-name-complex="Times New Roman"/>
    </style:style>
    <style:style style:name="T3425" style:parent-style-name="Policepardéfaut" style:family="text">
      <style:text-properties style:font-name-complex="Times New Roman"/>
    </style:style>
    <style:style style:name="T3426" style:parent-style-name="Policepardéfaut" style:family="text">
      <style:text-properties style:font-name-complex="Times New Roman"/>
    </style:style>
    <style:style style:name="T3427" style:parent-style-name="Policepardéfaut" style:family="text">
      <style:text-properties style:font-name-complex="Times New Roman"/>
    </style:style>
    <style:style style:name="T3428" style:parent-style-name="Policepardéfaut" style:family="text">
      <style:text-properties style:font-name-complex="Times New Roman"/>
    </style:style>
    <style:style style:name="T3429" style:parent-style-name="Policepardéfaut" style:family="text">
      <style:text-properties style:font-name-complex="Times New Roman"/>
    </style:style>
    <style:style style:name="T3430" style:parent-style-name="Policepardéfaut" style:family="text">
      <style:text-properties style:font-name-complex="Times New Roman"/>
    </style:style>
    <style:style style:name="T3431" style:parent-style-name="Policepardéfaut" style:family="text">
      <style:text-properties style:font-name-complex="Times New Roman"/>
    </style:style>
    <style:style style:name="T3432" style:parent-style-name="Policepardéfaut" style:family="text">
      <style:text-properties style:font-name-complex="Times New Roman"/>
    </style:style>
    <style:style style:name="T3433" style:parent-style-name="Policepardéfaut" style:family="text">
      <style:text-properties style:font-name-complex="Times New Roman"/>
    </style:style>
    <style:style style:name="T3434" style:parent-style-name="Policepardéfaut" style:family="text">
      <style:text-properties style:font-name-complex="Times New Roman"/>
    </style:style>
    <style:style style:name="T3435" style:parent-style-name="Policepardéfaut" style:family="text">
      <style:text-properties style:font-name-complex="Times New Roman"/>
    </style:style>
    <style:style style:name="T3436" style:parent-style-name="Policepardéfaut" style:family="text">
      <style:text-properties style:font-name-complex="Times New Roman"/>
    </style:style>
    <style:style style:name="T3437" style:parent-style-name="Appelnotedebasdep." style:family="text">
      <style:text-properties style:font-name-complex="Times New Roman"/>
    </style:style>
    <style:style style:name="T3438" style:parent-style-name="Policepardéfaut" style:family="text">
      <style:text-properties fo:font-size="12pt" style:font-size-asian="12pt" style:font-size-complex="12pt"/>
    </style:style>
    <style:style style:name="T3439" style:parent-style-name="Policepardéfaut" style:family="text">
      <style:text-properties style:font-name-complex="Times New Roman"/>
    </style:style>
    <style:style style:name="T3440" style:parent-style-name="Policepardéfaut" style:family="text">
      <style:text-properties style:font-name-complex="Times New Roman"/>
    </style:style>
    <style:style style:name="T3441" style:parent-style-name="Policepardéfaut" style:family="text">
      <style:text-properties style:font-name-complex="Times New Roman" fo:font-style="italic" style:font-style-asian="italic"/>
    </style:style>
    <style:style style:name="T3442" style:parent-style-name="Policepardéfaut" style:family="text">
      <style:text-properties style:font-name-complex="Times New Roman" fo:font-style="italic" style:font-style-asian="italic"/>
    </style:style>
    <style:style style:name="T3443" style:parent-style-name="Policepardéfaut" style:family="text">
      <style:text-properties style:font-name-complex="Times New Roman"/>
    </style:style>
    <style:style style:name="T3444" style:parent-style-name="Policepardéfaut" style:family="text">
      <style:text-properties style:font-name-complex="Times New Roman"/>
    </style:style>
    <style:style style:name="T3445" style:parent-style-name="Policepardéfaut" style:family="text">
      <style:text-properties style:font-name-complex="Times New Roman"/>
    </style:style>
    <style:style style:name="T3446" style:parent-style-name="Policepardéfaut" style:family="text">
      <style:text-properties style:font-name-complex="Times New Roman"/>
    </style:style>
    <style:style style:name="T3447" style:parent-style-name="Policepardéfaut" style:family="text">
      <style:text-properties style:font-name-complex="Times New Roman"/>
    </style:style>
    <style:style style:name="T3448" style:parent-style-name="Policepardéfaut" style:family="text">
      <style:text-properties style:font-name-complex="Times New Roman"/>
    </style:style>
    <style:style style:name="T3449" style:parent-style-name="Policepardéfaut" style:family="text">
      <style:text-properties style:font-name-complex="Times New Roman"/>
    </style:style>
    <style:style style:name="T3450" style:parent-style-name="Policepardéfaut" style:family="text">
      <style:text-properties style:font-name-complex="Times New Roman"/>
    </style:style>
    <style:style style:name="T3451" style:parent-style-name="Policepardéfaut" style:family="text">
      <style:text-properties style:font-name-complex="Times New Roman"/>
    </style:style>
    <style:style style:name="T3452" style:parent-style-name="Policepardéfaut" style:family="text">
      <style:text-properties style:font-name-complex="Times New Roman"/>
    </style:style>
    <style:style style:name="T3453" style:parent-style-name="Policepardéfaut" style:family="text">
      <style:text-properties style:font-name-complex="Times New Roman"/>
    </style:style>
    <style:style style:name="T3454" style:parent-style-name="Policepardéfaut" style:family="text">
      <style:text-properties style:font-name-complex="Times New Roman"/>
    </style:style>
    <style:style style:name="T3455" style:parent-style-name="Policepardéfaut" style:family="text">
      <style:text-properties style:font-name-complex="Times New Roman"/>
    </style:style>
    <style:style style:name="T3456" style:parent-style-name="Policepardéfaut" style:family="text">
      <style:text-properties style:font-name-complex="Times New Roman"/>
    </style:style>
    <style:style style:name="T3457" style:parent-style-name="Policepardéfaut" style:family="text">
      <style:text-properties style:font-name-complex="Times New Roman"/>
    </style:style>
    <style:style style:name="T3458" style:parent-style-name="Policepardéfaut" style:family="text">
      <style:text-properties style:font-name-complex="Times New Roman"/>
    </style:style>
    <style:style style:name="T3459" style:parent-style-name="Policepardéfaut" style:family="text">
      <style:text-properties style:font-name-complex="Times New Roman"/>
    </style:style>
    <style:style style:name="T3460" style:parent-style-name="Policepardéfaut" style:family="text">
      <style:text-properties style:font-name-complex="Times New Roman"/>
    </style:style>
    <style:style style:name="T3461" style:parent-style-name="Policepardéfaut" style:family="text">
      <style:text-properties style:font-name-complex="Times New Roman"/>
    </style:style>
    <style:style style:name="T3462" style:parent-style-name="Policepardéfaut" style:family="text">
      <style:text-properties style:font-name-complex="Times New Roman"/>
    </style:style>
    <style:style style:name="T3463" style:parent-style-name="Policepardéfaut" style:family="text">
      <style:text-properties style:font-name-complex="Times New Roman"/>
    </style:style>
    <style:style style:name="T3464" style:parent-style-name="Policepardéfaut" style:family="text">
      <style:text-properties style:font-name-complex="Times New Roman"/>
    </style:style>
    <style:style style:name="T3465" style:parent-style-name="Policepardéfaut" style:family="text">
      <style:text-properties style:font-name-complex="Times New Roman"/>
    </style:style>
    <style:style style:name="T3466" style:parent-style-name="Policepardéfaut" style:family="text">
      <style:text-properties style:font-name-complex="Times New Roman"/>
    </style:style>
    <style:style style:name="T3467" style:parent-style-name="Policepardéfaut" style:family="text">
      <style:text-properties style:font-name-complex="Times New Roman"/>
    </style:style>
    <style:style style:name="T3468" style:parent-style-name="Policepardéfaut" style:family="text">
      <style:text-properties style:font-name-complex="Times New Roman"/>
    </style:style>
    <style:style style:name="T3469" style:parent-style-name="Policepardéfaut" style:family="text">
      <style:text-properties style:font-name-complex="Times New Roman"/>
    </style:style>
    <style:style style:name="T3470" style:parent-style-name="Policepardéfaut" style:family="text">
      <style:text-properties style:font-name-complex="Times New Roman"/>
    </style:style>
    <style:style style:name="T3471" style:parent-style-name="Policepardéfaut" style:family="text">
      <style:text-properties style:font-name-complex="Times New Roman"/>
    </style:style>
    <style:style style:name="T3472" style:parent-style-name="Policepardéfaut" style:family="text">
      <style:text-properties style:font-name-complex="Times New Roman"/>
    </style:style>
    <style:style style:name="T3473" style:parent-style-name="Policepardéfaut" style:family="text">
      <style:text-properties style:font-name-complex="Times New Roman"/>
    </style:style>
    <style:style style:name="T3474" style:parent-style-name="Policepardéfaut" style:family="text">
      <style:text-properties style:font-name-complex="Times New Roman"/>
    </style:style>
    <style:style style:name="T3475" style:parent-style-name="Policepardéfaut" style:family="text">
      <style:text-properties style:font-name-complex="Times New Roman"/>
    </style:style>
    <style:style style:name="T3476" style:parent-style-name="Policepardéfaut" style:family="text">
      <style:text-properties style:font-name-complex="Times New Roman"/>
    </style:style>
    <style:style style:name="T3477" style:parent-style-name="Policepardéfaut" style:family="text">
      <style:text-properties style:font-name-complex="Times New Roman"/>
    </style:style>
    <style:style style:name="T3478" style:parent-style-name="Policepardéfaut" style:family="text">
      <style:text-properties style:font-name-complex="Times New Roman"/>
    </style:style>
    <style:style style:name="T3479" style:parent-style-name="Policepardéfaut" style:family="text">
      <style:text-properties style:font-name-complex="Times New Roman"/>
    </style:style>
    <style:style style:name="T3480" style:parent-style-name="Policepardéfaut" style:family="text">
      <style:text-properties style:font-name-complex="Times New Roman"/>
    </style:style>
    <style:style style:name="T3481" style:parent-style-name="Policepardéfaut" style:family="text">
      <style:text-properties style:font-name-complex="Times New Roman" fo:font-style="italic" style:font-style-asian="italic"/>
    </style:style>
    <style:style style:name="T3482" style:parent-style-name="Policepardéfaut" style:family="text">
      <style:text-properties style:font-name-complex="Times New Roman"/>
    </style:style>
    <style:style style:name="T3483" style:parent-style-name="Policepardéfaut" style:family="text">
      <style:text-properties style:font-name-complex="Times New Roman"/>
    </style:style>
    <style:style style:name="T3484" style:parent-style-name="Policepardéfaut" style:family="text">
      <style:text-properties style:font-name-complex="Times New Roman"/>
    </style:style>
    <style:style style:name="T3485" style:parent-style-name="Policepardéfaut" style:family="text">
      <style:text-properties style:font-name-complex="Times New Roman"/>
    </style:style>
    <style:style style:name="T3486" style:parent-style-name="Policepardéfaut" style:family="text">
      <style:text-properties style:font-name-complex="Times New Roman"/>
    </style:style>
    <style:style style:name="T3487" style:parent-style-name="Policepardéfaut" style:family="text">
      <style:text-properties style:font-name-complex="Times New Roman"/>
    </style:style>
    <style:style style:name="T3488" style:parent-style-name="Policepardéfaut" style:family="text">
      <style:text-properties style:font-name-complex="Times New Roman"/>
    </style:style>
    <style:style style:name="T3489" style:parent-style-name="Policepardéfaut" style:family="text">
      <style:text-properties style:font-name-complex="Times New Roman"/>
    </style:style>
    <style:style style:name="T3490" style:parent-style-name="Policepardéfaut" style:family="text">
      <style:text-properties style:font-name-complex="Times New Roman"/>
    </style:style>
    <style:style style:name="T3491" style:parent-style-name="Policepardéfaut" style:family="text">
      <style:text-properties style:font-name-complex="Times New Roman"/>
    </style:style>
    <style:style style:name="T3492" style:parent-style-name="Policepardéfaut" style:family="text">
      <style:text-properties style:font-name-complex="Times New Roman" fo:font-style="italic" style:font-style-asian="italic"/>
    </style:style>
    <style:style style:name="T3493" style:parent-style-name="Policepardéfaut" style:family="text">
      <style:text-properties style:font-name-complex="Times New Roman"/>
    </style:style>
    <style:style style:name="P3494" style:parent-style-name="Corpsdetexte" style:family="paragraph">
      <style:text-properties style:font-name-complex="Times New Roman"/>
    </style:style>
    <style:style style:name="T3495" style:parent-style-name="Policepardéfaut" style:family="text">
      <style:text-properties style:font-name-complex="Times New Roman"/>
    </style:style>
    <style:style style:name="T3496" style:parent-style-name="Policepardéfaut" style:family="text">
      <style:text-properties style:font-name-complex="Times New Roman"/>
    </style:style>
    <style:style style:name="T3497" style:parent-style-name="Policepardéfaut" style:family="text">
      <style:text-properties style:font-name-complex="Times New Roman" fo:font-style="italic" style:font-style-asian="italic"/>
    </style:style>
    <style:style style:name="T3498" style:parent-style-name="Policepardéfaut" style:family="text">
      <style:text-properties style:font-name-complex="Times New Roman"/>
    </style:style>
    <style:style style:name="T3499" style:parent-style-name="Policepardéfaut" style:family="text">
      <style:text-properties style:font-name-complex="Times New Roman"/>
    </style:style>
    <style:style style:name="T3500" style:parent-style-name="Policepardéfaut" style:family="text">
      <style:text-properties style:font-name-complex="Times New Roman"/>
    </style:style>
    <style:style style:name="T3501" style:parent-style-name="Policepardéfaut" style:family="text">
      <style:text-properties style:font-name-complex="Times New Roman"/>
    </style:style>
    <style:style style:name="T3502" style:parent-style-name="Policepardéfaut" style:family="text">
      <style:text-properties style:font-name-complex="Times New Roman"/>
    </style:style>
    <style:style style:name="T3503" style:parent-style-name="Policepardéfaut" style:family="text">
      <style:text-properties style:font-name-complex="Times New Roman"/>
    </style:style>
    <style:style style:name="T3504" style:parent-style-name="Policepardéfaut" style:family="text">
      <style:text-properties style:font-name-complex="Times New Roman"/>
    </style:style>
    <style:style style:name="T3505" style:parent-style-name="Policepardéfaut" style:family="text">
      <style:text-properties style:font-name-complex="Times New Roman"/>
    </style:style>
    <style:style style:name="T3506" style:parent-style-name="Policepardéfaut" style:family="text">
      <style:text-properties style:font-name-complex="Times New Roman"/>
    </style:style>
    <style:style style:name="T3507" style:parent-style-name="Policepardéfaut" style:family="text">
      <style:text-properties style:font-name-complex="Times New Roman"/>
    </style:style>
    <style:style style:name="T3508" style:parent-style-name="Policepardéfaut" style:family="text">
      <style:text-properties style:font-name-complex="Times New Roman"/>
    </style:style>
    <style:style style:name="T3509" style:parent-style-name="Policepardéfaut" style:family="text">
      <style:text-properties style:font-name-complex="Times New Roman"/>
    </style:style>
    <style:style style:name="T3510" style:parent-style-name="Policepardéfaut" style:family="text">
      <style:text-properties style:font-name-complex="Times New Roman"/>
    </style:style>
    <style:style style:name="T3511" style:parent-style-name="Policepardéfaut" style:family="text">
      <style:text-properties style:font-name-complex="Times New Roman"/>
    </style:style>
    <style:style style:name="T3512" style:parent-style-name="Policepardéfaut" style:family="text">
      <style:text-properties style:font-name-complex="Times New Roman"/>
    </style:style>
    <style:style style:name="T3513" style:parent-style-name="Policepardéfaut" style:family="text">
      <style:text-properties style:font-name-complex="Times New Roman"/>
    </style:style>
    <style:style style:name="T3514" style:parent-style-name="Policepardéfaut" style:family="text">
      <style:text-properties style:font-name-complex="Times New Roman"/>
    </style:style>
    <style:style style:name="T3515" style:parent-style-name="Policepardéfaut" style:family="text">
      <style:text-properties style:font-name-complex="Times New Roman" fo:font-style="italic" style:font-style-asian="italic"/>
    </style:style>
    <style:style style:name="T3516" style:parent-style-name="Policepardéfaut" style:family="text">
      <style:text-properties style:font-name-complex="Times New Roman"/>
    </style:style>
    <style:style style:name="T3517" style:parent-style-name="Policepardéfaut" style:family="text">
      <style:text-properties style:font-name-complex="Times New Roman" fo:font-style="italic" style:font-style-asian="italic"/>
    </style:style>
    <style:style style:name="T3518" style:parent-style-name="Policepardéfaut" style:family="text">
      <style:text-properties style:font-name-complex="Times New Roman"/>
    </style:style>
    <style:style style:name="T3519" style:parent-style-name="Policepardéfaut" style:family="text">
      <style:text-properties style:font-name-complex="Times New Roman"/>
    </style:style>
    <style:style style:name="T3520" style:parent-style-name="Policepardéfaut" style:family="text">
      <style:text-properties style:font-name-complex="Times New Roman"/>
    </style:style>
    <style:style style:name="T3521" style:parent-style-name="Policepardéfaut" style:family="text">
      <style:text-properties style:font-name-complex="Times New Roman"/>
    </style:style>
    <style:style style:name="T3522" style:parent-style-name="Policepardéfaut" style:family="text">
      <style:text-properties style:font-name-complex="Times New Roman"/>
    </style:style>
    <style:style style:name="T3523" style:parent-style-name="Policepardéfaut" style:family="text">
      <style:text-properties style:font-name-complex="Times New Roman"/>
    </style:style>
    <style:style style:name="T3524" style:parent-style-name="Policepardéfaut" style:family="text">
      <style:text-properties style:font-name-complex="Times New Roman"/>
    </style:style>
    <style:style style:name="T3525" style:parent-style-name="Policepardéfaut" style:family="text">
      <style:text-properties style:font-name-complex="Times New Roman"/>
    </style:style>
    <style:style style:name="T3526" style:parent-style-name="Policepardéfaut" style:family="text">
      <style:text-properties style:font-name-complex="Times New Roman"/>
    </style:style>
    <style:style style:name="T3527" style:parent-style-name="Policepardéfaut" style:family="text">
      <style:text-properties style:font-name-complex="Times New Roman"/>
    </style:style>
    <style:style style:name="T3528" style:parent-style-name="Policepardéfaut" style:family="text">
      <style:text-properties style:font-name-complex="Times New Roman" fo:font-style="italic" style:font-style-asian="italic"/>
    </style:style>
    <style:style style:name="T3529" style:parent-style-name="Policepardéfaut" style:family="text">
      <style:text-properties style:font-name-complex="Times New Roman"/>
    </style:style>
    <style:style style:name="T3530" style:parent-style-name="Policepardéfaut" style:family="text">
      <style:text-properties style:font-name-complex="Times New Roman"/>
    </style:style>
    <style:style style:name="T3531" style:parent-style-name="Policepardéfaut" style:family="text">
      <style:text-properties style:font-name-complex="Times New Roman"/>
    </style:style>
    <style:style style:name="T3532" style:parent-style-name="Policepardéfaut" style:family="text">
      <style:text-properties style:font-name-complex="Times New Roman"/>
    </style:style>
    <style:style style:name="T3533" style:parent-style-name="Policepardéfaut" style:family="text">
      <style:text-properties style:font-name-complex="Times New Roman"/>
    </style:style>
    <style:style style:name="T3534" style:parent-style-name="Policepardéfaut" style:family="text">
      <style:text-properties style:font-name-complex="Times New Roman"/>
    </style:style>
    <style:style style:name="T3535" style:parent-style-name="Policepardéfaut" style:family="text">
      <style:text-properties style:font-name-complex="Times New Roman"/>
    </style:style>
    <style:style style:name="T3536" style:parent-style-name="Policepardéfaut" style:family="text">
      <style:text-properties style:font-name-complex="Times New Roman"/>
    </style:style>
    <style:style style:name="T3537" style:parent-style-name="Policepardéfaut" style:family="text">
      <style:text-properties style:font-name-complex="Times New Roman"/>
    </style:style>
    <style:style style:name="T3538" style:parent-style-name="Policepardéfaut" style:family="text">
      <style:text-properties style:font-name-complex="Times New Roman"/>
    </style:style>
    <style:style style:name="T3539" style:parent-style-name="Policepardéfaut" style:family="text">
      <style:text-properties style:font-name-complex="Times New Roman"/>
    </style:style>
    <style:style style:name="T3540" style:parent-style-name="Policepardéfaut" style:family="text">
      <style:text-properties style:font-name-complex="Times New Roman"/>
    </style:style>
    <style:style style:name="T3541" style:parent-style-name="Policepardéfaut" style:family="text">
      <style:text-properties style:font-name-complex="Times New Roman"/>
    </style:style>
    <style:style style:name="T3542" style:parent-style-name="Policepardéfaut" style:family="text">
      <style:text-properties style:font-name-complex="Times New Roman"/>
    </style:style>
    <style:style style:name="T3543" style:parent-style-name="Policepardéfaut" style:family="text">
      <style:text-properties style:font-name-complex="Times New Roman"/>
    </style:style>
    <style:style style:name="T3544" style:parent-style-name="Policepardéfaut" style:family="text">
      <style:text-properties style:font-name-complex="Times New Roman"/>
    </style:style>
    <style:style style:name="T3545" style:parent-style-name="Policepardéfaut" style:family="text">
      <style:text-properties style:font-name-complex="Times New Roman"/>
    </style:style>
    <style:style style:name="T3546" style:parent-style-name="Policepardéfaut" style:family="text">
      <style:text-properties style:font-name-complex="Times New Roman"/>
    </style:style>
    <style:style style:name="T3547" style:parent-style-name="Policepardéfaut" style:family="text">
      <style:text-properties style:font-name-complex="Times New Roman"/>
    </style:style>
    <style:style style:name="T3548" style:parent-style-name="Policepardéfaut" style:family="text">
      <style:text-properties style:font-name-complex="Times New Roman"/>
    </style:style>
    <style:style style:name="T3549" style:parent-style-name="Policepardéfaut" style:family="text">
      <style:text-properties style:font-name-complex="Times New Roman"/>
    </style:style>
    <style:style style:name="T3550" style:parent-style-name="Policepardéfaut" style:family="text">
      <style:text-properties style:font-name-complex="Times New Roman"/>
    </style:style>
    <style:style style:name="T3551" style:parent-style-name="Policepardéfaut" style:family="text">
      <style:text-properties style:font-name-complex="Times New Roman"/>
    </style:style>
    <style:style style:name="T3552" style:parent-style-name="Policepardéfaut" style:family="text">
      <style:text-properties style:font-name-complex="Times New Roman"/>
    </style:style>
    <style:style style:name="T3553" style:parent-style-name="Policepardéfaut" style:family="text">
      <style:text-properties style:font-name-complex="Times New Roman"/>
    </style:style>
    <style:style style:name="T3554" style:parent-style-name="Policepardéfaut" style:family="text">
      <style:text-properties style:font-name-complex="Times New Roman" fo:font-style="italic" style:font-style-asian="italic"/>
    </style:style>
    <style:style style:name="T3555" style:parent-style-name="Policepardéfaut" style:family="text">
      <style:text-properties style:font-name-complex="Times New Roman"/>
    </style:style>
    <style:style style:name="T3556" style:parent-style-name="Policepardéfaut" style:family="text">
      <style:text-properties style:font-name-complex="Times New Roman"/>
    </style:style>
    <style:style style:name="T3557" style:parent-style-name="Policepardéfaut" style:family="text">
      <style:text-properties style:font-name-complex="Times New Roman"/>
    </style:style>
    <style:style style:name="T3558" style:parent-style-name="Policepardéfaut" style:family="text">
      <style:text-properties style:font-name-complex="Times New Roman"/>
    </style:style>
    <style:style style:name="T3559" style:parent-style-name="Policepardéfaut" style:family="text">
      <style:text-properties style:font-name-complex="Times New Roman"/>
    </style:style>
    <style:style style:name="T3560" style:parent-style-name="Policepardéfaut" style:family="text">
      <style:text-properties style:font-name-complex="Times New Roman"/>
    </style:style>
    <style:style style:name="T3561" style:parent-style-name="Policepardéfaut" style:family="text">
      <style:text-properties style:font-name-complex="Times New Roman"/>
    </style:style>
    <style:style style:name="T3562" style:parent-style-name="Policepardéfaut" style:family="text">
      <style:text-properties style:font-name-complex="Times New Roman"/>
    </style:style>
    <style:style style:name="T3563" style:parent-style-name="Policepardéfaut" style:family="text">
      <style:text-properties style:font-name-complex="Times New Roman"/>
    </style:style>
    <style:style style:name="T3564" style:parent-style-name="Policepardéfaut" style:family="text">
      <style:text-properties style:font-name-complex="Times New Roman"/>
    </style:style>
    <style:style style:name="T3565" style:parent-style-name="Policepardéfaut" style:family="text">
      <style:text-properties style:font-name-complex="Times New Roman"/>
    </style:style>
    <style:style style:name="T3566" style:parent-style-name="Policepardéfaut" style:family="text">
      <style:text-properties style:font-name-complex="Times New Roman"/>
    </style:style>
    <style:style style:name="T3567" style:parent-style-name="Policepardéfaut" style:family="text">
      <style:text-properties style:font-name-complex="Times New Roman"/>
    </style:style>
    <style:style style:name="T3568" style:parent-style-name="Policepardéfaut" style:family="text">
      <style:text-properties style:font-name-complex="Times New Roman"/>
    </style:style>
    <style:style style:name="T3569" style:parent-style-name="Policepardéfaut" style:family="text">
      <style:text-properties style:font-name-complex="Times New Roman"/>
    </style:style>
    <style:style style:name="T3570" style:parent-style-name="Policepardéfaut" style:family="text">
      <style:text-properties style:font-name-complex="Times New Roman"/>
    </style:style>
    <style:style style:name="T3571" style:parent-style-name="Policepardéfaut" style:family="text">
      <style:text-properties style:font-name-complex="Times New Roman"/>
    </style:style>
    <style:style style:name="T3572" style:parent-style-name="Policepardéfaut" style:family="text">
      <style:text-properties style:font-name-complex="Times New Roman"/>
    </style:style>
    <style:style style:name="T3573" style:parent-style-name="Policepardéfaut" style:family="text">
      <style:text-properties style:font-name-complex="Times New Roman"/>
    </style:style>
    <style:style style:name="T3574" style:parent-style-name="Policepardéfaut" style:family="text">
      <style:text-properties style:font-name-complex="Times New Roman"/>
    </style:style>
    <style:style style:name="T3575" style:parent-style-name="Policepardéfaut" style:family="text">
      <style:text-properties style:font-name-complex="Times New Roman"/>
    </style:style>
    <style:style style:name="T3576" style:parent-style-name="Policepardéfaut" style:family="text">
      <style:text-properties style:font-name-complex="Times New Roman"/>
    </style:style>
    <style:style style:name="T3577" style:parent-style-name="Policepardéfaut" style:family="text">
      <style:text-properties style:font-name-complex="Times New Roman"/>
    </style:style>
    <style:style style:name="T3578" style:parent-style-name="Policepardéfaut" style:family="text">
      <style:text-properties style:font-name-complex="Times New Roman"/>
    </style:style>
    <style:style style:name="T3579" style:parent-style-name="Policepardéfaut" style:family="text">
      <style:text-properties style:font-name-complex="Times New Roman"/>
    </style:style>
    <style:style style:name="T3580" style:parent-style-name="Policepardéfaut" style:family="text">
      <style:text-properties style:font-name-complex="Times New Roman"/>
    </style:style>
    <style:style style:name="T3581" style:parent-style-name="Policepardéfaut" style:family="text">
      <style:text-properties style:font-name-complex="Times New Roman"/>
    </style:style>
    <style:style style:name="T3582" style:parent-style-name="Policepardéfaut" style:family="text">
      <style:text-properties style:font-name-complex="Times New Roman"/>
    </style:style>
    <style:style style:name="T3583" style:parent-style-name="Policepardéfaut" style:family="text">
      <style:text-properties style:font-name-complex="Times New Roman"/>
    </style:style>
    <style:style style:name="P3584" style:parent-style-name="Corpsdetexte" style:family="paragraph">
      <style:text-properties style:font-name-complex="Times New Roman"/>
    </style:style>
    <style:style style:name="T3585" style:parent-style-name="Policepardéfaut" style:family="text">
      <style:text-properties style:font-name-complex="Times New Roman"/>
    </style:style>
    <style:style style:name="T3586" style:parent-style-name="Policepardéfaut" style:family="text">
      <style:text-properties style:font-name-complex="Times New Roman"/>
    </style:style>
    <style:style style:name="T3587" style:parent-style-name="Policepardéfaut" style:family="text">
      <style:text-properties style:font-name-complex="Times New Roman"/>
    </style:style>
    <style:style style:name="T3588" style:parent-style-name="Policepardéfaut" style:family="text">
      <style:text-properties style:font-name-complex="Times New Roman"/>
    </style:style>
    <style:style style:name="T3589" style:parent-style-name="Policepardéfaut" style:family="text">
      <style:text-properties style:font-name-complex="Times New Roman"/>
    </style:style>
    <style:style style:name="T3590" style:parent-style-name="Policepardéfaut" style:family="text">
      <style:text-properties style:font-name-complex="Times New Roman"/>
    </style:style>
    <style:style style:name="T3591" style:parent-style-name="Policepardéfaut" style:family="text">
      <style:text-properties style:font-name-complex="Times New Roman"/>
    </style:style>
    <style:style style:name="T3592" style:parent-style-name="Policepardéfaut" style:family="text">
      <style:text-properties style:font-name-complex="Times New Roman"/>
    </style:style>
    <style:style style:name="T3593" style:parent-style-name="Policepardéfaut" style:family="text">
      <style:text-properties style:font-name-complex="Times New Roman"/>
    </style:style>
    <style:style style:name="T3594" style:parent-style-name="Policepardéfaut" style:family="text">
      <style:text-properties style:font-name-complex="Times New Roman"/>
    </style:style>
    <style:style style:name="T3595" style:parent-style-name="Policepardéfaut" style:family="text">
      <style:text-properties style:font-name-complex="Times New Roman"/>
    </style:style>
    <style:style style:name="T3596" style:parent-style-name="Policepardéfaut" style:family="text">
      <style:text-properties style:font-name-complex="Times New Roman"/>
    </style:style>
    <style:style style:name="T3597" style:parent-style-name="Policepardéfaut" style:family="text">
      <style:text-properties style:font-name-complex="Times New Roman"/>
    </style:style>
    <style:style style:name="T3598" style:parent-style-name="Policepardéfaut" style:family="text">
      <style:text-properties style:font-name-complex="Times New Roman"/>
    </style:style>
    <style:style style:name="T3599" style:parent-style-name="Policepardéfaut" style:family="text">
      <style:text-properties style:font-name-complex="Times New Roman"/>
    </style:style>
    <style:style style:name="T3600" style:parent-style-name="Policepardéfaut" style:family="text">
      <style:text-properties style:font-name-complex="Times New Roman"/>
    </style:style>
    <style:style style:name="T3601" style:parent-style-name="Policepardéfaut" style:family="text">
      <style:text-properties style:font-name-complex="Times New Roman" fo:font-style="italic" style:font-style-asian="italic"/>
    </style:style>
    <style:style style:name="T3602" style:parent-style-name="Policepardéfaut" style:family="text">
      <style:text-properties style:font-name-complex="Times New Roman" fo:font-style="italic" style:font-style-asian="italic"/>
    </style:style>
    <style:style style:name="T3603" style:parent-style-name="Policepardéfaut" style:family="text">
      <style:text-properties style:font-name-complex="Times New Roman"/>
    </style:style>
    <style:style style:name="T3604" style:parent-style-name="Policepardéfaut" style:family="text">
      <style:text-properties style:font-name-complex="Times New Roman" fo:font-style="italic" style:font-style-asian="italic"/>
    </style:style>
    <style:style style:name="T3605" style:parent-style-name="Policepardéfaut" style:family="text">
      <style:text-properties style:font-name-complex="Times New Roman" fo:font-style="italic" style:font-style-asian="italic"/>
    </style:style>
    <style:style style:name="T3606" style:parent-style-name="Policepardéfaut" style:family="text">
      <style:text-properties style:font-name-complex="Times New Roman" fo:font-style="italic" style:font-style-asian="italic"/>
    </style:style>
    <style:style style:name="T3607" style:parent-style-name="Policepardéfaut" style:family="text">
      <style:text-properties style:font-name-complex="Times New Roman"/>
    </style:style>
    <style:style style:name="T3608" style:parent-style-name="Policepardéfaut" style:family="text">
      <style:text-properties style:font-name-complex="Times New Roman"/>
    </style:style>
    <style:style style:name="T3609" style:parent-style-name="Policepardéfaut" style:family="text">
      <style:text-properties style:font-name-complex="Times New Roman"/>
    </style:style>
    <style:style style:name="T3610" style:parent-style-name="Policepardéfaut" style:family="text">
      <style:text-properties style:font-name-complex="Times New Roman"/>
    </style:style>
    <style:style style:name="T3611" style:parent-style-name="Policepardéfaut" style:family="text">
      <style:text-properties style:font-name-complex="Times New Roman"/>
    </style:style>
    <style:style style:name="T3612" style:parent-style-name="Policepardéfaut" style:family="text">
      <style:text-properties style:font-name-complex="Times New Roman"/>
    </style:style>
    <style:style style:name="T3613" style:parent-style-name="Policepardéfaut" style:family="text">
      <style:text-properties style:font-name-complex="Times New Roman"/>
    </style:style>
    <style:style style:name="T3614" style:parent-style-name="Policepardéfaut" style:family="text">
      <style:text-properties style:font-name-complex="Times New Roman"/>
    </style:style>
    <style:style style:name="T3615" style:parent-style-name="Policepardéfaut" style:family="text">
      <style:text-properties style:font-name-complex="Times New Roman"/>
    </style:style>
    <style:style style:name="T3616" style:parent-style-name="Policepardéfaut" style:family="text">
      <style:text-properties style:font-name-complex="Times New Roman"/>
    </style:style>
    <style:style style:name="T3617" style:parent-style-name="Policepardéfaut" style:family="text">
      <style:text-properties style:font-name-complex="Times New Roman"/>
    </style:style>
    <style:style style:name="T3618" style:parent-style-name="Policepardéfaut" style:family="text">
      <style:text-properties style:font-name-complex="Times New Roman"/>
    </style:style>
    <style:style style:name="T3619" style:parent-style-name="Policepardéfaut" style:family="text">
      <style:text-properties style:font-name-complex="Times New Roman"/>
    </style:style>
    <style:style style:name="T3620" style:parent-style-name="Policepardéfaut" style:family="text">
      <style:text-properties style:font-name-complex="Times New Roman"/>
    </style:style>
    <style:style style:name="T3621" style:parent-style-name="Policepardéfaut" style:family="text">
      <style:text-properties style:font-name-complex="Times New Roman"/>
    </style:style>
    <style:style style:name="T3622" style:parent-style-name="Policepardéfaut" style:family="text">
      <style:text-properties style:font-name-complex="Times New Roman"/>
    </style:style>
    <style:style style:name="T3623" style:parent-style-name="Policepardéfaut" style:family="text">
      <style:text-properties style:font-name-complex="Times New Roman"/>
    </style:style>
    <style:style style:name="T3624" style:parent-style-name="Policepardéfaut" style:family="text">
      <style:text-properties style:font-name-complex="Times New Roman"/>
    </style:style>
    <style:style style:name="T3625" style:parent-style-name="Policepardéfaut" style:family="text">
      <style:text-properties style:font-name-complex="Times New Roman"/>
    </style:style>
    <style:style style:name="T3626" style:parent-style-name="Policepardéfaut" style:family="text">
      <style:text-properties style:font-name-complex="Times New Roman"/>
    </style:style>
    <style:style style:name="T3627" style:parent-style-name="Policepardéfaut" style:family="text">
      <style:text-properties style:font-name-complex="Times New Roman"/>
    </style:style>
    <style:style style:name="T3628" style:parent-style-name="Policepardéfaut" style:family="text">
      <style:text-properties style:font-name-complex="Times New Roman"/>
    </style:style>
    <style:style style:name="T3629" style:parent-style-name="Policepardéfaut" style:family="text">
      <style:text-properties style:font-name-complex="Times New Roman" style:text-position="super 66.6%"/>
    </style:style>
    <style:style style:name="T3630" style:parent-style-name="Policepardéfaut" style:family="text">
      <style:text-properties style:font-name-complex="Times New Roman"/>
    </style:style>
    <style:style style:name="T3631" style:parent-style-name="Policepardéfaut" style:family="text">
      <style:text-properties style:font-name-complex="Times New Roman"/>
    </style:style>
    <style:style style:name="T3632" style:parent-style-name="Policepardéfaut" style:family="text">
      <style:text-properties style:font-name-complex="Times New Roman"/>
    </style:style>
    <style:style style:name="T3633" style:parent-style-name="Policepardéfaut" style:family="text">
      <style:text-properties style:font-name-complex="Times New Roman"/>
    </style:style>
    <style:style style:name="T3634" style:parent-style-name="Policepardéfaut" style:family="text">
      <style:text-properties style:font-name-complex="Times New Roman"/>
    </style:style>
    <style:style style:name="T3635" style:parent-style-name="Policepardéfaut" style:family="text">
      <style:text-properties style:font-name-complex="Times New Roman"/>
    </style:style>
    <style:style style:name="T3636" style:parent-style-name="Policepardéfaut" style:family="text">
      <style:text-properties style:font-name-complex="Times New Roman"/>
    </style:style>
    <style:style style:name="T3637" style:parent-style-name="Policepardéfaut" style:family="text">
      <style:text-properties style:font-name-complex="Times New Roman"/>
    </style:style>
    <style:style style:name="T3638" style:parent-style-name="Policepardéfaut" style:family="text">
      <style:text-properties style:font-name-complex="Times New Roman"/>
    </style:style>
    <style:style style:name="T3639" style:parent-style-name="Policepardéfaut" style:family="text">
      <style:text-properties style:font-name-complex="Times New Roman"/>
    </style:style>
    <style:style style:name="T3640" style:parent-style-name="Policepardéfaut" style:family="text">
      <style:text-properties style:font-name-complex="Times New Roman"/>
    </style:style>
    <style:style style:name="T3641" style:parent-style-name="Policepardéfaut" style:family="text">
      <style:text-properties style:font-name-complex="Times New Roman" fo:font-style="italic" style:font-style-asian="italic"/>
    </style:style>
    <style:style style:name="T3642" style:parent-style-name="Policepardéfaut" style:family="text">
      <style:text-properties style:font-name-complex="Times New Roman"/>
    </style:style>
    <style:style style:name="T3643" style:parent-style-name="Policepardéfaut" style:family="text">
      <style:text-properties style:font-name-complex="Times New Roman" fo:font-style="italic" style:font-style-asian="italic"/>
    </style:style>
    <style:style style:name="T3644" style:parent-style-name="Policepardéfaut" style:family="text">
      <style:text-properties style:font-name-complex="Times New Roman"/>
    </style:style>
    <style:style style:name="T3645" style:parent-style-name="Policepardéfaut" style:family="text">
      <style:text-properties style:font-name-complex="Times New Roman"/>
    </style:style>
    <style:style style:name="T3646" style:parent-style-name="Policepardéfaut" style:family="text">
      <style:text-properties style:font-name-complex="Times New Roman"/>
    </style:style>
    <style:style style:name="T3647" style:parent-style-name="Policepardéfaut" style:family="text">
      <style:text-properties style:font-name-complex="Times New Roman"/>
    </style:style>
    <style:style style:name="T3648" style:parent-style-name="Policepardéfaut" style:family="text">
      <style:text-properties style:font-name-complex="Times New Roman"/>
    </style:style>
    <style:style style:name="T3649" style:parent-style-name="Policepardéfaut" style:family="text">
      <style:text-properties style:font-name-complex="Times New Roman"/>
    </style:style>
    <style:style style:name="T3650" style:parent-style-name="Policepardéfaut" style:family="text">
      <style:text-properties style:font-name-complex="Times New Roman"/>
    </style:style>
    <style:style style:name="T3651" style:parent-style-name="Policepardéfaut" style:family="text">
      <style:text-properties style:font-name-complex="Times New Roman"/>
    </style:style>
    <style:style style:name="T3652" style:parent-style-name="Policepardéfaut" style:family="text">
      <style:text-properties style:font-name-complex="Times New Roman"/>
    </style:style>
    <style:style style:name="T3653" style:parent-style-name="Policepardéfaut" style:family="text">
      <style:text-properties style:font-name-complex="Times New Roman"/>
    </style:style>
    <style:style style:name="T3654" style:parent-style-name="Policepardéfaut" style:family="text">
      <style:text-properties style:font-name-complex="Times New Roman"/>
    </style:style>
    <style:style style:name="T3655" style:parent-style-name="Policepardéfaut" style:family="text">
      <style:text-properties style:font-name-complex="Times New Roman"/>
    </style:style>
    <style:style style:name="T3656" style:parent-style-name="Policepardéfaut" style:family="text">
      <style:text-properties style:font-name-complex="Times New Roman"/>
    </style:style>
    <style:style style:name="T3657" style:parent-style-name="Policepardéfaut" style:family="text">
      <style:text-properties style:font-name-complex="Times New Roman"/>
    </style:style>
    <style:style style:name="T3658" style:parent-style-name="Policepardéfaut" style:family="text">
      <style:text-properties style:font-name-complex="Times New Roman"/>
    </style:style>
    <style:style style:name="T3659" style:parent-style-name="Policepardéfaut" style:family="text">
      <style:text-properties style:font-name-complex="Times New Roman"/>
    </style:style>
    <style:style style:name="T3660" style:parent-style-name="Policepardéfaut" style:family="text">
      <style:text-properties style:font-name-complex="Times New Roman"/>
    </style:style>
    <style:style style:name="T3661" style:parent-style-name="Policepardéfaut" style:family="text">
      <style:text-properties style:font-name-complex="Times New Roman"/>
    </style:style>
    <style:style style:name="T3662" style:parent-style-name="Policepardéfaut" style:family="text">
      <style:text-properties style:font-name-complex="Times New Roman"/>
    </style:style>
    <style:style style:name="T3663" style:parent-style-name="Policepardéfaut" style:family="text">
      <style:text-properties style:font-name-complex="Times New Roman"/>
    </style:style>
    <style:style style:name="T3664" style:parent-style-name="Policepardéfaut" style:family="text">
      <style:text-properties style:font-name-complex="Times New Roman"/>
    </style:style>
    <style:style style:name="T3665" style:parent-style-name="Policepardéfaut" style:family="text">
      <style:text-properties style:font-name-complex="Times New Roman"/>
    </style:style>
    <style:style style:name="T3666" style:parent-style-name="Policepardéfaut" style:family="text">
      <style:text-properties style:font-name-complex="Times New Roman"/>
    </style:style>
    <style:style style:name="T3667" style:parent-style-name="Policepardéfaut" style:family="text">
      <style:text-properties style:font-name-complex="Times New Roman"/>
    </style:style>
    <style:style style:name="T3668" style:parent-style-name="Policepardéfaut" style:family="text">
      <style:text-properties style:font-name-complex="Times New Roman"/>
    </style:style>
    <style:style style:name="T3669" style:parent-style-name="Policepardéfaut" style:family="text">
      <style:text-properties style:font-name-complex="Times New Roman"/>
    </style:style>
    <style:style style:name="T3670" style:parent-style-name="Policepardéfaut" style:family="text">
      <style:text-properties style:font-name-complex="Times New Roman"/>
    </style:style>
    <style:style style:name="T3671" style:parent-style-name="Policepardéfaut" style:family="text">
      <style:text-properties style:font-name-complex="Times New Roman"/>
    </style:style>
    <style:style style:name="T3672" style:parent-style-name="Policepardéfaut" style:family="text">
      <style:text-properties style:font-name-complex="Times New Roman" fo:font-style="italic" style:font-style-asian="italic"/>
    </style:style>
    <style:style style:name="T3673" style:parent-style-name="Policepardéfaut" style:family="text">
      <style:text-properties style:font-name-complex="Times New Roman"/>
    </style:style>
    <style:style style:name="T3674" style:parent-style-name="Policepardéfaut" style:family="text">
      <style:text-properties style:font-name-complex="Times New Roman"/>
    </style:style>
    <style:style style:name="T3675" style:parent-style-name="Policepardéfaut" style:family="text">
      <style:text-properties style:font-name-complex="Times New Roman"/>
    </style:style>
    <style:style style:name="T3676" style:parent-style-name="Policepardéfaut" style:family="text">
      <style:text-properties style:font-name-complex="Times New Roman"/>
    </style:style>
    <style:style style:name="T3677" style:parent-style-name="Policepardéfaut" style:family="text">
      <style:text-properties style:font-name-complex="Times New Roman"/>
    </style:style>
    <style:style style:name="T3678" style:parent-style-name="Policepardéfaut" style:family="text">
      <style:text-properties style:font-name-complex="Times New Roman"/>
    </style:style>
    <style:style style:name="T3679" style:parent-style-name="Policepardéfaut" style:family="text">
      <style:text-properties style:font-name-complex="Times New Roman"/>
    </style:style>
    <style:style style:name="T3680" style:parent-style-name="Policepardéfaut" style:family="text">
      <style:text-properties style:font-name-complex="Times New Roman"/>
    </style:style>
    <style:style style:name="T3681" style:parent-style-name="Policepardéfaut" style:family="text">
      <style:text-properties style:font-name-complex="Times New Roman"/>
    </style:style>
    <style:style style:name="T3682" style:parent-style-name="Policepardéfaut" style:family="text">
      <style:text-properties style:font-name-complex="Times New Roman"/>
    </style:style>
    <style:style style:name="T3683" style:parent-style-name="Policepardéfaut" style:family="text">
      <style:text-properties style:font-name-complex="Times New Roman"/>
    </style:style>
    <style:style style:name="T3684" style:parent-style-name="Policepardéfaut" style:family="text">
      <style:text-properties style:font-name-complex="Times New Roman"/>
    </style:style>
    <style:style style:name="T3685" style:parent-style-name="Policepardéfaut" style:family="text">
      <style:text-properties style:font-name-complex="Times New Roman"/>
    </style:style>
    <style:style style:name="T3686" style:parent-style-name="Policepardéfaut" style:family="text">
      <style:text-properties style:font-name-complex="Times New Roman"/>
    </style:style>
    <style:style style:name="T3687" style:parent-style-name="Policepardéfaut" style:family="text">
      <style:text-properties style:font-name-complex="Times New Roman"/>
    </style:style>
    <style:style style:name="T3688" style:parent-style-name="Policepardéfaut" style:family="text">
      <style:text-properties style:font-name-complex="Times New Roman"/>
    </style:style>
    <style:style style:name="T3689" style:parent-style-name="Policepardéfaut" style:family="text">
      <style:text-properties style:font-name-complex="Times New Roman"/>
    </style:style>
    <style:style style:name="T3690" style:parent-style-name="Policepardéfaut" style:family="text">
      <style:text-properties style:font-name-complex="Times New Roman"/>
    </style:style>
    <style:style style:name="T3691" style:parent-style-name="Policepardéfaut" style:family="text">
      <style:text-properties style:font-name-complex="Times New Roman"/>
    </style:style>
    <style:style style:name="T3692" style:parent-style-name="Policepardéfaut" style:family="text">
      <style:text-properties style:font-name-complex="Times New Roman"/>
    </style:style>
    <style:style style:name="T3693" style:parent-style-name="Policepardéfaut" style:family="text">
      <style:text-properties style:font-name-complex="Times New Roman"/>
    </style:style>
    <style:style style:name="T3694" style:parent-style-name="Policepardéfaut" style:family="text">
      <style:text-properties style:font-name-complex="Times New Roman"/>
    </style:style>
    <style:style style:name="T3695" style:parent-style-name="Policepardéfaut" style:family="text">
      <style:text-properties style:font-name-complex="Times New Roman"/>
    </style:style>
    <style:style style:name="T3696" style:parent-style-name="Policepardéfaut" style:family="text">
      <style:text-properties style:font-name-complex="Times New Roman"/>
    </style:style>
    <style:style style:name="T3697" style:parent-style-name="Policepardéfaut" style:family="text">
      <style:text-properties style:font-name-complex="Times New Roman"/>
    </style:style>
    <style:style style:name="T3698" style:parent-style-name="Policepardéfaut" style:family="text">
      <style:text-properties style:font-name-complex="Times New Roman" style:text-position="super 66.6%"/>
    </style:style>
    <style:style style:name="T3699" style:parent-style-name="Policepardéfaut" style:family="text">
      <style:text-properties style:font-name-complex="Times New Roman"/>
    </style:style>
    <style:style style:name="T3700" style:parent-style-name="Policepardéfaut" style:family="text">
      <style:text-properties style:font-name-complex="Times New Roman"/>
    </style:style>
    <style:style style:name="T3701" style:parent-style-name="Policepardéfaut" style:family="text">
      <style:text-properties style:font-name-complex="Times New Roman"/>
    </style:style>
    <style:style style:name="T3702" style:parent-style-name="Policepardéfaut" style:family="text">
      <style:text-properties style:font-name-complex="Times New Roman"/>
    </style:style>
    <style:style style:name="T3703" style:parent-style-name="Policepardéfaut" style:family="text">
      <style:text-properties style:font-name-complex="Times New Roman"/>
    </style:style>
    <style:style style:name="T3704" style:parent-style-name="Policepardéfaut" style:family="text">
      <style:text-properties style:font-name-complex="Times New Roman"/>
    </style:style>
    <style:style style:name="T3705" style:parent-style-name="Policepardéfaut" style:family="text">
      <style:text-properties style:font-name-complex="Times New Roman"/>
    </style:style>
    <style:style style:name="T3706" style:parent-style-name="Policepardéfaut" style:family="text">
      <style:text-properties style:font-name-complex="Times New Roman"/>
    </style:style>
    <style:style style:name="T3707" style:parent-style-name="Policepardéfaut" style:family="text">
      <style:text-properties style:font-name-complex="Times New Roman"/>
    </style:style>
    <style:style style:name="T3708" style:parent-style-name="Policepardéfaut" style:family="text">
      <style:text-properties style:font-name-complex="Times New Roman"/>
    </style:style>
    <style:style style:name="T3709" style:parent-style-name="Policepardéfaut" style:family="text">
      <style:text-properties style:font-name-complex="Times New Roman"/>
    </style:style>
    <style:style style:name="T3710" style:parent-style-name="Policepardéfaut" style:family="text">
      <style:text-properties style:font-name-complex="Times New Roman"/>
    </style:style>
    <style:style style:name="T3711" style:parent-style-name="Policepardéfaut" style:family="text">
      <style:text-properties style:font-name-complex="Times New Roman"/>
    </style:style>
    <style:style style:name="T3712" style:parent-style-name="Policepardéfaut" style:family="text">
      <style:text-properties style:font-name-complex="Times New Roman"/>
    </style:style>
    <style:style style:name="T3713" style:parent-style-name="Policepardéfaut" style:family="text">
      <style:text-properties style:font-name-complex="Times New Roman"/>
    </style:style>
    <style:style style:name="T3714" style:parent-style-name="Policepardéfaut" style:family="text">
      <style:text-properties style:font-name-complex="Times New Roman"/>
    </style:style>
    <style:style style:name="T3715" style:parent-style-name="Policepardéfaut" style:family="text">
      <style:text-properties style:font-name-complex="Times New Roman"/>
    </style:style>
    <style:style style:name="T3716" style:parent-style-name="Policepardéfaut" style:family="text">
      <style:text-properties style:font-name-complex="Times New Roman"/>
    </style:style>
    <style:style style:name="T3717" style:parent-style-name="Policepardéfaut" style:family="text">
      <style:text-properties style:font-name-complex="Times New Roman"/>
    </style:style>
    <style:style style:name="T3718" style:parent-style-name="Policepardéfaut" style:family="text">
      <style:text-properties style:font-name-complex="Times New Roman"/>
    </style:style>
    <style:style style:name="T3719" style:parent-style-name="Policepardéfaut" style:family="text">
      <style:text-properties style:font-name-complex="Times New Roman"/>
    </style:style>
    <style:style style:name="T3720" style:parent-style-name="Policepardéfaut" style:family="text">
      <style:text-properties style:font-name-complex="Times New Roman" style:text-position="super 66.6%"/>
    </style:style>
    <style:style style:name="T3721" style:parent-style-name="Policepardéfaut" style:family="text">
      <style:text-properties style:font-name-complex="Times New Roman"/>
    </style:style>
    <style:style style:name="T3722" style:parent-style-name="Policepardéfaut" style:family="text">
      <style:text-properties style:font-name-complex="Times New Roman"/>
    </style:style>
    <style:style style:name="T3723" style:parent-style-name="Policepardéfaut" style:family="text">
      <style:text-properties style:font-name-complex="Times New Roman"/>
    </style:style>
    <style:style style:name="T3724" style:parent-style-name="Policepardéfaut" style:family="text">
      <style:text-properties style:font-name-complex="Times New Roman"/>
    </style:style>
    <style:style style:name="T3725" style:parent-style-name="Policepardéfaut" style:family="text">
      <style:text-properties style:font-name-complex="Times New Roman"/>
    </style:style>
    <style:style style:name="T3726" style:parent-style-name="Policepardéfaut" style:family="text">
      <style:text-properties style:font-name-complex="Times New Roman"/>
    </style:style>
    <style:style style:name="T3727" style:parent-style-name="Policepardéfaut" style:family="text">
      <style:text-properties style:font-name-complex="Times New Roman"/>
    </style:style>
    <style:style style:name="T3728" style:parent-style-name="Policepardéfaut" style:family="text">
      <style:text-properties style:font-name-complex="Times New Roman"/>
    </style:style>
    <style:style style:name="T3729" style:parent-style-name="Policepardéfaut" style:family="text">
      <style:text-properties style:font-name-complex="Times New Roman"/>
    </style:style>
    <style:style style:name="T3730" style:parent-style-name="Policepardéfaut" style:family="text">
      <style:text-properties style:font-name-complex="Times New Roman"/>
    </style:style>
    <style:style style:name="T3731" style:parent-style-name="Policepardéfaut" style:family="text">
      <style:text-properties style:font-name-complex="Times New Roman"/>
    </style:style>
    <style:style style:name="T3732" style:parent-style-name="Policepardéfaut" style:family="text">
      <style:text-properties style:font-name-complex="Times New Roman"/>
    </style:style>
    <style:style style:name="T3733" style:parent-style-name="Policepardéfaut" style:family="text">
      <style:text-properties style:font-name-complex="Times New Roman"/>
    </style:style>
    <style:style style:name="T3734" style:parent-style-name="Policepardéfaut" style:family="text">
      <style:text-properties style:font-name-complex="Times New Roman"/>
    </style:style>
    <style:style style:name="T3735" style:parent-style-name="Policepardéfaut" style:family="text">
      <style:text-properties style:font-name-complex="Times New Roman"/>
    </style:style>
    <style:style style:name="T3736" style:parent-style-name="Policepardéfaut" style:family="text">
      <style:text-properties style:font-name-complex="Times New Roman"/>
    </style:style>
    <style:style style:name="T3737" style:parent-style-name="Policepardéfaut" style:family="text">
      <style:text-properties style:font-name-complex="Times New Roman"/>
    </style:style>
    <style:style style:name="T3738" style:parent-style-name="Policepardéfaut" style:family="text">
      <style:text-properties style:font-name-complex="Times New Roman"/>
    </style:style>
    <style:style style:name="T3739" style:parent-style-name="Policepardéfaut" style:family="text">
      <style:text-properties style:font-name-complex="Times New Roman" style:text-position="super 66.6%"/>
    </style:style>
    <style:style style:name="T3740" style:parent-style-name="Policepardéfaut" style:family="text">
      <style:text-properties style:font-name-complex="Times New Roman"/>
    </style:style>
    <style:style style:name="T3741" style:parent-style-name="Policepardéfaut" style:family="text">
      <style:text-properties style:font-name-complex="Times New Roman"/>
    </style:style>
    <style:style style:name="T3742" style:parent-style-name="Policepardéfaut" style:family="text">
      <style:text-properties style:font-name-complex="Times New Roman"/>
    </style:style>
    <style:style style:name="T3743" style:parent-style-name="Policepardéfaut" style:family="text">
      <style:text-properties style:font-name-complex="Times New Roman"/>
    </style:style>
    <style:style style:name="T3744" style:parent-style-name="Policepardéfaut" style:family="text">
      <style:text-properties style:font-name-complex="Times New Roman"/>
    </style:style>
    <style:style style:name="T3745" style:parent-style-name="Policepardéfaut" style:family="text">
      <style:text-properties style:font-name-complex="Times New Roman"/>
    </style:style>
    <style:style style:name="T3746" style:parent-style-name="Policepardéfaut" style:family="text">
      <style:text-properties style:font-name-complex="Times New Roman"/>
    </style:style>
    <style:style style:name="T3747" style:parent-style-name="Policepardéfaut" style:family="text">
      <style:text-properties style:font-name-complex="Times New Roman"/>
    </style:style>
    <style:style style:name="T3748" style:parent-style-name="Policepardéfaut" style:family="text">
      <style:text-properties style:font-name-complex="Times New Roman"/>
    </style:style>
    <style:style style:name="T3749" style:parent-style-name="Policepardéfaut" style:family="text">
      <style:text-properties style:font-name-complex="Times New Roman"/>
    </style:style>
    <style:style style:name="T3750" style:parent-style-name="Policepardéfaut" style:family="text">
      <style:text-properties style:font-name-complex="Times New Roman"/>
    </style:style>
    <style:style style:name="T3751" style:parent-style-name="Policepardéfaut" style:family="text">
      <style:text-properties style:font-name-complex="Times New Roman" fo:font-style="italic" style:font-style-asian="italic"/>
    </style:style>
    <style:style style:name="T3752" style:parent-style-name="Policepardéfaut" style:family="text">
      <style:text-properties style:font-name-complex="Times New Roman"/>
    </style:style>
    <style:style style:name="T3753" style:parent-style-name="Policepardéfaut" style:family="text">
      <style:text-properties style:font-name-complex="Times New Roman"/>
    </style:style>
    <style:style style:name="T3754" style:parent-style-name="Policepardéfaut" style:family="text">
      <style:text-properties style:font-name-complex="Times New Roman"/>
    </style:style>
    <style:style style:name="T3755" style:parent-style-name="Policepardéfaut" style:family="text">
      <style:text-properties style:font-name-complex="Times New Roman"/>
    </style:style>
    <style:style style:name="T3756" style:parent-style-name="Policepardéfaut" style:family="text">
      <style:text-properties style:font-name-complex="Times New Roman"/>
    </style:style>
    <style:style style:name="T3757" style:parent-style-name="Policepardéfaut" style:family="text">
      <style:text-properties style:font-name-complex="Times New Roman"/>
    </style:style>
    <style:style style:name="T3758" style:parent-style-name="Policepardéfaut" style:family="text">
      <style:text-properties style:font-name-complex="Times New Roman"/>
    </style:style>
    <style:style style:name="T3759" style:parent-style-name="Policepardéfaut" style:family="text">
      <style:text-properties style:font-name-complex="Times New Roman"/>
    </style:style>
    <style:style style:name="T3760" style:parent-style-name="Policepardéfaut" style:family="text">
      <style:text-properties style:font-name-complex="Times New Roman"/>
    </style:style>
    <style:style style:name="T3761" style:parent-style-name="Policepardéfaut" style:family="text">
      <style:text-properties style:font-name-complex="Times New Roman"/>
    </style:style>
    <style:style style:name="T3762" style:parent-style-name="Policepardéfaut" style:family="text">
      <style:text-properties style:font-name-complex="Times New Roman"/>
    </style:style>
    <style:style style:name="T3763" style:parent-style-name="Policepardéfaut" style:family="text">
      <style:text-properties style:font-name-complex="Times New Roman"/>
    </style:style>
    <style:style style:name="T3764" style:parent-style-name="Policepardéfaut" style:family="text">
      <style:text-properties style:font-name-complex="Times New Roman"/>
    </style:style>
    <style:style style:name="T3765" style:parent-style-name="Policepardéfaut" style:family="text">
      <style:text-properties style:font-name-complex="Times New Roman"/>
    </style:style>
    <style:style style:name="T3766" style:parent-style-name="Policepardéfaut" style:family="text">
      <style:text-properties style:font-name-complex="Times New Roman"/>
    </style:style>
    <style:style style:name="T3767" style:parent-style-name="Policepardéfaut" style:family="text">
      <style:text-properties style:font-name-complex="Times New Roman"/>
    </style:style>
    <style:style style:name="T3768" style:parent-style-name="Policepardéfaut" style:family="text">
      <style:text-properties style:font-name-complex="Times New Roman"/>
    </style:style>
    <style:style style:name="T3769" style:parent-style-name="Policepardéfaut" style:family="text">
      <style:text-properties style:font-name-complex="Times New Roman"/>
    </style:style>
    <style:style style:name="T3770" style:parent-style-name="Policepardéfaut" style:family="text">
      <style:text-properties style:font-name-complex="Times New Roman"/>
    </style:style>
    <style:style style:name="T3771" style:parent-style-name="Policepardéfaut" style:family="text">
      <style:text-properties style:font-name-complex="Times New Roman"/>
    </style:style>
    <style:style style:name="T3772" style:parent-style-name="Policepardéfaut" style:family="text">
      <style:text-properties fo:font-variant="small-caps"/>
    </style:style>
    <style:style style:name="T3773" style:parent-style-name="Policepardéfaut" style:family="text">
      <style:text-properties fo:font-variant="small-caps"/>
    </style:style>
    <style:style style:name="T3774" style:parent-style-name="Policepardéfaut" style:family="text">
      <style:text-properties fo:font-variant="small-caps"/>
    </style:style>
  </office:automatic-styles>
  <office:body>
    <office:text text:use-soft-page-breaks="true">
      <text:p text:style-name="P1">title :<text:s/>Le ballet au XIX<text:span text:style-name="T2">e</text:span> siècle</text:p>
      <text:p text:style-name="P3">creator :<text:s/>Revue musicale (La)</text:p>
      <text:p text:style-name="P4">editor : OBVIL</text:p>
      <text:p text:style-name="P5">copyeditor : Delphine Maître (OCR et Stylage sémantique)<text:s/></text:p>
      <text:p text:style-name="P6">publisher : Université Paris-Sorbonne, LABEX OBVIL</text:p>
      <text:p text:style-name="P7">issued : 2016</text:p>
      <text:p text:style-name="P8">idno : http://obvil.paris-sorbonne.fr/corpus/danse/revue-musicale_ballet-19e<text:s/></text:p>
      <text:p text:style-name="P9">source :<text:s/><text:span text:style-name="T10">Le Ballet au<text:s/></text:span><text:span text:style-name="T11">xix</text:span><text:span text:style-name="T12">e</text:span><text:span text:style-name="T13"> </text:span><text:span text:style-name="T14">siècle</text:span>,<text:s/>numéro spécial<text:s/>de la<text:s/><text:span text:style-name="T15">Revue musicale</text:span><text:s/>du 1<text:span text:style-name="T16">er</text:span> décembre 1921,<text:span text:style-name="T17"><text:s/></text:span>Paris,<text:s/><text:span text:style-name="T18">É</text:span>ditions de la Nouvelle Revue française, 1921, 135 p. Source :<text:s/><text:a xlink:href="http://www.archive.org/details/leballetau19esi00pariuoft" office:target-frame-name="_top" xlink:show="replace"><text:span text:style-name="Lienhypertexte">Internet Archive</text:span></text:a>.</text:p>
      <text:p text:style-name="P19">created :<text:s/>1921</text:p>
      <text:p text:style-name="P20">language : fre</text:p>
      <text:h text:style-name="Titre1" text:outline-level="1">L’Âme et la Danse,<text:line-break/>par Paul Valéry</text:h>
      <text:p text:style-name="label">ÉRYXIMAQUE</text:p>
      <text:p text:style-name="Corpsdetexte"><text:span text:style-name="pb">[p.<text:s/></text:span><text:span text:style-name="pb">99</text:span><text:span text:style-name="pb">]<text:s/></text:span>Ô Socrate, je meurs !… Donne-moi de l’esprit ! Verse l’idée !… Porte à mon nez tes énigmes aiguës !… Ce repas sans pitié passe toute appétence concevable et toute soif digne de foi !… Quel état que de succéder à de bonnes choses, et que d’hériter une digestion !… Mon âme n’est plus qu’un songe que fait la matière en lutte avec elle-même !… Ô choses bonnes et trop bonnes, je vous ordonne de passer !… Hélas ! depuis la chute du jour que nous sommes en proie à ce qu’il y a de meilleur au monde, ce terrible meilleur, multiplié par la durée, inflige une insupportable présence… À la fin, je péris d’un désir insensé de choses sèches, et sérieuses, et tout à fait spirituelles !… Permets que je vienne m’asseoir auprès de toi et de Phèdre ; et le dos délibérément opposé à<text:s/>ces<text:s/>viandes toujours renaissantes et à ces urnes intarissables, laisse-moi que je tende à vos paroles la coupe suprême de mon esprit. Que disiez-vous ?</text:p>
      <text:p text:style-name="label">PHÈDRE</text:p>
      <text:p text:style-name="Corpsdetexte"><text:span text:style-name="pb">[p.<text:s/></text:span><text:span text:style-name="pb">100</text:span><text:span text:style-name="pb">]<text:s/></text:span>Rien, encore. Nous regardions manger et boire nos semblables…</text:p>
      <text:p text:style-name="label">ÉRYXIMAQUE</text:p>
      <text:p text:style-name="Corpsdetexte">Mais Socrate ne laissait pas de méditer sur quelque chose ?… Peut-il jamais demeurer solitaire avec soi-même, et silencieux jusque dans l’âme ! Il souriait tendrement à son démon sur les bords ténébreux de ce festin. Que murmurent tes lèvres, cher Socrate ?</text:p>
      <text:p text:style-name="label">SOCRATE</text:p>
      <text:p text:style-name="Corpsdetexte">Elles me disent doucement : l’homme qui mange est le plus juste des hommes…</text:p>
      <text:p text:style-name="label">ÉRYXIMAQUE</text:p>
      <text:p text:style-name="Corpsdetexte">Voici déjà l’énigme, et l’appétit de l’esprit qu’elle est faite pour exciter…</text:p>
      <text:p text:style-name="label">SOCRATE</text:p>
      <text:p text:style-name="Corpsdetexte">L’homme qui mange, disent-elles, il nourrit ses biens et ses maux. Chaque bouchée qu’il sent se fondre<text:s/><text:soft-page-break/>et se disperser en lui-même, va porter des forces nouvelles à ses vertus, comme elle fait indistinctement à ses vices. Elle sustente ses tourments comme elle engraisse ses espérances ; et se divise quelque part entre les passions et les raisons. L’amour en a besoin comme la haine ; et ma joie et mon amertume, ma mémoire avec mes projets, se partagent en frères la même substance d’une becquée. Qu’en penses-tu, fils d’Acumène ?</text:p>
      <text:p text:style-name="label">ÉRYXIMAQUE</text:p>
      <text:p text:style-name="Corpsdetexte">Je pense que je pense comme toi.</text:p>
      <text:p text:style-name="label">SOCRATE</text:p>
      <text:p text:style-name="Corpsdetexte">Ô médecin que tu es, j’admirais silencieusement les actes de tous ces corps qui se nourrissent. Chacun, sans le savoir, donne équitablement ce qui leur revient, à chacune des chances de vie, à chacun des germes de mort qui sont en lui. Ils ne savent ce qu’ils font, mais ils le font comme des dieux.</text:p>
      <text:p text:style-name="label">ÉRYXIMAQUE</text:p>
      <text:p text:style-name="Corpsdetexte"><text:span text:style-name="pb">[p.<text:s/></text:span><text:span text:style-name="pb">101</text:span><text:span text:style-name="pb">]<text:s/></text:span>Je l’ai observé depuis longtemps : tout ce qui pénètre dans l’homme, se comporte dans la suite très prochaine comme il plaît aux destins. On dirait que l’isthme du gosier est le seuil de nécessités capricieuses et du mystère organisé. Là, cesse la volonté, et l’empire certain de la connaissance. C’est pourquoi j’ai renoncé, dans l’exercice de mon art, à toutes ces drogues inconstantes que le commun des médecins imposent à la diversité de leurs malades ; et je m’en tiens étroitement à des remèdes évidents, conjugués un contre un par leur nature.</text:p>
      <text:p text:style-name="label">PHÈDRE</text:p>
      <text:p text:style-name="Corpsdetexte">Quels remèdes ?</text:p>
      <text:p text:style-name="label">ÉRYXIMAQUE</text:p>
      <text:p text:style-name="Corpsdetexte">Il y en a huit : le chaud, le froid ; l’abstinence et son contraire ; l’air et l’eau ; le repos et le mouvement. C’est tout.</text:p>
      <text:p text:style-name="label">SOCRATE</text:p>
      <text:p text:style-name="Corpsdetexte">Mais pour l’âme, il n’y en a que deux, Éryximaque.</text:p>
      <text:p text:style-name="label">PHÈDRE</text:p>
      <text:p text:style-name="Corpsdetexte">Lesquels donc ?</text:p>
      <text:p text:style-name="label">SOCRATE</text:p>
      <text:p text:style-name="Corpsdetexte">La vérité et le mensonge.</text:p>
      <text:p text:style-name="label">PHÈDRE</text:p>
      <text:p text:style-name="Corpsdetexte">Comment cela ?</text:p>
      <text:p text:style-name="label">SOCRATE</text:p>
      <text:p text:style-name="Corpsdetexte">Ne sont-ils pas entre eux comme la veille et le sommeil ? Ne cherches-tu pas le réveil et la netteté de la lumière, quand un mauvais rêve te travaille ? Ne sommes-nous pas ressuscités par le soleil en personne, et fortifiés par la<text:s/>présence des corps solides ? — Mais, en revanche, n’est-ce point au sommeil et aux songes, que nous demandons de dissoudre les ennuis et de suspendre les peines qui nous chevauchent dans le monde du jour ? Et donc, nous fuyons de l’un dans l’autre, invoquant le jour au milieu de la nuit ; implorant, au contraire, les ténèbres, pendant que nous<text:s/><text:span text:style-name="pb">[p.<text:s/></text:span><text:span text:style-name="pb">102</text:span><text:span text:style-name="pb">]<text:s/></text:span>avons la lumière ; anxieux de savoir, trop heureux d’ignorer, nous cherchons dans ce qui est, un remède à ce qui n’est pas ; et dans ce qui n’est pas, un soulagement à ce qui est. Tantôt le réel, tantôt l’illusion nous recueille ; et l’âme, en définitive, n’a point d’autres ressources que le vrai, qui est son arme, — et le mensonge, son armure.</text:p>
      <text:p text:style-name="label">ÉRYXIMAQUE</text:p>
      <text:soft-page-break/>
      <text:p text:style-name="Corpsdetexte">Bien, bien… Mais ne crains-tu pas, cher Socrate, une certaine conséquence de cette pensée qui t’est venue ?</text:p>
      <text:p text:style-name="label">SOCRATE</text:p>
      <text:p text:style-name="Corpsdetexte">Quelle conséquence ?</text:p>
      <text:p text:style-name="label">ÉRYXIMAQUE</text:p>
      <text:p text:style-name="Corpsdetexte">Celle-ci : la vérité et le mensonge tendent au même but… C’est une même chose qui, s’y prenant diversement, nous fait menteurs ou véridiques ; et comme, tantôt le chaud, tantôt le froid, tantôt nous attaquent, tantôt nous défendent, ainsi le vrai et le faux, et les volontés opposées qui s’y rapportent.</text:p>
      <text:p text:style-name="label">SOCRATE</text:p>
      <text:p text:style-name="Corpsdetexte">Rien de plus sûr. Je n’y puis rien. C’est la vie même qui le veut : tu le sais mieux que moi, qu’elle se sert de tout. Tout lui est bon, Éryximaque, pour ne jamais conclure. C’est là ne conclure qu’à elle-même… N’est-elle pas ce mouvement mystérieux qui, par le détour de tout ce qui arrive, me transforme incessamment en moi-même, et qui me ramène assez promptement à ce même Socrate pour que je le retrouve, et que m’imaginant nécessairement de le reconnaître,<text:s/><text:span text:style-name="T21">je sois</text:span> ?<text:s/>— Elle est une femme qui danse, et qui cesserait divinement d’être femme, si le bond qu’elle a fait, elle y pouvait obéir jusqu’aux nues. Mais comme nous ne pouvons aller à l’infini, ni dans le rêve ni dans la veille, elle, pareillement, redevient toujours elle-même ; cesse<text:s/>d’être flocon, oiseau, idée ; — d’être enfin tout ce qu’il plut à la flûte qu’elle fût, car la même Terre qui l’a envoyée, la rappelle, et la rend toute haletante à sa nature de femme et à son ami…</text:p>
      <text:p text:style-name="label">PHÈDRE</text:p>
      <text:p text:style-name="Corpsdetexte"><text:span text:style-name="pb">[p.<text:s/></text:span><text:span text:style-name="pb">103</text:span><text:span text:style-name="pb">]<text:s/></text:span>Miracle !… Merveilleux homme !… Presque un vrai miracle ! À peine tu parles, tu engendres ce qu’il faut !… Tes images ne peuvent demeurer<text:s/>images !… Voici précisément, — comme si de ta bouche créatrice, naissaient l’abeille,<text:s/>et l’abeille, et l’abeille, — voici le chœur ailé des illustres danseuses !… L’air résonne et bourdonne des présages de l’orchestique !… Toutes les torches se réveillent… Le murmure des dormeurs se transforme ; et sur les murs de flammes agités, s’émerveillent et s’inquiètent les ombres immenses des ivrognes !… Voyez-moi cette troupe mi-légère, mi-solennelle ! — Elles entrent comme des âmes !</text:p>
      <text:p text:style-name="label">SOCRATE</text:p>
      <text:p text:style-name="Corpsdetexte">Par les dieux, les claires danseuses !… Quelle vive et gracieuse introduction des plus parfaites pensées !… Leurs mains parlent, et leurs pieds semblent écrire. Quelle précision dans ces êtres qui s’étudient à user si heureusement de leurs<text:s/><text:span text:style-name="pb">[p.<text:s/></text:span><text:span text:style-name="pb">104</text:span><text:span text:style-name="pb">]<text:s/></text:span>forces moelleuses !… Toutes mes difficultés me désertent, et il n’est point à présent de problème qui m’exerce, tant j’obéis avec bonheur à la mobilité de ces figures ! Ici, la certitude est un jeu ; on dirait que la connaissance a trouvé son acte, et que l’intelligence tout à coup consent aux grâces spontanées… Regardez celle-ci !… la plus mince et la plus absorbée dans la justesse pure… Qui donc est-elle ?… Elle est délicieusement dure, et inexprimablement souple… Elle cède, elle emprunte, elle restitue si exactement la cadence, que si je ferme les yeux, je la vois exactement par l’ouïe. Je la suis, et je la retrouve, et je ne puis jamais la perdre ; et si, les oreilles bouchées, je la regarde, tant elle est rythme et musique, qu’il m’est impossible de ne pas entendre les cithares.</text:p>
      <text:p text:style-name="label">PHÈDRE</text:p>
      <text:p text:style-name="Corpsdetexte">C’est Rhodopis, je crois, celle-ci qui t’enchante.</text:p>
      <text:p text:style-name="label">SOCRATE</text:p>
      <text:p text:style-name="Corpsdetexte">De Rhodopis, alors, l’oreille est merveilleusement liée à la cheville… Qu’elle est juste !… Le vieux temps en est tout rajeuni !</text:p>
      <text:p text:style-name="label">ÉRYXIMAQUE</text:p>
      <text:p text:style-name="Corpsdetexte">Mais non, Phèdre !… Rhodopis est l’autre, qui est si douce, et si aisée à caresser indéfiniment de l’œil.</text:p>
      <text:soft-page-break/>
      <text:p text:style-name="label">SOCRATE</text:p>
      <text:p text:style-name="Corpsdetexte">Mais alors, qui donc est le mince monstre de souplesse ?</text:p>
      <text:p text:style-name="label">ÉRYXIMAQUE</text:p>
      <text:p text:style-name="Corpsdetexte">Rhodonia.</text:p>
      <text:p text:style-name="label">SOCRATE</text:p>
      <text:p text:style-name="Corpsdetexte">De Rhodonia, l’oreille est merveilleusement liée à la cheville.</text:p>
      <text:p text:style-name="label">ÉRYXIMAQUE</text:p>
      <text:p text:style-name="Corpsdetexte">D’ailleurs, je les connais toutes, et une à une. Je puis vous dire tous leurs noms. Ils s’arrangent très bien en un petit poème qui se retient facilement : Nips, Niphoé, Néma ; — Niktéris, Néphélé, Nexis ; — Rhodopis, Rhodonia, Ptilé… Quant au petit danseur qui est si laid, on le nomme Nettarion… Mais la reine du Chœur n’est pas encore entrée.</text:p>
      <text:p text:style-name="label">PHÈDRE</text:p>
      <text:p text:style-name="Corpsdetexte"><text:span text:style-name="pb">[p.<text:s/></text:span><text:span text:style-name="pb">105</text:span><text:span text:style-name="pb">]<text:s/></text:span>Et qui donc règne sur ces abeilles ?</text:p>
      <text:p text:style-name="label">ÉRYXIMAQUE</text:p>
      <text:p text:style-name="Corpsdetexte">L’étonnante et l’extrême danseuse, Athikté !</text:p>
      <text:p text:style-name="label">PHÈDRE</text:p>
      <text:p text:style-name="Corpsdetexte">Comme tu les connais !</text:p>
      <text:p text:style-name="label">ÉRYXIMAQUE</text:p>
      <text:p text:style-name="Corpsdetexte">Tout ce monde charmant a bien d’autres noms ! Les uns qui leur viennent de leurs parents ; et les autres, de leurs intimes…</text:p>
      <text:p text:style-name="label">PHÈDRE</text:p>
      <text:p text:style-name="Corpsdetexte">C’est toi, l’intime !… Tu les connais beaucoup trop bien !</text:p>
      <text:p text:style-name="label">ÉRYXIMAQUE</text:p>
      <text:p text:style-name="Corpsdetexte">Je les connais bien mieux que bien, et en quelque manière, un peu mieux qu’elles se connaissent elles-mêmes. Ô Phèdre, ne suis-je pas<text:s/><text:span text:style-name="T22">le médecin</text:span> ? — En moi, par moi, tous les secrets de la médecine s’échangent en secret contre tous les secrets de la danseuse ! Elles m’appellent pour toute chose. Entorses, boutons, fantasmes, peines de<text:s/>cœur, accidents si variés de leur profession (et ces accidents substantiels qui se déduisent aisément d’une carrière très mobile), — et leurs mystérieux malaises ; voire la jalousie, qu’elle soit artistique ou passionnelle ; voire songes !… Sais-tu qu’il me suffit qu’elles me chuchotent quelque rêve qui les tourmente, pour que je puisse, par exemple, en conclure à l’altération de quelque dent ?</text:p>
      <text:p text:style-name="label">SOCRATE</text:p>
      <text:p text:style-name="Corpsdetexte">Homme admirable, qui par les songes connais les dents, penses-tu que les philosophes aient les leurs toutes gâtées ?</text:p>
      <text:p text:style-name="label">ÉRYXIMAQUE</text:p>
      <text:p text:style-name="Corpsdetexte">De la morsure de Socrate me préservent les dieux !</text:p>
      <text:p text:style-name="label">PHÈDRE</text:p>
      <text:p text:style-name="Corpsdetexte">Regardez-moi plutôt ces bras et ces jambes innombrables !… Quelques<text:s/><text:span text:style-name="pb">[p.<text:s/></text:span><text:span text:style-name="pb">106</text:span><text:span text:style-name="pb">]<text:s/></text:span>femmes font mille choses. Mille flambeaux, mille péristyles éphémères, des treilles, des colonnes… Les images se fondent, s’évanouissent… C’est un bosquet aux belles branches tout agitées par les brises de la musique !<text:s/>— Est-il<text:s/><text:soft-page-break/>rêve, ô Éryximaque, qui signifie plus de tourments, et plus de dangereuses altérations de nos esprits ?</text:p>
      <text:p text:style-name="label">SOCRATE</text:p>
      <text:p text:style-name="Corpsdetexte">Mais ceci est précisément le contraire d’un rêve, cher Phèdre.</text:p>
      <text:p text:style-name="label">PHÈDRE</text:p>
      <text:p text:style-name="Corpsdetexte">Mais moi, je rêve… Je rêve à la douceur, multipliée indéfiniment par elle-même, de ces rencontres, et de ces échanges de formes de vierges. Je rêve à ces contacts inexprimables qui se produisent dans l’âme, entre les temps, entre les blancheurs et les passes de ces membres en mesure, et les accents de cette sourde symphonie sur laquelle toutes choses semblent peintes et portées… Je respire, comme une odeur muscate et composée, ce mélange de filles charmeresses ; et ma présence s’égare dans ce dédale de grâces, où chacune se perd avec une compagne, et se retrouve avec une autre.</text:p>
      <text:p text:style-name="label">SOCRATE</text:p>
      <text:p text:style-name="Corpsdetexte">Âme voluptueuse, vois donc ici le contraire d’un rêve, et le hasard absent… Mais le contraire d’un rêve, qu’est-ce, Phèdre, sinon quelque autre rêve ?… Un rêve de vigilance et de tension que<text:s/>ferait la Raison elle-même ! — Et que rêverait une Raison ? — Que si une Raison rêvait, dure, debout, l’œil armé, et la bouche fermée, comme maîtresse de ses lèvres, — le songe qu’elle ferait, ne serait-ce point ce que nous voyons maintenant, — ce monde de forces exactes et d’illusions étudiées ? — Rêve, rêve, mais rêve tout pénétré de symétries, tout ordre, tout actes et séquences !… Qui sait quelles Lois augustes rêvent ici qu’elles ont pris de clairs visages, et qu’elles s’accordent dans le dessein de manifester aux mortels comment le réel, l’irréel et l’intelligible se peuvent fondre et combiner selon la puissance des Muses ?</text:p>
      <text:p text:style-name="label">ÉRYXIMAQUE</text:p>
      <text:p text:style-name="Corpsdetexte">Il est bien vrai, Socrate, que le trésor de ces images est inestimable… Ne crois-tu pas que la pensée des Immortels soit précisément ce que nous<text:s/><text:span text:style-name="pb">[p.<text:s/></text:span><text:span text:style-name="pb">107</text:span><text:span text:style-name="pb">]<text:s/></text:span>voyons, et que l’infinité de ces nobles similitudes, les conversions, les inversions, les diversions inépuisables qui se répondent et se déduisent sous nos yeux, nous transportent dans les connaissances divines ?</text:p>
      <text:p text:style-name="label">PHÈDRE</text:p>
      <text:p text:style-name="Corpsdetexte">Qu’il est pur, qu’il est gracieux, ce petit temple rose<text:s/>et rond qu’elles composent maintenant, et qui tourne lentement comme la nuit !… Il se dissipe en jeunes<text:s/>filles, les tuniques s’envolent, et les dieux semblent changer d’idée !…</text:p>
      <text:p text:style-name="label">ÉRYXIMAQUE</text:p>
      <text:p text:style-name="Corpsdetexte">La divine pensée est à présent cette foison multicolore de groupes de figures souriantes ; elle engendre les redites de ces manœuvres délicieuses, ces tourbillons voluptueux qui se forment de deux ou trois corps et qui ne peuvent plus se rompre… L’une d’elles est comme captive. Elle ne sortira plus de leurs enchaînements enchantés !…</text:p>
      <text:p text:style-name="label">SOCRATE</text:p>
      <text:p text:style-name="Corpsdetexte">Mais que font-elles tout à coup ?… Elles s’emmêlent, elles s’enfuient !…</text:p>
      <text:p text:style-name="label">PHÈDRE</text:p>
      <text:p text:style-name="Corpsdetexte">Elles volent aux portes. Elles s’inclinent pour accueillir.</text:p>
      <text:p text:style-name="label">ÉRYXIMAQUE</text:p>
      <text:p text:style-name="Corpsdetexte">Athikté ! Athikté ! Ô dieux !… l’Athikté la palpitante !</text:p>
      <text:p text:style-name="label">SOCRATE</text:p>
      <text:p text:style-name="Corpsdetexte">Elle n’est rien.</text:p>
      <text:p text:style-name="label">PHÈDRE</text:p>
      <text:soft-page-break/>
      <text:p text:style-name="Corpsdetexte">Petit oiseau !</text:p>
      <text:p text:style-name="label">SOCRATE</text:p>
      <text:p text:style-name="Corpsdetexte">Chose sans corps !</text:p>
      <text:p text:style-name="label">ÉRYXIMAQUE</text:p>
      <text:p text:style-name="Corpsdetexte">Chose sans prix !</text:p>
      <text:p text:style-name="label">PHÈDRE</text:p>
      <text:p text:style-name="Corpsdetexte">Ô Socrate, on dirait qu’elle obéit à des figures invisibles !</text:p>
      <text:p text:style-name="label">SOCRATE</text:p>
      <text:p text:style-name="Corpsdetexte"><text:span text:style-name="pb">[p.<text:s/></text:span><text:span text:style-name="pb">108</text:span><text:span text:style-name="pb">]<text:s/></text:span>Ou qu’elle cède à quelque noble destinée !</text:p>
      <text:p text:style-name="label">ÉRYXIMAQUE</text:p>
      <text:p text:style-name="Corpsdetexte">Regarde ! Regarde !… Elle commence, vois-tu bien ? par une marche toute divine : c’est une simple marche circulaire… Elle commence par le suprême de son art ; elle marche avec naturel sur le sommet qu’elle a atteint. Cette seconde nature est ce qu’il y a de plus éloigné de la première, mais il faut qu’elle lui ressemble à s’y méprendre.</text:p>
      <text:p text:style-name="label">SOCRATE</text:p>
      <text:p text:style-name="Corpsdetexte">Je jouis comme personne de cette magnifique liberté. Les autres, maintenant, sont fixes et comme enchantées. Les musiciennes s’écoutent, et ne la perdent pas de vue… Elles adhèrent à la chose, et semblent insister sur la perfection de leur accompagnement.</text:p>
      <text:p text:style-name="label">PHÈDRE</text:p>
      <text:p text:style-name="Corpsdetexte">L’une, de corail rose, et curieusement ployée, souffle dans un énorme coquillage.</text:p>
      <text:p text:style-name="label">ÉRYXIMAQUE</text:p>
      <text:p text:style-name="Corpsdetexte">La très longue flûtiste aux cuisses fuselées, et l’une à l’autre étroitement tressées, allonge son pied élégant dont l’orteil marque la mesure… Ô Socrate, que te semble de la danseuse ?</text:p>
      <text:p text:style-name="label">SOCRATE</text:p>
      <text:p text:style-name="Corpsdetexte">Éryximaque, ce petit être donne à penser… Il assemble sur soi, il assume une majesté qui était confuse dans nous tous, et qui habitait imperceptiblement les acteurs de cette débauche… Une simple marche, et déesse la voici ; et nous, presque des dieux !… Une simple marche, l’enchaînement le plus simple !… On dirait qu’elle paye l’espace avec de beaux actes bien égaux, et qu’elle frappe du talon les sonores effigies du mouvement. Elle semble énumérer et compter en pièces d’or pur, ce que nous dépensons distraitement en vulgaire monnaie de pas, quand nous marchons à toute fin.</text:p>
      <text:p text:style-name="label">ÉRYXIMAQUE</text:p>
      <text:p text:style-name="Corpsdetexte"><text:span text:style-name="pb">[p.<text:s/></text:span><text:span text:style-name="pb">109</text:span><text:span text:style-name="pb">]<text:s/></text:span>Cher Socrate, elle nous apprend ce que nous faisons, montrant clairement à nos âmes, ce que nos corps obscurément accomplissent.<text:s/><text:span text:style-name="T23">À<text:s/></text:span>la lumière de ses jambes, nos mouvements immédiats nous apparaissent des miracles. Ils nous étonnent enfin autant qu’il le faut.</text:p>
      <text:p text:style-name="label">PHÈDRE</text:p>
      <text:p text:style-name="Corpsdetexte">En quoi cette danseuse aurait, selon toi, quelque chose de socratique, nous enseignant, quant à la marche, à nous connaître un peu mieux nous-mêmes ?</text:p>
      <text:p text:style-name="label">ÉRYXIMAQUE</text:p>
      <text:p text:style-name="Corpsdetexte">Précisément. Nos pas nous sont si faciles et si familiers qu’ils n’ont jamais l’honneur d’être considérés en eux-mêmes, et en tant que des actes étranges (à moins qu’infirmes ou perclus, la privation nous conduise à les admirer)… Ils mènent donc comme ils le savent, nous qui les ignorons naïvement ; et<text:s/><text:soft-page-break/>suivant le terrain, le but, l’humeur, l’état de l’homme, ou même l’éclairement de la route, ils sont ce qu’ils sont :<text:s/>nous les perdons sans y penser.</text:p>
      <text:p text:style-name="Corpsdetexte">Mais considère cette parfaite procession de l’Athikté, sur le sol sans défaut, libre, net, et à peine élastique. Elle place avec symétrie sur ce miroir de ses forces, ses appuis alternés ; le talon versant le corps vers la pointe, l’autre pied passant et recevant ce corps, et le reversant à l’avance ; et ainsi, et ainsi ; cependant que la cime adorable de sa tête trace dans l’éternel présent, le front d’une vague ondulée.</text:p>
      <text:p text:style-name="Corpsdetexte">Comme le sol ici est en quelque sorte absolu, étant dégagé soigneusement de toutes causes d’arythmie et d’incertitude, cette marche monumentale qui n’a qu’elle-même pour but, et dont toutes les impuretés variables ont disparu, devient un modèle universel.</text:p>
      <text:p text:style-name="Corpsdetexte">Regarde quelle beauté, quelle pleine sécurité de l’âme résulte de cette longueur de ses nobles enjambées. Cette amplitude de ses pas est accordée avec leur nombre, lequel émane directement de la musique. Mais nombre et longueur sont, d’autre part, secrètement en harmonie avec la stature…</text:p>
      <text:p text:style-name="label">SOCRATE</text:p>
      <text:p text:style-name="Corpsdetexte"><text:span text:style-name="pb">[p.<text:s/></text:span><text:span text:style-name="pb">110</text:span><text:span text:style-name="pb">]<text:s/></text:span>Tu parles si bien de ces choses, docte Éryximaque, que je ne puis m’empêcher de voir selon ta pensée. Je contemple cette femme qui marche et qui me donne le sentiment de l’immobile. Je ne m’attache qu’à l’égalité de ces mesures…</text:p>
      <text:p text:style-name="label">PHÈDRE</text:p>
      <text:p text:style-name="Corpsdetexte">Elle s’arrête, au milieu de ces grâces commensurables…</text:p>
      <text:p text:style-name="label">ÉRYXIMAQUE</text:p>
      <text:p text:style-name="Corpsdetexte">Vous allez voir !</text:p>
      <text:p text:style-name="label">PHÈDRE</text:p>
      <text:p text:style-name="Corpsdetexte">Elle ferme les yeux…</text:p>
      <text:p text:style-name="label">SOCRATE</text:p>
      <text:p text:style-name="Corpsdetexte">Elle est tout entière dans ses yeux fermés, et toute seule avec son âme, au sein de l’intime attention… Elle se sent en elle-même devenir quelque événement.</text:p>
      <text:p text:style-name="label">ÉRYXIMAQUE</text:p>
      <text:p text:style-name="Corpsdetexte">Attendez-vous à… Silence, silence !</text:p>
      <text:p text:style-name="label">PHÈDRE</text:p>
      <text:p text:style-name="Corpsdetexte">Délicieux instant… Ce silence est contradiction… Comment faire pour ne pas crier : Silence !</text:p>
      <text:p text:style-name="label">SOCRATE</text:p>
      <text:p text:style-name="Corpsdetexte">Instant absolument vierge. Et puis, instant où quelque chose doit se rompre dans l’âme, dans l’attente, dans l’assemblée… Quelque chose se rompre… Et cependant, c’est aussi comme une soudure.</text:p>
      <text:p text:style-name="label">ÉRYXIMAQUE</text:p>
      <text:p text:style-name="Corpsdetexte">Ô Athikté ! Que tu es excellente dans l’imminence !</text:p>
      <text:p text:style-name="label">PHÈDRE</text:p>
      <text:p text:style-name="Corpsdetexte">La musique doucement semble la ressaisir d’une autre manière, la soulève…</text:p>
      <text:p text:style-name="label">ÉRYXIMAQUE</text:p>
      <text:p text:style-name="Corpsdetexte"><text:span text:style-name="pb">[p.<text:s/></text:span><text:span text:style-name="pb">111</text:span><text:span text:style-name="pb">]<text:s/></text:span>La musique lui change son âme.</text:p>
      <text:p text:style-name="label">SOCRATE</text:p>
      <text:soft-page-break/>
      <text:p text:style-name="Corpsdetexte">Vous êtes, en ce moment qui va mourir, maîtresses toutes-puissantes, ô Muses !</text:p>
      <text:p text:style-name="Corpsdetexte">Suspens délicieux des souffles et des cœurs !… La pesanteur tombe à ses pieds ; et ce grand voile qui s’abat sans aucun bruit le fait comprendre. On ne doit voir son corps qu’en mouvement.</text:p>
      <text:p text:style-name="label">ÉRYXIMAQUE</text:p>
      <text:p text:style-name="Corpsdetexte">Ses yeux sont revenus à la lumière…</text:p>
      <text:p text:style-name="label">PHÈDRE</text:p>
      <text:p text:style-name="Corpsdetexte">Jouissons de l’instant très délicat où elle change de volonté !… Comme l’oiseau arrivé au bord même du toit, brise avec le beau marbre, et tombe dans son vol…</text:p>
      <text:p text:style-name="label">ÉRYXIMAQUE</text:p>
      <text:p text:style-name="Corpsdetexte">Je n’aime rien tant que ce qui va se produire ; et jusque dans l’amour, je ne trouve rien qui l’emporte en volupté sur les tout premiers sentiments. De toutes les heures du jour, l’aube est ma préférée. C’est pourquoi je veux voir avec une tendre émotion, poindre sur cette vivante, le mouvement sacré. Voyez !… Il naît de ce glissant regard qui entraîne invinciblement la tête aux douces narines vers l’épaule bien éclairée… Et la belle fibre tout entière de son corps net et musculeux, de la nuque jusqu’au talon, se prononce et se tord progressivement ; et le tout frémit… Elle dessine avec lenteur l’enfantement d’un bond… Elle nous défend de respirer jusqu’à l’instant qu’elle jaillisse, répondant par un acte brusque à l’éclat attendu et inattendu des déchirantes cymbales !…</text:p>
      <text:p text:style-name="label">SOCRATE</text:p>
      <text:p text:style-name="Corpsdetexte">Oh ! la voici donc enfin, qui entre dans l’exception et qui pénètre dans ce qui n’est pas possible !… Comme nos âmes sont pareilles, ô mes amis, devant ce prestige, qui est égal et entier, pour chacune d’elles !… Comme elles boivent ensemble ce qui est beau !</text:p>
      <text:p text:style-name="label">ÉRYXIMAQUE</text:p>
      <text:p text:style-name="Corpsdetexte"><text:span text:style-name="pb">[p.<text:s/></text:span><text:span text:style-name="pb">112</text:span><text:span text:style-name="pb">]<text:s/></text:span>Toute, elle devient danse, et toute se consacre au mouvement total !</text:p>
      <text:p text:style-name="label">PHÈDRE</text:p>
      <text:p text:style-name="Corpsdetexte">Elle semble d’abord, de ses pas pleins d’esprit, effacer de la terre toute fatigue, et toute sottise… Et voici qu’elle se fait une demeure un peu au-dessus des choses, et l’on dirait qu’elle s’arrange un nid dans ses bras blancs… Mais, à présent, ne croirait-on pas qu’elle se tisse de ses pieds un tapis indéfinissable de sensations ?… Elle croise, elle décroise, elle trame la terre avec la durée… Ô le charmant ouvrage, le travail très précieux de ses orteils intelligents qui attaquent, qui esquivent, qui nouent et qui dénouent, qui se pourchassent, qui s’envolent !… Qu’ils sont habiles, qu’ils sont vifs, ces purs ouvriers des délices du temps perdu !… Ces deux pieds babillent entre eux, et se querellent comme des colombes !… Le même point du sol les fait se disputer comme pour un grain !… Ils s’emportent ensemble, et se choquent dans l’air, encore !… Par les Muses, jamais pieds n’ont fait à mes lèvres plus d’envie !</text:p>
      <text:p text:style-name="label">SOCRATE</text:p>
      <text:p text:style-name="Corpsdetexte">Voici donc que tes lèvres sont envieuses de la volubilité de ces pieds prodigieux ! Tu aimerais de sentir leurs ailes à tes paroles, et d’orner ce que tu dirais de figures aussi vives que leurs bonds !</text:p>
      <text:p text:style-name="label">PHÈDRE</text:p>
      <text:p text:style-name="Corpsdetexte">Moi ?…</text:p>
      <text:p text:style-name="label">ÉRYXIMAQUE</text:p>
      <text:p text:style-name="Corpsdetexte">Il ne songeait qu’à becqueter les pédestres tourterelles !… C’est un effet de cette attention passionnée qu’il donne au spectacle de la danse. Quoi de plus naturel, Socrate, quoi de plus ingénuement mystérieux ?… Notre Phèdre est tout ébloui de ces pointes et de ces pirouettes étincelantes qui font le juste orgueil des extrêmes orteils de l’Athikté ; il les dévore de ses yeux, il leur tend le visage ; il croit bien de sentir sur ses lèvres courir les agiles onyx ! — Ne t’excuse pas, cher Phèdre, ne sois pas le moins<text:s/><text:soft-page-break/>du monde troublé !… Tu n’as rien éprouvé qui ne<text:s/><text:span text:style-name="pb">[p.<text:s/></text:span><text:span text:style-name="pb">113</text:span><text:span text:style-name="pb">]<text:s/></text:span>soit légitime et obscur, et donc, parfaitement conforme à la machine des mortels. Ne sommes-nous pas une fantaisie organisée ? Et notre système vivant n’est-il pas une incohérence qui fonctionne, et un désordre qui agit ? — Les événements, les désirs, les idées, ne s’échangent-ils pas en nous de la sorte la plus nécessaire et la plus incompréhensible ?… Quelle cacophonie de causes et d’effets !…</text:p>
      <text:p text:style-name="label">PHÈDRE</text:p>
      <text:p text:style-name="Corpsdetexte">Mais tu as très bien expliqué toi-même ce que j’ai innocemment ressenti…</text:p>
      <text:p text:style-name="label">SOCRATE</text:p>
      <text:p text:style-name="Corpsdetexte">Cher Phèdre, en vérité, tu ne fus pas ému sans quelque raison. Plus je regarde, moi aussi, cette danseuse inexprimable, et plus je m’entretiens de merveilles avec moi-même. Je m’inquiète comment la nature a su enfermer dans cette fille si frêle et si fine, un tel monstre de force et de promptitude ? Hercule changé en hirondelle, ce mythe existe-t-il ? — Et comment cette tête si petite, et serrée comme une jeune pomme de pin, peut-elle engendrer infailliblement ces myriades de questions et de réponses entre ses membres, et ces tâtonnements étourdissants qu’elle produit et reproduit, les répudiant incessamment, les recevant de la musique et les rendant tout aussitôt à la lumière ?</text:p>
      <text:p text:style-name="label">ÉRYXIMAQUE</text:p>
      <text:p text:style-name="Corpsdetexte">Et moi, de mon côté, je songe à la puissance de l’insecte, dont l’innombrable vibration de ses ailes soutient indéfiniment la fanfare, le poids, et le courage !…</text:p>
      <text:p text:style-name="label">SOCRATE</text:p>
      <text:p text:style-name="Corpsdetexte">Celle-ci se débat dans le réseau de nos regards, comme une mouche capturée. Mais mon esprit curieux court sur la toile après elle, et veut dévorer ce qu’elle accomplit !</text:p>
      <text:p text:style-name="label">PHÈDRE</text:p>
      <text:p text:style-name="Corpsdetexte">Cher Socrate, tu ne peux donc jamais jouir que de toi-même ?</text:p>
      <text:p text:style-name="label">SOCRATE</text:p>
      <text:p text:style-name="Corpsdetexte">Ô mes amis, qu’est-ce véritablement que la danse ?</text:p>
      <text:p text:style-name="label">ÉRYXIMAQUE</text:p>
      <text:p text:style-name="Corpsdetexte"><text:span text:style-name="pb">[p.<text:s/></text:span><text:span text:style-name="pb">114</text:span><text:span text:style-name="pb">]<text:s/></text:span>N’est-ce pas ce que nous voyons ? — Que veux-tu de plus clair sur la danse, que la danse elle-même ?</text:p>
      <text:p text:style-name="label">PHÈDRE</text:p>
      <text:p text:style-name="Corpsdetexte">Notre Socrate n’a de cesse qu’il n’ait saisi l’âme de toute chose : sinon même, l’âme de l’âme !</text:p>
      <text:p text:style-name="label">SOCRATE</text:p>
      <text:p text:style-name="Corpsdetexte">Mais qu’est-ce donc que la danse, et que peuvent dire des pas ?</text:p>
      <text:p text:style-name="label">PHÈDRE</text:p>
      <text:p text:style-name="Corpsdetexte">Oh ! Jouissons encore un peu, naïvement, de ces beaux actes… À droite, à gauche ; en avant, en arrière ; et vers le haut et vers le bas, elle semble offrir des présents, des parfums, de l’encens, des baisers, et sa vie elle-même, à tous les points de la sphère, et aux pôles de l’univers…</text:p>
      <text:p text:style-name="Corpsdetexte">Elle trace des roses, des entrelacs, des étoiles de mouvement, et de magiques enceintes… Elle bondit hors des cercles à peine fermés… Elle bondit et court après des fantômes !… Elle cueille une fleur, qui n’est aussitôt qu’un sourire !… Oh ! comme elle proteste de son inexistence par une légèreté inépuisable !… Elle s’égare au milieu des sons, elle se reprend à un fil… C’est la flûte secourable qui l’a sauvée ! Ô mélodie !…</text:p>
      <text:p text:style-name="label">SOCRATE</text:p>
      <text:soft-page-break/>
      <text:p text:style-name="Corpsdetexte">On dirait maintenant que tout n’est que spectre autour d’elle… Elle les enfante en les fuyant ; mais si, tout à coup, elle se retourne, il nous semble qu’elle apparaisse aux immortels !…</text:p>
      <text:p text:style-name="label">PHÈDRE</text:p>
      <text:p text:style-name="Corpsdetexte">N’est-elle pas l’âme des fables, et l’échappée de toutes les portes de la vie ?</text:p>
      <text:p text:style-name="label">ÉRYXIMAQUE</text:p>
      <text:p text:style-name="Corpsdetexte">Crois-tu qu’elle en sache quelque chose ? et qu’elle se flatte d’engendrer d’autres prodiges que des coups de pied très élevés, des battements, et des entrechats péniblement appris pendant son apprentissage ?</text:p>
      <text:p text:style-name="label">SOCRATE</text:p>
      <text:p text:style-name="Corpsdetexte"><text:span text:style-name="pb">[p.<text:s/></text:span><text:span text:style-name="pb">115</text:span><text:span text:style-name="pb">]<text:s/></text:span>Il est vrai que l’on peut aussi considérer les choses sous ce jour incontestable… Un<text:s/>œil<text:s/>froid la regarderait aisément comme une démente, cette femme bizarrement déracinée, et qui s’arrache incessamment de sa propre forme, tandis que ses membres devenus fous semblent se disputer la terre et les airs ; et que sa tête se renverse, traînant sur le sol une chevelure déliée ; et que l’une de ses jambes est à la place de cette tête ; et que son doigt trace je ne sais quels signes dans la poussière !… Après tout, pourquoi tout ceci ? — Il suffit que l’âme se fixe et se refuse, pour ne plus concevoir que l’étrangeté et le dégoût de cette agitation ridicule… Que si tu le veux, mon âme, tout ceci est absurde !</text:p>
      <text:p text:style-name="label">ÉRYXIMAQUE</text:p>
      <text:p text:style-name="Corpsdetexte">Tu peux donc, suivant ton humeur, comprendre, ne pas comprendre ; trouver beau, trouver ridicule, à ton gré ?</text:p>
      <text:p text:style-name="label">SOCRATE</text:p>
      <text:p text:style-name="Corpsdetexte">Il faudrait bien qu’il en soit ainsi…</text:p>
      <text:p text:style-name="label">PHÈDRE</text:p>
      <text:p text:style-name="Corpsdetexte">Veux-tu dire, cher Socrate, que ta raison considère la danse comme une étrangère, dont elle méprise le langage, et dont les mœurs lui semblent inexplicables, sinon choquantes ; sinon même, tout à fait obscènes ?</text:p>
      <text:p text:style-name="label">ÉRYXIMAQUE</text:p>
      <text:p text:style-name="Corpsdetexte">La raison, quelquefois, me semble être la faculté de notre âme de ne rien comprendre à notre corps !</text:p>
      <text:p text:style-name="label">PHÈDRE</text:p>
      <text:p text:style-name="Corpsdetexte">Mais moi, Socrate, la contemplation de la danseuse me fait concevoir bien des choses, et bien des rapports de choses, qui, sur-le-champ, se font ma propre pensée, et pensent, en quelque sorte, à la place de Phèdre. Je me trouve des clartés que je n’eusse jamais obtenues de la présence toute seule de mon âme…</text:p>
      <text:p text:style-name="Corpsdetexte">Tout à l’heure, par exemple, l’Athikté me paraissait représenter<text:s/><text:span text:style-name="pb">[p.<text:s/></text:span><text:span text:style-name="pb">116</text:span><text:span text:style-name="pb">]<text:s/></text:span>l’amour. — Quel amour ? — Non celui-ci, non celui-là ; et non quelque misérable aventure ! — Certes, elle ne faisait point le personnage d’une amante… Point de mime, point de théâtre ! Non, non ! point de fiction ! Pourquoi feindre, mes amis, quand on dispose du mouvement et de la mesure, qui sont ce qu’il y a de réel dans le réel ?… Elle était<text:s/>donc l’être même de l’amour ! — Mais quel est-il ? — De quoi est-il fait ? — Comment le définir et le peindre ? — Nous savons bien que l’âme de l’amour est la différence invincible des amants, tandis que sa matière subtile est l’identité de leurs désirs. Il faut donc que la danse enfante par la subtilité des traits, par la divinité des élans, par la délicatesse des pointes stationnaires, cette créature universelle qui n’a point de corps ni de visage, mais qui a des dons, et des jours, et des destinées, mais qui a une vie et une mort ; et qui n’est même que vie et que mort, car le désir une fois né ne connaît<text:s/>pas le sommeil ni aucune trêve.</text:p>
      <text:p text:style-name="Corpsdetexte">C’est pourquoi la seule danseuse peut le rendre visible par ses beaux actes. Toute, Socrate, toute, elle était l’amour !… Elle était jeux et pleurs, et feintes inutiles ! Charmes, chutes, offrandes ; et les surprises, et les oui, et les non, et les pas tristement perdus… Elle célébrait tous les mystères de l’absence et de la présence ; elle semblait quelquefois effleurer d’ineffables catastrophes !… Mais à présent, pour rendre<text:s/><text:soft-page-break/>grâces à l’Aphrodite, regardez-la. N’est-elle pas soudain une véritable vague de la mer ? — Tantôt plus lourde, tantôt plus légère que son corps, elle bondit, comme d’un roc heurtée ; elle retombe mollement… C’est l’onde !</text:p>
      <text:p text:style-name="label">ÉRYXIMAQUE</text:p>
      <text:p text:style-name="Corpsdetexte">Phèdre, à tout prix, prétend qu’elle représente quelque chose !</text:p>
      <text:p text:style-name="label">PHÈDRE</text:p>
      <text:p text:style-name="Corpsdetexte">Que penses-tu, Socrate ?</text:p>
      <text:p text:style-name="label">SOCRATE</text:p>
      <text:p text:style-name="Corpsdetexte">Si elle représente quoi que ce soit ?</text:p>
      <text:p text:style-name="label">PHÈDRE</text:p>
      <text:p text:style-name="Corpsdetexte">Oui. Crois-tu qu’elle représente quelque chose ?</text:p>
      <text:p text:style-name="label">SOCRATE</text:p>
      <text:p text:style-name="Corpsdetexte"><text:span text:style-name="pb">[p.<text:s/></text:span><text:span text:style-name="pb">117</text:span><text:span text:style-name="pb">]<text:s/></text:span>Nulle chose, cher Phèdre. Mais toute chose, Éryximaque. Aussi bien l’amour comme la mer, et la vie elle-même, et les pensées… Ne sentez-vous pas qu’elle est l’acte pur des métamorphoses ?</text:p>
      <text:p text:style-name="label">PHÈDRE</text:p>
      <text:p text:style-name="Corpsdetexte">Divin Socrate, tu sais quelle confiance simple et singulière j’ai placée, depuis que je t’ai connu, dans tes lumières incomparables : je ne puis t’entendre sans te croire, ni te croire sans jouir de moi-même qui te crois. Mais que la danse d’Athikté ne représente rien, et ne soit pas, sur toute chose, une image des emportements et des grâces de l’amour, je le trouve presque insupportable à ouïr…</text:p>
      <text:p text:style-name="label">SOCRATE</text:p>
      <text:p text:style-name="Corpsdetexte">Je n’ai<text:s/>rien dit de si cruel encore ! — Ô mes amis, je ne fais que vous demander ce que c’est que la danse ; et l’un et l’autre paraissez respectivement le savoir ; mais le savoir tout à fait séparément ! L’un me dit qu’elle est ce qu’elle est, et qu’elle se réduit à ce que voient ici nos yeux ; et l’autre tient très ferme qu’elle représente quelque chose, et donc qu’elle n’est point entièrement en elle-même, mais principalement en nous. Quant à moi, mes amis, mon incertitude est intacte !…<text:s/>Mes pensées sont nombreuses, — ce qui jamais n’est un bon signe !… Nombreuses, confuses, également pressées autour de moi…</text:p>
      <text:p text:style-name="label">ÉRYXIMAQUE</text:p>
      <text:p text:style-name="Corpsdetexte">Tu te plains d’être riche !</text:p>
      <text:p text:style-name="label">SOCRATE</text:p>
      <text:p text:style-name="Corpsdetexte">L’opulence rend immobile. Mais mon désir est mouvement, Éryximaque… J’aurais besoin maintenant de cette puissance légère qui est le propre de l’abeille, comme elle est le souverain bien de la danseuse… Il faudrait à mon esprit cette force et ce mouvement concentré, qui suspendent l’insecte au-dessus de la multitude de fleurs ; qui le font le vibrant arbitre de la diversité de leurs corolles ; qui le présentent comme il veut, à celle-ci, à celle-là, à cette rose un peu plus écartée ; et qui lui permettent<text:s/><text:span text:style-name="pb">[p.<text:s/></text:span><text:span text:style-name="pb">118</text:span><text:span text:style-name="pb">]<text:s/></text:span>qu’il l’effleure, qu’il la fuie, ou qu’il la pénètre… Ils l’éloignent soudain de celle qu’il a fini d’aimer, comme aussitôt ils l’y ramènent, s’il se repent d’y avoir laissé quelque suc dont le souvenir le suit, duquel la suavité l’obsède pendant le reste de son vol… Ou bien me faudrait-il, ô Phèdre, le subtil déplacement de la danseuse, qui, s’insinuant entre mes pensées, les irait éveiller délicatement chacune à son tour, les faisant surgir de l’ombre de mon âme, et paraître à la lumière de vos esprits, dans l’ordre le plus heureux des ordres possibles.</text:p>
      <text:p text:style-name="label">PHÈDRE</text:p>
      <text:p text:style-name="Corpsdetexte">Parle, parle… Je vois l’abeille sur ta bouche,<text:s/>et la danseuse dans ton regard !</text:p>
      <text:soft-page-break/>
      <text:p text:style-name="label">ÉRYXIMAQUE</text:p>
      <text:p text:style-name="Corpsdetexte">Parle, ô Maître dans l’art divin de se fier à la naissante idée !… Auteur toujours heureux des conséquences merveilleuses d’un accident dialectique !… Parle ! Tire le fil doré… Amène de tes absences profondes quelque vivante vérité !</text:p>
      <text:p text:style-name="label">PHÈDRE</text:p>
      <text:p text:style-name="Corpsdetexte">Le hasard est avec toi… Il se change insensiblement en sagesse, à mesure que tu le poursuis de la voix dans le labyrinthe de ton âme !</text:p>
      <text:p text:style-name="label">SOCRATE</text:p>
      <text:p text:style-name="Corpsdetexte">Eh bien je prétends, avant toute chose, consulter notre médecin !</text:p>
      <text:p text:style-name="label">ÉRYXIMAQUE</text:p>
      <text:p text:style-name="Corpsdetexte">Ce que tu voudras, cher Socrate.</text:p>
      <text:p text:style-name="label">SOCRATE</text:p>
      <text:p text:style-name="Corpsdetexte">Dis-moi donc, fils d’Acumène, ô Thérapeute Éryximaque, toi pour qui les drogues très amères et les aromates ténébreux ont si peu de vertus cachées que tu n’en fais aucun usage ; toi donc, qui possédant aussi bien qu’homme du monde, tous les secrets de l’art et ceux de la nature, toutefois ne prescris, ni ne préconises, baumes, ni bols, ni les mastics mystérieux ; toi, davantage, qui ne te fies aux élixirs, qui ne crois guère aux philtres confidentiels ; ô guérisseur sans électuaires,<text:s/>ô dédaigneux de tout<text:s/><text:span text:style-name="pb">[p.<text:s/></text:span><text:span text:style-name="pb">119</text:span><text:span text:style-name="pb">]<text:s/></text:span>ce qui, — poudres, gouttes, gommes, grumeaux,<text:s/>flocons, ou gemmes ou cristaux, — happe à la langue, perce les voûtes olfactives, touche aux ressorts de l’éternuement ou de la nausée, tue ou vivifie ; dis-moi donc, cher ami Éryximaque, et des iâtres le plus versé dans la matière médicale, dis-moi cependant : connais-tu point, parmi tant de substances actives et efficientes, et parmi ces préparations magistrales que ta science contemple comme des armes vaines ou détestables, dans<text:s/>l’arsenal de la pharmacopée, — dis-moi donc, connais-tu point quelque remède spécifique, ou quelque corps exactement antidote, pour ce mal d’entre les maux, ce poison des poisons, ce venin opposé à toute la nature ?…</text:p>
      <text:p text:style-name="label">PHÈDRE</text:p>
      <text:p text:style-name="Corpsdetexte">Quel venin ?</text:p>
      <text:p text:style-name="label">SOCRATE</text:p>
      <text:p text:style-name="Corpsdetexte">… Qui<text:s/>se nomme : l’ennui de vivre ! — J’entends, sache-le bien, non l’ennui passager ; non l’ennui par fatigue, ou l’ennui dont on voit le germe, ou celui dont on sait les bornes ; mais cet ennui parfait, ce pur ennui, cet ennui qui n’a point l’infortune ou l’infirmité pour origine, et qui s’accommode de la plus heureuse à contempler de toutes les conditions, — cet ennui enfin, qui n’a d’autre substance que la vie même, et d’autre cause seconde que la clairvoyance du vivant. Cet ennui absolu n’est en soi que la vie toute nue, quand elle se regarde clairement.</text:p>
      <text:p text:style-name="label">ÉRYXIMAQUE</text:p>
      <text:p text:style-name="Corpsdetexte">Il est bien vrai que si notre âme se purge de toute fausseté, et qu’elle se prive de toute addition frauduleuse à ce qui est, notre existence est menacée sur-le-champ, par cette considération froide, exacte, raisonnable, et modérée, de la vie humaine telle qu’elle est.</text:p>
      <text:p text:style-name="label">PHÈDRE</text:p>
      <text:p text:style-name="Corpsdetexte">La vie noircit au contact de la vérité, comme fait le douteux champignon au contact de l’air, quand on l’écrase.</text:p>
      <text:p text:style-name="label">SOCRATE</text:p>
      <text:p text:style-name="Corpsdetexte">Éryximaque, je t’interrogeais s’il y avait remède ?</text:p>
      <text:p text:style-name="label">ÉRYXIMAQUE</text:p>
      <text:soft-page-break/>
      <text:p text:style-name="Corpsdetexte"><text:span text:style-name="pb">[p.<text:s/></text:span><text:span text:style-name="pb">120</text:span><text:span text:style-name="pb">]<text:s/></text:span>Pourquoi guérir un mal si rationnel ? Rien, sans doute, rien de plus morbide en soi, rien de plus ennemi de la nature, que de<text:s/><text:span text:style-name="T24">voir l</text:span><text:span text:style-name="T25">es choses comme elles sont</text:span>. Une froide et parfaite clarté est un poison qu’il est impossible de combattre. Le réel, à l’état pur, arrête instantanément le cœur… Une goutte suffit, de cette lymphe glaciale, pour détendre dans une âme, les ressorts et la palpitation du désir, exterminer toutes espérances, ruiner tous les dieux qui étaient dans notre sang. Les Vertus et les plus nobles couleurs en sont pâlies, et se dévorent peu à peu. Le passé, en un peu de cendres ; l’avenir, en petit glaçon, se réduisent. L’âme s’apparaît à elle-même, comme une forme vide et mesurable. — Voilà donc les choses telles qu’elles sont qui se rejoignent, qui se limitent, et s’enchaînent de la sorte la plus rigoureuse et la plus mortelle… Ô Socrate, l’univers ne peut souffrir, un seul instant, de n’être que ce qu’il est. Il est étrange de penser que ce qui est le Tout ne puisse point se suffire !… Son effroi d’être ce qui est, l’a donc fait se créer et se peindre mille masques ; il n’y a point d’autre raison de l’existence des mortels.<text:s/>Pour quoi sont les mortels ? — Leur affaire est de<text:s/><text:span text:style-name="T26">connaître</text:span>. Connaître ?<text:s/>Et qu’est-ce que connaître ? — C’est<text:s/><text:span text:style-name="T27">assurément n’être point ce que l’on est</text:span>. — Voici donc les humains délirant et pensant, introduisant dans la nature le principe des erreurs illimitées, et cette myriade de merveilles !…</text:p>
      <text:p text:style-name="Corpsdetexte">Les méprises, les apparences, les jeux de la dioptrique de l’esprit, approfondissent et animent la misérable masse du monde… L’idée fait entrer dans ce qui est, le levain de ce qui n’est pas… Mais enfin la vérité quelquefois se déclare, et détonne dans l’harmonieux système des fantasmagories et des erreurs… Tout menace aussitôt de périr, et Socrate en personne me vient demander un remède, pour ce cas désespéré de clairvoyance et d’ennui !…</text:p>
      <text:p text:style-name="label">SOCRATE</text:p>
      <text:p text:style-name="Corpsdetexte">Eh bien, Éryximaque, puisqu’il n’est point de remède, peux-tu me dire, tout au moins, quel état est le plus contraire à cet horrible état de pur dégoût, de lucidité meurtrière, et d’inexorable netteté ?</text:p>
      <text:p text:style-name="label">ÉRYXIMAQUE</text:p>
      <text:p text:style-name="Corpsdetexte"><text:span text:style-name="pb">[p.<text:s/></text:span><text:span text:style-name="pb">121</text:span><text:span text:style-name="pb">]<text:s/></text:span>Je vois d’abord tous les délires non mélancoliques.</text:p>
      <text:p text:style-name="label">SOCRATE</text:p>
      <text:p text:style-name="Corpsdetexte">Et ensuite ?</text:p>
      <text:p text:style-name="label">ÉRYXIMAQUE</text:p>
      <text:p text:style-name="Corpsdetexte">L’ivresse, et la catégorie des illusions dues aux vapeurs capiteuses.</text:p>
      <text:p text:style-name="label">SOCRATE</text:p>
      <text:p text:style-name="Corpsdetexte">Oui. Mais n’y a-t-il point des ivresses qui n’aient point leur source dans le vin ?</text:p>
      <text:p text:style-name="label">ÉRYXIMAQUE</text:p>
      <text:p text:style-name="Corpsdetexte">Certes. L’amour, la haine, l’avidité, enivrent !… Le sentiment de la puissance…</text:p>
      <text:p text:style-name="label">SOCRATE</text:p>
      <text:p text:style-name="Corpsdetexte">Tout ceci donne goût et couleur à la vie. Mais la chance de haïr, ou d’aimer, ou d’acquérir de très grands biens, est liée à tous les hasards du réel… Tu ne vois donc pas, Éryximaque, que parmi toutes les ivresses, la plus noble, et la plus ennemie du grand ennui, est l’ivresse due à des actes ? Nos actes, et singulièrement ceux de nos actes qui mettent notre corps en branle, peuvent nous faire entrer dans un état étrange et admirable… C’est l’état le plus éloigné de ce triste état où nous avons laissé l’observateur immobile et lucide que nous imaginâmes tout à l’heure.</text:p>
      <text:p text:style-name="label">PHÈDRE</text:p>
      <text:p text:style-name="Corpsdetexte">Mais si, par quelque miracle, celui-ci se prenait de passion subite pour la danse ?… S’il voulait cesser d’être clair pour devenir léger ; et si donc, s’essayant à différer infiniment de lui-même, il tentait de changer sa liberté de jugement en liberté de mouvement ?</text:p>
      <text:p text:style-name="label">SOCRATE</text:p>
      <text:soft-page-break/>
      <text:p text:style-name="Corpsdetexte">Alors il nous apprendrait d’un seul coup ce que nous cherchons à élucider maintenant… Mais j’ai quelque chose encore qu’il faut que je demande à Éryximaque.</text:p>
      <text:p text:style-name="label">ÉRYXIMAQUE</text:p>
      <text:p text:style-name="Corpsdetexte"><text:span text:style-name="pb">[p.<text:s/></text:span><text:span text:style-name="pb">122</text:span><text:span text:style-name="pb">]<text:s/></text:span>Ce que tu voudras, cher Socrate.</text:p>
      <text:p text:style-name="label">SOCRATE</text:p>
      <text:p text:style-name="Corpsdetexte">Dis-moi donc, sage médecin, qui as approfondi dans tes périples et dans tes études, la science de toutes choses vivantes ; grand connaisseur que tu es des formes et des caprices naturels, toi qui t’es distingué dans le classement des bêtes et des plantes remarquables (les nocives et les bénignes ; les anodines, les efficaces ; les surprenantes, les affreuses, les ridicules ; les douteuses ; celles enfin qui n’existent pas), — dis-moi donc, n’as-tu point ouï parler de ces étranges animaux qui vivent et prospèrent dans la flamme elle-même ?</text:p>
      <text:p text:style-name="label">ÉRYXIMAQUE</text:p>
      <text:p text:style-name="Corpsdetexte">Certes !… Leur figure et leurs mœurs, cher Socrate, ont été bien étudiées ; encore que leur existence même ait récemment fait l’objet de quelques contestations. Je les ai décrits bien souvent à mes disciples ; toutefois je n’ai jamais eu l’occasion d’en observer de mes yeux.</text:p>
      <text:p text:style-name="label">SOCRATE</text:p>
      <text:p text:style-name="Corpsdetexte">Eh bien, ne te semble-t-il pas, Éryximaque, et à toi, mon cher Phèdre, que cette créature qui vibre là-bas, et qui s’agite adorablement dans nos regards, cette ardente Athikté qui se divise et se rassemble, qui s’élève et qui s’abaisse, qui s’ouvre et se referme si promptement, et qui paraît appartenir à d’autres constellations que les nôtres, — a l’air de vivre, tout à fait à l’aise, dans un élément comparable au feu, — dans une essence très subtile de musique et de mouvement, où elle respire une énergie inépuisable, cependant qu’elle participe de tout son être, à la pure et immédiate violence de l’extrême félicité ? — Que si nous comparons notre condition pesante et sérieuse, à cet état d’étincelante salamandre, ne vous semble-t-il pas que nos actes ordinaires, engendrés successivement par nos besoins, et que nos gestes et nos mouvements accidentels soient comme des matériaux grossiers, comme une impure<text:s/>matière de durée, — tandis que cette exaltation et cette vibration de la vie, tandis que cette suprématie de la tension, et ce ravissement dans le plus agile que l’on puisse obtenir de soi-même, ont les vertus et les puissances de la flamme ; et que les hontes, les ennuis, les niaiseries, et les aliments monotones de l’existence s’y consument, faisant briller à nos yeux ce qu’il y a de divin dans une mortelle ?</text:p>
      <text:p text:style-name="label">PHÈDRE</text:p>
      <text:p text:style-name="Corpsdetexte">Admirable Socrate, regarde vite à quel point tu dis vrai !… Regarde la palpitante ! On croirait que la danse lui sort du corps comme une flamme !</text:p>
      <text:p text:style-name="label">SOCRATE</text:p>
      <text:p text:style-name="Corpsdetexte">Ô Flamme !…</text:p>
      <text:p text:style-name="Corpsdetexte">— Cette fille est peut-être une sotte ?…</text:p>
      <text:p text:style-name="Corpsdetexte">Ô Flamme !…</text:p>
      <text:p text:style-name="Corpsdetexte">— Et qui sait quelles superstitions et quelles sornettes forment son âme ordinaire ?</text:p>
      <text:p text:style-name="Corpsdetexte">Ô Flamme, toutefois !… Chose vive et divine !…</text:p>
      <text:p text:style-name="Corpsdetexte">Mais qu’est-ce qu’une flamme, ô mes amis, si ce n’est<text:s/><text:span text:style-name="T28">le moment</text:span><text:s/>même ? — Ce qu’il y a de fol, et de joyeux, et de formidable dans l’instant même ?… Flamme est l’acte de ce moment qui est entre la terre et le ciel. Ô mes amis, tout ce qui passe de l’état lourd à l’état subtil, passe par<text:s/>le moment de feu et de lumière…</text:p>
      <text:p text:style-name="Corpsdetexte">Et flamme, n’est-ce point aussi la forme insaisissable et fière de la plus noble destruction ? — Ce qui n’arrivera jamais plus, arrive magnifiquement devant nos yeux ! — Ce qui n’arrivera jamais plus, doit arriver le plus magnifiquement qu’il se puisse ! — Comme la voix chante éperdument, comme la flamme follement chante<text:s/>entre la matière et l’éther, — et de la matière à l’éther, furieusement gronde et se<text:s/><text:soft-page-break/>précipite, — la grande Danse, ô mes amis, n’est-elle point cette délivrance de notre corps tout entier possédé de l’esprit du mensonge, et de la musique qui est mensonge, et ivre de la négation de la nulle réalité ? — Voyez-moi ce corps, qui bondit comme la flamme remplace la flamme, voyez comme il foule et piétine ce qui est vrai ! Comme il détruit furieusement, joyeusement,<text:s/><text:span text:style-name="pb">[p.<text:s/></text:span><text:span text:style-name="pb">124</text:span><text:span text:style-name="pb">]<text:s/></text:span>le lieu même où il se trouve, et comme il s’enivre<text:s/>de l’excès de ses changements !</text:p>
      <text:p text:style-name="Corpsdetexte">Mais comme il lutte contre l’esprit ! Ne voyez-vous pas qu’il veut lutter de vitesse<text:s/>et de variété avec son âme ? — Il est étrangement jaloux de cette liberté et de cette ubiquité qu’il croit que possède l’esprit !…</text:p>
      <text:p text:style-name="Corpsdetexte">Sans doute, l’objet unique et perpétuel de l’âme est bien ce qui n’existe pas : ce<text:s/>qui fut, et qui n’est plus ; — ce qui sera<text:s/>et qui n’est pas encore ; — ce qui est possible, ce qui est impossible, — voilà bien l’affaire de l’âme, mais non jamais,<text:s/><text:span text:style-name="T29">jamais</text:span>, ce qui est !</text:p>
      <text:p text:style-name="Corpsdetexte">Et le corps qui est ce qui est, le voici qu’il ne peut plus<text:s/>se contenir dans l’étendue ! — Où se mettre ? — Où devenir ? — Cet<text:s/><text:span text:style-name="T30">Un</text:span><text:s/>veut jouer à<text:s/><text:span text:style-name="T31">Tout</text:span>. Il veut jouer à l’universalité de l’âme ! Il veut remédier à son identité par le nombre de ses actes ! Étant chose, il éclate en événements ! — Il s’emporte ! — Et comme la pensée excitée touche à toute substance, vibre entre les temps et les instants, franchit toutes différences ; et comme dans notre esprit se forment symétriquement les hypothèses, et comme les possibles<text:s/>s’ordonnent et sont énumérés, — ce corps s’exerce dans toutes ses parties, et se combine à lui-même, et se donne forme après forme, et il sort incessamment de soi !…<text:s/>Le voici enfin dans cet état comparable à la flamme, au milieu des échanges les plus actifs… On ne peut plus parler de « mouvement »… On ne distingue plus ses actes d’avec ses membres…</text:p>
      <text:p text:style-name="Corpsdetexte">Cette femme qui était là est dévorée de figures innombrables… Ce corps, dans ses éclats de vigueur, me propose une extrême pensée : de même que nous demandons à notre âme bien des choses pour lesquelles elle n’est pas faite, et que nous en exigeons qu’elle nous éclaire, qu’elle prophétise, qu’elle devine l’avenir, l’adjurant même de découvrir le Dieu, — ainsi le corps qui est là, veut atteindre à une possession entière de soi-même, et à<text:s/>un point de gloire surnaturel… Mais il en est de lui comme de l’âme, pour laquelle le Dieu, et la sagesse, et la profondeur qui lui sont demandés, ne sont et ne peuvent être que des moments, des éclairs, des fragments d’un temps étranger, des bonds désespérés hors de sa forme…</text:p>
      <text:p text:style-name="label">PHÈDRE</text:p>
      <text:p text:style-name="Corpsdetexte"><text:span text:style-name="pb">[p.<text:s/></text:span><text:span text:style-name="pb">125</text:span><text:span text:style-name="pb">]<text:s/></text:span>Regarde, mais regarde !… Elle danse là-bas et donne aux yeux ce qu’ici tu essayes de nous dire… Elle fait voir l’instant… Ô quels joyaux elle traverse !… Elle jette ses gestes comme des scintillations !… Elle dérobe à la nature des attitudes impossibles, sous l’œil même du Temps !… Il se laisse tromper… Elle traverse impunément l’absurde… Elle est divine dans l’instable, elle en fait don à nos regards !…</text:p>
      <text:p text:style-name="label">ÉRYXIMAQUE</text:p>
      <text:p text:style-name="Corpsdetexte">L’instant engendre la forme, et la forme fait voir l’instant.</text:p>
      <text:p text:style-name="label">PHÈDRE</text:p>
      <text:p text:style-name="Corpsdetexte">Elle fuit son ombre dans les airs !</text:p>
      <text:p text:style-name="label">SOCRATE</text:p>
      <text:p text:style-name="Corpsdetexte">Nous ne la voyons jamais que devant tomber…</text:p>
      <text:p text:style-name="label">ÉRYXIMAQUE</text:p>
      <text:p text:style-name="Corpsdetexte">Elle a fait tout son corps aussi délié, aussi bien lié qu’une main agile… Ma main seule peut imiter cette possession et cette facilité de tout son corps…</text:p>
      <text:p text:style-name="label">SOCRATE</text:p>
      <text:p text:style-name="Corpsdetexte">Ô mes amis, ne vous sentez-vous pas enivrés par saccades, et comme par des coups répétés de plus en plus fort, peu à peu rendus semblables à tous ces convives qui trépignent, et qui ne peuvent plus tenir silencieux et cachés leurs démons ? Moi-même, je me sens envahi de forces extraordinaires… Ou je sens qu’elles sortent de moi qui ne savais pas que je contenais ces vertus. Dans un monde sonore, résonnant et<text:s/><text:soft-page-break/>rebondissant, cette fête intense du corps devant nos âmes offre lumière et joie… Tout est plus solennel, tout est plus léger, tout est plus vif, plus fort ; tout est possible d’une autre manière ; tout peut recommencer indéfiniment… Rien ne résiste à l’alternance des fortes et des faibles… Battez, battez !… La matière frappée et battue, et heurtée, en cadence ; la terre bien frappée ; les peaux et les cordes bien tendues, bien frappées ; les paumes des mains,<text:s/><text:span text:style-name="pb">[p.<text:s/></text:span><text:span text:style-name="pb">126</text:span><text:span text:style-name="pb">]<text:s/></text:span>les talons, bien frappant et battant le temps, forgeant joie et folie ; et toutes choses<text:s/>en délire bien rythmé, règnent.</text:p>
      <text:p text:style-name="Corpsdetexte">Mais la joie croissante et rebondissante tend à déborder toute mesure, ébranle à coups de bélier les murs qui sont entre les êtres. Hommes et femmes en cadence mènent le chant jusqu’au tumulte. Tout le monde frappe et chante à la fois, et quelque chose grandit et s’élève… J’entends le fracas de toutes les armes étincelantes de la vie !… Les cymbales écrasent à nos oreilles toute voix des secrètes pensées. Elles sont bruyantes comme des baisers de lèvres d’airain…</text:p>
      <text:p text:style-name="label">ÉRYXIMAQUE</text:p>
      <text:p text:style-name="Corpsdetexte">L’Athikté cependant présente une dernière figure. Tout son corps sur ce gros doigt puissant se déplace.</text:p>
      <text:p text:style-name="label">PHÈDRE</text:p>
      <text:p text:style-name="Corpsdetexte">Son orteil qui la supporte tout entière frotte sur le sol comme le pouce sur le tambour. Quelle attention est dans ce doigt ; quelle volonté la roidit, et la maintient sur cette pointe !… Mais voici qu’elle tourne sur elle-même…</text:p>
      <text:p text:style-name="label">SOCRATE</text:p>
      <text:p text:style-name="Corpsdetexte">Elle tourne sur elle-même, — voici que les choses éternellement liées commencent de se séparer. Elle tourne, elle tourne…</text:p>
      <text:p text:style-name="label">ÉRYXIMAQUE</text:p>
      <text:p text:style-name="Corpsdetexte">C’est véritablement pénétrer dans un autre monde…</text:p>
      <text:p text:style-name="label">SOCRATE</text:p>
      <text:p text:style-name="Corpsdetexte">C’est la suprême tentative… Elle tourne, et tout ce qui est visible, se détache de son âme ; toute la vase de son âme se sépare enfin du plus pur ; les hommes et les choses vont former autour d’elle<text:s/>une lie informe et circulaire…</text:p>
      <text:p text:style-name="Corpsdetexte">Voyez-vous… Elle tourne… Un corps, par sa simple force, et par son acte, est assez puissant pour altérer plus profondément la nature des choses que jamais l’esprit dans ses spéculations et dans ses songes n’y parvint !</text:p>
      <text:p text:style-name="label">PHÈDRE</text:p>
      <text:p text:style-name="Corpsdetexte"><text:span text:style-name="pb">[p.<text:s/></text:span><text:span text:style-name="pb">127</text:span><text:span text:style-name="pb">]<text:s/></text:span>On croirait que ceci peut durer éternellement.</text:p>
      <text:p text:style-name="label">SOCRATE</text:p>
      <text:p text:style-name="Corpsdetexte">Elle pourrait mourir, ainsi…</text:p>
      <text:p text:style-name="label">ÉRYXIMAQUE</text:p>
      <text:p text:style-name="Corpsdetexte">Dormir, peut-être, s’endormir d’un sommeil magique…</text:p>
      <text:p text:style-name="label">SOCRATE</text:p>
      <text:p text:style-name="Corpsdetexte">Elle reposerait immobile au centre même de son mouvement. Isolée, isolée, pareille à l’axe du monde…</text:p>
      <text:p text:style-name="label">PHÈDRE</text:p>
      <text:p text:style-name="Corpsdetexte">Elle tourne, elle tourne… Elle tombe !</text:p>
      <text:p text:style-name="label">SOCRATE</text:p>
      <text:soft-page-break/>
      <text:p text:style-name="Corpsdetexte">Elle est tombée !</text:p>
      <text:p text:style-name="label">PHÈDRE</text:p>
      <text:p text:style-name="Corpsdetexte">Elle est morte…</text:p>
      <text:p text:style-name="label">SOCRATE</text:p>
      <text:p text:style-name="Corpsdetexte">Elle a épuisé ses secondes forces, et le trésor le plus caché dans sa structure !</text:p>
      <text:p text:style-name="label">PHÈDRE</text:p>
      <text:p text:style-name="Corpsdetexte">Dieux ! Elle peut mourir… Éryximaque, va !…</text:p>
      <text:p text:style-name="label">ÉRYXIMAQUE</text:p>
      <text:p text:style-name="Corpsdetexte">Je n’ai point coutume de me hâter dans ces circonstances ! Si les choses doivent s’arranger, il sied que le médecin ne les<text:s/>trouble point, et qu’il arrive un très petit moment avant la guérison, du même pas que les Dieux.</text:p>
      <text:p text:style-name="label">SOCRATE</text:p>
      <text:p text:style-name="Corpsdetexte">Il faut cependant aller voir.</text:p>
      <text:p text:style-name="label">PHÈDRE</text:p>
      <text:p text:style-name="Corpsdetexte">Comme elle est blanche !</text:p>
      <text:p text:style-name="label">ÉRYXIMAQUE</text:p>
      <text:p text:style-name="Corpsdetexte">Laissons agir le repos qui va la guérir de son mouvement.</text:p>
      <text:p text:style-name="label">PHÈDRE</text:p>
      <text:p text:style-name="Corpsdetexte"><text:span text:style-name="pb">[p.<text:s/></text:span><text:span text:style-name="pb">128</text:span><text:span text:style-name="pb">]<text:s/></text:span>Tu crois qu’elle n’est pas morte ?</text:p>
      <text:p text:style-name="label">ÉRYXIMAQUE</text:p>
      <text:p text:style-name="Corpsdetexte">Regarde ce très petit sein qui ne demande qu’à vivre. Vois comme faiblement il palpite, suspendu au temps…</text:p>
      <text:p text:style-name="label">PHÈDRE</text:p>
      <text:p text:style-name="Corpsdetexte">Je ne le vois que trop.</text:p>
      <text:p text:style-name="label">ÉRYXIMAQUE</text:p>
      <text:p text:style-name="Corpsdetexte">L’oiseau bat un peu de l’aile, avant qu’il reprenne son vol.</text:p>
      <text:p text:style-name="label">SOCRATE</text:p>
      <text:p text:style-name="Corpsdetexte">Elle semble assez heureuse.</text:p>
      <text:p text:style-name="label">PHÈDRE</text:p>
      <text:p text:style-name="Corpsdetexte">Qu’a-t-elle dit ?</text:p>
      <text:p text:style-name="label">SOCRATE</text:p>
      <text:p text:style-name="Corpsdetexte">Elle a dit quelque chose pour soi seule.</text:p>
      <text:p text:style-name="label">ÉRYXIMAQUE</text:p>
      <text:p text:style-name="Corpsdetexte">Elle a dit : Que je suis bien !</text:p>
      <text:p text:style-name="label">PHÈDRE</text:p>
      <text:soft-page-break/>
      <text:p text:style-name="Corpsdetexte">Ce petit tas de<text:s/>membres et d’écharpes s’agite…</text:p>
      <text:p text:style-name="label">ÉRYXIMAQUE</text:p>
      <text:p text:style-name="Corpsdetexte">Allons, petite enfant, rouvrons les yeux. Comment te sens-tu maintenant ?</text:p>
      <text:p text:style-name="label">ATHIKTÉ</text:p>
      <text:p text:style-name="Corpsdetexte">Je ne sens rien. Je ne suis pas morte. Et pourtant, je ne suis pas vivante !</text:p>
      <text:p text:style-name="label">SOCRATE</text:p>
      <text:p text:style-name="Corpsdetexte">D’où reviens-tu ?</text:p>
      <text:p text:style-name="label">ATHIKTÉ</text:p>
      <text:p text:style-name="Corpsdetexte">Asile, asile, ô mon asile, ô Tourbillon ! — J’étais en toi, ô mouvement, en dehors de toutes les choses…</text:p>
      <text:p text:style-name="byline"><text:span text:style-name="T32">Paul Valéry</text:span>.</text:p>
      <text:h text:style-name="Titre1" text:outline-level="1">La<text:s/>Danseuse,<text:line-break/>par<text:s/>Edgar Degas</text:h>
      <text:p text:style-name="l"><text:span text:style-name="pb">[p.<text:s/></text:span><text:span text:style-name="pb">130</text:span><text:span text:style-name="pb">]<text:s/></text:span><text:span text:style-name="T33">Danse, gamin ailé, sur les gazons de bois.</text:span></text:p>
      <text:p text:style-name="P34">Ton bras maigre, placé dans la ligne suivie</text:p>
      <text:p text:style-name="l"><text:span text:style-name="T35">É</text:span><text:span text:style-name="T36">quilibre, balance et ton vol et ton poids.</text:span></text:p>
      <text:p text:style-name="P37">Je te veux, moi qui sais, une célèbre vie.</text:p>
      <text:p text:style-name="l"/>
      <text:p text:style-name="l"><text:span text:style-name="pb">[p.<text:s/></text:span><text:span text:style-name="pb">131</text:span><text:span text:style-name="pb">]<text:s/></text:span><text:span text:style-name="T38">Nymphes, Grâces, venez des cimes d’autrefois</text:span></text:p>
      <text:p text:style-name="P39">Taglioni, venez, princesse d’Arcadie,</text:p>
      <text:p text:style-name="P40">Ennoblir et former, souriant de mon choix,</text:p>
      <text:p text:style-name="P41">Ce petit être neuf, à la mine hardie.</text:p>
      <text:p text:style-name="l"/>
      <text:p text:style-name="l"><text:span text:style-name="pb">[p.<text:s/></text:span><text:span text:style-name="pb">132</text:span><text:span text:style-name="pb">]<text:s/></text:span><text:span text:style-name="T42">Si Montmartre a donné l’esprit et les aïeux,</text:span></text:p>
      <text:p text:style-name="P43">Roxelane le nez et la Chine les yeux,</text:p>
      <text:p text:style-name="P44">À<text:s/>ton tour, Ariel, donne à cette recrue</text:p>
      <text:p text:style-name="l"/>
      <text:p text:style-name="P45">Tes pas légers de jour, tes pas légers de nuit…</text:p>
      <text:p text:style-name="P46">Mais pour mon goût connu quelle garde son fruit</text:p>
      <text:p text:style-name="P47">Et garde aux palais d’or la race de sa rue.</text:p>
      <text:p text:style-name="byline"><text:bookmark-start text:name="bookmark0"/><text:bookmark-end text:name="bookmark0"/>[<text:span text:style-name="T48">Edgar Degas</text:span>.]</text:p>
      <text:h text:style-name="Titre1" text:outline-level="1">Danse et Musique,<text:line-break/>par André Suarès</text:h>
      <text:h text:style-name="Titre2" text:outline-level="2">I</text:h>
      <text:p text:style-name="Corpsdetexte"><text:span text:style-name="pb">[p.<text:s/></text:span><text:span text:style-name="pb">133</text:span><text:span text:style-name="pb">]<text:s/></text:span><text:span text:style-name="T49">Toute danse appelle l’amour. Tout ballet laisse un regret</text:span><text:span text:style-name="T50"> </text:span><text:span text:style-name="T51">:</text:span><text:span text:style-name="T52"><text:s/>l</text:span><text:span text:style-name="T53">’</text:span><text:span text:style-name="T54">âme un instant ravie n’est pas satisfaite</text:span><text:span text:style-name="T55"> </text:span><text:span text:style-name="T56">:</text:span><text:span text:style-name="T57"><text:s/>elle retombe ou le spectacle l</text:span><text:span text:style-name="T58">’</text:span><text:span text:style-name="T59">a prise, d’où la musique l</text:span><text:span text:style-name="T60">’</text:span><text:span text:style-name="T61">a relevée, l</text:span><text:span text:style-name="T62">’</text:span><text:span text:style-name="T63">invitant<text:s/></text:span><text:span text:style-name="T64">à</text:span><text:span text:style-name="T65"><text:s/>la suivre, mais ou la danse ne lui a pas permis de se fixer. Cette folle Ménade s</text:span><text:span text:style-name="T66">’</text:span><text:span text:style-name="T67">enivre de ses</text:span><text:span text:style-name="T68"><text:s/></text:span><text:span text:style-name="pb">[p.<text:s/></text:span><text:span text:style-name="pb">134</text:span><text:span text:style-name="pb">]<text:s/></text:span><text:span text:style-name="T69">bonds</text:span><text:span text:style-name="T70"> </text:span><text:span text:style-name="T71">;</text:span><text:span text:style-name="T72"><text:s/>elle ne brûle que du vin qu’elle boit</text:span><text:span text:style-name="T73"> </text:span><text:span text:style-name="T74">;</text:span><text:span text:style-name="T75"><text:s/>elle n’aspire pas à une ivresse éternelle, celle que la vigne du cœur verse à l</text:span><text:span text:style-name="T76">’</text:span><text:span text:style-name="T77">esprit.</text:span><text:span text:style-name="T78"><text:s/></text:span><text:span text:style-name="T79">Elle n</text:span><text:span text:style-name="T80">’</text:span><text:span text:style-name="T81">a rien d’intérieur</text:span><text:span text:style-name="T82"> </text:span><text:span text:style-name="T83">;</text:span><text:span text:style-name="T84"><text:s/>elle n’est point méditative. Même furieuses, ses passions sont éphémères, et toujours courantes</text:span><text:span text:style-name="T85"> </text:span><text:span text:style-name="T86">;</text:span><text:span text:style-name="T87"><text:s/>elle est toute charnelle et toute à la volupté</text:span><text:span text:style-name="T88"> </text:span><text:span text:style-name="T89">:</text:span><text:span text:style-name="T90"><text:s/>elle n’en a même pas les mélancolies, tant sa nature est légère. Ainsi, après l’avoir saisie humblement par la main, après s’être suspendue à ses bras, la danse trahit la musique. Elle lui demande ce grand cœur, passionné et tendre, dont elle ne fait<text:s/></text:span><text:soft-page-break/><text:span text:style-name="T91">rien</text:span><text:span text:style-name="T92"> </text:span><text:span text:style-name="T93">:</text:span><text:span text:style-name="T94"><text:s/>elle ne lui donne pas le sien, car elle n’en a pas. Comme la jeunesse, elle n’a que son élan et son caprice à donner. Et qu’est-ce donc, pour l’art et la suprême convoitise de l’homme, que le corps même le plus charmant, s’il est sans âm</text:span><text:span text:style-name="T95">e</text:span><text:span text:style-name="T96"> </text:span><text:span text:style-name="T97">?</text:span></text:p>
      <text:h text:style-name="Titre2" text:outline-level="2"><text:bookmark-start text:name="bookmark1"/><text:bookmark-end text:name="bookmark1"/>II</text:h>
      <text:p text:style-name="P98">L’ancien ballet est un conte ou une épopée sans paroles, que les gestes figurent et que la musique accompagne avec un excès de fidélité. Le ballet semble immuable :<text:s/>on le dirait lié à cette forme surannée. Les Russes y ont mis beaucoup plus de surprise, une vie et une couleur parfois admirables. Mais ils ont beau faire :<text:s/>toutes leurs inventions ne vont qu’à embellir un art qui a fait son temps. Ils rendent à la mode une beauté démodée :<text:s/>le ballet de Nijinski ressuscite le ballet de Vestris, comme l’Europe de 1914 rappelle celle du Directoire.</text:p>
      <text:p text:style-name="P99">Quel abus du ballet en tout genre, à tutu ou sans tutu. Tant qu’il y aura du tutu dans le ballet, on n’aura pas la danse. Je parle de tutu pour faire bref :<text:s/>Le tutu n’est qu’un signe, celui du rond de jambe, des bras en l’air, du sourire collé au visage humain, comme un masque de bouche à l’autre masque :<text:s/>même dans le feu, ce sourire est glacé. On croit voir un peuple de poupées et de pantins en cire. Une femme, passe encore ;<text:s/>mais il me souvient avec horreur d’un danseur scandinave :<text:s/>je ne sais rien de plus ridicule, de plus laid et de plus lourd que ce Lapon gras, fessu, aux larges cuisses, au ventre mou qui faisait la femme, bien pis l’almée.</text:p>
      <text:h text:style-name="Titre2" text:outline-level="2"><text:bookmark-start text:name="bookmark2"/><text:bookmark-end text:name="bookmark2"/>III</text:h>
      <text:p text:style-name="Corpsdetexte"><text:span text:style-name="T100">La danse est la promesse d’un art, et n’est pas de l’art véritable. La danse formelle doit disparaître. La danse pour la danse n’a pas de sens.</text:span><text:span text:style-name="T101"><text:s/></text:span><text:span text:style-name="pb">[p.<text:s/></text:span><text:span text:style-name="pb">135</text:span><text:span text:style-name="pb">]<text:s/></text:span><text:span text:style-name="T102">Le destin de la danse est d’être enfin la servante de la musique. En musique, comme en tout, c’est le poème qui compte le plus.</text:span></text:p>
      <text:p text:style-name="P103">Tout tourne en film et en ballet. Film et ballet sont les deux conquêtes de l’art par la plèbe. Le ciné tend à remplacer le drame et la comédie. Le ballet se substitue à la tragédie en vers et au drame lyrique. Il n’y a pas de plus cruel abaissement. Les gestes sont le signe du sauvage. Partout où l’image tient lieu de la parole, la matière évince l’esprit.</text:p>
      <text:p text:style-name="Corpsdetexte"><text:span text:style-name="T104">Les pauvres multitudes sont ravies de ne point penser, et de n</text:span><text:span text:style-name="T105">’</text:span><text:span text:style-name="T106">avoir même pas à faire le moindre effort d’imagination. On leur sert<text:s/></text:span><text:span text:style-name="T107">Bérénice<text:s/></text:span><text:span text:style-name="T108">sans vers et sans nuances</text:span><text:span text:style-name="T109"> </text:span><text:span text:style-name="T110">:</text:span><text:span text:style-name="T111"><text:s/>l’anecdote est tout ce qu</text:span><text:span text:style-name="T112">’</text:span><text:span text:style-name="T113">il leur faut. Les foules de l’élite sont à peine moins grossières</text:span><text:span text:style-name="T114"> </text:span><text:span text:style-name="T115">:</text:span><text:span text:style-name="T116"><text:s/>des<text:s/></text:span><text:span text:style-name="T117">Mille et Une Nuits</text:span><text:span text:style-name="T118">,<text:s/></text:span><text:span text:style-name="T119">on leur fera une galerie de peintures persanes</text:span><text:span text:style-name="T120"> </text:span><text:span text:style-name="T121">;</text:span><text:span text:style-name="T122"><text:s/>et demain, on leur offrira, en guise<text:s/></text:span><text:span text:style-name="T123">d</text:span><text:span text:style-name="T124">’</text:span><text:span text:style-name="T125">Hamlet</text:span><text:span text:style-name="T126">,<text:s/></text:span><text:span text:style-name="T127">un carton d’estampes anglaises ou chinoises. Le ballet n</text:span><text:span text:style-name="T128">’</text:span><text:span text:style-name="T129">est rien de plus que le cinéma des riches.</text:span></text:p>
      <text:h text:style-name="Titre2" text:outline-level="2">IV</text:h>
      <text:p text:style-name="P130">Le mime nu et réduit au seul langage des gestes est une forme puérile de l’art. La danse pure, aux rythmes simples et carrés, en est une forme sauvage et presque liée à l’instinct. Par contre, mime et danse à leur juste place, donnant le secours de la plastique et du mouvement à la musique et au poème, peuvent faire la plus belle et la plus riche des œuvres d’art.</text:p>
      <text:p text:style-name="P131">À<text:s/>mon gré, la symphonie seule n’y suffit pas. J’y voudrais aussi des voix récitantes et des chœurs. Il y faudrait le goût le plus sobre et l’expression la plus concise :<text:s/>le moins de paroles qu’il se pût, et du sens le plus essentiel ou le plus fécond en résonances, en échos pensants.</text:p>
      <text:p text:style-name="Corpsdetexte"><text:span text:style-name="T132">La musique aspire à cette forme suprême, comme à sa délivrance. Le poème symphonique l’annonce. Le jeu scénique n</text:span><text:span text:style-name="T133">’</text:span><text:span text:style-name="T134">ajoute rien aux grandes fresques de Wagner</text:span><text:span text:style-name="T135"> </text:span><text:span text:style-name="T136">:</text:span><text:span text:style-name="T137"><text:s/>il les gâte plutôt, parce qu</text:span><text:span text:style-name="T138">’</text:span><text:span text:style-name="T139">il les ravale à la taille et à la présence des interprètes. On n’a pas besoin de voir les ondines, ni les nains, ni les géants, qui sont toujours de pauvres hères et toujours ridicules. On entend mieux les voix, quand on ne voit point les corps. S’il dépouille le comédien, le chanteur n’en est que plus fidèle à la musique. Le bon serait que l’on vit de belles figures mimer les êtres<text:s/></text:span><text:span text:style-name="pb">[p.<text:s/></text:span><text:span text:style-name="pb">136</text:span><text:span text:style-name="pb">]<text:s/></text:span><text:span text:style-name="T140">ou l’action, et qu’on entendît de beaux chants, sans qu’ils fussent visibles.</text:span><text:span text:style-name="T141"><text:s/></text:span><text:span text:style-name="T142">Wagner n’est pas traîné seulement au concert par l’avarice ou la paresse des chefs d’orchestre</text:span><text:span text:style-name="T143"> </text:span><text:span text:style-name="T144">:</text:span><text:span text:style-name="T145"><text:s/></text:span><text:span text:style-name="T146">Tristan</text:span><text:span text:style-name="T147"><text:s/>excepté, sa musique y est plus musique et plus elle-même qu’à la scène, où le spectacle la corrompt.<text:s/></text:span><text:span text:style-name="T148">Parsifal</text:span><text:span text:style-name="T149">,</text:span><text:span text:style-name="T150"><text:s/>cette messe sublime, pour la meilleure part, est le concert mimé que je veux dire.</text:span></text:p>
      <text:p text:style-name="P151">La voix mérite bien qu’on la traite enfin comme un incomparable instrument d’orchestre :<text:s/>le luth des passions, la viole humaine.</text:p>
      <text:p text:style-name="P152">Peu de paroles :<text:s/>aussi bien ne les perçoit-on jamais. Quelques-unes, mais du plus haut prix ;<text:s/>et qui ont<text:s/><text:soft-page-break/>la portée du texte religieux à l’église :<text:s/>de celles qui font rêver la vie, ou qui nomment en nous les cimes où elle touche, les abîmes où elle se penche, les autres horizons. Pour la musique, tout poème doit être plus ou moins mystique. Les beaux mimes faisant voir l’action, les voix invisibles faisant entendre les sentiments et les âmes, quel spectacle ce pourrait être.</text:p>
      <text:h text:style-name="Titre2" text:outline-level="2">V</text:h>
      <text:p text:style-name="P153">Il est un grand rythme, qui est au rythme banal ce que l’harmonie des vrais musiciens est à la mélodie des autres.</text:p>
      <text:p text:style-name="P154">Les ensembles de la pensée musicale, ses courbes diverses et leurs relations entre elles définissent ce rythme. Ainsi, une suite d’architectures constitue la fresque monumentale d’une ville :<text:s/>la Cité, puis le Louvre,<text:s/>puis la Concorde et les Champs-Élysées. Ou bien la Seigneurie, la place du Dôme avec le Campanile, et les retours obstinés et félins de Florence sur l’Arno.</text:p>
      <text:p text:style-name="P155">Je vois fort bien un poème de musique mimée, dont les grands rythmes seraient faits uniquement par l’alternance calculée des mouvements, tantôt lents, tantôt rapides, ici des ondulations, là des bonds plus vifs ou plus vites ;<text:s/>alternant par masses, comme un palais avec une église, une loge avec un clocher, ou mieux encore comme les strophes et les antistrophes, toutes de mètres différents.</text:p>
      <text:h text:style-name="Titre2" text:outline-level="2">VI</text:h>
      <text:p text:style-name="Corpsdetexte"><text:span text:style-name="T156">La barre de mesure porte tout le ballet moderne, à l’égal de l’ancien. De là, l’ennuyeuse monotonie des mimes. L’abus du rythme simple<text:s/></text:span><text:span text:style-name="pb">[p.<text:s/></text:span><text:span text:style-name="pb">137</text:span><text:span text:style-name="pb">]<text:s/></text:span><text:span text:style-name="T157">et carré montre que cet art est encore dans les langes</text:span><text:span text:style-name="T158"> </text:span><text:span text:style-name="T159">;</text:span><text:span text:style-name="T160"><text:s/>mais cette enfance est usée</text:span><text:span text:style-name="T161"> </text:span><text:span text:style-name="T162">;</text:span><text:span text:style-name="T163"><text:s/>elle se répète sans cesse, elle radote.</text:span><text:span text:style-name="T164"><text:s/></text:span><text:span text:style-name="T165">La splendeur de la mise en scène n’y change rien. Le ballet est si vieilli qu’il tourne en peinture</text:span><text:span text:style-name="T166"> </text:span><text:span text:style-name="T167">:</text:span><text:span text:style-name="T168"><text:s/>c’est un tableau vivant, que la symphonie veut embellir et qu’elle nuance.</text:span></text:p>
      <text:p text:style-name="P169">La barre de mesure soutient toute la tradition des gestes et des pas, si niais la plupart et si ridicules. Cette barre est de fer, pour la solidité :<text:s/>elle a été forgée par Vulcain, en don vengeur à Terpsichore.</text:p>
      <text:p text:style-name="P170">Le rythme passe de bien loin la mesure :<text:s/>il y supplée. Il est même une sorte ample et libre de rythme qui va décidément contre la mesure.</text:p>
      <text:p text:style-name="P171">Pour suppléer au rythme simple, si usé et si lourd d’ennui, il y a l’arabesque sonore, avec sa courbe aux éléments infinis, qui est un rythme délivré.</text:p>
      <text:h text:style-name="Titre2" text:outline-level="2"><text:bookmark-start text:name="bookmark3"/><text:bookmark-end text:name="bookmark3"/>VII</text:h>
      <text:p text:style-name="P172">En tout art, mais en musique plus qu’en nul autre, nous allons à un discours libre de toute entrave, à une forme non serve qui ne saurait être prescrite, et qui ne puisse être imitée :<text:s/>celle qui convient à une œuvre, et à elle seule, parce qu’elle est le signe de l’émotion qui l’a fait naître. L’arabesque sonore enferme un poème, et ne peut servir à en circonscrire aucun autre :<text:s/>elle en est le rythme réel. Là, toute fraude est impossible ;<text:s/>toute feinte, interdite. De même que l’harmonie naturelle révèle sans masque le génie sensible du musicien, l’arabesque sonore et son rythme libre expriment son esprit.</text:p>
      <text:h text:style-name="Titre2" text:outline-level="2">VIII</text:h>
      <text:p text:style-name="Corpsdetexte"><text:span text:style-name="T173">En ce qui concerne le poème, l’allégorie est venue, de tout temps, en aide à la figuration grossière de l’anecdote. Les mimes sont des allégories, si tôt qu’ils ne sont plus des drames muets. Le squelette armé de la faux évoque la mort. Une forte matrone, qui tient les balances, le regard dans les frises, sans voir où elle pose le pied, c’est la justice</text:span><text:span text:style-name="T174"> ;</text:span><text:span text:style-name="T175"><text:s/></text:span><text:span text:style-name="T176">et l’on devine aisément qu’elle va boiter dans la coulisse</text:span><text:span text:style-name="T177"> </text:span><text:span text:style-name="T178">;</text:span><text:span text:style-name="T179"><text:s/>car elle ne sortira pas de scène, sans avoir trébuché. Cette façon de penser enfantine est pourtant le grand art du ballet</text:span><text:span text:style-name="T180"> </text:span><text:span text:style-name="T181">:</text:span><text:span text:style-name="T182"><text:s/>l’anecdote mimée, l’histoire sans paroles n’étant vraiment que le plus humble degré du drame. Partout où l’on fait fi de la parole<text:s/></text:span><text:span text:style-name="pb">[p.<text:s/></text:span><text:span text:style-name="pb">138</text:span><text:span text:style-name="pb">]<text:s/></text:span><text:span text:style-name="T183">belle, on fait fi de la pensée.</text:span><text:span text:style-name="T184"><text:s/></text:span><text:span text:style-name="T185">Il faut bien des efforts pour penser<text:s/></text:span><text:span text:style-name="T186">à</text:span><text:span text:style-name="T187"><text:s/>une époque où tout est plastique</text:span><text:span text:style-name="T188">. Les Saisons, les Heures, les Â</text:span><text:span text:style-name="T189">ges de la vie, les voyages aux plus lointains pays de Tendre, toutes les Indes galantes du lieu commun ont nourri l’ancien ballet d’allégories. Et peu s’en faut que le ballet ne s’en soit cru pensant. Aujourd’hui, je ne sache pas qu’il pense.</text:span></text:p>
      <text:h text:style-name="Titre2" text:outline-level="2">IX</text:h>
      <text:p text:style-name="P190">Le rythme en est resté, dans la plupart des hommes, à la numération si simple de l’origine :<text:s/>le battement du cœur, le souffle respiratoire, cette mesure à deux temps ou à quatre ;<text:s/>et la marche qui est fonction des deux autres mouvements.<text:s/>Cette distribution régulière des temps forts et des temps faibles revient périodiquement dans le discours poétique ou musical :<text:s/>elle paraît fatale, tant elle est organique. Et<text:s/><text:soft-page-break/>plus elle est infaillible, plus elle est monotone. L’homme commun n’a pas encore compris le sens de la nuance, en ce domaine. Toute la question est de la période, en effet, quel en est le genre, quelle la teneur, quelle l’étendue. Un monde inconnu s’ouvre au sens du nombre et à l’oreille :<text:s/>il n’est pas possible qu’on s’en tienne toujours aux quinze ou vingt premières cases de la table de Pythagore. Le rythme, tel qu’on l’entend communément, est aussi loin du rythme à venir que la symétrie de l’harmonie véritable. La symétrie est l’expédient le plus vulgaire, et la parodie même d’un ordre harmonieux. Elle aussi est fondée sur la nécessité organique de l’homme. Mais cette ordonnance n’est pas la seule ;<text:s/>il n’y a pas que des courbes planes ;<text:s/>il en est dont tous les points ne sont pas dans le même plan. Je conçois la musique faisant les mêmes découvertes, et les transposant de l’espace à l’ordre du temps. La période est une révolution verbale du sentiment dans la pensée :<text:s/>la voici qui part, qui fait route et qui achève son beau circuit :<text:s/>elle s’accomplit dans le retour de la figure. Les formes rigides du ballet doivent disparaître :<text:s/>elles font injure au poème de la danse.</text:p>
      <text:p text:style-name="P191">Déjà la danse quitte le bond à deux ou à trois temps, pour des figures plus complexes et plus rares. La marche en cadence est plus riche, cent fois, en toute sorte de rythmes que les rythmes marqués de nos danses. La lenteur pâmée, les langueurs frémissantes et les secousses brusques des danses nouvelles sont des essais à pénétrer dans ce monde séduisant de l’arabesque sonore et des rythmes inconnus.</text:p>
      <text:h text:style-name="Titre2" text:outline-level="2">X</text:h>
      <text:p text:style-name="Corpsdetexte"><text:span text:style-name="T192">Si propre aux sentiments et à la passion, la musique l’est beaucoup moins au drame. Tout ce qui est trop précis finit par lui nuire</text:span><text:span text:style-name="T193"> </text:span><text:span text:style-name="T194">;</text:span><text:span text:style-name="T195"><text:s/>elle-même nuit toujours à l’action</text:span><text:span text:style-name="T196"> </text:span><text:span text:style-name="T197">:</text:span><text:span text:style-name="T198"><text:s/>par nature, elle l’arrête, elle la fixe. Le cri est le contraire du chant, et jusqu’à un certain point le dialogue même. Dès qu’elle parle au sentiment, toute musique est lente. Au contraire, elle<text:s/></text:span><text:span text:style-name="pb">[p.<text:s/></text:span><text:span text:style-name="pb">139</text:span><text:span text:style-name="pb">]<text:s/></text:span><text:span text:style-name="T199">invite au rêve</text:span><text:span text:style-name="T200"> </text:span><text:span text:style-name="T201">;</text:span><text:span text:style-name="T202"><text:s/>elle en ouvre les avenues, à l’infini.</text:span><text:span text:style-name="T203"><text:s/></text:span><text:span text:style-name="T204">Je dirai tout d’abord par où je veux conclure</text:span><text:span text:style-name="T205"> </text:span><text:span text:style-name="T206">:</text:span><text:span text:style-name="T207"><text:s/>le drame des idées non rationnelles est le drame musical entre tous. Il ne peut plus y avoir de métaphysique persuasive ou pénétrante qu’en musique. Et cette musique doit être un poème de danse, ou ne s’en mêler pas.</text:span></text:p>
      <text:p text:style-name="Corpsdetexte"><text:span text:style-name="T208">Quand la science ou le bon sens vulgaire s’en prennent à la métaphysique, elle n’a plus qu’à refuser le combat, à céder la place et à fuir. La science et la raison commune triomphent à peu de frais</text:span><text:span text:style-name="T209"> </text:span><text:span text:style-name="T210">:</text:span><text:span text:style-name="T211"><text:s/>elles sont les servantes du Seigneur, qui sont devenues ses maîtresses</text:span><text:span text:style-name="T212"> </text:span><text:span text:style-name="T213">;</text:span><text:span text:style-name="T214"><text:s/>et elles comptent bien hériter du domaine, quand il sera mort du cœur. Ces deux filles de ferme ont l’insolence tranquille des paysans qui, une fois propriétaires, ne se rappellent plus leur servage de la veille</text:span><text:span text:style-name="T215"> </text:span><text:span text:style-name="T216">;</text:span><text:span text:style-name="T217"><text:s/>et tandis qu’ils remuent du purin, qu’ils entassent du fumier et qu’ils préparent leurs champs, ils demandent avec la plus morne outrecuidance à Newton formulant ses équations sous un pommier, et bien plus encore à Shakespeare écrivant la<text:s/></text:span><text:span text:style-name="T218">Tempête</text:span><text:span text:style-name="T219"> :</text:span><text:span text:style-name="T220"><text:s/></text:span><text:span text:style-name="quote.c">« </text:span><text:span text:style-name="quote.c">À<text:s/></text:span><text:span text:style-name="quote.c">quoi cela sert-i</text:span><text:span text:style-name="quote.c">l ?</text:span><text:span text:style-name="quote.c"><text:s/>Mange-t-on du papie</text:span><text:span text:style-name="quote.c">r ?</text:span><text:span text:style-name="quote.c"><text:s/>Il n’est bons chiffres que la somme des recettes au retour du marché</text:span><text:span text:style-name="quote.c">. »</text:span><text:span text:style-name="T221"><text:s/>Mais Shakespeare sourit, et fait parler Caliban.</text:span></text:p>
      <text:p text:style-name="P222">La science a raison dans son ordre, comme le sens commun dans le train de la vie quotidienne. Toutefois, tant qu’il y aura des esprits pour rêver, pour concevoir le monde et n’y pas être seulement, la religion et la métaphysique seront pour eux une nécessité :<text:s/>comme elle est la plus amoureuse, elle est la plus profonde, sinon la plus directe. L’art y répond ;<text:s/>et entre tous les arts, la poésie et la musique.</text:p>
      <text:h text:style-name="Titre2" text:outline-level="2">XI</text:h>
      <text:p text:style-name="Corpsdetexte"><text:span text:style-name="T223">J’admire en riant comme ma solution est de nature à satisfaire tous les amours propres. Les gens de bon sens diront qu’il est bien digne de la métaphysique et de la religion qu</text:span><text:span text:style-name="T224">’</text:span><text:span text:style-name="T225">elles se résolvent en art, en musique et en poème</text:span><text:span text:style-name="T226"> </text:span><text:span text:style-name="T227">:</text:span><text:span text:style-name="T228"><text:s/>toutes ces fumées sont bien faites pour répondre les unes des autres. Je le crois aussi. La raison géométrique n’a plus rien à faire ici. Où la logique prend fin, que le rêve de la poésie commence. Faut-il l’avoue</text:span><text:span text:style-name="T229">r</text:span><text:span text:style-name="T230"> </text:span><text:span text:style-name="T231">?</text:span><text:span text:style-name="T232"><text:s/>L’amour, tel que l’homme l’a conçu, le<text:s/></text:span><text:span text:style-name="pb">[p.<text:s/></text:span><text:span text:style-name="pb">141</text:span><text:span text:style-name="pb">]<text:s/></text:span><text:span text:style-name="T233">cœur, la charité, la musique, l’art enfin ne sont point de la raison ni du bon sens.</text:span><text:span text:style-name="T234"><text:s/></text:span><text:span text:style-name="T235">La musique est métaphysique en son fond. Elle est du temps qui se fait oublier. Grâce à la musique, le temps est l</text:span><text:span text:style-name="T236">’</text:span><text:span text:style-name="T237">espace du cœur, ou de l’esprit rendu sensible au cœur par l’émotion. La musique est désormais la véritable expression de la religion et de la philosophie première. En vers ou en prose, le grand poème ne l</text:span><text:span text:style-name="T238">’</text:span><text:span text:style-name="T239">est sans doute pas moins</text:span><text:span text:style-name="T240"> </text:span><text:span text:style-name="T241">;</text:span><text:span text:style-name="T242"><text:s/>mais il ne s’adresse qu’au solitaire. La musique seule fait l</text:span><text:span text:style-name="T243">’</text:span><text:span text:style-name="T244">assemblée.</text:span></text:p>
      <text:p text:style-name="P245">Infini ou absolu, Amour enfin, Dieu sensible au cœur, voilà ce que l’art des sons propose à l’homme. Ces divins propos ou ces fantômes n’ont plus de réalité que dans le poème symphonique de la danse. Et grâce à la Muse, nous en aurons fini, une fois pour toutes, avec la querelle rationnelle. Ainsi le ballet est la forme suprême de la métaphysique.</text:p>
      <text:p text:style-name="byline"><text:span text:style-name="T246">André Suarès</text:span>.</text:p>
      <text:h text:style-name="Titre1" text:outline-level="1"><text:bookmark-start text:name="bookmark4"/><text:bookmark-end text:name="bookmark4"/><text:soft-page-break/>Le Ballet Moderne,<text:line-break/>par<text:s/><text:span text:style-name="T247">É</text:span>mile Vuillermoz</text:h>
      <text:p text:style-name="Corpsdetexte"><text:span text:style-name="pb">[p.<text:s/></text:span><text:span text:style-name="pb">142</text:span><text:span text:style-name="pb">]<text:s/></text:span><text:span text:style-name="T248">La danse a connu de tels succès, depuis quelques années, dans le domaine littéraire, pictural et musical, qu</text:span><text:span text:style-name="T249">’</text:span><text:span text:style-name="T250">elle a fini par s’enivrer de son triomphe. Elle traverse, en ce moment, une légère crise de mégalomanie. Elle n’a plus cette divine insouciance, cette candide allégresse qui brillaient jadis, traditionnellement, par les soins des peintres et des sculpteurs, sur le front de sa Muse attitrée. Et le groupe dionysiaque de Carpeaux qui orne la façade de notre Académie nationale de Danse et ne donne</text:span><text:span text:style-name="T251"><text:s/></text:span><text:span text:style-name="pb">[p.<text:s/></text:span><text:span text:style-name="pb">143</text:span><text:span text:style-name="pb">]<text:s/></text:span><text:span text:style-name="T252">qu’une idée assez lointaine des travaux chorégraphiques exécutés dans l’intérieur du bâtiment, n’offre, en tous cas, plus aucun rapport avec la plupart des réalisations de nos actuelles<text:s/></text:span><text:span text:style-name="T253">Terpsichore</text:span><text:span text:style-name="T254">.</text:span></text:p>
      <text:p text:style-name="P255">Il ne faut pas trop se hâter de le regretter. Sans doute,<text:s/>on peut sourire des ambitions « démesurées »<text:s/>dans tous les sens du mot, que manifestent certaines prêtresses d’une saltation idéologique ou métaphysicienne, mais cette fièvre et cette agitation sont, malgré tout, fécondes. Il n’y a plus une technique de la danse :<text:s/>il y en a cent.<text:s/>Voilà<text:s/>de quoi faire le<text:s/>désespoir<text:s/>des puristes du jeté-battu et la consolation des spectateurs de bonne volonté. Car il n’y aura jamais trop d’expressions plastiques pour traduire l’infinie complexité d’un texte musical et tout danseur qui invente un heureux néologisme corporel devient un bienfaiteur de ces deux arts jumeaux. Apollon reconnaîtra les siens.</text:p>
      <text:p text:style-name="ab">*<text:line-break/>*   *</text:p>
      <text:p text:style-name="P256">Pourquoi d’ailleurs n’y aurait-il qu’une technique valable de la danse ?<text:s/>De quel droit limiterait-on ainsi à une formule brevetée un art qui réclame impérieusement un vocabulaire étendu ?</text:p>
      <text:p text:style-name="P257">Évidemment, il faut bien partir d’une première éducation professionnelle à peu près semblable — et c’est à quoi ne songent pas assez certaines bacchantes ingénues trop promptes à remplacer l’indispensable préparation musculaire par une ardeur et une foi qui ne sont pas toujours communicatives. Mais lorsque<text:s/>le « métier »<text:s/>est solidement acquis, l’imagination créatrice peut intervenir de la façon la plus libre et la plus inattendue pour en faire oublier le prosaïsme.</text:p>
      <text:p text:style-name="Corpsdetexte"><text:span text:style-name="T258">Une des grandes erreurs de l’art chorégraphique fut toujours de s’en tenir trop servilement à une esthétique purement théorique et d</text:span><text:span text:style-name="T259">’</text:span><text:span text:style-name="T260">en appliquer aveuglément les canons à n</text:span><text:span text:style-name="T261">’</text:span><text:span text:style-name="T262">importe quelle apprentie-ballerine. On ne veut pas assez tenir compte de<text:s/></text:span><text:span text:style-name="T263">«</text:span><text:span text:style-name="T264"> </text:span><text:span text:style-name="T265">l’équation personnelle</text:span><text:span text:style-name="T266"> </text:span><text:span text:style-name="T267">»</text:span><text:span text:style-name="T268"><text:s/>d</text:span><text:span text:style-name="T269">’</text:span><text:span text:style-name="T270">un corps féminin. On enseigne laborieusement à telle jeune femme, brève et potelée, les gestes et les attitudes d’une Zambelli qui a la sveltesse et la légèreté désincarnées d</text:span><text:span text:style-name="T271">’</text:span><text:span text:style-name="T272">une libellule</text:span><text:span text:style-name="T273"> </text:span><text:span text:style-name="T274">:</text:span><text:span text:style-name="T275"><text:s/>le résultat est lamentable alors que la même<text:s/></text:span><text:span text:style-name="pb">[p.<text:s/></text:span><text:span text:style-name="pb">144</text:span><text:span text:style-name="pb">]<text:s/></text:span><text:span text:style-name="T276">danseuse aurait pu nous émouvoir dans une chorégraphie mieux appropriée à son architecture spéciale.</text:span><text:span text:style-name="T277"><text:s/></text:span><text:span text:style-name="T278">Par la volonté de ses hanches étroites ou énergiquement modelées, de ses jambes robustes ou fuselées, de ses bras fragiles ou forts, par le dessin de ses épaules, de sa poitrine et de ses reins, et quelle que soit la valeur pédagogique de son professeur, une femme devra, bon gré mal gré, abandonner l’idéal de Tamar Karsawina pour celui d</text:span><text:span text:style-name="T279">’</text:span><text:span text:style-name="T280">Isadora Duncan, la technique d</text:span><text:span text:style-name="T281">’</text:span><text:span text:style-name="T282">Anna Pavlova pour celle de Loïe Fuller, devenir une Jeanne Ronsay, ou une Trouhanowa, une Napierkowska ou une Régina Badet</text:span><text:span text:style-name="T283"> </text:span><text:span text:style-name="T284">!</text:span><text:span text:style-name="T285"><text:s/>Et, comme on le dit au Palais, ce sera justice</text:span><text:span text:style-name="T286"> </text:span><text:span text:style-name="T287">!</text:span></text:p>
      <text:p text:style-name="P288">Le corps féminin crée sa technique. Nous le voyons au music-hall où une Spinelly, une Mistinguett ou une Dourga, dans des genres fort différents, atteignent parfois à des réalisations plastiques d’une ingéniosité remarquable et d’une grâce évidente, à cause de l’utilisation parfaite et appliquée de leurs ressources plastiques personnelles. Nous l’avons vu lorsque telle et telle transfuges du corps de ballet de l’Opéra-Comique, en changeant de tréteau, ont fait preuve soudain de qualités techniques insoupçonnées jusqu’alors :<text:s/>le music-hall ou le théâtre de genre ne leur avaient pourtant pas donné brusquement du génie, mais, en s’évadant des cadres rigides des quadrilles classiques où elles demeuraient des exécutantes médiocres, elles se libéraient d’un esclavage de formules transcendantes trop ardues pour leurs humbles moyens et pouvaient développer, en dehors de toute scolastique, les secrètes qualités de grâce, de force, de souplesse, d’adresse ou de charme dont les avait enrichies la bienveillante nature.</text:p>
      <text:p text:style-name="Corpsdetexte"><text:span text:style-name="T289">«</text:span><text:span text:style-name="T290"> </text:span><text:span text:style-name="T291">Elles ont cessé de faire de la danse</text:span><text:span text:style-name="T292"> </text:span><text:span text:style-name="T293">»</text:span><text:span text:style-name="T294">, diront dédaigneusement les petits<text:s/></text:span><text:span text:style-name="T295">«</text:span><text:span text:style-name="T296"> </text:span><text:span text:style-name="T297">rats</text:span><text:span text:style-name="T298"> </text:span><text:span text:style-name="T299">»</text:span><text:span text:style-name="T300"><text:s/>de nos corps de ballet subventionnés, qui travaillent avec courage leur agrégation de chorégraphie. Mais non</text:span><text:span text:style-name="T301"> </text:span><text:span text:style-name="T302">;</text:span><text:span text:style-name="T303"><text:s/>ces indépendantes<text:s/></text:span><text:soft-page-break/><text:span text:style-name="T304">ont simplement cessé d</text:span><text:span text:style-name="T305">’</text:span><text:span text:style-name="T306">être des universitaires. Elles sont semblables<text:s/></text:span><text:span text:style-name="T307">à</text:span><text:span text:style-name="T308"><text:s/>des<text:s/></text:span><text:span text:style-name="T309">«</text:span><text:span text:style-name="T310"> </text:span><text:span text:style-name="T311">s</text:span><text:span text:style-name="T312">évrienne</text:span><text:span text:style-name="T313">s</text:span><text:span text:style-name="T314"> </text:span><text:span text:style-name="T315">»</text:span><text:span text:style-name="T316"><text:s/>qui se lancent dans le roman, la poésie ou le journalisme</text:span><text:span text:style-name="T317"> </text:span><text:span text:style-name="T318">:</text:span><text:span text:style-name="T319"><text:s/>elles nous laisseront parfois des réalisations médiocres, elles nous donneront parfois des chefs-d</text:span><text:span text:style-name="T320">’</text:span><text:span text:style-name="T321">œuvre. Mais il n</text:span><text:span text:style-name="T322">’</text:span><text:span text:style-name="T323">est pas plus opportun de centraliser et d</text:span><text:span text:style-name="T324">’</text:span><text:span text:style-name="T325">unifier l</text:span><text:span text:style-name="T326">’</text:span><text:span text:style-name="T327">enseignement de la danse qu’il ne serait prudent<text:s/></text:span><text:span text:style-name="pb">[p.<text:s/></text:span><text:span text:style-name="pb">145</text:span><text:span text:style-name="pb">]<text:s/></text:span><text:span text:style-name="T328">de limiter à l’apport des normaliens toute la littérature française.</text:span></text:p>
      <text:p text:style-name="P329"><text:s/>Qu’on ne prenne pas cette modeste réflexion pour un encouragement à l’amateurisme et une manifestation d’ingratitude à l’égard des danseurs et des écrivains qui connaissent bien leur grammaire et leur syntaxe. Hâtons-nous de souligner tout ce que nous devons aux<text:s/>« humanités »<text:s/>de la danse.</text:p>
      <text:p text:style-name="ab">*<text:line-break/>*   *</text:p>
      <text:p text:style-name="P330">On ne fut pas toujours très équitable pour la technique classique. Il faut bien avouer, d’ailleurs, qu’elle s’était, peu à peu, chez nous du moins, intellectualisée jusqu’à la<text:s/>dessiccation. Le ballet d’opéra avait favorisé une insensible évolution de la danseuse vers la marionnette articulée. La raideur géométrique des<text:s/>« pas »<text:s/>et des ensembles traditionnels s’ajoutant à la convention du costume transportait la ballerine dans un monde mécanique très éloigné du plan humain. Certaines prouesses, certains<text:s/>« pont-aux-ânes »<text:s/>de son métier manquaient terriblement de grâce et de séduction. Un sujet exceptionnellement doué pouvait, par miracle, en masquer l’indigence mais la plupart des interprètes échouaient dans cette tâche difficile. Et les artistes s’étaient si bien habitués à dédaigner cette banale gymnastique anachronique, perpétuée pour le seul plaisir de nos vieux abonnés, qu’ils saluèrent comme des libératrices de génie toutes les femmes qui vinrent piétiner de la musique sans chaussons roses et sans tutu.</text:p>
      <text:p text:style-name="Corpsdetexte"><text:span text:style-name="T331">C’était une imprudence, et nous n’avons pas tardé à nous en apercevoir. La tunique grecque et les pieds nus nous ont infligé plus d’une cruelle désillusion. Et précisément, au même moment, par un singulier paradoxe, les Fokine, les Nijinsky, les Karsawina et les Pavlova venaient, du fond de la Russie, nous démontrer les qualités de la pure tradition française dans la chorégraphie classique. Ce fut, pour beaucoup de nos compatriotes, une véritable révélation. On ne s’attendait pas à découvrir chez ces révolutionnaires un tel respect du passé et le voisinage des danses du<text:s/></text:span><text:span text:style-name="T332">Prince Igor</text:span><text:span text:style-name="T333"><text:s/>et du<text:s/></text:span><text:span text:style-name="T334">Sacre du Printemps</text:span><text:span text:style-name="T335"><text:s/>ne donnait qu’une plus éloquente signification aux pointes des<text:s/></text:span><text:span text:style-name="T336">Sylphides</text:span><text:span text:style-name="T337">.</text:span></text:p>
      <text:p text:style-name="Corpsdetexte"><text:span text:style-name="pb">[p.<text:s/></text:span><text:span text:style-name="pb">146</text:span><text:span text:style-name="pb">]<text:s/></text:span><text:span text:style-name="T338">On s’aperçut alors que l’esthétique stéréotypée du maillot et des chaussons roses, de la jupe ballonnée de tulle blanc, de la taille serrée, de la coiffure stricte et des bras nus n’était pas une absurdité. Dans les couvents de danses de Russie la virtuosité de Vestris s’était conservée intacte et les interprétations de Chopin qui nous étaient offertes s’inspiraient de l</text:span><text:span text:style-name="T339">’</text:span><text:span text:style-name="T340">acrobatique manuel de haute école du<text:s/></text:span><text:span text:style-name="T341">xviii</text:span><text:span text:style-name="T342">e</text:span><text:span text:style-name="T343"> </text:span><text:span text:style-name="T344">siècle. Or cette technique supérieure exige un affranchissement systématique de toutes les servitudes de notre humble condition terrestre pour tendre vers un idéal de légèreté, de rapidité, de prestesse et d’équilibre<text:s/></text:span><text:span text:style-name="T345">suprahumain</text:span><text:span text:style-name="T346">.</text:span></text:p>
      <text:p text:style-name="P347">Le costume classique facilite cette évasion. Il transforme la danseuse en créature immatérielle, aérienne et impondérable. Il neutralise sa féminité pour en faire une fée, un elfe, un lutin ou un papillon. Il crée la femme-insecte, aux membres grêles et élastiques, aux ailes de gaze, à la taille étranglée et la femme-fleur aux pétales mousseux, aux bras fins et souples comme des lianes. Par l’artifice de la pointe elle semble se libérer des lois de la pesanteur en nous donnant l’impression de planer entre ciel et terre et de ne plus effleurer le sol que de l’extrémité de son orteil dédaigneux. Grâce à la pointe le corps entier de la danseuse s’allonge, s’étire, s’affine miraculeusement et se termine d’une façon imprécise au lieu de s’étayer sur une double plate-forme en contact étroit avec le plancher des ruminants.<text:s/>L’immense<text:s/>corolle de mousseline qui fleurit autour de ses hanches dissimule l’épanouissement indiscret du bassin qui affirme, avec un orgueil inopportun chez une danseuse, la noblesse du destin maternel. Ce moutonnement de blancheurs frémissantes amincit la taille qui prend la fragilité d’un corselet de guêpe, et rend plus frêles les jambes et les bras qui ne doivent pas être de chair mais évoquer le svelte frémissement de l’antenne ou du pistil. Il y a là une transsubstantiation volontaire qu’il faut accepter résolument et ne pas craindre d’accentuer, au besoin, pour spiritualiser encore cet état supérieur, ce mysticisme de la chorégraphie pure.</text:p>
      <text:p text:style-name="ab">*<text:line-break/>*   *</text:p>
      <text:soft-page-break/>
      <text:p text:style-name="P348">Mais il s’agit là d’une vocation exceptionnelle. La religion de Terpsichore a ses ordres mineurs. Il ne faut pas obliger de petites sœurs converses à devenir, par principe, des Thérèse d’Avila.<text:s/>Il y a, pour les adolescentes rebelles à la désincarnation, d’autres façons de servir la danse et la musique. Ces dévotions nouvelles, qui ne sont pas des schismes, se sont multipliées depuis quelques années. Toutes ne sont pas d’égale ferveur mais il serait imprudent de les décourager. Elles ont la valeur d’expériences démonstratives d’où l’on peut tirer d’utiles enseignements.</text:p>
      <text:p text:style-name="P349">Elles mettent ouvertement à l’étude d’importants problèmes. Elles aident à la transformation progressive du style plastique exigée par l’évolution du langage musical. La danse classique était basée sur le principe de la carrure mélodique :<text:s/>si elle veut s’annexer les chefs-d’œuvre modernes — et elle le doit — elle sera bien forcée de modifier son équilibre rythmique et d’assouplir sa conception de la mesure. Sans rien abandonner de sa haute doctrine, elle a le devoir de suivre la nouvelle prosodie de nos compositeurs.</text:p>
      <text:p text:style-name="Corpsdetexte"><text:span text:style-name="T350">La danse classique se trouve arrivée au moment embarrassant que connut la poésie lorsqu’on s’avisa de substituer le vers libre au vers régulier. La musique écrite à l’usage de nos corps de ballet reposait, jusqu</text:span><text:span text:style-name="T351">’</text:span><text:span text:style-name="T352">ici, sur des jeux de rime</text:span><text:span text:style-name="T353">s et de césures symétriques</text:span><text:span text:style-name="T354"> </text:span><text:span text:style-name="T355">;</text:span><text:span text:style-name="T356"><text:s/>il s</text:span><text:span text:style-name="T357">’</text:span><text:span text:style-name="T358">agit maintenant de la déshabituer des alexandrins et de lui apprendre l</text:span><text:span text:style-name="T359">’</text:span><text:span text:style-name="T360">harmonie fuyante et subtile du vers libre ou de la prose rythmée. L’exemple de<text:s/></text:span><text:span text:style-name="T361">Daphnis et Chloé</text:span><text:span text:style-name="T362"><text:s/>nous a montré que cette transformation était relativement aisée pour des interprètes en pleine possession de leur technique. Zambelli a su dessiner de son pied léger, avec la plus élégante indépendance, la capricieuse arabesque des mélodies de Ravel sur le plateau même ou elle avait l’habitude de tracer sagement les festons des valses du répertoire, réguliers comme les<text:s/></text:span><text:span text:style-name="T363">«</text:span><text:span text:style-name="T364"> </text:span><text:span text:style-name="T365">huit</text:span><text:span text:style-name="T366"> </text:span><text:span text:style-name="T367">»</text:span><text:span text:style-name="T368"><text:s/>de l</text:span><text:span text:style-name="T369">’</text:span><text:span text:style-name="T370">arroseur qui, pendant l</text:span><text:span text:style-name="T371">’</text:span><text:span text:style-name="T372">entracte, semble calligraphier sur le plancher les lois essentielles du rond de jambe et de l’aile de pigeon.</text:span></text:p>
      <text:p text:style-name="Corpsdetexte"><text:span text:style-name="T373">Une telle leçon ne doit pas être perdue. La technique classique peut se rajeunir sans trahison. Elle ne saurait demeurer en marge du mouvement musical. Elle est assez souple pour s’adapter à tous les styles et à toutes les syntaxes. Après avoir fait de la prosodie elle peut faire de l</text:span><text:span text:style-name="T374">’</text:span><text:span text:style-name="T375">analyse grammaticale ou de l’analyse logique. Des danseurs mélomanes comme les Sakharoff</text:span><text:span text:style-name="T376"><text:s/></text:span><text:span text:style-name="pb">[p.<text:s/></text:span><text:span text:style-name="pb">148</text:span><text:span text:style-name="pb">]<text:s/></text:span><text:span text:style-name="T377">nous ont montré avec quelle minutie</text:span><text:span text:style-name="T378">…<text:s/></text:span><text:span text:style-name="T379">philologique on peut décortiquer une phrase mélodique, en rendre sensibles les plus secrètes intentions architecturales et faire briller toutes les facettes d’une locution harmonieuse.</text:span><text:span text:style-name="T380"><text:s/></text:span><text:span text:style-name="T381">Les chorégraphes n’ont pas le droit de négliger pour l’avenir de si précieuses indications.</text:span></text:p>
      <text:p text:style-name="P382">Qu’ils ne soient pas esclaves de leurs préjugés scolaires. Qu’ils accueillent avec discernement mais avec une curiosité bienveillante les apports des danses étrangères. Les ballets russes nous ont montré qu’on peut fonder un excellent conservatoire de chorégraphie occidentale avec des professeurs et des élèves profondément imprégnés d’une culture esthétique asiatique. L’orientalisme et les persaneries dont on a vulgarisé chez nous les langueurs voluptueuses et la fine grâce sensuelle ne mettent pas plus en péril notre goût national que ne le firent jadis les turqueries des ballets de cour. Nous pouvons y puiser au contraire de fructueux enseignements. Nous y apprendrons qu’à côté de la danse spiritualisée existe une danse où le corps féminin impose sa souveraineté. Dans celles-ci, la musique obéit à la chair au lieu de lui imposer sa loi. Et cette nouvelle forme de collaboration peut engendrer également des chefs-d’œuvre.</text:p>
      <text:p text:style-name="P383">C’est de tous ces éléments épars que sera fait l’art chorégraphique de demain. On le pressent, riche éloquent, dynamique et persuasif. Déjà il répudie la pantomime traditionnelle, composée de formules toutes faites. Il sait se faire comprendre par des moyens qui ne doivent rien aux autres arts. Il devient complet et profond. Et, dût cet aveu passer pour un odieux blasphème, je suis de ceux qui voient en lui<text:s/>— après la faillite désormais inévitable des drames chantés — le dernier refuge, le plus sûr, d’ailleurs, et le plus universel, du lyrisme de l’avenir !</text:p>
      <text:p text:style-name="byline"><text:span text:style-name="T384">Émile Vuillermoz</text:span>.</text:p>
      <text:h text:style-name="Titre1" text:outline-level="1"><text:bookmark-start text:name="bookmark5"/><text:bookmark-end text:name="bookmark5"/>Théophile Gautier et le Ballet Romantique,<text:line-break/>par André Levinson</text:h>
      <text:p text:style-name="Corpsdetexte"><text:span text:style-name="pb">[p.<text:s/></text:span><text:span text:style-name="pb">149</text:span><text:span text:style-name="pb">]<text:s/></text:span><text:span text:style-name="T385">La floraison d’art multiple et touffue que suscita il y a bientôt cent ans l’ardente fièvre romantique fit éclore une conception nouvelle du spectacle de danse. Que le ballet romantique, le<text:s/></text:span><text:span text:style-name="T386">«</text:span><text:span text:style-name="T387"> </text:span><text:span text:style-name="T388">ballet </text:span><text:span text:style-name="T389">1830</text:span><text:span text:style-name="T390"> </text:span><text:span text:style-name="T391">»</text:span><text:span text:style-name="T392"><text:s/>continuât sous maint rapport une tradition ou plutôt un développement ininterrompu et<text:s/></text:span><text:soft-page-break/><text:span text:style-name="T393">plus que séculaire, qu’il eût été préparé de longue main par les maîtres italiens perfectionnant et codifiant la gymnastique de la danse théâtrale, qui songerait à le nie</text:span><text:span text:style-name="T394">r</text:span><text:span text:style-name="T395"> </text:span><text:span text:style-name="T396">?</text:span><text:span text:style-name="T397"><text:s/>La prestigieuse nouveauté de ses allures n’en reste pas moins frappante. C’est que l’esthétique de la danse se renouvelle totalement en changeant de base. Elle exprime un nouvel état d’âme, une sensibilité modifiée, voire une différente vision de l’univers.</text:span></text:p>
      <text:p text:style-name="Corpsdetexte"><text:span text:style-name="T398">Ce n’est pas en vain que Maria Taglioni, que Fanny Elssler, que Carlotta Grisi remplissent les deux mondes d’un frou-frou de blanche tarlatane. Osons l’affirmer</text:span><text:span text:style-name="T399"> </text:span><text:span text:style-name="T400">:</text:span><text:span text:style-name="T401"><text:s/>la<text:s/></text:span><text:span text:style-name="T402">Catchucha</text:span><text:span text:style-name="T403"><text:s/>de Fanny, le<text:s/></text:span><text:span text:style-name="T404">Pas de l’ombre</text:span><text:span text:style-name="T405"><text:s/>de Taglioni,<text:s/></text:span><text:span text:style-name="pb">[p.<text:s/></text:span><text:span text:style-name="pb">150</text:span><text:span text:style-name="pb">]<text:s/></text:span><text:span text:style-name="T406">le<text:s/></text:span><text:span text:style-name="T407">libretto</text:span><text:span text:style-name="T408"><text:s/>de<text:s/></text:span><text:span text:style-name="T409">Giselle</text:span><text:span text:style-name="T410"><text:s/>ne datent pas moins dans les annales de la grande génération romantique que la première<text:s/></text:span><text:span text:style-name="T411">d</text:span><text:span text:style-name="T412">’</text:span><text:span text:style-name="T413">Hernani</text:span><text:span text:style-name="T414">,</text:span><text:span text:style-name="T415"><text:s/>la<text:s/></text:span><text:span text:style-name="T416">Barque du Dante</text:span><text:span text:style-name="T417">,</text:span><text:span text:style-name="T418"><text:s/>les<text:s/></text:span><text:span text:style-name="T419">Méditations</text:span><text:span text:style-name="T420">.</text:span><text:span text:style-name="T421"><text:s/></text:span><text:span text:style-name="T422">Apport éphémère, soit, par son essence même, mais sans lequel notre vision de la période romantique resterait incomplète et tant soit peu faussée. Contenant des éléments de beauté impé</text:span><text:span text:style-name="T423">rissable le ballet </text:span><text:span text:style-name="T424">1830 est bien de son temps. C’est que le genre inauguré en France par les Taglioni, dynastie de danseurs italienne et venant de Vienne, comportait toutes les caractéristiques du génie romantique</text:span><text:span text:style-name="T425"> </text:span><text:span text:style-name="T426">:</text:span><text:span text:style-name="T427"><text:s/>spiritualisme rêveur, engouement pour la couleur locale puisée aux sources populaires, nostalgie de pays lointains ou féeriques, d’un passé oublié ou légendaire, amour mystique plus fort que la mort.</text:span></text:p>
      <text:p text:style-name="Corpsdetexte"><text:span text:style-name="T428">Le ballet, qui fut sous l</text:span><text:span text:style-name="T429">’</text:span><text:span text:style-name="T430">Empire surtout un divertissement de danse accolé à un sujet quelconque de mythologie scolaire ou bien, comme en Italie, un drame passionn</text:span><text:span text:style-name="T431">e</text:span><text:span text:style-name="T432">l</text:span><text:span text:style-name="T433"><text:s/>mimé en mesure, se vit ainsi appelé à exprimer les aspirations d</text:span><text:span text:style-name="T434">’</text:span><text:span text:style-name="T435">une époque, sa pensée philosophique, son besoin de beauté. Transformation magique</text:span><text:span text:style-name="T436"> </text:span><text:span text:style-name="T437">!</text:span><text:span text:style-name="T438"><text:s/>La danse dite classique, qui fut une acrobatie élégante satisfaisant à un appétit d’harmonie bien ordonnée, de mouvement symétrique, devint le langage de l’indicible, le mouvement s’érigea en symbole, le geste conventionnel se mua en un signe, une formule abstraite. Le spectacle ne fut plus<text:s/></text:span><text:span text:style-name="T439">un régal des sens, mais — selon un mot de Gœthe </text:span><text:span text:style-name="T440">— la réalisation de l’imaginaire. Résumons</text:span><text:span text:style-name="T441"> </text:span><text:span text:style-name="T442">:</text:span><text:span text:style-name="T443"><text:s/>le ballet romantique fut essentiellement, sous une forme palpable, directe, suggestive, l’expression spontanée et inconsciente d’une métaphysique spiritualité. C’en était fait du rationalisme des classiques. Ce que fut pour les multitudes ferventes du moyen-âge le<text:s/></text:span><text:span text:style-name="T444">mystère</text:span><text:span text:style-name="T445">,</text:span><text:span text:style-name="T446"><text:s/>le ballet romantique le fit éprouver aux abonnés de l’Opéra vers 1830.</text:span></text:p>
      <text:p text:style-name="P447">Le ballet fut, il sied de le préciser, un des foyers de rayonnement de l’influence germanique. Marie Taglioni — et ce n’est pas pour rien que du sang scandinave coule dans ses veines — dansa ce qu’avait pensé Kant, ce qu’avait chanté Novalis, ce qu’avait imaginé Hoffmann.</text:p>
      <text:p text:style-name="Corpsdetexte"><text:span text:style-name="T448">Examinons les sujets de la<text:s/></text:span><text:span text:style-name="T449">Sylphide</text:span><text:span text:style-name="T450">,</text:span><text:span text:style-name="T451"><text:s/>de la<text:s/></text:span><text:span text:style-name="T452">Fille du Danube</text:span><text:span text:style-name="T453">,</text:span><text:span text:style-name="T454"><text:s/>de<text:s/></text:span><text:span text:style-name="T455">Giselle</text:span><text:span text:style-name="T456">.<text:s/></text:span><text:span text:style-name="T457">Nous verrons toute la contexture de l’action faire preuve d’un dualisme marqué</text:span><text:span text:style-name="T458"> </text:span><text:span text:style-name="T459">;</text:span><text:span text:style-name="T460"><text:s/>le monde de la réalité immédiate et mesquine et, juxtaposé, un<text:s/></text:span><text:span text:style-name="pb">[p.<text:s/></text:span><text:span text:style-name="pb">151</text:span><text:span text:style-name="pb">]<text:s/></text:span><text:span text:style-name="T461">monde idéal, celui des réalités essentielles, la vanité des apparences et la vérité du rêve.</text:span><text:span text:style-name="T462"><text:s/></text:span><text:span text:style-name="T463">Partout la fiction transcendante prime la vie réelle</text:span><text:span text:style-name="T464"> </text:span><text:span text:style-name="T465">;</text:span><text:span text:style-name="T466"><text:s/>la défaite du rêve anéanti par les passions terrestres détermine fatalement le dénouement tragique. Dès que la sylphide a perdu ses ailes, c’en est fait de la danse</text:span><text:span text:style-name="T467"> </text:span><text:span text:style-name="T468">:</text:span><text:span text:style-name="T469"><text:s/>le ballet est fini.</text:span></text:p>
      <text:p text:style-name="P470">Dans tous ces<text:s/>« ballets blancs »<text:s/>le mécanisme de la danse, le caractère et l’amplitude du mouvement sont puissamment déterminés par cette conception. L’avènement décisif des temps sur les pointes, le triomphe de l’« élévation »<text:s/>en résultent. Nous avons vu dans chacun de ces célèbres ballets la protagoniste, la ballerine allier une existence surnaturelle<text:s/>— sylphide, ondine, revenant, péri — à une destinée terrestre. S’évadant de la réalité, abordant l’au-delà, la danseuse brise avec le mouvement naturel et s’astreint à une dynamique abstraite et sublime.</text:p>
      <text:p text:style-name="P471">Elle s’élève sur les pointes, sur l’orteil tendu et rigide ;<text:s/>ce n’est plus ni la marche ni la course. C’est une forme de mouvement inouïe, qui s’affranchit des lois de la gravitation, des habitudes mécaniques du mouvement vulgaire, des nécessités de l’aplomb. La ballerine n’appartient plus à la terre ;<text:s/>son règne est la région éthérée, le domaine de la fantaisie délivrée. La gymnastique se révèle source de symboles, tremplin de l’imagination.</text:p>
      <text:p text:style-name="P472">À<text:s/>quel point et à quel moment précis se transforme la discipline traditionnelle ?<text:s/>Évidemment les éléments restent les mêmes, mais tels d’entre eux s’effacent, d’autres s’accentuent. Mais que de difficultés à résoudre pour le chercheur !</text:p>
      <text:p text:style-name="Corpsdetexte"><text:span text:style-name="T473">Ainsi le<text:s/></text:span><text:span text:style-name="T474">Traité de la Danse</text:span><text:span text:style-name="T475"><text:s/>de Carlo Blasis, l’illustre maître milanais, mentionne dans le texte de la première version (1820) tels temps ou positions<text:s/></text:span><text:span text:style-name="T476">sur le</text:span><text:span text:style-name="T477">s pointes</text:span><text:span text:style-name="T478">.<text:s/></text:span><text:span text:style-name="T479">Mais considérons les dessins correspondant à ces passages</text:span><text:span text:style-name="T480"> </text:span><text:span text:style-name="T481">:</text:span><text:span text:style-name="T482"><text:s/>partout le danseur s’appuie sur la<text:s/></text:span><text:span text:style-name="T483">demi-pointe</text:span><text:span text:style-name="T484"> ;</text:span><text:span text:style-name="T485"><text:s/></text:span><text:span text:style-name="T486">c’est</text:span><text:span text:style-name="T487"><text:s/>sur l</text:span><text:span text:style-name="T488">’</text:span><text:span text:style-name="T489">articulation de l’orteil que porte l’aplomb</text:span><text:span text:style-name="T490"> </text:span><text:span text:style-name="T491">;</text:span><text:span text:style-name="T492"><text:s/>il y a équivoque et il vaut mieux s’abstenir de dater avec exactitude<text:s/></text:span><text:soft-page-break/><text:span text:style-name="T493">l’apparition de la danse sur les pointes.</text:span></text:p>
      <text:p text:style-name="Corpsdetexte"><text:span text:style-name="T494">Une autre conquête de la danse romantique, c’est l</text:span><text:span text:style-name="T495">’</text:span><text:span text:style-name="T496">amplitude plus grande des mouvements, le diapason plus vaste des lignes. Encore au temps de Jean-Georges Noverre, la distance extrême entre les deux pieds de<text:s/></text:span><text:span text:style-name="pb">[p.<text:s/></text:span><text:span text:style-name="pb">152</text:span><text:span text:style-name="pb">]<text:s/></text:span><text:span text:style-name="T497">l’exécut</text:span><text:span text:style-name="T498">ant ne devait point dépasser 18 </text:span><text:span text:style-name="T499">pouces.</text:span><text:span text:style-name="T500"><text:s/></text:span><text:span text:style-name="T501">Auguste Vestris qui assiste en pédant maussade et baroque au renouveau romantique avait bien tourné de son temps d’innombrables pirouettes<text:s/></text:span><text:span text:style-name="T502">«</text:span><text:span text:style-name="T503"> </text:span><text:span text:style-name="T504">à la hauteur</text:span><text:span text:style-name="T505"> </text:span><text:span text:style-name="T506">»</text:span><text:span text:style-name="T507">, son rival victorieux Duport l’avait bien éclipsé par l’élasticité de ses bonds prodigieux</text:span><text:span text:style-name="T508"> </text:span><text:span text:style-name="T509">:</text:span><text:span text:style-name="T510"><text:s/>ces triomphes restaient réservés aux danseurs</text:span><text:span text:style-name="T511"> </text:span><text:span text:style-name="T512">;</text:span><text:span text:style-name="T513"><text:s/>jamais une Bigottini, une Fanny Bias, étoiles de l’époque impériale, ne purent leur disputer le succès.</text:span></text:p>
      <text:p text:style-name="P514">En 1830 revirement complet :<text:s/>le danseur s’efface, est réduit à la pantomime. Il cède le pas à la danseuse, être aérien, matérialisation diaphane de<text:s/>« l’éternel féminin »<text:s/>qui traverse la scène dans une envolée de temps sautés et ballonnés, de jetés prodigieux. Des centaines de lithographies romantiques nous montrent la ballerine négligeant d’effleurer la terre, emportée par une cabriole ailée qui escalade le ciel. Ces images tant soit peu conventionnelles et mièvres nous renseignent sur une autre réforme fondamentale :<text:s/>la transformation du costume féminin.</text:p>
      <text:p text:style-name="Corpsdetexte"><text:span text:style-name="T515">Abolie la tunique néo-grecque à la David</text:span><text:span text:style-name="T516"> </text:span><text:span text:style-name="T517">;</text:span><text:span text:style-name="T518"><text:s/>le corsage rigide et le<text:s/></text:span><text:span text:style-name="T519">«</text:span><text:span text:style-name="T520"> </text:span><text:span text:style-name="T521">tutu</text:span><text:span text:style-name="T522"> </text:span><text:span text:style-name="T523">»</text:span><text:span text:style-name="T524"><text:s/>allongé, cloche de tarlatane blanche, inspirée à la Taglioni par le peintre Eugène Lamy, affranchissant le mouvement, l’entourant d’</text:span><text:span text:style-name="T525">une brume laiteuse, deviennent l’</text:span><text:span text:style-name="T526">«</text:span><text:span text:style-name="T527"> </text:span><text:span text:style-name="T528">u</text:span><text:span text:style-name="T529">niforme</text:span><text:span text:style-name="T530"> </text:span><text:span text:style-name="T531">»</text:span><text:span text:style-name="T532"><text:s/>de la sylphide, de la libellule, de la salamandre. Nous ne saurions imaginer aujourd’hui la Grisi ou la Grahn sans l’ornement de cette corolle renversée. Il arriva que la personnalité de plus en plus exaltée de la danseuse, la Madone de ces nouveaux Mystères, écarta non seulement le danseur mais l’ensemble, le chœur figuré par le corps de ballet. C’est Taglioni qui inaugure l’époque brillante et néfaste des<text:s/></text:span><text:span text:style-name="T533">virtuoses</text:span><text:span text:style-name="T534">.</text:span></text:p>
      <text:p text:style-name="P535">Or, cet incessant va-et-vient entre le ciel et la terre, cette échelle de Jacob éternellement dressée n’épuise point la matière du ballet romantique ;<text:s/>le clair de lune mélancolique argentant les ruines d’un donjon à mâchicoulis peint par Cicéri, la ronde nocturne des esprits élémentaires ou des fantômes dolents, la danse immatérielle et abstraite ne remplissent qu’un des hémisphères de ce monde imaginaire.</text:p>
      <text:p text:style-name="Corpsdetexte"><text:span text:style-name="T536">L’autre s’épanouit en plein soleil. Si dans la<text:s/></text:span><text:span text:style-name="T537">Sylphide</text:span><text:span text:style-name="T538"><text:s/>de la Taglioni l’imagination émigrée se perd dans les brumes d’Ossian, dans les légendes</text:span><text:span text:style-name="T539"><text:s/></text:span><text:span text:style-name="pb">[p.<text:s/></text:span><text:span text:style-name="pb">153</text:span><text:span text:style-name="pb">]<text:s/></text:span><text:span text:style-name="T540">celtes de Walter Scott, ce sont les<text:s/></text:span><text:span text:style-name="T541">Contes d</text:span><text:span text:style-name="T542">’</text:span><text:span text:style-name="T543">Espagne et d</text:span><text:span text:style-name="T544">’</text:span><text:span text:style-name="T545">Italie</text:span><text:span text:style-name="T546"><text:s/>qui semblent servir d’itinéraire à Fanny dansant<text:s/></text:span><text:span text:style-name="T547">Le diable boiteux</text:span><text:span text:style-name="T548">.<text:s/></text:span><text:span text:style-name="T549">Nous avons vu le système de la danse classique s’adapter aux exigences du style transcendant. Mais au même instant l’action terrestre se colore brillamment. Tous les procédés surannés des<text:s/></text:span><text:span text:style-name="T550">«</text:span><text:span text:style-name="T551"> </text:span><text:span text:style-name="T552">danses de caractère</text:span><text:span text:style-name="T553"> </text:span><text:span text:style-name="T554">»</text:span><text:span text:style-name="T555"><text:s/>sont subitement débordés par l’invasion des danses populaires</text:span><text:span text:style-name="T556"> </text:span><text:span text:style-name="T557">;</text:span><text:span text:style-name="T558"><text:s/>les éléments ethnographiques les plus variés, authentiques ou transposés, affluent.</text:span></text:p>
      <text:p text:style-name="Corpsdetexte"><text:span text:style-name="T559">Dans la<text:s/></text:span><text:span text:style-name="T560">Catchoucha</text:span><text:span text:style-name="T561"><text:s/>ou la<text:s/></text:span><text:span text:style-name="T562">Cracovienne</text:span><text:span text:style-name="T563"><text:s/>de Fanny Elssler, dans la<text:s/></text:span><text:span text:style-name="T564">Gitane<text:s/></text:span><text:span text:style-name="T565">de Taglioni, descendue de l’empyrée et maniant les castagnettes, la couleur locale triomphe. Elle prend volontiers une teinte d’exotisme. La<text:s/></text:span><text:span text:style-name="T566">Péri<text:s/></text:span><text:span text:style-name="T567">de Théophile Gautier n’est-elle pas un écho des<text:s/></text:span><text:span text:style-name="T568">Orientales</text:span><text:span text:style-name="T569"><text:s/>de Victor Hug</text:span><text:span text:style-name="T570">o</text:span><text:span text:style-name="T571"> </text:span><text:span text:style-name="T572">?</text:span><text:span text:style-name="T573"><text:s/>Souvent l’invention romantique se retrempe aux sources mêmes, en contemplant le<text:s/></text:span><text:span text:style-name="T574">Fandango</text:span><text:span text:style-name="T575"><text:s/>de Dolorès Serral</text:span><text:span text:style-name="T576">, l’Andalouse, les<text:s/></text:span><text:span text:style-name="T577">Colombes<text:s/></text:span><text:span text:style-name="T578">d’Amany, la Bayadère.</text:span></text:p>
      <text:p text:style-name="P579">Par tous ces contacts une conception plus vaste, plus intense de la beauté plastique est bientôt instaurée ;<text:s/>devant la plénitude des formes évoquées ou entrevues la grâce étriquée, guindée et toute de convention, promulguée par l’école de Gardel, s’étiole et disparaît.</text:p>
      <text:p text:style-name="Corpsdetexte"><text:span text:style-name="T580">C’est à cette grande révolution théâtrale que fut intimement mêlé Théophile Gautier, le poète d</text:span><text:span text:style-name="T581">’</text:span><text:span text:style-name="T582">Émaux et Camées</text:span><text:span text:style-name="T583">, tant par son action de critique que par son effort créateur. Le ballet romantique lui apparut sous ses deux espèces, personnifiées par la Taglioni et Fanny jusqu’au j</text:span><text:span text:style-name="T584">our où Carl</text:span><text:span text:style-name="T585">otta Grisi vint réaliser l’équilibre, la synthèse suprême. Aussi le début de la future Giselle fut-il un événement qui pesa sur toute la vie du<text:s/></text:span><text:span text:style-name="T586">«</text:span><text:span text:style-name="T587"> </text:span><text:span text:style-name="T588">bon Théo</text:span><text:span text:style-name="T589"> </text:span><text:span text:style-name="T590">»</text:span><text:span text:style-name="T591">. Il mourut trente-deux ans plus tard avec le nom de la<text:s/></text:span><text:span text:style-name="quote.c">« </text:span><text:span text:style-name="quote.c">dame aux yeux de violettes</text:span><text:span text:style-name="quote.c"> »</text:span><text:span text:style-name="T592"><text:s/>sur les lèvres.</text:span></text:p>
      <text:p text:style-name="ab">*<text:line-break/>*   *</text:p>
      <text:p text:style-name="Corpsdetexte"><text:span text:style-name="T593">On se doute rarement de l’énorme travail fourni par Théophile Gautier, journaliste, ce forçat du feuilleton. Seules ses chroniques dramatiques qui ne forment qu’une partie de son labeur monstrueux font revivre plus de trente ans de vie théâtrale. On en a recueilli voilà plus de soixante</text:span><text:span text:style-name="T594"><text:s/></text:span><text:span text:style-name="pb">[p.<text:s/></text:span><text:span text:style-name="pb">154</text:span><text:span text:style-name="pb">]<text:s/></text:span><text:span text:style-name="T595">ans deux ou trois<text:s/></text:span><text:soft-page-break/><text:span text:style-name="T596">cents qui n’ont pas été réimprimées depuis.</text:span><text:span text:style-name="T597"><text:s/></text:span><text:span text:style-name="T598">Dans leur totalité elles constitueraient la matière d’une vingtaine de volumes.</text:span></text:p>
      <text:p text:style-name="P599">Ces feuilletons décèlent à un certain degré son don extraordinaire de conteur désinvolte, d’improvisateur sans pareils ;<text:s/>je ne lui connais point de rival pour savoir conter d’une manière claire, imagée et tangible, avec une exactitude relevée par l’ironie, ce qui se passe sur les planches, pour savoir transposer en mots évocateurs la vision totale du spectacle. Telles de ses critiques sur le ballet ont pour nous la valeur documentaire, le charme animé et précis de portraits peints avec toutes les délicatesses du modelé, toute la finesse harmonieuse du contour ;<text:s/>ces portraits rendent vivantes et inaltérables les figures quasi légendaires d’une Taglioni, d’une Carlotta.</text:p>
      <text:p text:style-name="Corpsdetexte"><text:span text:style-name="quote.c">«</text:span><text:span text:style-name="quote.c"> </text:span><text:span text:style-name="quote.c">Ses pieds sont comme deux flèches d’acier rebondissant sur un pavé de marbre</text:span><text:span text:style-name="quote.c"> </text:span><text:span text:style-name="quote.c">»</text:span><text:span text:style-name="T600">, écrit un jour Ga</text:span><text:span text:style-name="T601">utier en parlant de la Fuoco</text:span><text:span text:style-name="T602"><text:note text:note-class="footnote" text:id="_ftn0"><text:note-citation>1</text:note-citation><text:note-body><text:p text:style-name="Notedebasdepage"><text:s/>La Fuoco est une des sept étoiles de la fameuse<text:s/><text:span text:style-name="T603">Pléiade</text:span><text:s/>des élèves de Blasis.</text:p></text:note-body></text:note></text:span><text:span text:style-name="T604">.</text:span><text:span text:style-name="T605"><text:s/></text:span><text:span text:style-name="T606">Ces quatorze mots ne suffisent-ils pas pour que le nom de la ballerine italienne à demi oubliée ne soit jamais effacé des annales de la dans</text:span><text:span text:style-name="T607">e</text:span><text:span text:style-name="T608"> </text:span><text:span text:style-name="T609">?</text:span></text:p>
      <text:p text:style-name="Corpsdetexte"><text:span text:style-name="T610">Il serait bien tentant de réduire en formules exactes, à l’appui de citations probantes, les idées de Théophile Gautier sur le ballet, de reconstituer l’esthétique théâtrale dont ressortent ses jugements. J’y renonce pour le moment, les théories de Gautier étant par trop paradoxales,</text:span><text:span text:style-name="T611"><text:s/></text:span><text:span text:style-name="pb">[p.<text:s/></text:span><text:span text:style-name="pb">155</text:span><text:span text:style-name="pb">]<text:s/></text:span><text:span text:style-name="T612">fragmentaires ou même contradictoires pour être résumées en passant.</text:span><text:span text:style-name="T613"><text:s/></text:span><text:span text:style-name="T614">Il suffit de constater que la plupart de ses opinions sur le ballet et les danseuses sont établies sur l’antithèse des deux espèces-types de la danse</text:span><text:span text:style-name="T615"> </text:span><text:span text:style-name="T616">:</text:span><text:span text:style-name="T617"><text:s/>la danse voluptueuse et robuste, faite de beauté plastique et d’émotion passionnée incarnée par Fanny et la danse dans sa perfection abstraite, idéalisée et<text:s/></text:span><text:span text:style-name="T618">exsangue</text:span><text:span text:style-name="T619"><text:s/>de la Taglioni,<text:s/></text:span><text:span text:style-name="quote.c">«</text:span><text:span text:style-name="quote.c"> </text:span><text:span text:style-name="quote.c">cet autre ang</text:span><text:span text:style-name="quote.c">e charmant de cieux imaginaires »</text:span><text:s/>(Banville).</text:p>
      <text:p text:style-name="Corpsdetexte"><text:span text:style-name="T620">Aussi les deux fameuses rivales sont-elles inséparablement opposées l’une à l’autre dans les colonnes de la<text:s/></text:span><text:span text:style-name="T621">Presse</text:span><text:span text:style-name="T622"><text:s/>comme jadis les héros des<text:s/></text:span><text:span text:style-name="T623">Vies parallèles</text:span><text:span text:style-name="T624"><text:s/>de Plutarque.</text:span></text:p>
      <text:p text:style-name="Corpsdetexte"><text:span text:style-name="T625">Dès 1836, Gautier non promu encore critique dramatique acclame dans une<text:s/></text:span><text:span text:style-name="T626">«</text:span><text:span text:style-name="T627"> </text:span><text:span text:style-name="T628">chronique parisienne</text:span><text:span text:style-name="T629"> </text:span><text:span text:style-name="T630">»</text:span><text:span text:style-name="T631"><text:s/>Marie Taglioni comme<text:s/></text:span><text:span text:style-name="quote.c">« </text:span><text:span text:style-name="quote.c">l’un des plus grands poètes de notre temps</text:span><text:span text:style-name="quote.c"> »</text:span><text:span text:style-name="T632">. Stendhal compara Vigano à Shakespeare. Gautier place la sylphide aux côtés de Lamartine et de lord Byron. Mais le jour de son investiture il a fait son choix. Dans la retentissante querelle des deux ballerines il a pris parti.</text:span></text:p>
      <text:p text:style-name="quote">« La danse de Fanny Elssler », affirme-t-il dans une page célèbre,<text:s/>« s’éloigne complètement des données académiques ;<text:s/>elle a un caractère particulier qui la sépare des autres danseuses ;<text:s/>ce n’est pas la grâce aérienne et virginale de Taglioni, c’est quelque chose de beaucoup plus humain qui s’adresse plus vivement aux sens.</text:p>
      <text:p text:style-name="quote">« Mademoiselle Taglioni est une danseuse chrétienne…<text:s/>Elle voltige comme un esprit au milieu des transparentes vapeurs des blanches mousselines dont elle aime à s’entourer, elle ressemble à une âme heureuse qui fait ployer à peine du bout de ses pieds roses la pointe des fleurs célestes. Fanny Elssler est une danseuse tout à fait païenne…<text:s/>Quand elle se cambre hardiment sur ses reins et qu’elle jette en arrière ses bras enivrés et morts de volupté, on croit voir une de ces belles figures d’Herculanum ou de<text:s/>Pompéi<text:s/>qui se détachent blanches sur un fond noir et accompagnent leurs pas avec les crotales sonores…</text:p>
      <text:p text:style-name="quote">« …<text:s/>Sans doute, le spiritualisme est chose respectable ;<text:s/>mais, en fait de danse, on peut bien faire quelques concessions au matérialisme. La danse, après tout, n’a d’autre but que de montrer de belles formes dans<text:s/><text:span text:style-name="pb">[p.<text:s/></text:span><text:span text:style-name="pb">156</text:span><text:span text:style-name="pb">]<text:s/></text:span>des poses gracieuses et de développer des lignes agréables<text:s/>à<text:s/>l’œil ;<text:s/>c’est<text:s/>un rythme muet, une musique que l’on regarde. La danse se prête peu à rendre les idées métaphysiques ;<text:s/>elle n’exprime que des passions :<text:s/>l’amour, le désir avec toutes ses coquetteries, l’homme qui attaque et la femme qui se défend mollement, forment le sujet de toutes les danses primitives.</text:p>
      <text:p text:style-name="quote">« Mademoiselle Fanny Elssler a compris parfaitement cette vérité. Elle a plus osé qu’aucune autre danseuse de l’Opéra :<text:s/>la première, elle a transporté sur ces planches pudiques l’audacieuse<text:s/><text:span text:style-name="T633">cachucha</text:span><text:s/>sans presque rien lui faire perdre de sa saveur native. Elle danse de tout son corps, depuis la pointe des cheveux jusqu’à la pointe des orteils… »</text:p>
      <text:p text:style-name="Corpsdetexte"><text:span text:style-name="T634">Cependant Gautier ose reprocher à l’idole sa défaillance dans la<text:s/></text:span><text:span text:style-name="T635">Muette de Portici</text:span><text:span text:style-name="T636">,</text:span><text:span text:style-name="T637"><text:s/>pour ne l’exalter que plus hautement à propos de la<text:s/></text:span><text:span text:style-name="T638">Gipsy</text:span><text:span text:style-name="T639">, ballet de Mazilier qui servit de cadre à la danse qui se place dans la légende Elsslérienne à côté de la<text:s/></text:span><text:span text:style-name="T640">Cachucha</text:span><text:span text:style-name="T641"> </text:span><text:span text:style-name="T642">;</text:span><text:span text:style-name="T643"><text:s/>c</text:span><text:span text:style-name="T644">’</text:span><text:span text:style-name="T645">est la<text:s/></text:span><text:span text:style-name="T646">Cracovienne</text:span><text:span text:style-name="T647">.</text:span></text:p>
      <text:p text:style-name="quote">« Vous peindre cette danse »,<text:s/>avoue Théophile Gautier après avoir décrit avec verve le costume de Fanny,<text:s/>« est une chose impossible :<text:s/>c’est une précision rythmique mêlée d’un abandon charmant, une prestesse nerveuse et sautillante dont on ne peut se faire une idée ;<text:s/>le babil métallique des éperons, espèce<text:s/><text:soft-page-break/>de castagnettes talonnières, accentue nettement chaque pas et donne à la danse un caractère de vivacité joyeuse tout à fait irrésistible ! »</text:p>
      <text:p text:style-name="Corpsdetexte"><text:span text:style-name="T648">Une fois Fanny partie pour l’Amérique<text:s/></text:span><text:span text:style-name="quote.c">« </text:span><text:span text:style-name="quote.c">son critique</text:span><text:span text:style-name="quote.c"> »</text:span><text:span text:style-name="T649">, comme elle qualifie Gautier dans ses lettres, ne laisse échapper aucune occasion de rappeler la danseuse à la mémoire des Parisiens. Du reste le très remarquable<text:s/></text:span><text:span text:style-name="T650">«</text:span><text:span text:style-name="T651"> </text:span><text:span text:style-name="T652">portrait écrit</text:span><text:span text:style-name="T653"> </text:span><text:span text:style-name="T654">»</text:span><text:span text:style-name="T655"><text:s/>qu’il fait d’elle à ce propos dans<text:s/></text:span><text:span text:style-name="T656">Les beautés de l</text:span><text:span text:style-name="T657">’</text:span><text:span text:style-name="T658">Opéra</text:span><text:span text:style-name="T659">,</text:span><text:span text:style-name="T660"><text:s/>album où Jules Janin se charge du panégyrique de Taglioni, n</text:span><text:span text:style-name="T661">’</text:span><text:span text:style-name="T662">est qu’une réduction de l’article d’ensemble qu</text:span><text:span text:style-name="T663">’</text:span><text:span text:style-name="T664">il avait publié au<text:s/></text:span><text:span text:style-name="T665">Figaro</text:span><text:span text:style-name="T666"><text:s/></text:span><text:span text:style-name="T667">en 1837. On n’analyse jamais la beauté des actrices, on ne les envisage jamais sous le côté purement plastique, se plaint-il au début.<text:s/></text:span><text:span text:style-name="T668">C’est</text:span><text:span text:style-name="T669"><text:s/>à ce point de vue qu’il se place en abordant encore une fois le sujet Elssler.</text:span></text:p>
      <text:p text:style-name="quote">« Mademoiselle Fanny Elssler est grande, souple et bien découplée ;<text:s/>elle a les poignets minces et les chevilles fines ;<text:s/>ses jambes, d’un tour<text:s/><text:span text:style-name="pb">[p.<text:s/></text:span><text:span text:style-name="pb">157</text:span><text:span text:style-name="pb">]<text:s/></text:span>élégant et pur, rappellent la sveltesse vigoureuse des jambes de Diane, la chasseresse virginale ;<text:s/>les rotules sont nettes, bien détachées et le genou est irréprochable ;<text:s/>ses jambes diffèrent beaucoup des jambes habituelles des danseuses, dont tout le corps semble avoir coulé en bas et s’y être tassé… »</text:p>
      <text:p text:style-name="P670">Il s’excuse d’insister si longuement sur les jambes, mais elles sont bien dignes d’être amoureusement étudiées.</text:p>
      <text:p text:style-name="quote">« Mademoiselle Elssler »,<text:s/>continue-t-il dans son éloge,<text:s/>« a des bras ronds, bien tournés, ne laissant pas percer les os du coude et n’ayant rien de la misère de formes des bras de ses compagnes…</text:p>
      <text:p text:style-name="quote">« …<text:s/>Quant au caractère de la tête, nous avouons qu’il ne nous paraît pas aussi gracieux qu’on le dit. Mademoiselle Elssler possède de superbes cheveux qui s’abattent de chaque côté de ses tempes, lustrés, et vernissés comme deux ailes d’oiseau ;<text:s/>la teinte foncée de cette chevelure tranche un peu trop méridionalement sur le germanisme bien caractérisé de sa physionomie :<text:s/>ce ne sont pas les cheveux de cette tête et de ce corps…</text:p>
      <text:p text:style-name="quote">« …<text:s/>On a appelé Mademoiselle Elssler une<text:s/><text:span text:style-name="T671">Espagnole du Nord</text:span> », constate-t-il en accentuant l’antithèse :<text:s/>« C’est son défaut. Elle est Allemande par le sourire, par la blancheur de la peau, la coupe de la figure, la placidité du front. Espagnole par sa chevelure, par ses petits pieds, ses mains fluettes et mignonnes, la cambrure un peu hardie de ses reins. Deux natures et deux tempéraments se combattent en elle…<text:s/>Elle est jolie mais elle manque de race ;<text:s/>elle hésite entre l’Espagne et l’Allemagne. Et cette même indécision se remarque dans le caractère du sexe :<text:s/>ses hanches sont peu développées, sa poitrine ne va pas<text:s/>au-delà<text:s/>des rondeurs de l’hermaphrodite antique ;<text:s/>comme elle est une très charmante femme, elle serait le plus charmant garçon du monde. »</text:p>
      <text:p text:style-name="Corpsdetexte"><text:span text:style-name="T672">Sur quelques avis savants sur la coiffure et le sourire s’achève ce portrait qui nous paraît un document iconographique aussi peu négligeable que les lithographies de Grèvedon ou de Jentsen. C’est ce détail plastique minutieusement observé par un homme pour qui<text:s/></text:span><text:span text:style-name="quote.c">«</text:span><text:span text:style-name="quote.c"> </text:span><text:span text:style-name="quote.c">le monde visible existe</text:span><text:span text:style-name="quote.c"> </text:span><text:span text:style-name="quote.c">»</text:span><text:span text:style-name="T673"><text:s/>(paroles de Gautier sur lui-même citées par les Goncourt) qui revêt l’image de la danseuse de ce caractère de vivacité et d’intimité.</text:span></text:p>
      <text:p text:style-name="Corpsdetexte"><text:span text:style-name="pb">[p.<text:s/></text:span><text:span text:style-name="pb">158</text:span><text:span text:style-name="pb">]<text:s/></text:span><text:span text:style-name="T674">Le jour que Fanny reprend les deux rôles, qui avaient été les plus beaux titres de Taglioni à la gloire théâtrale, ceux de la<text:s/></text:span><text:span text:style-name="T675">Sylphide</text:span><text:span text:style-name="T676"><text:s/>et de la<text:s/></text:span><text:span text:style-name="T677">Fille du Danube</text:span><text:span text:style-name="T678">,</text:span><text:span text:style-name="T679"><text:s/>non seulement Gautier ne crie point au sacrilège, m</text:span><text:span text:style-name="T680">ais franchement il se déclare — </text:span><text:span text:style-name="T681">dan</text:span><text:span text:style-name="T682">s un nouveau portrait parallèle </text:span><text:span text:style-name="T683">— pour Elssler. Le<text:s/></text:span><text:span text:style-name="T684">«</text:span><text:span text:style-name="T685"> </text:span><text:span text:style-name="T686">bon Théo</text:span><text:span text:style-name="T687"> </text:span><text:span text:style-name="T688">»</text:span><text:span text:style-name="T689"><text:s/>se montre alors presque cruel pour<text:s/></text:span><text:span text:style-name="T690">«</text:span><text:span text:style-name="T691"> </text:span><text:span text:style-name="T692">Marie pleine de grâces</text:span><text:span text:style-name="T693"> </text:span><text:span text:style-name="T694">»</text:span><text:span text:style-name="T695">.</text:span></text:p>
      <text:p text:style-name="quote">« Mademoiselle Taglioni, fatiguée par d’interminables voyages, n’est plus ce qu’elle a été ;<text:s/>elle a perdu beaucoup de sa légèreté et de son élévation. Quand elle entre en scène, c’est toujours la blanche vapeur baignée de mousselines transparentes, la vision aérienne et pudique, la volupté divine que vous savez ;<text:s/>mais, au bout de quelques mesures, la fatigue vient, l’haleine manque, la sueur perle sur le front, les muscles se tendent avec effort, les bras et la poitrine rougissent :<text:s/>tout à l’heure c’était une vraie sylphide, ce n’est qu’une danseuse, la première danseuse du monde si vous voulez, mais rien de plus… »</text:p>
      <text:p text:style-name="P696">Cette peinture impitoyable du déclin de Taglioni est faite pour servir de repoussoir à l’apothéose de la rivale heureuse.</text:p>
      <text:p text:style-name="quote">« Mademoiselle Fanny Elssler est aujourd’hui dans toute la force de son talent ;<text:s/>elle ne peut que varier sa perfection et non aller<text:s/>au-delà ; …<text:s/>c’est la danseuse des hommes, comme Mademoiselle Taglioni était la danseuse des femmes. »</text:p>
      <text:soft-page-break/>
      <text:p text:style-name="Corpsdetexte"><text:span text:style-name="T697">Remarquez bien cet insidieux petit mot<text:s/></text:span><text:span text:style-name="T698">était</text:span><text:span text:style-name="T699">,</text:span><text:span text:style-name="T700"><text:s/>ce<text:s/></text:span><text:span text:style-name="quote.c">« </text:span><text:span text:style-name="quote.c">prétérit trépassé</text:span><text:span text:style-name="quote.c"> »</text:span><text:span text:style-name="T701"><text:s/>comme disait à un autre propos Gautier, appliqué par lui à un</text:span><text:span text:style-name="T702">e danseuse qui ne compte que 34 </text:span><text:span text:style-name="T703">printemps et qui a encore dix ans de succès devant elle</text:span><text:span text:style-name="T704"> </text:span><text:span text:style-name="T705">!</text:span></text:p>
      <text:p text:style-name="quote">« Quand Fanny danse », renchérit-il,<text:s/>« on pense à mille choses joyeuses…<text:s/>…<text:s/>Taglioni vous faisait penser aux vallées pleines d’ombre et de fraîcheur, où une blanche vision sort tout à coup de l’écorce d’un chêne aux yeux d’un jeune pasteur surpris et rougissant ;<text:s/>elle ressemblait à s’y méprendre à ces fées d’Écosse, dont parle Walter Scott, qui vont errer au clair de lune, près de la fontaine mystérieuse, avec un collier de perles de rosée et un fil d’or pour ceinture… »</text:p>
      <text:p text:style-name="Corpsdetexte"><text:span text:style-name="T706">Combien diffère de cet art immatériel, de cette idéale séraphicité<text:s/></text:span><text:span text:style-name="pb">[p.<text:s/></text:span><text:span text:style-name="pb">159</text:span><text:span text:style-name="pb">]<text:s/></text:span><text:span text:style-name="T707">de la Sylphide,<text:s/></text:span><text:span text:style-name="quote.c">« </text:span><text:span text:style-name="quote.c">ce démon dont n’avait pas rêvé Charles Nodier</text:span><text:span text:style-name="quote.c"> »</text:span><text:span text:style-name="T708">, la vivacité espagnole de Fanny tempérée par sa naïveté allemande.</text:span><text:span text:style-name="T709"><text:s/></text:span><text:span text:style-name="quote.c">«</text:span><text:span text:style-name="quote.c"> </text:span><text:span text:style-name="quote.c">Les filles de Milet, les belles Ioniennes, dont il est tant parlé dans l’antiquité, ne devaient pas danser autrement</text:span><text:span text:style-name="quote.c"> </text:span><text:span text:style-name="quote.c">»</text:span><text:span text:style-name="T710">, suppose Gautier. Quelle est ici la part à faire aux sentiments intimes de l’homme, je l’ignore</text:span><text:span text:style-name="T711"> </text:span><text:span text:style-name="T712">;</text:span><text:span text:style-name="T713"><text:s/>mais en combattant pour Fanny c’est son propre idéal ar</text:span><text:span text:style-name="T714">tistique qu’affirme le chef de l’</text:span><text:span text:style-name="T715">«</text:span><text:span text:style-name="T716"> </text:span><text:span text:style-name="T717">école plastique</text:span><text:span text:style-name="T718"> </text:span><text:span text:style-name="T719">»,</text:span><text:span text:style-name="T720"><text:s/></text:span><text:span text:style-name="T721">—</text:span><text:span text:style-name="T722"> </text:span><text:span text:style-name="T723">quitte à restaurer quelques années plus tard dans sa<text:s/></text:span><text:span text:style-name="T724">Giselle</text:span><text:span text:style-name="T725"><text:s/></text:span><text:span text:style-name="T726">le type du<text:s/></text:span><text:span text:style-name="T727">«</text:span><text:span text:style-name="T728"> </text:span><text:span text:style-name="T729">ballet blanc</text:span><text:span text:style-name="T730"> </text:span><text:span text:style-name="T731">»</text:span><text:span text:style-name="T732"><text:s/>en faveur d’une troisième ballerine.</text:span></text:p>
      <text:p text:style-name="Corpsdetexte"><text:span text:style-name="T733">Si, emporté par l’ardeur de la bataille théâtrale, Gautier constatait avec un pédantisme non dénué de méchanceté l</text:span><text:span text:style-name="T734">’</text:span><text:span text:style-name="T735">amoindrissement du charme de la Taglioni, marqué par les stigmates du temps, il se rétracte complètement six ans plus tard quand la danseuse renonce au théâtre ou du moins fait ses adieux à Paris. Il compare la ballerine qui rentre dans l’ombre à la cantatrice dont la mort prématurée fut chantée par Musset.<text:s/></text:span><text:span text:style-name="quote.c">«</text:span><text:span text:style-name="quote.c"> </text:span><text:span text:style-name="quote.c">Taglioni, dit-il, c’était la danse, comme Malibran c’était la musique</text:span><text:span text:style-name="quote.c">.</text:span><text:span text:style-name="quote.c"> </text:span><text:span text:style-name="quote.c">»</text:span></text:p>
      <text:p text:style-name="Corpsdetexte"><text:span text:style-name="T736">Taglioni commençait à devenir pour les gens dont la vie avait pris une autre pente, qui s’étaient fait d’autres enthousiasmes et d’autres amours une figure idéale, une personnification poétique. Pourrait-elle sans déboire affronter la réalité de la ramp</text:span><text:span text:style-name="T737">e</text:span><text:span text:style-name="T738"> </text:span><text:span text:style-name="T739">?</text:span><text:span text:style-name="T740"><text:s/></text:span><text:span text:style-name="quote.c">« </text:span><text:span text:style-name="quote.c">Heureuse femme</text:span><text:span text:style-name="quote.c"> »</text:span><text:span text:style-name="quote.c">, répond Gautier,<text:s/></text:span><text:span text:style-name="quote.c">« </text:span><text:span text:style-name="quote.c">c’est toujours la même taille, élégante et svelte, le même visage doux, spirituel et modeste</text:span><text:span text:style-name="quote.c"> ;</text:span><text:span text:style-name="quote.c"><text:s/>pas une plume n’est tombée de son aile</text:span><text:span text:style-name="quote.c"> ;</text:span><text:span text:style-name="quote.c"><text:s/>pas un cheveu n’a pâli sous sa couronne de fleurs</text:span><text:span text:style-name="quote.c">…<text:s/></text:span><text:span text:style-name="quote.c">Quelle légèreté</text:span><text:span text:style-name="quote.c"> !</text:span><text:span text:style-name="quote.c"><text:s/>quel rythme de mouvements</text:span><text:span text:style-name="quote.c"> !</text:span><text:span text:style-name="quote.c"><text:s/>quelle noblesse de geste</text:span><text:span text:style-name="quote.c"> !</text:span><text:span text:style-name="quote.c"><text:s/>quelle poésie d’attitude et surtout quelle douce mélancolie, quel chaste abandon</text:span><text:span text:style-name="quote.c"> ! »</text:span></text:p>
      <text:p text:style-name="P741">Dans ces adieux du critique-poète à la danseuse je signale surtout l’émotion, le mouvement véhément de la diction ;<text:s/>au fond Gautier n’enrichit son admiration pour ainsi dire rétrospective d’aucune formule inédite.</text:p>
      <text:p text:style-name="Corpsdetexte"><text:span text:style-name="T742">Taglioni était d’une autre génération que Théo, le début du poète correspondait à l’apogée de l’actrice. Bien différemment, son appréciation de Fanny, qui fut le<text:s/></text:span><text:span text:style-name="T743">«</text:span><text:span text:style-name="T744"> </text:span><text:span text:style-name="T745">double</text:span><text:span text:style-name="T746"> </text:span><text:span text:style-name="T747">»</text:span><text:span text:style-name="T748">, l’incarnation prodigieuse de la muse de Gautier, sensuelle et plastique</text:span><text:span text:style-name="T749">,</text:span><text:span text:style-name="T750"><text:s/></text:span><text:span text:style-name="T751">—</text:span><text:span text:style-name="T752"> </text:span><text:span text:style-name="T753">ne fait que s’approfondir, que s’orner de nouvelles métaphores éblouissantes. C’est ainsi que la reprise du vétuste ballet pastoral de Dauberval,<text:s/></text:span><text:span text:style-name="T754">La fille mal gardée</text:span><text:span text:style-name="T755">,</text:span><text:span text:style-name="T756"><text:s/>lui sert quinze ans après<text:s/></text:span><text:span text:style-name="pb">[p.<text:s/></text:span><text:span text:style-name="pb">160</text:span><text:span text:style-name="pb">]<text:s/></text:span><text:span text:style-name="T757">le premier article par nous cité de prétexte à une nouvelle apothéose.</text:span><text:span text:style-name="T758"><text:s/></text:span><text:span text:style-name="T759">Le sourire rustique de Lise, la bonne fille en jupon court, filant le lin ou battant le beurre, n’est que le masque de la divinité</text:span><text:span text:style-name="T760"> </text:span><text:span text:style-name="T761">;</text:span><text:span text:style-name="T762"><text:s/>c’est la blanche nymphe Terpsichore qui se cache sous ce travestissement trop évident</text:span><text:span text:style-name="T763"> </text:span><text:span text:style-name="T764">;</text:span><text:span text:style-name="T765"><text:s/>et ces bras sous la toile grossière, mais ce sont ceux qui manquent à la Vénus de Milo.</text:span></text:p>
      <text:p text:style-name="Corpsdetexte"><text:span text:style-name="T766">Tel ce dernier jugement de l’homme de quarante ans sur la danseuse sa contemporaine, jugement qui remplit le récit de ce ballet<text:s/></text:span><text:span text:style-name="quote.c">« </text:span><text:span text:style-name="quote.c">agréablement inepte</text:span><text:span text:style-name="quote.c"> »</text:span><text:span text:style-name="T767"><text:s/>d’un arôme d’ambroisie, l’enveloppe d’un rayonnement surnaturel. Pour Fanny Gautier transforme une dernière fois en<text:s/></text:span><text:span text:style-name="T768">mythe</text:span><text:span text:style-name="T769"><text:s/>la chronique théâtrale.</text:span></text:p>
      <text:p text:style-name="Corpsdetexte"><text:span text:style-name="T770">Carlotta Grisi, qui devait être pour Gautier l’objet d’une amitié amoureuse, d’une longue et adorable torture pareille au culte du Russe Tourgénev pour la cantatrice Viardot, qui devait en plus décider de sa vocation de poète dramatique, Carlotta Grisi est une première fois mentionnée à propos de ses débuts à la Renaissance dans le<text:s/></text:span><text:span text:style-name="T771">Zingaro</text:span><text:span text:style-name="T772">,</text:span><text:span text:style-name="T773"><text:s/>début qui lui ouvrit les portes de l’Opéra. C’est du reste<text:s/></text:span><text:span text:style-name="quote.c">« </text:span><text:span text:style-name="quote.c">Perrot l’Aérien</text:span><text:span text:style-name="quote.c"> »</text:span><text:span text:style-name="T774">, son mari,<text:s/></text:span><text:span text:style-name="quote.c">« </text:span><text:span text:style-name="quote.c">la Taglioni mâle</text:span><text:span text:style-name="quote.c"> »</text:span><text:span text:style-name="T775">, qui emporte les suffrages</text:span><text:span text:style-name="T776"> </text:span><text:span text:style-name="T777">;</text:span><text:span text:style-name="T778"><text:s/>Carlotta n’est encore appréciée qu’en second lieu.</text:span></text:p>
      <text:p text:style-name="quote">« Madame Carlotta Grisi seconde admirablement Perrot ;<text:s/>elle sait danser, ce qui est rare ;<text:s/>elle a du feu, mais pas assez d’originalité ;<text:s/>elle manque de cachet à elle ;<text:s/>c’est bien, mais ce n’est pas mieux…<text:s/>Quant à sa figure, elle n’est pas fort italienne, et répond peu aux idées brunes qu’éveille le nom de Grisi dont elle est parente. Elle a des cheveux châtains<text:s/><text:span text:style-name="pb">[p.<text:s/></text:span><text:span text:style-name="pb">161</text:span><text:span text:style-name="pb">]<text:s/></text:span>plus près d’être blonds que d’être noirs, des traits assez réguliers, et, autant qu’on peut le distinguer sous le fard, le teint coloré naturellement ;<text:s/>elle est de taille<text:s/><text:soft-page-break/>moyenne, svelte, assez bien prise, sa maigreur n’est pas excessive pour une danseuse… »</text:p>
      <text:p text:style-name="Corpsdetexte"><text:span text:style-name="T779">Une année s’est à peine écoulée depuis cet éloge mesure et plein de restrictions et nous voyons le critique créer pour ce nouveau talent une œuvre nouvelle, qui correspond à ses qualités propres comme la<text:s/></text:span><text:span text:style-name="T780">Sylphide</text:span><text:span text:style-name="T781"><text:s/>avait exprimé intégralement la personnalité de Marie Taglioni. Il fallait que la fiction s’identifie complètement à l</text:span><text:span text:style-name="T782">’</text:span><text:span text:style-name="T783">être intime de l</text:span><text:span text:style-name="T784">’</text:span><text:span text:style-name="T785">actrice.</text:span></text:p>
      <text:p text:style-name="Corpsdetexte"><text:span text:style-name="T786">Gautier fit le programme de<text:s/></text:span><text:span text:style-name="T787">Giselle</text:span><text:span text:style-name="T788"> ;</text:span><text:span text:style-name="T789"><text:s/></text:span><text:span text:style-name="T790">Carlotta entrait dans la gloire. Dans son feuilleton en forme de lettre à Henri Heine, auquel il était redevable de la première inspiration, Gautier parle brièvement de l</text:span><text:span text:style-name="T791">’</text:span><text:span text:style-name="T792">exécution de<text:s/></text:span><text:span text:style-name="T793">Giselle</text:span><text:span text:style-name="T794"><text:s/>par Carlotta. Il tient cette fois surtout à la<text:s/></text:span><text:span text:style-name="T795">«</text:span><text:span text:style-name="T796"> </text:span><text:span text:style-name="T797">classer</text:span><text:span text:style-name="T798"> </text:span><text:span text:style-name="T799">»</text:span><text:span text:style-name="T800">.</text:span></text:p>
      <text:p text:style-name="quote">« La Carlotta a dansé avec une perfection, une légèreté, une hardiesse, une volupté chaste et délicate qui la mettent au premier rang entre Elssler et la Taglioni ;<text:s/>pour la pantomime, elle a dépassé toutes les espérances ;<text:s/>pas un geste de convention, pas un mouvement faux ;<text:s/>c’est<text:s/>la nature et la naïveté même… »</text:p>
      <text:p text:style-name="Corpsdetexte"><text:span text:style-name="T801">Quelques mois plus tard Gautier suivra<text:s/></text:span><text:span text:style-name="T802">Giselle</text:span><text:span text:style-name="T803"><text:s/></text:span><text:span text:style-name="T804">à</text:span><text:span text:style-name="T805"><text:s/>Londres pour se faire l’écho de son triomphe. Ce sont les qualités d’émotion et de pathétique, propres à Carlotta qu’il exalte à propos de<text:s/></text:span><text:span text:style-name="T806">La jolie fille de Gand</text:span><text:span text:style-name="T807">,<text:s/></text:span><text:span text:style-name="T808">œuvr</text:span><text:span text:style-name="T809">e de Saint-Georges et</text:span><text:span text:style-name="T810"><text:s/>Adam, cauchemar romantique frisant le macabre.</text:span></text:p>
      <text:p text:style-name="quote">« Que Carlotta Grisi dansât parfaitement ses pas, cela n’était douteux pour personne :<text:s/>elle est à présent la première danseuse de l’Europe ;<text:s/>mais on aurait pu craindre que les scènes dramatiques et violentes du livret, conçu tout en pantomime, ne convinssent pas à sa nature simple et poétique. Elle a dépassé toutes les espérances…<text:s/>Sa sensibilité pénétrante, son énergie dans les scènes à situation, sa terreur si vraie et si pathétique sous la malédiction paternelle n’ont rien laissé à désirer. »</text:p>
      <text:p text:style-name="Corpsdetexte"><text:span text:style-name="T811">En ce qui concerne la danse, Gautier ne tarit pas</text:span><text:span text:style-name="T812"> </text:span><text:span text:style-name="T813">:</text:span><text:span text:style-name="T814"><text:s/></text:span><text:span text:style-name="quote.c">«</text:span><text:span text:style-name="quote.c"> Il est impossible de danser avec plus de perfection</text:span><text:span text:style-name="quote.c"> </text:span><text:span text:style-name="quote.c">»</text:span><text:span text:style-name="T815">, telle est en termes généralisés son appréciation du<text:s/></text:span><text:span text:style-name="T816">«</text:span><text:span text:style-name="T817"> </text:span><text:span text:style-name="T818">métier</text:span><text:span text:style-name="T819"> </text:span><text:span text:style-name="T820">»</text:span><text:span text:style-name="T821"><text:s/>de Carlotta.</text:span></text:p>
      <text:p text:style-name="Corpsdetexte"><text:span text:style-name="T822">Deux ans après<text:s/></text:span><text:span text:style-name="T823">Giselle</text:span><text:span text:style-name="T824"><text:s/>il lui est donné encore une fois de collaborer</text:span><text:span text:style-name="T825"><text:s/></text:span><text:span text:style-name="pb">[p.<text:s/></text:span><text:span text:style-name="pb">162</text:span><text:span text:style-name="pb">]<text:s/></text:span><text:span text:style-name="T826">avec la Grisi sur la scène de l’Opéra. Avec la<text:s/></text:span><text:span text:style-name="T827">Péri</text:span><text:span text:style-name="T828"><text:s/>il tente, vainement du reste, de battre en brèche la nouvelle tradition du « ballet blanc » en faveur d’un Orient authentique et coloré. C’est néanmoins une nouvelle réussite pour Carlotta, réussite que conte Théophile Gautier dans son feuilleton-missive, cette fois-ci adressé à Gérard de Nerval, qui a quitté Paris pour le Caire.</text:span></text:p>
      <text:p text:style-name="quote">« <text:span text:style-name="T829">Le Pas du songe</text:span><text:s/>a été, pour Carlotta, un véritable triomphe… À la fois correcte et hardie, la danse de Carlotta Grisi a un cachet tout particulier… Être neuf dans un art si borné ! Il y a dans ce pas un certain saut qui sera bientôt aussi célèbre que le saut du Niagara… Au moment où la vision va finir, la Péri se laisse tomber du haut d’un nuage dans les bras de son amant.</text:p>
      <text:p text:style-name="quote">« Si ce n’était qu’un tour de force nous n’en parlerions pas ; mais cet élan si périlleux forme un groupe plein de grâce et de charme ; on dirait plutôt une plume de colombe soutenue par l’air qu’un corps humain qui se lance d’un plancher… »</text:p>
      <text:p text:style-name="Corpsdetexte">Mais Gautier ne quitte<text:s/><text:span text:style-name="T830">Le Pas de l’ombre</text:span><text:s/>que pour combler des plus hauts éloges le<text:s/><text:span text:style-name="T831">Pas de l’abeille</text:span>, cette suave et chaste transposition d’une vision d’Orient ardente et lascive. Qui s’étonnerait, étant donné l’envoûtement produit sur le bon Théo par la bouche enfantine, les yeux de violettes, l’harmonie sans effort de la danse, de voir l’image de Carlotta fleurir tant de pages de l’œuvre formidable et parfaite du poète.</text:p>
      <text:p text:style-name="Corpsdetexte">Évidemment ces nombreuses créations d’auteur dramatique se dévouant au ballet, ses jugements sur tant d’interprètes fameux d’œuvres quelquefois oubliées se prêteraient à une étude infiniment plus vaste et que nous nous réservons. Je n’ai voulu en ces notes brèves qu’encadrer de renseignements essentiels quelques-unes de ces pages étincelantes et fluides qui font du poète d’<text:span text:style-name="T832">Albertus</text:span><text:s/>l’un des classiques de la critique de ballet, ce métier littéraire si pauvre en chefs-d’œuvre.</text:p>
      <text:p text:style-name="Corpsdetexte">Le ballet romantique lui doit de survivre glorieux à tous les oublis et à tous les mépris.</text:p>
      <text:p text:style-name="byline"><text:span text:style-name="T833">André Levinson</text:span>.</text:p>
      <text:h text:style-name="Titre1" text:outline-level="1">Zambelli,<text:line-break/><text:soft-page-break/>par<text:s/>Georges<text:s/>Gabory</text:h>
      <text:p text:style-name="quote.l"><text:span text:style-name="pb">[p.<text:s/></text:span><text:span text:style-name="pb">163</text:span><text:span text:style-name="pb">]<text:s/></text:span><text:span text:style-name="T834">Est-il de Paris à Pékin</text:span></text:p>
      <text:p text:style-name="P835">Plus joli masque de théâtre</text:p>
      <text:p text:style-name="P836">Qui sourie aux anges de plâtre</text:p>
      <text:p text:style-name="P837">Nus sous le manteau d’Arlequin ?</text:p>
      <text:p text:style-name="P838"/>
      <text:p text:style-name="P839">Vous savez lire entre les lignes…</text:p>
      <text:p text:style-name="P840">Les mots nagent dans l’encrier</text:p>
      <text:p text:style-name="P841">Mais les mots ne sont pas des cygnes !</text:p>
      <text:p text:style-name="P842">Je ne pourrai jamais tailler</text:p>
      <text:p text:style-name="P843"/>
      <text:p text:style-name="P844">Dans ce nuage une statue.</text:p>
      <text:p text:style-name="P845">Si je n’ai pas vaincu les mots :</text:p>
      <text:p text:style-name="P846">La<text:s/>danseuse sortant des flots</text:p>
      <text:p text:style-name="P847">De tulle-illusion-perdue.</text:p>
      <text:p text:style-name="byline"><text:span text:style-name="T848">Georges G</text:span><text:span text:style-name="T849">abory</text:span>.</text:p>
      <text:h text:style-name="Titre1" text:outline-level="1"><text:bookmark-start text:name="bookmark6"/><text:bookmark-end text:name="bookmark6"/>Salvatore Viganò,<text:line-break/>par Henry Prunières</text:h>
      <text:p text:style-name="Corpsdetexte"><text:span text:style-name="pb">[p.<text:s/></text:span><text:span text:style-name="pb">167</text:span><text:span text:style-name="pb">]<text:s/></text:span><text:span text:style-name="T850">Il n’y a plus aujourd’hui que les stendhaliens pour connaître le nom de Viganò. Celui que Stendhal plaçait dans son estime aussi haut que Napoléon, Monti, Canova, et Rossini, celui qu’il égalait à Shake</text:span><text:span text:style-name="T851">speare est totalement oublié</text:span><text:span text:style-name="T852"><text:note text:note-class="footnote" text:id="_ftn1"><text:note-citation>2</text:note-citation><text:note-body><text:p text:style-name="Notedebasdepage"><text:s/>Viganò est à peine mentionné dans les histoires de la Danse. Vuillier se borne à citer à son sujet un passage de Stendhal. Je pensais être le premier à m’être occupé de Viganò et la présente étude était déjà presque<text:s/>terminée quand j’appris que M. Levinson, dont l’érudition en matière chorégraphique est universelle, avait consacré un chapitre de son ouvrage sur les<text:s/><text:span text:style-name="T853">Maîtres du Ballet</text:span>,<text:s/>publié en langue russe à Pétrograd en 1915, à Stendhal et Viganò. J’ai été heureux de constater que ses conclusions étaient à peu près identiques aux miennes.</text:p></text:note-body></text:note></text:span><text:span text:style-name="T854">.</text:span><text:span text:style-name="T855"><text:s/></text:span><text:span text:style-name="T856">La chorégraphie est sans doute de tous les arts le plus périssable. Dès que l’animateur, dès que celui qui dispose et fait mouvoir les groupes de danseurs en d’harmonieux équilibres, n’est plus là pour surveiller les évolutions cadencées de sa troupe, tout se disloque. Deux ans après la mort de Viganò, Stendhal parle de ses<text:s/></text:span><text:span text:style-name="quote.c">« </text:span><text:span text:style-name="quote.c">admirables<text:s/></text:span><text:span text:style-name="pb">[p.<text:s/></text:span><text:span text:style-name="pb">168</text:span><text:span text:style-name="pb">]<text:s/></text:span><text:span text:style-name="quote.c">ballets</text:span><text:span text:style-name="quote.c"> »</text:span><text:span text:style-name="T857"><text:s/>comme d’œuvres d’art anéanties depuis des siècles</text:span><text:span text:style-name="T858"> </text:span><text:span text:style-name="T859">:</text:span><text:span text:style-name="T860"><text:s/></text:span><text:span text:style-name="quote.c">«</text:span><text:span text:style-name="quote.c"> </text:span><text:span text:style-name="quote.c">C</text:span><text:span text:style-name="quote.c">’était un art nouveau qui est mort avec ce grand homme.</text:span><text:span text:style-name="quote.c"> </text:span><text:span text:style-name="quote.c">»</text:span></text:p>
      <text:p text:style-name="Corpsdetexte"><text:span text:style-name="T861">Stendhal ne faisait que partager l’opinion générale alors en Italie. Les journaux étaient pleins des louanges prodiguées à l’illustre chorégraphe. Ce n’étaient que sonnets hyperboliques à sa gloire, que lettres critiques détaillant toutes les beautés de ses spectacles et expliquant<text:s/></text:span><text:span text:style-name="T862">le sens caché des allégories</text:span><text:span text:style-name="T863"><text:note text:note-class="footnote" text:id="_ftn2"><text:note-citation>3</text:note-citation><text:note-body><text:p text:style-name="Notedebasdepage"><text:s/><text:span text:style-name="T864">Voir notamment la série des<text:s/></text:span><text:span text:style-name="T865">Lettere critiche</text:span><text:span text:style-name="T866"><text:s/></text:span><text:span text:style-name="T867">du doct</text:span><text:span text:style-name="T868">eur</text:span><text:span text:style-name="T869"><text:s/>Giulio Ferrario sur<text:s/></text:span><text:span text:style-name="T870">Prométhée<text:s/></text:span><text:span text:style-name="T871">(1813), sur<text:s/></text:span><text:span text:style-name="T872">Mirra, Dedalo ed Otello</text:span><text:span text:style-name="T873"><text:s/>(1818), sur la<text:s/></text:span><text:span text:style-name="T874">Vestale</text:span><text:span text:style-name="T875"><text:s/>(1818) et la critique des<text:s/></text:span><text:span text:style-name="T876">Titans</text:span><text:span text:style-name="T877"><text:s/>par Angelo Petracchi. Je possède un recueil factice d</text:span><text:span text:style-name="T878">e ces rares brochures que Ritorn</text:span><text:span text:style-name="T879">i cite partiellement.</text:span></text:p></text:note-body></text:note></text:span><text:span text:style-name="T880">.</text:span><text:span text:style-name="T881"><text:s/></text:span><text:span text:style-name="T882">Enthousiasme excessi</text:span><text:span text:style-name="T883">f</text:span><text:span text:style-name="T884"> </text:span><text:span text:style-name="T885">?</text:span><text:span text:style-name="T886"><text:s/>Le ballet de Viganò est salué par les contemporains comme le point de départ d</text:span><text:span text:style-name="T887">’</text:span><text:span text:style-name="T888">un art magnifique et entièrement nouveau. Aussitôt après sa mort tous constatent l’irrémédiable décadence de la chorégraphie en Italie.</text:span></text:p>
      <text:p text:style-name="Corpsdetexte"><text:span text:style-name="T889">Stendhal s’efforçait de faire comprendre à ses amis parisiens l’abîme qui séparait Viganò des autres maîtres de ballet</text:span><text:span text:style-name="T890"> </text:span><text:span text:style-name="T891">:</text:span><text:span text:style-name="T892"><text:s/></text:span><text:span text:style-name="quote.c">« </text:span><text:span text:style-name="quote.c">Vous jugez de Viganò par Gardel, c’est exactement comme si vous jugiez de Madame Catalani par Mademoiselle Arnaud ou de Raphaël par David ou de Canova par M. Lemot</text:span><text:span text:style-name="quote.c">…<text:s/></text:span><text:span text:style-name="quote.c">Tout homme qui a un succès immense dans sa nation est remarquable aux yeux du philosophe. Je vous dis que Viganò a eu ce succès. Par exemple on payait quatre mille francs par an les compositeurs de ballets</text:span><text:span text:style-name="quote.c"> ;</text:span><text:span text:style-name="quote.c"><text:s/>lui</text:span><text:span text:style-name="quote.c"><text:s/>a quarante-quatre mille francs pour 1819</text:span><text:span text:style-name="quote.c">…<text:s/></text:span><text:span text:style-name="quote.c">Si Viganò trouve l’art d</text:span><text:span text:style-name="quote.c">’</text:span><text:span text:style-name="quote.c">écrire les gestes et les groupes, je maintiens qu’en 1860 on parlera plus de lui que de Madame de Staël, donc j</text:span><text:span text:style-name="quote.c">’ai pu l’appeler grand homme</text:span><text:span text:style-name="T893"><text:note text:note-class="footnote" text:id="_ftn3"><text:note-citation>4</text:note-citation><text:note-body><text:p text:style-name="Notedebasdepage"><text:s/><text:span text:style-name="T894">Lettre à de Mareste du 24 octobre </text:span><text:span text:style-name="T895">1818.</text:span></text:p></text:note-body></text:note></text:span><text:span text:style-name="quote.c">… »</text:span></text:p>
      <text:p text:style-name="Corpsdetexte"><text:span text:style-name="T896">Stendhal d’ailleurs ne se dissimule pas la difficulté qui se rencontre à donner les raisons de son admiration. Il envoie à ses amis des scénarios, mais en même temps prend soin de les avertir qu</text:span><text:span text:style-name="T897">’</text:span><text:span text:style-name="T898">ils ne<text:s/></text:span><text:soft-page-break/><text:span text:style-name="T899">pourront se faire en les lisant la moindre idée de l’art de Viganò</text:span><text:span text:style-name="T900"> </text:span><text:span text:style-name="T901">:</text:span><text:span text:style-name="T902"><text:s/></text:span><text:span text:style-name="quote.c">«</text:span><text:span text:style-name="quote.c"> </text:span><text:span text:style-name="quote.c">Vous y voyez par exemple dans<text:s/></text:span><text:span text:style-name="T903">Otello</text:span><text:span text:style-name="quote.c"><text:s/></text:span><text:span text:style-name="quote.c">“</text:span><text:span text:style-name="quote.c">Les Sénateurs expriment leur étonnement</text:span><text:span text:style-name="quote.c">”</text:span><text:span text:style-name="quote.c">, mais commen</text:span><text:span text:style-name="quote.c">t</text:span><text:span text:style-name="quote.c"> </text:span><text:span text:style-name="quote.c">?</text:span><text:span text:style-name="quote.c"><text:s/>Voilà le talent de ce grand homme. Il a observé admi</text:span><text:span text:style-name="quote.c">rablement les gestes humains</text:span><text:span text:style-name="T904"><text:note text:note-class="footnote" text:id="_ftn4"><text:note-citation>5</text:note-citation><text:note-body><text:p text:style-name="Notedebasdepage"><text:s/><text:span text:style-name="T905">Le</text:span><text:span text:style-name="T906">ttre du 3 septembre 1818 à de Mareste</text:span><text:span text:style-name="T907">.</text:span></text:p></text:note-body></text:note></text:span><text:span text:style-name="quote.c">… </text:span><text:span text:style-name="quote.c">»</text:span><text:span text:style-name="quote.c"><text:s/></text:span><text:span text:style-name="T908">Parlant de la<text:s/></text:span><text:span text:style-name="T909">Vestale</text:span><text:span text:style-name="T910">,</text:span><text:span text:style-name="T911"><text:s/>Stendhal écrit le 15 juillet </text:span><text:span text:style-name="T912">1818</text:span><text:span text:style-name="T913"> </text:span><text:span text:style-name="T914">:</text:span><text:span text:style-name="T915"><text:s/></text:span><text:span text:style-name="quote.c">«</text:span><text:span text:style-name="quote.c"> </text:span><text:span text:style-name="quote.c">C’est aussi fort que le plus atroce Shakespeare. C</text:span><text:span text:style-name="quote.c">’</text:span><text:span text:style-name="quote.c">est un art dont on ne</text:span><text:span text:style-name="quote.c"><text:s/></text:span><text:span text:style-name="pb">[p.<text:s/></text:span><text:span text:style-name="pb">169</text:span><text:span text:style-name="pb">]<text:s/></text:span><text:span text:style-name="quote.c">se doute pas où vous êtes</text:span><text:span text:style-name="quote.c"> </text:span><text:span text:style-name="quote.c">!</text:span><text:span text:style-name="quote.c"> </text:span><text:span text:style-name="quote.c">»</text:span><text:s/><text:span text:style-name="T916">Mais en quoi consiste cet art, il ne tente pas même de l’expliquer. Si Stendhal jugeait impossible de décrire avec exactitude les merveilles chorégraphiques dont il était le spectateur assidu, il peut sembler présomptueux de tenter l’entreprise maintenant que s’est éteint jusqu’au souvenir de ces drames dansés</text:span><text:span text:style-name="T917"> </text:span><text:span text:style-name="T918">;</text:span><text:span text:style-name="T919"><text:s/>nous allons toutefois nous y efforcer, heureux si, avec l’aide des documents iconographiques, des relations contemporaines, des scénarios et de la musique nous pouvons donner une très légère idée des ballets inventés par cet homme de génie.</text:span></text:p>
      <text:p text:style-name="ab">*<text:line-break/>*   *</text:p>
      <text:p text:style-name="Corpsdetexte"><text:span text:style-name="T920">Salvatore<text:s/></text:span><text:span text:style-name="T921">Viganò</text:span><text:span text:style-name="T922"><text:s/>naquit à Naples le 25 mars </text:span><text:span text:style-name="T923">1769 au hasard d’une tournée qui avait condui</text:span><text:span text:style-name="T924">t ses parents en cette ville</text:span><text:span text:style-name="T925"><text:note text:note-class="footnote" text:id="_ftn5"><text:note-citation>6</text:note-citation><text:note-body><text:p text:style-name="Notedebasdepage"><text:s/>Pour la biographie de Viganò, comme pour tous les renseignements concernant son œuvre, je suis, à moins d’indications contraires, le livre de Carlo Ritorni, véritable monument élevé à la gloire du grand chorégraphe.<text:s/><text:span text:style-name="T926">Commentarii dell</text:span><text:span text:style-name="T927">a vita e delle opere cor</text:span><text:span text:style-name="T928">edrammatiche di Salvatore Vigan</text:span><text:span text:style-name="T929">ò</text:span><text:span text:style-name="T930"><text:s/>e d</text:span><text:span text:style-name="T931">ell</text:span><text:span text:style-name="T932">a coregrafia</text:span><text:span text:style-name="T933"><text:s/>e<text:s/></text:span><text:span text:style-name="T934">d</text:span><text:span text:style-name="T935">e corepei scritti da Carlo Ritorn</text:span><text:span text:style-name="T936">i Reggiano</text:span><text:span text:style-name="T937">.</text:span><text:span text:style-name="T938"><text:s/></text:span>Milano, 1838, in-8<text:span text:style-name="T939">o</text:span>.</text:p></text:note-body></text:note></text:span><text:span text:style-name="T940">. Son père, Onorato<text:s/></text:span><text:span text:style-name="T941">Viganò</text:span><text:span text:style-name="T942">, était l’un des meilleurs maîtres de ballets de ce temps. Protégé par l’impératrice Marie-Thérèse, il avait remporté à Vienne et dans toute l’Italie d’éclatants succès.</text:span></text:p>
      <text:p text:style-name="P943">La danse était la profession héréditaire de la famille<text:s/>Viganò. Les frères d’Onorato étaient comme lui danseurs et chorégraphes. Sa femme, sœur<text:s/>du célèbre compositeur Boccherini, était elle aussi une fameuse ballerine. Leurs enfants suivirent l’exemple paternel.</text:p>
      <text:p text:style-name="P944">Salvatore reçut une éducation toute professionnelle. On pourrait s’en étonner à constater la vaste culture, presque l’érudition dont témoignent ses œuvres. Sans doute l’intuition et une prodigieuse mémoire, jointes à d’intelligentes lectures, lui permirent-ils de suppléer, comme ce fut le cas pour Beethoven, aux lacunes de son instruction. Monti regrettait qu’il ne se fût adonné à la poésie,<text:s/>assurant qu’il y avait chez lui l’étoffe d’un nouvel Arioste. Il est incontestable que<text:s/>Viganò<text:s/>sut unir l’imagination d’un poète à la vision d’un peintre et à la sensibilité d’un musicien.</text:p>
      <text:p text:style-name="Corpsdetexte"><text:span text:style-name="T945">Viganò</text:span><text:span text:style-name="T946"><text:s/>fit de la musique une étude particulière comme s’il avait eu</text:span><text:span text:style-name="T947"><text:s/></text:span><text:span text:style-name="pb">[p.<text:s/></text:span><text:span text:style-name="pb">170</text:span><text:span text:style-name="pb">]<text:s/></text:span><text:span text:style-name="T948">l’intention de se consacrer à la composition.</text:span><text:span text:style-name="T949"><text:s/></text:span><text:span text:style-name="T950">Son oncle Boccherini lui donna sans doute sinon des leçons, du moins des conseils.<text:s/></text:span><text:span text:style-name="T951">À<text:s/></text:span><text:span text:style-name="T952">dix-sept ans, il composa la partition d’un bref<text:s/></text:span><text:span text:style-name="T953">opera buffa</text:span><text:span text:style-name="T954"><text:s/>ou plus exactement d</text:span><text:span text:style-name="T955">’</text:span><text:span text:style-name="T956">un<text:s/></text:span><text:span text:style-name="T957">intermezzo</text:span><text:span text:style-name="T958"><text:s/>qui fut représenté à Rome. Nous aurons à revenir sur le talent de musicien de Viganò. Son esthétique, nous le verrons, va être essentiellement fondée sur l’intime liaison du geste et du rythme.</text:span></text:p>
      <text:p text:style-name="P959">Après avoir débuté à Rome comme danseur, Salvatore partit avec son oncle Giovanni Viganò pour l’Espagne afin de prendre part aux fêtes<text:s/>du couronnement du roi Charles IV.<text:s/>À<text:s/>Madrid, il s’éprit d’une jeune danseuse espagnole d’une beauté surprenante, Maria Medina, et l’épousa. Salvatore fit la connaissance, à Madrid, du célèbre danseur et maître de ballets Dauberval. Celui-ci, frappé du talent du jeune homme, lui proposa de l’emmener en Angleterre et de l’initier aux secrets de la danse théâtrale française.</text:p>
      <text:p text:style-name="Corpsdetexte"><text:span text:style-name="T960">Vers la fin du<text:s/></text:span><text:span text:style-name="T961">xviii</text:span><text:span text:style-name="T962">e</text:span><text:span text:style-name="T963"> </text:span><text:span text:style-name="T964">siècle, la danse française jouissait d’un prestige universel. De Moscou à Naples, de Londres à Vienne, le ballet français triomphait. Partout appelés, partout fêtés, les danseurs de l’Académie royale de Musique faisaient les beaux jours des cours étrangères. C’est en France que s’était lentement élaborée la technique de la danse théâtrale. Elle était enfin parvenue au dernier point de perfection. Camargo ou Sallé, Allard ou la Guimard, Gardel, Dauberval ou Vestris faisaient preuve de la plus étonnante virtuosité. Quand on avait admiré leurs bonds, leurs entrechats, leurs pirouettes, on trouvait que les danseurs des autres pays avaient les<text:s/></text:span><text:span text:style-name="T965">«</text:span><text:span text:style-name="T966"> </text:span><text:span text:style-name="T967">jambes de plomb</text:span><text:span text:style-name="T968"> </text:span><text:span text:style-name="T969">»</text:span><text:span text:style-name="T970">.</text:span></text:p>
      <text:p text:style-name="Corpsdetexte"><text:span text:style-name="T971">Les Français n’avaient pas tardé à abuser de cette virtuosité. Ils se complaisaient à des exercices de souplesse, de force, d’agilité dans lesquels l’esprit n’avait pas grande part. Noverre avait tenté d’y mettre bon ordre. Il avait déclaré la guerre aux costumes et accessoires surannés.<text:s/></text:span><text:span text:style-name="T972">Paniers</text:span><text:span text:style-name="T973">, perruques frisées, masques avaient été par lui proscrits. Au nom de l</text:span><text:span text:style-name="T974">’</text:span><text:span text:style-name="T975">Antiquité, il avait rappelé aux danseurs que leur art<text:s/></text:span><text:soft-page-break/><text:span text:style-name="T976">devait tendre à émouvoir non seulement les sens, mais aussi les sentiments des spectateurs, que tous leurs gestes devaient être expressifs et non pas seulement agréables à la vue. Un ballet ne devait pas consister en une succession d’entrées brillantes,</text:span><text:span text:style-name="T977"><text:s/></text:span><text:span text:style-name="pb">[p.<text:s/></text:span><text:span text:style-name="pb">171</text:span><text:span text:style-name="pb">]<text:s/></text:span><text:span text:style-name="T978">mais devait former une action divisée en plusieurs tableaux.</text:span></text:p>
      <text:p text:style-name="Corpsdetexte"><text:span text:style-name="T979">Dauberval, auquel s’était attaché le jeune Viganò, était l</text:span><text:span text:style-name="T980">’</text:span><text:span text:style-name="T981">un des très rares chorégraphes français qui s’efforçassent d</text:span><text:span text:style-name="T982">’</text:span><text:span text:style-name="T983">appliquer les théories de Noverre, théories auxquelles Noverre lui-même s</text:span><text:span text:style-name="T984">’</text:span><text:span text:style-name="T985">était bien rarement conformé dans la pratique. Quoique danseur prestigieux, Dauberval attachait la plus grande importance à la pantomime.</text:span><text:span text:style-name="T986"><text:s/></text:span><text:span text:style-name="quote.c">« </text:span><text:span text:style-name="quote.c">Elle exprime avec rapidité, disait-il, les mouvements de l’âme</text:span><text:span text:style-name="quote.c"> ;</text:span><text:span text:style-name="quote.c"><text:s/>elle est le langage de tous les peuples, de tous les âges, de tous les temps</text:span><text:span text:style-name="quote.c"> ;</text:span><text:span text:style-name="quote.c"><text:s/>elle peint encore mieux que la parole une douleur extrême ou une joie excessive.</text:span><text:span text:style-name="quote.c"> »</text:span><text:s/><text:span text:style-name="quote.c">« </text:span><text:span text:style-name="quote.c">Il ne me suffit pas de plaire aux yeux, proclamait-il</text:span><text:span text:style-name="quote.c">, je veux intéresser le cœur</text:span><text:span text:style-name="T987"><text:note text:note-class="footnote" text:id="_ftn6"><text:note-citation>7</text:note-citation><text:note-body><text:p text:style-name="Notedebasdepage"><text:s/>Cité par Blasis dans son<text:s/><text:span text:style-name="T988">Traité</text:span>.<text:s/>(Milan, 1820, p. 10 et 39.)</text:p></text:note-body></text:note></text:span><text:span text:style-name="quote.c">.</text:span><text:span text:style-name="quote.c"> »</text:span><text:span text:style-name="T989"><text:s/></text:span><text:span text:style-name="T990">Les danses de Dauberval avaient toujours un caractère expressif. On citait en exemple le pas de deux qu’il avait composé pour le ballet de<text:s/></text:span><text:span text:style-name="T991">Silvia</text:span><text:span text:style-name="T992"><text:s/></text:span><text:span text:style-name="T993">et en lequel un faune et une nymphe mimaient en dansant toute une intrigue amoureuse. Viganò recueillit donc de la bouche de Dauberval la pure tradition de Noverre, fait très important car nous le verrons par la suite tirer les dernières conséquences des principes du grand réformateur. En 1790, Viganò regagna l’Italie et fit paraître aux yeux des Vénitiens</text:span><text:span text:style-name="T994">,</text:span><text:span text:style-name="T995"><text:s/>sur la scène du San Samuele dont son père était l’impresario, toutes les grâces de la technique française. L’année suivante, il composait pour ce théâtre son premier ballet<text:s/></text:span><text:span text:style-name="T996">Raoul</text:span><text:span text:style-name="T997">, tiré d’une comédie de Manuel et peut-être imité d’un ballet de Dauberval. En 1792, il affirmait d</text:span><text:span text:style-name="T998">’</text:span><text:span text:style-name="T999">ailleurs son admira</text:span><text:span text:style-name="T1000">tion pour son maître en mettant</text:span><text:span text:style-name="T1001"><text:s/>à la scène à la Fenice<text:s/></text:span><text:span text:style-name="T1002">La Fille mal gardée</text:span><text:span text:style-name="T1003"><text:s/>du chorégraphe français.</text:span></text:p>
      <text:p text:style-name="Corpsdetexte"><text:span text:style-name="T1004">En 1793, il partait pour Vienne avec sa femme. La belle Maria Medina enchanta les Autrichiens. Viganò la faisait danser presque nue, sous des voiles légers, qui moulaient son corps admirable. Sa danse très voluptueuse consistait, au témoignage d’un contemporain, en une succession d’attitudes empruntées aux statues, bas-</text:span><text:span text:style-name="T1005">reliefs et fresques antiques</text:span><text:span text:style-name="T1006"><text:note text:note-class="footnote" text:id="_ftn7"><text:note-citation>8</text:note-citation><text:note-body><text:p text:style-name="Notedebasdepage"><text:span text:style-name="T1007"><text:s/></text:span><text:span text:style-name="T1008">Lettera politiche dell’ Abale Casti</text:span><text:span text:style-name="T1009">…<text:s/></text:span><text:span text:style-name="T1010">publ. par Em. </text:span><text:span text:style-name="T1011">Greppi dans les<text:s/></text:span><text:span text:style-name="T1012">Miscellanea di Storia italiana edita per cura della Regia Deputazione di Storia patria</text:span><text:span text:style-name="T1013">.<text:s/></text:span>Turin, 1883, tome XXI, p. 158 et suiv. — Cet intéressant document relatif à Viganò m’a été signalé par mon savant collègue et ami Giorgio Banni qui connaît mieux que personne les choses de théâtre et de musique du début du<text:s/><text:span text:style-name="T1014">xix</text:span><text:span text:style-name="T1015">e</text:span> siècle.</text:p></text:note-body></text:note></text:span><text:span text:style-name="T1016">.</text:span></text:p>
      <text:p text:style-name="Corpsdetexte"><text:span text:style-name="T1017">La séduisante Espagnole fit une vive impression sur l’empereur.</text:span><text:span text:style-name="T1018"><text:s/></text:span><text:span text:style-name="pb">[p.<text:s/></text:span><text:span text:style-name="pb">172</text:span><text:span text:style-name="pb">]<text:s/></text:span><text:span text:style-name="T1019"><text:s/></text:span><text:span text:style-name="T1020">L’impératrice en fut jalouse et les courtisans avisés cessèrent de fréquenter le théâtre, mais la foule continua à s’y étouffer.</text:span></text:p>
      <text:p text:style-name="Corpsdetexte"><text:span text:style-name="T1021">Les danseurs faisaient fureur. Le jeune Beethoven composait sur un thème des<text:s/></text:span><text:span text:style-name="T1022">Nozze disturbate</text:span><text:span text:style-name="T1023"><text:s/>un menuet<text:s/></text:span><text:span text:style-name="T1024">« à</text:span><text:span text:style-name="T1025"><text:s/>la Vigan</text:span><text:span text:style-name="T1026">ò »</text:span><text:span text:style-name="T1027"><text:note text:note-class="footnote" text:id="_ftn8"><text:note-citation>9</text:note-citation><text:note-body><text:p text:style-name="Notedebasdepage"><text:s/><text:span text:style-name="T1028">Prod’homme </text:span><text:span text:style-name="T1029">:<text:s/></text:span><text:span text:style-name="T1030">La jeunesse de Beethoven</text:span><text:span text:style-name="T1031">.<text:s/></text:span><text:span text:style-name="T1032">Paris, Payot, 1921, in-4</text:span><text:span text:style-name="T1033">o</text:span><text:span text:style-name="T1034">, p. </text:span><text:span text:style-name="T1035">191.</text:span></text:p></text:note-body></text:note></text:span><text:span text:style-name="T1036"><text:s/>et les élégantes Viennoises voyant la taille de Maria Medina épaissie par une grossesse s’empressaient à porter de singulières tournures dénommées</text:span><text:span text:style-name="T1037"> </text:span><text:span text:style-name="T1038">:</text:span><text:span text:style-name="T1039"><text:s/></text:span><text:span text:style-name="T1040">«</text:span><text:span text:style-name="T1041"> </text:span><text:span text:style-name="T1042">ventres</text:span><text:span text:style-name="T1043"><text:s/></text:span><text:span text:style-name="T1044">à la Viganò</text:span><text:span text:style-name="T1045"> </text:span><text:span text:style-name="T1046">»</text:span><text:span text:style-name="T1047">…<text:s/></text:span><text:span text:style-name="T1048">Il n’y avait coiffure, chaussure ou contredanse nouvelle qui ne fût elle aussi<text:s/></text:span><text:span text:style-name="T1049">«</text:span><text:span text:style-name="T1050"> </text:span><text:span text:style-name="T1051">à la Viganò</text:span><text:span text:style-name="T1052"> </text:span><text:span text:style-name="T1053">»</text:span><text:span text:style-name="T1054">.</text:span></text:p>
      <text:p text:style-name="Corpsdetexte"><text:span text:style-name="T1055">Le premier ministre Schloisznigg protégeait le couple et l’avait fait engager pour deux ans de suite</text:span><text:span text:style-name="T1056"> </text:span><text:span text:style-name="T1057">;</text:span><text:span text:style-name="T1058"><text:s/>la souveraine se mit en tête qu’il souhaitait voir Maria Medina<text:s/></text:span><text:span text:style-name="T1059">devenir la favorite de François </text:span><text:span text:style-name="T1060">II afin de gouverner à sa guise. Elle multiplia les intrigues<text:s/></text:span><text:span text:style-name="T1061">et le ministre fut disgracié</text:span><text:span text:style-name="T1062"><text:note text:note-class="footnote" text:id="_ftn9"><text:note-citation>10</text:note-citation><text:note-body><text:p text:style-name="Notedebasdepage"><text:s/>Cf.<text:s/>la lettre de l’abbé Casti du 17 juin 1793<text:s/>(<text:span text:style-name="T1063">op. </text:span><text:span text:style-name="T1064">cit.</text:span>).</text:p></text:note-body></text:note></text:span><text:span text:style-name="T1065">.</text:span></text:p>
      <text:p text:style-name="Corpsdetexte"><text:span text:style-name="T1066">Viganò toutefois demeura à Vienne jusqu’à l’expiration de son contrat et y fit représenter<text:s/></text:span><text:span text:style-name="T1067">Richard Cœur de Lion</text:span><text:span text:style-name="T1068"><text:s/>dont le scénario était tiré de l’</text:span><text:span text:style-name="T1069">opéra-comique</text:span><text:span text:style-name="T1070"><text:s/>de Sedaine et Grétry. Les Viennois applaudirent un défilé si bien réglé sur la musique que les fers des chevaux retombaient en cadence sur le sol. On admira la pantomime de Marguerite angoissée par un rêve et la scène en laquelle des gardes accouraient de toutes parts, la nuit, avec leurs lanternes formant des groupes pittoresques.</text:span></text:p>
      <text:p text:style-name="Corpsdetexte"><text:span text:style-name="T1071">De 1795 à 1798, le couple Viganò parcourt l’Europe centrale. On l’applaudit à Prague, à Dresde, à Berlin, à Hambourg. Il regagne ensuite</text:span><text:span text:style-name="T1072"><text:s/></text:span><text:span text:style-name="pb">[p.<text:s/></text:span><text:span text:style-name="pb">173</text:span><text:span text:style-name="pb">]<text:s/></text:span><text:span text:style-name="T1073">l’Italie, puis de nouveau se rend à Vienne et s</text:span><text:span text:style-name="T1074">’</text:span><text:span text:style-name="T1075">y fixe jusqu</text:span><text:span text:style-name="T1076">’</text:span><text:span text:style-name="T1077">en 1803.</text:span><text:span text:style-name="T1078"><text:s/></text:span><text:span text:style-name="T1079">C’</text:span><text:span text:style-name="T1080">est alors que Viganò fait représenter<text:s/></text:span><text:span text:style-name="T1081">Les Hommes de Prométhée</text:span><text:span text:style-name="T1082">,</text:span><text:span text:style-name="T1083"><text:s/>médiocre ballet où l’on reconnaît la première idée de son célèbre drame chorégraphique<text:s/></text:span><text:span text:style-name="T1084">Prométhée</text:span><text:span text:style-name="T1085"><text:s/>et dont le meilleur titre de gloire est d</text:span><text:span text:style-name="T1086">’</text:span><text:span text:style-name="T1087">avoir valu<text:s/></text:span><text:span text:style-name="T1088">à</text:span><text:span text:style-name="T1089"><text:s/>Beethoven la commande d’une partition.<text:s/></text:span><text:span text:style-name="T1090">À<text:s/></text:span><text:span text:style-name="T1091">Vienne il compose également<text:s/></text:span><text:span text:style-name="T1092">I</text:span><text:span text:style-name="T1093"><text:s/></text:span><text:span text:style-name="T1094">giochi Istmici</text:span><text:span text:style-name="T1095">,<text:s/></text:span><text:span text:style-name="T1096">Il Noce di Benevento</text:span><text:span text:style-name="T1097"><text:s/>et plusieurs autres ballets.</text:span></text:p>
      <text:p text:style-name="Corpsdetexte"><text:span text:style-name="T1098">Jusque-là rien de très nouveau n’apparaît dans les créations de Viganò</text:span><text:span text:style-name="T1099">.</text:span><text:span text:style-name="T1100"><text:s/>Ce sont des ballets allégoriques ou mythologiques à la mode française. L’action en est toujours dansée à la différence des ballets historiques alors en vogue dans lesquels la pantomime était<text:s/></text:span><text:span text:style-name="T1101">«</text:span><text:span text:style-name="T1102"> </text:span><text:span text:style-name="T1103">marchée</text:span><text:span text:style-name="T1104"> </text:span><text:span text:style-name="T1105">»</text:span><text:span text:style-name="T1106"><text:s/>et non exécutée en cadence. Le génie de Viganò éclate pourtant déjà aux yeux des contemporains qui admirent la parfaite mise au point,<text:s/></text:span><text:soft-page-break/><text:span text:style-name="T1107">la réalisation minutieuse des détails, l’art incomparable des groupements et des mouvements de masses. Car</text:span><text:span text:style-name="T1108">pani qui, dans une lettre du 12 décembre </text:span><text:span text:style-name="T1109">1804, se plaint de l’obscurité excessive des allégories imaginées par Viganò, parle de lui co</text:span><text:span text:style-name="T1110">mme d’un homme de génie</text:span><text:span text:style-name="T1111"><text:note text:note-class="footnote" text:id="_ftn10"><text:note-citation>11</text:note-citation><text:note-body><text:p text:style-name="Notedebasdepage"><text:s/><text:span text:style-name="T1112">Rossiniane</text:span>,<text:s/>1824, p. 35, 46 et suiv. Ces lettres sont datées de 1804.</text:p></text:note-body></text:note></text:span><text:span text:style-name="T1113">.</text:span></text:p>
      <text:p text:style-name="Corpsdetexte"><text:span text:style-name="T1114">C’est en 1804 que Viganò fit ses débuts à Milan. Dans<text:s/></text:span><text:span text:style-name="T1115">Coriolan</text:span><text:span text:style-name="T1116">,<text:s/></text:span><text:span text:style-name="T1117">il sacrifia dans une large mesure la danse proprement dite à la pantomime. La harangue muette de Coriolan fut entendue de tous les spectateurs et de ceux-là mêmes qui ne suivaient pas l’action sur le libretto, sans lequel il eût été impossible de rien comprendre aux ballets historiques des Clerico, des Onorato Viganò, des Angiolini, des Domenico Rossi et des autres chorégraphes italiens de ce temps.</text:span></text:p>
      <text:p text:style-name="Corpsdetexte"><text:span text:style-name="T1118">Au cours des années suivantes, Viganò fit représenter<text:s/></text:span><text:span text:style-name="T1119">Gli Spagnuoli all’</text:span><text:span text:style-name="T1120"><text:s/>isola Cristina</text:span><text:span text:style-name="T1121"><text:s/>dont le tableau de la rébellion demeura longtemps célèbre,<text:s/></text:span><text:span text:style-name="T1122">Sammete e Tamiri</text:span><text:span text:style-name="T1123">,</text:span><text:span text:style-name="T1124"><text:s/>enfin à Padoue en 1809<text:s/></text:span><text:span text:style-name="T1125">Ippotoo</text:span><text:span text:style-name="T1126"><text:s/>et à Venise<text:s/></text:span><text:span text:style-name="T1127">I Strelitzi</text:span><text:span text:style-name="T1128">.<text:s/></text:span><text:span text:style-name="T1129">Durant toute cette période de son existence, Viganò travaille difficilement, passe des mois à réfléchir, à méditer sur son art. Avec les<text:s/></text:span><text:span text:style-name="T1130">Strelitz</text:span><text:span text:style-name="T1131">,</text:span><text:span text:style-name="T1132"><text:s/>il va s’engager dans une nouvelle voie.</text:span></text:p>
      <text:p text:style-name="Corpsdetexte"><text:span text:style-name="T1133">Jusque-là, il s’est contenté de concilier de son mieux et parfois fort heureusement l’action pantomime chère aux Italiens et la chorégraphie</text:span><text:span text:style-name="T1134"><text:s/></text:span><text:span text:style-name="pb">[p.<text:s/></text:span><text:span text:style-name="pb">174</text:span><text:span text:style-name="pb">]<text:s/></text:span><text:span text:style-name="T1135">française telle qu</text:span><text:span text:style-name="T1136">’</text:span><text:span text:style-name="T1137">il la tient de Dauberval.</text:span><text:span text:style-name="T1138"><text:s/></text:span><text:span text:style-name="T1139">Il se rend compte maintenant qu’il est vain de mimer une tragédie au lieu de la déclamer, que le ballet a mieux à faire que d’imiter le théâtre parlé, qu’il a ses moyens d’expression, ses lois propres et qu’il doit toujours reposer sur la danse.<text:s/></text:span><text:span text:style-name="T1140">Viganò</text:span><text:span text:style-name="T1141"><text:s/>appelle ainsi non pas la technique savante du ballet français avec ses exercices de virtuosité, mais une gesticulation expressive, rigoureusement rythmée et réglée par la musique. Il ne pourra d’un seul coup s’affranchir du<text:s/></text:span><text:span text:style-name="T1142">ballabile</text:span><text:span text:style-name="T1143">, de l</text:span><text:span text:style-name="T1144">’épisode de danse, de l’inévitable pas de deux ou du solo auquel les spectateurs sont habitués et qu’exigent les directeurs de théâtre, mais il va en réduire l’importance et justifiera son intervention dans le ballet par les nécessités de l’action en attendant de le pouvoir supprimer.</text:span></text:p>
      <text:p text:style-name="Corpsdetexte"><text:span text:style-name="T1145">Dans les<text:s/></text:span><text:span text:style-name="T1146">Strelitz</text:span><text:span text:style-name="T1147">, il commence à mettre en pratique ses idées sur la chorégraphie dramatique. L’acte de la conjuration des Strelitz dans leur caserne est pour lui l’occasion de groupements pittoresques et d’évolutions d’une merveilleuse nouveauté. Une magnifique gravure du scénographe Sanquirico nous en a</text:span><text:span text:style-name="T1148"><text:s/>laissé un vivant témoignage</text:span><text:span text:style-name="T1149"><text:note text:note-class="footnote" text:id="_ftn11"><text:note-citation>12</text:note-citation><text:note-body><text:p text:style-name="Notedebasdepage"><text:s/>Nous la reproduisons en hors-texte d’après une planche en couleur d’un précieux recueil de scénographies de Sanquirico faisant partie de la collection de M. Auguste Rondel, auquel nous adressons ici nos bien vifs remerciements pour l’extrême complaisance avec laquelle il a guidé et aidé nos recherches iconographiques.</text:p></text:note-body></text:note></text:span><text:span text:style-name="T1150">. On pourrait s’imaginer reconnaître en ces gestes soumis à l’impérieuse nécessité du rythme, la trace des recherches d’un Nijinsky ou des théories les plus récentes d’un Jaques-Dalcroze.</text:span></text:p>
      <text:p text:style-name="ab">*<text:line-break/>*   *</text:p>
      <text:p text:style-name="P1151">À<text:s/>partir de 1812, Salvatore<text:s/>Viganò<text:s/>se fixe à Milan. C’est pour la vaste scène de la Scala sur laquelle peut manœuvrer à l’aise une armée de danseurs et de figurants, c’est pour ce théâtre dont le décorateur Sanquirico est un homme de génie, qu’il va écrire ses chefs-d’œuvre.</text:p>
      <text:p text:style-name="Corpsdetexte"><text:span text:style-name="T1152">À<text:s/></text:span><text:span text:style-name="T1153">cette date, il ne connaît plus les préoccupations matérielles. Son père Onorato, qu’il avait à sa charge, vient de mourir. Il a hérité par testament de toute la fortune d’une riche admiratrice. Les imprésarios</text:span><text:span text:style-name="T1154"><text:s/></text:span><text:span text:style-name="T1155">milanais<text:s/></text:span><text:span text:style-name="pb">[p.<text:s/></text:span><text:span text:style-name="pb">175</text:span><text:span text:style-name="pb">]<text:s/></text:span><text:span text:style-name="T1156">le paient fort cher.</text:span><text:span text:style-name="T1157"><text:s/></text:span><text:span text:style-name="T1158">Il peut donc travailler en paix. Il aurait toutes les raisons du monde d’être parfaitement heureux si les infidélités d</text:span><text:span text:style-name="T1159">’</text:span><text:span text:style-name="T1160">une épouse trop belle et volage ne lui causaient un profond chagrin.</text:span></text:p>
      <text:p text:style-name="Corpsdetexte"><text:span text:style-name="T1161">Viganò a renoncé à danser lui-même, il se consacre à la chorégraphie et travaille méthodiquement, sans hâte, à la réalisation de ses idées. Les criailleries des imprésarios le laissent de glace. Il fait répéter un ballet des mois entiers. Tant pis si la première représentation annoncée pour le printemps ne peut se donner qu’à l’automne. Souvent, au milieu d</text:span><text:span text:style-name="T1162">’</text:span><text:span text:style-name="T1163">une répétition, une idée lui vient. Il arrête tout et les artistes attendent des heures entières que le maestro leur indique le jeu de scène à exécuter. Stendhal nous le montre<text:s/></text:span><text:span text:style-name="quote.c">« </text:span><text:span text:style-name="quote.c">environné de quatre-vingts danseurs sur la scène de la Scala, ayant à ses pieds un orchestre de dix musiciens</text:span><text:span text:style-name="quote.c"> »</text:span><text:span text:style-name="T1164">, composant et faisant<text:s/></text:span><text:span text:style-name="T1165">«</text:span><text:span text:style-name="T1166"> </text:span><text:span text:style-name="T1167">impitoyablement</text:span><text:span text:style-name="T1168"> </text:span><text:span text:style-name="T1169">»</text:span><text:span text:style-name="T1170"><text:s/>recommencer, toute une matinée, dix mesures de son ballet qui lu</text:span><text:span text:style-name="T1171">i semblent laisser à désirer</text:span><text:span text:style-name="T1172"><text:note text:note-class="footnote" text:id="_ftn12"><text:note-citation>13</text:note-citation><text:note-body><text:p text:style-name="Notedebasdepage"><text:s/><text:span text:style-name="T1173">Rome, Naples et Florence,</text:span><text:s/>I, 395. Une curieuse lettre de Viganò à la Directrice du théâtre<text:s/>Royal à Vienne du<text:s/>30 décembre 1806, nous montre quel soin il apportait aux répétitions. Il s’oppose absolument à ce que la troupe répète en même temps un ballet de Taglioni, elle doit s’occuper exclusivement de ma venue.<text:s/>— Cette lettre fait partie de notre collection.</text:p></text:note-body></text:note></text:span><text:span text:style-name="T1174">.</text:span></text:p>
      <text:soft-page-break/>
      <text:p text:style-name="Corpsdetexte"><text:span text:style-name="T1175">Parfois les directeurs exaspérés menacent de le faire mettre en prison pour<text:s/></text:span><text:span text:style-name="T1176">non-exécution</text:span><text:span text:style-name="T1177"><text:s/>de ses contrats, mais<text:s/></text:span><text:span text:style-name="T1178">il lento e freddo Viganò</text:span><text:span text:style-name="T1179"><text:s/>ne s</text:span><text:span text:style-name="T1180">’</text:span><text:span text:style-name="T1181">alarme pas pour si peu. Il suit son idée. Parfois il se trompe, mais, dit Stendhal,<text:s/></text:span><text:span text:style-name="quote.c">«</text:span><text:span text:style-name="quote.c"> </text:span><text:span text:style-name="quote.c">l’exécrable de ce grand homme est meilleu</text:span><text:span text:style-name="quote.c">r que l’excellent des autres</text:span><text:span text:style-name="T1182"><text:note text:note-class="footnote" text:id="_ftn13"><text:note-citation>14</text:note-citation><text:note-body><text:p text:style-name="Notedebasdepage"><text:s/>Lettre à de Mareste du 22 décembre 1820.</text:p></text:note-body></text:note></text:span><text:span text:style-name="quote.c"> </text:span><text:span text:style-name="quote.c">»</text:span><text:span text:style-name="T1183">.</text:span></text:p>
      <text:p text:style-name="Corpsdetexte"><text:span text:style-name="T1184">Avant Viganò on ignorait l’art des groupements variés. Aussi bien en France qu’en Italie, les coryphées exécutaient des pantomimes expressives, mais les danseurs et les figurants se bornaient à accomplir tous en même temps les mêmes gestes. Tout au plus arrivait-il que le corps de ballet fût divisé en plusieurs troupes exécutant chacune un mouvement différent. Avec Viganò, chaque danseur conserve son individualité dans l’ensemble. On s’imagine quel travail devait être pour le chorégraphe la mise au point de scènes comme la réception d’Othello par le Sénat de Venise en laquelle chaque personnage devait agir pour son compte tout en formant avec les autres des groupes expressifs et harmonieux. La difficulté augmentait encore du fait qu’il ne s’agissait pas de composer</text:span><text:span text:style-name="T1185"><text:s/></text:span><text:span text:style-name="pb">[p.<text:s/></text:span><text:span text:style-name="pb">176</text:span><text:span text:style-name="pb">]<text:s/></text:span><text:span text:style-name="T1186">des tableaux vivants, mais des tableaux d’une continuelle mobilité puisque tous les personnages devaient agir en conformant leurs gestes aux injonctions du rythme musical.</text:span></text:p>
      <text:p text:style-name="P1187">Ces gestes dont Stendhal vante la vérité, le naturel, nous apparaissent sur les estampes, curieusement stylisés.<text:s/>Viganò<text:s/>est bien de son temps. L’Antiquité le hante. Ses personnages, qu’ils portent la tunique fourrée des Strelitz, la toge romaine ou l’ample robe des sénateurs vénitiens, gardent des attitudes semblables à celles des dieux et des héros sculptés au flanc<text:s/>des vases ou des sarcophages grecs. Il y a transposition de la nature plutôt qu’imitation servile et c’est bien en cela que consiste l’Art.</text:p>
      <text:p text:style-name="Corpsdetexte"><text:span text:style-name="T1188">Pour accomplir une pareille tâche il fallait une prodigieuse imagination servie par un sens rare de la composition picturale et de la musique. Stendhal nous affirme qu’il avait ces trois dons</text:span><text:span text:style-name="T1189"> </text:span><text:span text:style-name="T1190">:</text:span><text:span text:style-name="T1191"><text:s/></text:span><text:span text:style-name="quote.c">«</text:span><text:span text:style-name="quote.c"> </text:span><text:span text:style-name="quote.c">C’est une imagination dans le genre de Shakespeare</text:span><text:span text:style-name="quote.c"> </text:span><text:span text:style-name="quote.c">;</text:span><text:span text:style-name="quote.c"><text:s/>il y a du génie du peintre, il y a du g</text:span><text:span text:style-name="quote.c">énie musical dans cette tête</text:span><text:span text:style-name="T1192"><text:note text:note-class="footnote" text:id="_ftn14"><text:note-citation>15</text:note-citation><text:note-body><text:p text:style-name="Notedebasdepage"><text:s/><text:span text:style-name="T1193">Rome, Naples et Florence</text:span>, I,<text:s/>395.</text:p></text:note-body></text:note></text:span><text:span text:style-name="quote.c">.</text:span><text:span text:style-name="quote.c"> </text:span><text:span text:style-name="quote.c">»</text:span></text:p>
      <text:p text:style-name="ab">*<text:line-break/>*   *</text:p>
      <text:p text:style-name="P1194">Il faudrait un gros ouvrage et il serait bien à souhaiter que quelqu’un l’écrivît un jour, pour étudier dans leurs détails les ballets de<text:s/>Viganò<text:s/>au moyen des scénarios, des relations contemporaines, des estampes, de la musique, enfin surtout du livre précieux de Carlo Ritorni. Nous nous contenterons de décrire quelques ballets de la période milanaise, de ceux dont il est le plus souvent question dans les mémoires du temps et en particulier dans les livres et les lettres de Stendhal.</text:p>
      <text:p text:style-name="Corpsdetexte"><text:span text:style-name="T1195">Le premier ballet en lequel<text:s/></text:span><text:span text:style-name="T1196">Viganò</text:span><text:span text:style-name="T1197"><text:s/>semble avoir donné sa mesure fut<text:s/></text:span><text:span text:style-name="T1198">Prométhée</text:span><text:span text:style-name="T1199"><text:s/>rep</text:span><text:span text:style-name="T1200">résenté au printemps de l’année </text:span><text:span text:style-name="T1201">1813. Abandonnant les sujets historiques et les fables mythologiques à intrigues amoureuses,<text:s/></text:span><text:span text:style-name="T1202">Viganò</text:span><text:span text:style-name="T1203"><text:s/>reprenait le vieux mythe pour peindre sur la scène l’humanité primitive et les origines de la civilisation. Le premier tableau apparaissait d’une originalité puissante et contrastait avec les scènes habituelles de ballet</text:span><text:span text:style-name="T1204"><text:s/></text:span><text:span text:style-name="pb">[p.<text:s/></text:span><text:span text:style-name="pb">177</text:span><text:span text:style-name="pb">]<text:s/></text:span><text:span text:style-name="T1205">illustrant les amours d’un dieu et d’une mortelle parmi des bosquets et des portiques enguirlandés.</text:span><text:span text:style-name="T1206"><text:s/></text:span><text:span text:style-name="T1207">On découvrait une lande inculte, couverte de roches. Des êtres à face humaine, mais qu’on pouvait difficilement reconnaître pour des hommes, gisaient çà et là en des attitudes qui trahissaient leur stupidité bestiale ou bien erraient sur la scène en paraissant s’ignorer les uns les autres. Dans le fond, sur une colline, on apercevait Prométhée au milieu du chœur des Muses et des Arts. On assistait ensuite aux efforts stériles du Titan pour instruire les hommes dans l’art de construire des habitations et de cultiver la terre. Une pomme donnée par lui était l’occasion d’une rixe que nous décrit minutieusement Carlo Ritorni</text:span><text:span text:style-name="T1208"> </text:span><text:span text:style-name="T1209">:</text:span><text:span text:style-name="T1210"><text:s/></text:span><text:span text:style-name="quote.c">« </text:span><text:span text:style-name="quote.c">La pomme passe de main en main, toujours saisie par le plus fort. On pouvait voir comme en une école de nu, les mille attitudes diverses de ces sauvages athlètes, des raccourcis, des enlacements, des contrastes plus nombreux que n’en saurait rendre l’art du meilleur peintre.<text:s/></text:span><text:span text:style-name="quote.c">À<text:s/></text:span><text:span text:style-name="quote.c">chaque mesure, le tableau changeait et les mêmes éléments concouraient à composer un</text:span><text:span text:style-name="quote.c"><text:s/>tableau entièrement nouveau</text:span><text:span text:style-name="T1211"><text:note text:note-class="footnote" text:id="_ftn15"><text:note-citation>16</text:note-citation><text:note-body><text:p text:style-name="Notedebasdepage"><text:s/>Fokine a réalisé un tableau chorégraphique du même genre dans l’admirable scène des pirates frappés de terreur panique dans le ballet de<text:s/><text:span text:style-name="T1212">Daphnis et Chloé</text:span><text:s/>(musique de Maurice Ravel). La pantomime de cette scène est rythmée musicalement.</text:p></text:note-body></text:note></text:span><text:span text:style-name="quote.c">.</text:span><text:span text:style-name="quote.c"> »</text:span><text:s/><text:span text:style-name="T1213">Viganò mettait en pratique les idées de Noverre sur le réalisme de la mise en scène et de la mimique, idées que le réformateur lui-même n’avait jamais intégralement appliquées. Ce n’étaient pas des hommes furieux que montrait Viganò, mais de véritables bêtes féroces, combattant avec<text:s/></text:span><text:soft-page-break/><text:span text:style-name="T1214">leurs ongles et leurs dents, s’acharnant sur les plus faibles, les femmes, les enfants.<text:s/></text:span><text:span text:style-name="T1215">À<text:s/></text:span><text:span text:style-name="T1216">la fin, l’un d’eux, se servant d’un tronc comme d’une massue, assommait ceux qui semblaient devoir ravir la pomme. Ce tableau, qui était réglé sur quarante mesures de musique, produisait, dit Ritorni, une impression profonde.</text:span></text:p>
      <text:p text:style-name="Corpsdetexte"><text:span text:style-name="T1217">Le deuxième tableau se déroulait à travers les vastes étendues des cieux. Prométhée et Minerve passaient sur un char au milieu des constellations au son de la musique écrite par Haydn pour peindre<text:s/></text:span><text:span text:style-name="T1218">«</text:span><text:span text:style-name="T1219"> </text:span><text:span text:style-name="T1220">la Création du monde</text:span><text:span text:style-name="T1221"> </text:span><text:span text:style-name="T1222">»</text:span><text:span text:style-name="T1223">. Prométhée ayant allumé un brandon au char du soleil retombait sur la terre et au troisième acte, en faisait présent aux hommes. Des étincelles du feu naissaient de petits amours qui en un instant jaillissaient<text:s/></text:span><text:span text:style-name="pb">[p.<text:s/></text:span><text:span text:style-name="pb">178</text:span><text:span text:style-name="pb">]<text:s/></text:span><text:span text:style-name="T1224">de partout et semblaient comme des oiseaux peupler les branches des arbres.</text:span><text:span text:style-name="T1225"><text:s/></text:span><text:span text:style-name="T1226">Ils en descendaient sur un air mélodieux et poursuivaient les hommes. Ceux-ci commençaient à prendre conscience de la beauté de la nature et de leur misérable situation. L’amour et la gratitude pour la première fois pénétraient en leur âme, ils s’empressaient autour du Titan libérateur. Cette libre interprétation du mythe antique était intéressante. Les trois actes suivants étaient moins réussis et d’un sens allégorique assez obscur. Viganò disait n’avoir pas voulu composer un drame régulier, mais six vastes tableaux.<text:s/></text:span><text:span text:style-name="quote.c">«</text:span><text:span text:style-name="quote.c"> </text:span><text:span text:style-name="quote.c">S</text:span><text:span text:style-name="quote.c">ans doute, écrit Stendhal, il y a des parties absurdes dans<text:s/></text:span><text:span text:style-name="T1227">Prométhée</text:span><text:span text:style-name="quote.c">, mais au bout de dix ans, le souvenir en est aussi frais que le premier<text:s/></text:span><text:span text:style-name="quote.c">jour et l’on s’étonne encore</text:span><text:span text:style-name="T1228"><text:note text:note-class="footnote" text:id="_ftn16"><text:note-citation>17</text:note-citation><text:note-body><text:p text:style-name="Notedebasdepage"><text:s/><text:span text:style-name="T1229">Rome, Naples et Florence</text:span>, I, 395.</text:p></text:note-body></text:note></text:span><text:span text:style-name="quote.c">.</text:span><text:span text:style-name="quote.c"> </text:span><text:span text:style-name="quote.c">»</text:span></text:p>
      <text:p text:style-name="Corpsdetexte"><text:span text:style-name="T1230">Au point de vue chorégraphique, le principal intérêt de<text:s/></text:span><text:span text:style-name="T1231">Prométhée</text:span><text:span text:style-name="T1232"><text:s/></text:span><text:span text:style-name="T1233">consistait dans la parfaite mise au point des mouvements de foule, des évolutions cadencées des divers groupes. C’était là le secret de Viganò, secret qu’au témoignage des contemporains il emporta dans sa tombe.</text:span></text:p>
      <text:p text:style-name="Corpsdetexte"><text:span text:style-name="T1234">Otello</text:span><text:span text:style-name="T1235"><text:s/>offre un autre type de ballet dramatique. Il commençait par une fête, idée originale dont Stendhal a célébré la hardies</text:span><text:span text:style-name="T1236">se en une page souvent citée</text:span><text:span text:style-name="T1237"><text:note text:note-class="footnote" text:id="_ftn17"><text:note-citation>18</text:note-citation><text:note-body><text:p text:style-name="Notedebasdepage"><text:span text:style-name="T1238"><text:s/></text:span><text:span text:style-name="T1239">Vie de Rossini,</text:span><text:span text:style-name="T1240"><text:s/>1824, p. </text:span><text:span text:style-name="T1241">284.</text:span></text:p></text:note-body></text:note></text:span><text:span text:style-name="T1242">. On assistait au triomphe d’Othello vainqueur, à sa réception solennelle par le Sénat de Venise et aux réjouissances populaires, excellent prétexte pour faire danser la<text:s/></text:span><text:span text:style-name="T1243">forlana</text:span><text:span text:style-name="T1244">,<text:s/></text:span><text:span text:style-name="T1245">mais ensuite toute l’action se concentrait entre Othello, Desdémone et Iago, avec l’intervention de rares personnages épisodiques. Depuis que le cinématographe nous a révélé la possibilité d’actions muettes d’un effet terrifiant et non moins expressives, d’une psychologie non moins délicate que les drames récités, nous imaginons assez bien ce que pouvait être la mort de Desdémone, mimée par des artistes de génie comme la Pallerini et Molinari. Est-ce à dire que le principal mérite en revenait aux interprète</text:span><text:span text:style-name="T1246">s</text:span><text:span text:style-name="T1247"> </text:span><text:span text:style-name="T1248">?</text:span><text:span text:style-name="T1249"><text:s/>Nullement, car il ne s’agissait pas ici de jeux de scène laissés à l’initiative des acteurs. Tous les gestes, tous les mouvements étaient réglés par<text:s/></text:span><text:span text:style-name="T1250">Viganò et devaient s’exécuter sin</text:span><text:span text:style-name="T1251">on en cadence, du moins sur un rythme déterminé.</text:span></text:p>
      <text:p text:style-name="Corpsdetexte"><text:span text:style-name="T1252">Mirra</text:span><text:span text:style-name="T1253"><text:s/>qui précéda<text:s/></text:span><text:span text:style-name="T1254">Otello</text:span><text:span text:style-name="T1255">,<text:s/></text:span><text:span text:style-name="T1256">est tirée de la tragédie d’Alfieri. Il y a beaucoup</text:span><text:span text:style-name="T1257"><text:s/></text:span><text:span text:style-name="pb">[p.<text:s/></text:span><text:span text:style-name="pb">179</text:span><text:span text:style-name="pb">]<text:s/></text:span><text:span text:style-name="T1258">de danses dans ce drame chorégraphique, mais toujours justifiées par l’action</text:span><text:span text:style-name="T1259"> </text:span><text:span text:style-name="T1260">:</text:span><text:span text:style-name="T1261"><text:s/>Danses d’esclaves pour distraire Mirra de sa tristesse, danses sacrées dans le temple.</text:span><text:span text:style-name="T1262"><text:s/></text:span><text:span text:style-name="T1263">Rompant avec l’usage traditionnel, Viganò ne craignit pas de faire évoluer le corps de ballet face à la statue du Dieu placée sur le côté du théâtre en sorte que les danseurs se présentaient de flanc aux regards des spectateurs. L’intrigue passionnée bouleversa tous les assistants.<text:s/></text:span><text:span text:style-name="quote.c">«</text:span><text:span text:style-name="quote.c"> </text:span><text:span text:style-name="quote.c">Alfieri dans<text:s/></text:span><text:span text:style-name="T1264">Mirra</text:span><text:span text:style-name="quote.c">, écrit Ferrario, Shakespeare dans<text:s/></text:span><text:span text:style-name="T1265">Othello</text:span><text:span text:style-name="quote.c"><text:s/>ne pourraient jamais, par le secours de leurs vers sublimes et de leurs dialogues, faire verser tant de larmes ni remplir les cœurs d’autant d’horreur et d’épouvante que ne l’a fait ce grand chorégraphe<text:s/></text:span><text:span text:style-name="quote.c">avec ces inimitables ballets</text:span><text:span text:style-name="T1266"><text:note text:note-class="footnote" text:id="_ftn18"><text:note-citation>19</text:note-citation><text:note-body><text:p text:style-name="Notedebasdepage"><text:span text:style-name="T1267"><text:s/></text:span><text:span text:style-name="T1268">Costume di tutti i popoli</text:span><text:span text:style-name="T1269">,<text:s/></text:span><text:span text:style-name="T1270">cité par Ritorni, p. </text:span><text:span text:style-name="T1271">149.</text:span></text:p></text:note-body></text:note></text:span><text:span text:style-name="quote.c">.</text:span><text:span text:style-name="quote.c"> </text:span><text:span text:style-name="quote.c">»</text:span></text:p>
      <text:p text:style-name="Corpsdetexte"><text:span text:style-name="T1272">Le succès de<text:s/></text:span><text:span text:style-name="T1273">Dédale</text:span><text:span text:style-name="T1274"><text:s/>s’explique moins aisément. L’action en est obscure, mais quelques scènes d’un effet grandiose suffirent à assurer un triomphe à Viganò. Ce ballet lui avait coûté des peines infinies. Stendhal écr</text:span><text:span text:style-name="T1275">ivait à de Mareste le 5 janvier </text:span><text:span text:style-name="T1276">1818</text:span><text:span text:style-name="T1277"> </text:span><text:span text:style-name="T1278">:</text:span><text:span text:style-name="T1279"><text:s/></text:span><text:span text:style-name="quote.c">«</text:span><text:span text:style-name="quote.c"> </text:span><text:span text:style-name="quote.c">O</text:span><text:span text:style-name="quote.c">n a été sur le point de mettre en prison Viganò. Cet homme de génie ne sait pas composer sur le papier. Il a commencé<text:s/></text:span><text:span text:style-name="T1280">Dédale et Icare</text:span><text:span text:style-name="quote.c"><text:s/>le 4 août et l’a fini le 25 </text:span><text:span text:style-name="quote.c">décembre, en faisant répéter de dix heures du matin à quatre heures après minuit</text:span><text:span text:style-name="quote.c">.</text:span><text:span text:style-name="quote.c"> </text:span><text:span text:style-name="quote.c">»</text:span><text:span text:style-name="T1281"><text:s/></text:span><text:span text:style-name="T1282">On admira beaucoup, au<text:s/></text:span><text:span text:style-name="T1283">2</text:span><text:span text:style-name="T1284">e</text:span><text:span text:style-name="T1285"> </text:span><text:span text:style-name="T1286">acte, l’atelier de Dédale. De jeunes sculpteurs y travaillaient en cadence à dégrossir des blocs de marbre tandis que l’enfant Icare se jouait parmi les œuvres ébauchées. On applaudit surtout le finale de cet acte, lorsque Dédale fait traîner par ses élèves l’image monstrueuse du taureau dans les flancs de laquelle s’est cachée la reine Pasiphaé. Une belle estampe de Sanquirico nous a conservé ce tableau d’une variété et d’une ingéniosité de composition extraordinaires.</text:span></text:p>
      <text:p text:style-name="Corpsdetexte"><text:span text:style-name="T1287">Le dernier acte</text:span><text:span text:style-name="T1288">,</text:span><text:span text:style-name="T1289"><text:s/>qui se passait à la cour de Neptune, faisait la joie de Stendhal</text:span><text:span text:style-name="T1290"> </text:span><text:span text:style-name="T1291">:</text:span><text:span text:style-name="T1292"><text:s/></text:span><text:span text:style-name="quote.c">«</text:span><text:span text:style-name="quote.c"> </text:span><text:span text:style-name="quote.c">Rien moins que des poissons dansants dans un palais de madrépores et de corail</text:span><text:span text:style-name="quote.c"> </text:span><text:span text:style-name="quote.c">!</text:span><text:span text:style-name="quote.c"><text:s/>C’est magnifique et surtout singulier, mais<text:s/></text:span><text:soft-page-break/><text:span text:style-name="quote.c">ne peut pas se comprendre à Paris. Cela convient à mes nerfs et m’occupe</text:span><text:span text:style-name="quote.c"><text:s/>pendant huit jours</text:span><text:span text:style-name="T1293"><text:note text:note-class="footnote" text:id="_ftn19"><text:note-citation>20</text:note-citation><text:note-body><text:p text:style-name="Notedebasdepage"><text:s/>Lettre à de Mareste du 6 janvier 1818.</text:p></text:note-body></text:note></text:span><text:span text:style-name="quote.c">.</text:span><text:span text:style-name="quote.c"> </text:span><text:span text:style-name="quote.c">»</text:span><text:span text:style-name="T1294"><text:s/>Par la suite, les ballets russes nous ont montré de semblables magnificences sous-marines dans<text:s/></text:span><text:span text:style-name="T1295">Sadko</text:span><text:span text:style-name="T1296"><text:s/>et nous ne trouvons<text:s/></text:span><text:span text:style-name="pb">[p.<text:s/></text:span><text:span text:style-name="pb">180</text:span><text:span text:style-name="pb">]<text:s/></text:span><text:span text:style-name="T1297">plus si ridicule l’admiration de Stendhal pour de tels spectacles.</text:span></text:p>
      <text:p text:style-name="Corpsdetexte"><text:span text:style-name="T1298">La<text:s/></text:span><text:span text:style-name="T1299">Vestale</text:span><text:span text:style-name="T1300"><text:s/>semble bien avoir été l’œuvre la plus parfaite de Viganò. Si l’on n’y trouve pas des tableaux d’une originalité aussi frappante que dans<text:s/></text:span><text:span text:style-name="T1301">Prométhée</text:span><text:span text:style-name="T1302"><text:s/>ou les<text:s/></text:span><text:span text:style-name="T1303">Titans</text:span><text:span text:style-name="T1304">, o</text:span><text:span text:style-name="T1305">n ne saurait assez admirer l’harmonieux équilibre entre les scènes à grande figuration est celles dont l’action se circonscrit entre quelques personnages. Le sujet en est tiré de l’opéra célèbre de Spontini sur un livret de Jouy. Dans la préf</text:span><text:span text:style-name="T1306">ace du scénario, Viganò déclare :</text:span><text:span text:style-name="T1307"><text:s/></text:span><text:span text:style-name="quote.c">«</text:span><text:span text:style-name="quote.c"> </text:span><text:span text:style-name="quote.c">Chacun doit tout voir et tout comprendre, sans étude préalable et sans recourir ni à l’argument ni aux commentaires.</text:span><text:span text:style-name="quote.c"> </text:span><text:span text:style-name="quote.c">»</text:span></text:p>
      <text:p text:style-name="Corpsdetexte"><text:span text:style-name="T1308">On assistait, durant le premier acte, aux jeux du cirque. Sur les gradins se pressait une foule de figurants drapés dans leurs toges et leurs manteaux en des attitudes pittoresques. En perspective on voyait courir de véritables chevaux attelés à des chars. Après la course, les Vestales faisaient leur entrée sur un rythme d’une émouvante gravité, portant les couronnes destinées aux vainqueurs. Leur danse consistait<text:s/></text:span><text:span text:style-name="quote.c">«</text:span><text:span text:style-name="quote.c"> </text:span><text:span text:style-name="quote.c">en attitudes et en poses rappelant celles des Victoires sculptées sur les Arcs de Triomphe romains. Elles semblaient se soutenir en l’air en élevant vers le ci</text:span><text:span text:style-name="quote.c">el les couronnes</text:span><text:span text:style-name="quote.c"> </text:span><text:span text:style-name="quote.c">»</text:span><text:span text:style-name="T1309">.<text:s/></text:span><text:span text:style-name="T1310">Au cours du sacrifice solennel qui suivait, le jeune Décius, fils d</text:span><text:span text:style-name="T1311">’</text:span><text:span text:style-name="T1312">un consul, qui venait de remporter le prix de la course, croisait ses regards avec ceux de la vestale Emilia et un grand trouble les saisissait l’un et l’autre sans que les assistants, occupés à la célébration de l’holocauste, y prêtassent attention. L’acte finissait par une bacchanale sacrée exécutée par des ménades, des satyres et de jeunes bacchantes. Viganò y faisait un heureux mélange des ressources de la danse moderne et des attitudes révélées par l</text:span><text:span text:style-name="T1313">’</text:span><text:span text:style-name="T1314">art de l</text:span><text:span text:style-name="T1315">’</text:span><text:span text:style-name="T1316">Antiquité. Malgré sa complexité, sa variété infinie, ce premier acte se déroulait pour la joie des yeux. La critique n’y trouva à reprendre qu</text:span><text:span text:style-name="T1317">’</text:span><text:span text:style-name="T1318">un seul détail</text:span><text:span text:style-name="T1319"> </text:span><text:span text:style-name="T1320">:</text:span><text:span text:style-name="T1321"><text:s/>Un fils de consul comme Décius ne pouvait vraisemblablement prendre part à une course de chars.</text:span></text:p>
      <text:p text:style-name="Corpsdetexte"><text:span text:style-name="T1322">Au second acte, Décius, en proie à l’amour, regarde sans plaisir au cours du festin que lui offre son ami Murena, les danses de deux esclaves grecs. Viganò avait ici introduit le<text:s/></text:span><text:span text:style-name="T1323">pas de deux</text:span><text:span text:style-name="T1324"><text:s/>exigé des amateurs milanais, concession malheureuse au goût du public, car cet intermède de danse classique venait rompre l’harmonie de ce drame chorégraphique entièrement</text:span><text:span text:style-name="T1325"><text:s/></text:span><text:span text:style-name="pb">[p.<text:s/></text:span><text:span text:style-name="pb">181</text:span><text:span text:style-name="pb">]<text:s/></text:span><text:span text:style-name="T1326">construit sur l’emploi de la pantomime rythmée.</text:span><text:span text:style-name="T1327"><text:s/></text:span><text:span text:style-name="T1328">Après</text:span><text:span text:style-name="T1329"><text:s/>le départ des convives, Décius expose à Murena son dessein de pénétrer dans le couvent des Vestales pour parvenir jusqu</text:span><text:span text:style-name="T1330">’</text:span><text:span text:style-name="T1331">à celle qu</text:span><text:span text:style-name="T1332">’</text:span><text:span text:style-name="T1333">il aime. Il décide non sans peine Murena à l’accompagner dans sa folle entreprise. Les critiques milanais blâmèrent fort Viganò d</text:span><text:span text:style-name="T1334">’</text:span><text:span text:style-name="T1335">avoir donné ce spectacle immoral d</text:span><text:span text:style-name="T1336">’</text:span><text:span text:style-name="T1337">un ami entraînant au mal son ami.</text:span></text:p>
      <text:p text:style-name="Corpsdetexte"><text:span text:style-name="T1338">Le troisième acte se passe à l</text:span><text:span text:style-name="T1339">’</text:span><text:span text:style-name="T1340">intérieur du temple de Vesta. C</text:span><text:span text:style-name="T1341">’</text:span><text:span text:style-name="T1342">est la nuit. Émilia garde le feu sacré.</text:span><text:span text:style-name="T1343"><text:s/></text:span><text:span text:style-name="quote.c">« </text:span><text:span text:style-name="quote.c">Comment donner une idée, s</text:span><text:span text:style-name="quote.c">’</text:span><text:span text:style-name="quote.c">écrie Carlo Ritorni, du jeu de la Pallerini, dont le physique et les traits répondaient si exactement aux intentions du Maître voulant peindre une terreur tragique par des images toutes grecques et romaines. Elle se tient appuyée à l’autel, absorbée dans sa rêverie. Elle remue et entretient le foyer. Elle s’en écarte un peu et, réfléchissant à ce qui se passe en elle, semble écouter la voix de sa passion naissante. Elle veut d</text:span><text:span text:style-name="quote.c">’</text:span><text:span text:style-name="quote.c">abord en triompher en faisant appel à la raison. Elle pense à son caractère sacré, à son devoir, à la religion.<text:s/></text:span><text:span text:style-name="quote.c">À<text:s/></text:span><text:span text:style-name="quote.c">la fin elle croit plus efficace de recourir à la déesse et la supplie de la délivrer de cet amour coupable</text:span><text:span text:style-name="quote.c">…<text:s/></text:span><text:span text:style-name="quote.c">Tandis qu</text:span><text:span text:style-name="quote.c">’</text:span><text:span text:style-name="quote.c">elle descend les marches de l’autel sur lesquelles elle a prié, une vision lui représente les traits de Décius. Elle veut chasser cette image, mais inutilement. Elle baisse les regards vers le sol et s</text:span><text:span text:style-name="quote.c">’</text:span><text:span text:style-name="quote.c">absorbe dans une prière. Quand elle les relève, la vision est toujours là. Elle ne peut résister et lui tend les bras, mais aussitôt elle recule épouvantée. Elle fuit vers l</text:span><text:span text:style-name="quote.c">’</text:span><text:span text:style-name="quote.c">autel, en proie au remords. Elle prie, mais en vain, on sent qu’elle souhaite de tout son être le retour de l</text:span><text:span text:style-name="quote.c">’</text:span><text:span text:style-name="quote.c">image enfin évanouie.<text:s/></text:span><text:span text:style-name="quote.c">À<text:s/></text:span><text:span text:style-name="quote.c">ce moment paraît Décius, accompagné</text:span><text:span text:style-name="quote.c"><text:s/>de Murena.</text:span><text:span text:style-name="quote.c"> »</text:span></text:p>
      <text:p text:style-name="Corpsdetexte"><text:span text:style-name="T1344">Il serait fastidieux de suivre Ritorni dans sa minutieuse description du jeu des deux acteurs en cette scène de séduction qui mettait Stendhal dans</text:span><text:span text:style-name="T1345"><text:s/>un état difficile à décrire</text:span><text:span text:style-name="T1346"><text:note text:note-class="footnote" text:id="_ftn20"><text:note-citation>21</text:note-citation><text:note-body><text:p text:style-name="Notedebasdepage"><text:s/>Voir la lettre<text:s/>du 3 septembre 1818 à<text:s/>de Mareste.</text:p></text:note-body></text:note></text:span><text:span text:style-name="T1347">.</text:span><text:span text:style-name="T1348"><text:s/></text:span><text:span text:style-name="T1349">Après une longue résistance, la Vestale succombe et Décius l’emporte dans ses bras.<text:s/></text:span><text:span text:style-name="T1350">À<text:s/></text:span><text:span text:style-name="T1351">cet instant, le feu sacré s’éteint et la scène se trouve plongée dans l</text:span><text:span text:style-name="T1352">’</text:span><text:span text:style-name="T1353">obscurité. Émilia échappe à son amant et vient s’abattre évanouie au pied de l</text:span><text:span text:style-name="T1354">’</text:span><text:span text:style-name="T1355">autel. Décius en fuyant</text:span><text:span text:style-name="T1356"><text:s/></text:span><text:span text:style-name="pb">[p.<text:s/></text:span><text:span text:style-name="pb">182</text:span><text:span text:style-name="pb">]<text:s/></text:span><text:span text:style-name="T1357">heurte une colonne.</text:span><text:span text:style-name="T1358"><text:s/></text:span><text:span text:style-name="T1359">Au bruit, les vestales accourent et se désespèrent de la flamme morte. Scène de désordre et d’épouvante dans les ténèbres qu’éclaire seulement la lueur fugitive des lanternes agitées par les vestales dans leur course. Emilia est emmenée prisonnière.</text:span></text:p>
      <text:soft-page-break/>
      <text:p text:style-name="Corpsdetexte"><text:span text:style-name="T1360">Au<text:s/></text:span><text:span text:style-name="T1361">4</text:span><text:span text:style-name="T1362">e</text:span><text:span text:style-name="T1363"> </text:span><text:span text:style-name="T1364">acte, le jugement de la Vestale coupable et au<text:s/></text:span><text:span text:style-name="T1365">5</text:span><text:span text:style-name="T1366">e</text:span><text:span text:style-name="T1367"><text:s/>son supplice étaient l’occasion de tableaux d’une grandeur tragique. Ainsi finissait ce drame chorégraphique que Stendhal proclamait<text:s/></text:span><text:span text:style-name="quote.c">«</text:span><text:span text:style-name="quote.c"> </text:span><text:span text:style-name="quote.c">aussi fort que le plus atroce de Shakespeare</text:span><text:span text:style-name="quote.c"> </text:span><text:span text:style-name="quote.c">»</text:span><text:span text:style-name="quote.c">.</text:span></text:p>
      <text:p text:style-name="P1368">Nous avons insisté sur la pantomime des premiers actes afin de montrer en quoi consistait l’action dans les ballets de Viganò. En somme pas de gestes conventionnels comme on les enseignait dans les écoles d’opéras, mais des gestes naturels, émouvants, expressifs sans doute un peu stylisés et se rapprochant des attitudes familières à la statuaire antique. Les acteurs de Viganò faisaient aussi grand usage de jeux de physionomie. Les descriptions contemporaines signalent à tout moment que l’héroïne<text:s/>« change de visage », pâlit ou rougit ou que son regard exprime la terreur ou l’amour. Mieux que l’actuelle pantomime de l’Opéra un film dramatique<text:s/>« tourné »<text:s/>par des maîtres de l’art cinématographique peut donner une idée de ces longues actions muettes, mais on ne doit pas oublier que dans les ballets de Viganò tous les mouvements s’effectuaient sur un rythme déterminé par la musique.</text:p>
      <text:p text:style-name="Corpsdetexte"><text:span text:style-name="T1369">Inutile d’insister sur les autres ballets de Viganò, malgré les beautés que renfermaient des spectacles comme<text:s/></text:span><text:span text:style-name="T1370">Psammi</text:span><text:span text:style-name="T1371"><text:s/>ou<text:s/></text:span><text:span text:style-name="T1372">La Spada di Kenneth</text:span><text:span text:style-name="Appelnotedebasdep."><text:note text:note-class="footnote" text:id="_ftn21"><text:note-citation>22</text:note-citation><text:note-body><text:p text:style-name="Notedebasdepage"><text:s/>Stendhal aimait ce ballet qu’il disait être<text:s/><text:span text:style-name="quote.c">«</text:span><text:span text:style-name="quote.c"> </text:span><text:span text:style-name="quote.c">une fête pour l’imagination</text:span><text:span text:style-name="quote.c"> </text:span><text:span text:style-name="quote.c">»</text:span>.<text:s/><text:span text:style-name="T1373">Cf. lettre du 21 mars </text:span><text:span text:style-name="T1374">1818.</text:span></text:p></text:note-body></text:note></text:span><text:span text:style-name="T1375">, mieux vaut s’arrêter sur celui qui fut de tous le plus célèbre et le plus critiqué</text:span><text:span text:style-name="T1376"> </text:span><text:span text:style-name="T1377">:</text:span><text:span text:style-name="T1378"><text:s/></text:span><text:span text:style-name="T1379">I Titani</text:span><text:span text:style-name="T1380">.</text:span></text:p>
      <text:p text:style-name="Corpsdetexte"><text:span text:style-name="T1381">Les<text:s/></text:span><text:span text:style-name="T1382">Titans</text:span><text:span text:style-name="T1383"><text:s/>furent la dernière grande composition de Viganò. Il inventera encore une<text:s/></text:span><text:span text:style-name="T1384">Jeanne d</text:span><text:span text:style-name="T1385">’</text:span><text:span text:style-name="T1386">Arc</text:span><text:span text:style-name="T1387"><text:s/>et une<text:s/></text:span><text:span text:style-name="T1388">Didon</text:span><text:span text:style-name="T1389">,</text:span><text:span text:style-name="T1390"><text:s/>mais ces œuvres inégales ou incomplètes ne peuvent donner une idée juste de son génie chorégraphique. Il nous apparaît au contraire dans cette œuvre grandiose avec l’ensemble de ses qualités et de ses défauts caractéristiques, son imagination romantique, sa vision toute picturale, son entente des grandes</text:span><text:span text:style-name="T1391"><text:s/>scènes à nombreuse<text:s/></text:span><text:span text:style-name="pb">[p.<text:s/></text:span><text:span text:style-name="pb">183</text:span><text:span text:style-name="pb">]<text:s/></text:span><text:span text:style-name="T1392">figuration.</text:span><text:span text:style-name="T1393"><text:s/></text:span><text:span text:style-name="T1394">Dans les<text:s/></text:span><text:span text:style-name="T1395">Titans</text:span><text:span text:style-name="T1396"><text:s/>il ne fait plus aucune concession au goût du public. Il supprime<text:s/></text:span><text:span text:style-name="T1397">ballabile</text:span><text:span text:style-name="T1398"><text:s/>et<text:s/></text:span><text:span text:style-name="T1399">pas de deux</text:span><text:span text:style-name="T1400"><text:s/>traditionnels. Toute l’action consiste en une pantomime rythmée.</text:span></text:p>
      <text:p text:style-name="Corpsdetexte"><text:span text:style-name="T1401">Les<text:s/></text:span><text:span text:style-name="T1402">Titans</text:span><text:span text:style-name="T1403"><text:s/>furent représentés pour l</text:span><text:span text:style-name="T1404">a première fois à la Scala le 9 octobre </text:span><text:span text:style-name="T1405">1819. L’attente était grande et l’on était accouru de toutes les villes d’Italie pour assister à ce spectacle dont on contait à l</text:span><text:span text:style-name="T1406">’</text:span><text:span text:style-name="T1407">avance merveille. Nous savons par un témoin oculaire que la toile s’était à peine levée qu</text:span><text:span text:style-name="T1408">’</text:span><text:span text:style-name="T1409">un cri unanime d’enthousiasme saluait Viganò.</text:span><text:span text:style-name="T1410"><text:s/></text:span><text:span text:style-name="quote.c">« </text:span><text:span text:style-name="quote.c">C’est en vérité un très beau tableau de l’Albane que nous avons devant les yeux</text:span><text:span text:style-name="quote.c"> :</text:span><text:span text:style-name="quote.c"><text:s/>la céleste peinture de l’âge d’or. Des enfants, des petites filles, des adolescents formant des groupes harmonieux, s’amusent avec de pacifiques animaux, cueillent des fleurs et des fruits, jouent, folâtrent et s’ébattent, représentant au naturel tout ce que l’esprit peut concevoir de plus séduisant pour la<text:s/></text:span><text:span text:style-name="quote.c">peinture d</text:span><text:span text:style-name="quote.c">’</text:span><text:span text:style-name="quote.c">un âge si heureux</text:span><text:span text:style-name="T1411"><text:note text:note-class="footnote" text:id="_ftn22"><text:note-citation>23</text:note-citation><text:note-body><text:p text:style-name="Notedebasdepage"><text:span text:style-name="T1412"><text:s/></text:span><text:span text:style-name="T1413">C. Ritorni, p. </text:span><text:span text:style-name="T1414">cit. 241. Voir aussi l</text:span><text:span text:style-name="T1415">’</text:span><text:span text:style-name="T1416">étude critique de Petracchi</text:span><text:span text:style-name="T1417"> </text:span><text:span text:style-name="T1418">:<text:s/></text:span><text:span text:style-name="T1419">Il Ballo intilulalo I TITANI da Tito Nani, pronipote dei Titani</text:span><text:span text:style-name="T1420">.<text:s/></text:span>Milano, Giusti, 1818, in-8<text:span text:style-name="T1421">o</text:span>.</text:p></text:note-body></text:note></text:span><text:span text:style-name="quote.c">.</text:span><text:span text:style-name="quote.c"> »</text:span><text:span text:style-name="T1422"><text:s/></text:span><text:span text:style-name="T1423">Une brève action trouvait place dans ce long tableau dont la composition variait à tout moment. Thia, de la race des Titans, faisait part à son mari Hypérion de son intention d’aller visiter ses frères précipités dans le Tartare par Jupiter.</text:span></text:p>
      <text:p text:style-name="Corpsdetexte"><text:span text:style-name="T1424">Au<text:s/></text:span><text:span text:style-name="T1425">2</text:span><text:span text:style-name="T1426">e</text:span><text:span text:style-name="T1427"> </text:span><text:span text:style-name="T1428">acte, on distinguait dans les ténèbres les formes monstrueuses des Titans vaincus. Viganò s’était, disait-on, inspiré des fresques de Jules Romain au palais du T à Mantoue. Les Titans remettaient à leur sœur trois urnes de métal dont ils faisaient présent aux hommes.<text:s/></text:span><text:span text:style-name="T1429">À<text:s/></text:span><text:span text:style-name="T1430">son retour sur la terre, au<text:s/></text:span><text:span text:style-name="T1431">3</text:span><text:span text:style-name="T1432">e</text:span><text:span text:style-name="T1433"> </text:span><text:span text:style-name="T1434">acte, Thia s’empressait d’ouvrir le premier vase. Il en sortait une épaisse vapeur qui mettait fin à l’éternel printemps. Le ciel se couvrait de nuages, les intempéries sévissaient, les arbres perdaient leurs feuilles et leurs fruits. Amour venait au secours des hommes menacés de mourir de faim et leur faisait enseigner par le dieu Pan l</text:span><text:span text:style-name="T1435">’</text:span><text:span text:style-name="T1436">art des travaux champêtres et pastoraux.</text:span></text:p>
      <text:p text:style-name="P1437">La deuxième urne, renversée par accident, provoquait un nouveau cataclysme.<text:s/>À<text:s/>l’âge d’argent succédait l’âge de bronze. Les hommes vêtus de fourrures pour se préserver du froid deviennent durs et égoïstes. Ils refusent tout secours au vieil Hypérion qui meurt dans la neige.</text:p>
      <text:p text:style-name="Corpsdetexte"><text:span text:style-name="pb">[p.<text:s/></text:span><text:span text:style-name="pb">184</text:span><text:span text:style-name="pb">]<text:s/></text:span><text:span text:style-name="T1438">Le<text:s/></text:span><text:span text:style-name="T1439">4</text:span><text:span text:style-name="T1440">e</text:span><text:span text:style-name="T1441"> </text:span><text:span text:style-name="T1442">acte se passe dans les profondeurs d</text:span><text:span text:style-name="T1443">’</text:span><text:span text:style-name="T1444">une caverne. L’enfant Sélénè y ouvre par curiosité le dernier des vases qu’y a caché la prudente Thia. Elle y trouve des bracelets et s’en pare. Tout le monde l’admire, mais une femme la jalouse et prie son amant de lui donner de tels joyaux. Il cherche dans l’urne fatale et y découvre un glaive et un diadème. Il se fait craindre de tous et ne tarde pas à égorger la pauvre Sélénè pour s’emparer de ses bijoux. L’âge de fer commence. Les forts se ruent sur les faibles et les massacrent. Le vol, la violence, le despotisme se donnent libre cours. Les Titans alors surgissent des entrailles de la terre et reprennent la lutte contre les dieux.<text:s/></text:span><text:span text:style-name="T1445">À<text:s/></text:span><text:span text:style-name="T1446">partir de ce moment l’intrigue languit et il fallait toute la magnificence du décor du<text:s/></text:span><text:span text:style-name="T1447">5</text:span><text:span text:style-name="T1448">e</text:span><text:span text:style-name="T1449"> </text:span><text:span text:style-name="T1450">acte, représentant l’Empyrée, pour intéresser les spectateurs.<text:s/></text:span><text:soft-page-break/><text:span text:style-name="T1451">À<text:s/></text:span><text:span text:style-name="T1452">la fin, les Titans sont foudroyés et l’on assiste au triomphe de Jupiter.</text:span></text:p>
      <text:p text:style-name="P1453">L’idée principale des Titans :<text:s/>les malheurs qui découlent pour l’humanité de la possession de l’or est le sujet même de la Tétralogie de Richard Wagner et l’on peut se demander s’il n’avait pas au moins lu quelque description ou quelque scénario du ballet de Viganò lorsqu’il conçut son œuvre, si proche avec ses géants, son Walhalla, ses guerriers primitifs, de la fantasmagorie mythologique et symbolique du chorégraphe milanais.</text:p>
      <text:p text:style-name="Corpsdetexte"><text:span text:style-name="T1454">Au témoignage des contemporains l’exécution de ce ballet fut très inégale, mais jamais Viganò ne réalisa un tableau plus idéalement beau, plus harmonieux, plus varié que celui de l’âge d’or. Quand le rideau se baissa après le premier acte, il n’y eut pas d’applaudissements mais une clameur prolongée d’admiration. Le troisième acte parut long. Le quatrième suscita de nouveau l’enthousiasme. Les dernières scènes ennuyèrent. Stendhal écri</text:span><text:span text:style-name="T1455">vait de Milan à de Mareste le 2 novembre </text:span><text:span text:style-name="T1456">1819</text:span><text:span text:style-name="T1457"> </text:span><text:span text:style-name="T1458">:</text:span><text:span text:style-name="T1459"><text:s/></text:span><text:span text:style-name="quote.c">« </text:span><text:span text:style-name="quote.c">Deux grands hommes, à savoir Monti et moi sommes fous des deux premiers actes. Le premier peint l’innocence. Au quatrième les malheurs qui sortent de l</text:span><text:span text:style-name="quote.c">’</text:span><text:span text:style-name="quote.c">urne de fer où il y a des bracelets, une épée et un diadème (notez ce dernier mot) sont du dernier grand en fait d’art.</text:span><text:span text:style-name="quote.c"> »</text:span></text:p>
      <text:p text:style-name="Corpsdetexte"><text:span text:style-name="T1460">Ce que pouvait être un spectacle de ce genre, nous pouvons assez bien l’imaginer d’après les descriptions et les estampes, nous qui avons vu les ballets russes et qui sommes initiés aux ressources de la comédie</text:span><text:span text:style-name="T1461"><text:s/></text:span><text:span text:style-name="pb">[p.<text:s/></text:span><text:span text:style-name="pb">185</text:span><text:span text:style-name="pb">]<text:s/></text:span><text:span text:style-name="T1462">muette qu’est le cinématographe. Les amis de Stendhal qui ne connaissaient d’autres ballets que ceux de Gardel ou de Duport avec leurs intrigues amoureuses convenues, simples prétextes a pas de deux, a variations, à exercices de haute virtuosité, ne se le pouvaient figurer et Beyle enrageait du scepticisme de ses correspondants.</text:span></text:p>
      <text:p text:style-name="Corpsdetexte"><text:span text:style-name="T1463">Ce que Stendhal prisait par-dessus tout dans ces ballets de<text:s/></text:span><text:span text:style-name="T1464">Viganò</text:span><text:span text:style-name="T1465">, c’était leur invention essentiellement romantique. Stendhal raffolait d’un ballet comme les<text:s/></text:span><text:span text:style-name="T1466">Titans</text:span><text:span text:style-name="T1467"><text:s/>ou comme<text:s/></text:span><text:span text:style-name="T1468">Prométhée</text:span><text:span text:style-name="T1469">, il adorait<text:s/></text:span><text:span text:style-name="T1470">Il Noce di Benevento</text:span><text:span text:style-name="T1471"><text:s/>avec son mélange de surnaturel et de grotesque à la Hoffmann.</text:span><text:span text:style-name="T1472"><text:s/></text:span><text:span text:style-name="quote.c">« </text:span><text:span text:style-name="quote.c">Viganò</text:span><text:span text:style-name="quote.c">, écrit-il dans<text:s/></text:span><text:span text:style-name="T1473">Rome, Naples et Florence</text:span><text:span text:style-name="T1474"><text:note text:note-class="footnote" text:id="_ftn23"><text:note-citation>24</text:note-citation><text:note-body><text:p text:style-name="Notedebasdepage"><text:s/>I, 393.</text:p></text:note-body></text:note></text:span><text:span text:style-name="quote.c">, a avancé l’expression dans tous les domaines. L’instinct de son art lui a même fait découvrir le vrai génie du ballet</text:span><text:span text:style-name="quote.c"> :</text:span><text:span text:style-name="quote.c"><text:s/>le romantique par excellence. Tout ce que le drame parlé peut admettre dans ce genre, Shakespeare l</text:span><text:span text:style-name="quote.c">’</text:span><text:span text:style-name="quote.c">a donné, mais le<text:s/></text:span><text:span text:style-name="T1475">Chêne de Bénévent</text:span><text:span text:style-name="quote.c"><text:s/>est une bien autre fête pour l’imagination charmée que la<text:s/></text:span><text:span text:style-name="T1476">Grotte d</text:span><text:span text:style-name="T1477">’</text:span><text:span text:style-name="T1478">Imogène</text:span><text:span text:style-name="quote.c"><text:s/>ou la<text:s/></text:span><text:span text:style-name="T1479">Forêt des Ardennes</text:span><text:span text:style-name="quote.c"><text:s/>du mélancolique Jacques. L’âme emportée par le plaisir de la nouveauté a des transports pendant cinq quarts d’heure de suite, et quoique ces transports soient impossibles à exprimer par écrit, de peur du ridicule, on s’en souvient après de longues années</text:span><text:span text:style-name="quote.c">…<text:s/></text:span><text:span text:style-name="quote.c">Chaque imagination émue par la musique prend son vol et fait discourir à sa manière ces personnages qui ne parlent jamais. C’est ainsi que le ballet à la<text:s/></text:span><text:span text:style-name="quote.c">Viganò</text:span><text:span text:style-name="quote.c"><text:s/>a une rapidité à laquelle Shakespeare lui-même ne peut atteindre. Ce genre singulier va peut-être se perdre</text:span><text:span text:style-name="quote.c">… »</text:span></text:p>
      <text:p text:style-name="ab">*<text:line-break/>*   *</text:p>
      <text:p text:style-name="Corpsdetexte"><text:span text:style-name="T1480">Viganò</text:span><text:span text:style-name="T1481"><text:s/>travaillait à sa<text:s/></text:span><text:span text:style-name="T1482">Didon</text:span><text:span text:style-name="T1483"><text:s/>lorsqu</text:span><text:span text:style-name="T1484">’</text:span><text:span text:style-name="T1485">il mourut le 10 août </text:span><text:span text:style-name="T1486">1821 d</text:span><text:span text:style-name="T1487">’</text:span><text:span text:style-name="T1488">une fluxion de poitrine. Milan lui fit des obsèques solennelles et tous les poètes d’Italie lui composèrent d’émouvantes épitaphes. Il vivait séparé de sa femme depuis de longues années</text:span><text:span text:style-name="T1489"> ;</text:span><text:span text:style-name="T1490"><text:s/></text:span><text:span text:style-name="T1491">il en avait eu plusieurs enfants, mais un seul avait survécu</text:span><text:span text:style-name="T1492"> </text:span><text:span text:style-name="T1493">:</text:span><text:span text:style-name="T1494"><text:s/>Elena<text:s/></text:span><text:span text:style-name="T1495">Viganò</text:span><text:span text:style-name="T1496">, chanteuse et pianiste de talent</text:span><text:span text:style-name="T1497"><text:s/></text:span><text:span text:style-name="pb">[p.<text:s/></text:span><text:span text:style-name="pb">186</text:span><text:span text:style-name="pb">]<text:s/></text:span><text:span text:style-name="T1498">chez qui fréquentait assidûment Stendh</text:span><text:span text:style-name="T1499">al durant son séjour à Milan</text:span><text:span text:style-name="T1500"><text:note text:note-class="footnote" text:id="_ftn24"><text:note-citation>25</text:note-citation><text:note-body><text:p text:style-name="Notedebasdepage"><text:s/>Cf. H. Prunières.<text:s/>« Stendhal et Rossini »,<text:s/><text:span text:style-name="T1501">Revue critique des idées et des livres</text:span>, 15 juillet 1920.</text:p></text:note-body></text:note></text:span><text:span text:style-name="T1502">.</text:span></text:p>
      <text:p text:style-name="P1503">Au physique, Viganò était de petite taille, mais bien fait. Un visage agréable, des yeux intelligents, une grande expression de bonté et de douceur. Il semble avoir été d’une humeur égale, d’un flegme imperturbable. Sa lenteur était proverbiale non moins que sa patience. Il ne se mettait jamais en colère et aimait l’oisiveté, mais il est probable que durant ses longues siestes, son imagination ne cessait de travailler et d’enfanter de nouvelles combinaisons de mouvements, de nouvelles visions. Il passait la nuit<text:s/>à travailler avec sa troupe ou à causer avec<text:s/>des amis et ne se couchait<text:s/>jamais avant le jour. Il<text:s/>était très généreux et tenait table ouverte.<text:s/>Une foule de parents, d’amis et d’amis de ses amis vivaient à ses crochets, sans qu’il s’en émût. Une humeur aussi agréable était d’autant plus surprenante qu’il était fort sourd,<text:s/>infirmité qui d’ordinaire aigrit les meilleurs.</text:p>
      <text:p text:style-name="P1504">Nous l’avons déjà vu au travail. Il commençait par montrer à chaque danseur séparément son rôle, puis<text:s/><text:soft-page-break/>il les faisait travailler par groupe et lorsque le moment était venu de répéter la scène entière on reconnaissait avec surprise que tous les gestes de chaque figurant se combinaient de façon parfaite avec ceux des autres, comme en un mouvement d’horlogerie toutes les pièces exécutées séparément doivent à un moment déterminé s’ajuster exactement entre elles pour constituer le mécanisme voulu par l’ouvrier.</text:p>
      <text:p text:style-name="Corpsdetexte"><text:span text:style-name="T1505">Viganò sut former une troupe admirable. Il fut le maître de la Pallerini en qui les contemporains ont vu le plus grand talent tragique de ce</text:span><text:span text:style-name="T1506"><text:s/></text:span><text:span text:style-name="pb">[p.<text:s/></text:span><text:span text:style-name="pb">187</text:span><text:span text:style-name="pb">]<text:s/></text:span><text:span text:style-name="T1507">temps et qui donna<text:s/></text:span><text:span text:style-name="T1508">d’utiles conseils à la Pasta</text:span><text:span text:style-name="T1509"><text:note text:note-class="footnote" text:id="_ftn25"><text:note-citation>26</text:note-citation><text:note-body><text:p text:style-name="Notedebasdepage"><text:span text:style-name="T1510"><text:s/></text:span>Cf. Stendhal,<text:s/><text:span text:style-name="T1511">Vie de Rossini</text:span>,<text:s/>passim.</text:p></text:note-body></text:note></text:span><text:span text:style-name="T1512">. Excellente danseuse, elle fut s</text:span><text:span text:style-name="T1513">urtout une mime incomparable</text:span><text:span text:style-name="T1514"><text:note text:note-class="footnote" text:id="_ftn26"><text:note-citation>27</text:note-citation><text:note-body><text:p text:style-name="Notedebasdepage"><text:s/>La Pallerini était aussi cantatrice à l’occasion. Cf. D’Ortigues,<text:s/><text:span text:style-name="T1515">Le Balcon de l</text:span><text:span text:style-name="T1516">’</text:span><text:span text:style-name="T1517">Opéra,</text:span><text:s/>1833, p. 242.</text:p></text:note-body></text:note></text:span><text:span text:style-name="T1518">.</text:span></text:p>
      <text:p text:style-name="P1519">Auprès d’elle brillèrent Nicola Molinari, Giuseppe Bocci, Luigi Costa, enfin Céleste Viganò, sœur de Salvatore qui eut un talent extraordinaire pour les rôles burlesques. La plupart de ces artistes, à l’exception de la Pallerini, ne donnèrent plus la mesure de leur talent dès que Viganò ne fut plus là pour les diriger. C’est un des phénomènes les plus curieux que présente l’histoire du théâtre que cette disparition presque immédiate de la tradition, du style de Viganò. On reprendra bien encore quelques-uns de ses ballets, on cherchera à l’imiter, mais le charme est rompu, on ne saurait monter un ballet de Viganò sans Viganò.</text:p>
      <text:p text:style-name="Corpsdetexte"><text:span text:style-name="T1520">Nous l’avons vu, ce qui caractérisait surtout son art,<text:s/></text:span><text:span text:style-name="T1521">c’était</text:span><text:span text:style-name="T1522"><text:s/>l</text:span><text:span text:style-name="T1523">’</text:span><text:span text:style-name="T1524">emploi d’une pantomime rythmée intermédiaire entre la mimique naturelle et la danse, quelque chose semble-t-il comme l</text:span><text:span text:style-name="T1525">’</text:span><text:span text:style-name="T1526">action dansée des<text:s/></text:span><text:span text:style-name="T1527">Femmes de bonne humeur</text:span><text:span text:style-name="T1528"><text:s/>réalisée par Massine qui, lui aussi, se préoccupait de créer un ballet d’action entièrement<text:s/></text:span><text:span text:style-name="T1529">«</text:span><text:span text:style-name="T1530"> </text:span><text:span text:style-name="T1531">dansé</text:span><text:span text:style-name="T1532"> </text:span><text:span text:style-name="T1533">»</text:span><text:span text:style-name="T1534">.</text:span></text:p>
      <text:p text:style-name="Corpsdetexte"><text:span text:style-name="T1535">La complète soumission du geste à la musique était une autre caractéristique de l’art de Viganò. Nous avons vu que, neveu du<text:s/></text:span><text:span text:style-name="T1536">célèbre</text:span><text:span text:style-name="T1537"><text:s/>Boc</text:span><text:span text:style-name="T1538">cherini, Salvatore avait en sa jeunesse poussé très loin l</text:span><text:span text:style-name="T1539">’</text:span><text:span text:style-name="T1540">étude de la musique. Il excellait à choisir dans les opéras et les œuvres symphoniques des morceaux pouvant convenir aux diverses situations de ses ballets.<text:s/></text:span><text:span text:style-name="quote.c">«</text:span><text:span text:style-name="quote.c"> </text:span><text:span text:style-name="quote.c">Souvent, écrit Stendhal, lorsqu’il ne peut pas trouver un air qui exprime ce</text:span><text:span text:style-name="quote.c"><text:s/>qu</text:span><text:span text:style-name="quote.c">’</text:span><text:span text:style-name="quote.c">il veut dire, il le fait</text:span><text:span text:style-name="T1541"><text:note text:note-class="footnote" text:id="_ftn27"><text:note-citation>28</text:note-citation><text:note-body><text:p text:style-name="Notedebasdepage"><text:s/><text:span text:style-name="T1542">Rome, Naples et Florence</text:span>, I, 395.</text:p></text:note-body></text:note></text:span><text:span text:style-name="quote.c">.</text:span><text:span text:style-name="quote.c"> </text:span><text:span text:style-name="quote.c">»</text:span><text:span text:style-name="T1543"><text:s/></text:span><text:span text:style-name="T1544">On trouve ainsi</text:span><text:span text:style-name="T1545">,</text:span><text:span text:style-name="T1546"><text:s/>dans les partitions des ballets de Viganò publiées chez Ricordi, le nom de Viganò mêle<text:s/></text:span><text:span text:style-name="T1547">à</text:span><text:span text:style-name="T1548"><text:s/>ceux des compositeurs illustres dont il empruntait les œuvres</text:span><text:span text:style-name="T1549"> </text:span><text:span text:style-name="T1550">:</text:span><text:span text:style-name="T1551"><text:s/>Mozart, Rossini, Beethoven, Spontini, Haydn, et à ceux de ses compositeurs à gages</text:span><text:span text:style-name="T1552"> </text:span><text:span text:style-name="T1553">:</text:span><text:span text:style-name="T1554"><text:s/>Lichtenthal, Weigl, Umlauf, Ayblinger, Brambilla ou ce comte de Gallemberg qui fut l’époux de<text:s/></text:span><text:span text:style-name="T1555">«</text:span><text:span text:style-name="T1556"> </text:span><text:span text:style-name="T1557">l’immortelle bien-aimée</text:span><text:span text:style-name="T1558"> </text:span><text:span text:style-name="T1559">»</text:span><text:span text:style-name="T1560"><text:s/>Giuletta Guicciardi.</text:span></text:p>
      <text:p text:style-name="Corpsdetexte"><text:span text:style-name="T1561">La musique de Viganò est infiniment supérieure à celle des Ayblinger ou des Gallemberg. On y sent très f</text:span><text:span text:style-name="T1562">ortement l’influence de l’école<text:s/></text:span><text:span text:style-name="T1563">allemande<text:s/></text:span><text:span text:style-name="pb">[p.<text:s/></text:span><text:span text:style-name="pb">188</text:span><text:span text:style-name="pb">]<text:s/></text:span><text:span text:style-name="T1564">des Haydn et des Mozart.</text:span><text:span text:style-name="T1565"><text:s/></text:span><text:span text:style-name="T1566">Une sensibilité harmonique très raffinée s’y manifeste et les idées mélodiques n’ont jamais la trivialité des airs de ballets de ses habituels fournisseurs.</text:span></text:p>
      <text:p text:style-name="Corpsdetexte"><text:span text:style-name="T1567">Sans s’aventurer comme Stendhal à prétendre que Viganò avait le génie de la musique, on peut affirmer qu’il était admirablement doué pour cet art et que sa sensibilité rythmique le servit puissamment pour réaliser ses c</text:span><text:span text:style-name="T1568">hefs-d’œuvre chorégraphiques</text:span><text:span text:style-name="T1569"><text:note text:note-class="footnote" text:id="_ftn28"><text:note-citation>29</text:note-citation><text:note-body><text:p text:style-name="Notedebasdepage"><text:s/>On pourra juger du talent de Viganò par l’air de ballet tiré de la partition de<text:s/><text:span text:style-name="T1570">Dédale</text:span><text:s/>que nous publions dans le supplément musical. J’ai eu la bonne fortune de retrouver à un étalage, dans une rue de Rome, la musique de plusieurs ballets de Viganò que l’on croyait perdue.<text:s/><text:span text:style-name="T1571">Voici les titres des partitions de ma collection</text:span><text:span text:style-name="T1572"> :<text:s/></text:span><text:span text:style-name="T1573">OTELLO<text:s/></text:span><text:span text:style-name="T1574">ǀ</text:span><text:span text:style-name="T1575"><text:s/>Gran Ballo Tragico | Inventato e posto sulle scene del Teatro alla Scala<text:s/></text:span><text:span text:style-name="T1576">ǀ</text:span><text:span text:style-name="T1577"><text:s/>dal Sig. Salvatore Viganò<text:s/></text:span><text:span text:style-name="T1578">ǀ</text:span><text:span text:style-name="T1579"><text:s/>Musica di diversi rinomati autori | Ridotto per cembalo solo<text:s/></text:span><text:span text:style-name="T1580">ǀ</text:span><text:span text:style-name="T1581"><text:s/>Dedicato dall’ Editore — Alla Nobile Sig. Contessa | Madalena Piazzoni Grompo<text:s/></text:span><text:span text:style-name="T1582">ǀ</text:span><text:span text:style-name="T1583"><text:s/>nata Marchesa Estense Salvatico</text:span><text:span text:style-name="T1584"><text:s/>| Milano. Presso Gio. Ricordi</text:span><text:span text:style-name="T1585">… Prezzo 4.50 con programmà (41 </text:span><text:span text:style-name="T1586">p.).</text:span></text:p><text:p text:style-name="Notedebasdepage"><text:span text:style-name="T1587">DEDALO | Gran Ballo | inven</text:span><text:span text:style-name="T1588">tato e posto sulle scene del R. </text:span><text:span text:style-name="T1589">Teatro alla Scala dal Sig. Salvatore Viganò…</text:span><text:span text:style-name="T1590"><text:s/>(51 </text:span><text:span text:style-name="T1591">p.).</text:span></text:p><text:p text:style-name="Notedebasdepage"><text:span text:style-name="T1592">LA SPADA DI KENNETH<text:s/></text:span><text:span text:style-name="T1593">ǀ</text:span><text:span text:style-name="T1594"><text:s/>Gran Ballo Eroico | composto e diretto al R. Teatro lal Scala | dal Coreografo Signore Salvatore Viganò…</text:span><text:span text:style-name="T1595"><text:s/>(25 </text:span><text:span text:style-name="T1596">p.).</text:span></text:p><text:p text:style-name="Notedebasdepage"><text:span text:style-name="T1597">BIANCA O SIA IL PERDONO PER SORPRESA | Ballo<text:s/></text:span><text:span text:style-name="T1598">ǀ</text:span><text:span text:style-name="T1599"><text:s/>inventato e posto sulle scene del R. Teatro alla Scala | del Sign. Salvatore Viganò | Musica espressamente compos</text:span><text:span text:style-name="T1600">ta dal sig. Gio. Gasparo Ayblin</text:span><text:span text:style-name="T1601">ger…</text:span><text:span text:style-name="T1602"><text:s/>(41 </text:span><text:span text:style-name="T1603">p.).</text:span></text:p><text:p text:style-name="Notedebasdepage"><text:span text:style-name="T1604">LA VESTALE Gran Ballo Tragico, inventato e posto sulle scene del R. Teatro alla Scala<text:s/></text:span><text:span text:style-name="T1605">ǀ</text:span><text:span text:style-name="T1606"><text:s/>dal Sign. Salvatore Viganò…</text:span><text:span text:style-name="T1607"><text:s/></text:span>(47 p.).</text:p></text:note-body></text:note></text:span><text:span text:style-name="T1608">.</text:span></text:p>
      <text:p text:style-name="Corpsdetexte"><text:span text:style-name="T1609">On trouve dans les relations contemporaines de fréquentes allusions à la musique des ballets de Viganò et l’on vante toujours la parfaite adaptation des airs choisis aux sujets représentés. La musique tenait une grande place dans les préoccupations de Viganò. Il avait même inventé un instrument nouveau, sorte de<text:s/></text:span><text:span text:style-name="T1610">«</text:span><text:span text:style-name="T1611"> </text:span><text:span text:style-name="T1612">celesta</text:span><text:span text:style-name="T1613"> </text:span><text:span text:style-name="T1614">»</text:span><text:span text:style-name="T1615"><text:s/>semble-t-il, intitulé le<text:s/></text:span><text:span text:style-name="T1616">clavicilindro<text:s/></text:span><text:span text:style-name="T1617">dont il chercha à faire usage dans les<text:s/></text:span><text:span text:style-name="T1618">Titans</text:span><text:span text:style-name="T1619">.</text:span></text:p>
      <text:p text:style-name="Corpsdetexte"><text:span text:style-name="T1620">Au point de vue pictural, Viganò fut admirablement secondé par Sanquirico. L’imagination du<text:s/></text:span><text:soft-page-break/><text:span text:style-name="T1621">chorégraphe lui représentait les scènes d’un ballet comme une succession de fresques animées. Sanquirico entra entièrement dans ses vues et exécuta pour lui d</text:span><text:span text:style-name="T1622">’</text:span><text:span text:style-name="T1623">étonnants décors qui comptent parmi les plus beaux de l’art scénographique dans tous les temps. Ceux du ballet égyptien de<text:s/></text:span><text:span text:style-name="T1624">Psammi</text:span><text:span text:style-name="T1625"><text:s/>en particulier déconcertent par leur hardiesse et leur magnificence. C’est déjà le décor synthétique traité par masse, sans petits détails inutiles, avec une liberté d’exécution vraiment géniale.</text:span></text:p>
      <text:p text:style-name="ab">*<text:line-break/>*   *</text:p>
      <text:p text:style-name="Corpsdetexte"><text:span text:style-name="pb">[p.<text:s/></text:span><text:span text:style-name="pb">189</text:span><text:span text:style-name="pb">]<text:s/></text:span><text:span text:style-name="T1626">On ne saurait douter que le ballet de Viganò ne fût un merveilleux spectacle et d’une originalité telle que, lui mort, personne ne réussit à produire en ce genre rien qui en approchât. Gioja, presque contemporain de Viganò et qui l’avait imité avec intelligence et adresse, réussit à donner encore quelques ballets brillants, mais auxquels il manquait ce je ne sais quoi qui faisait des drames chorégraphiques de Viganò des œuvres d</text:span><text:span text:style-name="T1627">’</text:span><text:span text:style-name="T1628">art au même titre qu’une tragédie de Racine ou un tableau du Poussin. Henry tenta de conserver la tradition du ballet<text:s/></text:span><text:span text:style-name="T1629">«</text:span><text:span text:style-name="T1630"> </text:span><text:span text:style-name="T1631">à la Viganò</text:span><text:span text:style-name="T1632"> </text:span><text:span text:style-name="T1633">»</text:span><text:span text:style-name="T1634">. Il fit représenter dans toute l’Italie et à l’étranger, en France notamment, des ballets pantomimes inspirés de l’esthétique de son maître, mais ses productions ne dépassèrent pas les limites d’une honnête médiocrité.</text:span></text:p>
      <text:p text:style-name="Corpsdetexte"><text:span text:style-name="T1635">Les contemporains constatèrent la décadence foudroyante d’un genre dramatique auquel ils devaient de profondes émotions artistiques. Ce n’est pas à dire que tous aient admiré sans réserve le ballet de Viganò. Sans même tenir compte des critiques absurdes qui lui furent prodiguées au sujet de ses anachronismes ou des libertés qu’il prenait avec les vieilles légendes, il y eut en Italie tout un parti pour se plaindre de voir sacrifier l’art de la danse, la merveilleuse technique française à laquelle les connaisseurs trouvaient tant de charme, à un idéal exclusif d’expression dramatique. Un soir, Rossini fit voir à Stendhal<text:s/></text:span><text:span text:style-name="quote.c">«</text:span><text:span text:style-name="quote.c"> </text:span><text:span text:style-name="quote.c">un défaut chez Viganò</text:span><text:span text:style-name="quote.c"> </text:span><text:span text:style-name="quote.c">:</text:span><text:span text:style-name="quote.c"><text:s/>Trop de pantomime, pas assez de danse</text:span><text:span text:style-name="T1636"><text:note text:note-class="footnote" text:id="_ftn29"><text:note-citation>30</text:note-citation><text:note-body><text:p text:style-name="Notedebasdepage"><text:s/>Note de<text:s/>Stendhal<text:s/>citée par Blanchard de Forges,<text:s/><text:span text:style-name="T1637">Correspondant,</text:span><text:s/>1909,<text:s/>p. 1098.</text:p></text:note-body></text:note></text:span><text:span text:style-name="quote.c"> </text:span><text:span text:style-name="quote.c">»</text:span><text:span text:style-name="T1638"><text:s/></text:span><text:span text:style-name="T1639">Beaucoup étaient de cet avis qui préféraient les grâces de la danse française aux tragédies muettes du grand chorégraphe. Et il faut bien le dire, les uns et les autres avaient raison. Leur seul tort était de vouloir comparer deux formes d’art aussi différentes. On ne peut mettre en parallèle Watteau et Michel-Ange Rameau et Beethoven. De nos jours, à propos des ballets russes, la querelle s’est ranimée. Partisans du ballet traditionnel et partisans de la danse d’action ont échangé les meilleurs arguments du monde, sans réussir</text:span><text:span text:style-name="T1640"><text:s/></text:span><text:span text:style-name="pb">[p.<text:s/></text:span><text:span text:style-name="pb">190</text:span><text:span text:style-name="pb">]<text:s/></text:span><text:span text:style-name="T1641">à se convertir aux idées les uns des autres.</text:span><text:span text:style-name="T1642"><text:s/></text:span><text:span text:style-name="T1643">En réalité, il y a parfaitement place pour ces deux genres chorégraphiques. Le ballet d’action a d’ailleurs le plus grand besoin d’interprètes rompus à la pratique de la danse classique. Les meilleurs pantomimes sont en général les meilleurs danseurs</text:span><text:span text:style-name="T1644">.</text:span><text:span text:style-name="T1645"><text:s/>Fokine a ressuscité le ballet d</text:span><text:span text:style-name="T1646">’</text:span><text:span text:style-name="T1647">action, mais sa pantomime n’est pas toujours cadencée, rythmée rigoureusement. Massine a repris très inconsciemment la voie où, le premier, s’était engagé Viganò et nous a donné quelques charmantes comédies muettes, mais il lui manque le don suprême du chorégraphe milanais</text:span><text:span text:style-name="T1648"> </text:span><text:span text:style-name="T1649">:</text:span><text:span text:style-name="T1650"><text:s/>l</text:span><text:span text:style-name="T1651">’</text:span><text:span text:style-name="T1652">art de disposer et faire mouvoir les masses. Un grand chorégraphe moderne aurait intérêt à étudier de très près les ballets de Viganò. Il y a beaucoup à faire dans cet ordre d’idées. Les recherches d’un Jaques-Dalcroze, les trouvailles instinctives d’une Isadora Duncan, les réalisations des Fokine, des Nijinsky, des Massine présagent l’avènement d</text:span><text:span text:style-name="T1653">’</text:span><text:span text:style-name="T1654">une danse théâtrale nouvelle qui sera à la danse classique ce que le récit continu de Debussy est à la mélodie de Gounod. L’union parfaite de la pantomime et de la danse en une action dramatique, rythmée par la musique, est ce vers quoi tendent plus ou moins consciemment tous les chorégraphes modernes. C’est cette union qu’avait su réaliser il y a plus d’un siècle Salvatore Viganò.</text:span></text:p>
      <text:p text:style-name="byline"><text:span text:style-name="T1655">Henry Prunières</text:span>.</text:p>
      <text:h text:style-name="Titre1" text:outline-level="1"><text:bookmark-start text:name="bookmark7"/><text:bookmark-end text:name="bookmark7"/>Le<text:s/>Ballet de l’Opéra,<text:line-break/>par Victor du Bled</text:h>
      <text:p text:style-name="Corpsdetexte"><text:span text:style-name="pb">[p.<text:s/></text:span><text:span text:style-name="pb">191</text:span><text:span text:style-name="pb">]<text:s/></text:span><text:span text:style-name="T1656">Comme la cour des rois, comme la cour du roi des rois, comme toute administration, comme tout empire, comme toute république, le ballet de l’Opéra a sa hiérarchie, son étiquette, hiérarchie dont les sujets gravissent les échelons, lentement, péniblement, au prix d’un travail forcené. Avant</text:span><text:span text:style-name="T1657"><text:s/></text:span><text:span text:style-name="pb">[p.<text:s/></text:span><text:span text:style-name="pb">192</text:span><text:span text:style-name="pb">]<text:s/></text:span><text:span text:style-name="T1658">d’esquisser une psychologie sommaire de la danseuse, de dire quelle hantise exercent sur elle les sept péchés capitaux, les vertus théologales, les défauts et qualités d’ordre secondaire, l’opinion des poètes et<text:s/></text:span><text:soft-page-break/><text:span text:style-name="T1659">des mondains, des initiés et des ignorants, il faut expliquer en quelques lignes l’organisation du corps de ballet.</text:span><text:span text:style-name="T1660"><text:s/></text:span><text:span text:style-name="T1661">Je le ferai en me reportant à l’époque où je fréquentais beaucoup l’Opéra, entre 1890 et 1905</text:span><text:span text:style-name="T1662"> </text:span><text:span text:style-name="T1663">;</text:span><text:span text:style-name="T1664"><text:s/>d’ailleurs le nombre des danseuses n’a guère changé, et quant aux étoiles de mon temps, Maury et Subra, elles ont été remplacées par Carlotta Zambelli et Aïda Boni qui, depuis assez longtemps déjà, battent le record du talent.</text:span></text:p>
      <text:p text:style-name="P1665">Il comprenait alors :</text:p>
      <text:p text:style-name="Corpsdetexte"><text:span text:style-name="T1666">1</text:span><text:span text:style-name="T1667">o</text:span><text:span text:style-name="T1668"><text:s/>Une, deux, trois étoiles. Quelles délices lorsque Maury exécutait le pas des Sabots dans<text:s/></text:span><text:span text:style-name="T1669">la Korrigane</text:span><text:span text:style-name="T1670">,</text:span><text:span text:style-name="T1671"><text:s/>ses variations dans le<text:s/></text:span><text:span text:style-name="T1672">Cid</text:span><text:span text:style-name="T1673">,</text:span><text:span text:style-name="T1674"><text:s/>lorsque Subra jouait, mimait, dansait le personnage de Coppélia, ébauchant d’abord des pas raides, timides de poupée, puis peu à peu entrant à pleines voiles dans la vie et l’art le plus raffiné, le plus enveloppant</text:span><text:span text:style-name="T1675"> </text:span><text:span text:style-name="T1676">!</text:span><text:span text:style-name="T1677"><text:s/>Nous nous demandions comment on pourrait les remplacer</text:span><text:span text:style-name="T1678"> </text:span><text:span text:style-name="T1679">;</text:span><text:span text:style-name="T1680"><text:s/>nous doutions que cela fût possible. L’histoire est là pour démontrer, qu’en chorégraphie comme dans toutes les variétés de l’art, de la science, personne n’est indispensable ni irremplaçable. D’autres aussi furent, sont dignes d’inspirer le compliment-dédicace de Victor Hugo à Taglioni</text:span><text:span text:style-name="T1681"> </text:span><text:span text:style-name="T1682">:</text:span><text:span text:style-name="T1683"><text:s/></text:span><text:span text:style-name="T1684">À<text:s/></text:span><text:span text:style-name="T1685">vos pieds, à vos ailes</text:span><text:span text:style-name="T1686"> </text:span><text:span text:style-name="T1687">!</text:span><text:span text:style-name="T1688"><text:s/>Dignes des vers de Voltaire au temps de la rivalité entre Camargo et Sallé</text:span><text:span text:style-name="T1689"> </text:span><text:span text:style-name="T1690">:</text:span></text:p>
      <text:p text:style-name="P1691">Ah !<text:s/>Camargo, que vous êtes brillante !</text:p>
      <text:p text:style-name="P1692">Mais que Sablé, grands dieux, est ravissante !</text:p>
      <text:p text:style-name="P1693">Que vos pas sont légers, et que les siens sont doux !</text:p>
      <text:p text:style-name="P1694">Elle est inimitable, et vous êtes nouvelle !</text:p>
      <text:p text:style-name="P1695">Les Nymphes sautent comme vous,</text:p>
      <text:p text:style-name="P1696">Mais les Grâces dansent comme elle.</text:p>
      <text:p text:style-name="P1697">Les étoiles touchent de 25.000 à 40.000 francs ;<text:s/>Maury en avait 40.000.</text:p>
      <text:p text:style-name="Corpsdetexte"><text:span text:style-name="T1698">2</text:span><text:span text:style-name="T1699">o</text:span><text:span text:style-name="T1700"><text:s/>Dix premiers sujets, à la tête desquels brillaient</text:span><text:span text:style-name="T1701">,</text:span><text:span text:style-name="T1702"><text:s/></text:span><text:span text:style-name="T1703">—</text:span><text:span text:style-name="T1704"> </text:span><text:span text:style-name="T1705">toujours vers 1900</text:span><text:span text:style-name="T1706">,</text:span><text:span text:style-name="T1707"> </text:span><text:span text:style-name="T1708">—</text:span><text:span text:style-name="T1709"><text:s/></text:span><text:span text:style-name="T1710">Hirsch, Lobstein, Sandrini et Piodi. En 1913</text:span><text:span text:style-name="T1711"> </text:span><text:span text:style-name="T1712">:</text:span><text:span text:style-name="T1713"><text:s/>Brune, Georgette Couat, Marthe Urban, Jeanne Schwarz et Jeanne Barbier.</text:span></text:p>
      <text:p text:style-name="Corpsdetexte"><text:span text:style-name="pb">[p.<text:s/></text:span><text:span text:style-name="pb">193</text:span><text:span text:style-name="pb">]<text:s/></text:span><text:span text:style-name="T1714">Comme Marguerite de Navarre, la danseuse aime mieux les poulets en papier que les poulets en fricassée</text:span><text:span text:style-name="T1715"> </text:span><text:span text:style-name="T1716">;</text:span><text:span text:style-name="T1717"><text:s/>il s</text:span><text:span text:style-name="T1718">’</text:span><text:span text:style-name="T1719">agit ici des poulets aux armes de la Banque de France</text:span><text:span text:style-name="T1720"> </text:span><text:span text:style-name="T1721">;</text:span><text:span text:style-name="T1722"><text:s/>mais, quand elle est intelligente, elle ne dédaigne pas non plus les poulets poétiques, sachant fort bien qu</text:span><text:span text:style-name="T1723">’</text:span><text:span text:style-name="T1724">ils deviennent de la copie dans les livres, les journaux, et qu’ainsi ils font l</text:span><text:span text:style-name="T1725">’</text:span><text:span text:style-name="T1726">opinion publique</text:span><text:span text:style-name="T1727"> </text:span><text:span text:style-name="T1728">;</text:span><text:span text:style-name="T1729"><text:s/>et cette opinion publique, c’est la gloire, la gloriole avec leurs précieux accessoires. Les bravos des spectateurs, des journalistes et des rimeurs déterminent les gros engagements, les cachets opulents en ville, les tournées triomphales aux<text:s/></text:span><text:span text:style-name="T1730">États-Unis</text:span><text:span text:style-name="T1731">, en Europe. Vous savez le mot d’une danseuse qui exigeait une grosse somme pour danser pendant un mois à Pétrograd. On lui rapporte que le<text:s/></text:span>tsar s’est récrié :<text:s/><text:span text:style-name="quote.c">« </text:span><text:span text:style-name="quote.c">Mais ce mois, c’est le traitement d’un feld-maréchal</text:span><text:span text:style-name="quote.c"> ! »</text:span><text:span text:style-name="quote.c"><text:s/></text:span><text:span text:style-name="quote.c">« </text:span><text:span text:style-name="quote.c">Eh bien, que l</text:span><text:span text:style-name="quote.c">’</text:span><text:span text:style-name="quote.c">empereur fasse danser ses feld-maréchaux.</text:span><text:span text:style-name="quote.c"> »</text:span></text:p>
      <text:p text:style-name="P1732">Les premiers sujets recevaient de 600 à 1.200 francs par mois.</text:p>
      <text:p text:style-name="Corpsdetexte"><text:span text:style-name="T1733">3</text:span><text:span text:style-name="T1734">o</text:span><text:span text:style-name="T1735"><text:s/>Vingt-deux seconds sujets</text:span><text:span text:style-name="T1736"> </text:span><text:span text:style-name="T1737">:</text:span><text:span text:style-name="T1738"><text:s/>5 à 600 </text:span><text:span text:style-name="T1739">francs par mois.</text:span></text:p>
      <text:p text:style-name="P1740">On m’a cité un de ces seconds sujets qui grignota huit cent mille francs en six mois. Et elle a des dents toutes petites !<text:s/>Évidemment<text:s/>l’idéal pour elle, c’est cette Clotilde Mafleuroy, à qui le prince Pignatelli, comte d’Egmont, servait une pension de douze cent mille francs, l’amiral Mazaredo quatre cent mille ;<text:s/>à côté de ces deux protecteurs actifs, un modeste amoureux platonique payait cent mille francs le privilège de s’asseoir auprès de l’étoile pendant son dîner. Je cite pour mémoire Boïeldieu, qu’elle épousa en 1802, mariage dont la lune de miel tourna rapidement en lune de fiel, les passades avec ces brillants officiers qui se battaient pour elle sous les réverbères.</text:p>
      <text:p text:style-name="Corpsdetexte"><text:span text:style-name="T1741">4</text:span><text:span text:style-name="T1742">o</text:span><text:span text:style-name="T1743"><text:s/>Trois divi</text:span><text:span text:style-name="T1744">sions de coryphées à 350 et 300 </text:span><text:span text:style-name="T1745">francs par mois, comprenant chacune deux sections de six, et une section de huit ballerines.</text:span></text:p>
      <text:p text:style-name="Corpsdetexte"><text:span text:style-name="T1746">5° Deux quadrilles divisés chacun en deux sections. C</text:span><text:span text:style-name="T1747">’</text:span><text:span text:style-name="T1748">est dans les quadrilles et les coryphées qu</text:span><text:span text:style-name="T1749">’</text:span><text:span text:style-name="T1750">on trouve ces demoiselles Cardinal qui inspirèrent à Ludovic Halévy un chef-d</text:span><text:span text:style-name="T1751">’</text:span><text:span text:style-name="T1752">œuvre d</text:span><text:span text:style-name="T1753">’</text:span><text:span text:style-name="T1754">observation ironique. Un abonné, le marquis de M</text:span><text:span text:style-name="T1755">…<text:s/></text:span><text:span text:style-name="T1756">et une coryphée s</text:span><text:span text:style-name="T1757">’</text:span><text:span text:style-name="T1758">aimaient d</text:span><text:span text:style-name="T1759">’</text:span><text:span text:style-name="T1760">amour tendre. Un soir la petite ne reparut pas</text:span><text:span text:style-name="T1761"> </text:span><text:span text:style-name="T1762">;</text:span><text:span text:style-name="T1763"><text:s/>la mère pleure, le père reste stoïque, impassible, endosse son ancien uniforme, et, l</text:span><text:span text:style-name="T1764">’</text:span><text:span text:style-name="T1765">épée au côté, sort, le visage<text:s/></text:span><text:span text:style-name="pb">[p.<text:s/></text:span><text:span text:style-name="pb">194</text:span><text:span text:style-name="pb">]<text:s/></text:span><text:span text:style-name="T1766">sombre, l’allure d’un héros de tragédie.</text:span><text:span text:style-name="T1767"><text:s/></text:span><text:span text:style-name="T1768">Où va-t-i</text:span><text:span text:style-name="T1769">l</text:span><text:span text:style-name="T1770"> </text:span><text:span text:style-name="T1771">?</text:span><text:span text:style-name="T1772"><text:s/></text:span><text:span text:style-name="T1773">À<text:s/></text:span><text:span text:style-name="T1774">l’hôtel du ravisseur</text:span><text:span text:style-name="T1775"> ;</text:span><text:span text:style-name="T1776"><text:s/></text:span><text:span text:style-name="T1777">il sonne, parlemente avec les valets, leur en impose tellement par son attitude sévère, qu’ils le laissent entrer. Un peu troublé comme on pense, le marquis le reçoit dans son cabinet</text:span><text:span text:style-name="T1778"> </text:span><text:span text:style-name="T1779">;</text:span><text:span text:style-name="T1780"><text:s/>ils se saluent gravement, et le vieux grognard, brûlant ses vaisseaux, hasarde cette revendication</text:span><text:span text:style-name="T1781"> </text:span><text:span text:style-name="T1782">:</text:span><text:span text:style-name="T1783"><text:s/></text:span><text:span text:style-name="quote.c">« </text:span><text:span text:style-name="quote.c">Monsieur le marquis, aurai-je au moins<text:s/></text:span><text:soft-page-break/><text:span text:style-name="quote.c">mon litre tous les jour</text:span><text:span text:style-name="quote.c">s ? »</text:span></text:p>
      <text:p text:style-name="Corpsdetexte"><text:span text:style-name="T1784">Enfin les<text:s/></text:span><text:span text:style-name="T1785">petites classes</text:span><text:span text:style-name="T1786"><text:s/>et les<text:s/></text:span><text:span text:style-name="T1787">marcheuses</text:span><text:span text:style-name="T1788">.<text:s/></text:span><text:span text:style-name="T1789">Il y a quelque vingt ans, les élèves externes, chaque fois qu’elles jouaient, recevaient un cachet de deux fr</text:span><text:span text:style-name="T1790">ancs, les marcheuses de 30 à 50 </text:span><text:span text:style-name="T1791">francs par mois. C’est ce menu fretin que Nestor Roqueplan baptisa du nom de<text:s/></text:span><text:span text:style-name="T1792">rats</text:span><text:span text:style-name="T1793"> ;</text:span><text:span text:style-name="T1794"><text:s/></text:span><text:span text:style-name="T1795">d’où la boutade de M</text:span><text:span text:style-name="T1796">me</text:span><text:span text:style-name="T1797"> </text:span><text:span text:style-name="T1798">de Girardin</text:span><text:span text:style-name="T1799"> </text:span><text:span text:style-name="T1800">:</text:span><text:span text:style-name="T1801"><text:s/></text:span><text:span text:style-name="quote.c">«</text:span><text:span text:style-name="quote.c"> </text:span><text:span text:style-name="quote.c">Des rats, ces demoiselles qui n’ont déjà plus de cheveux</text:span><text:span text:style-name="quote.c"> </text:span><text:span text:style-name="quote.c">!</text:span><text:span text:style-name="quote.c"><text:s/>Allons donc</text:span><text:span text:style-name="quote.c"> </text:span><text:span text:style-name="quote.c">!</text:span><text:span text:style-name="quote.c">…<text:s/></text:span><text:span text:style-name="quote.c">Des chauves-souris, je ne dis pas</text:span><text:span text:style-name="quote.c"> </text:span><text:span text:style-name="quote.c">!</text:span><text:span text:style-name="quote.c"> </text:span><text:span text:style-name="quote.c">»</text:span><text:span text:style-name="T1802"><text:s/>C’est le printemps de la patrie cabriolante, de la graine d’étoiles ou de premiers sujets, l’espérance des directeurs, des maîtres de danse. Peu de naïveté en général, volonté obstinée, ambition précoce, allures et caractère gavroches, absence relative d’enseignement moral, éducation qui rappelle celle que donne le<text:s/></text:span><text:span text:style-name="T1803">Neveu de Rameau</text:span><text:span text:style-name="T1804"><text:s/>à son fils, arde</text:span><text:span text:style-name="T1805">ur extrême au travail, voilà, m'</text:span><text:span text:style-name="T1806">assurent les initiés, quelques principaux traits qui distinguent les marcheuses et les petites classes. On me dit aussi que bon nombre de marcheuses n</text:span><text:span text:style-name="T1807">’</text:span><text:span text:style-name="T1808">attendent pas d’être montées aux quadrilles pour casser<text:s/></text:span><text:span text:style-name="T1809">leur patin</text:span><text:span text:style-name="T1810">.<text:s/></text:span><text:span text:style-name="T1811">Dans le<text:s/></text:span><text:span text:style-name="T1812">Ballet de la Neige</text:span><text:span text:style-name="T1813"><text:s/>du<text:s/></text:span><text:span text:style-name="T1814">Prophète</text:span><text:span text:style-name="T1815">,</text:span><text:span text:style-name="T1816"><text:s/>figure le fameux pas des patins, pas difficile pour lequel ces demoiselles recevaient une gratification exceptionnelle de cinq francs. Nombreuses étaient les demandes, nombreux les remplacements, car, à la moindre faute, la coupable se voyait cassée<text:s/></text:span><text:span text:style-name="T1817">aux patins</text:span><text:span text:style-name="T1818"><text:s/>et cette expression figurée s’appliqua bientôt aux jeunes personnes qui commettaient une autre erreur.</text:span></text:p>
      <text:p text:style-name="Corpsdetexte"><text:span text:style-name="T1819">L</text:span><text:span text:style-name="T1820">’</text:span><text:span text:style-name="T1821">organisation du corps de ballet a peu changé depuis vingt ans, Ce sont toujours des étoiles, des grands et des petits sujets, des coryphées, des quadrilles paraissent sur la scène. D’après les états de situation du ministère, on divise, un peu arbitrairement à mon sens, ce personnel en deux sections</text:span><text:span text:style-name="T1822"> </text:span><text:span text:style-name="T1823">:</text:span><text:span text:style-name="T1824"><text:s/>Artistes de la danse, 57 </text:span><text:span text:style-name="T1825">membres</text:span><text:span text:style-name="T1826"> </text:span><text:span text:style-name="T1827">;</text:span><text:span text:style-name="T1828"><text:s/>artistes du ballet, 49 </text:span><text:span text:style-name="T1829">membres</text:span><text:span text:style-name="T1830"> </text:span><text:span text:style-name="T1831">;</text:span><text:span text:style-name="T1832"><text:s/>dans ces sections ne sont pas comprises les petites classes, mais naturellement fig</text:span><text:span text:style-name="T1833">urent les vingt-quatre danseurs,<text:s/></text:span><text:span text:style-name="pb">[p.<text:s/></text:span><text:span text:style-name="pb">195</text:span><text:span text:style-name="pb">]<text:s/></text:span><text:span text:style-name="T1834">ce qui porte à 82 le chiffre des danseuses.</text:span><text:span text:style-name="T1835"><text:s/></text:span><text:span text:style-name="T1836">Les traitements des étoiles n’ont pas augmenté, ils ont même plutôt diminué</text:span><text:span text:style-name="T1837"> </text:span><text:span text:style-name="T1838">;</text:span><text:span text:style-name="T1839"><text:s/>ceux des autres membres du corps de ballet et des employés de l</text:span><text:span text:style-name="T1840">’</text:span><text:span text:style-name="T1841">Opéra ont sensiblement progressé, si bien qu’aujourd’hui cha</text:span><text:span text:style-name="T1842">que représentation coûte 40.580 </text:span><text:span text:style-name="T1843">francs, tandis que la recette moyenn</text:span><text:span text:style-name="T1844">e de 1920 ne dépasse pas 25.000 </text:span><text:span text:style-name="T1845">francs.</text:span></text:p>
      <text:p text:style-name="ab">*<text:line-break/>*   *</text:p>
      <text:p text:style-name="Corpsdetexte"><text:span text:style-name="T1846">C’est entre 1830 et 1870 que se place, pour l’Opéra, la période brillante du foyer, des coulisses et des loges. Des habitués tels que</text:span><text:span text:style-name="T1847"> </text:span><text:span text:style-name="T1848">:</text:span><text:span text:style-name="T1849"><text:s/>Morny, Paul Daru, Aguado, la Valette, Walewski, Montguyon, Halévy, Denormandie, Rossini, Meyerbeer, Scribe, Auber, etc</text:span><text:span text:style-name="T1850">…<text:s/></text:span><text:span text:style-name="T1851">établissent une sorte de communication continuelle entre le public et les artistes</text:span><text:span text:style-name="T1852"> </text:span><text:span text:style-name="T1853">:</text:span><text:span text:style-name="T1854"><text:s/>beaucoup de ces derniers, à leur tour, font le pont avec les gens du monde, mettent en lumière la pénétration réciproque du corps diplomatico-politique, du corps chantant et cabriolant. Des chefs-d</text:span><text:span text:style-name="T1855">’</text:span><text:span text:style-name="T1856">œuvre</text:span><text:span text:style-name="T1857"><text:s/>discutés, admiré</text:span><text:span text:style-name="T1858">s surtout, entretiennent dans l’opinion cette sorte de frémissement amoureux qui se résout en intérêt passionné et en enthousiasme. Deux directeurs avisés, habiles à jeter de la poudre aux yeux, ayant le flair et le pressentiment du succès, amis des littérateurs qu’ils reçoivent avec faste, presque écrivains eux-mêmes, le docteur Véron et Nestor Roqueplan, tiennent en éveil la curiosité, et, malgré des fortunes diverses, rallient force sympathies. Si bien que, pendant ces quarante années, l’Opéra a la vie, la splendeur et le mouvement d’où naissent les beaux dividendes, avec cette fascination qui, à certaines époques, ramène les hommes distingués dans un endroit où ils trouvent de quoi alimenter leur esprit, leur cœur, leur sociabilité, et même leurs défauts. Et en vérité, lorsque les femmes applaudissaient Nourrit, Duprez, Levas</text:span><text:span text:style-name="T1859">seur, Baroilhet, Roger, Faure, M</text:span><text:span text:style-name="T1860">mes</text:span><text:span text:style-name="T1861"> </text:span><text:span text:style-name="T1862">Falcon, Damoreau, Stolz, Krauss, Nilsson, etc</text:span><text:span text:style-name="T1863">…<text:s/></text:span><text:span text:style-name="T1864">elles donnaient, pour leur part, le plus élégant démenti à cet humoriste qui prétend que les Françaises vont au théâtre pour être vues, pour</text:span><text:span text:style-name="T1865"><text:s/></text:span><text:span text:style-name="T1866">voir, et un peu pour entendre.</text:span></text:p>
      <text:p text:style-name="Corpsdetexte"><text:span text:style-name="pb">[p.<text:s/></text:span><text:span text:style-name="pb">196</text:span><text:span text:style-name="pb">]<text:s/></text:span><text:span text:style-name="T1867">Les premières loges avaient des titulaires portant des noms illustres</text:span><text:span text:style-name="T1868"> </text:span><text:span text:style-name="T1869">:</text:span><text:span text:style-name="T1870"><text:s/>marquise de Gontaut-Biron,<text:s/></text:span><text:span text:style-name="T1871">M</text:span><text:span text:style-name="T1872">mes</text:span><text:span text:style-name="T1873"> </text:span><text:span text:style-name="T1874">de Vatry, Schickler, James de Rothschild, les duchesses de la Rochefoucauld, d’Istrie, de Trévise, d’Albuféra, de Dino,<text:s/></text:span><text:span text:style-name="T1875">etc.</text:span><text:span text:style-name="T1876">…<text:s/></text:span><text:span text:style-name="T1877">La grande avant-scène de gauche formait la loge royale, celle d’en face appartenait à la marquise Aguado, toujours entourée des plus jolies femmes de la colonie espagnole. La grande baignoire de gauche du rez-de-chaussée était dite</text:span><text:span text:style-name="T1878"> </text:span><text:span text:style-name="T1879">:</text:span><text:span text:style-name="T1880"><text:s/></text:span><text:span text:style-name="T1881">Loge infernale</text:span><text:span text:style-name="T1882">,</text:span><text:span text:style-name="T1883"><text:s/>parce que ses abonnés, membres importants du Jockey-Club, déchaînaient à leur gré bravos ou sifflets</text:span><text:span text:style-name="T1884"> </text:span><text:span text:style-name="T1885">:</text:span><text:span text:style-name="T1886"><text:s/>c’ét</text:span><text:span text:style-name="T1887">aient, sous Louis-Philippe, MM. </text:span><text:span text:style-name="T1888">d’Albon, de Gontaut-Biron, Frédéric de Lagrange, Achille Bouchez, Lherbette, Auguste Lupin, Paul Daru, etc</text:span><text:span text:style-name="T1889">…<text:s/></text:span><text:span text:style-name="T1890">En 1837, lorsqu’on apprit le départ de Taglioni, ses partisans projetèrent une grande manifestation où l’on réclamerait la tête de Duponchel, l’affreux directeur qui</text:span><text:span text:style-name="T1891">…<text:s/></text:span><text:span text:style-name="T1892">Une tête d’homme coupée — en carton </text:span><text:span text:style-name="T1893">— serait jetée sur la scène par les lions de la loge infernale</text:span><text:span text:style-name="T1894">.</text:span><text:span text:style-name="T1895"><text:s/>La salle était comble, les Elssléristes triomphaient bruyamment, la famille royale assistait à la représentation d’adieux<text:s/></text:span><text:soft-page-break/><text:span text:style-name="T1896">de Taglioni. Une clameur part de l’orchestre</text:span><text:span text:style-name="T1897"> </text:span><text:span text:style-name="T1898">:</text:span><text:span text:style-name="T1899"><text:s/></text:span><text:span text:style-name="quote.c">« </text:span><text:span text:style-name="quote.c">La tête de Duponchel</text:span><text:span text:style-name="quote.c"> !</text:span><text:span text:style-name="quote.c"><text:s/>La tête de Duponchel</text:span><text:span text:style-name="quote.c"> ! »</text:span><text:span text:style-name="T1900"><text:s/>Avant que les lions aient eu le temps de faire le geste symbolique, un aide-de-camp du roi entre dans leur loge, les supplie, au nom de la reine, de renoncer à leur macabre plaisanterie. Le régicide Meunier devant être exécuté le lendemain, Marie-Amélie s’épouvantait à l’idée de voir un simulacre de tête tranchée rouler sur la scène. Les lions s’empressèrent de déférer à son vœu, et le lendemain le roi signait la grâce de Meunier.</text:span></text:p>
      <text:p text:style-name="Corpsdetexte"><text:span text:style-name="T1901">Nestor Roqueplan affirme qu’il n’y eut jamais de loge infernale à l</text:span><text:span text:style-name="T1902">’</text:span><text:span text:style-name="T1903">Opéra</text:span><text:span text:style-name="T1904"> </text:span><text:span text:style-name="T1905">:</text:span><text:span text:style-name="T1906"><text:s/>sauf la loge de l’Empereur et la loge voisine, réservée pour la Maison de celui-ci, sauf les deux loges en face et les deux avant-scènes du rez-de-chaussée, toutes les loges d’avant-scène, prétend-il, étaient occupées par des hommes, et organisées en<text:s/></text:span><text:span text:style-name="T1907">omnibus</text:span><text:span text:style-name="T1908">,</text:span><text:span text:style-name="T1909"><text:s/>c’est-à-dire partagées entre plusieurs souscripteurs, dont un seul était titulaire</text:span><text:span text:style-name="T1910"> </text:span><text:span text:style-name="T1911">:</text:span><text:span text:style-name="T1912"><text:s/></text:span><text:span text:style-name="quote.c">« </text:span><text:span text:style-name="quote.c">On n</text:span><text:span text:style-name="quote.c">’</text:span><text:span text:style-name="quote.c">y a jamais tenu de conciliabules infernaux</text:span><text:span text:style-name="quote.c">…<text:s/></text:span><text:span text:style-name="quote.c">J’ai compté, il est vrai, parmi les abonnés d’une de ces loges</text:span><text:span text:style-name="quote.c"> ;</text:span><text:span text:style-name="quote.c"><text:s/>on y put remarquer souvent, au nombre des plus assidus et des plus voyants, Balzac, naïvement heureux de montrer au public la pomme de sa fameuse canne. C’était la mode alors de<text:s/></text:span><text:span text:style-name="pb">[p.<text:s/></text:span><text:span text:style-name="pb">197</text:span><text:span text:style-name="pb">]<text:s/></text:span><text:span text:style-name="quote.c">chuter les mauvaises danseuses et les mauvais chanteurs.</text:span><text:span text:style-name="quote.c"><text:s/></text:span><text:span text:style-name="quote.c">Mais l</text:span><text:span text:style-name="quote.c">’</text:span><text:span text:style-name="quote.c">infernalité n’était propre ni à notre loge ni à d’autres</text:span><text:span text:style-name="quote.c"> ;</text:span><text:span text:style-name="quote.c"><text:s/>le public n’était pas plus patient que nous.</text:span><text:span text:style-name="quote.c"> »</text:span><text:s/><text:span text:style-name="T1913">Roqueplan brouille ici les dates et les époques</text:span><text:span text:style-name="T1914"> </text:span><text:span text:style-name="T1915">:</text:span><text:span text:style-name="T1916"><text:s/>il a raison pour le second Empire, son amour du paradoxe l’égare pour l’époque antérieure.</text:span></text:p>
      <text:p text:style-name="P1917"><text:s/>Parmi les fidèles qui firent encore grande figure d’élégants, de causeurs ou de Mécènes plus ou moins amoureux au foyer de la danse, je dois nommer :<text:s/>lord Hertford, Jules Janin, Théophile Gautier, Méry, Roger de Beauvoir, Rolle, Altaroche, Bazancourt, les Rothschild, Adam, Léon Gozlan, Dreux-Brézé, Lautour-Mézeray, Berlioz, Gavarni, Chaix d’Est-Ange, d’Alton-Shée, Escudier, Isabey, Eugène Lamy, les Batta. Et pour les habitués du Second Empire :<text:s/>Demidoff, Modène, Delamarre, Paskiewitch, Massa, Gramont-Caderousse, Saint-Priest, Blount, marquis de Caux, les Montreuil, Duperré, Fitz-James, les Poniatowski, Davilliers, Toulongeon, Persigny, Fleury, maréchal Bosquet, Arese, Mérimée, Lepic, La Redorte, la Bourdonnaye, Bernis, Narischkine, Gouy, Hamilton, Saint-Vallier, A. de Vogüé, Scépeaux, Delahante, Magnan, les Fould. Plusieurs se retrouvent, après 1870, dans cette citadelle du plaisir, citadelle toujours prise et toujours à prendre, qu’on appela, non sans emphase :<text:s/>le nouvel embarquement pour Cythère, les docks de la galanterie.</text:p>
      <text:p text:style-name="ab">*<text:line-break/>*   *</text:p>
      <text:p text:style-name="P1918">D’une manière générale, les<text:s/>« experts »<text:s/>distinguent trois sortes de danses à l’Opéra :</text:p>
      <text:p text:style-name="Corpsdetexte"><text:span text:style-name="T1919">1</text:span><text:span text:style-name="T1920">o</text:span><text:span text:style-name="T1921"><text:s/></text:span><text:span text:style-name="T1922">Les danses d</text:span><text:span text:style-name="T1923">’</text:span><text:span text:style-name="T1924">attitude</text:span><text:span text:style-name="T1925">.</text:span></text:p>
      <text:p text:style-name="Corpsdetexte"><text:span text:style-name="T1926">2</text:span><text:span text:style-name="T1927">o</text:span><text:span text:style-name="T1928"><text:s/></text:span><text:span text:style-name="T1929">Les danses de circulation ou de parcours</text:span><text:span text:style-name="T1930">.</text:span></text:p>
      <text:p text:style-name="Corpsdetexte"><text:span text:style-name="T1931">3</text:span><text:span text:style-name="T1932">o</text:span><text:span text:style-name="T1933"><text:s/></text:span><text:span text:style-name="T1934">La danse sur les pointes</text:span><text:span text:style-name="T1935">.</text:span></text:p>
      <text:p text:style-name="Corpsdetexte"><text:span text:style-name="T1936">Il y en aurait une quatrième que signale Henri Heine dans une page des<text:s/></text:span><text:span text:style-name="T1937">Reisebilder</text:span><text:span text:style-name="T1938"><text:s/>que je me permets de recommander à nos ballerines, un peu plus cultivées, m’assure-t-on, ou moins illettrées qu’autrefois</text:span><text:span text:style-name="T1939"> </text:span><text:span text:style-name="T1940">:</text:span><text:span text:style-name="T1941"><text:s/></text:span><text:span text:style-name="quote.c">« …<text:s/></text:span><text:span text:style-name="quote.c">Mademoiselle Laurence</text:span><text:span text:style-name="quote.c">…<text:s/></text:span><text:span text:style-name="quote.c">dansait comme la nature commande</text:span><text:span text:style-name="quote.c"><text:s/></text:span><text:span text:style-name="pb">[p.<text:s/></text:span><text:span text:style-name="pb">198</text:span><text:span text:style-name="pb">]<text:s/></text:span><text:span text:style-name="quote.c">aux hommes de danser. Toute sa personne était en harmonie avec ses bras. Ce n’était pas seulement ses pieds, mais c’était son corps entier qui dansait, son visage même dansait ; elle devenait pâle par</text:span><text:span text:style-name="quote.c">f</text:span><text:span text:style-name="quote.c">ois, mais d’une pâleur mortelle, ses yeux s’ouvraient tout grands comme ceux d’un spectre, autour de ses lèvres palpitaient la curiosité et l’effroi. Sa danse avait parfois quelque chose d’involontaire, d’enivré, de fatal, elle dansait comme la destinée… »</text:span></text:p>
      <text:p text:style-name="P1942">Les danses russes depuis une dizaine d’années, les danses orientales à l’Exposition universelle de 1900, n’ont pas laissé de nous révéler d’autres incarnations de la chorégraphie, incarnations qui traduisent à leur façon certains états d’âmes des pays où elles fleurissent.</text:p>
      <text:p text:style-name="Corpsdetexte"><text:span text:style-name="T1943">Pour la danse de<text:s/></text:span><text:span text:style-name="T1944">M</text:span><text:span text:style-name="T1945">lle</text:span><text:span text:style-name="T1946"> </text:span><text:span text:style-name="T1947">Laurence, il faut autre chose que du métier, il faut l’inspiration, le don, l’étincelle, ce que n’enseignaient point Noverre, Taglioni, Mérante, Madame Dominique, Mauri. Une danseuse moyenne est aux étoiles véritables ce<text:s/></text:span><text:span text:style-name="T1948">qu’est un diplomate sorti de l’É</text:span><text:span text:style-name="T1949">cole des Sciences politiques à un Talleyrand, un Cavour. Cependant que d’études</text:span><text:span text:style-name="T1950"> </text:span><text:span text:style-name="T1951">!</text:span><text:span text:style-name="T1952"><text:s/>Que d’efforts</text:span><text:span text:style-name="T1953"> </text:span><text:span text:style-name="T1954">!</text:span><text:span text:style-name="T1955"><text:s/>Que d’amertumes à dévorer</text:span><text:span text:style-name="T1956"> </text:span><text:span text:style-name="T1957">!</text:span><text:span text:style-name="T1958"><text:s/>Que de déboires</text:span><text:span text:style-name="T1959"> </text:span><text:span text:style-name="T1960">!</text:span><text:span text:style-name="T1961"><text:s/>Quel sévère stage</text:span><text:span text:style-name="T1962"> </text:span><text:span text:style-name="T1963">!</text:span><text:span text:style-name="T1964"><text:s/>Il faut se préparer dès l’âge de huit ans, parce qu’à cet âge seulement le corps se montre assez souple pour se prêter aux<text:s/></text:span><text:span text:style-name="T1965">cinq premières positions</text:span><text:span text:style-name="T1966">.</text:span><text:span text:style-name="T1967"><text:s/>Puis viennent les<text:s/></text:span><text:span text:style-name="T1968">exercices</text:span><text:span text:style-name="T1969"> </text:span><text:span text:style-name="T1970">:</text:span><text:span text:style-name="T1971"><text:s/>dégagés à terre, ronds de jambe à terre, dégagés à la<text:s/></text:span><text:span text:style-name="T1972">demi-</text:span><text:span text:style-name="T1973">hauteur</text:span><text:span text:style-name="T1974">, ronds de jambe en l’air, pliés, premiers<text:s/></text:span><text:soft-page-break/><text:span text:style-name="T1975">temps de pointes, grands battements, etc</text:span><text:span text:style-name="T1976">…<text:s/></text:span><text:span text:style-name="T1977">Plus tard, les<text:s/></text:span><text:span text:style-name="T1978">divers adages</text:span><text:span text:style-name="T1979"><text:s/>ou<text:s/></text:span><text:span text:style-name="T1980">développés</text:span><text:span text:style-name="T1981">,</text:span><text:span text:style-name="T1982"><text:s/>qui sont la préparation des<text:s/></text:span><text:span text:style-name="T1983">temps sautés<text:s/></text:span><text:span text:style-name="T1984">qu’on peut définir</text:span><text:span text:style-name="T1985"> </text:span><text:span text:style-name="T1986">:</text:span><text:span text:style-name="T1987"><text:s/>une suite de grâces et de séductions</text:span><text:span text:style-name="T1988"> </text:span><text:span text:style-name="T1989">;</text:span><text:span text:style-name="T1990"><text:s/>développés à la seconde, attitudes, arabesques ouvertes, croisées, préparation de pirouettes à la quatrième, préparation cambrée en arrière, pirouettes renversées, préparation de pirouettes sur le coup de pied, pirouettes sur la pointe, pose pour commencer une variation. Total</text:span><text:span text:style-name="T1991"> </text:span><text:span text:style-name="T1992">:</text:span><text:span text:style-name="T1993"><text:s/>huit ou dix ans de leçons avant de savoir ce métier qui, comme les autres métiers, façonne les ballerines à mesure qu</text:span><text:span text:style-name="T1994">’</text:span><text:span text:style-name="T1995">elles l’exercent, et qu</text:span><text:span text:style-name="T1996">’</text:span><text:span text:style-name="T1997">elles doivent cultiver sans cesse pour demeurer au pinacle ou ne pas déchoir.</text:span></text:p>
      <text:p text:style-name="Corpsdetexte"><text:span text:style-name="T1998">Qu</text:span><text:span text:style-name="T1999">’</text:span><text:span text:style-name="T2000">elles sachent aussi un peu de musique afin de danser en mesure, et qu</text:span><text:span text:style-name="T2001">’</text:span><text:span text:style-name="T2002">elles apprennent à bien marcher sur la scène. Beaucoup ne s’en doutent</text:span><text:span text:style-name="T2003"><text:s/></text:span><text:span text:style-name="pb">[p.<text:s/></text:span><text:span text:style-name="pb">195</text:span><text:span text:style-name="pb">]<text:s/></text:span><text:span text:style-name="T2004">même pas. Les anciens danseurs y excellaient, apprenaient aux gens de la cour les grâces et les attitudes du corps</text:span><text:span text:style-name="T2005"> </text:span><text:span text:style-name="T2006">:</text:span><text:span text:style-name="T2007"><text:s/>ces choses-là autrefois avaient une importance extrême, et, dans les<text:s/></text:span><text:span text:style-name="T2008">Souvenirs de la marquise de Créqui</text:span><text:span text:style-name="T2009">, rédigés par Courchamps, on peut lire le récit d</text:span><text:span text:style-name="T2010">’</text:span><text:span text:style-name="T2011">une leçon de maintien donnée par Vestris à un prince. On ne saurait pontifier d</text:span><text:span text:style-name="T2012">’</text:span><text:span text:style-name="T2013">une manière plus plaisante. Aujourd’hui cette étiquette a perdu en partie son prestige.</text:span></text:p>
      <text:p text:style-name="P2014">Grandeur et décadence !<text:s/>Injustice du sort !<text:s/>Caprice de la mode !</text:p>
      <text:p text:style-name="ab">*<text:line-break/>*   *</text:p>
      <text:p text:style-name="Corpsdetexte"><text:span text:style-name="T2015">Lorsque l’on interroge les initiés sur l’esprit des ballerines, beaucoup répondent comme le sous-préfet du<text:s/></text:span><text:span text:style-name="T2016">Monde où l’on s</text:span><text:span text:style-name="T2017">’</text:span><text:span text:style-name="T2018">ennuie</text:span><text:span text:style-name="T2019"><text:s/>au sénateur qui veut connaître l’esprit de son arrondissement</text:span><text:span text:style-name="T2020"> </text:span><text:span text:style-name="T2021">:</text:span><text:span text:style-name="T2022"><text:s/></text:span><text:span text:style-name="quote.c">«</text:span><text:span text:style-name="quote.c"> </text:span><text:span text:style-name="quote.c">Il n’en a pas.</text:span><text:span text:style-name="quote.c"> </text:span><text:span text:style-name="quote.c">»</text:span><text:span text:style-name="T2023"><text:s/>Certes, elles ne font pas concurrence à Rivarol, Chamfort ou Henri Lavedan, leur horizon intellectuel ne dépasse guère celui de l’Opéra, leur instruction est médiocre, et elles n’ont pas, en général, le temps de décrocher le brevet de capacité. Cependant il y a progrès sensible</text:span><text:span text:style-name="T2024"> </text:span><text:span text:style-name="T2025">:</text:span><text:span text:style-name="T2026"><text:s/>l’instruction obligatoire a produit son effet même dans la région cabriolante. Il faut convenir aussi que nos ballerines ont l’esprit de leur métier, l’esprit de leur ambition, le bagout de la Parisienne des faubourgs. Et puis quelques-unes montrent de solides qualités intellectuelles. On composerait une anthologie amusante avec les mots qui s</text:span><text:span text:style-name="T2027">’</text:span><text:span text:style-name="T2028">échangent au foyer de la danse, depuis cent cinquante ans, entre les vestales de la chorégraphie et les habitués</text:span><text:span text:style-name="T2029"> </text:span><text:span text:style-name="T2030">:</text:span><text:span text:style-name="T2031"><text:s/>mots drôles, mots profonds, mots de situation, mots représentatifs d’états d’âmes.</text:span></text:p>
      <text:p text:style-name="Corpsdetexte"><text:span text:style-name="T2032">La mère d’une coryphée entre en sanglotant dans la loge de sa fille au moment où celle-ci achève de se maquiller</text:span><text:span text:style-name="T2033"> </text:span><text:span text:style-name="T2034">:</text:span><text:span text:style-name="T2035"><text:s/></text:span><text:span text:style-name="quote.c">« </text:span><text:span text:style-name="quote.c">Mon enfant, ton père est mort</text:span><text:span text:style-name="quote.c"> ! »</text:span><text:span text:style-name="T2036"><text:s/>L’enfant candide, étouffant un sanglot</text:span><text:span text:style-name="T2037"> </text:span><text:span text:style-name="T2038">:</text:span><text:span text:style-name="T2039"><text:s/></text:span><text:span text:style-name="quote.c">« </text:span><text:span text:style-name="quote.c">Oh</text:span><text:span text:style-name="quote.c"> !</text:span><text:span text:style-name="quote.c"><text:s/>maman, pourquoi me dire cela à présen</text:span><text:span text:style-name="quote.c">t ?</text:span><text:span text:style-name="quote.c"><text:s/>Est-ce que je peux pleure</text:span><text:span text:style-name="quote.c">r ?</text:span><text:span text:style-name="quote.c"><text:s/>Ça dérangerait mon<text:s/></text:span><text:span text:style-name="T2040">mastic</text:span><text:span text:style-name="quote.c">.</text:span><text:span text:style-name="quote.c"> »</text:span><text:span text:style-name="T2041"><text:s/>N’oublions pas, en effet, que le<text:s/></text:span><text:span text:style-name="T2042">mastic</text:span><text:span text:style-name="T2043"><text:s/>dure près d’une heure</text:span><text:span text:style-name="T2044"> </text:span><text:span text:style-name="T2045">:</text:span><text:span text:style-name="T2046"><text:s/>couche épaisse de blanc liquide sur la figure, les bras, le cou, les épaules, avec un soupçon de cold-cream et de poudre de riz, joues allumées de vermillon, lèvres avivées de carmin, dents lustrées à l’émail,</text:span><text:span text:style-name="T2047"><text:s/></text:span><text:span text:style-name="pb">[p.<text:s/></text:span><text:span text:style-name="pb">200</text:span><text:span text:style-name="pb">]<text:s/></text:span><text:span text:style-name="T2048">les yeux allongés au<text:s/></text:span><text:span text:style-name="T2049">khôl</text:span><text:span text:style-name="T2050"><text:s/>(quelques-unes au-dessous des yeux esquissent un disque d’azur)</text:span><text:span text:style-name="T2051"> </text:span><text:span text:style-name="T2052">:</text:span></text:p>
      <text:p text:style-name="quote.l">Ce cercle bleu tracé par le bonheur,</text:p>
      <text:p text:style-name="Corpsdetexte"><text:span text:style-name="T2053">Sourcils dessinés à l’encre de Chine, quelques mouches,<text:s/></text:span><text:span text:style-name="T2054">les amorces de l</text:span><text:span text:style-name="T2055">’</text:span><text:span text:style-name="T2056">amour</text:span><text:span text:style-name="T2057">,<text:s/></text:span><text:span text:style-name="T2058">—</text:span><text:span text:style-name="T2059"> </text:span><text:span text:style-name="T2060">posées çà et là</text:span><text:span text:style-name="T2061"> </text:span><text:span text:style-name="T2062">!</text:span><text:span text:style-name="T2063"><text:s/>Voyez, ô public, que de peines on se donne pour vous plaire</text:span><text:span text:style-name="T2064"> </text:span><text:span text:style-name="T2065">!</text:span></text:p>
      <text:p text:style-name="Corpsdetexte"><text:span text:style-name="T2066">Bigottini eut pour rivale à l’Opéra cette Madame Gardel que Noverre appela la Vénus de Médicis de la danse, et dont il disait que de ses pieds jaillissaient des diamants. Cependant Bigottini l’emporta, et, un jour qu’elle avait charmé Napoléon par ses adages, il ordonna à Fontanes de lui envoyer un cadeau. Fontanes n’imagina rien de mieux que de faire porter chez elle les classiques français, richement reliés.<text:s/></text:span><text:span text:style-name="T2067">À<text:s/></text:span><text:span text:style-name="T2068">quelque temps de là, l’empereur interroge Bigottini</text:span><text:span text:style-name="T2069"> </text:span><text:span text:style-name="T2070">:</text:span><text:span text:style-name="T2071"><text:s/></text:span><text:span text:style-name="quote.c">« </text:span><text:span text:style-name="quote.c">Avez-vous été contente de Fontane</text:span><text:span text:style-name="quote.c">s ? — </text:span><text:span text:style-name="quote.c">Ma foi, sire, pas trop</text:span><text:span text:style-name="quote.c"> ! — </text:span><text:span text:style-name="quote.c">Commen</text:span><text:span text:style-name="quote.c">t ? — </text:span><text:span text:style-name="quote.c">Il m’a payée en<text:s/></text:span><text:span text:style-name="T2072">livres</text:span><text:span text:style-name="quote.c">, j’aurais mieux aimé en<text:s/></text:span><text:span text:style-name="T2073">francs</text:span><text:span text:style-name="quote.c">.</text:span><text:span text:style-name="quote.c"> »</text:span></text:p>
      <text:p text:style-name="ab">*<text:line-break/>*   *</text:p>
      <text:p text:style-name="Corpsdetexte"><text:span text:style-name="T2074">Le foyer de la danse avait eu un rôle assez effacé sous le Premier Empire</text:span><text:span text:style-name="T2075"> </text:span><text:span text:style-name="T2076">:</text:span><text:span text:style-name="T2077"><text:s/>les généraux enlevaient les plus jolies ballerines, les emmenaient avec eux<text:s/></text:span><text:span text:style-name="quote.c">« </text:span><text:span text:style-name="quote.c">en campagne, au diable, ou ailleurs</text:span><text:span text:style-name="quote.c"> »</text:span><text:span text:style-name="T2078"> </text:span><text:span text:style-name="T2079">;</text:span><text:span text:style-name="T2080"><text:s/>l’empereur trouvait sans doute que c’était assez du foyer de la Comédie pour alimenter la causerie. Un soir, à l’Opéra, il remarque les disgrâces physiques des figurantes</text:span><text:span text:style-name="T2081"> </text:span><text:span text:style-name="T2082">:</text:span><text:span text:style-name="T2083"><text:s/></text:span><text:span text:style-name="quote.c">« Q</text:span><text:span text:style-name="quote.c">uelles horreurs</text:span><text:span text:style-name="quote.c"> !</text:span><text:span text:style-name="quote.c"><text:s/>D’où viennent ces femme</text:span><text:span text:style-name="quote.c">s ?</text:span><text:span text:style-name="quote.c"><text:s/>Qu’on en ait d’autres</text:span><text:span text:style-name="quote.c"> ! »</text:span><text:span text:style-name="T2084"><text:s/>Dès le lendemain, le ministre de la police commençait une rafle parmi les sujets<text:s/></text:span><text:soft-page-break/><text:span text:style-name="T2085">relevant de son bon plaisir</text:span><text:span text:style-name="T2086"> </text:span><text:span text:style-name="T2087">;</text:span><text:span text:style-name="T2088"><text:s/>on choisit les plus grandes, autant que possible les plus belles, entre dix-huit et vingt-cinq ans, de vrais grenadiers. Il y eut d’abord des sourires, même des rires, puis on s’y fit, et les mauvaises langues rapportent que les figurantes recrutées p</text:span><text:span text:style-name="T2089">ar cette conscription originale</text:span><text:span text:style-name="T2090"><text:s/>firent les délices des Alliés en 1814, que beaucoup devinrent des grandes dames étrangères, des mères de famille respectées.</text:span></text:p>
      <text:p text:style-name="Corpsdetexte"><text:span text:style-name="T2091">Ce demi-sommeil du foyer de l’Opéra se prolongeait encore sous la</text:span><text:span text:style-name="T2092"><text:s/></text:span><text:span text:style-name="pb">[p.<text:s/></text:span><text:span text:style-name="pb">201</text:span><text:span text:style-name="pb">]<text:s/></text:span><text:span text:style-name="T2093">Restauration, grâce à la pudeur naïve de<text:s/></text:span><text:span text:style-name="T2094">Sosthène</text:span><text:span text:style-name="T2095">s</text:span><text:span text:style-name="T2096"><text:s/>de la Rochefoucauld, surintendant des théâtres royaux, qui avait établi deux escaliers, un pour les hommes, un pour les femmes, et allongé d</text:span><text:span text:style-name="T2097">’</text:span><text:span text:style-name="T2098">un tiers les jupes du corps de ballet</text:span><text:span text:style-name="T2099"> </text:span><text:span text:style-name="T2100">:</text:span><text:span text:style-name="T2101"><text:s/></text:span><text:span text:style-name="quote.c">« V</text:span><text:span text:style-name="quote.c">oulez-vous me plair</text:span><text:span text:style-name="quote.c">e ?</text:span><text:span text:style-name="quote.c"><text:s/></text:span><text:span text:style-name="quote.c">disait-il à ces dames. Des pantalons larges et des mœurs</text:span><text:span text:style-name="quote.c"> ! »</text:span><text:span text:style-name="T2102"><text:s/></text:span><text:span text:style-name="T2103">L’émotion fut vive à l</text:span><text:span text:style-name="T2104">’</text:span><text:span text:style-name="T2105">Opéra. Toucher aux tutus, quelle profanation</text:span><text:span text:style-name="T2106"> </text:span><text:span text:style-name="T2107">!</text:span><text:span text:style-name="T2108"><text:s/>Les danseuses ont les jambes près du bonnet, et l</text:span><text:span text:style-name="T2109">’</text:span><text:span text:style-name="T2110">on n’était plus au temps où Napoléon écrivait à son ministre des<text:s/></text:span><text:span text:style-name="T2111">Beaux-arts</text:span><text:span text:style-name="T2112"> </text:span><text:span text:style-name="T2113">:</text:span><text:span text:style-name="T2114"><text:s/></text:span><text:span text:style-name="quote.c">«</text:span><text:span text:style-name="quote.c"> </text:span><text:span text:style-name="quote.c">Dites à ces demoiselles que, si elles ne se tiennent pas tranquilles, je leur donnerai comme directeur un général qui les fera marcher militairement</text:span><text:span text:style-name="quote.c">.</text:span><text:span text:style-name="quote.c"> </text:span><text:span text:style-name="quote.c">»</text:span><text:span text:style-name="T2115"><text:s/>Naturellement brocards et épigrammes ne furent pas épargnés au vertueux surintendant, qui d’ailleurs eut le mérite de comprendre Rossini, de le lier à la France par un traité en règle, et de donner à l’Opéra des chanteurs tels que Nourrit, Levasseur et M</text:span><text:span text:style-name="T2116">me</text:span><text:span text:style-name="T2117"> </text:span><text:span text:style-name="T2118">Damoreau.</text:span></text:p>
      <text:p text:style-name="Corpsdetexte"><text:span text:style-name="T2119">Pauline Duvernay montre de l’esprit dansant, de l’esprit parlé.</text:span><text:span text:style-name="T2120"><text:s/></text:span><text:span text:style-name="quote.c">« </text:span><text:span text:style-name="quote.c">Dans la<text:s/></text:span><text:span text:style-name="T2121">Révolte au Sérail</text:span><text:span text:style-name="quote.c">,</text:span><text:span text:style-name="quote.c"><text:s/>conte Véron, pendant les manœuvres militaires du corps de ballet, il se formait sur la scène un conseil de guerre composé des officiers supérieurs de l’armée</text:span><text:span text:style-name="quote.c"> ;</text:span><text:span text:style-name="quote.c"><text:s/>le livret n’en disait pas plus. Pauline, chargée d’un des principaux rôles, imagina, par la pantomime la plus spirituelle, par les gestes les plus expressifs et les plus passionnés, de représenter tous les incidents d’une discussion animée, et de donner une idée d’un conseil de guerre tenu par des femmes. Un rire général et des applaudissements unanimes accueillirent ces jeux de scène gais et comiques</text:span><text:span text:style-name="quote.c">…<text:s/></text:span><text:span text:style-name="quote.c">Elle mit à l’épreuve un jeune diplomate en lui demandant une de ses dents, celle du milieu. Il part, revient, apporte à Pauline la dent, montre le vide produit par l’ablation.<text:s/></text:span><text:span text:style-name="quote.c">“</text:span><text:span text:style-name="quote.c">Malheureux, s</text:span><text:span text:style-name="quote.c">’</text:span><text:span text:style-name="quote.c">écrie l</text:span><text:span text:style-name="quote.c">’</text:span><text:span text:style-name="quote.c">espiègle, je vous avais demandé la dent du bas, et vous m’apportez celle du haut</text:span><text:span text:style-name="quote.c"> !</text:span><text:span text:style-name="quote.c">”</text:span><text:span text:style-name="quote.c"> »</text:span></text:p>
      <text:p text:style-name="Corpsdetexte"><text:span text:style-name="T2122">Rosita Mauri avait de la drôlerie dans l’esprit</text:span><text:span text:style-name="T2123"> </text:span><text:span text:style-name="T2124">:</text:span><text:span text:style-name="T2125"><text:s/>cette Espagnole devenait parfois un gavroche parisien, comme le jour où, voyant que le tsar causait dans sa loge au lieu de la contempler, elle grondait</text:span><text:span text:style-name="T2126"> </text:span><text:span text:style-name="T2127">:</text:span><text:span text:style-name="T2128"><text:s/></text:span><text:span text:style-name="quote.c">« </text:span><text:span text:style-name="quote.c">Décidément, je ne mangerai plus de caviar</text:span><text:span text:style-name="quote.c"> ! »</text:span><text:span text:style-name="T2129"><text:s/>Une de ses camarades raconte qu</text:span><text:span text:style-name="T2130">’</text:span><text:span text:style-name="T2131">elle est allée la veille au Jardin des Plantes.<text:s/></text:span><text:span text:style-name="quote.c">« </text:span><text:span text:style-name="quote.c">Tout le monde va bien dans ta famill</text:span><text:span text:style-name="quote.c">e ? »</text:span><text:span text:style-name="quote.c">.<text:s/></text:span><text:span text:style-name="quote.c">« M</text:span><text:span text:style-name="quote.c">., disait-on, est très belle</text:span><text:span text:style-name="quote.c"> :</text:span><text:span text:style-name="quote.c"><text:s/>des yeux, une bouche, une gorge</text:span><text:span text:style-name="quote.c">…<text:s/></text:span><text:span text:style-name="quote.c">et des attaches</text:span><text:span text:style-name="quote.c">…<text:s/></text:span><text:span text:style-name="quote.c">— </text:span><text:span text:style-name="quote.c">Officielles avec le Gouvernement</text:span><text:span text:style-name="quote.c"> »</text:span><text:span text:style-name="T2132">, interrompt Mauri.</text:span></text:p>
      <text:p text:style-name="Corpsdetexte"><text:span text:style-name="pb">[p.<text:s/></text:span><text:span text:style-name="pb">202</text:span><text:span text:style-name="pb">]<text:s/></text:span><text:span text:style-name="T2133">Taglioni eut un salon, un véritable salon, où fréquentèrent Méry, Alexandre Dumas, Eugène Sue, Musset, Balzac, Gérard de Nerval, Roger de Beauvoir, M</text:span><text:span text:style-name="T2134">me</text:span><text:span text:style-name="T2135"> </text:span><text:span text:style-name="T2136">de Girardin.</text:span><text:span text:style-name="T2137"><text:s/></text:span><text:span text:style-name="T2138">— </text:span><text:span text:style-name="T2139">Meyerbeer, Auber, Spontini, Halévy, Liszt, Donizetti, Adam, Rossini, tenaient à honneur de composer quelques couplets pour son album. Méry affirme qu’elle avait dans l’esprit le charme de ses pieds divins, qu’elle dansait en causant. Mais les compliments de poètes</text:span><text:span text:style-name="T2140"> </text:span><text:span text:style-name="T2141">!</text:span><text:span text:style-name="T2142"><text:s/>Ne faut-il pas leur appliquer le proverbe italien</text:span><text:span text:style-name="T2143"> </text:span><text:span text:style-name="T2144">:</text:span><text:span text:style-name="T2145"><text:s/>En fait d’argent et de sainteté, ne crois que la moitié de la moitié.</text:span></text:p>
      <text:p text:style-name="Corpsdetexte"><text:span text:style-name="T2146">Le comte Gilbert de Voisins épousa Taglioni contre vent et marée, s’en repentit, se souvint alors de la prédiction de son avocat qui, ne pouvant refuser de faire des sommations à la famille, avertissait l’imprudent</text:span><text:span text:style-name="T2147"> </text:span><text:span text:style-name="T2148">:</text:span><text:span text:style-name="T2149"><text:s/></text:span><text:span text:style-name="quote.c">« </text:span><text:span text:style-name="quote.c">Je consens volontiers à vous assister dans cette affaire, mais à une condition,<text:s/></text:span><text:span text:style-name="quote.c">c’est</text:span><text:span text:style-name="quote.c"><text:s/>que vous me continuerez votre confiance quand il s’agira de plaider pour vous en séparation.</text:span><text:span text:style-name="quote.c"> »</text:span><text:span text:style-name="T2150"><text:s/>Celle-ci eut lieu en 1844, après neuf années de mariage mouvementé. Taglioni sait parfumer de grâce, de modestie apparente s</text:span><text:span text:style-name="T2151">e</text:span><text:span text:style-name="T2152">s caprices, elle est fantasque entre toutes</text:span><text:span text:style-name="T2153"> </text:span><text:span text:style-name="T2154">:</text:span><text:span text:style-name="T2155"><text:s/>si bien que public, adorateurs, ne lui tiennent point rigueur</text:span><text:span text:style-name="T2156"> ;</text:span><text:span text:style-name="T2157"><text:s/></text:span><text:span text:style-name="T2158">en lui fait de telles ovations à l’Opéra, que la reine Marie-Amélie ne peut s’empêcher de remarquer</text:span><text:span text:style-name="T2159"> </text:span><text:span text:style-name="T2160">:</text:span><text:span text:style-name="T2161"><text:s/></text:span><text:span text:style-name="T2162">«</text:span><text:span text:style-name="T2163"> </text:span><text:span text:style-name="T2164">Vous voyez que la reine de l’Opéra est mieux accueillie que la reine des Français elle-même.</text:span><text:span text:style-name="T2165"> </text:span><text:span text:style-name="T2166">»</text:span></text:p>
      <text:p text:style-name="Corpsdetexte"><text:span text:style-name="T2167">Que de souvenirs amusants on égrènerait en esquissant Carlotta Grisi, si applaudie dans le ballet de<text:s/></text:span><text:span text:style-name="T2168">Gisell</text:span><text:span text:style-name="T2169">e</text:span><text:span text:style-name="T2170">,</text:span><text:span text:style-name="T2171"><text:s/>inspiré de la légende des Willis</text:span><text:span text:style-name="T2172"> </text:span><text:span text:style-name="T2173">;</text:span><text:span text:style-name="T2174"><text:s/>partisan du cumul, voulant séduire par ses roulades et ses pirouettes, elle récolta ce co</text:span><text:span text:style-name="T2175">mpliment fourré d’ironie de Th. </text:span><text:span text:style-name="T2176">Gautier</text:span><text:span text:style-name="T2177"> </text:span><text:span text:style-name="T2178">:</text:span><text:span text:style-name="T2179"><text:s/></text:span><text:span text:style-name="quote.c">« </text:span><text:span text:style-name="quote.c">C’est une<text:s/></text:span><text:span text:style-name="T2180">très jolie voix de danseuse</text:span><text:span text:style-name="quote.c"> ;</text:span><text:span text:style-name="quote.c"><text:s/>beaucoup de cantatrices qui ne dansent point, n’en pourraient pas faire autant.</text:span><text:span text:style-name="quote.c"> »</text:span><text:span text:style-name="T2181"><text:s/>Plus tard il l’adora.</text:span></text:p>
      <text:p text:style-name="Corpsdetexte"><text:span text:style-name="T2182">Voici Lucie Graham, qui sut remplacer Taglioni dans la<text:s/></text:span><text:span text:style-name="T2183">Sylphide</text:span><text:span text:style-name="T2184"> :</text:span><text:span text:style-name="T2185"><text:s/></text:span><text:span text:style-name="T2186">— </text:span><text:span text:style-name="T2187">Cerrito, célèbre par se</text:span><text:span text:style-name="T2188">s entrechats qui, à Londres, avec Taglioni, Fanny E</text:span><text:span text:style-name="T2189">l</text:span><text:span text:style-name="T2190">ssler et Carlotta Grisi, dansa le plus fameux des pas de quatre</text:span><text:span text:style-name="T2191"> </text:span><text:span text:style-name="T2192">;</text:span><text:span text:style-name="T2193"><text:s/></text:span><text:span text:style-name="T2194">—</text:span><text:span text:style-name="T2195"> </text:span><text:span text:style-name="T2196">Rosati, Amélia, Ferraris, Amina Boschetti, Delphine et Louise Marquet qui faisaient dire à<text:s/></text:span><text:soft-page-break/><text:span text:style-name="T2197">Roger de Beauvoir</text:span><text:span text:style-name="T2198"> </text:span><text:span text:style-name="T2199">:</text:span><text:span text:style-name="T2200"><text:s/>La blonde c’est le jour, et la brune c’est la nuit</text:span><text:span text:style-name="T2201"> ;</text:span><text:span text:style-name="T2202"><text:s/></text:span><text:span text:style-name="T2203">et alors Th. </text:span><text:span text:style-name="T2204">Gautier observa gaiement</text:span><text:span text:style-name="T2205"> </text:span><text:span text:style-name="T2206">:</text:span><text:span text:style-name="T2207"><text:s/>Ma foi, il y a des instants où l’on voudrait faire du jour la nuit, et réciproquement</text:span><text:span text:style-name="T2208"> </text:span><text:span text:style-name="T2209">;</text:span><text:span text:style-name="T2210"><text:s/></text:span><text:span text:style-name="pb">[p.<text:s/></text:span><text:span text:style-name="pb">203</text:span><text:span text:style-name="pb">]<text:s/></text:span><text:span text:style-name="T2211">—</text:span><text:span text:style-name="T2212"> </text:span><text:span text:style-name="T2213">Emma Livry, emportée, hélas</text:span><text:span text:style-name="T2214"> </text:span><text:span text:style-name="T2215">!</text:span><text:span text:style-name="T2216"><text:s/>par une mort affreuse</text:span><text:span text:style-name="T2217"> </text:span><text:span text:style-name="T2218">:</text:span><text:span text:style-name="T2219"><text:s/>le feu prit un soir (1862) à la gaze de ses jupons, et elle expira après six mois d’atroces souffrances, âgée de vingt ans à peine</text:span><text:span text:style-name="T2220"> </text:span><text:span text:style-name="T2221">:</text:span><text:span text:style-name="T2222"><text:s/></text:span><text:span text:style-name="quote.c">« </text:span><text:span text:style-name="quote.c">Je me suis sentie perdue, dit-elle à sa mère le lendemain de l’accident, et<text:s/></text:span><text:span text:style-name="T2223">j</text:span><text:span text:style-name="T2224">’</text:span><text:span text:style-name="T2225">ai vite fait un bout de prière</text:span><text:span text:style-name="quote.c">.</text:span><text:span text:style-name="quote.c"> »</text:span><text:span text:style-name="T2226"><text:s/></text:span><text:span text:style-name="T2227">Quand Feydeau commença le<text:s/></text:span><text:span text:style-name="T2228">Mari de la danseuse</text:span><text:span text:style-name="T2229">,</text:span><text:span text:style-name="T2230"><text:s/>roman ou l</text:span><text:span text:style-name="T2231">’</text:span><text:span text:style-name="T2232">héroïne était brûlée vive, il demanda à Emma Livry de lui expliquer le langage chorégraphique dont il n</text:span><text:span text:style-name="T2233">’</text:span><text:span text:style-name="T2234">avait que des notions assez vagues</text:span><text:span text:style-name="T2235"> </text:span><text:span text:style-name="T2236">;</text:span><text:span text:style-name="T2237"><text:s/>elle le fit, et compléta la leçon en dansant le pas du ballet de la<text:s/></text:span><text:span text:style-name="T2238">Sylphide</text:span><text:span text:style-name="T2239"><text:s/>que le romancier voulait décrire</text:span><text:span text:style-name="T2240"> </text:span><text:span text:style-name="T2241">:</text:span><text:span text:style-name="T2242"><text:s/></text:span><text:span text:style-name="quote.c">« </text:span><text:span text:style-name="quote.c">En retour, dit-elle, racontez-moi votre roman.</text:span><text:span text:style-name="quote.c"> »</text:span><text:span text:style-name="T2243"><text:s/>Quand il eut fini, elle demeura pensive, puis, se retournant vers sa mère</text:span><text:span text:style-name="T2244"> </text:span><text:span text:style-name="T2245">:</text:span><text:span text:style-name="T2246"><text:s/></text:span><text:span text:style-name="quote.c">« </text:span><text:span text:style-name="quote.c">Mourir brûlée, observa-t-elle, cela doit faire bien souffrir. C’est égal, c’est une belle mort pour une danseuse.</text:span><text:span text:style-name="quote.c"> »</text:span><text:span text:style-name="T2247"><text:s/>Cette<text:s/></text:span><text:span text:style-name="T2248">belle mort</text:span><text:span text:style-name="T2249"><text:s/>ne tarda pas<text:s/></text:span><text:span text:style-name="T2250">à</text:span><text:span text:style-name="T2251"><text:s/>la frapper</text:span><text:span text:style-name="T2252"> </text:span><text:span text:style-name="T2253">:</text:span><text:span text:style-name="T2254"><text:s/>tandis qu’on emportait au cimetière son cercueil couvert de blanches draperies et de fleurs virginales, un<text:s/></text:span><text:span text:style-name="T2255">rat</text:span><text:span text:style-name="T2256"><text:s/>du dernier quadrille murmura, un peu mélancolique</text:span><text:span text:style-name="T2257"> </text:span><text:span text:style-name="T2258">:</text:span><text:span text:style-name="T2259"><text:s/></text:span><text:span text:style-name="quote.c">« </text:span><text:span text:style-name="quote.c">Moi aussi,<text:s/></text:span><text:span text:style-name="quote.c">j’</text:span><text:span text:style-name="quote.c">aurais bien<text:s/></text:span><text:span text:style-name="quote.c">aimé</text:span><text:span text:style-name="quote.c"><text:s/>mourir sage</text:span><text:span text:style-name="quote.c"> !</text:span><text:span text:style-name="quote.c"><text:s/>Mais je n’en avais pas le moyen.</text:span><text:span text:style-name="quote.c"> »</text:span><text:span text:style-name="T2260"><text:s/>Ainsi les choses ont leurs larmes et leurs sourires, la comédie côtoie le drame, et la grande loi d</text:span><text:span text:style-name="T2261">’</text:span><text:span text:style-name="T2262">ironie, tantôt amère et tantôt consolatrice, domine l’humanité.</text:span></text:p>
      <text:p text:style-name="Corpsdetexte"><text:span text:style-name="T2263">Et cette charmante Beaugrand qui dut quitter l</text:span><text:span text:style-name="T2264">’</text:span><text:span text:style-name="T2265">Opéra, à</text:span><text:span text:style-name="T2266"><text:s/>trente-huit ans, à l’apogée de son talent, en 1880</text:span><text:span text:style-name="T2267"> </text:span><text:span text:style-name="T2268">!</text:span><text:span text:style-name="T2269"><text:s/>Mais Mérante avait prononcé l’arrêt</text:span><text:span text:style-name="T2270"> </text:span><text:span text:style-name="T2271">:</text:span><text:span text:style-name="T2272"><text:s/>elle n’est plus jeun</text:span><text:span text:style-name="T2273">e</text:span><text:span text:style-name="T2274"> </text:span><text:span text:style-name="T2275">!</text:span><text:span text:style-name="T2276"><text:s/>Sur quoi elle remarqua</text:span><text:span text:style-name="T2277"> </text:span><text:span text:style-name="T2278">:</text:span><text:span text:style-name="T2279"><text:s/></text:span><text:span text:style-name="quote.c">« </text:span><text:span text:style-name="quote.c">Il ne me trouve plus jeune parce que je le vieillis.</text:span><text:span text:style-name="quote.c"> »</text:span><text:span text:style-name="T2280"><text:s/>Beaugrand qui dansait mieux que toute autre une variation de violon, qui avait de la nuance, de l</text:span><text:span text:style-name="T2281">’</text:span><text:span text:style-name="T2282">esprit, de l</text:span><text:span text:style-name="T2283">’</text:span><text:span text:style-name="T2284">orthographe, et inspirait un sonnet à Sully-Prudhomme</text:span><text:span text:style-name="T2285"> </text:span><text:span text:style-name="T2286">:</text:span><text:span text:style-name="T2287"><text:s/>Beaugrand,</text:span></text:p>
      <text:p text:style-name="P2288">Dont<text:s/>le pas élégant, à sa chaste caresse,</text:p>
      <text:p text:style-name="P2289">Sans corrompre le cœur, enchaînait le regard.</text:p>
      <text:p text:style-name="Corpsdetexte"><text:span text:style-name="T2290">Cette grâce particulière, qui fit dire à Roqueplan</text:span><text:span text:style-name="T2291"> </text:span><text:span text:style-name="T2292">:</text:span><text:span text:style-name="T2293"><text:s/></text:span><text:span text:style-name="quote.c">«</text:span><text:span text:style-name="quote.c"> </text:span><text:span text:style-name="quote.c">Elle danse en français</text:span><text:span text:style-name="quote.c"> </text:span><text:span text:style-name="quote.c">:</text:span><text:span text:style-name="quote.c"><text:s/>on ne se relève pas de cela</text:span><text:span text:style-name="quote.c"> </text:span><text:span text:style-name="quote.c">»</text:span><text:span text:style-name="T2294">, ne retarda point en effet son départ, mais son verbe vif et mordant ne la quitta point.<text:s/></text:span><text:span text:style-name="quote.c">« </text:span><text:span text:style-name="quote.c">Que voulez-vous, lui disait-on, Sangalli danse dans une autre langue</text:span><text:span text:style-name="quote.c">. — </text:span><text:span text:style-name="quote.c">Oh</text:span><text:span text:style-name="quote.c"> !</text:span><text:span text:style-name="quote.c"><text:s/>fit-elle. Une autre langue</text:span><text:span text:style-name="quote.c"> !</text:span><text:span text:style-name="quote.c"><text:s/>Dites donc un patois</text:span><text:span text:style-name="quote.c"> !</text:span><text:span text:style-name="quote.c"><text:s/>Ce serait plus juste.</text:span><text:span text:style-name="quote.c"> »</text:span></text:p>
      <text:p text:style-name="Corpsdetexte"><text:span text:style-name="T2295">La plus spirituelle de nos ballerines, vers 1900, était<text:s/></text:span><text:span text:style-name="T2296">M</text:span><text:span text:style-name="T2297">lle</text:span><text:span text:style-name="T2298"> </text:span><text:span text:style-name="T2299">Salles</text:span><text:span text:style-name="T2300"> </text:span><text:span text:style-name="T2301">:</text:span><text:span text:style-name="T2302"><text:s/></text:span><text:span text:style-name="pb">[p.<text:s/></text:span><text:span text:style-name="pb">204</text:span><text:span text:style-name="pb">]<text:s/></text:span><text:span text:style-name="T2303">un feu roulant de plaisanteries, de ripostes du tac au tac, de remarques gaies, caustiques. Celle-là n’engendre la mélancolie, ni à la scène, ni dans la vie privée, proclament Charles Bocher. C’est elle qui, jouant l’effroi, donne ce conseil à un Panamiste, au moment où il va pénétrer dans le cabinet du directeur de l’Opéra</text:span><text:span text:style-name="T2304"> </text:span><text:span text:style-name="T2305">:</text:span><text:span text:style-name="T2306"><text:s/></text:span><text:span text:style-name="quote.c">« </text:span><text:span text:style-name="quote.c">Mon cher, n’entrez pas</text:span><text:span text:style-name="quote.c"> ;</text:span><text:span text:style-name="quote.c"><text:s/>il est en conférence avec le juge d’instruction.</text:span><text:span text:style-name="quote.c"> »</text:span><text:span text:style-name="T2307"><text:s/>On disait de N***, 2</text:span><text:span text:style-name="T2308">e</text:span><text:span text:style-name="T2309"> </text:span><text:span text:style-name="T2310">sujet, qu’elle connaissait des livres de morale</text:span><text:span text:style-name="T2311"> </text:span><text:span text:style-name="T2312">:</text:span><text:span text:style-name="T2313"><text:s/></text:span><text:span text:style-name="quote.c">« </text:span><text:span text:style-name="quote.c">Oui, repart-elle, comme les voleurs connaissent la gendarmerie.</text:span><text:span text:style-name="quote.c"> »</text:span><text:span text:style-name="quote.c"><text:s/></text:span><text:span text:style-name="quote.c">« </text:span><text:span text:style-name="quote.c">Savez-vous, continue-t-elle, pourquoi<text:s/></text:span><text:span text:style-name="quote.c">M</text:span><text:span text:style-name="T2314">me</text:span><text:span text:style-name="quote.c"> </text:span><text:span text:style-name="quote.c">de *** ne sort pas sans gants noirs quand il pleu</text:span><text:span text:style-name="quote.c">t ?</text:span><text:span text:style-name="quote.c"><text:s/>C’est qu’elle a les bras si longs, qu’elle craint de se crotter les mains en marchant.</text:span><text:span text:style-name="quote.c"> »</text:span><text:span text:style-name="T2315"><text:s/>Et cette leçon de juron</text:span><text:span text:style-name="T2316"> </text:span><text:span text:style-name="T2317">:</text:span><text:span text:style-name="T2318"><text:s/></text:span><text:span text:style-name="quote.c">« </text:span><text:span text:style-name="quote.c">Quand une artiste de l’Opéra tient à jurer, elle doit se contenter de dire F</text:span><text:span text:style-name="quote.c">…<text:s/></text:span><text:span text:style-name="quote.c">et passer<text:s/></text:span><text:span text:style-name="T2319">outre</text:span><text:span text:style-name="quote.c">.</text:span><text:span text:style-name="quote.c"> »</text:span><text:span text:style-name="T2320"><text:s/>Une bonne petite camarade ayant déclaré qu’elle lui arracherait la figure</text:span><text:span text:style-name="T2321"> </text:span><text:span text:style-name="T2322">:</text:span><text:span text:style-name="T2323"><text:s/></text:span><text:span text:style-name="quote.c">« </text:span><text:span text:style-name="quote.c">Eh bien, si c’est pour l’échanger contre la sienne, elle ne pourra qu’y gagner.</text:span><text:span text:style-name="quote.c"> »</text:span></text:p>
      <text:p text:style-name="ab">*<text:line-break/>*   *</text:p>
      <text:p text:style-name="Corpsdetexte"><text:span text:style-name="T2324">Comment finissent les danseuse</text:span><text:span text:style-name="T2325">s</text:span><text:span text:style-name="T2326"> </text:span><text:span text:style-name="T2327">?</text:span><text:span text:style-name="T2328"><text:s/>Elles prennent leur retraite, comme de bons fonctionnaires, quand vient l’âge fatidique. D’aucunes se consacrent à l’enseignement de leur art. Beaucoup font fortune, tandis que tant de chanteuses, d’actrices, végètent</text:span><text:span text:style-name="T2329"> </text:span><text:span text:style-name="T2330">;</text:span><text:span text:style-name="T2331"><text:s/>et cela ne date pas d’hier</text:span><text:span text:style-name="T2332"> </text:span><text:span text:style-name="T2333">:</text:span><text:span text:style-name="T2334"><text:s/>ainsi allaient les choses au<text:s/></text:span><text:span text:style-name="T2335">xviii</text:span><text:span text:style-name="T2336">e</text:span><text:span text:style-name="T2337"> </text:span><text:span text:style-name="T2338">siècle, et d’Alembert en donna cette explication scientifique</text:span><text:span text:style-name="T2339"> </text:span><text:span text:style-name="T2340">:</text:span><text:span text:style-name="T2341"><text:s/></text:span><text:span text:style-name="T2342">C</text:span><text:span text:style-name="T2343">’</text:span><text:span text:style-name="T2344">est une suite naturelle des lois du mouvement</text:span><text:span text:style-name="T2345">.</text:span><text:span text:style-name="T2346"><text:s/>Si la majorité estime qu’on ne doit pas penser au mar</text:span><text:span text:style-name="T2347">iage par respect pour l’amour — </text:span><text:span text:style-name="T2348">une danseuse mariée sent mauvais, affirmait Roqueplan</text:span><text:span text:style-name="T2349">,</text:span><text:span text:style-name="T2350"> </text:span><text:span text:style-name="T2351">—</text:span><text:span text:style-name="T2352"><text:s/></text:span><text:span text:style-name="T2353">d’autres, plus éprises de réalités correctes, demandent au sacrement le décor de la considération</text:span><text:span text:style-name="T2354"> </text:span><text:span text:style-name="T2355">:</text:span><text:span text:style-name="T2356"><text:s/>et c’est le port après la tempête, une tempête qu’elles regrettent fréquemment.<text:s/></text:span><text:span text:style-name="T2357">M</text:span><text:span text:style-name="T2358">lle</text:span><text:span text:style-name="T2359"> </text:span><text:span text:style-name="T2360">Roland épousa le marquis de Saint-Geniès</text:span><text:span text:style-name="T2361"> </text:span><text:span text:style-name="T2362">;</text:span><text:span text:style-name="T2363"><text:s/>Quinault-Dufresne, le duc de Nevers</text:span><text:span text:style-name="T2364"> </text:span><text:span text:style-name="T2365">;</text:span><text:span text:style-name="T2366"><text:s/>Grognet, le marquis d’Argens</text:span><text:span text:style-name="T2367"> </text:span><text:span text:style-name="T2368">;</text:span><text:span text:style-name="T2369"><text:s/>Defresne</text:span><text:span text:style-name="T2370">,</text:span><text:span text:style-name="T2371"><text:s/>le marquis de Fleury</text:span><text:span text:style-name="T2372"> </text:span><text:span text:style-name="T2373">;</text:span><text:span text:style-name="T2374"><text:s/>Sullivan, lord Crawford</text:span><text:span text:style-name="T2375"> </text:span><text:span text:style-name="T2376">;</text:span><text:span text:style-name="T2377"><text:s/>Chonchon</text:span><text:span text:style-name="T2378">,</text:span><text:span text:style-name="T2379"><text:s/>le président de Ménières</text:span><text:span text:style-name="T2380"> </text:span><text:span text:style-name="T2381">;</text:span><text:span text:style-name="T2382"><text:s/>Grandpré, le marquis de Senneville</text:span><text:span text:style-name="T2383"> </text:span><text:span text:style-name="T2384">;</text:span><text:span text:style-name="T2385"><text:s/>etc</text:span><text:span text:style-name="T2386">…<text:s/></text:span><text:span text:style-name="T2387">Fanny Elssler convole en justes noces avec un banquier allemand</text:span><text:span text:style-name="T2388"> </text:span><text:span text:style-name="T2389">;</text:span><text:span text:style-name="T2390"><text:s/>Thérèse Elssler en mariage morganatique avec le prince Adalbert de</text:span><text:span text:style-name="T2391"><text:s/></text:span><text:span text:style-name="pb">[p.<text:s/></text:span><text:span text:style-name="pb">205</text:span><text:span text:style-name="pb">]<text:s/></text:span><text:span text:style-name="T2392">Prusse</text:span><text:span text:style-name="T2393"> </text:span><text:span text:style-name="T2394">;</text:span><text:span text:style-name="T2395"><text:s/>Sangalli, en 1886, devient la femme légitime du baron de Saint-Pierre, ancien diplomate</text:span><text:span text:style-name="T2396"> </text:span><text:span text:style-name="T2397">;</text:span><text:span text:style-name="T2398"><text:s/>Don Fernando, mari de la reine de Portugal Maria Gloria de Bragance, veuf en 1853, épouse<text:s/></text:span><text:soft-page-break/><text:span text:style-name="T2399">morganatiquement, en secondes noces, une ancienne danseuse.</text:span></text:p>
      <text:p text:style-name="P2400">Elles disparaissent enfin, ces créatures qui furent des créatrices d’illusions charmantes, printemps d’amour, joies de vivre, fleurs de tourbillon, divinités d’action gracieuse ;<text:s/>elles s’en vont, elles aussi, quérir un grand peut-être, prendre leur part des danses infernales ou célestes. Et pour elles je propose cette épitaphe qu’un poète de l’anthologie grecque composa en l’honneur d’une de leurs aïeules :</text:p>
      <text:p text:style-name="P2401">Ô<text:s/>terre, ne pèse pas sur elle !</text:p>
      <text:p text:style-name="P2402">Elle a si peu pesé sur toi !</text:p>
      <text:p text:style-name="byline"><text:span text:style-name="T2403">Victor du Bled</text:span>.</text:p>
      <text:h text:style-name="Titre1" text:outline-level="1"><text:bookmark-start text:name="bookmark8"/><text:bookmark-end text:name="bookmark8"/>Wagner et le Ballet,<text:line-break/>par André<text:s/>Cœuroy</text:h>
      <text:p text:style-name="Corpsdetexte"><text:span text:style-name="pb">[p.<text:s/></text:span><text:span text:style-name="pb">206</text:span><text:span text:style-name="pb">]<text:s/></text:span><text:span text:style-name="T2404">Un soir, à la Scala de Milan, Wagner assistait à la représentation d’un ballet-pantomime, dont la vie d’Antoine et de Cléopâtre faisait le sujet. Le point culminant du spectacle était marqué par la mise au tombeau de la Reine</text:span><text:span text:style-name="T2405"> </text:span><text:span text:style-name="T2406">:</text:span><text:span text:style-name="T2407"><text:s/>prétexte aux évolutions les plus diverses du corps de ballet dans toute sa gloire. Le public italien manifestait son enthousiasme avec une chaleur dont Wagner fut choqué. Il ne manqua point d’en conclure à la<text:s/></text:span><text:span text:style-name="quote.c">« </text:span><text:span text:style-name="quote.c">grande démoralisation</text:span><text:span text:style-name="quote.c"> »</text:span><text:span text:style-name="T2408"><text:s/>du public.<text:s/></text:span><text:span text:style-name="T2409">À<text:s/></text:span><text:span text:style-name="T2410">son sens, c’était l’attente de ce ballet et des costumes, en fin de spectacle, qui pouvait seule permettre à ces pauvres auditeurs de supporter auparavant t</text:span><text:span text:style-name="T2411">rois heures de mauvais opéra</text:span><text:span text:style-name="T2412"><text:note text:note-class="footnote" text:id="_ftn30"><text:note-citation>31</text:note-citation><text:note-body><text:p text:style-name="Notedebasdepage"><text:span text:style-name="T2413"><text:s/></text:span><text:span text:style-name="T2414">Ma Vie</text:span><text:s/>(3<text:span text:style-name="T2415">e</text:span> partie, p. 183).<text:s/>— Toutes les références se rapportent à l’Édition populaire des Écrits complets de Richard Wagner en 8 volumes doubles, chez Breitkopf et Haertel.</text:p></text:note-body></text:note></text:span><text:span text:style-name="T2416">.</text:span></text:p>
      <text:p text:style-name="Corpsdetexte"><text:span text:style-name="T2417">Cette méchante humeur n’est point un accès passager. Wagner déteste le ballet classique. Les danseuses, les danseurs, les étoiles n’existent pas pour lui</text:span><text:span text:style-name="T2418"> </text:span><text:span text:style-name="T2419">;</text:span><text:span text:style-name="T2420"><text:s/>il affecte de les ignorer. Pas une fois, dans toute son œuvre littéraire, il ne cite même le nom des virtuoses de la danse les plus fameux. Seul le nom de Fanny Elssler apparaît dans<text:s/></text:span><text:span text:style-name="T2421">Ma Vie</text:span><text:span text:style-name="Appelnotedebasdep."><text:note text:note-class="footnote" text:id="_ftn31"><text:note-citation>32</text:note-citation><text:note-body><text:p text:style-name="Notedebasdepage"><text:s/>3<text:span text:style-name="T2422">e</text:span> partie, p. 167.</text:p></text:note-body></text:note></text:span><text:span text:style-name="T2423">, mais par accident et comme un jalon dans la mémoire</text:span><text:span text:style-name="T2424"> </text:span><text:span text:style-name="T2425">:</text:span><text:span text:style-name="T2426"><text:s/>c’est le souvenir d’une lourde bâtisse<text:s/></text:span><text:span text:style-name="pb">[p.<text:s/></text:span><text:span text:style-name="pb">207</text:span><text:span text:style-name="pb">]<text:s/></text:span><text:span text:style-name="T2427">vénitienne qui l’évoque.</text:span><text:span text:style-name="T2428"><text:s/></text:span><text:span text:style-name="T2429">De Noverre il n</text:span><text:span text:style-name="T2430">’</text:span><text:span text:style-name="T2431">est question nulle part</text:span><text:span text:style-name="T2432"> </text:span><text:span text:style-name="T2433">;</text:span><text:span text:style-name="T2434"><text:s/>encore moins de Viganò (mais cela n</text:span><text:span text:style-name="T2435">’</text:span><text:span text:style-name="T2436">est guère étonnant). Quant<text:s/></text:span><text:span text:style-name="T2437">à</text:span><text:span text:style-name="T2438"><text:s/>Gluck, sur qui Wagner aime tant à disserter, on ne se douterait guère,<text:s/></text:span><text:span text:style-name="T2439">à</text:span><text:span text:style-name="T2440"><text:s/>lire ce qu</text:span><text:span text:style-name="T2441">’</text:span><text:span text:style-name="T2442">il en dit, de la place que tenait le ballet dans le système du réformateur.</text:span></text:p>
      <text:p text:style-name="Corpsdetexte"><text:span text:style-name="T2443">Il n’est pas d’occasion que Wagner ne saisisse pour décocher quelque flèche au ballet classique, et tout particulièrement au ballet parisien. Sa verve d’écrivain qui est vive (et d’une tout autre veine que son plat comique d’homme de théâtre) cingle les statuts<text:s/></text:span><text:span text:style-name="quote.c">« </text:span><text:span text:style-name="quote.c">majestueusement entêtés</text:span><text:span text:style-name="quote.c"> »</text:span><text:span text:style-name="T2444"><text:s/>de l’Opéra qui exigeaient, dans toute œuvre représentée, une danse et qui en imposèrent une à la partition du<text:s/></text:span><text:span text:style-name="T2445">Freyschütz</text:span><text:span text:style-name="T2446">,</text:span><text:span text:style-name="T2447"><text:s/>lorsque cet opéra fut mis en scène à Paris</text:span><text:span text:style-name="quote.c">.</text:span><text:span text:style-name="quote.c"><text:s/></text:span><text:span text:style-name="quote.c">« </text:span><text:span text:style-name="quote.c">C’était un désarroi. Autant qu’on en pouvait juger par la partition, il n’y avait nulle part<text:s/></text:span><text:span text:style-name="quote.c">“</text:span><text:span text:style-name="quote.c">d’air de danse</text:span><text:span text:style-name="quote.c">”</text:span><text:span text:style-name="quote.c">. Quelle détresse</text:span><text:span text:style-name="quote.c"> !</text:span><text:span text:style-name="quote.c"><text:s/>Personne ne savait à quel endroit de cette désespérante musique on pourrait faire danser l’homme en satin jaune et les deux dames aux longues jambes et en jupes courtes. Après le<text:s/></text:span><text:span text:style-name="T2448">Laendler</text:span><text:span text:style-name="quote.c"><text:s/>qui précède l</text:span><text:span text:style-name="quote.c">’</text:span><text:span text:style-name="quote.c">air de Ma</text:span><text:span text:style-name="quote.c">x ?</text:span><text:span text:style-name="quote.c"><text:s/>Impossible. Ou peut-être après le chœur des chasseurs</text:span><text:span text:style-name="quote.c"> ?</text:span><text:span text:style-name="quote.c"><text:s/>Ou encore après l’air</text:span><text:span text:style-name="quote.c"> :</text:span><text:span text:style-name="quote.c"><text:s/></text:span><text:span text:style-name="T2449">Wie nahte mir der Schlumme</text:span><text:span text:style-name="T2450">r</text:span><text:span text:style-name="quote.c"> ? — </text:span><text:span text:style-name="quote.c">C’était à désespérer. Et pourtant il fallait une danse, un ballet, même si on se décidait, pour le reste, à donner la pièce sous sa forme intégrale. Mais tous les scrupules s</text:span><text:span text:style-name="quote.c">’</text:span><text:span text:style-name="quote.c">évanouirent quand on se souvint que ce même Weber avait écrit une<text:s/></text:span><text:span text:style-name="T2451">Invitation à la Valse</text:span><text:span text:style-name="quote.c"> ;</text:span><text:span text:style-name="quote.c"><text:s/>qu’aurait-on à dire, si l’on dansait sur</text:span><text:span text:style-name="quote.c"><text:s/>cette invitation du maître</text:span><text:span text:style-name="T2452"><text:note text:note-class="footnote" text:id="_ftn32"><text:note-citation>33</text:note-citation><text:note-body><text:p text:style-name="Notedebasdepage"><text:span text:style-name="T2453"><text:s/></text:span><text:span text:style-name="T2454">Le Freyschütz à Paris</text:span>, 1841 (p. 223).</text:p></text:note-body></text:note></text:span><text:span text:style-name="quote.c"> ? »</text:span></text:p>
      <text:p text:style-name="Corpsdetexte"><text:span text:style-name="T2455">Comme le<text:s/></text:span><text:span text:style-name="T2456">Freyschütz</text:span><text:span text:style-name="T2457">,<text:s/></text:span><text:span text:style-name="T2458">Tannhäuser</text:span><text:span text:style-name="T2459"><text:s/>eut à subir l’assaut de ces exigences</text:span><text:span text:style-name="T2460"> </text:span><text:span text:style-name="T2461">;</text:span><text:span text:style-name="T2462"><text:s/>et c’est ce que Wagner ne<text:s/></text:span><text:span text:style-name="T2463">pardonna jamais à l’Opéra de Pari</text:span><text:span text:style-name="T2464">s. Dès sa première entrevue avec le Directeur, il apprend que le succès dépendra de l’introduction d’un ballet dans la pièce, et, très précisément, au deuxième acte. En vain répond-il que suspendre l’action au second acte en faveur d’un ballet serait la pire des maladresses, alors qu’au contraire la scène du Venusberg, au premier acte, en pouvait admettre un, puisqu</text:span><text:span text:style-name="T2465">’</text:span><text:span text:style-name="T2466">aussi bien lui-même avait cru devoir y laisser une p</text:span><text:span text:style-name="T2467">lace à la danse. Il rapporte</text:span><text:span text:style-name="T2468"><text:note text:note-class="footnote" text:id="_ftn33"><text:note-citation>34</text:note-citation><text:note-body><text:p text:style-name="Notedebasdepage"><text:span text:style-name="T2469"><text:s/></text:span><text:span text:style-name="T2470">Sur la représentation de Tannhäuser à Paris</text:span><text:s/>(p. 141).</text:p></text:note-body></text:note></text:span><text:span text:style-name="T2471"><text:s/>être allé jusqu’à tracer le plan d’un<text:s/></text:span><text:soft-page-break/><text:span text:style-name="T2472">divertissement qui devait donner à la scène toute son ampleur. Peine perdue</text:span><text:span text:style-name="T2473"> </text:span><text:span text:style-name="T2474">:</text:span><text:span text:style-name="T2475"><text:s/></text:span><text:span text:style-name="quote.c">«</text:span><text:span text:style-name="quote.c"> </text:span><text:span text:style-name="quote.c">Il fallait que le ballet fût<text:s/></text:span><text:span text:style-name="pb">[p.<text:s/></text:span><text:span text:style-name="pb">208</text:span><text:span text:style-name="pb">]<text:s/></text:span><text:span text:style-name="quote.c">au second acte, car ces messieurs du Jockey, qui protègent ces dames, n’arrivaient jamais pour le premier</text:span><text:span text:style-name="quote.c">.</text:span><text:span text:style-name="quote.c"> </text:span><text:span text:style-name="quote.c">»</text:span></text:p>
      <text:p text:style-name="Corpsdetexte"><text:span text:style-name="T2476">Il garda de l’aventure une telle rancœur que, dans son factum dramatique<text:s/></text:span><text:span text:style-name="T2477">Une Capitulation</text:span><text:span text:style-name="T2478">,</text:span><text:span text:style-name="T2479"><text:s/>où il déverse toutes ses haines, il ne peut retenir deux pauvres répliques qui prétendent stigmatiser, comme une tare indélébile, le goût des Parisien</text:span><text:span text:style-name="T2480">s pour les danses de l’Opéra</text:span><text:span text:style-name="T2481"><text:note text:note-class="footnote" text:id="_ftn34"><text:note-citation>35</text:note-citation><text:note-body><text:p text:style-name="Notedebasdepage"><text:s/>Au moment où Lefèvre annonce la trahison de Trochu, le<text:s/>chœur hurle :<text:s/><text:span text:style-name="T2482">Trahison ! Trahison ! Faîtes donner l’artillerie ! Nous voulons de l’opéra, et surtout du ballet.</text:span><text:s/>Et plus loin après l’allocution grotesque d’Hugo qui parle des rats :<text:s/><text:span text:style-name="T2483">Quoi ? Des rats ? Des rats ? Et pas d’opéra ? Et pas de ballet ?</text:span></text:p></text:note-body></text:note></text:span><text:span text:style-name="T2484">. Au déclin de l</text:span><text:span text:style-name="T2485">’</text:span><text:span text:style-name="T2486">âge, il redoutera encore, avec un comique effroi, que l’on ne vienne dan</text:span><text:span text:style-name="T2487">ser des ballets sur sa tombe</text:span><text:span text:style-name="T2488"><text:note text:note-class="footnote" text:id="_ftn35"><text:note-citation>36</text:note-citation><text:note-body><text:p text:style-name="Notedebasdepage"><text:span text:style-name="T2489"><text:s/></text:span><text:span text:style-name="T2490">Introduction à l’an 1880</text:span><text:s/>(p. 30).</text:p></text:note-body></text:note></text:span><text:span text:style-name="T2491">.</text:span></text:p>
      <text:p text:style-name="Corpsdetexte"><text:span text:style-name="T2492">Cette haine du ballet n’est donc point, à l’origine, d’essence exclusivement artistique. Les déboires personnels et, pour tout dire, le patriotisme y ont leur part. Cela est si vrai que Wagner n’a point scrupule à faire exception pour les ballets viennois et berlinois. On reste stupéfait devant les louanges inattendues qu’il décerne, en 1861, à un ballet du temps</text:span><text:span text:style-name="T2493"> </text:span><text:span text:style-name="T2494">:</text:span><text:span text:style-name="T2495"><text:s/></text:span><text:span text:style-name="T2496">La comtesse Egmont</text:span><text:span text:style-name="Appelnotedebasdep."><text:note text:note-class="footnote" text:id="_ftn36"><text:note-citation>37</text:note-citation><text:note-body><text:p text:style-name="Notedebasdepage"><text:s/><text:span text:style-name="T2497">L’Opéra de la cour de Vienne</text:span><text:s/>(p. 292).</text:p></text:note-body></text:note></text:span><text:span text:style-name="T2498">.</text:span><text:span text:style-name="T2499"><text:s/></text:span><text:span text:style-name="T2500">D’après l’analyse qu’il en donne, le livret est proprement imbécile. Mais tout le monde y trouve son compte</text:span><text:span text:style-name="T2501"> </text:span><text:span text:style-name="T2502">:</text:span><text:span text:style-name="T2503"><text:s/>le maître de ballet Rota est plein de goût, la danseuse Conqui a du génie, les divertissements sont excellents, les décorateurs étonnants, l’ensemble est magistral et le directeur mérite qu</text:span><text:span text:style-name="T2504">’</text:span><text:span text:style-name="T2505">on l</text:span><text:span text:style-name="T2506">’</text:span><text:span text:style-name="T2507">embrasse. Enfin cet enthousiasme ne recule pas devant les mots d</text:span><text:span text:style-name="T2508">’</text:span><text:span text:style-name="T2509">extase</text:span><text:span text:style-name="T2510"><text:s/>et de<text:s/></text:span><text:span text:style-name="T2511">sublime</text:span><text:span text:style-name="T2512">.</text:span><text:span text:style-name="T2513"><text:s/>Bien plus, le<text:s/></text:span><text:span text:style-name="T2514">ballet de Vienne et de Berlin — </text:span><text:span text:style-name="T2515">qui l</text:span><text:span text:style-name="T2516">’</text:span><text:span text:style-name="T2517">eût cr</text:span><text:span text:style-name="T2518">u</text:span><text:span text:style-name="T2519"> </text:span><text:span text:style-name="T2520">?</text:span><text:span text:style-name="T2521"> </text:span><text:span text:style-name="T2522">—</text:span><text:span text:style-name="T2523"><text:s/></text:span><text:span text:style-name="T2524">est une école profitable pour les chefs d</text:span><text:span text:style-name="T2525">’</text:span><text:span text:style-name="T2526">orchestre. C</text:span><text:span text:style-name="T2527">’</text:span><text:span text:style-name="T2528">est par lui que ceux-ci peuvent acquérir la précision<text:s/></text:span><text:span text:style-name="T2529">qui trop souvent leur manque</text:span><text:span text:style-name="T2530"><text:note text:note-class="footnote" text:id="_ftn37"><text:note-citation>38</text:note-citation><text:note-body><text:p text:style-name="Notedebasdepage"><text:span text:style-name="T2531"><text:s/></text:span><text:span text:style-name="T2532">Sur l’art de conduire l’orchestre</text:span><text:s/>(p. 325).</text:p></text:note-body></text:note></text:span><text:span text:style-name="T2533">.</text:span><text:span text:style-name="T2534"><text:s/></text:span><text:span text:style-name="T2535">Car alors<text:s/></text:span><text:span text:style-name="quote.c">«</text:span><text:span text:style-name="quote.c"> </text:span><text:span text:style-name="quote.c">c’est une main unique qui meut toutes les parties du spectacle, la main du maître de ballet</text:span><text:span text:style-name="quote.c"> </text:span><text:span text:style-name="quote.c">»</text:span>.<text:s/><text:span text:style-name="T2536">C</text:span><text:span text:style-name="T2537">’</text:span><text:span text:style-name="T2538">est ce maître qui prescrit à l</text:span><text:span text:style-name="T2539">’</text:span><text:span text:style-name="T2540">orchestre les mouvements à suivre et qui les intègre dans le rythme général du spectacle, donnant à l’auditeur une sensation bienfaisante d</text:span><text:span text:style-name="T2541">’</text:span><text:span text:style-name="T2542">équilibre qui ne se rencontre pas dans les exécutions d’opéras.</text:span></text:p>
      <text:p text:style-name="Corpsdetexte"><text:span text:style-name="pb">[p.<text:s/></text:span><text:span text:style-name="pb">209</text:span><text:span text:style-name="pb">]<text:s/></text:span><text:span text:style-name="T2543">Ce désir d’unité entre les diverses parties d’un spectacle, cette recherche d’équilibre à quoi se ramènent en fin de compte toutes les théories wagnériennes, voilà justement ce qui va, à la réflexion, éclairer peu à peu Wagner sur la valeur artistique du ballet, qui s’opposera dès lors en son esprit à l’idée de danse. La danse digne de ce nom est une<text:s/></text:span><text:span text:style-name="T2544">mimique</text:span><text:span text:style-name="T2545">.</text:span><text:span text:style-name="T2546"><text:s/>Elle ne consiste pas en mouvements des jambes et des bras, mais bien en une<text:s/></text:span><text:span text:style-name="T2547">«</text:span><text:span text:style-name="T2548"> </text:span><text:span text:style-name="T2549">expression vivante</text:span><text:span text:style-name="T2550"> </text:span><text:span text:style-name="T2551">»</text:span><text:span text:style-name="T2552"><text:s/>à laquelle participent le corps et l</text:span><text:span text:style-name="T2553">’</text:span><text:span text:style-name="T2554">âme du danseur. Par le rythme, cette mimique devient un art</text:span><text:span text:style-name="T2555"> </text:span><text:span text:style-name="T2556">;</text:span><text:span text:style-name="T2557"><text:s/>par la parole, elle double sa valeur.<text:s/></text:span><text:span text:style-name="quote.c">«</text:span><text:span text:style-name="quote.c"> </text:span><text:span text:style-name="quote.c">En tant que mimique, elle est l’expression immédiate de la vie intérieure, et ce n’est plus seulement le rythme sensuel du son, mais<text:s/></text:span><text:span text:style-name="quote.c">c’est</text:span><text:span text:style-name="quote.c"><text:s/>le rythme spirituel de la parole qui lui dicte sa loi</text:span><text:span text:style-name="T2558"><text:note text:note-class="footnote" text:id="_ftn38"><text:note-citation>39</text:note-citation><text:note-body><text:p text:style-name="Notedebasdepage"><text:s/><text:span text:style-name="T2559">L’Œuvre d’art de l’avenir</text:span><text:s/>(livre II, chap. 3 :<text:s/><text:span text:style-name="T2560">L’Art de la danse</text:span>, p. 71).</text:p></text:note-body></text:note></text:span><text:span text:style-name="quote.c">. </text:span><text:span text:style-name="quote.c">»</text:span><text:span text:style-name="T2561"><text:s/></text:span><text:span text:style-name="T2562">La danse est l’expression d’une unique puissance spirituelle que traduisent parallèlement la poésie et la musique. De là ces théorèmes dont la forme sentencieuse est familière à Wagner</text:span><text:span text:style-name="T2563"> </text:span><text:span text:style-name="T2564">:</text:span><text:span text:style-name="T2565"><text:s/></text:span><text:span text:style-name="quote.c">«</text:span><text:span text:style-name="quote.c"> </text:span><text:span text:style-name="quote.c">La danse harmonisée est la base des plus riches chefs-d’œuv</text:span><text:span text:style-name="quote.c">re de la symphonie moderne</text:span><text:span text:style-name="T2566"><text:note text:note-class="footnote" text:id="_ftn39"><text:note-citation>40</text:note-citation><text:note-body><text:p text:style-name="Notedebasdepage"><text:span text:style-name="T2567"><text:s/></text:span><text:span text:style-name="T2568">Ibid.</text:span><text:s/>(<text:span text:style-name="T2569">L’Art des sons</text:span>,<text:s/>p. 90).</text:p></text:note-body></text:note></text:span><text:span text:style-name="quote.c">.</text:span><text:span text:style-name="quote.c"> </text:span><text:span text:style-name="quote.c">»</text:span><text:span text:style-name="T2570"><text:s/>Et</text:span><text:span text:style-name="T2571"> </text:span><text:span text:style-name="T2572">:</text:span><text:span text:style-name="T2573"><text:s/></text:span><text:span text:style-name="quote.c">«</text:span><text:span text:style-name="quote.c"> </text:span><text:span text:style-name="quote.c">L</text:span><text:span text:style-name="quote.c">’</text:span><text:span text:style-name="quote.c">artiste à la fois danseur, musicien et poète n’exprime<text:s/></text:span><text:span text:style-name="quote.c">qu’une seule et même chose</text:span><text:span text:style-name="T2574"><text:note text:note-class="footnote" text:id="_ftn40"><text:note-citation>41</text:note-citation><text:note-body><text:p text:style-name="Notedebasdepage"><text:span text:style-name="T2575"><text:s/></text:span><text:span text:style-name="T2576">Ibid.</text:span><text:s/>(livre IV :<text:s/><text:span text:style-name="T2577">Caractères de l’œuvre d’art de l’avenir</text:span>,<text:s/>p. 156.)</text:p></text:note-body></text:note></text:span><text:span text:style-name="quote.c">.</text:span><text:span text:style-name="quote.c"> </text:span><text:span text:style-name="quote.c">»</text:span><text:span text:style-name="T2578"><text:s/></text:span><text:span text:style-name="T2579">Il suit finalement, et malgré les complaisances viennoises, que la danse développée pour elle-même, la danse<text:s/></text:span><text:span text:style-name="T2580">«</text:span><text:span text:style-name="T2581"> </text:span><text:span text:style-name="T2582">art pour l</text:span><text:span text:style-name="T2583">’</text:span><text:span text:style-name="T2584">art</text:span><text:span text:style-name="T2585"> </text:span><text:span text:style-name="T2586">»</text:span><text:span text:style-name="T2587"><text:s/>est un monstre (et voilà le fondement théorique de ce mépris pour les virtuoses danseurs). Il en résulte même, par un ingénieux et méchant détour dont Wagner n’est pas peu satisfait, que l’opéra français dans son ensemble n’est pas moins monstrueux. Car la musique d</text:span><text:span text:style-name="T2588">’</text:span><text:span text:style-name="T2589">opéra français, qu</text:span><text:span text:style-name="T2590">’</text:span><text:span text:style-name="T2591">est-elle sinon<text:s/></text:span><text:span text:style-name="quote.c">«</text:span><text:span text:style-name="quote.c"> </text:span><text:span text:style-name="quote.c">une musique de contredanse</text:span><text:span text:style-name="T2592"><text:note text:note-class="footnote" text:id="_ftn41"><text:note-citation>42</text:note-citation><text:note-body><text:p text:style-name="Notedebasdepage"><text:s/><text:span text:style-name="T2593">Opéra et drame</text:span><text:s/>(1<text:span text:style-name="T2594">re</text:span> partie,<text:s/>p. 269).</text:p></text:note-body></text:note></text:span><text:span text:style-name="quote.c"> </text:span><text:span text:style-name="quote.c">»</text:span><text:span text:style-name="T2595"> ?</text:span><text:span text:style-name="T2596"><text:s/></text:span><text:span text:style-name="T2597">Et la preuve évidente n</text:span><text:span text:style-name="T2598">’</text:span><text:span text:style-name="T2599">en est-elle pas dans le fait que tous les quadrilles du Second Empire ne sont qu’un pot-pourri d’airs de grands opéras</text:span><text:span text:style-name="T2600"> </text:span><text:span text:style-name="T2601">;</text:span><text:span text:style-name="T2602"><text:s/>et chacun de ces airs ne reçoit-il pas son nom véritable lorsque le directeur du quadrille crie</text:span><text:span text:style-name="T2603"> </text:span><text:span text:style-name="T2604">:</text:span><text:span text:style-name="T2605"><text:s/></text:span><text:span text:style-name="T2606">Pantalon</text:span><text:span text:style-name="T2607"><text:s/>— </text:span><text:span text:style-name="T2608">En<text:s/></text:span><text:span text:style-name="pb">[p.<text:s/></text:span><text:span text:style-name="pb">210</text:span><text:span text:style-name="pb">]<text:s/></text:span><text:span text:style-name="T2609">avant deux</text:span><text:span text:style-name="T2610"><text:s/>— </text:span><text:span text:style-name="T2611">Ronde</text:span><text:span text:style-name="T2612"><text:s/>— </text:span><text:span text:style-name="T2613">Chaîne anglaise</text:span><text:span text:style-name="T2614"><text:note text:note-class="footnote" text:id="_ftn42"><text:note-citation>43</text:note-citation><text:note-body><text:p text:style-name="Notedebasdepage"><text:s/><text:span text:style-name="T2615">Souvenirs sur Auber</text:span><text:s/>(p. 50).</text:p></text:note-body></text:note></text:span><text:span text:style-name="Appelnotedebasdep."> </text:span><text:span text:style-name="T2616">?</text:span><text:span text:style-name="T2617"><text:s/></text:span><text:span text:style-name="T2618">Ce que les dilettantes moyens appellent<text:s/></text:span><text:span text:style-name="T2619">«</text:span><text:span text:style-name="T2620"> </text:span><text:span text:style-name="T2621">mélodie</text:span><text:span text:style-name="T2622"> </text:span><text:span text:style-name="T2623">»</text:span><text:span text:style-name="T2624">, n’est-ce pas, au vrai, une mus</text:span><text:span text:style-name="T2625">ique conçue sous cette forme</text:span><text:span text:style-name="T2626"><text:note text:note-class="footnote" text:id="_ftn43"><text:note-citation>44</text:note-citation><text:note-body><text:p text:style-name="Notedebasdepage"><text:span text:style-name="T2627"><text:s/></text:span><text:span text:style-name="T2628">Musique de l’Avenir</text:span><text:s/>(p. 125).</text:p></text:note-body></text:note></text:span><text:span text:style-name="T2629"> </text:span><text:span text:style-name="T2630">?</text:span><text:span text:style-name="T2631"><text:s/>En sorte que si Wagner ne comprend pas l’opéra parisien, c’est, conclut-il avec une insolente désinvolture, pour ne savoir pas danser la contredanse.</text:span></text:p>
      <text:soft-page-break/>
      <text:p text:style-name="ab">*<text:line-break/>*   *</text:p>
      <text:p text:style-name="Corpsdetexte"><text:span text:style-name="T2632">Mais<text:s/></text:span><text:span text:style-name="T2633">Rienzi</text:span><text:span text:style-name="T2634">,<text:s/></text:span><text:span text:style-name="T2635">cette œuvre qu’un sous-titre imprudent dénonce comme un<text:s/></text:span><text:span text:style-name="T2636">Grand Opéra tragique</text:span><text:span text:style-name="T2637">,</text:span><text:span text:style-name="T2638"><text:s/>cette œuvre dont Wagner disait qu’il y avait vu son sujet<text:s/></text:span><text:span text:style-name="quote.c">« </text:span><text:span text:style-name="quote.c">à travers les lunettes de l’opéra</text:span><text:span text:style-name="quote.c"> »</text:span><text:span text:style-name="T2639">, ce<text:s/></text:span><text:span text:style-name="T2640">Rienzi</text:span><text:span text:style-name="T2641"><text:s/>ne contenait-il point lui-même un de ces ballets exécré</text:span><text:span text:style-name="T2642">s</text:span><text:span text:style-name="T2643"> </text:span><text:span text:style-name="T2644">?</text:span><text:span text:style-name="T2645"><text:s/>Et ce ballet pitoyable n’était-il pas le seul passage de l’œuvre qui plût au Roi de Pruss</text:span><text:span text:style-name="T2646">e</text:span><text:span text:style-name="T2647"> </text:span><text:span text:style-name="T2648">?</text:span><text:span text:style-name="T2649"><text:s/>Et, disgrâce suprême, ne fit-on point un soir, au théâtre de Darmstadt, de nombreuses coupures dans les premiers actes, pour donner plus d’ampleur à cette parade de saltimbanque</text:span><text:span text:style-name="T2650">s</text:span><text:span text:style-name="T2651"> </text:span><text:span text:style-name="T2652">?</text:span><text:span text:style-name="T2653"><text:s/></text:span><text:span text:style-name="T2654">À<text:s/></text:span><text:span text:style-name="T2655">un demi-siècle de distance,</text:span><text:span text:style-name="T2656"><text:s/>Wagner en rougissait encore</text:span><text:span text:style-name="T2657"><text:note text:note-class="footnote" text:id="_ftn44"><text:note-citation>45</text:note-citation><text:note-body><text:p text:style-name="Notedebasdepage"><text:s/><text:span text:style-name="T2658">Ma Vie</text:span><text:span text:style-name="T2659"><text:s/>(2</text:span><text:span text:style-name="T2660">e</text:span><text:span text:style-name="T2661"> </text:span><text:span text:style-name="T2662">partie,</text:span><text:span text:style-name="T2663"><text:s/>p. </text:span><text:span text:style-name="T2664">37).</text:span></text:p></text:note-body></text:note></text:span><text:span text:style-name="T2665">. Mais il n’est pas de ceux que l’on prend sans vert</text:span><text:span text:style-name="T2666"> </text:span><text:span text:style-name="T2667">;</text:span><text:span text:style-name="T2668"><text:s/>et, non sans adresse, il réussit à expliquer comment ce malencontreux ballet de<text:s/></text:span><text:span text:style-name="T2669">Rienzi</text:span><text:span text:style-name="T2670">, bien loin de représenter une concession à la formule du grand opéra, était ordonné, exigé par la marche du drame même</text:span><text:span text:style-name="T2671"> </text:span><text:span text:style-name="T2672">:</text:span><text:span text:style-name="T2673"><text:s/>au cours de l’action, Rienzi était obligé de donner une fête au peuple, et pour l</text:span><text:span text:style-name="T2674">’</text:span><text:span text:style-name="T2675">illustration de cette fête Wagner avait choisi l’épisode de Lucrèce et de Tarquin. Malheureusement cette pantomime grandiose était remplacée, sur tous les théâtres qui jouaient l’o</text:span><text:span text:style-name="T2676">péra, par un ballet régulier</text:span><text:span text:style-name="T2677"><text:note text:note-class="footnote" text:id="_ftn45"><text:note-citation>46</text:note-citation><text:note-body><text:p text:style-name="Notedebasdepage"><text:s/><text:span text:style-name="T2678">Communication à mes amis</text:span><text:span text:style-name="T2679"><text:s/>(p. </text:span><text:span text:style-name="T2680">259).</text:span></text:p></text:note-body></text:note></text:span><text:span text:style-name="T2681">.<text:s/></text:span><text:span text:style-name="quote.c">«</text:span><text:span text:style-name="quote.c"> </text:span><text:span text:style-name="quote.c">C’était, se hâte de remarquer Wagner (mais en note seulement), c’était me faire gravement tort</text:span><text:span text:style-name="quote.c"> </text:span><text:span text:style-name="quote.c">;</text:span><text:span text:style-name="quote.c"><text:s/>car ce ballet faisait méconnaître la noblesse de mes intentions, et ravalait la scène au niveau du grand opéra conventionnel</text:span><text:span text:style-name="quote.c">.</text:span><text:span text:style-name="quote.c"> </text:span><text:span text:style-name="quote.c">»</text:span><text:span text:style-name="T2682"><text:s/>Mais nécessité fait loi, et il avait été contraint d</text:span><text:span text:style-name="T2683">’</text:span><text:span text:style-name="T2684">écrire pour ce ballet indispensable une musique<text:s/></text:span><text:span text:style-name="quote.c">«</text:span><text:span text:style-name="quote.c"> </text:span><text:span text:style-name="quote.c">d’une étonnante faiblesse</text:span><text:span text:style-name="quote.c"> </text:span><text:span text:style-name="quote.c">»</text:span><text:span text:style-name="T2685"><text:s/>dont il<text:s/></text:span><text:span text:style-name="quote.c">«</text:span><text:span text:style-name="quote.c"> </text:span><text:span text:style-name="quote.c">rougissait sincèrement</text:span><text:span text:style-name="quote.c"> </text:span><text:span text:style-name="quote.c">»</text:span><text:span text:style-name="quote.c">.</text:span><text:span text:style-name="T2686"><text:s/>Dresde, où avait été représenté pour la première<text:s/></text:span><text:span text:style-name="pb">[p.<text:s/></text:span><text:span text:style-name="pb">211</text:span><text:span text:style-name="pb">]<text:s/></text:span><text:span text:style-name="T2687">fois<text:s/></text:span><text:span text:style-name="T2688">Rienzi</text:span><text:span text:style-name="T2689">,</text:span><text:span text:style-name="T2690"><text:s/>ne possédait que de précaires ressources chorégraphique</text:span><text:span text:style-name="T2691">s</text:span><text:span text:style-name="T2692"> </text:span><text:span text:style-name="T2693">;</text:span><text:span text:style-name="T2694"><text:s/>aussi avait-il dû se contenter de deux petites danseuses<text:s/></text:span><text:span text:style-name="quote.c">«</text:span><text:span text:style-name="quote.c"> </text:span><text:span text:style-name="quote.c">qui exécutaient un certain temps des<text:s/></text:span><text:span text:style-name="T2695">pas</text:span><text:span text:style-name="T2696"><text:note text:note-class="footnote" text:id="_ftn46"><text:note-citation>47</text:note-citation><text:note-body><text:p text:style-name="Notedebasdepage"><text:s/>En français dans le texte.</text:p></text:note-body></text:note></text:span><text:span text:style-name="quote.c"><text:s/></text:span><text:span text:style-name="quote.c">stupides</text:span><text:span text:style-name="quote.c"> </text:span><text:span text:style-name="quote.c">»</text:span><text:span text:style-name="T2697"> </text:span><text:span text:style-name="T2698">;</text:span><text:span text:style-name="T2699"><text:s/>après quoi apparaissait une maigre troupe de soldats, imitant, avec leurs boucliers posés sur leurs têtes, la vieille<text:s/></text:span><text:span text:style-name="T2700">«</text:span><text:span text:style-name="T2701"> </text:span><text:span text:style-name="T2702">tortue</text:span><text:span text:style-name="T2703"> </text:span><text:span text:style-name="T2704">»</text:span><text:span text:style-name="T2705"><text:s/>romaine</text:span><text:span text:style-name="T2706"> </text:span><text:span text:style-name="T2707">;</text:span><text:span text:style-name="T2708"><text:s/>enfin le maître de ballet et son acolyte, en maillots couleur chair, sautaient sur ce toit de boucliers où ils s’épuisaient en cabrioles, images (à leur sens) d</text:span><text:span text:style-name="T2709">es exploits de gladiateurs.<text:s/></text:span><text:span text:style-name="quote.c">«</text:span><text:span text:style-name="quote.c"> </text:span><text:span text:style-name="quote.c">C’était le moment où le théâtre éclatait toujours en applaudissements</text:span><text:span text:style-name="quote.c"> </text:span><text:span text:style-name="quote.c">»</text:span><text:span text:style-name="quote.c">.</text:span></text:p>
      <text:p text:style-name="Corpsdetexte"><text:span text:style-name="T2710">Tannhäuser</text:span><text:span text:style-name="T2711">,</text:span><text:span text:style-name="T2712"><text:s/>on l’a vu, faillit pâtir de la même compromission. Mais, plus conscient de ses buts de guerre artistiques, Wagner sut s’y dérober</text:span><text:span text:style-name="T2713"> </text:span><text:span text:style-name="T2714">;</text:span><text:span text:style-name="T2715"><text:s/>et c’est à la lumière de ses principes chorégraphiques personnels qu’il explique longuement ce qu</text:span><text:span text:style-name="T2716">’</text:span><text:span text:style-name="T2717">est au juste le<text:s/></text:span><text:span text:style-name="T2718">«</text:span><text:span text:style-name="T2719"> </text:span><text:span text:style-name="T2720">ballet</text:span><text:span text:style-name="T2721"> </text:span><text:span text:style-name="T2722">»</text:span><text:span text:style-name="T2723"><text:s/>dans la scène du Venusberg</text:span><text:span text:style-name="T2724"> </text:span><text:span text:style-name="T2725">:</text:span><text:span text:style-name="T2726"><text:s/></text:span><text:span text:style-name="quote.c">« </text:span><text:span text:style-name="quote.c">Il est encore un point important à indiquer au régisseur</text:span><text:span text:style-name="quote.c"> :</text:span><text:span text:style-name="quote.c"><text:s/>c’est la réalisation de la première scène de l’opéra, de la<text:s/></text:span><text:span text:style-name="T2727">danse</text:span><text:span text:style-name="quote.c"><text:s/>(si je puis ainsi dire) du Venusberg. Qu’il ne s’agisse point d’une danse semblable à celle de nos opéras et de nos ballets habituels, cela va sans dire</text:span><text:span text:style-name="quote.c"> :</text:span><text:span text:style-name="quote.c"><text:s/>d’ailleurs le maître de ballet, que l’on chargerait d’exécuter une telle danse sur cette musique, aurait vite fait de nous détromper et de déclarer que la musique ne s’y prête pas. Ce que j’ai en vue, au contraire, c’est de mettre en œuvre toutes les ressources possibles de la danse mimée</text:span><text:span text:style-name="quote.c"> :</text:span><text:span text:style-name="quote.c"><text:s/>un chaos sauvage et séducteur de groupes et de mouvements, de mollesse et de langueur jusqu’à l’explosion débordante d’une joie déchaînée. Le problème, certes, n’est pas aisé à résoudre, et l’impression chaotique que je désire ne peut s’obtenir qu’au prix d’un agencement minutieux des détails les plus menus. Sur la partition le cours de cette scène sauvage est indiqué avec précision dans ses points essentiels, et je dois prier celui qui la montera d’observer exactement, malgré toute la liberté d’interprétation que je lui laisse, les points de repère fixés</text:span><text:span text:style-name="quote.c"> ;</text:span><text:span text:style-name="quote.c"><text:s/>une audition fréquente de la musique est le meilleur moyen de lui suggérer les idées nécessaires à l</text:span><text:span text:style-name="quote.c">a réalisation de cette scène</text:span><text:span text:style-name="T2728"><text:note text:note-class="footnote" text:id="_ftn47"><text:note-citation>48</text:note-citation><text:note-body><text:p text:style-name="Notedebasdepage"><text:span text:style-name="T2729"><text:s/></text:span><text:span text:style-name="T2730">Sur la mise en scène de Tannhäuser<text:s/></text:span><text:span text:style-name="T2731">(p.</text:span><text:span text:style-name="T2732"> </text:span><text:span text:style-name="T2733">148).</text:span><text:span text:style-name="T2734"><text:s/></text:span><text:span text:style-name="T2735">—</text:span><text:span text:style-name="T2736"> </text:span><text:span text:style-name="T2737">Fidèle à son rêve de la fraternité des arts, Wagner, dans le paragraphe suivant, envisage les rapports de cette danse avec les décors.</text:span></text:p></text:note-body></text:note></text:span><text:span text:style-name="quote.c">.</text:span><text:span text:style-name="quote.c"> »</text:span></text:p>
      <text:p text:style-name="Corpsdetexte"><text:span text:style-name="T2738">Il s’agit donc non d’une danse qui aurait sa fin en soi, mais d’une danse</text:span><text:span text:style-name="T2739"><text:s/></text:span><text:span text:style-name="pb">[p.<text:s/></text:span><text:span text:style-name="pb">212</text:span><text:span text:style-name="pb">]<text:s/></text:span><text:span text:style-name="T2740">qui exprime par des gestes exactement ce que la musique exprime par des sons.</text:span><text:span text:style-name="T2741"><text:s/></text:span><text:span text:style-name="T2742">Il s</text:span><text:span text:style-name="T2743">’</text:span><text:span text:style-name="T2744">agit donc non d’un spectacle dont l’agrément pompeux<text:s/></text:span><text:span text:style-name="quote.c">«</text:span><text:span text:style-name="quote.c"> </text:span><text:span text:style-name="quote.c">sacrifie au goût des grands seigneurs</text:span><text:span text:style-name="T2745"><text:note text:note-class="footnote" text:id="_ftn48"><text:note-citation>49</text:note-citation><text:note-body><text:p text:style-name="Notedebasdepage"><text:s/><text:span text:style-name="T2746">Opéra et drame</text:span><text:span text:style-name="T2747"><text:s/>(1</text:span><text:span text:style-name="T2748">re</text:span><text:span text:style-name="T2749"> </text:span><text:span text:style-name="T2750">partie,</text:span><text:span text:style-name="T2751"><text:s/>p. </text:span><text:span text:style-name="T2752">236).</text:span></text:p></text:note-body></text:note></text:span><text:span text:style-name="quote.c"> </text:span><text:span text:style-name="quote.c">»</text:span><text:span text:style-name="T2753">, mais d’une action dramatique parallèle à l’orchestre.</text:span></text:p>
      <text:p text:style-name="Corpsdetexte"><text:span text:style-name="T2754">La relation sur<text:s/></text:span><text:span text:style-name="T2755">Les Fêtes de Bayreuth</text:span><text:span text:style-name="T2756"><text:s/>en 1882 éclaire un autre aspect du problème</text:span><text:span text:style-name="T2757"> </text:span><text:span text:style-name="T2758">:</text:span><text:span text:style-name="T2759"><text:s/>le costume. Dans cet opuscule, daté de Venise, où il fait le bilan de l’activité bayreuthienne, Wagner rappelle combien la tâche fut ardue de débarrasser la scène et les décors des mauvaises habitudes que leur avaient imposées les spectacles d’opéras. Il fallait jeter par-dessus bord tous les<text:s/></text:span><text:span text:style-name="T2760">«</text:span><text:span text:style-name="T2761"> </text:span><text:span text:style-name="T2762">effets</text:span><text:span text:style-name="T2763"> </text:span><text:span text:style-name="T2764">»</text:span><text:span text:style-name="T2765"><text:s/>qui ne visaient qu’à la montre. Le<text:s/></text:span><text:span text:style-name="T2766">«</text:span><text:span text:style-name="T2767"> </text:span><text:span text:style-name="T2768">ballet</text:span><text:span text:style-name="T2769"> </text:span><text:span text:style-name="T2770">»</text:span><text:span text:style-name="T2771"><text:s/>des Filles-Fleurs de<text:s/></text:span><text:span text:style-name="T2772">Parsifal</text:span><text:span text:style-name="T2773"><text:s/>fut l</text:span><text:span text:style-name="T2774">’</text:span><text:span text:style-name="T2775">occasion de nombreuses difficultés. Aussitôt que Wagner<text:s/></text:span><text:soft-page-break/><text:span text:style-name="T2776">demandait un costume pour l’une de ces Filles-Fleurs, on lui soumettait<text:s/></text:span><text:span text:style-name="quote.c">« </text:span><text:span text:style-name="quote.c">des oripeaux de ballet ou de mascarade</text:span><text:span text:style-name="quote.c"> »</text:span><text:span text:style-name="T2777">. La vogue des bals masqués avait gâté les meilleurs artistes en les habituant, dans l</text:span><text:span text:style-name="T2778">’</text:span><text:span text:style-name="T2779">agencement des costumes, à une luxuriance conventionnelle. Et cette convention ne s’accordait point du tout avec</text:span><text:span text:style-name="T2780"><text:s/>l’idéal de Wagner, qui était — du moins le croyait-il </text:span><text:span text:style-name="T2781">— le naturel. Il fallut donc combiner des costumes en accord avec le jardin enchanté de Klingsor,</text:span><text:span text:style-name="T2782"><text:s/></text:span><text:span text:style-name="quote.c">« </text:span><text:span text:style-name="quote.c">des costumes qui parussent surgir tout naturellement de cette flore ensorcelée. Avec deux de ces calices floraux, dont la splendeur ornait le jardin, nous avions combiné le costume de chaque Fille-Fleur, qui dès lors, pour compléter sa parure, n’avait plus qu’à fixer rapidement dans sa chevelure une des larges fleurs épanouies autour d’elle</text:span><text:span text:style-name="quote.c"> :</text:span><text:span text:style-name="quote.c"><text:s/>ainsi, répudiant toute la convention habituelle des ballets d’opéra, nous avions exactement ce que nous jugions devoir être représenté</text:span><text:span text:style-name="quote.c"> »</text:span>.</text:p>
      <text:p text:style-name="ab">*<text:line-break/>*   *</text:p>
      <text:p text:style-name="Corpsdetexte"><text:span text:style-name="T2783">Mais peut-être vaut-il mieux ne pas scruter de trop près cette scène, ou celle du Venusberg, de peur d’y reconnaître, en dépit de l’habile plaidoyer, quelques-unes de ces<text:s/></text:span><text:span text:style-name="T2784">«</text:span><text:span text:style-name="T2785"> </text:span><text:span text:style-name="T2786">conventions habituelles</text:span><text:span text:style-name="T2787"> </text:span><text:span text:style-name="T2788">»</text:span><text:span text:style-name="T2789"><text:s/>du Grand Opéra.</text:span><text:span text:style-name="T2790"><text:s/></text:span><text:span text:style-name="pb">[p.<text:s/></text:span><text:span text:style-name="pb">213</text:span><text:span text:style-name="pb">]<text:s/></text:span><text:span text:style-name="T2791">Peut-être ces danses ne surgissent-elles pas de l’action avec cette inéluctable nécessité que croit y découvrir leur auteur. Et peut-être ne sont-elles, en fin de compte, que des intermèdes pittoresques relevant de cette esthétique (si pénible à Nietzsche) qui commande à point nommé la valse des apprentis dans les<text:s/></text:span><text:span text:style-name="T2792">Maîtres</text:span><text:span text:style-name="T2793">,</text:span><text:span text:style-name="T2794"><text:s/>les ébats des matelots dans le<text:s/></text:span><text:span text:style-name="T2795">Vaisseau</text:span><text:span text:style-name="T2796">-</text:span><text:span text:style-name="T2797">Fantôme</text:span><text:span text:style-name="T2798">,</text:span><text:span text:style-name="T2799"><text:s/>ou la chevauchée des Walkyries</text:span><text:span text:style-name="T2800"> </text:span><text:span text:style-name="T2801">:</text:span><text:span text:style-name="T2802"><text:s/>ineffaçables traces, si adroitement dissimulées soient-elles, de la magnificence rythmée ou de l’anecdote colorée des vieux divertissements d’opéra. La véritable danse, répète Wagner, sera, dans le drame lyrique, une<text:s/></text:span><text:span text:style-name="T2803">action dramatique</text:span><text:span text:style-name="T2804">,</text:span><text:span text:style-name="T2805"><text:s/>tout de même que la musique de danse populaire est devenue menuet<text:s/></text:span><text:span text:style-name="T2806">ou scherzo dans la symphonie</text:span><text:span text:style-name="T2807"><text:note text:note-class="footnote" text:id="_ftn49"><text:note-citation>50</text:note-citation><text:note-body><text:p text:style-name="Notedebasdepage"><text:span text:style-name="T2808"><text:s/></text:span><text:span text:style-name="T2809">La Musique de l</text:span><text:span text:style-name="T2810">’</text:span><text:span text:style-name="T2811">Avenir</text:span><text:span text:style-name="T2812">,</text:span><text:span text:style-name="T2813"><text:s/>p. </text:span><text:span text:style-name="T2814">128.</text:span></text:p></text:note-body></text:note></text:span><text:span text:style-name="T2815">.</text:span><text:span text:style-name="T2816"><text:s/></text:span><text:span text:style-name="T2817">Elle existe dans les drames wagnériens, cette véritable danse</text:span><text:span text:style-name="T2818"> </text:span><text:span text:style-name="T2819">;</text:span><text:span text:style-name="T2820"><text:s/>mais il faut la découvrir où elle se dissimule. Elle est parfois dans un geste, un simple geste dont l’intensité et la puissance d’expression subjuguent</text:span><text:span text:style-name="T2821"> </text:span><text:span text:style-name="T2822">:</text:span><text:span text:style-name="T2823"><text:s/>dans une Épée brandie, dans une Coupe levée, dans un Voile agité. Elle est dans ces scènes muettes qui sont l’expression plastique d’un moment du drame, où l’absence des mots aide à la profondeur de la pensée, soit que Mime grimace en silence, que Hans Sachs rêve ou que Siegmund approche Sieglinde. Et sans doute Wagner ne procède-t-il ici que de lui-même</text:span><text:span text:style-name="T2824"> </text:span><text:span text:style-name="T2825">:</text:span><text:span text:style-name="T2826"><text:s/>cette conception d’une chorégraphie, qui ne soit qu’attitude signifiante et qui se lie au fil de l’action, c’est son bien. Mais on aurait tort d’oublier, et Wagner a tort de ne pas dire, que, dans le même temps, et même un peu plus tôt, un Berlioz et un Lesueur connaissaient la<text:s/></text:span><text:span text:style-name="quote.c">«</text:span><text:span text:style-name="quote.c"> </text:span><text:span text:style-name="quote.c">pantomime hypocritique</text:span><text:span text:style-name="quote.c"> </text:span><text:span text:style-name="quote.c">»</text:span><text:span text:style-name="T2827">, sorte de correspondance étroite, c</text:span><text:span text:style-name="T2828">omme on l’a dit excellemment</text:span><text:span text:style-name="T2829"><text:note text:note-class="footnote" text:id="_ftn50"><text:note-citation>51</text:note-citation><text:note-body><text:p text:style-name="Notedebasdepage"><text:span text:style-name="T2830"><text:s/></text:span><text:span text:style-name="T2831">André George,</text:span><text:span text:style-name="T2832"><text:s/></text:span><text:span text:style-name="T2833">À</text:span><text:span text:style-name="T2834"><text:s/>propos des Troyens</text:span><text:span text:style-name="T2835"><text:s/>(</text:span><text:span text:style-name="T2836">La Nouvelle Journée,</text:span><text:span text:style-name="T2837"><text:s/>1</text:span><text:span text:style-name="T2838">er</text:span><text:span text:style-name="T2839"> octobre </text:span><text:span text:style-name="T2840">1921,</text:span><text:span text:style-name="T2841"><text:s/>p. </text:span><text:span text:style-name="T2842">247).</text:span></text:p></text:note-body></text:note></text:span><text:span text:style-name="T2843">, entre la musique et le jeu des acteurs, où l’orchestre<text:s/></text:span><text:span text:style-name="quote.c">«</text:span><text:span text:style-name="quote.c"> </text:span><text:span text:style-name="quote.c">donne du son au geste</text:span><text:span text:style-name="quote.c"> </text:span><text:span text:style-name="quote.c">»</text:span><text:span text:style-name="T2844"><text:s/>et où le geste devient chant.</text:span></text:p>
      <text:p text:style-name="byline"><text:span text:style-name="T2845">André Cœuroy</text:span>.</text:p>
      <text:h text:style-name="Titre1" text:outline-level="1"><text:bookmark-start text:name="bookmark9"/><text:bookmark-end text:name="bookmark9"/>Psychologie et Danse<text:s/><text:span text:style-name="T2846">(Considérations sur la danse classique</text:span>),<text:line-break/>par Boris de Schloezer</text:h>
      <text:h text:style-name="Titre2" text:outline-level="2"><text:bookmark-start text:name="bookmark10"/><text:bookmark-end text:name="bookmark10"/>I</text:h>
      <text:p text:style-name="Corpsdetexte"><text:span text:style-name="pb">[p.<text:s/></text:span><text:span text:style-name="pb">214</text:span><text:span text:style-name="pb">]<text:s/></text:span><text:span text:style-name="T2847">Le terme<text:s/></text:span><text:span text:style-name="T2848">classique</text:span><text:span text:style-name="T2849">,</text:span><text:span text:style-name="T2850"><text:s/>appliqué à la musique, à la danse, aussi bien qu</text:span><text:span text:style-name="T2851">’</text:span><text:span text:style-name="T2852">à la philosophie, aussi bien qu</text:span><text:span text:style-name="T2853">’</text:span><text:span text:style-name="T2854">à la poésie, n’a pour la plupart de ceux qui l’emploient qu’une signification historique et locale</text:span><text:span text:style-name="T2855"> </text:span><text:span text:style-name="T2856">:</text:span><text:span text:style-name="T2857"><text:s/>est classique</text:span><text:span text:style-name="T2858"><text:s/></text:span><text:span text:style-name="T2859">l</text:span><text:span text:style-name="T2860">’</text:span><text:span text:style-name="T2861">art, la pensée de telle nation, à telle époque déterminée</text:span><text:span text:style-name="T2862"> </text:span><text:span text:style-name="T2863">:</text:span><text:span text:style-name="T2864"><text:s/>la philosophie et la sculpture des Grecs, la peinture de la Renaissance italienne, la littérature française au<text:s/></text:span><text:span text:style-name="T2865">xvii</text:span><text:span text:style-name="T2866">e</text:span><text:span text:style-name="T2867"> </text:span><text:span text:style-name="T2868">siècle, le ballet de la seconde moitié du<text:s/></text:span><text:span text:style-name="T2869">xviii</text:span><text:span text:style-name="T2870">e</text:span><text:span text:style-name="T2871"> </text:span><text:span text:style-name="T2872">siècle à la fin du<text:s/></text:span><text:span text:style-name="T2873">xix</text:span><text:span text:style-name="T2874">e</text:span><text:span text:style-name="T2875">, en France, en Italie, puis en Russie. Il semble qu’à ces époques en ces pays l’art ait atteint un certain état de perfection, d’équilibre, auquel les générations qui suivirent ne purent rien ajouter, mais qu</text:span><text:span text:style-name="T2876">’</text:span><text:span text:style-name="T2877">elles détruisirent plutôt par leurs analyses, leurs recherches successives.</text:span><text:span text:style-name="T2878"><text:s/></text:span><text:span text:style-name="T2879">Il y aurait donc un type historiquement bien défini de pensée et de beauté classique picturale, musicale, chorégraphique, celui-là même qui fut fixé par certains peuples à certaines époques de leur<text:s/></text:span><text:soft-page-break/><text:span text:style-name="T2880">histoire et qui doit ainsi porter évidemment la marque de ses créateurs. La sculpture classique par excellence serait celle de Phidias, de Praxitèle, de Scopas et de leurs élèves</text:span><text:span text:style-name="T2881"> ;</text:span><text:span text:style-name="T2882"><text:s/></text:span><text:span text:style-name="T2883">la musique classique en soi — c’est Mozart, Haydn, le jeune Beethoven</text:span><text:span text:style-name="T2884"> </text:span><text:span text:style-name="T2885">;</text:span><text:span text:style-name="T2886"><text:s/>la danse classique type est celle qu’ont créée les maîtres de ballets et danseurs français du<text:s/></text:span><text:span text:style-name="T2887">xviii</text:span><text:span text:style-name="T2888">e</text:span><text:span text:style-name="T2889"> </text:span><text:span text:style-name="T2890">siècle et leurs successeurs.</text:span></text:p>
      <text:p text:style-name="Corpsdetexte"><text:span text:style-name="T2891">L</text:span><text:span text:style-name="T2892">’</text:span><text:span text:style-name="T2893">art classique n</text:span><text:span text:style-name="T2894">’</text:span><text:span text:style-name="T2895">aurait donc qu</text:span><text:span text:style-name="T2896">’</text:span><text:span text:style-name="T2897">un temps</text:span><text:span text:style-name="T2898"> </text:span><text:span text:style-name="T2899">;</text:span><text:span text:style-name="T2900"><text:s/>il serait limité à un point<text:s/></text:span><text:span text:style-name="pb">[p.<text:s/></text:span><text:span text:style-name="pb">215</text:span><text:span text:style-name="pb">]<text:s/></text:span><text:span text:style-name="T2901">déterminé de l’espace et ne survivrait qu’en tant que modèle, qu’idéal copié ou combattu.</text:span></text:p>
      <text:p text:style-name="Corpsdetexte"><text:span text:style-name="T2902">En ce qui concerne plus spécialement la danse, dont on n’a jamais autant discuté qu’en ces dernières années, il apparaît clairement que les défenseurs et admirateurs de la chorégraphie classique, aussi bien que ses adversaires les plus acharnés, se livrent bataille autour d’un type de danse bien déterminé, concret, celui qui fut fixé par les maîtres de ballet des<text:s/></text:span><text:span text:style-name="T2903">xviii</text:span><text:span text:style-name="T2904">e</text:span><text:span text:style-name="T2905"><text:s/>et<text:s/></text:span><text:span text:style-name="T2906">xix</text:span><text:span text:style-name="T2907">e</text:span><text:span text:style-name="T2908"> siècles. Ê</text:span><text:span text:style-name="T2909">tre partisan du ballet classique, c’est nécessairement admirer, semble-t-il, les pirouettes, les battements, les ronds de jambes, les tutus, devenus bien à tort, d’ailleurs, le symbole même de la chorégraphie classique</text:span><text:span text:style-name="T2910"> ;</text:span><text:span text:style-name="T2911"><text:s/></text:span><text:span text:style-name="T2912">les repousser, équivaut à renoncer au ballet classique et à adopter les réformes d’un Fokine, d’un Dalcroze.</text:span></text:p>
      <text:p text:style-name="Corpsdetexte"><text:span text:style-name="T2913">Ce point de vue est évidemment faux. Le ballet en tutu, la danse théâtrale au<text:s/></text:span><text:span text:style-name="T2914">xix</text:span><text:span text:style-name="T2915">e</text:span><text:span text:style-name="T2916"> </text:span><text:span text:style-name="T2917">siècle en France, en Italie, en Russie, ne représente pas<text:s/></text:span><text:span text:style-name="T2918">la</text:span><text:span text:style-name="T2919"><text:s/>danse classique, mais<text:s/></text:span><text:span text:style-name="T2920">une</text:span><text:span text:style-name="T2921"><text:s/>des formes de celle-ci, un des aspects du classicisme chorégraphique, de même que Raphaël ne fixe pas le beau pictural classique, mais une des formes de ce type de beauté, de même que l’art de Mozart, de Beethoven n’est qu’une des manifestations de l’esprit classique en musique</text:span><text:span text:style-name="T2922"> ;</text:span><text:span text:style-name="T2923"><text:s/></text:span><text:span text:style-name="T2924">une des plus complètes, peut-être, mais non la seule, l’unique. Ce terme<text:s/></text:span><text:span text:style-name="T2925">classique</text:span><text:span text:style-name="T2926"><text:s/>relève donc en premier lieu non de l’histoire, mais de la théorie de l’art. C’est à la théorie, à l’esthétique de fixer tout d’abord son contenu, d’établir sa signification générale</text:span><text:span text:style-name="T2927"> </text:span><text:span text:style-name="T2928">;</text:span><text:span text:style-name="T2929"><text:s/>c’est à l’histoire ensuite à nous renseigner comment se réalise ici ou là cette conception de l’art que nous appelons classique, comment l’idéal classique qui fut toujours présent à l’esprit des artistes, repoussé ou admiré, se cristallise, prend forme, revêt les aspects les plus divers. Le ballet dit classique, le ballet en tutu fut probablement jusqu’ici la réalisation la plus pure, la plus complète de l’idéal chorégraphique classique, mais il ne l’épuise pas, ne l’incarne pas définitivement, car il porte, très apparente, la marque de l’époque, des artistes qui le créèrent. D’autres viendront qui reprendront cette conception, aujourd’hui battue en brèche de toutes parts, et découvriront une solution non moins élégante peut-être au problème de la danse fin en soi.</text:span></text:p>
      <text:h text:style-name="Titre2" text:outline-level="2">II</text:h>
      <text:p text:style-name="Corpsdetexte"><text:span text:style-name="pb">[p.<text:s/></text:span><text:span text:style-name="pb">216</text:span><text:span text:style-name="pb">]<text:s/></text:span><text:span text:style-name="T2930">Si, délaissant le terrain historique et ses contingences, nous nous plaçons au point de vue purement théorique, la conception classique de l’art chorégraphique, aussi bien que de la peinture, d’ailleurs, de la musique, de la poésie, nous apparaîtra comme celle qui proclame l’autonomie complète de la danse, le caractère<text:s/></text:span><text:span text:style-name="T2931">sui generis</text:span><text:span text:style-name="T2932"><text:s/>de cet art et son indépendance absolue à l’égard de la psychologie.</text:span></text:p>
      <text:p text:style-name="P2933">En musique, en peinture, comme en chorégraphie, l’idéal classique est un idéal de pureté et de liberté :<text:s/>ce mode d’activité qui s’appelle création musicale possède ses propres lois qui ne sont pas celles de la poésie, de la peinture, qui ne sont pas non plus celles de la psychologie. Il y a une logique musicale non moins spécifique que celle de la pensée ;<text:s/>la dégager, traiter le son en lui-même, c’est justement ce que s’efforcent de faire, plus ou moins sciemment, les compositeurs dits classiques. Un maître de ballet, un danseur classique, agit de même :<text:s/>seulement ici ce n’est plus avec le son, c’est avec le corps vivant qu’il opère. C’est de ce corps ou de ce groupe de corps, de leurs formes, de leurs aptitudes, de leurs tendances qu’il s’agit pour lui de dégager la logique spéciale qui réglera leurs mouvements.</text:p>
      <text:p text:style-name="P2934">Voici devant nous, sur la scène, un corps humain en mouvement. Si ces mouvements sont uniquement déterminés par les idées, les sentiments, les désirs, les impressions de l’individu, il n’y a pas danse ;<text:s/>il n’y a que pantomime descriptive ou expressive. Si les gestes, les attitudes du danseur sont en fonction directe de son état psychique, si cet état explique entièrement chacun de ces mouvements, nous sommes en dehors des limites de l’art chorégraphique qui n’existe que là où le mouvement, l’attitude deviennent fin en soi.</text:p>
      <text:p text:style-name="Corpsdetexte"><text:span text:style-name="T2935">Il en est de même en musique</text:span><text:span text:style-name="T2936"> </text:span><text:span text:style-name="T2937">:</text:span><text:span text:style-name="T2938"><text:s/>si l’activité sonore est uniquement déterminée par les sentiments, les désirs, les impressions, nous obtenons une série de cris, de gémissements, de soupirs, mais non de la musique, qui représente un système autonome de sons qui se suivent et s’engendrent selon leur affinité propre. La danse contient donc nécessairement un</text:span><text:span text:style-name="T2939"><text:s/></text:span><text:span text:style-name="pb">[p.<text:s/></text:span><text:span text:style-name="pb">217</text:span><text:span text:style-name="pb">]<text:s/></text:span><text:span text:style-name="T2940">élément spécifique</text:span><text:span text:style-name="T2941"> </text:span><text:span text:style-name="T2942">:</text:span><text:span text:style-name="T2943"><text:s/>un geste suit un autre geste, une attitude engendre une attitude, une pirouette sert de conclusion à une série de bonds non pour des motifs psychologiques, utilitaires ou non, mais pour ce qu</text:span><text:span text:style-name="T2944">’</text:span><text:span text:style-name="T2945">on pourrait appeler des raisons purement<text:s/></text:span><text:soft-page-break/><text:span text:style-name="T2946">plastiques et dynamiques.</text:span><text:span text:style-name="T2947"><text:s/></text:span><text:span text:style-name="T2948">Il y a une logique du corps en mouvement, comme il y a une logique musicale, une logique poétique.</text:span></text:p>
      <text:p text:style-name="P2949">Cette affinité entre deux mouvements du corps, affinité qui fait qu’un mouvement semble appeler, évoquer, exiger immédiatement le second comme son achèvement, sa conclusion, ces rapports intimes ne peuvent être réduits à de simples impressions visuelles ;<text:s/>les sensations motrices y jouent également un grand rôle :<text:s/>nous assistons à un ballet non seulement en spectateurs, mais jusqu’à un certain point, en participants aussi ;<text:s/>nous prenons part aux mouvements, aux attitudes ;<text:s/>tel mouvement qui paraît à nos yeux découler tout naturellement et très facilement du mouvement précédent, peut sembler à notre corps, pour autant qu’il y prend secrètement part, en complet désaccord avec le précédent. Il faudrait insister sur cet aspect de la question plus que je ne puis le faire ici, car les chorégraphes sont quelque peu tentés de l’oublier :<text:s/>nous prenons part à la danse qui se déroule devant nous tout autant qu’à un drame qui nous émeut, avec les personnages duquel nous sympathisons.</text:p>
      <text:h text:style-name="Titre2" text:outline-level="2"><text:bookmark-start text:name="bookmark11"/><text:bookmark-end text:name="bookmark11"/>III</text:h>
      <text:p text:style-name="P2950">Les mouvements de la danse sont déterminés non seulement<text:s/>par le facteur psychologique — émotion, représentations, etc., —<text:s/>mais aussi par un facteur spécifique. La tendance classique consiste justement à éliminer le facteur psychologique et à ne faire intervenir dans la structure de la danse que le facteur spécifique, en ne tenant compte que des considérations relatives à l’esthétique du corps vivant. Mais, pour qu’il y ait danse, il faut que l’action de ce second facteur se fasse toujours sentir :<text:s/>on peut donc dire que toute danse est jusqu’à un certain point classique, pour autant qu’elle est véritablement danse et non simple succession de mouvements conditionnés psychologiquement.</text:p>
      <text:p text:style-name="P2951">L’idéal de la chorégraphie classique est une danse psychologiquement inconditionnée, se développant par ses propres forces, de soi-même, régie par ses propres lois, privée de toute signification descriptive et expressive, une danse qui se déroule libre, c’est-à-dire autonome. Ce n’est pas une gymnastique, ce n’est pas un jeu d’adresse et de force (bien que ce danger guette tout classicisme), mais la réalisation dans le temps et dans l’espace de toutes les puissances, de toutes les possibilités du corps humain.</text:p>
      <text:p text:style-name="P2952">C’est cette même élimination du facteur psychologique que poursuivent le peintre, le musicien classique, bien qu’elle ne puisse être jamais définitivement réalisée parce qu’une danse, une sonate, un tableau sont toujours le produit d’un certain état psychologique qu’ils reflètent plus ou moins directement dans leur structure, leur développement, leur caractère général :<text:s/>la plante, de même, dépend des propriétés de l’humus dont elle se nourrit. Mais cette dépendance, pour la danse, peut être réduite indéfiniment sans jamais pourtant tomber à zéro.</text:p>
      <text:p text:style-name="P2953">Dans sa lutte contre tout réalisme psychologique, contre la vérité expressive ou descriptive, le ballet dit classique, le ballet en tutu ne recula devant aucune absurdité, guidé par un très sûr instinct :<text:s/>on le lui reproche assez souvent maintenant sans comprendre que l’absurdité, le mensonge, la fausseté évidente de ses conceptions au point de vue psychologique n’étaient pour lui qu’un moyen commode de découvrir, de dégager la pure beauté du corps en mouvement, la signification du geste, de l’attitude, non en tant que signe, non en tant que moyen d’expression, mais en eux-mêmes. C’est la raison d’être de la petite jupe de gaze de nos danseuses ;<text:s/>c’est l’explication du rôle prépondérant des jambes dans le ballet classique au détriment des bras dont la gesticulation acquiert rapidement et tout naturellement une signification expressive ou descriptive toujours évitée par les classiques.</text:p>
      <text:p text:style-name="Corpsdetexte"><text:span text:style-name="T2954">Évidemment, je ne souligne que le caractère dominant, je n’insiste que sur la tendance principale du ballet classique au<text:s/></text:span><text:span text:style-name="T2955">xix</text:span><text:span text:style-name="T2956">e</text:span><text:span text:style-name="T2957"> </text:span><text:span text:style-name="T2958">siècle. Il y eut certainement des périodes (Viganò, le ballet romantique) où les tendances descriptives et expressives paraissaient vouloir reprendre le dessus, où le réalisme psychologique essayait de rétablir ses droits</text:span><text:span text:style-name="T2959"> </text:span><text:span text:style-name="T2960">;</text:span><text:span text:style-name="T2961"><text:s/>mais tous ces<text:s/></text:span><text:span text:style-name="pb">[p.<text:s/></text:span><text:span text:style-name="pb">217</text:span><text:span text:style-name="pb">]<text:s/></text:span><text:span text:style-name="T2962">efforts, toutes ces tentatives ne parvinrent pas à modifier l’orientation générale du ballet vers le beau dynamique et plastique en soi, psychologiquement vide et nul.</text:span><text:span text:style-name="T2963"><text:s/></text:span><text:span text:style-name="T2964">La réaction ne se prononce nettement qu’au début de ce siècle</text:span><text:span text:style-name="T2965"> </text:span><text:span text:style-name="T2966">:</text:span><text:span text:style-name="T2967"><text:s/>on s’attaque dès lors non plus à ce qu’on appelait les exagérations ridicules du ballet classique, mais à son principe même. C’est la validité de ce principe que mettent en question les premières tentatives chorégraphiques de Fokine qui ne veut admettre nul geste, nulle attitude qui ne soient psychologiquement explicables, qui n’aient leurs raisons d’être dans l’état d’esprit du danseur, dans ses émotions, ses désirs, qui n’en puissent être déduits.</text:span></text:p>
      <text:p text:style-name="P2968">C’est le psychologisme simpliste, brutal, auquel Fokine lui-même a renoncé plus tard ;<text:s/>mais il en est un autre, caché, plus complexe et par cela même plus redoutable pour la conception classique du corps<text:s/><text:soft-page-break/>mouvant régi par ses lois propres, possédant sa signification particulière.</text:p>
      <text:p text:style-name="P2969">J’ai en vue ce qu’on pourrait appeler le<text:s/>« dalcrozisme »<text:s/>du ballet moderne, la tendance à faire intervenir la musique dans la structure de la danse, à faire régir le système des mouvements du corps par le système des sons.</text:p>
      <text:p text:style-name="Corpsdetexte"><text:span text:style-name="T2970">Ces réformes sont tout à fait contraires à l’esprit classique qui pose en principe l’indépendance complète des différents arts les uns vis-à-vis des autres et leur autonomie intérieure</text:span><text:span text:style-name="T2971"> </text:span><text:span text:style-name="T2972">:</text:span><text:span text:style-name="T2973"><text:s/>la beauté picturale, ainsi, est toute différente de la beauté poétique et celle-ci n’a aucun rapport avec le beau musical. On connaît la méprisante et superbe indifférence des grands maîtres de ballet envers la musique qui accompagnait leurs chefs-d’œuvre chorégraphiques</text:span><text:span text:style-name="T2974"> </text:span><text:span text:style-name="T2975">:</text:span><text:span text:style-name="T2976"><text:s/>la musique marque le rythme et crée une certaine atmosphère, un état d’esprit favorable à l’éclosion et au déroulement des visions chorégraphiques, c’est tout. Son rôle donc est subalterne. La danse ne réalise pas la musique, mais cette dernière soutient, accompagne la danse. C’est le rapport contraire qui tend à s’établir aujourd’hui</text:span><text:span text:style-name="T2977"> </text:span><text:span text:style-name="T2978">:</text:span><text:span text:style-name="T2979"><text:s/>le corps mouvant est destiné à fixer, à cristalliser la vie fluide et ondoyante des sons</text:span><text:span text:style-name="T2980"> </text:span><text:span text:style-name="T2981">:</text:span><text:span text:style-name="T2982"><text:s/>il y a donc actuellement confusion entre les domaines de deux arts différents et aussi réalisme psychologique, car en dehors du rythme comment donc la musique peut-elle conditionner la danse<text:s/></text:span><text:span text:style-name="pb">[p.<text:s/></text:span><text:span text:style-name="pb">220</text:span><text:span text:style-name="pb">]<text:s/></text:span><text:span text:style-name="T2983">sinon par l’entremise du facteur psychologiqu</text:span><text:span text:style-name="T2984">e</text:span><text:span text:style-name="T2985"> </text:span><text:span text:style-name="T2986">?</text:span><text:span text:style-name="T2987"><text:s/></text:span><text:span text:style-name="T2988">Le rythme est le seul lien réel qu’on puisse apercevoir entre la musique et la danse et<text:s/></text:span><text:span text:style-name="quote.c">« </text:span><text:span text:style-name="quote.c">tout le reste est littérature</text:span><text:span text:style-name="quote.c"> »</text:span><text:span text:style-name="T2989">, autrement dit — </text:span><text:span text:style-name="T2990">psychologie. La musique en effet est censée évoquer par associations certaines émotions, certains sentiments, certains désirs que la danse<text:s/></text:span><text:span text:style-name="T2991">à</text:span><text:span text:style-name="T2992"><text:s/>son tour est obligée de manifester et d’extérioriser.</text:span></text:p>
      <text:p text:style-name="P2993">Mais alors, que devient donc la logique du corps mouvant, si sa vie, son développement sont commandés, d’une part par les rythmes musicaux, d’un autre côté par les états psychiques que cette musique provoque ?<text:s/>Il n’y a<text:s/>« art », pourtant, que là où il y a autonomie, sinon complète comme l’exige la pure conception classique, tout au moins partielle ;<text:s/>or, dans le cas qui nous occupe, le caractère spécifique de la danse disparaît sans laisser de trace. C’est à ce résultat que tendent réellement, sans en avoir d’ailleurs nettement conscience, la plupart des réformateurs et des rénovateurs du ballet moderne.</text:p>
      <text:p text:style-name="P2994">Il faut croire pourtant que l’avenir appartiendra à la conception classique ;<text:s/>non à telle ou telle des formules classiques que nous connaissons déjà, qui, fixées dans tous leurs détails, ne laissent place aujourd’hui à nul effort créateur et n’autorisent que d’ennuyeuses et plates répétitions, mais à un classicisme d’un type nouveau qu’il s’agit encore de dégager et de déterminer, qui adoptera probablement et fera siennes nombre de recherches chorégraphiques de ces vingt dernières années, mais en effaçant leur signification psychologique, en les libérant de l’emprise de la musique.</text:p>
      <text:p text:style-name="Corpsdetexte"><text:span text:style-name="T2995">Est-ce à dire que l’idéal de la danse classique dénuée de toute valeur psychologique est une beauté de pure forme, une beauté abstraite, semblable à celle que nous présentent les figures et ornements géométrique</text:span><text:span text:style-name="T2996">s</text:span><text:span text:style-name="T2997"> </text:span><text:span text:style-name="T2998">?</text:span><text:span text:style-name="T2999"><text:s/>Aucunement. On nous propose ce dilemme</text:span><text:span text:style-name="T3000"> </text:span><text:span text:style-name="T3001">:</text:span><text:span text:style-name="T3002"><text:s/>ou bien la danse est expressive et s’adresse alors à l’esprit, ou bien elle n’est qu’un plaisir des sens, un divertissement visuel. Mais, privée de toute signification psychologique, inexpressive, la danse ne se réduit pas pour cela à une pure gymnastique, à un chapelet de figures géométriques. Si la danse du corps vivant ne veut être ni symbole, ni description, ni expression, elle possède néanmoins<text:s/></text:span><text:span text:style-name="pb">[p.<text:s/></text:span><text:span text:style-name="pb">221</text:span><text:span text:style-name="pb">]<text:s/></text:span><text:span text:style-name="T3003">sa propre signification, elle manifeste sa propre réalité qui est du même ordre que celles que nous découvrent un traité de logique, un temple dorique, une fugue de Bach</text:span><text:span text:style-name="T3004"> </text:span><text:span text:style-name="T3005">:</text:span><text:span text:style-name="T3006"><text:s/>le corps dansant ne nous livre que soi-même, mais cela suffit, et c’est tout un monde, infiniment vaste, riche et complexe.</text:span></text:p>
      <text:p text:style-name="byline"><text:span text:style-name="T3007">Boris de Schloezer</text:span>.</text:p>
      <text:h text:style-name="Titre1" text:outline-level="1"><text:bookmark-start text:name="bookmark12"/><text:bookmark-end text:name="bookmark12"/>Variétés<text:bookmark-start text:name="bookmark13"/><text:bookmark-end text:name="bookmark13"/></text:h>
      <text:h text:style-name="Titre2" text:outline-level="2">Quelques lettres inédites de célébrités chorégraphiques</text:h>
      <text:p text:style-name="Corpsdetexte"><text:span text:style-name="pb">[p.<text:s/></text:span><text:span text:style-name="pb">222</text:span><text:span text:style-name="pb">]<text:s/></text:span><text:span text:style-name="T3008">On a beaucoup écrit sur la vie des artistes de la danse au<text:s/></text:span><text:span text:style-name="T3009">xviii</text:span><text:span text:style-name="T3010">e</text:span><text:span text:style-name="T3011"> </text:span><text:span text:style-name="T3012">siècle. Les Goncourt ont réuni les éléments d’intéressantes biographies. Il reste à écrire d’après des documents authentiques la vie d</text:span><text:span text:style-name="T3013">’</text:span><text:span text:style-name="T3014">un Gardel, d’un Viganò, d’une Taglioni</text:span><text:span text:style-name="T3015">…<text:s/></text:span><text:span text:style-name="T3016">Pour contribuer à ces futurs ouvrages, voici quelques lettres inédites de plusieurs chorégraphes ou danseuses célèbres.</text:span></text:p>
      <text:p text:style-name="P3017">D’abord une lettre du fameux Gaetano Vestris qui offre un certain intérêt pour l’histoire de la danse sous la Révolution. Cette lettre est adressée d’Angleterre à Gardel.</text:p>
      <text:soft-page-break/>
      <text:p text:style-name="P3018">Londres, ce 17 mai 1791.</text:p>
      <text:p text:style-name="quote"><text:span text:style-name="T3019">J</text:span><text:span text:style-name="T3020">’</text:span><text:span text:style-name="T3021">avais répondu d</text:span><text:span text:style-name="T3022">’</text:span><text:span text:style-name="T3023">avance, mon cher Gardel, à la lettre obligeante du<text:s/></text:span>5<text:span text:style-name="T3024"><text:s/></text:span><text:span text:style-name="T3025">de ce mois, par celle que j’</text:span><text:span text:style-name="T3026">adressai dernièrement au Comité. Mes camarades à qui je te prie de faire mes compliments ont dû voir que je ne demandais pas mieux que de revenir à Paris sous deux mois au plus tard pour contribuer avec eux aux amusements de cette capitale. L</text:span><text:span text:style-name="T3027">’</text:span><text:span text:style-name="T3028">éloignement de Mons. Boucerf<text:s/></text:span><text:span text:style-name="T3029">(?</text:span><text:span text:style-name="T3030">) dont la bonté<text:s/></text:span><text:span text:style-name="T3031">pouvait</text:span><text:span text:style-name="T3032"><text:s/>seule m</text:span><text:span text:style-name="T3033">’</text:span><text:span text:style-name="T3034">en éloigner, son remplacement par Mons. Jean-Jacques Le Roux et surtout l</text:span><text:span text:style-name="T3035">’</text:span><text:span text:style-name="T3036">amitié de mes camarades, dont je fais le plus grand cas, ne peuvent qu</text:span><text:span text:style-name="T3037">’</text:span><text:span text:style-name="T3038">augmenter ce désir. J’espère, mon cher Gardel, que tu voudras bien être l</text:span><text:span text:style-name="T3039">’</text:span><text:span text:style-name="T3040">interprète et le garant de mes sentiments pour le Comité, et me cr</text:span><text:span text:style-name="T3041">oire pour la vie<text:s/></text:span><text:span text:style-name="T3042">ton sincère ami</text:span><text:span text:style-name="T3043">,</text:span></text:p>
      <text:p text:style-name="quote">N° 2 Haymarket.</text:p>
      <text:p text:style-name="P3044"><text:span text:style-name="T3045">VESTRIS.</text:span></text:p>
      <text:p text:style-name="Corpsdetexte"><text:span text:style-name="pb">[p.<text:s/></text:span><text:span text:style-name="pb">223</text:span><text:span text:style-name="pb">]<text:s/></text:span><text:span text:style-name="T3046">Voici une lettre de Gardel, qui n’est pas datée, mais qui a dû être écrite sous le Consulat, lorsque Fourcroy exerçait les fonctions de Directeur de l</text:span><text:span text:style-name="T3047">’</text:span><text:span text:style-name="T3048">Instruction publique. Les deux ballets auxquels Gardel fait allusion furent représentés</text:span><text:span text:style-name="T3049"> </text:span><text:span text:style-name="T3050">:</text:span><text:span text:style-name="T3051"><text:s/></text:span><text:span text:style-name="T3052">Daphnis et Pandrose</text:span><text:span text:style-name="T3053"><text:s/>le 14 janvier </text:span><text:span text:style-name="T3054">1803 et<text:s/></text:span><text:span text:style-name="T3055">Achille à Scyros</text:span><text:span text:style-name="T3056"><text:s/>le 18 décembre </text:span><text:span text:style-name="T3057">1804.</text:span></text:p>
      <text:p text:style-name="P3058">GARDEL, Chef des Ballets du Théâtre des Arts</text:p>
      <text:p text:style-name="P3059">                      Au citoyen FOURCROI, Conseiller d’État.</text:p>
      <text:p text:style-name="quote"/>
      <text:p text:style-name="quote"><text:span text:style-name="T3060">Citoyen Conseiller d’État</text:span>,</text:p>
      <text:p text:style-name="quote"><text:span text:style-name="T3061">J</text:span><text:span text:style-name="T3062">’</text:span><text:span text:style-name="T3063">ai appris, par le C</text:span><text:span text:style-name="T3064">n</text:span><text:span text:style-name="T3065"><text:s/>Cellérien, que le sieur Gallet vous avait adressé un mémoire dans lequel il cherche à prouver que tous les maîtres de Ballets (ou tous les individus qui croient l</text:span><text:span text:style-name="T3066">’</text:span><text:span text:style-name="T3067">être) ont le droit d</text:span><text:span text:style-name="T3068">’</text:span><text:span text:style-name="T3069">établir des ballets d</text:span><text:span text:style-name="T3070">’</text:span><text:span text:style-name="T3071">action au Théâtre des Arts. Il appuie, m’a-t-on dit, son assertion sur l</text:span><text:span text:style-name="T3072">’</text:span><text:span text:style-name="T3073">exemple des Compositeurs de Musique et sur les Poètes lyriques qui (mérite à part) jouissent également de la faculté de mettre leurs ouvrages. J</text:span><text:span text:style-name="T3074">’</text:span><text:span text:style-name="T3075">ignore,<text:s/></text:span><text:span text:style-name="T3076">Citoyen Conseiller d’État</text:span><text:span text:style-name="T3077">, quels autres moyens de persuasion il emploie pour mettre votre justice en défaut</text:span><text:span text:style-name="T3078"> ;</text:span><text:span text:style-name="T3079"><text:s/>mais comme je les crois inférieurs à celui que je viens de citer, je vous prie de me permettre de le réfuter.</text:span></text:p>
      <text:p text:style-name="quote"><text:span text:style-name="T3080">Si Gluck, Sacchini Grétry, Guillard, etc., étaient attachés au Théâtre des Arts et recevaient, par l</text:span><text:span text:style-name="T3081">’</text:span><text:span text:style-name="T3082">Administration, une somme par année pour se charger de tous les remplissages de la copie, et des poèmes, et de tout ce qui peut, enfin, s</text:span><text:span text:style-name="T3083">’</text:span><text:span text:style-name="T3084">appeler corvée, à condition que pour récompenser cet ingrat travail ils établiraient tant d</text:span><text:span text:style-name="T3085">’</text:span><text:span text:style-name="T3086">ouvrages nouveaux par an. Serait-il juste qu</text:span><text:span text:style-name="T3087">’</text:span><text:span text:style-name="T3088">au moment de jouir de cette convention et après en avoir été privés 5 eu 6 ans par l</text:span><text:span text:style-name="T3089">’</text:span><text:span text:style-name="T3090">effet des circonstances, serait-il juste, dis-je, qu</text:span><text:span text:style-name="T3091">’</text:span><text:span text:style-name="T3092">un individu quelconque vint, en dépit de toute espèce de loyauté, l’emporter sur les engagements, sur les règlements, sur la réputation, sur les services, et peut-être sur le talent</text:span><text:span text:style-name="T3093"> ?</text:span><text:span text:style-name="T3094"><text:s/>non sans doute. Eh bien,<text:s/></text:span><text:span text:style-name="T3095">Citoyen Conseiller d’État</text:span><text:span text:style-name="T3096">, c</text:span><text:span text:style-name="T3097">’</text:span><text:span text:style-name="T3098">est ce que propose de me faire en ce moment le C</text:span><text:span text:style-name="T3099">n</text:span><text:span text:style-name="T3100"><text:s/>Gallet. Je ne compare sûrement point mon faible talent à ceux des hommes célèbres que je viens de citer, mais seulement ma position qui serait la même.</text:span></text:p>
      <text:p text:style-name="quote"><text:span text:style-name="T3101">Depuis six ans</text:span><text:span text:style-name="T3102"> !</text:span><text:span text:style-name="T3103"><text:s/></text:span><text:span text:style-name="T3104">Citoyen Conseiller d’État</text:span><text:span text:style-name="T3105">, les petites intrigues, les négligences, les manques de volonté éloignent la mise de mes ouvrages. J’ai pour les établir des arrêtés, des ordres, des délibérations de toutes les administrations, de toutes les autorités qui se sont succédées depuis ce temps. Les décorations de<text:s/></text:span>Guillaume Tell<text:span text:style-name="T3106"><text:s/>ont été faites trois fois</text:span><text:span text:style-name="T3107"> :</text:span><text:span text:style-name="T3108"><text:s/>celles de<text:s/></text:span>Daphnis et Pandrose<text:span text:style-name="T3109"><text:s/>sont</text:span><text:span text:style-name="T3110"><text:s/>commencées depuis à peu près 2 </text:span><text:span text:style-name="T3111">ans, et celles d</text:span><text:span text:style-name="T3112">’</text:span>Achille à Scyros<text:span text:style-name="T3113"><text:s/>ne sont pas encore esquissées, je ne me suis jamais plaint</text:span><text:span text:style-name="T3114"> :</text:span><text:span text:style-name="T3115"><text:s/>mon camarade Milon a donné trois Ballets, je n</text:span><text:span text:style-name="T3116">’</text:span><text:span text:style-name="T3117">en ai nullement murmuré parce qu</text:span><text:span text:style-name="T3118">’</text:span><text:span text:style-name="T3119">il<text:s/></text:span><text:span text:style-name="T3120">pouvait</text:span><text:span text:style-name="T3121"><text:s/>être utile à l</text:span><text:span text:style-name="T3122">’</text:span><text:span text:style-name="T3123">administration de connaître les dispositions et les talents de ce jeune compositeur, et parce qu</text:span><text:span text:style-name="T3124">’</text:span><text:span text:style-name="T3125">il était, comme moi, attaché au Théâtre des Arts. Mais ici un étranger arrive, et se prétend le droit de me ravir le seul agrément de ma pénible place</text:span><text:span text:style-name="T3126"> ?</text:span><text:span text:style-name="T3127"><text:s/>et ce que j</text:span><text:span text:style-name="T3128">’</text:span><text:span text:style-name="T3129">ai acquis, par six années de patience, de résignation, et de travaux, d</text:span><text:span text:style-name="T3130">’</text:span><text:span text:style-name="T3131">autant plus écrasants qu</text:span><text:span text:style-name="T3132">’</text:span><text:span text:style-name="T3133">ils étaient purement de métier</text:span><text:span text:style-name="T3134"> ;</text:span><text:span text:style-name="T3135"><text:s/>non,<text:s/></text:span><text:span text:style-name="T3136">Citoyen Conseiller d’État</text:span><text:span text:style-name="T3137">, vous ne souffrirez pas que trente ans de services sans reproches, et j</text:span><text:span text:style-name="T3138">’</text:span><text:span text:style-name="T3139">ose dire, non pas sans éloges, soient payés par un t</text:span><text:span text:style-name="T3140">e</text:span><text:span text:style-name="T3141">l</text:span><text:span text:style-name="T3142"><text:s/>affront.</text:span></text:p>
      <text:p text:style-name="P3143">Mais en laissant de<text:s/>côté<text:s/>les considérations et les droits qui me sont particuliers, qu’il me soit permis de faire quelques observations sur les conséquences de cette innovation que l’on cherche à introduire.</text:p>
      <text:p text:style-name="quote"><text:span text:style-name="T3144">Je connais, en France</text:span><text:s/>seulement, 20<text:s/><text:span text:style-name="T3145">maîtres de ballets (sans compter les grands faiseurs de</text:span><text:s/>grandes<text:s/>pantomimes<text:span text:style-name="T3146">) qui, n</text:span><text:span text:style-name="T3147">’</text:span><text:span text:style-name="T3148">ayant que cela à faire, peuvent produire par an chacun</text:span><text:s/>20<text:s/><text:span text:style-name="T3149">programmes de Ballets d</text:span><text:span text:style-name="T3150">’</text:span><text:span text:style-name="T3151">action. Si</text:span><text:s/>ces<text:s/><text:span text:style-name="T3152">maîtres de Ballets</text:span>,<text:s/><text:span text:style-name="T3153">bons ou mauvais, ont le droit d</text:span><text:span text:style-name="T3154">’</text:span><text:span text:style-name="T3155">établir leurs productions sur le théâtre de l</text:span><text:span text:style-name="T3156">’</text:span><text:span text:style-name="T3157">Opéra de Paris, quel est l</text:span><text:span text:style-name="T3158">’</text:span><text:span text:style-name="T3159">homme à talent qui voudra rester attaché à ce théâtre pour n</text:span><text:span text:style-name="T3160">’</text:span><text:span text:style-name="T3161">avoir que les travaux désagréables de la place, et pour être le très humble serviteur du premier ven</text:span><text:span text:style-name="T3162">u</text:span><text:span text:style-name="T3163"> </text:span><text:span text:style-name="T3164">?</text:span><text:span text:style-name="T3165"><text:s/>aucun. Cependant il est plus essentiel qu</text:span><text:span text:style-name="T3166">’</text:span><text:span text:style-name="T3167">on semble le penser que la place dont il s</text:span><text:span text:style-name="T3168">’</text:span><text:span text:style-name="T3169">agit soit tenue par un homme d</text:span><text:span text:style-name="T3170">’</text:span><text:span text:style-name="T3171">un talent avoué, car la médiocrité compromettrait bien souvent le succès de maints opéras qui coûtent de</text:span><text:s/>50<text:s/><text:span text:style-name="T3172">à</text:span><text:s/>80.000 l.<text:s/><text:span text:style-name="T3173">à</text:span><text:span text:style-name="T3174"><text:s/>monter. Qui choisira d</text:span><text:span text:style-name="T3175">’</text:span><text:span text:style-name="T3176">ailleurs<text:s/></text:span><text:span text:style-name="pb">[p.<text:s/></text:span><text:span text:style-name="pb">128</text:span><text:span text:style-name="pb">]<text:s/></text:span><text:span text:style-name="T3177">dans ces</text:span><text:s/>400 <text:span text:style-name="T3178">programmes celui ou les deux que l</text:span><text:span text:style-name="T3179">’</text:span><text:span text:style-name="T3180">on peut établir par anné</text:span><text:span text:style-name="T3181">e</text:span><text:span text:style-name="T3182"> </text:span><text:span text:style-name="T3183">?</text:span><text:span text:style-name="T3184"><text:s/>Le programme d</text:span><text:span text:style-name="T3185">’</text:span><text:span text:style-name="T3186">un Ballet d</text:span><text:span text:style-name="T3187">’</text:span><text:span text:style-name="T3188">action n’est qu</text:span><text:span text:style-name="T3189">’</text:span><text:span text:style-name="T3190">un squelette où l</text:span><text:span text:style-name="T3191">’</text:span><text:span text:style-name="T3192">on ne peut<text:s/></text:span><text:soft-page-break/><text:span text:style-name="T3193">découvrir la chair, la finesse de la peau, les contours agréables, les belles couleurs, que le compositeur seul peut lui donner. Tous Ballets coûtent</text:span><text:span text:style-name="T3194"> </text:span><text:span text:style-name="T3195">;</text:span><text:span text:style-name="T3196"><text:s/>et lo</text:span><text:span text:style-name="T3197">rsque le succès est douteux, l’É</text:span><text:span text:style-name="T3198">tablissement court les risques d’un arriéré. Quels sont les maîtres de Ballets qui viennent solliciter cette atroce injustice</text:span><text:span text:style-name="T3199"> </text:span><text:span text:style-name="T3200">?</text:span><text:span text:style-name="T3201"><text:s/>ceux qui sont sans place, et ceux qui intriguent</text:span><text:span text:style-name="T3202"> </text:span><text:span text:style-name="T3203">:</text:span><text:span text:style-name="T3204"><text:s/>il faut donc que le maître des Ballets au premier Théâtre du Monde, qui par son travail n’a pas une heure de repos dans toute une année, et qui pour ce même travail a besoin de la plus grande tranquillité, soit à la merci de l’homme sans place ou de l’intrigant</text:span><text:span text:style-name="T3205"> </text:span><text:span text:style-name="T3206">?</text:span></text:p>
      <text:p text:style-name="quote"><text:span text:style-name="T3207">Il est temps,</text:span><text:s/><text:span text:style-name="T3208">Citoyen Conseiller d’État</text:span>,<text:s/><text:span text:style-name="T3209">de faire enfin cesser les intrigues de ceux qui veulent des places (qu’ils ne sauraient peut-être pas bien occuper), dirigées contre ceux qui les occupent, et qui prouvent qu</text:span><text:span text:style-name="T3210">’</text:span><text:span text:style-name="T3211">ils peuvent les occuper encore.</text:span></text:p>
      <text:p text:style-name="quote"><text:span text:style-name="T3212">Je demande à vous,</text:span><text:s/><text:span text:style-name="T3213">Citoyen Conseiller d’État</text:span>,<text:s/><text:span text:style-name="T3214">je demande au Gouvernement, ce que tous</text:span><text:s/>mes<text:s/><text:span text:style-name="T3215">confrères ont dans tous les pays étrangers, c</text:span><text:span text:style-name="T3216">’</text:span><text:span text:style-name="T3217">est-à-dire à être nommé Maître des Ballets en chef et sans partage des Théâtres du Gouvernement français, ou si je n</text:span><text:span text:style-name="T3218">’</text:span><text:span text:style-name="T3219">en suis pas jugé digne, je demande une retraite honorable, et telle que peut la mériter un homme qui a servi trente</text:span><text:s/>ans<text:s/><text:span text:style-name="T3220">son pays de toutes les manières qui peuvent avoir rapport à l’art qu</text:span><text:span text:style-name="T3221">’</text:span><text:span text:style-name="T3222">il exerce et par tous les sacrifices qui ont été à son pouvoir.</text:span></text:p>
      <text:p text:style-name="quote"><text:span text:style-name="T3223">Je vous prie d</text:span><text:span text:style-name="T3224">’</text:span><text:span text:style-name="T3225">être bien convaincu,</text:span><text:s/><text:span text:style-name="T3226">Citoyen Conseiller d’État</text:span>,<text:s/><text:span text:style-name="T3227">que si j’obtiens de vous l</text:span><text:span text:style-name="T3228">’</text:span><text:span text:style-name="T3229">une ou l’autre de ces faveurs, je vous en aurai une éternelle obligation.</text:span></text:p>
      <text:p text:style-name="quote"><text:span text:style-name="T3230">Salut et respect</text:span>,</text:p>
      <text:p text:style-name="P3231">GARDEL.</text:p>
      <text:p text:style-name="P3232">Depuis 1793, Gardel, tout en s’occupant activement de l’Opéra, n’y avait<text:s/>pas<text:s/>eu de ballets représentés. Il est possible qu’il ait eu des difficultés avec le Comité de Salut Public. Le document suivant tendrait à nous le faire croire :</text:p>
      <text:p text:style-name="P3233">CONVENTION NATIONALE</text:p>
      <text:p text:style-name="P3234">COMITÉ DE SÛRETÉ GÉNÉRALE ET DE SURVEILLANCE DE LA<text:s/>CONVENTION NATIONALE</text:p>
      <text:p text:style-name="P3235"><text:span text:style-name="T3236">Du<text:s/></text:span>21<text:span text:style-name="T3237">me</text:span><text:span text:style-name="T3238"> </text:span><text:span text:style-name="T3239">ventôse</text:span><text:span text:style-name="T3240">, l’an second de la République Française, une et indivisible.</text:span></text:p>
      <text:p text:style-name="P3241">Le Comité de Sûreté Générale de la Convention Nationale arrête que le Citoyen Gardel, directeur du grand Opéra, se rendra sur-le-champ au lieu ordinaire de ses séances, pour lui donner des renseignements qui lui deviennent nécessaires dans l’intérêt de la chose publique.</text:p>
      <text:p text:style-name="P3242">Les représentants du peuple, membres du Comité de Sûreté,</text:p>
      <text:p text:style-name="P3243">Élie LACOSTE, VADIER, M. BAYLE, DUBARRAU Louis du Bas-Rhin.</text:p>
      <text:p text:style-name="P3244">Avant de quitter Gardel donnons cette lettre sans date qu’il adressait pour sa fête à la danseuse Victoire Saulnier et qui nous rappelle la facilité avec laquelle s’attendrissaient les contemporains du sensible Robespierre…</text:p>
      <text:p text:style-name="quote"><text:span text:style-name="T3245">Il y a bien longtemps que je sens tout l’excès de mon malheur, mais jamais avec autant d’amertume qu’aujourd</text:span><text:span text:style-name="T3246">’</text:span><text:span text:style-name="T3247">hui. Je me flattais de l’espoir d’aller déposer sur les deux belles joues de Victoire, le baiser d</text:span><text:span text:style-name="T3248">’</text:span><text:span text:style-name="T3249">une sincère, d</text:span><text:span text:style-name="T3250">’</text:span><text:span text:style-name="T3251">une véritable, d’une éternelle amitié et je me vois forcé d’appliquer sur un papier glacé, le chaud papier de pure amitié</text:span><text:span text:style-name="T3252"> !</text:span><text:span text:style-name="T3253"><text:s/>Je ne vous dirai pas aujourd’hui les motifs qui me contraignent à me priver d</text:span><text:span text:style-name="T3254">’</text:span><text:span text:style-name="T3255">un grand plaisir. Ce n’est pas un jour de fête que l</text:span><text:span text:style-name="T3256">’</text:span><text:span text:style-name="T3257">on doit parler de douleur, de</text:span><text:span text:style-name="T3258">…</text:span><text:span text:style-name="T3259">, etc., etc., mais on peut prouver sa bonne intention<text:s/></text:span><text:span text:style-name="pb">[p.<text:s/></text:span><text:span text:style-name="pb">225</text:span><text:span text:style-name="pb">]<text:s/></text:span><text:span text:style-name="T3260">et manifester ses regrets. Recevez les donc, Belle Victoire, ainsi que tous mes vœux et l</text:span><text:span text:style-name="T3261">’</text:span><text:span text:style-name="T3262">assurance de mon attachement et de tout mon dévouement.</text:span></text:p>
      <text:p text:style-name="P3263">GARDEL.</text:p>
      <text:p text:style-name="P3264">P.-S. — Si votre cœur vous portait à venir me voir, ne l’écoutez pas, je vous prie, par ce temps-ci, et soyez assurée qu’aussitôt que je croirai pouvoir le faire sans danger, ce sera moi qui irai vous présenter mes hommages.</text:p>
      <text:p text:style-name="P3265">Il serait intéressant de publier un recueil de lettres de Maria Taglioni. La Sylphide avait de l’esprit à défaut d’orthographe. On en peut juger par ce fragment d’une lettre non datée adressée de Londres à une amie :</text:p>
      <text:p text:style-name="quote"><text:span text:style-name="T3266">Un mot sur les théâtres d</text:span><text:span text:style-name="T3267">’</text:span><text:span text:style-name="T3268">ici. D</text:span><text:span text:style-name="T3269">’</text:span><text:span text:style-name="T3270">abord nous sommes arrivés le<text:s/></text:span>22<text:span text:style-name="T3271"><text:s/>à</text:span><text:span text:style-name="T3272"><text:s/></text:span>9<text:span text:style-name="T3273"> </text:span><text:span text:style-name="T3274">heures du soir après une traversée terrible dont je suis sortie triomphante, car je n’ai pas été malade. J</text:span><text:span text:style-name="T3275">’</text:span><text:span text:style-name="T3276">ai trouvé un logement qu</text:span><text:span text:style-name="T3277">’</text:span><text:span text:style-name="T3278">on nous avait retenu en face du théâtre. Jeudi j</text:span><text:span text:style-name="T3279">’</text:span><text:span text:style-name="T3280">ai été voir le spectacle. On donnait<text:s/></text:span>Don Juan<text:span text:style-name="T3281"><text:s/>chanté par Rubini, Tamburini, Lablache, Grisi et Persiani. Le public était très froid surtout pour Grisi. Elle s</text:span><text:span text:style-name="T3282">’</text:span><text:span text:style-name="T3283">est fait le plus grand tort en se séparant de son mari qui, à ce qu</text:span><text:span text:style-name="T3284">’</text:span><text:span text:style-name="T3285">il paraît, s’était très bien conduit pour elle</text:span><text:span text:style-name="T3286"> ;</text:span><text:span text:style-name="T3287"><text:s/>cela rend le public froid et tout le succès retombe sur la Persiani. Personne n</text:span><text:span text:style-name="T3288">’</text:span><text:span text:style-name="T3289">a été redemandé après l’opéra. Le ballet qu</text:span><text:span text:style-name="T3290">’</text:span><text:span text:style-name="T3291">on donnait était<text:s/></text:span>Robert le Diable<text:span text:style-name="T3292">, composé par M. Guerra. Ce n’est pas grand</text:span><text:span text:style-name="T3293">-</text:span><text:span text:style-name="T3294">chose. Laporte y avait fait grande dépense. Les danseuses et danseurs sont détestables. Perrot est ici qui<text:s/></text:span><text:soft-page-break/><text:span text:style-name="T3295">se promène</text:span><text:span text:style-name="T3296"> ;</text:span><text:span text:style-name="T3297"><text:s/>il avait été engagé par Brunne qui, après avoir donné les animaux savants et des concerts à un Schelling a fait banqueroute et Perrot en est pour son voyage. Laporte veut bien l</text:span><text:span text:style-name="T3298">’</text:span><text:span text:style-name="T3299">engager mais pour peu et lui ne veut pas pour rien comme fait Guerra qui a donné sa femme par-dessus le marché et je vous assure que le<text:s/></text:span>par-dessus le marché<text:span text:style-name="T3300"><text:s/>n</text:span><text:span text:style-name="T3301">’</text:span><text:span text:style-name="T3302">est pas fameux. Ce soir je vais voir la Garcia, sœur de la Malibran. On prétend qu’on n</text:span><text:span text:style-name="T3303">’</text:span><text:span text:style-name="T3304">a jamais vu un talent comme celui-là. Elle chante Desdemona. Je suis bien contente de l</text:span><text:span text:style-name="T3305">’</text:span><text:span text:style-name="T3306">entendre</text:span><text:span text:style-name="T3307">…</text:span></text:p>
      <text:p text:style-name="P3308">De Saint-Pétersbourg elle écrit quelques années plus tard une lettre intéressante :</text:p>
      <text:p text:style-name="P3309"><text:span text:style-name="T3310">Saint-Pétersbourg,<text:s/></text:span>5/17<text:span text:style-name="T3311"> janvier </text:span>1842<text:span text:style-name="T3312">.</text:span></text:p>
      <text:p text:style-name="P3313">Mon cher Monsieur Courtin,</text:p>
      <text:p text:style-name="quote"><text:span text:style-name="T3314">Quoiqu’il soit un peu tard pour venir vous souhaiter la bonne année car vous êtes au</text:span><text:s/>17<text:s/><text:span text:style-name="T3315">et nous ne sommes qu</text:span><text:span text:style-name="T3316">’</text:span><text:span text:style-name="T3317">au</text:span><text:s/>5.<text:s/><text:span text:style-name="T3318">Mais enfin tel tardifs</text:span><text:s/>(sic)<text:s/><text:span text:style-name="T3319">que soient mes vœux, ils n’en sont pas moins vrais et sincères et plus sincères, je vous l</text:span><text:span text:style-name="T3320">’</text:span><text:span text:style-name="T3321">assure, que ceux de bien des gens qui croiraient manquer à toutes les convenances en passant ce premier de janvier sans se donner tant de vœux et de baisers de Judas. Que puis-je vous souhaiter</text:span><text:span text:style-name="T3322"> </text:span><text:span text:style-name="T3323">?</text:span><text:span text:style-name="T3324"><text:s/>De la santé, rien que de la santé et tout ce que je souhaite, moi, c’est de pouvoir bientôt vous embrasser.</text:span></text:p>
      <text:p text:style-name="P3325">Je quitte la Russie au mois de mars pour sans doute n’y plus revenir ;<text:s/>je vais passer un an en Italie. Je commencerai par Milan où je serai au mois de mai. J’aimerais pourtant bien aussi venir faire un petit tour à Paris. Je verrai s’il n’y a pas moyen d’arranger cela.</text:p>
      <text:p text:style-name="P3326">Quel hiver avez-vous cette année ?<text:s/>Le nôtre ici ne ressemble nullement à ceux des années précédentes. Nous n’avons pas de neige, par conséquent pas de traînage, ce qui rend tout fort cher et il n’y a que peu de jours qu’il fait un bon froid. Avant, le temps était humide et triste, ce qui heureusement n’influe pas beaucoup sur notre caractère. Nous sommes toujours gais et tous en bonne santé. Il n’y a que moi qui ai été très malade à mon retour de Stockholm, cependant cela n’a pas eu de longues suites.</text:p>
      <text:p text:style-name="quote"><text:span text:style-name="T3327">La Suède m’a beaucoup plu. J</text:span><text:span text:style-name="T3328">’</text:span><text:span text:style-name="T3329">y ai été fêtée en vraie reine. J</text:span><text:span text:style-name="T3330">’</text:span><text:span text:style-name="T3331">y ai vu ma bonne<text:s/></text:span><text:span text:style-name="T3332">grand-mère</text:span><text:span text:style-name="T3333"><text:s/>et les frères de</text:span><text:span text:style-name="T3334">…<text:s/></text:span><text:span text:style-name="T3335">J</text:span><text:span text:style-name="T3336">’</text:span><text:span text:style-name="T3337">y ai été reçue à la cour et Leurs Majestés m’ont fait de beaux cadeaux, ce qui du reste ne me manque<text:s/></text:span><text:span text:style-name="pb">[p.<text:s/></text:span><text:span text:style-name="pb">226</text:span><text:span text:style-name="pb">]<text:s/></text:span><text:span text:style-name="T3338">pas ici. Mon bénéfice qui a eu lieu dernièrement avec un ballet nouveau qui a eu un très grand succès, m</text:span><text:span text:style-name="T3339">’</text:span><text:span text:style-name="T3340">a valu un superbe cadeau de</text:span><text:s/>l’<text:span text:style-name="T3341">Empereur du prix de dix mille roubles. J</text:span><text:span text:style-name="T3342">’</text:span><text:span text:style-name="T3343">espère que celui de mon second bénéfice ne sera pas moindre. Nous montons encore un ballet pour cette représentation.</text:span></text:p>
      <text:p text:style-name="quote"><text:span text:style-name="T3344">Nous avons en ce moment beaucoup de nouveautés. Mademoiselle Dupont, des Français, qui est engagée au Théâtre Français d</text:span><text:span text:style-name="T3345">’</text:span><text:span text:style-name="T3346">ici pour jouer les mères nobles, la pauvre femme a eu bien des déboires</text:span><text:span text:style-name="T3347"> </text:span><text:span text:style-name="T3348">;</text:span><text:span text:style-name="T3349"><text:s/>Mademoiselle Damoreau qui donne des concerts ne la trouve plus assez jeune. Elle est venue espérant faire fortune</text:span><text:span text:style-name="T3350"> </text:span><text:span text:style-name="T3351">;</text:span><text:span text:style-name="T3352"><text:s/>ce temps-là est passé pour la Russie. Elle a pourtant chanté deux fois à la Cour</text:span><text:span text:style-name="T3353"> </text:span><text:span text:style-name="T3354">;</text:span><text:span text:style-name="T3355"><text:s/>on lui trouva une grande perfection, mais pas de voix et chantant beaucoup trop de romances. Mademoiselle Falcon est aussi ici, mais elle a le bon esprit de dire quelle n</text:span><text:span text:style-name="T3356">’</text:span><text:span text:style-name="T3357">est venue que pour voir sa sœur, que peut-être elle donnera un concert. Elle a su mettre le directeur dans sa manche, les autres, au contraire, s</text:span><text:span text:style-name="T3358">’</text:span><text:span text:style-name="T3359">en sont fait un ennemi et que peut hélas un pot Je terre contre un pot de fer</text:span><text:span text:style-name="T3360"> </text:span><text:span text:style-name="T3361">!</text:span><text:span text:style-name="T3362"><text:s/>Mademoiselle Valérie Miro est aussi venue</text:span><text:span text:style-name="T3363"> </text:span><text:span text:style-name="T3364">;</text:span><text:span text:style-name="T3365"><text:s/>la pauvre femme a débuté, a eu assez de succès dans les</text:span><text:s/>Jeux de l’Amour<text:span text:style-name="T3366"><text:s/></text:span><text:span text:style-name="T3367">mais elle n’a pas réussi dans</text:span><text:s/><text:span text:style-name="T3368">l</text:span><text:span text:style-name="T3369">’</text:span>École des Vieillards<text:span text:style-name="T3370"><text:s/></text:span><text:span text:style-name="T3371">et ce jour-là elle jouait devant la cour. Sa partie a donc été perdue et elle se trouve dans une bien triste position. Elle n</text:span><text:span text:style-name="T3372">’</text:span><text:span text:style-name="T3373">a absolument rien. Voilà ce que<text:s/></text:span><text:span text:style-name="T3374">c’est</text:span><text:span text:style-name="T3375"><text:s/>que les gens qui ne veulent pas écouter les bons conseils</text:span><text:span text:style-name="T3376"> </text:span><text:span text:style-name="T3377">!</text:span><text:span text:style-name="T3378"><text:s/>Je leur avais dit</text:span><text:span text:style-name="T3379"> </text:span><text:span text:style-name="T3380">:</text:span><text:s/>« <text:span text:style-name="T3381">Ne venez pas sans engagement</text:span><text:span text:style-name="T3382"> </text:span><text:span text:style-name="T3383">»</text:span><text:span text:style-name="T3384">. Elles ont cru que j’avais peur d’elles et maintenant quelles sont là, elles sont forcées de me rendre justice.</text:span></text:p>
      <text:p text:style-name="P3385">Je vous ai parlé de tout ce monde, mon cher Courtin, parce que vous les connaissez, car du reste il n’y a pas de nouvelles à donner d’ici.</text:p>
      <text:p text:style-name="quote"><text:span text:style-name="T3386">Embrassez ma bonne Monette pour moi, pour nous tous et que je lui souhaite tout le bonheur possible. Amitiés de tous pour</text:span><text:s/>vous,<text:s/><text:span text:style-name="T3387">et moi je vous embrasse de cœur.</text:span></text:p>
      <text:p text:style-name="P3388">Maria TAGLIONI.</text:p>
      <text:h text:style-name="Titre2" text:outline-level="2"><text:bookmark-start text:name="bookmark15"/><text:bookmark-end text:name="bookmark15"/>Une<text:s/>dernière<text:s/>étape<text:s/>des<text:s/>« Ballets russes » :<text:s/><text:span text:style-name="T3389">L</text:span><text:span text:style-name="T3390">a<text:s/></text:span><text:span text:style-name="T3391">B</text:span><text:span text:style-name="T3392">elle au<text:s/></text:span><text:span text:style-name="T3393">B</text:span><text:span text:style-name="T3394">ois<text:s/></text:span><text:span text:style-name="T3395">D</text:span><text:span text:style-name="T3396">ormant</text:span>,<text:line-break/>par André Levinson</text:h>
      <text:p text:style-name="Corpsdetexte"><text:span text:style-name="pb">[p.<text:s/></text:span><text:span text:style-name="pb">227</text:span><text:span text:style-name="pb">]<text:s/></text:span><text:span text:style-name="T3397">Spectacle émouvant entre tous que la première de<text:s/></text:span><text:span text:style-name="T3398">La Belle au Bois dormant</text:span><text:span text:style-name="T3399"><text:s/>à Londres</text:span><text:span text:style-name="T3400"> </text:span><text:span text:style-name="T3401">!</text:span><text:span text:style-name="T3402"><text:s/>C’est que cette victoire incontestable et du reste parfaitement prévue de<text:s/></text:span><text:span text:style-name="T3403">Tchaïkovski</text:span><text:span text:style-name="T3404"><text:s/>et de Marius<text:s/></text:span><text:span text:style-name="T3405">Petipa</text:span><text:span text:style-name="T3406"><text:s/>sur le public de Leicester-Square, je la considérais surtout comme des grandes manœuvres effectuées sur un terrain solidement occupé ava</text:span><text:span text:style-name="T3407">nt le vrai, le décisif assaut — </text:span><text:span text:style-name="T3408">qui sera liv</text:span><text:span text:style-name="T3409">ré à Paris. Car ce retour de M. </text:span><text:span text:style-name="T3410">de Diaghilev en arrière est évidemment l’offensive la plus hardie entreprise par cet homme intrépide contre telles préventions invétérées qu’il fut le plus actif à susciter. De même Igor Stravinski qui, dans sa lettre au<text:s/></text:span><text:span text:style-name="T3411">Times</text:span><text:span text:style-name="T3412">,</text:span><text:span text:style-name="T3413"><text:s/>s’élance à fond de train et la cravache brandie contre les présumés détracteurs de<text:s/></text:span><text:span text:style-name="T3414">Tchaïkovski</text:span><text:span text:style-name="T3415">, ne serait que Don Quichotte chargeant un troupeau de brebis</text:span><text:span text:style-name="T3416">,</text:span><text:span text:style-name="T3417"><text:s/></text:span><text:span text:style-name="T3418">—</text:span><text:span text:style-name="T3419"> </text:span><text:span text:style-name="T3420">tant d’engouement béat le public<text:s/></text:span><text:span text:style-name="T3421">«</text:span><text:span text:style-name="T3422"> </text:span><text:span text:style-name="T3423">insulaire</text:span><text:span text:style-name="T3424"> </text:span><text:span text:style-name="T3425">»</text:span><text:span text:style-name="T3426"><text:s/>a invariablement montré aux auditions du maître russe</text:span><text:span text:style-name="T3427">,</text:span><text:span text:style-name="T3428"> </text:span><text:span text:style-name="T3429">—</text:span><text:span text:style-name="T3430"><text:s/></text:span><text:span text:style-name="T3431">si ce n’était qu’il visât Paris</text:span><text:span text:style-name="T3432"> </text:span><text:span text:style-name="T3433">!</text:span><text:span text:style-name="T3434"><text:s/></text:span><text:soft-page-break/><text:span text:style-name="T3435">Cette</text:span><text:span text:style-name="T3436"><text:s/>lettre franchira le détroit</text:span><text:span text:style-name="T3437"><text:note text:note-class="footnote" text:id="_ftn51"><text:note-citation>52</text:note-citation><text:note-body><text:p text:style-name="Notedebasdepage"><text:span text:style-name="T3438"><text:s/></text:span><text:span text:style-name="T3439">Elle l’a en effet déjà franchi<text:s/></text:span><text:span text:style-name="T3440">(</text:span><text:span text:style-name="T3441">N. D. L. </text:span><text:span text:style-name="T3442">R.</text:span><text:span text:style-name="T3443">).</text:span></text:p></text:note-body></text:note></text:span><text:span text:style-name="T3444"><text:s/>telle une escouade d’éclaireurs violant la frontière la veil</text:span><text:span text:style-name="T3445">le de la déclaration de guerre.<text:s/></text:span><text:span text:style-name="T3446">C’est pourquoi je croyais humer dans cette salle paisible et bruyamment sympathique comme une odeur de combat.</text:span></text:p>
      <text:p text:style-name="Corpsdetexte"><text:span text:style-name="pb">[p.<text:s/></text:span><text:span text:style-name="pb">228</text:span><text:span text:style-name="pb">]<text:s/></text:span><text:span text:style-name="T3447">Quelle est la signification de ce grand geste de déf</text:span><text:span text:style-name="T3448">i</text:span><text:span text:style-name="T3449"> </text:span><text:span text:style-name="T3450">?</text:span><text:span text:style-name="T3451"><text:s/>Diaghilev aurait-il, en montant un ballet de la plus pure essence classique et qui date de 1890, fait œuvre d’archéologue, un essai de reconstitution, d</text:span><text:span text:style-name="T3452">’</text:span><text:span text:style-name="T3453">exhumation d</text:span><text:span text:style-name="T3454">’</text:span><text:span text:style-name="T3455">un art suranné et désuet, une<text:s/></text:span><text:span text:style-name="quote.c">« </text:span><text:span text:style-name="quote.c">restauration de la maison Romanoff</text:span><text:span text:style-name="quote.c"> »</text:span><text:span text:style-name="T3456"><text:s/>comme opinait narquoisement à la générale quelque mauvais plaisan</text:span><text:span text:style-name="T3457">t</text:span><text:span text:style-name="T3458"> </text:span><text:span text:style-name="T3459">?</text:span><text:span text:style-name="T3460"><text:s/>S</text:span><text:span text:style-name="T3461">’</text:span><text:span text:style-name="T3462">agit-il d</text:span><text:span text:style-name="T3463">’</text:span><text:span text:style-name="T3464">une capitulation ou d</text:span><text:span text:style-name="T3465">’</text:span><text:span text:style-name="T3466">un affranchissemen</text:span><text:span text:style-name="T3467">t</text:span><text:span text:style-name="T3468"> </text:span><text:span text:style-name="T3469">?</text:span><text:span text:style-name="T3470"><text:s/>Quel est le chemin où s’engage le fameux manager en exaltant la tradition qu</text:span><text:span text:style-name="T3471">’</text:span><text:span text:style-name="T3472">il avait hier encore si formidablement battue en brèche, celui de Canossa ou celui de Dama</text:span><text:span text:style-name="T3473">s</text:span><text:span text:style-name="T3474"> </text:span><text:span text:style-name="T3475">?</text:span><text:span text:style-name="T3476"><text:s/>Et comment devons-nous chiffrer le résultat par lui obtenu dans le bilan de la danse moderne que ce cahier est appelé à dresse</text:span><text:span text:style-name="T3477">r</text:span><text:span text:style-name="T3478"> </text:span><text:span text:style-name="T3479">?</text:span></text:p>
      <text:p text:style-name="Corpsdetexte"><text:span text:style-name="T3480">Eh bien,<text:s/></text:span><text:span text:style-name="T3481">La Belle au Bois dormant</text:span><text:span text:style-name="T3482"><text:s/>n’est aucunement une évocation rétrospective, un spectacle historique péniblement déchiffré par l</text:span><text:span text:style-name="T3483">’</text:span><text:span text:style-name="T3484">érudition, un pastiche savant</text:span><text:span text:style-name="T3485"> </text:span><text:span text:style-name="T3486">;</text:span><text:span text:style-name="T3487"><text:s/>c’est une pousse de l</text:span><text:span text:style-name="T3488">’</text:span><text:span text:style-name="T3489">art russe vivant transplantée en Europe et que Diaghilev s’essaie à greffer sur le théâtre occidental. Entre le ballet russe en Russie qui, sans se renier, sans déchoir, sombre peu<text:s/></text:span><text:span text:style-name="T3490">à</text:span><text:span text:style-name="T3491"><text:s/>peu dans la débâcle matérielle et morale du pays et cet effort d’une personnalité autoritaire et dédaigneuse du péril, il y a<text:s/></text:span><text:span text:style-name="T3492">continuité</text:span><text:span text:style-name="T3493"><text:s/>parfaite.</text:span></text:p>
      <text:p text:style-name="P3494">C’est que le ballet de<text:s/>Petipa-Tchaïkovski n’avait à Saint-Pétersbourg et à Moscou jamais quitte le programme ;<text:s/>il y a huit mois ou bien neuf je l’ai vu de mes yeux au<text:s/>« Théâtre Marie », mêlé à un public de gardes rouges et de matelots<text:s/>« en corvée »…</text:p>
      <text:p text:style-name="Corpsdetexte"><text:span text:style-name="T3495">Le 3 janvier </text:span><text:span text:style-name="T3496">1890, jour de la première de la<text:s/></text:span><text:span text:style-name="T3497">Belle</text:span><text:span text:style-name="T3498">,</text:span><text:span text:style-name="T3499"><text:s/>fut une des plus grandes dates de la<text:s/></text:span><text:span text:style-name="T3500">«</text:span><text:span text:style-name="T3501"> </text:span><text:span text:style-name="T3502">période héroïque</text:span><text:span text:style-name="T3503"> </text:span><text:span text:style-name="T3504">»</text:span><text:span text:style-name="T3505"><text:s/>du ballet russe s</text:span><text:span text:style-name="T3506">’</text:span><text:span text:style-name="T3507">affranchissant enfin de la tutelle des virtuoses italiens, renonçant à la musique étrangère fabriquée par des musiciens appointés. Celui qui contribua si puissamment à la création d</text:span><text:span text:style-name="T3508">’</text:span><text:span text:style-name="T3509">une école nationale fut le Marseillais Marius<text:s/></text:span><text:span text:style-name="T3510">Petipa</text:span><text:span text:style-name="T3511"><text:s/>qui tint à la Russi</text:span><text:span text:style-name="T3512">e par 56 </text:span><text:span text:style-name="T3513">ans de services ininterrompus sous quatre empereurs, qui fut l’éducateur de tant de générations de danseurs russes et qui, ayant dansé l</text:span><text:span text:style-name="T3514">’</text:span><text:span text:style-name="T3515">Esméralda</text:span><text:span text:style-name="T3516"><text:s/>avec Fanny Elssler et le<text:s/></text:span><text:span text:style-name="T3517">Faust</text:span><text:span text:style-name="T3518"><text:s/>de Perrot avec Carlotta Grisi, devait un jour diriger les premier pas d’Anna Pavlova. Sa collaboration avec Pierre Ilitch<text:s/></text:span><text:span text:style-name="T3519">Tchaïkovski</text:span><text:span text:style-name="T3520">, que la mort déjà guettait, décida de la victoire.</text:span></text:p>
      <text:p text:style-name="Corpsdetexte"><text:span text:style-name="T3521">Je refuse de relever le gant jeté par Stravinski à la sensibilité musicale moderne ou plutôt je me récuse, n</text:span><text:span text:style-name="T3522">’</text:span><text:span text:style-name="T3523">étant point musicien mais surto</text:span><text:span text:style-name="T3524">ut — </text:span><text:span text:style-name="T3525">selon<text:s/></text:span><text:span text:style-name="T3526">la locution d’usage en mon pays </text:span><text:span text:style-name="T3527">—<text:s/></text:span><text:span text:style-name="T3528">ballettomane</text:span><text:span text:style-name="T3529">.</text:span><text:span text:style-name="T3530"><text:s/>Comme tel je suis un de ceux — </text:span><text:span text:style-name="T3531">et qu</text:span><text:span text:style-name="T3532">’</text:span><text:span text:style-name="T3533">on ne m’en veuille pas </text:span><text:span text:style-name="T3534">— qui, dans toute création chorégraphique, considèrent la danse comme l’élément primordial, imposant ses caractères rythmiques a la musique qui l</text:span><text:span text:style-name="T3535">’</text:span><text:span text:style-name="T3536">accompagne.<text:s/></text:span><text:span text:style-name="T3537">Tchaïkovski</text:span><text:span text:style-name="T3538"><text:s/>composant toutes les pages de sa partition selon les mouvements indiqués par le maître de ballet, s’adaptant aux formes symétriques propres à la danse classique, calquant le rythme sur les accents et les intervalles du mouvement du corps humain, réalisa un texte musical qui secondait merveilleusement les danses de<text:s/></text:span><text:span text:style-name="T3539">Petipa</text:span><text:span text:style-name="T3540">. Si, comme je suis tenté de le supposer, la musique de danse est un art applique, l</text:span><text:span text:style-name="T3541">’</text:span><text:span text:style-name="T3542">œuvre de<text:s/></text:span><text:span text:style-name="T3543">Tchaïkovski</text:span><text:span text:style-name="T3544"><text:s/>en remplit toutes les fonctions essentielles. Cela n</text:span><text:span text:style-name="T3545">’</text:span><text:span text:style-name="T3546">empêche point que tels<text:s/></text:span><text:span text:style-name="T3547">«</text:span><text:span text:style-name="T3548"> </text:span><text:span text:style-name="T3549">scherzi</text:span><text:span text:style-name="T3550"> </text:span><text:span text:style-name="T3551">»</text:span><text:span text:style-name="T3552"><text:s/>du divertissement final —</text:span><text:span text:style-name="T3553"> </text:span><text:span text:style-name="T3554">Le petit chat blanc<text:s/></text:span><text:span text:style-name="T3555">peut-être aient bien des chances d</text:span><text:span text:style-name="T3556">’</text:span><text:span text:style-name="T3557">être appréciés — </text:span><text:span text:style-name="T3558">grâce à leurs jeux harmoniques<text:s/></text:span><text:span text:style-name="pb">[p.<text:s/></text:span><text:span text:style-name="pb">229</text:span><text:span text:style-name="pb">]<text:s/></text:span><text:span text:style-name="T3559">divers et l’invent</text:span><text:span text:style-name="T3560">ion mélodique toujours en éveil </text:span><text:span text:style-name="T3561">— comme de charmants exemples de<text:s/></text:span><text:span text:style-name="T3562">«</text:span><text:span text:style-name="T3563"> </text:span><text:span text:style-name="T3564">l’humour</text:span><text:span text:style-name="T3565"> </text:span><text:span text:style-name="T3566">»</text:span><text:span text:style-name="T3567"><text:s/>musical.</text:span></text:p>
      <text:p text:style-name="Corpsdetexte"><text:span text:style-name="T3568">L’action dramatique du ballet-féerie est établie sur les données très simples fournies par le conte de Perrault que chacun se remémore. Les auteurs ont situé ce</text:span><text:span text:style-name="T3569">tte action dans un milieu Louis </text:span><text:span text:style-name="T3570">XV de fantaisie, d’une splendeur naïve, d’une majesté enfantine. Aussi<text:s/></text:span><text:span text:style-name="T3571">Tchaïkovski</text:span><text:span text:style-name="T3572"><text:s/>et<text:s/></text:span><text:span text:style-name="T3573">Petipa</text:span><text:span text:style-name="T3574"><text:s/>n’ont pas songé à arranger Lully ou à plagier Pécourt en faveur de leur libre et poétique fiction d’un<text:s/></text:span><text:span text:style-name="T3575">«</text:span><text:span text:style-name="T3576"> </text:span><text:span text:style-name="T3577">grand siècle</text:span><text:span text:style-name="T3578"> </text:span><text:span text:style-name="T3579">»</text:span><text:span text:style-name="T3580"><text:s/>imaginaire. Ils ont préféré l</text:span><text:span text:style-name="T3581">’</text:span><text:span text:style-name="T3582">invention désinvolte nuancée de souvenirs historiques, d’éléments de style frappants. En somme c’est à l’époque des<text:s/></text:span><text:span text:style-name="quote.c">« </text:span><text:span text:style-name="quote.c">neiges d’antan</text:span><text:span text:style-name="quote.c"> »</text:span><text:span text:style-name="T3583"><text:s/>que se déroulent les événements dansés du ballet.</text:span></text:p>
      <text:p text:style-name="P3584">Aussi toutes ces cérémonies et danses de cour s’accordent-elles parfaitement avec les éléments classiques de l’œuvre :<text:s/>danses d’ensemble des fées, variations de la princesse Aurore, des masques italiens, la célèbre valse villageoise avec guirlandes et corbeilles, le<text:s/>« pas de la vision »<text:s/>et des nymphes, épisode de<text:s/>« ballet blanc »<text:s/>venant se mêler à l’action fastueusement colorée.</text:p>
      <text:p text:style-name="Corpsdetexte"><text:span text:style-name="T3585">Viennent enfin les<text:s/></text:span><text:span text:style-name="T3586">«</text:span><text:span text:style-name="T3587"> </text:span><text:span text:style-name="T3588">danses des contes de fées</text:span><text:span text:style-name="T3589"> </text:span><text:span text:style-name="T3590">»</text:span><text:span text:style-name="T3591">, brefs épisodes joués et dansés, raccourcis de sujets qui hantent l’imagination enfantine, ce que les Anglais appelleraient des<text:s/></text:span><text:span text:style-name="T3592">«</text:span><text:span text:style-name="T3593"> </text:span><text:span text:style-name="T3594">sketche</text:span><text:span text:style-name="T3595">s</text:span><text:span text:style-name="T3596"> </text:span><text:span text:style-name="T3597">»</text:span><text:span text:style-name="T3598"> </text:span><text:span text:style-name="T3599">:</text:span><text:span text:style-name="T3600"><text:s/>le<text:s/></text:span><text:span text:style-name="T3601">Petit chaperon<text:s/></text:span><text:soft-page-break/><text:span text:style-name="T3602">rouge</text:span><text:span text:style-name="T3603">,</text:span><text:span text:style-name="T3604"><text:s/>l</text:span><text:span text:style-name="T3605">’</text:span><text:span text:style-name="T3606">Oiseau bleu</text:span><text:span text:style-name="T3607"><text:s/>(ce pas de deux est une des 3 o</text:span><text:span text:style-name="T3608">u 4 </text:span><text:span text:style-name="T3609">pages les plus merveilleuses de grâce et d’invention de tout l’œuvre énorme de<text:s/></text:span><text:span text:style-name="T3610">Petipa</text:span><text:span text:style-name="T3611">), d’autres encore. Diaghilev en élagua quelques-unes en les remplaçant par des danses d’un caractère analogue tirées d’un autre ballet de<text:s/></text:span><text:span text:style-name="T3612">Tchaïkovski</text:span><text:span text:style-name="T3613"> </text:span><text:span text:style-name="T3614">;</text:span><text:span text:style-name="T3615"><text:s/>l’une d’elles, ainsi que la variation exécutée au premier acte par la Fée des Lilas appartient en propre à feu Léon Ivanov, dont le nom n’est même pas mentionné sur le programme</text:span><text:span text:style-name="T3616"> </text:span><text:span text:style-name="T3617">:</text:span><text:span text:style-name="T3618"><text:s/>homme d’un talent admirable qui végétait, modeste et obscur, à l’ombre des lauriers de<text:s/></text:span><text:span text:style-name="T3619">Petipa</text:span><text:span text:style-name="T3620">.</text:span></text:p>
      <text:p text:style-name="Corpsdetexte"><text:span text:style-name="T3621">Restituons-lui donc sa part. D’autres<text:s/></text:span><text:span text:style-name="T3622">«</text:span><text:span text:style-name="T3623"> </text:span><text:span text:style-name="T3624">unités</text:span><text:span text:style-name="T3625"> </text:span><text:span text:style-name="T3626">»</text:span><text:span text:style-name="T3627"><text:s/>enfin furent introduites à Londres par<text:s/></text:span><text:span text:style-name="T3628">M</text:span><text:span text:style-name="T3629">lle</text:span><text:span text:style-name="T3630"> </text:span><text:span text:style-name="T3631">Nijinska, sœur du danseur illustre</text:span><text:span text:style-name="T3632"> </text:span><text:span text:style-name="T3633">:</text:span><text:span text:style-name="T3634"><text:s/></text:span><text:span text:style-name="T3635">«</text:span><text:span text:style-name="T3636"> </text:span><text:span text:style-name="T3637">Jean le simple</text:span><text:span text:style-name="T3638"> </text:span><text:span text:style-name="T3639">»</text:span><text:span text:style-name="T3640"><text:s/>très mouvementé de style, grotesque russe, variation d’Aurore, biffée avant la première de 1890 et, en conséquence, jamais exécutée, une<text:s/></text:span><text:span text:style-name="T3641">Barbe bleue</text:span><text:span text:style-name="T3642"><text:s/>plutôt insignifiante, une<text:s/></text:span><text:span text:style-name="T3643">Shéhérazade</text:span><text:span text:style-name="T3644"><text:s/>— </text:span><text:span text:style-name="T3645">parodie qui, à vrai dire, détonait</text:span><text:span text:style-name="T3646"> </text:span><text:span text:style-name="T3647">:</text:span><text:span text:style-name="T3648"><text:s/>en somme un ensemble énorme de morceaux chorégraphiques, tout un monde</text:span><text:span text:style-name="T3649"> </text:span><text:span text:style-name="T3650">!</text:span><text:span text:style-name="T3651"><text:s/>Je me borne aujourd’hui à cette brève nomenclature</text:span><text:span text:style-name="T3652"> </text:span><text:span text:style-name="T3653">;</text:span><text:span text:style-name="T3654"> </text:span><text:span text:style-name="T3655">—</text:span><text:span text:style-name="T3656"><text:s/></text:span><text:span text:style-name="T3657">toute analyse suivie des formes et des procédés sera mieux appréciée par un lecteur qui aura été spectateur</text:span><text:span text:style-name="T3658"> </text:span><text:span text:style-name="T3659">:</text:span><text:span text:style-name="T3660"><text:s/>elle est donc à remettre pour plus tard.</text:span></text:p>
      <text:p text:style-name="Corpsdetexte"><text:span text:style-name="T3661">Si en Russie les danses imaginées par<text:s/></text:span><text:span text:style-name="T3662">Petipa</text:span><text:span text:style-name="T3663"><text:s/>avaient conservé leur éclat primitif, il n’en était pas de même du spectacle dans son ensemble qui avait sensiblement périclité depuis la mort du maître nonagénaire. Les anciens décors brossés par des praticiens éprouvés, les costumes dessinés par Vsevolocdsky, directeur-grand seigneur, aimable et distingué dilettante, qui ne manquait ni de science ni d’imagination, avaient été à Saint-Pétersbourg sacrifiés à une nouvelle variante exécutée par le peintre Koro</text:span><text:span text:style-name="T3664">vine. Sous le poids de ce Louis </text:span><text:span text:style-name="T3665">XIV impressionniste, trivialement documenté et alourdi de clinquant, le rêve que fut ce ballet<text:s/></text:span><text:span text:style-name="pb">[p.<text:s/></text:span><text:span text:style-name="pb">230</text:span><text:span text:style-name="pb">]<text:s/></text:span><text:span text:style-name="T3666">s’effondrait lamentablement.</text:span><text:span text:style-name="T3667"><text:s/></text:span><text:span text:style-name="T3668">De même les groupes, processions, ensembles décoratifs de figurants, auxquels<text:s/></text:span><text:span text:style-name="T3669">Petipa</text:span><text:span text:style-name="T3670"><text:s/>tenait énormément, étaient totalement négligés. Pour le texte chorégraphique Diaghilev pouvait s’appuyer en toute confiance sur les notations et tracés conservés par le régisseur Serguéev et surtout sur les souvenirs des exécutants. Pour le spectacle et sa magie tout était à refaire. Léon Bakst en fut chargé.</text:span></text:p>
      <text:p text:style-name="Corpsdetexte"><text:span text:style-name="T3671">Ce que réalisa Bakst importe à tel point pour les destinées de<text:s/></text:span><text:span text:style-name="T3672">La Belle</text:span><text:span text:style-name="T3673"><text:s/>que je ne saurais le passer sous silence. Lui non plus ne succomba pas aux suggestions du document historique, aux facilités du pastiche. Il ne fut point tenté de copier Versailles. Si l’on veut, c’est plutôt l’esprit de Tiepolo et de Piranèse qui plane au-dessus de ses colonnades en rotonde, de ses escaliers monumentaux. Grandiose, légère et sobre l’architecture de ses décors</text:span><text:span text:style-name="T3674"> </text:span><text:span text:style-name="T3675">;</text:span><text:span text:style-name="T3676"><text:s/>les parties en sont situées dans l’espace de façon à obtenir une impression de profondeur et de hauteur prodigieuse, une harmonie de lignes et de volumes, de plans verticaux et de contours incurvés, si vaste et si multiple qu’il faut remonter<text:s/></text:span><text:span text:style-name="T3677">au-delà</text:span><text:span text:style-name="T3678"><text:s/>de la scénographie moderne, vers les Bibbiena et les Gonzago pour rechercher les rivaux de Bakst</text:span><text:span text:style-name="T3679"> </text:span><text:span text:style-name="T3680">;</text:span><text:span text:style-name="T3681"><text:s/>pour ce qui est des 300 </text:span><text:span text:style-name="T3682">costumes improvisés en six semaines, je ne signalerai que l’exactitude parfaite des rapports établis entre leurs colorations chatoyantes</text:span><text:span text:style-name="T3683"> </text:span><text:span text:style-name="T3684">;</text:span><text:span text:style-name="T3685"><text:s/>la<text:s/></text:span><text:span text:style-name="T3686">«</text:span><text:span text:style-name="T3687"> </text:span><text:span text:style-name="T3688">correspondance</text:span><text:span text:style-name="T3689"> </text:span><text:span text:style-name="T3690">»</text:span><text:span text:style-name="T3691"><text:s/>des couleurs ne se dément nulle part. Aussi les groupes ordonnés par la Nijinska sur le fond de ces décors imposants forment des ensembles qui vont jusqu’au pathétique. Telle la scène finale du premier acte où les courtisans prosternés montent en une vague vermeille nuancée d’émeraude vers le berceau de la princesse et le couple royal, velours bleu et hermine, avec un groupe de nègres noir et or pour repoussoir. Mainte fois les décors furent app</text:span><text:span text:style-name="T3692">laudis dès le lever du rideau — </text:span><text:span text:style-name="T3693">et pour cause.</text:span></text:p>
      <text:p text:style-name="Corpsdetexte"><text:span text:style-name="T3694">L’exécution fut remarquable<text:s/></text:span><text:span text:style-name="T3695">quoiqu’inégale</text:span><text:span text:style-name="T3696">. La princesse du premier soir fut<text:s/></text:span><text:span text:style-name="T3697">M</text:span><text:span text:style-name="T3698">lle</text:span><text:span text:style-name="T3699"> </text:span><text:span text:style-name="T3700">Olga Spessivtseva, jeune ballerine qui nous vint récemment de Pétrograd et dont je suis les progrès depuis ses examens. Elle possède la<text:s/></text:span><text:span text:style-name="T3701">«</text:span><text:span text:style-name="T3702"> </text:span><text:span text:style-name="T3703">ligne romantique</text:span><text:span text:style-name="T3704"> </text:span><text:span text:style-name="T3705">»</text:span><text:span text:style-name="T3706"><text:s/>dans toute sa vibrante beauté</text:span><text:span text:style-name="T3707"> </text:span><text:span text:style-name="T3708">;</text:span><text:span text:style-name="T3709"><text:s/>si vous voulez elle exagère Taglioni, tant sont frêles et délicats ses bras et ses jambes allongée</text:span><text:span text:style-name="T3710">s</text:span><text:span text:style-name="T3711"> </text:span><text:span text:style-name="T3712">;</text:span><text:span text:style-name="T3713"><text:s/>elle a<text:s/></text:span><text:span text:style-name="T3714">l’air de voler — </text:span><text:span text:style-name="T3715">et de tenir à peine debout. Avec sa petite tête aux traits charmants et tristes, elle ressemble à une vignette de Célestin Nanteuil. Danseuse encore incomplète mais incomparablement poétique</text:span><text:span text:style-name="T3716"> </text:span><text:span text:style-name="T3717">!</text:span><text:span text:style-name="T3718"><text:s/>Elle est doublée par<text:s/></text:span><text:span text:style-name="T3719">M</text:span><text:span text:style-name="T3720">me</text:span><text:span text:style-name="T3721"> </text:span><text:span text:style-name="T3722">Egorova, très bonne danseuse<text:s/></text:span><text:span text:style-name="T3723">«</text:span><text:span text:style-name="T3724"> </text:span><text:span text:style-name="T3725">de précision</text:span><text:span text:style-name="T3726"> </text:span><text:span text:style-name="T3727">»</text:span><text:span text:style-name="T3728"> </text:span><text:span text:style-name="T3729">;</text:span><text:span text:style-name="T3730"><text:s/>beaucoup de noblesse, point d’émotion. La<text:s/></text:span><text:span text:style-name="T3731">«</text:span><text:span text:style-name="T3732"> </text:span><text:span text:style-name="T3733">fée des Lila</text:span><text:span text:style-name="T3734">s</text:span><text:span text:style-name="T3735"> </text:span><text:span text:style-name="T3736">»</text:span><text:span text:style-name="T3737"><text:s/>est<text:s/></text:span><text:span text:style-name="T3738">M</text:span><text:span text:style-name="T3739">lle</text:span><text:span text:style-name="T3740"> </text:span><text:span text:style-name="T3741">Lopoukova</text:span><text:span text:style-name="T3742"> </text:span><text:span text:style-name="T3743">:</text:span><text:span text:style-name="T3744"><text:s/>on connaît sa verve, son ingénuité s</text:span><text:span text:style-name="T3745">ympathique. Parmi les hommes M. </text:span><text:span text:style-name="T3746">Idzikovski, admirable sauteur, léger, vibrant de musique, dénué, du reste, de qu</text:span><text:span text:style-name="T3747">alités plastiques, M. </text:span><text:span text:style-name="T3748">Vladimirov, soutenant la ballerine avec vigueur, bon acteur, virtuose somptueux</text:span><text:span text:style-name="T3749"><text:s/>du saut et de la pirouette, M. </text:span><text:span text:style-name="T3750">Vilzac, bien fait, équilibre, gracieux. Mais mieux vaut remettre toutes ces appréciations au jour où paraîtra sur une scène parisienne<text:s/></text:span><text:span text:style-name="T3751">La Belle au Bois dormant</text:span><text:span text:style-name="T3752"> </text:span><text:span text:style-name="T3753">;</text:span><text:span text:style-name="T3754"><text:s/>c’est alors également que les spécialistes pourront juger<text:s/></text:span><text:span text:style-name="T3755">des qualités du fougueux M. </text:span><text:span text:style-name="T3756">Fitelberg, chef d’orchestre célèbre en Russie, mais débutant dans les ballets.</text:span></text:p>
      <text:p text:style-name="Corpsdetexte"><text:span text:style-name="T3757">Si je me suis attardé à ce bref aperçu de la première londonienne, c’est que j’ai cru, en toute<text:s/></text:span><text:span text:style-name="pb">[p.<text:s/></text:span><text:span text:style-name="pb">231</text:span><text:span text:style-name="pb">]<text:s/></text:span><text:span text:style-name="T3758">humilité, écrire une page de l’histoire du théâtre national russe. Ce qui se joue actuellement sur le</text:span><text:span text:style-name="T3759">s<text:s/></text:span><text:soft-page-break/><text:span text:style-name="T3760">planches mal rabotées de l’</text:span><text:span text:style-name="T3761">«</text:span><text:span text:style-name="T3762"> </text:span><text:span text:style-name="T3763">A</text:span><text:span text:style-name="T3764">lhambr</text:span><text:span text:style-name="T3765">a</text:span><text:span text:style-name="T3766"> </text:span><text:span text:style-name="T3767">»</text:span><text:span text:style-name="T3768">, c’est peut-être l’avenir d’une tradition séculaire et illustre, une part importante de l’avoir artistique russe. Formidable enjeu</text:span><text:span text:style-name="T3769"> </text:span><text:span text:style-name="T3770">!</text:span><text:span text:style-name="T3771"><text:s/>Mais, comme je l’ai dit tout de suite, c’est à Paris que sera jouée la partie suprême dont dépend l’avenir de la danse classique.</text:span></text:p>
      <text:p text:style-name="byline"><text:span text:style-name="T3772">André<text:s/></text:span><text:span text:style-name="T3773">Le</text:span><text:span text:style-name="T3774">vin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lbany" svg:font-family="Albany" style:font-family-generic="roman" svg:panose-1="0 0 0 0 0 0 0 0 0 0"/>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 style:next-style-name="Corpsdetexte"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MS Gothic"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MS Gothic"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MS Gothic"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paragraph-properties fo:widows="0" fo:orphans="0"/>
      <style:text-properties fo:hyphenate="false"/>
    </style:style>
    <style:style style:name="Policepardéfaut" style:display-name="Police par défaut" style:family="text"/>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Titre" style:display-name="Titre" style:family="paragraph" style:parent-style-name="Normal" style:next-style-name="Corpsdetexte">
      <style:paragraph-properties fo:keep-with-next="always" fo:margin-top="0.1666in" fo:margin-bottom="0.1965in"/>
      <style:text-properties style:font-name="Albany" fo:font-size="14pt" style:font-size-asian="14pt" style:font-size-complex="13pt" fo:hyphenate="false"/>
    </style:style>
    <style:style style:name="Corpsdetexte" style:display-name="Corps de texte" style:family="paragraph" style:parent-style-name="Normal">
      <style:paragraph-properties fo:text-align="justify" fo:margin-bottom="0.0833in" fo:text-indent="0.1666in"/>
      <style:text-properties style:font-name="Times New Roman"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itre2Car" style:display-name="Titre 2 Car" style:family="text" style:parent-style-name="Policepardéfaut">
      <style:text-properties style:font-name="Cambria" style:font-name-asian="MS Gothic" fo:font-weight="bold" style:font-weight-asian="bold" style:font-weight-complex="bold" fo:color="#4F81BD" fo:font-size="13pt" style:font-size-asian="13pt" style:font-size-complex="11.5pt"/>
    </style:style>
    <style:style style:name="Titre3Car" style:display-name="Titre 3 Car" style:family="text" style:parent-style-name="Policepardéfaut">
      <style:text-properties style:font-name="Cambria" style:font-name-asian="MS Gothic"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MS Gothic"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B050"/>
    </style:style>
    <style:style style:name="postscript" style:display-name="&lt;postscript&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margin-top="0.1666in" fo:margin-bottom="0.1666in" fo:margin-left="0.5909in" fo:text-indent="0.1652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style:font-name="Times New Roman" style:font-name-asian="Times New Roman" style:font-name-complex="Times New Roman" fo:font-variant="small-caps" fo:font-size="11pt" style:font-size-asian="11pt" style:language-complex="ar" style:country-complex="SA" fo:hyphenate="false"/>
    </style:style>
    <style:style style:name="signed" style:display-name="&lt;signed&gt;" style:family="paragraph">
      <style:paragraph-properties fo:text-align="end" fo:margin-top="0.0833in" fo:margin-bottom="0.0833in"/>
      <style:text-properties style:font-name="Times New Roman" style:font-name-asian="Times New Roman" style:font-name-complex="Times New Roman" fo:font-size="11pt" style:font-size-asian="11pt" style:language-complex="ar" style:country-complex="SA" fo:hyphenate="false"/>
    </style:style>
    <style:style style:name="dateline" style:display-name="&lt;dateline&gt;" style:family="paragraph">
      <style:paragraph-properties fo:text-align="end" fo:margin-top="0.0833in" fo:margin-bottom="0.0833in"/>
      <style:text-properties style:font-name="Times New Roman" style:font-name-asian="Times New Roman" style:font-name-complex="Times New Roman" fo:font-size="11pt" style:font-size-asian="11pt" style:language-complex="ar" style:country-complex="SA"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margin-left="1.9687in">
        <style:tab-stops/>
      </style:paragraph-properties>
      <style:text-properties style:font-name="Times New Roman" style:font-name-asian="Times New Roman" style:font-name-complex="Times New Roman" fo:font-size="11pt" style:font-size-asian="11pt" style:font-size-complex="11pt" style:language-complex="ar" style:country-complex="SA" fo:hyphenate="false"/>
    </style:style>
    <style:style style:name="stage" style:display-name="&lt;stage&gt;" style:family="paragraph" style:parent-style-name="Corpsdetexte">
      <style:paragraph-properties style:text-autospace="none"/>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language-asian="hi" style:country-asian="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style:language-asian="hi" style:country-asian="IN" fo:hyphenate="false"/>
    </style:style>
    <style:style style:name="h1.sub" style:display-name="&lt;h1.sub&gt;" style:family="paragraph" style:parent-style-name="Titre1" style:next-style-name="Corpsdetexte"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fo:hyphenate="false"/>
    </style:style>
    <style:style style:name="h4.sub" style:display-name="&lt;h4.sub&gt;" style:family="paragraph" style:parent-style-name="Titre4" style:next-style-name="Corpsdetexte"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font-size-complex="14pt" style:language-asian="hi" style:country-asian="IN" fo:hyphenate="false"/>
    </style:style>
    <style:style style:name="l" style:display-name="&lt;l&gt;" style:family="paragraph">
      <style:paragraph-properties fo:margin-bottom="0.0833in" fo:margin-left="0.3305in" fo:text-indent="-0.1652in">
        <style:tab-stops/>
      </style:paragraph-properties>
      <style:text-properties style:font-name="Times New Roman" style:font-name-asian="Arial Unicode MS" style:font-name-complex="Arial Unicode MS" style:language-asian="hi" style:country-asian="IN" fo:hyphenate="false"/>
    </style:style>
    <style:style style:name="Acte" style:display-name="Acte" style:family="paragraph" style:parent-style-name="Titre1" style:next-style-name="Corpsdetexte"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text-align="center" fo:margin-bottom="0.1388in" fo:line-height="115%"/>
      <style:text-properties style:font-name="Times New Roman" style:font-name-asian="Times New Roman" style:font-name-complex="Times New Roman" fo:font-variant="small-caps" style:language-complex="ar" style:country-complex="SA" fo:hyphenate="false"/>
    </style:style>
    <style:style style:name="ab" style:display-name="&lt;ab&gt;" style:family="paragraph">
      <style:paragraph-properties fo:text-align="center" fo:margin-top="0.1666in" fo:margin-bottom="0.1666in"/>
      <style:text-properties style:font-name="Times New Roman" style:font-name-asian="MS Gothic" style:font-name-complex="Times New Roman" style:font-weight-complex="bold" fo:font-size="14pt" style:font-size-asian="14pt" style:font-size-complex="14pt" style:language-complex="ar" style:country-complex="SA" fo:hyphenate="false"/>
    </style:style>
    <style:style style:name="Explorateurdedocuments" style:display-name="Explorateur de documents" style:family="paragraph" style:parent-style-name="Normal">
      <style:text-properties style:font-name="Tahoma" fo:font-size="8pt" style:font-size-asian="8pt" style:font-size-complex="7pt" fo:hyphenate="false"/>
    </style:style>
    <style:style style:name="ExplorateurdedocumentsCar" style:display-name="Explorateur de documents Car" style:family="text" style:parent-style-name="Policepardéfaut">
      <style:text-properties style:font-name="Tahoma" fo:font-size="8pt" style:font-size-asian="8pt" style:font-size-complex="7pt"/>
    </style:style>
    <style:style style:name="Notedebasdepage" style:display-name="Note de bas de page" style:family="paragraph" style:parent-style-name="Normal">
      <style:paragraph-properties fo:text-align="justify"/>
      <style:text-properties style:font-name="Times New Roman" fo:font-size="10pt" style:font-size-asian="10pt" style:font-size-complex="9pt" fo:hyphenate="false"/>
    </style:style>
    <style:style style:name="NotedebasdepageCar" style:display-name="Note de bas de page Car" style:family="text" style:parent-style-name="Policepardéfaut">
      <style:text-properties style:font-name="Times New Roman"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rm" style:display-name="term" style:family="paragraph" style:parent-style-name="Normal">
      <style:paragraph-properties fo:widows="2" fo:orphans="2" fo:margin-top="0.0694in" fo:margin-bottom="0.0694in"/>
      <style:text-properties style:font-name="Times New Roman" style:font-name-asian="Times New Roman" style:font-name-complex="Times New Roman" style:language-asian="fr" style:country-asian="FR" style:language-complex="ar" style:country-complex="SA" fo:hyphenate="false"/>
    </style:style>
    <style:style style:name="Titre1Car" style:display-name="Titre 1 Car" style:family="text" style:parent-style-name="Policepardéfaut">
      <style:text-properties style:font-name="Thorndale" fo:font-weight="bold" style:font-weight-asian="bold" style:font-weight-complex="bold" fo:font-size="24pt" style:font-size-asian="24pt" style:font-size-complex="22pt"/>
    </style:style>
    <style:style style:name="CorpsdetexteCar" style:display-name="Corps de texte Car" style:family="text" style:parent-style-name="Policepardéfaut">
      <style:text-properties style:font-name="Times New Roman"/>
    </style:style>
    <style:style style:name="Listeàpuces" style:display-name="Liste à puces" style:family="paragraph" style:parent-style-name="Normal" style:list-style-name="LFO1">
      <style:text-properties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e ballet au 19e siècle</dc:title>
    <meta:keyword>http:/www.archive.org/details/leballetau19esi00pariuoft</meta:keyword>
    <meta:initial-creator>Obvil</meta:initial-creator>
    <dc:creator>User</dc:creator>
    <meta:creation-date>2016-03-14T09:41:00Z</meta:creation-date>
    <dc:date>2016-03-14T09:41:00Z</dc:date>
    <meta:template xlink:href="Normal.dotm" xlink:type="simple"/>
    <meta:editing-cycles>2</meta:editing-cycles>
    <meta:editing-duration>PT0S</meta:editing-duration>
    <meta:document-statistic meta:page-count="60" meta:paragraph-count="473" meta:word-count="36484" meta:character-count="236675" meta:row-count="1672" meta:non-whitespace-character-count="200664"/>
  </office:meta>
</office:document-meta>
</file>